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31cm"/>
    </style:style>
    <style:style style:name="co2" style:family="table-column">
      <style:table-column-properties fo:break-before="auto" style:column-width="4.212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9.712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6.477cm"/>
    </style:style>
    <style:style style:name="co7" style:family="table-column">
      <style:table-column-properties fo:break-before="auto" style:column-width="5.77cm"/>
    </style:style>
    <style:style style:name="co8" style:family="table-column">
      <style:table-column-properties fo:break-before="auto" style:column-width="3.574cm"/>
    </style:style>
    <style:style style:name="co9" style:family="table-column">
      <style:table-column-properties fo:break-before="auto" style:column-width="4.565cm"/>
    </style:style>
    <style:style style:name="co10" style:family="table-column">
      <style:table-column-properties fo:break-before="auto" style:column-width="8.673cm"/>
    </style:style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83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E-mail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City</text:p>
          </table:table-cell>
          <table:table-cell office:value-type="string">
            <text:p>State/Province/Region</text:p>
          </table:table-cell>
          <table:table-cell office:value-type="string">
            <text:p>Zip/Postal Code</text:p>
          </table:table-cell>
          <table:table-cell office:value-type="string">
            <text:p>Phone</text:p>
          </table:table-cell>
          <table:table-cell office:value-type="string">
            <text:p>Country</text:p>
          </table:table-cell>
          <table:table-cell office:value-type="string">
            <text:p>Registration Date</text:p>
          </table:table-cell>
        </table:table-row>
        <table:table-row table:style-name="ro1">
          <table:table-cell office:value-type="string">
            <text:p>miguel</text:p>
          </table:table-cell>
          <table:table-cell office:value-type="string">
            <text:p>uKbceR</text:p>
          </table:table-cell>
          <table:table-cell office:value-type="string">
            <text:p>Miguel</text:p>
          </table:table-cell>
          <table:table-cell office:value-type="string">
            <text:p>hCoAqsjjZzMO</text:p>
          </table:table-cell>
          <table:table-cell office:value-type="string">
            <text:p>razer22@yahoo.com</text:p>
          </table:table-cell>
          <table:table-cell office:value-type="string">
            <text:p>XZWMlOrZBN</text:p>
          </table:table-cell>
          <table:table-cell office:value-type="string">
            <text:p>VIjUosbrxlpcxj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0609">
            <text:p>80609</text:p>
          </table:table-cell>
          <table:table-cell office:value-type="float" office:value="62526540152">
            <text:p>62526540152</text:p>
          </table:table-cell>
          <table:table-cell office:value-type="string">
            <text:p>US</text:p>
          </table:table-cell>
          <table:table-cell office:value-type="string">
            <text:p>07/24/2013</text:p>
          </table:table-cell>
        </table:table-row>
        <table:table-row table:style-name="ro1">
          <table:table-cell office:value-type="string">
            <text:p>ariana</text:p>
          </table:table-cell>
          <table:table-cell office:value-type="string">
            <text:p>s5JQM</text:p>
          </table:table-cell>
          <table:table-cell office:value-type="string">
            <text:p>Ariana</text:p>
          </table:table-cell>
          <table:table-cell office:value-type="string">
            <text:p>CvaWGcWeZq</text:p>
          </table:table-cell>
          <table:table-cell office:value-type="string">
            <text:p>thebest@hotmail.com</text:p>
          </table:table-cell>
          <table:table-cell office:value-type="string">
            <text:p>KeocLlMkUrrtcv</text:p>
          </table:table-cell>
          <table:table-cell office:value-type="string">
            <text:p>MrRyewfUq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9089">
            <text:p>99089</text:p>
          </table:table-cell>
          <table:table-cell office:value-type="float" office:value="38426236746">
            <text:p>38426236746</text:p>
          </table:table-cell>
          <table:table-cell office:value-type="string">
            <text:p>US</text:p>
          </table:table-cell>
          <table:table-cell office:value-type="string">
            <text:p>09/03/2013</text:p>
          </table:table-cell>
        </table:table-row>
        <table:table-row table:style-name="ro1">
          <table:table-cell office:value-type="string">
            <text:p>eleanorhus</text:p>
          </table:table-cell>
          <table:table-cell office:value-type="string">
            <text:p>Choombbug</text:p>
          </table:table-cell>
          <table:table-cell office:value-type="string">
            <text:p>EleanorHus</text:p>
          </table:table-cell>
          <table:table-cell office:value-type="string">
            <text:p>EleanorHus</text:p>
          </table:table-cell>
          <table:table-cell office:value-type="string">
            <text:p>t.an.ya.43.63.5.56@gmail.com </text:p>
          </table:table-cell>
          <table:table-cell table:number-columns-repeated="2"/>
          <table:table-cell office:value-type="string">
            <text:p>Saint Johns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BOUVET ISLAND</text:p>
          </table:table-cell>
          <table:table-cell office:value-type="string">
            <text:p>12/16/2013</text:p>
          </table:table-cell>
        </table:table-row>
        <table:table-row table:style-name="ro1">
          <table:table-cell office:value-type="string">
            <text:p>evan</text:p>
          </table:table-cell>
          <table:table-cell office:value-type="string">
            <text:p>J341gY</text:p>
          </table:table-cell>
          <table:table-cell office:value-type="string">
            <text:p>Evan</text:p>
          </table:table-cell>
          <table:table-cell office:value-type="string">
            <text:p>ryYlTHwNGDqCFLy</text:p>
          </table:table-cell>
          <table:table-cell office:value-type="string">
            <text:p>friend35@hotmail.com</text:p>
          </table:table-cell>
          <table:table-cell office:value-type="string">
            <text:p>xcDWgkMaNwhbBsEEhqd</text:p>
          </table:table-cell>
          <table:table-cell office:value-type="string">
            <text:p>gZVDKdKOfSWMmIuP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131">
            <text:p>59131</text:p>
          </table:table-cell>
          <table:table-cell office:value-type="float" office:value="13774152264">
            <text:p>13774152264</text:p>
          </table:table-cell>
          <table:table-cell office:value-type="string">
            <text:p>US</text:p>
          </table:table-cell>
          <table:table-cell office:value-type="string">
            <text:p>06/29/2013</text:p>
          </table:table-cell>
        </table:table-row>
        <table:table-row table:style-name="ro1">
          <table:table-cell office:value-type="string">
            <text:p>madelyn</text:p>
          </table:table-cell>
          <table:table-cell office:value-type="string">
            <text:p>W0442d</text:p>
          </table:table-cell>
          <table:table-cell office:value-type="string">
            <text:p>Madelyn</text:p>
          </table:table-cell>
          <table:table-cell office:value-type="string">
            <text:p>TOPbrExJhRUz</text:p>
          </table:table-cell>
          <table:table-cell office:value-type="string">
            <text:p>gobiz@gmail.com</text:p>
          </table:table-cell>
          <table:table-cell office:value-type="string">
            <text:p>KPZHbpBLASXMKodQzkQ</text:p>
          </table:table-cell>
          <table:table-cell office:value-type="string">
            <text:p>ihiovXwCxyJqu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5901">
            <text:p>35901</text:p>
          </table:table-cell>
          <table:table-cell office:value-type="float" office:value="50602959558">
            <text:p>50602959558</text:p>
          </table:table-cell>
          <table:table-cell office:value-type="string">
            <text:p>US</text:p>
          </table:table-cell>
          <table:table-cell office:value-type="string">
            <text:p>06/29/2013</text:p>
          </table:table-cell>
        </table:table-row>
        <table:table-row table:style-name="ro1">
          <table:table-cell office:value-type="string">
            <text:p>seanc</text:p>
          </table:table-cell>
          <table:table-cell office:value-type="string">
            <text:p>scorser1590</text:p>
          </table:table-cell>
          <table:table-cell office:value-type="string">
            <text:p>Sean</text:p>
          </table:table-cell>
          <table:table-cell office:value-type="string">
            <text:p>Corser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11/04/2013</text:p>
          </table:table-cell>
        </table:table-row>
        <table:table-row table:style-name="ro1">
          <table:table-cell office:value-type="string">
            <text:p>behappy</text:p>
          </table:table-cell>
          <table:table-cell office:value-type="string">
            <text:p>rd0cW</text:p>
          </table:table-cell>
          <table:table-cell office:value-type="string">
            <text:p>behappy</text:p>
          </table:table-cell>
          <table:table-cell office:value-type="string">
            <text:p>mrQMESSgBK</text:p>
          </table:table-cell>
          <table:table-cell office:value-type="string">
            <text:p>nogood87@yahoo.com</text:p>
          </table:table-cell>
          <table:table-cell office:value-type="string">
            <text:p>ZMDulLLAEBF</text:p>
          </table:table-cell>
          <table:table-cell office:value-type="string">
            <text:p>gifYjXsQHqKcj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1722">
            <text:p>41722</text:p>
          </table:table-cell>
          <table:table-cell office:value-type="float" office:value="40218138034">
            <text:p>40218138034</text:p>
          </table:table-cell>
          <table:table-cell office:value-type="string">
            <text:p>US</text:p>
          </table:table-cell>
          <table:table-cell office:value-type="string">
            <text:p>11/27/2013</text:p>
          </table:table-cell>
        </table:table-row>
        <table:table-row table:style-name="ro1">
          <table:table-cell office:value-type="string">
            <text:p>shannondip</text:p>
          </table:table-cell>
          <table:table-cell office:value-type="string">
            <text:p>Knosicync</text:p>
          </table:table-cell>
          <table:table-cell table:number-columns-repeated="2" office:value-type="string">
            <text:p>ShannonDip</text:p>
          </table:table-cell>
          <table:table-cell office:value-type="string">
            <text:p>to.chka.1.428@gmail.com </text:p>
          </table:table-cell>
          <table:table-cell table:number-columns-repeated="2"/>
          <table:table-cell office:value-type="string">
            <text:p>Lake Worth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COCOS (KEELING) ISLANDS</text:p>
          </table:table-cell>
          <table:table-cell office:value-type="string">
            <text:p>12/08/2013</text:p>
          </table:table-cell>
        </table:table-row>
        <table:table-row table:style-name="ro1">
          <table:table-cell office:value-type="string">
            <text:p>hailey</text:p>
          </table:table-cell>
          <table:table-cell office:value-type="string">
            <text:p>j6NsG</text:p>
          </table:table-cell>
          <table:table-cell office:value-type="string">
            <text:p>Hailey</text:p>
          </table:table-cell>
          <table:table-cell office:value-type="string">
            <text:p>GPudvENPOzVZuUmBK</text:p>
          </table:table-cell>
          <table:table-cell office:value-type="string">
            <text:p>getjoy@msn.com</text:p>
          </table:table-cell>
          <table:table-cell office:value-type="string">
            <text:p>PILdmYEpVRQd</text:p>
          </table:table-cell>
          <table:table-cell office:value-type="string">
            <text:p>ciPQUAnzhgB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7768">
            <text:p>97768</text:p>
          </table:table-cell>
          <table:table-cell office:value-type="float" office:value="15213868169">
            <text:p>15213868169</text:p>
          </table:table-cell>
          <table:table-cell office:value-type="string">
            <text:p>US</text:p>
          </table:table-cell>
          <table:table-cell office:value-type="string">
            <text:p>03/30/2014</text:p>
          </table:table-cell>
        </table:table-row>
        <table:table-row table:style-name="ro1">
          <table:table-cell office:value-type="string">
            <text:p>aubrey</text:p>
          </table:table-cell>
          <table:table-cell office:value-type="string">
            <text:p>U39kyi</text:p>
          </table:table-cell>
          <table:table-cell office:value-type="string">
            <text:p>Aubrey</text:p>
          </table:table-cell>
          <table:table-cell office:value-type="string">
            <text:p>bowLkgDJyYHijO</text:p>
          </table:table-cell>
          <table:table-cell office:value-type="string">
            <text:p>kidrock@msn.com</text:p>
          </table:table-cell>
          <table:table-cell office:value-type="string">
            <text:p>UTWPJXXblXxbiGdhRAb</text:p>
          </table:table-cell>
          <table:table-cell office:value-type="string">
            <text:p>yFvEcgUGoE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224">
            <text:p>91224</text:p>
          </table:table-cell>
          <table:table-cell office:value-type="float" office:value="22027786978">
            <text:p>22027786978</text:p>
          </table:table-cell>
          <table:table-cell office:value-type="string">
            <text:p>US</text:p>
          </table:table-cell>
          <table:table-cell office:value-type="string">
            <text:p>02/23/2014</text:p>
          </table:table-cell>
        </table:table-row>
        <table:table-row table:style-name="ro1">
          <table:table-cell office:value-type="string">
            <text:p>serenity</text:p>
          </table:table-cell>
          <table:table-cell office:value-type="string">
            <text:p>tNZzu2</text:p>
          </table:table-cell>
          <table:table-cell office:value-type="string">
            <text:p>Serenity</text:p>
          </table:table-cell>
          <table:table-cell office:value-type="string">
            <text:p>NjCvUObnXiYWUtSLu</text:p>
          </table:table-cell>
          <table:table-cell office:value-type="string">
            <text:p>eblanned@yahoo.com</text:p>
          </table:table-cell>
          <table:table-cell office:value-type="string">
            <text:p>FPywuXEmmzVXpcuz</text:p>
          </table:table-cell>
          <table:table-cell office:value-type="string">
            <text:p>kVxRwImPVbq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9052">
            <text:p>69052</text:p>
          </table:table-cell>
          <table:table-cell office:value-type="float" office:value="74475621564">
            <text:p>74475621564</text:p>
          </table:table-cell>
          <table:table-cell office:value-type="string">
            <text:p>US</text:p>
          </table:table-cell>
          <table:table-cell office:value-type="string">
            <text:p>03/22/2014</text:p>
          </table:table-cell>
        </table:table-row>
        <table:table-row table:style-name="ro1">
          <table:table-cell office:value-type="string">
            <text:p>gypetagodepay</text:p>
          </table:table-cell>
          <table:table-cell office:value-type="string">
            <text:p>qo69Rc9hyL</text:p>
          </table:table-cell>
          <table:table-cell office:value-type="string">
            <text:p>GypeTagodepay</text:p>
          </table:table-cell>
          <table:table-cell office:value-type="string">
            <text:p>GypeTagodepay</text:p>
          </table:table-cell>
          <table:table-cell office:value-type="string">
            <text:p>Torpamepora@tesiov.info</text:p>
          </table:table-cell>
          <table:table-cell table:number-columns-repeated="4" office:value-type="string">
            <text:p>Kuwait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04/2013</text:p>
          </table:table-cell>
        </table:table-row>
        <table:table-row table:style-name="ro1">
          <table:table-cell office:value-type="string">
            <text:p>vsyasjyxltb</text:p>
          </table:table-cell>
          <table:table-cell office:value-type="string">
            <text:p>sv3TxpCx</text:p>
          </table:table-cell>
          <table:table-cell office:value-type="string">
            <text:p>vsyasjyxltb</text:p>
          </table:table-cell>
          <table:table-cell office:value-type="string">
            <text:p>vsyasjyxltb</text:p>
          </table:table-cell>
          <table:table-cell office:value-type="string">
            <text:p>jienil@sulurw.com</text:p>
          </table:table-cell>
          <table:table-cell office:value-type="string">
            <text:p>FAEUxolwhkjxAHTFEhz</text:p>
          </table:table-cell>
          <table:table-cell office:value-type="string">
            <text:p>QOaTadmILVMNtZmbhG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890">
            <text:p>92890</text:p>
          </table:table-cell>
          <table:table-cell office:value-type="string">
            <text:p>http://mrngyxiwzvtb.com/</text:p>
          </table:table-cell>
          <table:table-cell office:value-type="string">
            <text:p>US</text:p>
          </table:table-cell>
          <table:table-cell office:value-type="string">
            <text:p>12/16/2013</text:p>
          </table:table-cell>
        </table:table-row>
        <table:table-row table:style-name="ro1">
          <table:table-cell office:value-type="string">
            <text:p>encuttics</text:p>
          </table:table-cell>
          <table:table-cell office:value-type="string">
            <text:p>3jNqzeu76P</text:p>
          </table:table-cell>
          <table:table-cell office:value-type="string">
            <text:p>Encuttics</text:p>
          </table:table-cell>
          <table:table-cell office:value-type="string">
            <text:p>Encuttics</text:p>
          </table:table-cell>
          <table:table-cell office:value-type="string">
            <text:p>Irrawszes@buttliza.info</text:p>
          </table:table-cell>
          <table:table-cell table:number-columns-repeated="3" office:value-type="string">
            <text:p>Bottegone</text:p>
          </table:table-cell>
          <table:table-cell office:value-type="string">
            <text:p>Ital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23/2013</text:p>
          </table:table-cell>
        </table:table-row>
        <table:table-row table:style-name="ro1">
          <table:table-cell office:value-type="string">
            <text:p>abigail_lies</text:p>
          </table:table-cell>
          <table:table-cell office:value-type="string">
            <text:p>s2fdsP8g6I</text:p>
          </table:table-cell>
          <table:table-cell table:number-columns-repeated="2" office:value-type="string">
            <text:p>Abigail_lies</text:p>
          </table:table-cell>
          <table:table-cell office:value-type="string">
            <text:p>cussmotammind1983@yandex.com </text:p>
          </table:table-cell>
          <table:table-cell office:value-type="string">
            <text:p>Underwood </text:p>
          </table:table-cell>
          <table:table-cell office:value-type="string">
            <text:p>San Felipe </text:p>
          </table:table-cell>
          <table:table-cell office:value-type="string">
            <text:p>Hartsville </text:p>
          </table:table-cell>
          <table:table-cell office:value-type="string">
            <text:p>Varkaus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VIRGIN ISLANDS (BRITISH)</text:p>
          </table:table-cell>
          <table:table-cell office:value-type="string">
            <text:p>01/05/2014</text:p>
          </table:table-cell>
        </table:table-row>
        <table:table-row table:style-name="ro1">
          <table:table-cell office:value-type="string">
            <text:p>quaker</text:p>
          </table:table-cell>
          <table:table-cell office:value-type="string">
            <text:p>jmyvx</text:p>
          </table:table-cell>
          <table:table-cell office:value-type="string">
            <text:p>quaker</text:p>
          </table:table-cell>
          <table:table-cell office:value-type="string">
            <text:p>KIDJQIwqcMHgTfyUC</text:p>
          </table:table-cell>
          <table:table-cell office:value-type="string">
            <text:p>deadman@gmail.com</text:p>
          </table:table-cell>
          <table:table-cell office:value-type="string">
            <text:p>jarbYMBUZAEx</text:p>
          </table:table-cell>
          <table:table-cell office:value-type="string">
            <text:p>uxrCGSIKr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2740">
            <text:p>72740</text:p>
          </table:table-cell>
          <table:table-cell office:value-type="float" office:value="20923832221">
            <text:p>20923832221</text:p>
          </table:table-cell>
          <table:table-cell office:value-type="string">
            <text:p>US</text:p>
          </table:table-cell>
          <table:table-cell office:value-type="string">
            <text:p>04/13/2014</text:p>
          </table:table-cell>
        </table:table-row>
        <table:table-row table:style-name="ro1">
          <table:table-cell office:value-type="string">
            <text:p>michaelhok</text:p>
          </table:table-cell>
          <table:table-cell office:value-type="string">
            <text:p>4Uku61fouX</text:p>
          </table:table-cell>
          <table:table-cell office:value-type="string">
            <text:p>MichaelHok</text:p>
          </table:table-cell>
          <table:table-cell office:value-type="string">
            <text:p>MichaelHok</text:p>
          </table:table-cell>
          <table:table-cell office:value-type="string">
            <text:p>michaelpada@yandex.ru</text:p>
          </table:table-cell>
          <table:table-cell table:number-columns-repeated="2"/>
          <table:table-cell office:value-type="string">
            <text:p>Panama city beach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BURKINA FASO</text:p>
          </table:table-cell>
          <table:table-cell office:value-type="string">
            <text:p>01/06/2014</text:p>
          </table:table-cell>
        </table:table-row>
        <table:table-row table:style-name="ro1">
          <table:table-cell office:value-type="string">
            <text:p>garry</text:p>
          </table:table-cell>
          <table:table-cell office:value-type="string">
            <text:p>MBwWFj</text:p>
          </table:table-cell>
          <table:table-cell office:value-type="string">
            <text:p>Garry</text:p>
          </table:table-cell>
          <table:table-cell office:value-type="string">
            <text:p>DasBnrSyfVOtvnbmUx</text:p>
          </table:table-cell>
          <table:table-cell office:value-type="string">
            <text:p>crazyivan@yahoo.com</text:p>
          </table:table-cell>
          <table:table-cell office:value-type="string">
            <text:p>NkSvZtMPTiOpvNDY</text:p>
          </table:table-cell>
          <table:table-cell office:value-type="string">
            <text:p>TvIJZgGzFypq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1275">
            <text:p>51275</text:p>
          </table:table-cell>
          <table:table-cell office:value-type="float" office:value="43040777797">
            <text:p>43040777797</text:p>
          </table:table-cell>
          <table:table-cell office:value-type="string">
            <text:p>US</text:p>
          </table:table-cell>
          <table:table-cell office:value-type="string">
            <text:p>04/17/2014</text:p>
          </table:table-cell>
        </table:table-row>
        <table:table-row table:style-name="ro1">
          <table:table-cell office:value-type="string">
            <text:p>inquismruinna</text:p>
          </table:table-cell>
          <table:table-cell office:value-type="string">
            <text:p>Ndggsz522Q</text:p>
          </table:table-cell>
          <table:table-cell office:value-type="string">
            <text:p>Inquismruinna</text:p>
          </table:table-cell>
          <table:table-cell office:value-type="string">
            <text:p>Inquismruinna</text:p>
          </table:table-cell>
          <table:table-cell office:value-type="string">
            <text:p>all1n@mail.porevoonline.net</text:p>
          </table:table-cell>
          <table:table-cell table:number-columns-repeated="3" office:value-type="string">
            <text:p>Colonel Hill</text:p>
          </table:table-cell>
          <table:table-cell office:value-type="string">
            <text:p>The Bahama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3/2013</text:p>
          </table:table-cell>
        </table:table-row>
        <table:table-row table:style-name="ro1">
          <table:table-cell office:value-type="string">
            <text:p>leslielype</text:p>
          </table:table-cell>
          <table:table-cell office:value-type="string">
            <text:p>Bereenforge</text:p>
          </table:table-cell>
          <table:table-cell office:value-type="string">
            <text:p>Leslielype</text:p>
          </table:table-cell>
          <table:table-cell office:value-type="string">
            <text:p>Leslielype</text:p>
          </table:table-cell>
          <table:table-cell office:value-type="string">
            <text:p>k.a.r.i.n.a.75.3421.3@gmail.com </text:p>
          </table:table-cell>
          <table:table-cell table:number-columns-repeated="2"/>
          <table:table-cell office:value-type="string">
            <text:p>Battle Creek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ETHIOPIA</text:p>
          </table:table-cell>
          <table:table-cell office:value-type="string">
            <text:p>01/31/2014</text:p>
          </table:table-cell>
        </table:table-row>
        <table:table-row table:style-name="ro1">
          <table:table-cell office:value-type="string">
            <text:p>jannettempex</text:p>
          </table:table-cell>
          <table:table-cell office:value-type="string">
            <text:p>TheaphIndenda</text:p>
          </table:table-cell>
          <table:table-cell office:value-type="string">
            <text:p>JannetteMpex</text:p>
          </table:table-cell>
          <table:table-cell office:value-type="string">
            <text:p>JannetteMpex</text:p>
          </table:table-cell>
          <table:table-cell office:value-type="string">
            <text:p>s.g.e.v.g.e.n.i.a.8.88.8@gmail.com </text:p>
          </table:table-cell>
          <table:table-cell table:number-columns-repeated="2"/>
          <table:table-cell office:value-type="string">
            <text:p>Lincol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NITED ARAB EMIRATES</text:p>
          </table:table-cell>
          <table:table-cell office:value-type="string">
            <text:p>11/24/2013</text:p>
          </table:table-cell>
        </table:table-row>
        <table:table-row table:style-name="ro1">
          <table:table-cell office:value-type="string">
            <text:p>blake</text:p>
          </table:table-cell>
          <table:table-cell office:value-type="string">
            <text:p>2M6I3</text:p>
          </table:table-cell>
          <table:table-cell office:value-type="string">
            <text:p>Blake</text:p>
          </table:table-cell>
          <table:table-cell office:value-type="string">
            <text:p>ijfzyYiTqtDSOhP</text:p>
          </table:table-cell>
          <table:table-cell office:value-type="string">
            <text:p>steep777@yahoo.com</text:p>
          </table:table-cell>
          <table:table-cell office:value-type="string">
            <text:p>LbntVBEXiJSJqa</text:p>
          </table:table-cell>
          <table:table-cell office:value-type="string">
            <text:p>objtEkKjSA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790">
            <text:p>15790</text:p>
          </table:table-cell>
          <table:table-cell office:value-type="float" office:value="37727606296">
            <text:p>37727606296</text:p>
          </table:table-cell>
          <table:table-cell office:value-type="string">
            <text:p>US</text:p>
          </table:table-cell>
          <table:table-cell office:value-type="string">
            <text:p>04/13/2014</text:p>
          </table:table-cell>
        </table:table-row>
        <table:table-row table:style-name="ro1">
          <table:table-cell office:value-type="string">
            <text:p>diana</text:p>
          </table:table-cell>
          <table:table-cell office:value-type="string">
            <text:p>iruwe</text:p>
          </table:table-cell>
          <table:table-cell office:value-type="string">
            <text:p>Diana</text:p>
          </table:table-cell>
          <table:table-cell office:value-type="string">
            <text:p>kExqKhHIcPxRyr</text:p>
          </table:table-cell>
          <table:table-cell office:value-type="string">
            <text:p>deadman@gmail.com</text:p>
          </table:table-cell>
          <table:table-cell office:value-type="string">
            <text:p>fxcJrwpZTSHzlYdGH</text:p>
          </table:table-cell>
          <table:table-cell office:value-type="string">
            <text:p>ZdVPdcQmcKxyt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007">
            <text:p>98007</text:p>
          </table:table-cell>
          <table:table-cell office:value-type="float" office:value="45711398289">
            <text:p>45711398289</text:p>
          </table:table-cell>
          <table:table-cell office:value-type="string">
            <text:p>US</text:p>
          </table:table-cell>
          <table:table-cell office:value-type="string">
            <text:p>10/10/2013</text:p>
          </table:table-cell>
        </table:table-row>
        <table:table-row table:style-name="ro1">
          <table:table-cell office:value-type="string">
            <text:p>angelina</text:p>
          </table:table-cell>
          <table:table-cell office:value-type="string">
            <text:p>M7Ss0</text:p>
          </table:table-cell>
          <table:table-cell office:value-type="string">
            <text:p>Angelina</text:p>
          </table:table-cell>
          <table:table-cell office:value-type="string">
            <text:p>YwuNrHOjDDjUjbgPdN</text:p>
          </table:table-cell>
          <table:table-cell office:value-type="string">
            <text:p>kidrock@msn.com</text:p>
          </table:table-cell>
          <table:table-cell office:value-type="string">
            <text:p>QoCWilNBueY</text:p>
          </table:table-cell>
          <table:table-cell office:value-type="string">
            <text:p>ynUgjUVXEdpBFQBK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5779">
            <text:p>65779</text:p>
          </table:table-cell>
          <table:table-cell office:value-type="float" office:value="87076572608">
            <text:p>87076572608</text:p>
          </table:table-cell>
          <table:table-cell office:value-type="string">
            <text:p>US</text:p>
          </table:table-cell>
          <table:table-cell office:value-type="string">
            <text:p>10/10/2013</text:p>
          </table:table-cell>
        </table:table-row>
        <table:table-row table:style-name="ro1">
          <table:table-cell office:value-type="string">
            <text:p>dogkill</text:p>
          </table:table-cell>
          <table:table-cell office:value-type="string">
            <text:p>tkGjiT</text:p>
          </table:table-cell>
          <table:table-cell office:value-type="string">
            <text:p>dogkill</text:p>
          </table:table-cell>
          <table:table-cell office:value-type="string">
            <text:p>DmIMPcHPTbM</text:p>
          </table:table-cell>
          <table:table-cell office:value-type="string">
            <text:p>deadman@gmail.com</text:p>
          </table:table-cell>
          <table:table-cell office:value-type="string">
            <text:p>DYIAFDrmxgEEqATVyk</text:p>
          </table:table-cell>
          <table:table-cell office:value-type="string">
            <text:p>DLjsFlntRfgSITv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4637">
            <text:p>94637</text:p>
          </table:table-cell>
          <table:table-cell office:value-type="float" office:value="92165158247">
            <text:p>92165158247</text:p>
          </table:table-cell>
          <table:table-cell office:value-type="string">
            <text:p>US</text:p>
          </table:table-cell>
          <table:table-cell office:value-type="string">
            <text:p>07/24/2013</text:p>
          </table:table-cell>
        </table:table-row>
        <table:table-row table:style-name="ro1">
          <table:table-cell office:value-type="string">
            <text:p>sarah</text:p>
          </table:table-cell>
          <table:table-cell office:value-type="string">
            <text:p>Tjv5oS</text:p>
          </table:table-cell>
          <table:table-cell office:value-type="string">
            <text:p>Sarah</text:p>
          </table:table-cell>
          <table:table-cell office:value-type="string">
            <text:p>rZrwuTukQhYH</text:p>
          </table:table-cell>
          <table:table-cell office:value-type="string">
            <text:p>kidrock@msn.com</text:p>
          </table:table-cell>
          <table:table-cell office:value-type="string">
            <text:p>dqIRFkGScgkXscX</text:p>
          </table:table-cell>
          <table:table-cell office:value-type="string">
            <text:p>wCJsUxJpOKejs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489">
            <text:p>78489</text:p>
          </table:table-cell>
          <table:table-cell office:value-type="float" office:value="95798246882">
            <text:p>95798246882</text:p>
          </table:table-cell>
          <table:table-cell office:value-type="string">
            <text:p>US</text:p>
          </table:table-cell>
          <table:table-cell office:value-type="string">
            <text:p>08/04/2013</text:p>
          </table:table-cell>
        </table:table-row>
        <table:table-row table:style-name="ro1">
          <table:table-cell office:value-type="string">
            <text:p>jonathan</text:p>
          </table:table-cell>
          <table:table-cell office:value-type="string">
            <text:p>QQgtM7</text:p>
          </table:table-cell>
          <table:table-cell office:value-type="string">
            <text:p>Jonathan</text:p>
          </table:table-cell>
          <table:table-cell office:value-type="string">
            <text:p>QMOCjwpabUpGzt</text:p>
          </table:table-cell>
          <table:table-cell office:value-type="string">
            <text:p>fifa55@yahoo.com</text:p>
          </table:table-cell>
          <table:table-cell office:value-type="string">
            <text:p>aLuJQdcRWWi</text:p>
          </table:table-cell>
          <table:table-cell office:value-type="string">
            <text:p>vZBghJJtztRgcfaaNR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709">
            <text:p>91709</text:p>
          </table:table-cell>
          <table:table-cell office:value-type="float" office:value="28817707222">
            <text:p>28817707222</text:p>
          </table:table-cell>
          <table:table-cell office:value-type="string">
            <text:p>US</text:p>
          </table:table-cell>
          <table:table-cell office:value-type="string">
            <text:p>06/23/2013</text:p>
          </table:table-cell>
        </table:table-row>
        <table:table-row table:style-name="ro1">
          <table:table-cell office:value-type="string">
            <text:p>lillian</text:p>
          </table:table-cell>
          <table:table-cell office:value-type="string">
            <text:p>BhOhV</text:p>
          </table:table-cell>
          <table:table-cell office:value-type="string">
            <text:p>Lillian</text:p>
          </table:table-cell>
          <table:table-cell office:value-type="string">
            <text:p>GJxeNApoRNy</text:p>
          </table:table-cell>
          <table:table-cell office:value-type="string">
            <text:p>quaker@yahoo.com</text:p>
          </table:table-cell>
          <table:table-cell office:value-type="string">
            <text:p>EXXMWwOYIbhOPC</text:p>
          </table:table-cell>
          <table:table-cell office:value-type="string">
            <text:p>vHnmHcsyMHXdjx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0469">
            <text:p>60469</text:p>
          </table:table-cell>
          <table:table-cell office:value-type="float" office:value="95556126552">
            <text:p>95556126552</text:p>
          </table:table-cell>
          <table:table-cell office:value-type="string">
            <text:p>US</text:p>
          </table:table-cell>
          <table:table-cell office:value-type="string">
            <text:p>06/29/2013</text:p>
          </table:table-cell>
        </table:table-row>
        <table:table-row table:style-name="ro1">
          <table:table-cell office:value-type="string">
            <text:p>enrosenar</text:p>
          </table:table-cell>
          <table:table-cell office:value-type="string">
            <text:p>Jx7y1bn5dV</text:p>
          </table:table-cell>
          <table:table-cell office:value-type="string">
            <text:p>Enrosenar</text:p>
          </table:table-cell>
          <table:table-cell office:value-type="string">
            <text:p>Enrosenar</text:p>
          </table:table-cell>
          <table:table-cell office:value-type="string">
            <text:p>puderinegor@gmail.com</text:p>
          </table:table-cell>
          <table:table-cell office:value-type="string">
            <text:p>Kherson</text:p>
          </table:table-cell>
          <table:table-cell office:value-type="string">
            <text:p>Khmelnytskyi</text:p>
          </table:table-cell>
          <table:table-cell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17/2013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Wpd93X</text:p>
          </table:table-cell>
          <table:table-cell office:value-type="string">
            <text:p>Kevin</text:p>
          </table:table-cell>
          <table:table-cell office:value-type="string">
            <text:p>LYObMTYUHeOx</text:p>
          </table:table-cell>
          <table:table-cell office:value-type="string">
            <text:p>goodsam@gmail.com</text:p>
          </table:table-cell>
          <table:table-cell office:value-type="string">
            <text:p>yWttJyMnTUajxZcqL</text:p>
          </table:table-cell>
          <table:table-cell office:value-type="string">
            <text:p>mOwypEHUrzrNUZKr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3389">
            <text:p>53389</text:p>
          </table:table-cell>
          <table:table-cell office:value-type="float" office:value="87828182005">
            <text:p>87828182005</text:p>
          </table:table-cell>
          <table:table-cell office:value-type="string">
            <text:p>US</text:p>
          </table:table-cell>
          <table:table-cell office:value-type="string">
            <text:p>07/28/2013</text:p>
          </table:table-cell>
        </table:table-row>
        <table:table-row table:style-name="ro1">
          <table:table-cell office:value-type="string">
            <text:p>azazalolxd</text:p>
          </table:table-cell>
          <table:table-cell office:value-type="string">
            <text:p>5Us98gbawK</text:p>
          </table:table-cell>
          <table:table-cell table:number-columns-repeated="2" office:value-type="string">
            <text:p>azazalolxd</text:p>
          </table:table-cell>
          <table:table-cell office:value-type="string">
            <text:p>azazalolxd@hardrockpost.in</text:p>
          </table:table-cell>
          <table:table-cell table:number-columns-repeated="2"/>
          <table:table-cell office:value-type="string">
            <text:p>Williamstow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13/2013</text:p>
          </table:table-cell>
        </table:table-row>
        <table:table-row table:style-name="ro1">
          <table:table-cell office:value-type="string">
            <text:p>wanipusasuisk</text:p>
          </table:table-cell>
          <table:table-cell office:value-type="string">
            <text:p>wF4hnl3v3K</text:p>
          </table:table-cell>
          <table:table-cell table:number-columns-repeated="2" office:value-type="string">
            <text:p>WaniPusaSuisk</text:p>
          </table:table-cell>
          <table:table-cell office:value-type="string">
            <text:p>eugenestevens1992n@gmail.com</text:p>
          </table:table-cell>
          <table:table-cell office:value-type="string">
            <text:p>Sumy</text:p>
          </table:table-cell>
          <table:table-cell office:value-type="string">
            <text:p>Ternopil</text:p>
          </table:table-cell>
          <table:table-cell office:value-type="string">
            <text:p>Vinnytsia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13/2013</text:p>
          </table:table-cell>
        </table:table-row>
        <table:table-row table:style-name="ro1">
          <table:table-cell office:value-type="string">
            <text:p>soomesetmop</text:p>
          </table:table-cell>
          <table:table-cell office:value-type="string">
            <text:p>7E1tz6aqqQ</text:p>
          </table:table-cell>
          <table:table-cell table:number-columns-repeated="2" office:value-type="string">
            <text:p>SoomeSetmop</text:p>
          </table:table-cell>
          <table:table-cell office:value-type="string">
            <text:p>2@tcases.com</text:p>
          </table:table-cell>
          <table:table-cell office:value-type="string">
            <text:p>Indiana</text:p>
          </table:table-cell>
          <table:table-cell office:value-type="string">
            <text:p>Armed Forces Pacific</text:p>
          </table:table-cell>
          <table:table-cell office:value-type="string">
            <text:p>District of Columbia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01/2013</text:p>
          </table:table-cell>
        </table:table-row>
        <table:table-row table:style-name="ro1">
          <table:table-cell office:value-type="string">
            <text:p>addicrobbed</text:p>
          </table:table-cell>
          <table:table-cell office:value-type="string">
            <text:p>z5daD3ab7D</text:p>
          </table:table-cell>
          <table:table-cell table:number-columns-repeated="2" office:value-type="string">
            <text:p>addicrobbed</text:p>
          </table:table-cell>
          <table:table-cell office:value-type="string">
            <text:p>bettyelliott1981h@gmail.com</text:p>
          </table:table-cell>
          <table:table-cell office:value-type="string">
            <text:p>Odessa</text:p>
          </table:table-cell>
          <table:table-cell office:value-type="string">
            <text:p>Poltava</text:p>
          </table:table-cell>
          <table:table-cell office:value-type="string">
            <text:p>Rivne</text:p>
          </table:table-cell>
          <table:table-cell office:value-type="string">
            <text:p>Ukrai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04/2013</text:p>
          </table:table-cell>
        </table:table-row>
        <table:table-row table:style-name="ro1">
          <table:table-cell office:value-type="string">
            <text:p>lucas</text:p>
          </table:table-cell>
          <table:table-cell office:value-type="string">
            <text:p>eCZxe</text:p>
          </table:table-cell>
          <table:table-cell office:value-type="string">
            <text:p>Lucas</text:p>
          </table:table-cell>
          <table:table-cell office:value-type="string">
            <text:p>JGRpyJxCEFV</text:p>
          </table:table-cell>
          <table:table-cell office:value-type="string">
            <text:p>greenwood@webtown.com</text:p>
          </table:table-cell>
          <table:table-cell office:value-type="string">
            <text:p>yZMDZqlCjF</text:p>
          </table:table-cell>
          <table:table-cell office:value-type="string">
            <text:p>zDxJqnzoYVNrGo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8518">
            <text:p>18518</text:p>
          </table:table-cell>
          <table:table-cell office:value-type="float" office:value="26566840888">
            <text:p>26566840888</text:p>
          </table:table-cell>
          <table:table-cell office:value-type="string">
            <text:p>US</text:p>
          </table:table-cell>
          <table:table-cell office:value-type="string">
            <text:p>07/14/2013</text:p>
          </table:table-cell>
        </table:table-row>
        <table:table-row table:style-name="ro1">
          <table:table-cell office:value-type="string">
            <text:p>marianadix</text:p>
          </table:table-cell>
          <table:table-cell office:value-type="string">
            <text:p>chbc2Gf82E</text:p>
          </table:table-cell>
          <table:table-cell table:number-columns-repeated="2" office:value-type="string">
            <text:p>MarianaDix</text:p>
          </table:table-cell>
          <table:table-cell office:value-type="string">
            <text:p>anreclexichere1965@yandex.ua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17/2013</text:p>
          </table:table-cell>
        </table:table-row>
        <table:table-row table:style-name="ro1">
          <table:table-cell office:value-type="string">
            <text:p>barbera</text:p>
          </table:table-cell>
          <table:table-cell office:value-type="string">
            <text:p>PBuTN</text:p>
          </table:table-cell>
          <table:table-cell office:value-type="string">
            <text:p>Barbera</text:p>
          </table:table-cell>
          <table:table-cell office:value-type="string">
            <text:p>wtUkYFcuaguxfYqpc</text:p>
          </table:table-cell>
          <table:table-cell office:value-type="string">
            <text:p>john@hotmail.com</text:p>
          </table:table-cell>
          <table:table-cell office:value-type="string">
            <text:p>IIIvQvcKmapVCuYS</text:p>
          </table:table-cell>
          <table:table-cell office:value-type="string">
            <text:p>WxHKhWSfemKf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891">
            <text:p>25891</text:p>
          </table:table-cell>
          <table:table-cell office:value-type="float" office:value="35959219137">
            <text:p>35959219137</text:p>
          </table:table-cell>
          <table:table-cell office:value-type="string">
            <text:p>US</text:p>
          </table:table-cell>
          <table:table-cell office:value-type="string">
            <text:p>07/07/2013</text:p>
          </table:table-cell>
        </table:table-row>
        <table:table-row table:style-name="ro1">
          <table:table-cell office:value-type="string">
            <text:p>truroannoro</text:p>
          </table:table-cell>
          <table:table-cell office:value-type="string">
            <text:p>gb9B12eaiH</text:p>
          </table:table-cell>
          <table:table-cell office:value-type="string">
            <text:p>truroAnnoro</text:p>
          </table:table-cell>
          <table:table-cell office:value-type="string">
            <text:p>truroAnnoro</text:p>
          </table:table-cell>
          <table:table-cell office:value-type="string">
            <text:p>xz@tcases.com</text:p>
          </table:table-cell>
          <table:table-cell office:value-type="string">
            <text:p>Marshall Islands</text:p>
          </table:table-cell>
          <table:table-cell office:value-type="string">
            <text:p>Nebraska</text:p>
          </table:table-cell>
          <table:table-cell office:value-type="string">
            <text:p>Armed Forces Pacific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30/2013</text:p>
          </table:table-cell>
        </table:table-row>
        <table:table-row table:style-name="ro1">
          <table:table-cell office:value-type="string">
            <text:p>atmotlynome</text:p>
          </table:table-cell>
          <table:table-cell office:value-type="string">
            <text:p>vR9f34stkG</text:p>
          </table:table-cell>
          <table:table-cell office:value-type="string">
            <text:p>AtmotlyNome</text:p>
          </table:table-cell>
          <table:table-cell office:value-type="string">
            <text:p>AtmotlyNome</text:p>
          </table:table-cell>
          <table:table-cell office:value-type="string">
            <text:p>cd@tcases.com</text:p>
          </table:table-cell>
          <table:table-cell office:value-type="string">
            <text:p>Oregon</text:p>
          </table:table-cell>
          <table:table-cell office:value-type="string">
            <text:p>Tennessee</text:p>
          </table:table-cell>
          <table:table-cell office:value-type="string">
            <text:p>Delawar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30/2013</text:p>
          </table:table-cell>
        </table:table-row>
        <table:table-row table:style-name="ro1">
          <table:table-cell office:value-type="string">
            <text:p>madisenxxx</text:p>
          </table:table-cell>
          <table:table-cell office:value-type="string">
            <text:p>zo7h69oVzT</text:p>
          </table:table-cell>
          <table:table-cell office:value-type="string">
            <text:p>Madisenxxx</text:p>
          </table:table-cell>
          <table:table-cell office:value-type="string">
            <text:p>Madisenxxx</text:p>
          </table:table-cell>
          <table:table-cell office:value-type="string">
            <text:p>jordonoviossaj@hotmail.com</text:p>
          </table:table-cell>
          <table:table-cell office:value-type="string">
            <text:p>Jinan</text:p>
          </table:table-cell>
          <table:table-cell office:value-type="string">
            <text:p>Lagos</text:p>
          </table:table-cell>
          <table:table-cell office:value-type="string">
            <text:p>Harare</text:p>
          </table:table-cell>
          <table:table-cell office:value-type="string">
            <text:p>Hong Kong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25/2013</text:p>
          </table:table-cell>
        </table:table-row>
        <table:table-row table:style-name="ro1">
          <table:table-cell office:value-type="string">
            <text:p>connor</text:p>
          </table:table-cell>
          <table:table-cell office:value-type="string">
            <text:p>KOv0o</text:p>
          </table:table-cell>
          <table:table-cell office:value-type="string">
            <text:p>Connor</text:p>
          </table:table-cell>
          <table:table-cell office:value-type="string">
            <text:p>mrORyTbBfZveEf</text:p>
          </table:table-cell>
          <table:table-cell office:value-type="string">
            <text:p>goodsam@gmail.com</text:p>
          </table:table-cell>
          <table:table-cell office:value-type="string">
            <text:p>asdhPrFCUXYzmjgc</text:p>
          </table:table-cell>
          <table:table-cell office:value-type="string">
            <text:p>xzxBYFZzVBis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3698">
            <text:p>13698</text:p>
          </table:table-cell>
          <table:table-cell office:value-type="float" office:value="87283885231">
            <text:p>87283885231</text:p>
          </table:table-cell>
          <table:table-cell office:value-type="string">
            <text:p>US</text:p>
          </table:table-cell>
          <table:table-cell office:value-type="string">
            <text:p>10/18/2013</text:p>
          </table:table-cell>
        </table:table-row>
        <table:table-row table:style-name="ro1">
          <table:table-cell office:value-type="string">
            <text:p>anna</text:p>
          </table:table-cell>
          <table:table-cell office:value-type="string">
            <text:p>I4KWbo</text:p>
          </table:table-cell>
          <table:table-cell office:value-type="string">
            <text:p>Anna</text:p>
          </table:table-cell>
          <table:table-cell office:value-type="string">
            <text:p>yKmYJDLlEBaFYC</text:p>
          </table:table-cell>
          <table:table-cell office:value-type="string">
            <text:p>nogood87@yahoo.com</text:p>
          </table:table-cell>
          <table:table-cell office:value-type="string">
            <text:p>cZqBVxZNIQaWPzdPP</text:p>
          </table:table-cell>
          <table:table-cell office:value-type="string">
            <text:p>ILAbLQdjyLjelgMX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461">
            <text:p>25461</text:p>
          </table:table-cell>
          <table:table-cell office:value-type="float" office:value="93062672234">
            <text:p>93062672234</text:p>
          </table:table-cell>
          <table:table-cell office:value-type="string">
            <text:p>US</text:p>
          </table:table-cell>
          <table:table-cell office:value-type="string">
            <text:p>10/21/2013</text:p>
          </table:table-cell>
        </table:table-row>
        <table:table-row table:style-name="ro1">
          <table:table-cell office:value-type="string">
            <text:p>carson</text:p>
          </table:table-cell>
          <table:table-cell office:value-type="string">
            <text:p>BdxOCs</text:p>
          </table:table-cell>
          <table:table-cell office:value-type="string">
            <text:p>Carson</text:p>
          </table:table-cell>
          <table:table-cell office:value-type="string">
            <text:p>mwQtEIfbXQyREtV</text:p>
          </table:table-cell>
          <table:table-cell office:value-type="string">
            <text:p>razer22@yahoo.com</text:p>
          </table:table-cell>
          <table:table-cell office:value-type="string">
            <text:p>OCrJpOcwXIzGCQ</text:p>
          </table:table-cell>
          <table:table-cell office:value-type="string">
            <text:p>NuytCQGEocDyknYQ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2425">
            <text:p>42425</text:p>
          </table:table-cell>
          <table:table-cell office:value-type="float" office:value="86758443670">
            <text:p>86758443670</text:p>
          </table:table-cell>
          <table:table-cell office:value-type="string">
            <text:p>US</text:p>
          </table:table-cell>
          <table:table-cell office:value-type="string">
            <text:p>10/21/2013</text:p>
          </table:table-cell>
        </table:table-row>
        <table:table-row table:style-name="ro1">
          <table:table-cell office:value-type="string">
            <text:p>kaden</text:p>
          </table:table-cell>
          <table:table-cell office:value-type="string">
            <text:p>tzMoE</text:p>
          </table:table-cell>
          <table:table-cell office:value-type="string">
            <text:p>Kaden</text:p>
          </table:table-cell>
          <table:table-cell office:value-type="string">
            <text:p>ILKlwBVzwjlKqeX</text:p>
          </table:table-cell>
          <table:table-cell office:value-type="string">
            <text:p>quaker@yahoo.com</text:p>
          </table:table-cell>
          <table:table-cell office:value-type="string">
            <text:p>AmCOTGxDjlJ</text:p>
          </table:table-cell>
          <table:table-cell office:value-type="string">
            <text:p>MPtTchCbfVqFVf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396">
            <text:p>87396</text:p>
          </table:table-cell>
          <table:table-cell office:value-type="float" office:value="35541464222">
            <text:p>35541464222</text:p>
          </table:table-cell>
          <table:table-cell office:value-type="string">
            <text:p>US</text:p>
          </table:table-cell>
          <table:table-cell office:value-type="string">
            <text:p>09/30/2013</text:p>
          </table:table-cell>
        </table:table-row>
        <table:table-row table:style-name="ro1">
          <table:table-cell office:value-type="string">
            <text:p>occuchhar</text:p>
          </table:table-cell>
          <table:table-cell office:value-type="string">
            <text:p>zv92vL4jsZ</text:p>
          </table:table-cell>
          <table:table-cell office:value-type="string">
            <text:p>OccuchHar</text:p>
          </table:table-cell>
          <table:table-cell office:value-type="string">
            <text:p>OccuchHar</text:p>
          </table:table-cell>
          <table:table-cell office:value-type="string">
            <text:p>virgierobertson1984i@gmail.com</text:p>
          </table:table-cell>
          <table:table-cell office:value-type="string">
            <text:p>Zaporizhia</text:p>
          </table:table-cell>
          <table:table-cell office:value-type="string">
            <text:p>Vinnytsia</text:p>
          </table:table-cell>
          <table:table-cell office:value-type="string">
            <text:p>Zhytomyr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6/2013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MLcfWL</text:p>
          </table:table-cell>
          <table:table-cell office:value-type="string">
            <text:p>DE</text:p>
          </table:table-cell>
          <table:table-cell office:value-type="string">
            <text:p>OacJqGpZoZZPSNWDl</text:p>
          </table:table-cell>
          <table:table-cell office:value-type="string">
            <text:p>rikky@aol.com</text:p>
          </table:table-cell>
          <table:table-cell office:value-type="string">
            <text:p>bLMZbkHWpsjrRMETvDe</text:p>
          </table:table-cell>
          <table:table-cell office:value-type="string">
            <text:p>rcbcHAVgeIWOEr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3916">
            <text:p>93916</text:p>
          </table:table-cell>
          <table:table-cell office:value-type="float" office:value="75052148567">
            <text:p>75052148567</text:p>
          </table:table-cell>
          <table:table-cell office:value-type="string">
            <text:p>US</text:p>
          </table:table-cell>
          <table:table-cell office:value-type="string">
            <text:p>10/01/2013</text:p>
          </table:table-cell>
        </table:table-row>
        <table:table-row table:style-name="ro1">
          <table:table-cell office:value-type="string">
            <text:p>crazyivan</text:p>
          </table:table-cell>
          <table:table-cell office:value-type="string">
            <text:p>9aahP</text:p>
          </table:table-cell>
          <table:table-cell office:value-type="string">
            <text:p>crazyivan</text:p>
          </table:table-cell>
          <table:table-cell office:value-type="string">
            <text:p>yMahPCMRTkYuR</text:p>
          </table:table-cell>
          <table:table-cell office:value-type="string">
            <text:p>pitfighter@hotmail.com</text:p>
          </table:table-cell>
          <table:table-cell office:value-type="string">
            <text:p>XWzvntqIdEpguPpw</text:p>
          </table:table-cell>
          <table:table-cell office:value-type="string">
            <text:p>LFeTNEYblg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1897">
            <text:p>21897</text:p>
          </table:table-cell>
          <table:table-cell office:value-type="float" office:value="71796490892">
            <text:p>71796490892</text:p>
          </table:table-cell>
          <table:table-cell office:value-type="string">
            <text:p>US</text:p>
          </table:table-cell>
          <table:table-cell office:value-type="string">
            <text:p>10/28/2013</text:p>
          </table:table-cell>
        </table:table-row>
        <table:table-row table:style-name="ro1">
          <table:table-cell office:value-type="string">
            <text:p>patrickkt</text:p>
          </table:table-cell>
          <table:table-cell office:value-type="string">
            <text:p>Bfx78hkd6U</text:p>
          </table:table-cell>
          <table:table-cell office:value-type="string">
            <text:p>Patrickkt</text:p>
          </table:table-cell>
          <table:table-cell office:value-type="string">
            <text:p>Patrickkt</text:p>
          </table:table-cell>
          <table:table-cell office:value-type="string">
            <text:p>vanessalu1992@mail.porevoonline.net</text:p>
          </table:table-cell>
          <table:table-cell table:number-columns-repeated="3" office:value-type="string">
            <text:p>Monrovia</text:p>
          </table:table-cell>
          <table:table-cell office:value-type="string">
            <text:p>Liber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EQUATORIAL GUINEA</text:p>
          </table:table-cell>
          <table:table-cell office:value-type="string">
            <text:p>01/24/2014</text:p>
          </table:table-cell>
        </table:table-row>
        <table:table-row table:style-name="ro1">
          <table:table-cell office:value-type="string">
            <text:p>antonio</text:p>
          </table:table-cell>
          <table:table-cell office:value-type="string">
            <text:p>peIbCp</text:p>
          </table:table-cell>
          <table:table-cell office:value-type="string">
            <text:p>Antonio</text:p>
          </table:table-cell>
          <table:table-cell office:value-type="string">
            <text:p>rmqEkBiNulVHqTTlI</text:p>
          </table:table-cell>
          <table:table-cell office:value-type="string">
            <text:p>eblanned@yahoo.com</text:p>
          </table:table-cell>
          <table:table-cell office:value-type="string">
            <text:p>DJYoxsQOkOQrvWp</text:p>
          </table:table-cell>
          <table:table-cell office:value-type="string">
            <text:p>ZPpBbhADdWwMsAKa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9085">
            <text:p>49085</text:p>
          </table:table-cell>
          <table:table-cell office:value-type="float" office:value="76702408477">
            <text:p>76702408477</text:p>
          </table:table-cell>
          <table:table-cell office:value-type="string">
            <text:p>US</text:p>
          </table:table-cell>
          <table:table-cell office:value-type="string">
            <text:p>10/15/2013</text:p>
          </table:table-cell>
        </table:table-row>
        <table:table-row table:style-name="ro1">
          <table:table-cell office:value-type="string">
            <text:p>logan</text:p>
          </table:table-cell>
          <table:table-cell office:value-type="string">
            <text:p>DjkI8d</text:p>
          </table:table-cell>
          <table:table-cell office:value-type="string">
            <text:p>Logan</text:p>
          </table:table-cell>
          <table:table-cell office:value-type="string">
            <text:p>sDlxpMeXGKUdbQda</text:p>
          </table:table-cell>
          <table:table-cell office:value-type="string">
            <text:p>greenwood@webtown.com</text:p>
          </table:table-cell>
          <table:table-cell office:value-type="string">
            <text:p>gKmOIojeOUraAtMy</text:p>
          </table:table-cell>
          <table:table-cell office:value-type="string">
            <text:p>XRBAFaGLoLlCYFGE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0639">
            <text:p>90639</text:p>
          </table:table-cell>
          <table:table-cell office:value-type="float" office:value="82890163360">
            <text:p>82890163360</text:p>
          </table:table-cell>
          <table:table-cell office:value-type="string">
            <text:p>US</text:p>
          </table:table-cell>
          <table:table-cell office:value-type="string">
            <text:p>10/29/2013</text:p>
          </table:table-cell>
        </table:table-row>
        <table:table-row table:style-name="ro1">
          <table:table-cell office:value-type="string">
            <text:p>nilson</text:p>
          </table:table-cell>
          <table:table-cell office:value-type="string">
            <text:p>Ootrp</text:p>
          </table:table-cell>
          <table:table-cell office:value-type="string">
            <text:p>Nilson</text:p>
          </table:table-cell>
          <table:table-cell office:value-type="string">
            <text:p>CqjmRgjHKJ</text:p>
          </table:table-cell>
          <table:table-cell office:value-type="string">
            <text:p>greenwood@webtown.com</text:p>
          </table:table-cell>
          <table:table-cell office:value-type="string">
            <text:p>dyoymNnGsoYKeFzHUxK</text:p>
          </table:table-cell>
          <table:table-cell office:value-type="string">
            <text:p>YQnNyBLxj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918">
            <text:p>10918</text:p>
          </table:table-cell>
          <table:table-cell office:value-type="float" office:value="56777218774">
            <text:p>56777218774</text:p>
          </table:table-cell>
          <table:table-cell office:value-type="string">
            <text:p>US</text:p>
          </table:table-cell>
          <table:table-cell office:value-type="string">
            <text:p>10/09/2013</text:p>
          </table:table-cell>
        </table:table-row>
        <table:table-row table:style-name="ro1">
          <table:table-cell office:value-type="string">
            <text:p>nurceessend</text:p>
          </table:table-cell>
          <table:table-cell office:value-type="string">
            <text:p>o4w8aqBc8C</text:p>
          </table:table-cell>
          <table:table-cell office:value-type="string">
            <text:p>nurceessend</text:p>
          </table:table-cell>
          <table:table-cell office:value-type="string">
            <text:p>nurceessend</text:p>
          </table:table-cell>
          <table:table-cell office:value-type="string">
            <text:p>2@rosechina.com</text:p>
          </table:table-cell>
          <table:table-cell office:value-type="string">
            <text:p>New York</text:p>
          </table:table-cell>
          <table:table-cell office:value-type="string">
            <text:p>American Samoa</text:p>
          </table:table-cell>
          <table:table-cell office:value-type="string">
            <text:p>Tennesse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5/2013</text:p>
          </table:table-cell>
        </table:table-row>
        <table:table-row table:style-name="ro1">
          <table:table-cell office:value-type="string">
            <text:p>jizgidlyled</text:p>
          </table:table-cell>
          <table:table-cell office:value-type="string">
            <text:p>R5h1yj7ndI</text:p>
          </table:table-cell>
          <table:table-cell office:value-type="string">
            <text:p>jizGidlyled</text:p>
          </table:table-cell>
          <table:table-cell office:value-type="string">
            <text:p>jizGidlyled</text:p>
          </table:table-cell>
          <table:table-cell office:value-type="string">
            <text:p>all1n@nuhd.net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1/2013</text:p>
          </table:table-cell>
        </table:table-row>
        <table:table-row table:style-name="ro1">
          <table:table-cell office:value-type="string">
            <text:p>christian</text:p>
          </table:table-cell>
          <table:table-cell office:value-type="string">
            <text:p>c6SqCX</text:p>
          </table:table-cell>
          <table:table-cell office:value-type="string">
            <text:p>Christian</text:p>
          </table:table-cell>
          <table:table-cell office:value-type="string">
            <text:p>hQEEDHcZakSLmeBB</text:p>
          </table:table-cell>
          <table:table-cell office:value-type="string">
            <text:p>getjoy@msn.com</text:p>
          </table:table-cell>
          <table:table-cell office:value-type="string">
            <text:p>arAdxBsGtOXry</text:p>
          </table:table-cell>
          <table:table-cell office:value-type="string">
            <text:p>fuZVGnsEJCuQoY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028">
            <text:p>48028</text:p>
          </table:table-cell>
          <table:table-cell office:value-type="float" office:value="22586612468">
            <text:p>22586612468</text:p>
          </table:table-cell>
          <table:table-cell office:value-type="string">
            <text:p>US</text:p>
          </table:table-cell>
          <table:table-cell office:value-type="string">
            <text:p>12/23/2013</text:p>
          </table:table-cell>
        </table:table-row>
        <table:table-row table:style-name="ro1">
          <table:table-cell office:value-type="string">
            <text:p>marie_pex</text:p>
          </table:table-cell>
          <table:table-cell office:value-type="string">
            <text:p>TheaphIndenda</text:p>
          </table:table-cell>
          <table:table-cell office:value-type="string">
            <text:p>Marie_pex</text:p>
          </table:table-cell>
          <table:table-cell office:value-type="string">
            <text:p>Marie_pex</text:p>
          </table:table-cell>
          <table:table-cell office:value-type="string">
            <text:p>v.as.va.svas7.77.0.8@gmail.com</text:p>
          </table:table-cell>
          <table:table-cell table:number-columns-repeated="2"/>
          <table:table-cell office:value-type="string">
            <text:p>San Fra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GANDA</text:p>
          </table:table-cell>
          <table:table-cell office:value-type="string">
            <text:p>11/23/2013</text:p>
          </table:table-cell>
        </table:table-row>
        <table:table-row table:style-name="ro1">
          <table:table-cell office:value-type="string">
            <text:p>leah</text:p>
          </table:table-cell>
          <table:table-cell office:value-type="string">
            <text:p>GxBMAr</text:p>
          </table:table-cell>
          <table:table-cell office:value-type="string">
            <text:p>Leah</text:p>
          </table:table-cell>
          <table:table-cell office:value-type="string">
            <text:p>kWqHyTqglWyvJAVC</text:p>
          </table:table-cell>
          <table:table-cell office:value-type="string">
            <text:p>lightsoul@gmail.com</text:p>
          </table:table-cell>
          <table:table-cell office:value-type="string">
            <text:p>ghFTnxkgIqgsvBO</text:p>
          </table:table-cell>
          <table:table-cell office:value-type="string">
            <text:p>NXslyIPatyCgYKc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1798">
            <text:p>51798</text:p>
          </table:table-cell>
          <table:table-cell office:value-type="float" office:value="71460811971">
            <text:p>71460811971</text:p>
          </table:table-cell>
          <table:table-cell office:value-type="string">
            <text:p>US</text:p>
          </table:table-cell>
          <table:table-cell office:value-type="string">
            <text:p>09/03/2013</text:p>
          </table:table-cell>
        </table:table-row>
        <table:table-row table:style-name="ro1">
          <table:table-cell office:value-type="string">
            <text:p>makayla</text:p>
          </table:table-cell>
          <table:table-cell office:value-type="string">
            <text:p>jBJda</text:p>
          </table:table-cell>
          <table:table-cell office:value-type="string">
            <text:p>Makayla</text:p>
          </table:table-cell>
          <table:table-cell office:value-type="string">
            <text:p>RAMbHHdZDuUsjp</text:p>
          </table:table-cell>
          <table:table-cell office:value-type="string">
            <text:p>rikky@aol.com</text:p>
          </table:table-cell>
          <table:table-cell office:value-type="string">
            <text:p>nDinEmgKztNpjlpiau</text:p>
          </table:table-cell>
          <table:table-cell office:value-type="string">
            <text:p>wDOiEAoJPNKWo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470">
            <text:p>24470</text:p>
          </table:table-cell>
          <table:table-cell office:value-type="float" office:value="57337687772">
            <text:p>57337687772</text:p>
          </table:table-cell>
          <table:table-cell office:value-type="string">
            <text:p>US</text:p>
          </table:table-cell>
          <table:table-cell office:value-type="string">
            <text:p>09/03/2013</text:p>
          </table:table-cell>
        </table:table-row>
        <table:table-row table:style-name="ro1">
          <table:table-cell office:value-type="string">
            <text:p>nevaeh</text:p>
          </table:table-cell>
          <table:table-cell office:value-type="string">
            <text:p>xDw9r</text:p>
          </table:table-cell>
          <table:table-cell office:value-type="string">
            <text:p>Nevaeh</text:p>
          </table:table-cell>
          <table:table-cell office:value-type="string">
            <text:p>jgpZYIIAmCuyqAG</text:p>
          </table:table-cell>
          <table:table-cell office:value-type="string">
            <text:p>thebest@hotmail.com</text:p>
          </table:table-cell>
          <table:table-cell office:value-type="string">
            <text:p>XnLWbFrovb</text:p>
          </table:table-cell>
          <table:table-cell office:value-type="string">
            <text:p>CAyyAaJQqXQ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1220">
            <text:p>11220</text:p>
          </table:table-cell>
          <table:table-cell office:value-type="float" office:value="45498465494">
            <text:p>45498465494</text:p>
          </table:table-cell>
          <table:table-cell office:value-type="string">
            <text:p>US</text:p>
          </table:table-cell>
          <table:table-cell office:value-type="string">
            <text:p>09/30/2013</text:p>
          </table:table-cell>
        </table:table-row>
        <table:table-row table:style-name="ro1">
          <table:table-cell office:value-type="string">
            <text:p>emily</text:p>
          </table:table-cell>
          <table:table-cell office:value-type="string">
            <text:p>Wn0Upp</text:p>
          </table:table-cell>
          <table:table-cell office:value-type="string">
            <text:p>Emily</text:p>
          </table:table-cell>
          <table:table-cell office:value-type="string">
            <text:p>UxkPGnxUsUTRWGp</text:p>
          </table:table-cell>
          <table:table-cell office:value-type="string">
            <text:p>crazyivan@yahoo.com</text:p>
          </table:table-cell>
          <table:table-cell office:value-type="string">
            <text:p>PYnYvQswJFlrfE</text:p>
          </table:table-cell>
          <table:table-cell office:value-type="string">
            <text:p>rCPFCxYmDBpzZN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133">
            <text:p>25133</text:p>
          </table:table-cell>
          <table:table-cell office:value-type="float" office:value="24434136569">
            <text:p>24434136569</text:p>
          </table:table-cell>
          <table:table-cell office:value-type="string">
            <text:p>US</text:p>
          </table:table-cell>
          <table:table-cell office:value-type="string">
            <text:p>09/30/2013</text:p>
          </table:table-cell>
        </table:table-row>
        <table:table-row table:style-name="ro1">
          <table:table-cell office:value-type="string">
            <text:p>ashley</text:p>
          </table:table-cell>
          <table:table-cell office:value-type="string">
            <text:p>Wji2n4</text:p>
          </table:table-cell>
          <table:table-cell office:value-type="string">
            <text:p>Ashley</text:p>
          </table:table-cell>
          <table:table-cell office:value-type="string">
            <text:p>xZpMYGkUbDuxeGSKytK</text:p>
          </table:table-cell>
          <table:table-cell office:value-type="string">
            <text:p>crazyfrog@hotmail.com</text:p>
          </table:table-cell>
          <table:table-cell office:value-type="string">
            <text:p>aibETDWujDmYWCyc</text:p>
          </table:table-cell>
          <table:table-cell office:value-type="string">
            <text:p>BpgVQKzxFUVIprO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0428">
            <text:p>90428</text:p>
          </table:table-cell>
          <table:table-cell office:value-type="float" office:value="92188482105">
            <text:p>92188482105</text:p>
          </table:table-cell>
          <table:table-cell office:value-type="string">
            <text:p>US</text:p>
          </table:table-cell>
          <table:table-cell office:value-type="string">
            <text:p>04/14/2014</text:p>
          </table:table-cell>
        </table:table-row>
        <table:table-row table:style-name="ro1">
          <table:table-cell office:value-type="string">
            <text:p>soonermedia</text:p>
          </table:table-cell>
          <table:table-cell office:value-type="string">
            <text:p>beastj</text:p>
          </table:table-cell>
          <table:table-cell office:value-type="string">
            <text:p>Sooner</text:p>
          </table:table-cell>
          <table:table-cell office:value-type="string">
            <text:p>Media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11/04/2013</text:p>
          </table:table-cell>
        </table:table-row>
        <table:table-row table:style-name="ro1">
          <table:table-cell office:value-type="string">
            <text:p>addison</text:p>
          </table:table-cell>
          <table:table-cell office:value-type="string">
            <text:p>BCUOcV</text:p>
          </table:table-cell>
          <table:table-cell office:value-type="string">
            <text:p>Addison</text:p>
          </table:table-cell>
          <table:table-cell office:value-type="string">
            <text:p>JpleYNGxRdXiDf</text:p>
          </table:table-cell>
          <table:table-cell office:value-type="string">
            <text:p>dirtbill@yahoo.com</text:p>
          </table:table-cell>
          <table:table-cell office:value-type="string">
            <text:p>XSTVVDihAKJJsRe</text:p>
          </table:table-cell>
          <table:table-cell office:value-type="string">
            <text:p>sDwYLSgGvV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1363">
            <text:p>81363</text:p>
          </table:table-cell>
          <table:table-cell office:value-type="float" office:value="66173207447">
            <text:p>66173207447</text:p>
          </table:table-cell>
          <table:table-cell office:value-type="string">
            <text:p>US</text:p>
          </table:table-cell>
          <table:table-cell office:value-type="string">
            <text:p>12/31/2013</text:p>
          </table:table-cell>
        </table:table-row>
        <table:table-row table:style-name="ro1">
          <table:table-cell office:value-type="string">
            <text:p>brody</text:p>
          </table:table-cell>
          <table:table-cell office:value-type="string">
            <text:p>94MHrq</text:p>
          </table:table-cell>
          <table:table-cell office:value-type="string">
            <text:p>Brody</text:p>
          </table:table-cell>
          <table:table-cell office:value-type="string">
            <text:p>jLxaabGTOOMTpADsm</text:p>
          </table:table-cell>
          <table:table-cell office:value-type="string">
            <text:p>freelife@yahoo.com</text:p>
          </table:table-cell>
          <table:table-cell office:value-type="string">
            <text:p>QticGgQjWyeGur</text:p>
          </table:table-cell>
          <table:table-cell office:value-type="string">
            <text:p>EmAfMrAYjVZmxu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0141">
            <text:p>50141</text:p>
          </table:table-cell>
          <table:table-cell office:value-type="float" office:value="64327266775">
            <text:p>64327266775</text:p>
          </table:table-cell>
          <table:table-cell office:value-type="string">
            <text:p>US</text:p>
          </table:table-cell>
          <table:table-cell office:value-type="string">
            <text:p>01/24/2014</text:p>
          </table:table-cell>
        </table:table-row>
        <table:table-row table:style-name="ro1">
          <table:table-cell office:value-type="string">
            <text:p>evelyn</text:p>
          </table:table-cell>
          <table:table-cell office:value-type="string">
            <text:p>43Ke90</text:p>
          </table:table-cell>
          <table:table-cell office:value-type="string">
            <text:p>Evelyn</text:p>
          </table:table-cell>
          <table:table-cell office:value-type="string">
            <text:p>uXgHYAubzYLvmCCD</text:p>
          </table:table-cell>
          <table:table-cell office:value-type="string">
            <text:p>freelife@yahoo.com</text:p>
          </table:table-cell>
          <table:table-cell office:value-type="string">
            <text:p>NccVOVIUEnbdmgxfA</text:p>
          </table:table-cell>
          <table:table-cell office:value-type="string">
            <text:p>hoxRWbTxoMIrCTEGdR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4053">
            <text:p>34053</text:p>
          </table:table-cell>
          <table:table-cell office:value-type="float" office:value="54844601096">
            <text:p>54844601096</text:p>
          </table:table-cell>
          <table:table-cell office:value-type="string">
            <text:p>US</text:p>
          </table:table-cell>
          <table:table-cell office:value-type="string">
            <text:p>01/24/2014</text:p>
          </table:table-cell>
        </table:table-row>
        <table:table-row table:style-name="ro1">
          <table:table-cell office:value-type="string">
            <text:p>natalieoi</text:p>
          </table:table-cell>
          <table:table-cell office:value-type="string">
            <text:p>quakurbap</text:p>
          </table:table-cell>
          <table:table-cell table:number-columns-repeated="2" office:value-type="string">
            <text:p>NatalieOi</text:p>
          </table:table-cell>
          <table:table-cell office:value-type="string">
            <text:p>sof.i.fif.a2012@gmail.com </text:p>
          </table:table-cell>
          <table:table-cell table:number-columns-repeated="2"/>
          <table:table-cell office:value-type="string">
            <text:p>Ventura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POLAND</text:p>
          </table:table-cell>
          <table:table-cell office:value-type="string">
            <text:p>02/06/2014</text:p>
          </table:table-cell>
        </table:table-row>
        <table:table-row table:style-name="ro1">
          <table:table-cell office:value-type="string">
            <text:p>boris_gug</text:p>
          </table:table-cell>
          <table:table-cell office:value-type="string">
            <text:p>TheaphIndenda</text:p>
          </table:table-cell>
          <table:table-cell office:value-type="string">
            <text:p>Boris_Gug</text:p>
          </table:table-cell>
          <table:table-cell office:value-type="string">
            <text:p>Boris_Gug</text:p>
          </table:table-cell>
          <table:table-cell office:value-type="string">
            <text:p>al.i.na.koko.7.7.77@gmail.com </text:p>
          </table:table-cell>
          <table:table-cell table:number-columns-repeated="2"/>
          <table:table-cell office:value-type="string">
            <text:p>Port st joe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ANGOLA</text:p>
          </table:table-cell>
          <table:table-cell office:value-type="string">
            <text:p>12/02/2013</text:p>
          </table:table-cell>
        </table:table-row>
        <table:table-row table:style-name="ro1">
          <table:table-cell office:value-type="string">
            <text:p>danielbog</text:p>
          </table:table-cell>
          <table:table-cell office:value-type="string">
            <text:p>aRql1p88aN</text:p>
          </table:table-cell>
          <table:table-cell table:number-columns-repeated="2" office:value-type="string">
            <text:p>DanielBog</text:p>
          </table:table-cell>
          <table:table-cell office:value-type="string">
            <text:p>s.wee.tne.ssy.pr.c@gmail.com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ond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ong Kong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Warsaw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igeri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CHILE</text:p>
          </table:table-cell>
          <table:table-cell office:value-type="string">
            <text:p>01/15/2014</text:p>
          </table:table-cell>
          <table:table-cell table:number-columns-repeated="8"/>
        </table:table-row>
        <table:table-row table:style-name="ro1">
          <table:table-cell office:value-type="string">
            <text:p>ryan</text:p>
          </table:table-cell>
          <table:table-cell office:value-type="string">
            <text:p>5W1Wvh</text:p>
          </table:table-cell>
          <table:table-cell office:value-type="string">
            <text:p>Ryan</text:p>
          </table:table-cell>
          <table:table-cell office:value-type="string">
            <text:p>dREZwAUrhikDSO</text:p>
          </table:table-cell>
          <table:table-cell office:value-type="string">
            <text:p>greenwood@webtown.com</text:p>
          </table:table-cell>
          <table:table-cell office:value-type="string">
            <text:p>LLFbKKUvkvmbMzVQT</text:p>
          </table:table-cell>
          <table:table-cell office:value-type="string">
            <text:p>ZjjFfHUwycPShAVP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7898">
            <text:p>37898</text:p>
          </table:table-cell>
          <table:table-cell office:value-type="float" office:value="69907061812">
            <text:p>69907061812</text:p>
          </table:table-cell>
          <table:table-cell office:value-type="string">
            <text:p>US</text:p>
          </table:table-cell>
          <table:table-cell office:value-type="string">
            <text:p>06/23/2013</text:p>
          </table:table-cell>
        </table:table-row>
        <table:table-row table:style-name="ro1">
          <table:table-cell office:value-type="string">
            <text:p>patrickbync</text:p>
          </table:table-cell>
          <table:table-cell office:value-type="string">
            <text:p>Wi1gnr82yT</text:p>
          </table:table-cell>
          <table:table-cell office:value-type="string">
            <text:p>Patrickbync</text:p>
          </table:table-cell>
          <table:table-cell office:value-type="string">
            <text:p>Patrickbync</text:p>
          </table:table-cell>
          <table:table-cell office:value-type="string">
            <text:p>timo.thytruk.ubik@gmail.com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LESOTHO</text:p>
          </table:table-cell>
          <table:table-cell office:value-type="string">
            <text:p>02/25/2014</text:p>
          </table:table-cell>
        </table:table-row>
        <table:table-row table:style-name="ro1">
          <table:table-cell office:value-type="string">
            <text:p>trackalhauh</text:p>
          </table:table-cell>
          <table:table-cell office:value-type="string">
            <text:p>d2g68dwDpX</text:p>
          </table:table-cell>
          <table:table-cell office:value-type="string">
            <text:p>Trackalhauh</text:p>
          </table:table-cell>
          <table:table-cell office:value-type="string">
            <text:p>Trackalhauh</text:p>
          </table:table-cell>
          <table:table-cell office:value-type="string">
            <text:p>maiskkos212@hotmail.com</text:p>
          </table:table-cell>
          <table:table-cell office:value-type="string">
            <text:p>Tirgu Mures</text:p>
          </table:table-cell>
          <table:table-cell office:value-type="string">
            <text:p>Tirgu Mures</text:p>
          </table:table-cell>
          <table:table-cell office:value-type="string">
            <text:p>Tirgu Mures</text:p>
          </table:table-cell>
          <table:table-cell office:value-type="string">
            <text:p>Roman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20/2013</text:p>
          </table:table-cell>
        </table:table-row>
        <table:table-row table:style-name="ro1">
          <table:table-cell office:value-type="string">
            <text:p>snoopy</text:p>
          </table:table-cell>
          <table:table-cell office:value-type="string">
            <text:p>nctd8</text:p>
          </table:table-cell>
          <table:table-cell office:value-type="string">
            <text:p>Snoopy</text:p>
          </table:table-cell>
          <table:table-cell office:value-type="string">
            <text:p>HsglakprvrlPSCHTRAC</text:p>
          </table:table-cell>
          <table:table-cell office:value-type="string">
            <text:p>bonser@gmail.com</text:p>
          </table:table-cell>
          <table:table-cell office:value-type="string">
            <text:p>SyVcriYDlAfO</text:p>
          </table:table-cell>
          <table:table-cell office:value-type="string">
            <text:p>crcWhBEnqEXf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3423">
            <text:p>83423</text:p>
          </table:table-cell>
          <table:table-cell office:value-type="float" office:value="10459309265">
            <text:p>10459309265</text:p>
          </table:table-cell>
          <table:table-cell office:value-type="string">
            <text:p>US</text:p>
          </table:table-cell>
          <table:table-cell office:value-type="string">
            <text:p>02/11/2014</text:p>
          </table:table-cell>
        </table:table-row>
        <table:table-row table:style-name="ro1">
          <table:table-cell office:value-type="string">
            <text:p>tristan</text:p>
          </table:table-cell>
          <table:table-cell office:value-type="string">
            <text:p>fnOA7</text:p>
          </table:table-cell>
          <table:table-cell office:value-type="string">
            <text:p>Tristan</text:p>
          </table:table-cell>
          <table:table-cell office:value-type="string">
            <text:p>rzEVekJqPzQLdHET</text:p>
          </table:table-cell>
          <table:table-cell office:value-type="string">
            <text:p>coolman@msn.com</text:p>
          </table:table-cell>
          <table:table-cell office:value-type="string">
            <text:p>sqYSMNZQIPbeEaThtdo</text:p>
          </table:table-cell>
          <table:table-cell office:value-type="string">
            <text:p>vXWkmWrPxyBzkhrnz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1301">
            <text:p>61301</text:p>
          </table:table-cell>
          <table:table-cell office:value-type="float" office:value="32612543820">
            <text:p>32612543820</text:p>
          </table:table-cell>
          <table:table-cell office:value-type="string">
            <text:p>US</text:p>
          </table:table-cell>
          <table:table-cell office:value-type="string">
            <text:p>09/02/2013</text:p>
          </table:table-cell>
        </table:table-row>
        <table:table-row table:style-name="ro1">
          <table:table-cell office:value-type="string">
            <text:p>malandra_lies</text:p>
          </table:table-cell>
          <table:table-cell office:value-type="string">
            <text:p>tG3qe3r4cY</text:p>
          </table:table-cell>
          <table:table-cell office:value-type="string">
            <text:p>Malandra_lies</text:p>
          </table:table-cell>
          <table:table-cell office:value-type="string">
            <text:p>Malandra_lies</text:p>
          </table:table-cell>
          <table:table-cell office:value-type="string">
            <text:p>trodartali1972@yandex.com </text:p>
          </table:table-cell>
          <table:table-cell office:value-type="string">
            <text:p>Napoleon </text:p>
          </table:table-cell>
          <table:table-cell office:value-type="string">
            <text:p>Fukue </text:p>
          </table:table-cell>
          <table:table-cell office:value-type="string">
            <text:p>Hewett </text:p>
          </table:table-cell>
          <table:table-cell office:value-type="string">
            <text:p>Rockaway Park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KIRIBATI</text:p>
          </table:table-cell>
          <table:table-cell office:value-type="string">
            <text:p>12/18/2013</text:p>
          </table:table-cell>
        </table:table-row>
        <table:table-row table:style-name="ro1">
          <table:table-cell office:value-type="string">
            <text:p>omibrawooprap</text:p>
          </table:table-cell>
          <table:table-cell office:value-type="string">
            <text:p>9sZsd58hdN</text:p>
          </table:table-cell>
          <table:table-cell office:value-type="string">
            <text:p>OmibraWooprap</text:p>
          </table:table-cell>
          <table:table-cell office:value-type="string">
            <text:p>OmibraWooprap</text:p>
          </table:table-cell>
          <table:table-cell office:value-type="string">
            <text:p>xx@rosechina.com</text:p>
          </table:table-cell>
          <table:table-cell office:value-type="string">
            <text:p>Stung Treng</text:p>
          </table:table-cell>
          <table:table-cell office:value-type="string">
            <text:p>Stung Treng</text:p>
          </table:table-cell>
          <table:table-cell office:value-type="string">
            <text:p>Stung Treng</text:p>
          </table:table-cell>
          <table:table-cell office:value-type="string">
            <text:p>Cambod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10/2013</text:p>
          </table:table-cell>
        </table:table-row>
        <table:table-row table:style-name="ro1">
          <table:table-cell office:value-type="string">
            <text:p>floacheallese</text:p>
          </table:table-cell>
          <table:table-cell office:value-type="string">
            <text:p>46tdQewj8X</text:p>
          </table:table-cell>
          <table:table-cell office:value-type="string">
            <text:p>floacheallese</text:p>
          </table:table-cell>
          <table:table-cell office:value-type="string">
            <text:p>floacheallese</text:p>
          </table:table-cell>
          <table:table-cell office:value-type="string">
            <text:p>johnhouser1983y@gmail.com</text:p>
          </table:table-cell>
          <table:table-cell office:value-type="string">
            <text:p>Chernivtsi</text:p>
          </table:table-cell>
          <table:table-cell office:value-type="string">
            <text:p>Dnipropetrovsk</text:p>
          </table:table-cell>
          <table:table-cell office:value-type="string">
            <text:p>Donetsk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0/2013</text:p>
          </table:table-cell>
        </table:table-row>
        <table:table-row table:style-name="ro1">
          <table:table-cell office:value-type="string">
            <text:p>aiden</text:p>
          </table:table-cell>
          <table:table-cell office:value-type="string">
            <text:p>AXXqW</text:p>
          </table:table-cell>
          <table:table-cell office:value-type="string">
            <text:p>Aiden</text:p>
          </table:table-cell>
          <table:table-cell office:value-type="string">
            <text:p>eFUMAFnGDi</text:p>
          </table:table-cell>
          <table:table-cell office:value-type="string">
            <text:p>dirtbill@yahoo.com</text:p>
          </table:table-cell>
          <table:table-cell office:value-type="string">
            <text:p>FQpRQhYeZcsTEUUgT</text:p>
          </table:table-cell>
          <table:table-cell office:value-type="string">
            <text:p>UnCUtflWVIJyFYTH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696">
            <text:p>31696</text:p>
          </table:table-cell>
          <table:table-cell office:value-type="float" office:value="24949319697">
            <text:p>24949319697</text:p>
          </table:table-cell>
          <table:table-cell office:value-type="string">
            <text:p>US</text:p>
          </table:table-cell>
          <table:table-cell office:value-type="string">
            <text:p>08/04/2013</text:p>
          </table:table-cell>
        </table:table-row>
        <table:table-row table:style-name="ro1">
          <table:table-cell office:value-type="string">
            <text:p>alaradade</text:p>
          </table:table-cell>
          <table:table-cell office:value-type="string">
            <text:p>i6d6rq7pPN</text:p>
          </table:table-cell>
          <table:table-cell office:value-type="string">
            <text:p>alaradade</text:p>
          </table:table-cell>
          <table:table-cell office:value-type="string">
            <text:p>alaradade</text:p>
          </table:table-cell>
          <table:table-cell office:value-type="string">
            <text:p>lucyreed1981r@gmail.com</text:p>
          </table:table-cell>
          <table:table-cell office:value-type="string">
            <text:p>Kiev</text:p>
          </table:table-cell>
          <table:table-cell office:value-type="string">
            <text:p>Odessa</text:p>
          </table:table-cell>
          <table:table-cell office:value-type="string">
            <text:p>Kharki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6/2013</text:p>
          </table:table-cell>
        </table:table-row>
        <table:table-row table:style-name="ro1">
          <table:table-cell office:value-type="string">
            <text:p>joshua</text:p>
          </table:table-cell>
          <table:table-cell office:value-type="string">
            <text:p>XaxGh</text:p>
          </table:table-cell>
          <table:table-cell office:value-type="string">
            <text:p>Joshua</text:p>
          </table:table-cell>
          <table:table-cell office:value-type="string">
            <text:p>xtWyXEKUVgOSoGnSx</text:p>
          </table:table-cell>
          <table:table-cell office:value-type="string">
            <text:p>getjoy@msn.com</text:p>
          </table:table-cell>
          <table:table-cell office:value-type="string">
            <text:p>gsjPuGUJfqmMC</text:p>
          </table:table-cell>
          <table:table-cell office:value-type="string">
            <text:p>jmUKkuJfJMjJpnsT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7478">
            <text:p>97478</text:p>
          </table:table-cell>
          <table:table-cell office:value-type="float" office:value="63530729865">
            <text:p>63530729865</text:p>
          </table:table-cell>
          <table:table-cell office:value-type="string">
            <text:p>US</text:p>
          </table:table-cell>
          <table:table-cell office:value-type="string">
            <text:p>10/09/2013</text:p>
          </table:table-cell>
        </table:table-row>
        <table:table-row table:style-name="ro1">
          <table:table-cell office:value-type="string">
            <text:p>corrine_lies</text:p>
          </table:table-cell>
          <table:table-cell office:value-type="string">
            <text:p>f74t4pH5vs7</text:p>
          </table:table-cell>
          <table:table-cell table:number-columns-repeated="2" office:value-type="string">
            <text:p>Corrine_lies</text:p>
          </table:table-cell>
          <table:table-cell office:value-type="string">
            <text:p>ertreninam1984@yandex.com </text:p>
          </table:table-cell>
          <table:table-cell office:value-type="string">
            <text:p>Winfield </text:p>
          </table:table-cell>
          <table:table-cell office:value-type="string">
            <text:p>Ansted </text:p>
          </table:table-cell>
          <table:table-cell office:value-type="string">
            <text:p>Aroma Park </text:p>
          </table:table-cell>
          <table:table-cell office:value-type="string">
            <text:p>Douglas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ENTRAL AFRICAN REPUBLIC</text:p>
          </table:table-cell>
          <table:table-cell office:value-type="string">
            <text:p>12/02/2013</text:p>
          </table:table-cell>
        </table:table-row>
        <table:table-row table:style-name="ro1">
          <table:table-cell office:value-type="string">
            <text:p>zachary</text:p>
          </table:table-cell>
          <table:table-cell office:value-type="string">
            <text:p>NE8aL</text:p>
          </table:table-cell>
          <table:table-cell office:value-type="string">
            <text:p>Zachary</text:p>
          </table:table-cell>
          <table:table-cell office:value-type="string">
            <text:p>wNtPyxIdDoDTquuNTDZ</text:p>
          </table:table-cell>
          <table:table-cell office:value-type="string">
            <text:p>fifa55@yahoo.com</text:p>
          </table:table-cell>
          <table:table-cell office:value-type="string">
            <text:p>HUfGABPQPkJ</text:p>
          </table:table-cell>
          <table:table-cell office:value-type="string">
            <text:p>JVsivkwESlrddfJlAy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876">
            <text:p>87876</text:p>
          </table:table-cell>
          <table:table-cell office:value-type="float" office:value="27683240878">
            <text:p>27683240878</text:p>
          </table:table-cell>
          <table:table-cell office:value-type="string">
            <text:p>US</text:p>
          </table:table-cell>
          <table:table-cell office:value-type="string">
            <text:p>10/01/2013</text:p>
          </table:table-cell>
        </table:table-row>
        <table:table-row table:style-name="ro1">
          <table:table-cell office:value-type="string">
            <text:p>thebest</text:p>
          </table:table-cell>
          <table:table-cell office:value-type="string">
            <text:p>29YAP</text:p>
          </table:table-cell>
          <table:table-cell office:value-type="string">
            <text:p>thebest</text:p>
          </table:table-cell>
          <table:table-cell office:value-type="string">
            <text:p>BEfSAbPvWMZLEcSS</text:p>
          </table:table-cell>
          <table:table-cell office:value-type="string">
            <text:p>freeman@hotmail.com</text:p>
          </table:table-cell>
          <table:table-cell office:value-type="string">
            <text:p>uStRuXINxj</text:p>
          </table:table-cell>
          <table:table-cell office:value-type="string">
            <text:p>lZppKcSKqftYD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4747">
            <text:p>94747</text:p>
          </table:table-cell>
          <table:table-cell office:value-type="float" office:value="85647584711">
            <text:p>85647584711</text:p>
          </table:table-cell>
          <table:table-cell office:value-type="string">
            <text:p>US</text:p>
          </table:table-cell>
          <table:table-cell office:value-type="string">
            <text:p>07/14/2013</text:p>
          </table:table-cell>
        </table:table-row>
        <table:table-row table:style-name="ro1">
          <table:table-cell office:value-type="string">
            <text:p>nighmutthoish</text:p>
          </table:table-cell>
          <table:table-cell office:value-type="string">
            <text:p>8aswzPs82D</text:p>
          </table:table-cell>
          <table:table-cell office:value-type="string">
            <text:p>NighMutthoish</text:p>
          </table:table-cell>
          <table:table-cell office:value-type="string">
            <text:p>NighMutthoish</text:p>
          </table:table-cell>
          <table:table-cell office:value-type="string">
            <text:p>4@luckmail.us</text:p>
          </table:table-cell>
          <table:table-cell table:number-columns-repeated="2" office:value-type="string">
            <text:p>Nebraska</text:p>
          </table:table-cell>
          <table:table-cell office:value-type="string">
            <text:p>Michiga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13/2013</text:p>
          </table:table-cell>
        </table:table-row>
        <table:table-row table:style-name="ro1">
          <table:table-cell office:value-type="string">
            <text:p>danielr</text:p>
          </table:table-cell>
          <table:table-cell office:value-type="string">
            <text:p>pass1234</text:p>
          </table:table-cell>
          <table:table-cell office:value-type="string">
            <text:p>Daniel</text:p>
          </table:table-cell>
          <table:table-cell office:value-type="string">
            <text:p>Ray</text:p>
          </table:table-cell>
          <table:table-cell office:value-type="string">
            <text:p>daniel_ray82@yahoo.com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10/30/2013</text:p>
          </table:table-cell>
        </table:table-row>
        <table:table-row table:style-name="ro1">
          <table:table-cell office:value-type="string">
            <text:p>betmaniakz</text:p>
          </table:table-cell>
          <table:table-cell office:value-type="string">
            <text:p>y5oo6lVs4G</text:p>
          </table:table-cell>
          <table:table-cell office:value-type="string">
            <text:p>betmaniakz</text:p>
          </table:table-cell>
          <table:table-cell office:value-type="string">
            <text:p>betmaniakz</text:p>
          </table:table-cell>
          <table:table-cell office:value-type="string">
            <text:p>dorothyharman1990w@gmail.com</text:p>
          </table:table-cell>
          <table:table-cell table:number-columns-repeated="3"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2/2013</text:p>
          </table:table-cell>
        </table:table-row>
        <table:table-row table:style-name="ro1">
          <table:table-cell office:value-type="string">
            <text:p>titatonia</text:p>
          </table:table-cell>
          <table:table-cell office:value-type="string">
            <text:p>gbv1T9up3Z</text:p>
          </table:table-cell>
          <table:table-cell office:value-type="string">
            <text:p>TitatoniA</text:p>
          </table:table-cell>
          <table:table-cell office:value-type="string">
            <text:p>TitatoniA</text:p>
          </table:table-cell>
          <table:table-cell office:value-type="string">
            <text:p>breeseonels@hotmail.com</text:p>
          </table:table-cell>
          <table:table-cell table:number-columns-repeated="3" office:value-type="string">
            <text:p>Aarschot</text:p>
          </table:table-cell>
          <table:table-cell office:value-type="string">
            <text:p>Belgium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14/2013</text:p>
          </table:table-cell>
        </table:table-row>
        <table:table-row table:style-name="ro1">
          <table:table-cell office:value-type="string">
            <text:p>petra_lies</text:p>
          </table:table-cell>
          <table:table-cell office:value-type="string">
            <text:p>7bGq6u5xqW</text:p>
          </table:table-cell>
          <table:table-cell table:number-columns-repeated="2" office:value-type="string">
            <text:p>Petra_lies</text:p>
          </table:table-cell>
          <table:table-cell office:value-type="string">
            <text:p>baily-ffs@yandex.com </text:p>
          </table:table-cell>
          <table:table-cell office:value-type="string">
            <text:p>Eagle </text:p>
          </table:table-cell>
          <table:table-cell office:value-type="string">
            <text:p>McKenzie </text:p>
          </table:table-cell>
          <table:table-cell office:value-type="string">
            <text:p>Baoji </text:p>
          </table:table-cell>
          <table:table-cell office:value-type="string">
            <text:p>Waverly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EL SALVADOR</text:p>
          </table:table-cell>
          <table:table-cell office:value-type="string">
            <text:p>02/09/2014</text:p>
          </table:table-cell>
        </table:table-row>
        <table:table-row table:style-name="ro1">
          <table:table-cell office:value-type="string">
            <text:p>matt</text:p>
          </table:table-cell>
          <table:table-cell office:value-type="string">
            <text:p>ejhryw</text:p>
          </table:table-cell>
          <table:table-cell office:value-type="string">
            <text:p>matt</text:p>
          </table:table-cell>
          <table:table-cell office:value-type="string">
            <text:p>DyNIwHuaNFWu</text:p>
          </table:table-cell>
          <table:table-cell office:value-type="string">
            <text:p>barny182@hotmail.com</text:p>
          </table:table-cell>
          <table:table-cell office:value-type="string">
            <text:p>EOHmGGqEctgXocnpmGz</text:p>
          </table:table-cell>
          <table:table-cell office:value-type="string">
            <text:p>WkfIihzRYhotFQWB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022">
            <text:p>89022</text:p>
          </table:table-cell>
          <table:table-cell office:value-type="float" office:value="84031631166">
            <text:p>84031631166</text:p>
          </table:table-cell>
          <table:table-cell office:value-type="string">
            <text:p>US</text:p>
          </table:table-cell>
          <table:table-cell office:value-type="string">
            <text:p>06/22/2013</text:p>
          </table:table-cell>
        </table:table-row>
        <table:table-row table:style-name="ro1">
          <table:table-cell office:value-type="string">
            <text:p>greenwood</text:p>
          </table:table-cell>
          <table:table-cell office:value-type="string">
            <text:p>FmWIeH</text:p>
          </table:table-cell>
          <table:table-cell office:value-type="string">
            <text:p>greenwood</text:p>
          </table:table-cell>
          <table:table-cell office:value-type="string">
            <text:p>nMJBIXyGROKxsUR</text:p>
          </table:table-cell>
          <table:table-cell office:value-type="string">
            <text:p>freelife@yahoo.com</text:p>
          </table:table-cell>
          <table:table-cell office:value-type="string">
            <text:p>eICktMJrbXgCWdT</text:p>
          </table:table-cell>
          <table:table-cell office:value-type="string">
            <text:p>QnbHNosmwa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464">
            <text:p>25464</text:p>
          </table:table-cell>
          <table:table-cell office:value-type="float" office:value="27671232992">
            <text:p>27671232992</text:p>
          </table:table-cell>
          <table:table-cell office:value-type="string">
            <text:p>US</text:p>
          </table:table-cell>
          <table:table-cell office:value-type="string">
            <text:p>10/28/2013</text:p>
          </table:table-cell>
        </table:table-row>
        <table:table-row table:style-name="ro1">
          <table:table-cell office:value-type="string">
            <text:p>diego</text:p>
          </table:table-cell>
          <table:table-cell office:value-type="string">
            <text:p>XHtmDg</text:p>
          </table:table-cell>
          <table:table-cell office:value-type="string">
            <text:p>Diego</text:p>
          </table:table-cell>
          <table:table-cell office:value-type="string">
            <text:p>EAHmvjmsqjJUjwLq</text:p>
          </table:table-cell>
          <table:table-cell office:value-type="string">
            <text:p>dogkill@yahoo.com</text:p>
          </table:table-cell>
          <table:table-cell office:value-type="string">
            <text:p>eLseVcZBlkYHhVKe</text:p>
          </table:table-cell>
          <table:table-cell office:value-type="string">
            <text:p>IaRGWpYgujwKp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938">
            <text:p>89938</text:p>
          </table:table-cell>
          <table:table-cell office:value-type="float" office:value="60919205513">
            <text:p>60919205513</text:p>
          </table:table-cell>
          <table:table-cell office:value-type="string">
            <text:p>US</text:p>
          </table:table-cell>
          <table:table-cell office:value-type="string">
            <text:p>10/28/2013</text:p>
          </table:table-cell>
        </table:table-row>
        <table:table-row table:style-name="ro1">
          <table:table-cell office:value-type="string">
            <text:p>oliver</text:p>
          </table:table-cell>
          <table:table-cell office:value-type="string">
            <text:p>MYFKN</text:p>
          </table:table-cell>
          <table:table-cell office:value-type="string">
            <text:p>Oliver</text:p>
          </table:table-cell>
          <table:table-cell office:value-type="string">
            <text:p>ZBahYRaMrYjEySVeSi</text:p>
          </table:table-cell>
          <table:table-cell office:value-type="string">
            <text:p>bonser@gmail.com</text:p>
          </table:table-cell>
          <table:table-cell office:value-type="string">
            <text:p>qAGYetEmiXM</text:p>
          </table:table-cell>
          <table:table-cell office:value-type="string">
            <text:p>zskdMfqsnoXcncTHid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1043">
            <text:p>11043</text:p>
          </table:table-cell>
          <table:table-cell office:value-type="float" office:value="18098069006">
            <text:p>18098069006</text:p>
          </table:table-cell>
          <table:table-cell office:value-type="string">
            <text:p>US</text:p>
          </table:table-cell>
          <table:table-cell office:value-type="string">
            <text:p>11/19/2013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B0d1K</text:p>
          </table:table-cell>
          <table:table-cell office:value-type="string">
            <text:p>Avery</text:p>
          </table:table-cell>
          <table:table-cell office:value-type="string">
            <text:p>gVQrDuivaBslUlnBlO</text:p>
          </table:table-cell>
          <table:table-cell office:value-type="string">
            <text:p>goodsam@gmail.com</text:p>
          </table:table-cell>
          <table:table-cell office:value-type="string">
            <text:p>PxaEKXDwlqqyDkbs</text:p>
          </table:table-cell>
          <table:table-cell office:value-type="string">
            <text:p>IXTMHtToWmAfVC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6223">
            <text:p>76223</text:p>
          </table:table-cell>
          <table:table-cell office:value-type="float" office:value="29071239259">
            <text:p>29071239259</text:p>
          </table:table-cell>
          <table:table-cell office:value-type="string">
            <text:p>US</text:p>
          </table:table-cell>
          <table:table-cell office:value-type="string">
            <text:p>09/29/2013</text:p>
          </table:table-cell>
        </table:table-row>
        <table:table-row table:style-name="ro1">
          <table:table-cell office:value-type="string">
            <text:p>deadman</text:p>
          </table:table-cell>
          <table:table-cell office:value-type="string">
            <text:p>MdQKjM</text:p>
          </table:table-cell>
          <table:table-cell office:value-type="string">
            <text:p>deadman</text:p>
          </table:table-cell>
          <table:table-cell office:value-type="string">
            <text:p>uHqFkoIcnrOQtlSq</text:p>
          </table:table-cell>
          <table:table-cell office:value-type="string">
            <text:p>freelife@yahoo.com</text:p>
          </table:table-cell>
          <table:table-cell office:value-type="string">
            <text:p>aJwpSizPFIzPx</text:p>
          </table:table-cell>
          <table:table-cell office:value-type="string">
            <text:p>SOBHPFezOLbGKntH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7000">
            <text:p>27000</text:p>
          </table:table-cell>
          <table:table-cell office:value-type="float" office:value="36414762382">
            <text:p>36414762382</text:p>
          </table:table-cell>
          <table:table-cell office:value-type="string">
            <text:p>US</text:p>
          </table:table-cell>
          <table:table-cell office:value-type="string">
            <text:p>04/12/2014</text:p>
          </table:table-cell>
        </table:table-row>
        <table:table-row table:style-name="ro1">
          <table:table-cell office:value-type="string">
            <text:p>sierra</text:p>
          </table:table-cell>
          <table:table-cell office:value-type="string">
            <text:p>N9uBBh</text:p>
          </table:table-cell>
          <table:table-cell office:value-type="string">
            <text:p>Sierra</text:p>
          </table:table-cell>
          <table:table-cell office:value-type="string">
            <text:p>fNHuYLeaKW</text:p>
          </table:table-cell>
          <table:table-cell office:value-type="string">
            <text:p>thebest@hotmail.com</text:p>
          </table:table-cell>
          <table:table-cell office:value-type="string">
            <text:p>BxircMlKLcUsh</text:p>
          </table:table-cell>
          <table:table-cell office:value-type="string">
            <text:p>VsoRPaOuuNnUaqDA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6175">
            <text:p>46175</text:p>
          </table:table-cell>
          <table:table-cell office:value-type="float" office:value="24197622188">
            <text:p>24197622188</text:p>
          </table:table-cell>
          <table:table-cell office:value-type="string">
            <text:p>US</text:p>
          </table:table-cell>
          <table:table-cell office:value-type="string">
            <text:p>12/31/2013</text:p>
          </table:table-cell>
        </table:table-row>
        <table:table-row table:style-name="ro1">
          <table:table-cell office:value-type="string">
            <text:p>shannonkl</text:p>
          </table:table-cell>
          <table:table-cell office:value-type="string">
            <text:p>Tessgreerly</text:p>
          </table:table-cell>
          <table:table-cell office:value-type="string">
            <text:p>Shannonkl</text:p>
          </table:table-cell>
          <table:table-cell office:value-type="string">
            <text:p>Shannonkl</text:p>
          </table:table-cell>
          <table:table-cell office:value-type="string">
            <text:p>anichkawolte.r.23.6@gmail.com </text:p>
          </table:table-cell>
          <table:table-cell table:number-columns-repeated="2"/>
          <table:table-cell office:value-type="string">
            <text:p>Nunda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MACEDONIA, FORMER YUGOSLAV REPUBLIC OF</text:p>
          </table:table-cell>
          <table:table-cell office:value-type="string">
            <text:p>01/07/2014</text:p>
          </table:table-cell>
        </table:table-row>
        <table:table-row table:style-name="ro1">
          <table:table-cell office:value-type="string">
            <text:p>tagovarbego</text:p>
          </table:table-cell>
          <table:table-cell office:value-type="string">
            <text:p>8eozE7c1xZ</text:p>
          </table:table-cell>
          <table:table-cell office:value-type="string">
            <text:p>tagovarbego</text:p>
          </table:table-cell>
          <table:table-cell office:value-type="string">
            <text:p>tagovarbego</text:p>
          </table:table-cell>
          <table:table-cell office:value-type="string">
            <text:p>4@tcases.com</text:p>
          </table:table-cell>
          <table:table-cell office:value-type="string">
            <text:p>Missouri</text:p>
          </table:table-cell>
          <table:table-cell office:value-type="string">
            <text:p>American Samoa</text:p>
          </table:table-cell>
          <table:table-cell office:value-type="string">
            <text:p>Federated States Of Micronesia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09/2013</text:p>
          </table:table-cell>
        </table:table-row>
        <table:table-row table:style-name="ro1">
          <table:table-cell office:value-type="string">
            <text:p>josiah</text:p>
          </table:table-cell>
          <table:table-cell office:value-type="string">
            <text:p>HgAruJ</text:p>
          </table:table-cell>
          <table:table-cell office:value-type="string">
            <text:p>Josiah</text:p>
          </table:table-cell>
          <table:table-cell office:value-type="string">
            <text:p>lpcGvotjvvxfGgd</text:p>
          </table:table-cell>
          <table:table-cell office:value-type="string">
            <text:p>kidrock@msn.com</text:p>
          </table:table-cell>
          <table:table-cell office:value-type="string">
            <text:p>ggDmMBxEMuB</text:p>
          </table:table-cell>
          <table:table-cell office:value-type="string">
            <text:p>ZmbMUujRMfOcHWYIFd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5384">
            <text:p>35384</text:p>
          </table:table-cell>
          <table:table-cell office:value-type="float" office:value="42910435323">
            <text:p>42910435323</text:p>
          </table:table-cell>
          <table:table-cell office:value-type="string">
            <text:p>US</text:p>
          </table:table-cell>
          <table:table-cell office:value-type="string">
            <text:p>07/07/2013</text:p>
          </table:table-cell>
        </table:table-row>
        <table:table-row table:style-name="ro1">
          <table:table-cell office:value-type="string">
            <text:p>evelynkl</text:p>
          </table:table-cell>
          <table:table-cell office:value-type="string">
            <text:p>aderbburb</text:p>
          </table:table-cell>
          <table:table-cell office:value-type="string">
            <text:p>Evelynkl</text:p>
          </table:table-cell>
          <table:table-cell office:value-type="string">
            <text:p>Evelynkl</text:p>
          </table:table-cell>
          <table:table-cell office:value-type="string">
            <text:p>an.ic.hk.a.wol.te.r.2.3.6@gmail.com </text:p>
          </table:table-cell>
          <table:table-cell table:number-columns-repeated="2"/>
          <table:table-cell office:value-type="string">
            <text:p>Chengdu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LIECHTENSTEIN</text:p>
          </table:table-cell>
          <table:table-cell office:value-type="string">
            <text:p>01/09/2014</text:p>
          </table:table-cell>
        </table:table-row>
        <table:table-row table:style-name="ro1">
          <table:table-cell office:value-type="string">
            <text:p>icomeorgo</text:p>
          </table:table-cell>
          <table:table-cell office:value-type="string">
            <text:p>q45c1qqpWV</text:p>
          </table:table-cell>
          <table:table-cell office:value-type="string">
            <text:p>Icomeorgo</text:p>
          </table:table-cell>
          <table:table-cell office:value-type="string">
            <text:p>Icomeorgo</text:p>
          </table:table-cell>
          <table:table-cell office:value-type="string">
            <text:p>1@tcases.com</text:p>
          </table:table-cell>
          <table:table-cell office:value-type="string">
            <text:p>West Virginia</text:p>
          </table:table-cell>
          <table:table-cell office:value-type="string">
            <text:p>Rhode Island</text:p>
          </table:table-cell>
          <table:table-cell office:value-type="string">
            <text:p>Northern Mariana Islands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5/2013</text:p>
          </table:table-cell>
        </table:table-row>
        <table:table-row table:style-name="ro1">
          <table:table-cell office:value-type="string">
            <text:p>jayden</text:p>
          </table:table-cell>
          <table:table-cell office:value-type="string">
            <text:p>9zeZZc</text:p>
          </table:table-cell>
          <table:table-cell office:value-type="string">
            <text:p>Jayden</text:p>
          </table:table-cell>
          <table:table-cell office:value-type="string">
            <text:p>BVZEUfAZtnxPcRMBcXi</text:p>
          </table:table-cell>
          <table:table-cell office:value-type="string">
            <text:p>pitfighter@hotmail.com</text:p>
          </table:table-cell>
          <table:table-cell office:value-type="string">
            <text:p>LMRiFVdJJDywdP</text:p>
          </table:table-cell>
          <table:table-cell office:value-type="string">
            <text:p>oSduvEIzrdTviWoutG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8687">
            <text:p>38687</text:p>
          </table:table-cell>
          <table:table-cell office:value-type="float" office:value="78758247602">
            <text:p>78758247602</text:p>
          </table:table-cell>
          <table:table-cell office:value-type="string">
            <text:p>US</text:p>
          </table:table-cell>
          <table:table-cell office:value-type="string">
            <text:p>07/24/2013</text:p>
          </table:table-cell>
        </table:table-row>
        <table:table-row table:style-name="ro1">
          <table:table-cell office:value-type="string">
            <text:p>annetta_lies</text:p>
          </table:table-cell>
          <table:table-cell office:value-type="string">
            <text:p>s2fdsP8g6I</text:p>
          </table:table-cell>
          <table:table-cell office:value-type="string">
            <text:p>Annetta_lies</text:p>
          </table:table-cell>
          <table:table-cell office:value-type="string">
            <text:p>Annetta_lies</text:p>
          </table:table-cell>
          <table:table-cell office:value-type="string">
            <text:p>mershighlighwan1977@yandex.com </text:p>
          </table:table-cell>
          <table:table-cell office:value-type="string">
            <text:p>Troy </text:p>
          </table:table-cell>
          <table:table-cell office:value-type="string">
            <text:p>Dalton </text:p>
          </table:table-cell>
          <table:table-cell office:value-type="string">
            <text:p>Valliant </text:p>
          </table:table-cell>
          <table:table-cell office:value-type="string">
            <text:p>Bear Creek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AN MARINO</text:p>
          </table:table-cell>
          <table:table-cell office:value-type="string">
            <text:p>01/16/2014</text:p>
          </table:table-cell>
        </table:table-row>
        <table:table-row table:style-name="ro1">
          <table:table-cell office:value-type="string">
            <text:p>reeta_lies</text:p>
          </table:table-cell>
          <table:table-cell office:value-type="string">
            <text:p>s2fdsP8g6I</text:p>
          </table:table-cell>
          <table:table-cell office:value-type="string">
            <text:p>Reeta_lies</text:p>
          </table:table-cell>
          <table:table-cell office:value-type="string">
            <text:p>Reeta_lies</text:p>
          </table:table-cell>
          <table:table-cell office:value-type="string">
            <text:p>melle-vsu@yandex.com </text:p>
          </table:table-cell>
          <table:table-cell office:value-type="string">
            <text:p>New Providence </text:p>
          </table:table-cell>
          <table:table-cell office:value-type="string">
            <text:p>Goshen </text:p>
          </table:table-cell>
          <table:table-cell office:value-type="string">
            <text:p>Van </text:p>
          </table:table-cell>
          <table:table-cell office:value-type="string">
            <text:p>Facatativa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MOZAMBIQUE</text:p>
          </table:table-cell>
          <table:table-cell office:value-type="string">
            <text:p>02/04/2014</text:p>
          </table:table-cell>
        </table:table-row>
        <table:table-row table:style-name="ro1">
          <table:table-cell office:value-type="string">
            <text:p>steven</text:p>
          </table:table-cell>
          <table:table-cell office:value-type="string">
            <text:p>UVyO9</text:p>
          </table:table-cell>
          <table:table-cell office:value-type="string">
            <text:p>Steven</text:p>
          </table:table-cell>
          <table:table-cell office:value-type="string">
            <text:p>leCnDMRrDPLrOw</text:p>
          </table:table-cell>
          <table:table-cell office:value-type="string">
            <text:p>getjoy@msn.com</text:p>
          </table:table-cell>
          <table:table-cell office:value-type="string">
            <text:p>iOGSyYsyVryBx</text:p>
          </table:table-cell>
          <table:table-cell office:value-type="string">
            <text:p>hkasjffoYNdii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8568">
            <text:p>58568</text:p>
          </table:table-cell>
          <table:table-cell office:value-type="float" office:value="94233988905">
            <text:p>94233988905</text:p>
          </table:table-cell>
          <table:table-cell office:value-type="string">
            <text:p>US</text:p>
          </table:table-cell>
          <table:table-cell office:value-type="string">
            <text:p>09/02/2013</text:p>
          </table:table-cell>
        </table:table-row>
        <table:table-row table:style-name="ro1">
          <table:table-cell office:value-type="string">
            <text:p>jesse</text:p>
          </table:table-cell>
          <table:table-cell office:value-type="string">
            <text:p>GW5OTU</text:p>
          </table:table-cell>
          <table:table-cell office:value-type="string">
            <text:p>Jesse</text:p>
          </table:table-cell>
          <table:table-cell office:value-type="string">
            <text:p>iEURlSqMIHp</text:p>
          </table:table-cell>
          <table:table-cell office:value-type="string">
            <text:p>dirtbill@yahoo.com</text:p>
          </table:table-cell>
          <table:table-cell office:value-type="string">
            <text:p>fxItjLkKouqczXEZqr</text:p>
          </table:table-cell>
          <table:table-cell office:value-type="string">
            <text:p>gSkchEEcZFv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555">
            <text:p>78555</text:p>
          </table:table-cell>
          <table:table-cell office:value-type="float" office:value="78679064883">
            <text:p>78679064883</text:p>
          </table:table-cell>
          <table:table-cell office:value-type="string">
            <text:p>US</text:p>
          </table:table-cell>
          <table:table-cell office:value-type="string">
            <text:p>02/05/2014</text:p>
          </table:table-cell>
        </table:table-row>
        <table:table-row table:style-name="ro1">
          <table:table-cell office:value-type="string">
            <text:p>smemioche</text:p>
          </table:table-cell>
          <table:table-cell office:value-type="string">
            <text:p>6d1fRt2yaB</text:p>
          </table:table-cell>
          <table:table-cell office:value-type="string">
            <text:p>Smemioche</text:p>
          </table:table-cell>
          <table:table-cell office:value-type="string">
            <text:p>Smemioche</text:p>
          </table:table-cell>
          <table:table-cell office:value-type="string">
            <text:p>stevenbritt1985r@gmail.com</text:p>
          </table:table-cell>
          <table:table-cell office:value-type="string">
            <text:p>Kirovohrad</text:p>
          </table:table-cell>
          <table:table-cell office:value-type="string">
            <text:p>Luhansk</text:p>
          </table:table-cell>
          <table:table-cell office:value-type="string">
            <text:p>Lvi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04/2013</text:p>
          </table:table-cell>
        </table:table-row>
        <table:table-row table:style-name="ro1">
          <table:table-cell office:value-type="string">
            <text:p>pesyestix</text:p>
          </table:table-cell>
          <table:table-cell office:value-type="string">
            <text:p>dpohZr324V</text:p>
          </table:table-cell>
          <table:table-cell office:value-type="string">
            <text:p>Pesyestix</text:p>
          </table:table-cell>
          <table:table-cell office:value-type="string">
            <text:p>Pesyestix</text:p>
          </table:table-cell>
          <table:table-cell office:value-type="string">
            <text:p>talakivmisha@gmail.com</text:p>
          </table:table-cell>
          <table:table-cell office:value-type="string">
            <text:p>Kharkiv</text:p>
          </table:table-cell>
          <table:table-cell office:value-type="string">
            <text:p>Kherson</text:p>
          </table:table-cell>
          <table:table-cell office:value-type="string">
            <text:p>Khmelnytskyi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23/2013</text:p>
          </table:table-cell>
        </table:table-row>
        <table:table-row table:style-name="ro1">
          <table:table-cell office:value-type="string">
            <text:p>tdfakvak</text:p>
          </table:table-cell>
          <table:table-cell office:value-type="string">
            <text:p>4xfwxv89XH</text:p>
          </table:table-cell>
          <table:table-cell office:value-type="string">
            <text:p>TdfakVak</text:p>
          </table:table-cell>
          <table:table-cell office:value-type="string">
            <text:p>TdfakVak</text:p>
          </table:table-cell>
          <table:table-cell office:value-type="string">
            <text:p>ka@rentacar.pp.ua</text:p>
          </table:table-cell>
          <table:table-cell office:value-type="string">
            <text:p>Ulaanbaatar</text:p>
          </table:table-cell>
          <table:table-cell office:value-type="string">
            <text:p>Ulaanbaatar</text:p>
          </table:table-cell>
          <table:table-cell office:value-type="string">
            <text:p>Ulaanbaatar</text:p>
          </table:table-cell>
          <table:table-cell office:value-type="string">
            <text:p>Mongol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MONGOLIA</text:p>
          </table:table-cell>
          <table:table-cell office:value-type="string">
            <text:p>10/27/2015</text:p>
          </table:table-cell>
        </table:table-row>
        <table:table-row table:style-name="ro1">
          <table:table-cell office:value-type="string">
            <text:p>unlove</text:p>
          </table:table-cell>
          <table:table-cell office:value-type="string">
            <text:p>MUZd4H</text:p>
          </table:table-cell>
          <table:table-cell office:value-type="string">
            <text:p>unlove</text:p>
          </table:table-cell>
          <table:table-cell office:value-type="string">
            <text:p>vZXebsDJbmgFJCidfd</text:p>
          </table:table-cell>
          <table:table-cell office:value-type="string">
            <text:p>greenwood@webtown.com</text:p>
          </table:table-cell>
          <table:table-cell office:value-type="string">
            <text:p>yzFYumbJgUxwMGcW</text:p>
          </table:table-cell>
          <table:table-cell office:value-type="string">
            <text:p>NcmBCCvHWnGJwXqv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080">
            <text:p>25080</text:p>
          </table:table-cell>
          <table:table-cell office:value-type="float" office:value="23165884404">
            <text:p>23165884404</text:p>
          </table:table-cell>
          <table:table-cell office:value-type="string">
            <text:p>US</text:p>
          </table:table-cell>
          <table:table-cell office:value-type="string">
            <text:p>01/12/2014</text:p>
          </table:table-cell>
        </table:table-row>
        <table:table-row table:style-name="ro1">
          <table:table-cell office:value-type="string">
            <text:p>nikita_gag</text:p>
          </table:table-cell>
          <table:table-cell office:value-type="string">
            <text:p>TheaphIndenda</text:p>
          </table:table-cell>
          <table:table-cell table:number-columns-repeated="2" office:value-type="string">
            <text:p>Nikita_Gag</text:p>
          </table:table-cell>
          <table:table-cell office:value-type="string">
            <text:p>t.a.ny.a.4.36.3556@gmail.com </text:p>
          </table:table-cell>
          <table:table-cell table:number-columns-repeated="2"/>
          <table:table-cell office:value-type="string">
            <text:p>COIMBOTORE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HOLY SEE (VATICAN CITY STATE)</text:p>
          </table:table-cell>
          <table:table-cell office:value-type="string">
            <text:p>12/05/2013</text:p>
          </table:table-cell>
        </table:table-row>
        <table:table-row table:style-name="ro1">
          <table:table-cell office:value-type="string">
            <text:p>isabelle</text:p>
          </table:table-cell>
          <table:table-cell office:value-type="string">
            <text:p>WOTJX</text:p>
          </table:table-cell>
          <table:table-cell office:value-type="string">
            <text:p>Isabelle</text:p>
          </table:table-cell>
          <table:table-cell office:value-type="string">
            <text:p>aPeklgccyubmLaDUFV</text:p>
          </table:table-cell>
          <table:table-cell office:value-type="string">
            <text:p>freelife@yahoo.com</text:p>
          </table:table-cell>
          <table:table-cell office:value-type="string">
            <text:p>bZvrTXnwMhpigWTH</text:p>
          </table:table-cell>
          <table:table-cell office:value-type="string">
            <text:p>XYGylrfFzvEaTv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6600">
            <text:p>36600</text:p>
          </table:table-cell>
          <table:table-cell office:value-type="float" office:value="97650430046">
            <text:p>97650430046</text:p>
          </table:table-cell>
          <table:table-cell office:value-type="string">
            <text:p>US</text:p>
          </table:table-cell>
          <table:table-cell office:value-type="string">
            <text:p>01/24/2014</text:p>
          </table:table-cell>
        </table:table-row>
        <table:table-row table:style-name="ro1">
          <table:table-cell office:value-type="string">
            <text:p>ukkasukkazic</text:p>
          </table:table-cell>
          <table:table-cell office:value-type="string">
            <text:p>v6f1Kbc7vQ</text:p>
          </table:table-cell>
          <table:table-cell office:value-type="string">
            <text:p>UkkasukkaZic</text:p>
          </table:table-cell>
          <table:table-cell office:value-type="string">
            <text:p>UkkasukkaZic</text:p>
          </table:table-cell>
          <table:table-cell office:value-type="string">
            <text:p>ukkasukkazet@hotmail.com</text:p>
          </table:table-cell>
          <table:table-cell table:number-columns-repeated="3" office:value-type="string">
            <text:p>Toronto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RUSSIAN FEDERATION</text:p>
          </table:table-cell>
          <table:table-cell office:value-type="string">
            <text:p>06/23/2013</text:p>
          </table:table-cell>
        </table:table-row>
        <table:table-row table:style-name="ro1">
          <table:table-cell office:value-type="string">
            <text:p>fagthatethips</text:p>
          </table:table-cell>
          <table:table-cell office:value-type="string">
            <text:p>21rvG5ujdC</text:p>
          </table:table-cell>
          <table:table-cell office:value-type="string">
            <text:p>Fagthatethips</text:p>
          </table:table-cell>
          <table:table-cell office:value-type="string">
            <text:p>Fagthatethips</text:p>
          </table:table-cell>
          <table:table-cell office:value-type="string">
            <text:p>semenrodkin@yandex.ru</text:p>
          </table:table-cell>
          <table:table-cell table:number-columns-repeated="2"/>
          <table:table-cell office:value-type="string">
            <text:p>New Have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08/2013</text:p>
          </table:table-cell>
        </table:table-row>
        <table:table-row table:style-name="ro1">
          <table:table-cell office:value-type="string">
            <text:p>janni</text:p>
          </table:table-cell>
          <table:table-cell office:value-type="string">
            <text:p>mc8H0</text:p>
          </table:table-cell>
          <table:table-cell office:value-type="string">
            <text:p>Janni</text:p>
          </table:table-cell>
          <table:table-cell office:value-type="string">
            <text:p>GJEFwDRgrCxo</text:p>
          </table:table-cell>
          <table:table-cell office:value-type="string">
            <text:p>dogkill@yahoo.com</text:p>
          </table:table-cell>
          <table:table-cell office:value-type="string">
            <text:p>BClcVTdgLhDsCObI</text:p>
          </table:table-cell>
          <table:table-cell office:value-type="string">
            <text:p>GgHYvypts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4137">
            <text:p>64137</text:p>
          </table:table-cell>
          <table:table-cell office:value-type="float" office:value="82438235405">
            <text:p>82438235405</text:p>
          </table:table-cell>
          <table:table-cell office:value-type="string">
            <text:p>US</text:p>
          </table:table-cell>
          <table:table-cell office:value-type="string">
            <text:p>01/30/2014</text:p>
          </table:table-cell>
        </table:table-row>
        <table:table-row table:style-name="ro1">
          <table:table-cell office:value-type="string">
            <text:p>richardmem</text:p>
          </table:table-cell>
          <table:table-cell office:value-type="string">
            <text:p>39kwb4NnpK</text:p>
          </table:table-cell>
          <table:table-cell office:value-type="string">
            <text:p>Richardmem</text:p>
          </table:table-cell>
          <table:table-cell office:value-type="string">
            <text:p>Richardmem</text:p>
          </table:table-cell>
          <table:table-cell office:value-type="string">
            <text:p>timot.hytruku.bik@gmail.com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ANTARCTICA</text:p>
          </table:table-cell>
          <table:table-cell office:value-type="string">
            <text:p>03/02/2014</text:p>
          </table:table-cell>
        </table:table-row>
        <table:table-row table:style-name="ro1">
          <table:table-cell office:value-type="string">
            <text:p>layla</text:p>
          </table:table-cell>
          <table:table-cell office:value-type="string">
            <text:p>eeuBs</text:p>
          </table:table-cell>
          <table:table-cell office:value-type="string">
            <text:p>Layla</text:p>
          </table:table-cell>
          <table:table-cell office:value-type="string">
            <text:p>BLUlnmYXEuLYvN</text:p>
          </table:table-cell>
          <table:table-cell office:value-type="string">
            <text:p>quaker@yahoo.com</text:p>
          </table:table-cell>
          <table:table-cell office:value-type="string">
            <text:p>SSFdJsvwlsufxsVl</text:p>
          </table:table-cell>
          <table:table-cell office:value-type="string">
            <text:p>AfOorCNeYIis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960">
            <text:p>89960</text:p>
          </table:table-cell>
          <table:table-cell office:value-type="float" office:value="77007070461">
            <text:p>77007070461</text:p>
          </table:table-cell>
          <table:table-cell office:value-type="string">
            <text:p>US</text:p>
          </table:table-cell>
          <table:table-cell office:value-type="string">
            <text:p>07/07/2013</text:p>
          </table:table-cell>
        </table:table-row>
        <table:table-row table:style-name="ro1">
          <table:table-cell office:value-type="string">
            <text:p>annaxqgq</text:p>
          </table:table-cell>
          <table:table-cell office:value-type="string">
            <text:p>esb5Vp7r2H</text:p>
          </table:table-cell>
          <table:table-cell office:value-type="string">
            <text:p>Annaxqgq</text:p>
          </table:table-cell>
          <table:table-cell office:value-type="string">
            <text:p>Annaxqgq</text:p>
          </table:table-cell>
          <table:table-cell office:value-type="string">
            <text:p>m.al.ino.s.te.r.d.o.w.s.k@gmail.co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ARYLAND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BENIN</text:p>
          </table:table-cell>
          <table:table-cell office:value-type="string">
            <text:p>01/28/2014</text:p>
          </table:table-cell>
          <table:table-cell table:number-columns-repeated="4"/>
        </table:table-row>
        <table:table-row table:style-name="ro1">
          <table:table-cell office:value-type="string">
            <text:p>brian</text:p>
          </table:table-cell>
          <table:table-cell office:value-type="string">
            <text:p>kiK6xW</text:p>
          </table:table-cell>
          <table:table-cell office:value-type="string">
            <text:p>Brian</text:p>
          </table:table-cell>
          <table:table-cell office:value-type="string">
            <text:p>ttZnBfMEwMZD</text:p>
          </table:table-cell>
          <table:table-cell office:value-type="string">
            <text:p>dogkill@yahoo.com</text:p>
          </table:table-cell>
          <table:table-cell office:value-type="string">
            <text:p>UhOcdqHVuKusELLswi</text:p>
          </table:table-cell>
          <table:table-cell office:value-type="string">
            <text:p>tazJblotf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5848">
            <text:p>55848</text:p>
          </table:table-cell>
          <table:table-cell office:value-type="float" office:value="98264054290">
            <text:p>98264054290</text:p>
          </table:table-cell>
          <table:table-cell office:value-type="string">
            <text:p>US</text:p>
          </table:table-cell>
          <table:table-cell office:value-type="string">
            <text:p>07/14/2013</text:p>
          </table:table-cell>
        </table:table-row>
        <table:table-row table:style-name="ro1">
          <table:table-cell office:value-type="string">
            <text:p>molly</text:p>
          </table:table-cell>
          <table:table-cell office:value-type="string">
            <text:p>3clLp</text:p>
          </table:table-cell>
          <table:table-cell office:value-type="string">
            <text:p>Molly</text:p>
          </table:table-cell>
          <table:table-cell office:value-type="string">
            <text:p>rzGcTpfWNnNLnYxh</text:p>
          </table:table-cell>
          <table:table-cell office:value-type="string">
            <text:p>infest@msn.com</text:p>
          </table:table-cell>
          <table:table-cell office:value-type="string">
            <text:p>JtxvaLiyHWySAkaUIct</text:p>
          </table:table-cell>
          <table:table-cell office:value-type="string">
            <text:p>elJOQaezeiWiCBeKWk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097">
            <text:p>87097</text:p>
          </table:table-cell>
          <table:table-cell office:value-type="float" office:value="93276284614">
            <text:p>93276284614</text:p>
          </table:table-cell>
          <table:table-cell office:value-type="string">
            <text:p>US</text:p>
          </table:table-cell>
          <table:table-cell office:value-type="string">
            <text:p>02/05/2014</text:p>
          </table:table-cell>
        </table:table-row>
        <table:table-row table:style-name="ro1">
          <table:table-cell office:value-type="string">
            <text:p>melanie</text:p>
          </table:table-cell>
          <table:table-cell office:value-type="string">
            <text:p>KbWLv</text:p>
          </table:table-cell>
          <table:table-cell office:value-type="string">
            <text:p>Melanie</text:p>
          </table:table-cell>
          <table:table-cell office:value-type="string">
            <text:p>gKQUdnKBfcoyKRbUDG</text:p>
          </table:table-cell>
          <table:table-cell office:value-type="string">
            <text:p>nogood87@yahoo.com</text:p>
          </table:table-cell>
          <table:table-cell office:value-type="string">
            <text:p>SaGFIapOuEQloNOgnyQ</text:p>
          </table:table-cell>
          <table:table-cell office:value-type="string">
            <text:p>LnFtIHhQYMxeAaZh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3050">
            <text:p>63050</text:p>
          </table:table-cell>
          <table:table-cell office:value-type="float" office:value="20632901644">
            <text:p>20632901644</text:p>
          </table:table-cell>
          <table:table-cell office:value-type="string">
            <text:p>US</text:p>
          </table:table-cell>
          <table:table-cell office:value-type="string">
            <text:p>07/28/2013</text:p>
          </table:table-cell>
        </table:table-row>
        <table:table-row table:style-name="ro1">
          <table:table-cell office:value-type="string">
            <text:p>mjjhootie@co</text:p>
          </table:table-cell>
          <table:table-cell office:value-type="string">
            <text:p>48dj43cj</text:p>
          </table:table-cell>
          <table:table-cell office:value-type="string">
            <text:p>Carol</text:p>
          </table:table-cell>
          <table:table-cell office:value-type="string">
            <text:p>Jobe</text:p>
          </table:table-cell>
          <table:table-cell office:value-type="string">
            <text:p>Mjjhootie@cox.net</text:p>
          </table:table-cell>
          <table:table-cell office:value-type="string">
            <text:p>4328SE13th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 office:value-type="float" office:value="4056776021">
            <text:p>4056776021</text:p>
          </table:table-cell>
          <table:table-cell office:value-type="string">
            <text:p>US</text:p>
          </table:table-cell>
          <table:table-cell office:value-type="string">
            <text:p>03/19/2014</text:p>
          </table:table-cell>
        </table:table-row>
        <table:table-row table:style-name="ro1">
          <table:table-cell office:value-type="string">
            <text:p>diva</text:p>
          </table:table-cell>
          <table:table-cell office:value-type="string">
            <text:p>rr7i7l</text:p>
          </table:table-cell>
          <table:table-cell office:value-type="string">
            <text:p>Diva</text:p>
          </table:table-cell>
          <table:table-cell office:value-type="string">
            <text:p>ethShzaKNUKs</text:p>
          </table:table-cell>
          <table:table-cell office:value-type="string">
            <text:p>thebest@hotmail.com</text:p>
          </table:table-cell>
          <table:table-cell office:value-type="string">
            <text:p>MboOiyLtyOMQK</text:p>
          </table:table-cell>
          <table:table-cell office:value-type="string">
            <text:p>EjWvoTgKNjekGi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1713">
            <text:p>21713</text:p>
          </table:table-cell>
          <table:table-cell office:value-type="float" office:value="10976624994">
            <text:p>10976624994</text:p>
          </table:table-cell>
          <table:table-cell office:value-type="string">
            <text:p>US</text:p>
          </table:table-cell>
          <table:table-cell office:value-type="string">
            <text:p>03/29/2014</text:p>
          </table:table-cell>
        </table:table-row>
        <table:table-row table:style-name="ro1">
          <table:table-cell office:value-type="string">
            <text:p>cexaccurf</text:p>
          </table:table-cell>
          <table:table-cell office:value-type="string">
            <text:p>gzoI3x4h4X</text:p>
          </table:table-cell>
          <table:table-cell office:value-type="string">
            <text:p>cexaccurf</text:p>
          </table:table-cell>
          <table:table-cell office:value-type="string">
            <text:p>cexaccurf</text:p>
          </table:table-cell>
          <table:table-cell office:value-type="string">
            <text:p>sosnovroma@gmail.com</text:p>
          </table:table-cell>
          <table:table-cell office:value-type="string">
            <text:p>Volyn</text:p>
          </table:table-cell>
          <table:table-cell office:value-type="string">
            <text:p>Zakarpattia</text:p>
          </table:table-cell>
          <table:table-cell office:value-type="string">
            <text:p>Zaporizhia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17/2013</text:p>
          </table:table-cell>
        </table:table-row>
        <table:table-row table:style-name="ro1">
          <table:table-cell office:value-type="string">
            <text:p>trinity</text:p>
          </table:table-cell>
          <table:table-cell office:value-type="string">
            <text:p>UEBoo</text:p>
          </table:table-cell>
          <table:table-cell office:value-type="string">
            <text:p>Trinity</text:p>
          </table:table-cell>
          <table:table-cell office:value-type="string">
            <text:p>cLoUIEmVmisSI</text:p>
          </table:table-cell>
          <table:table-cell office:value-type="string">
            <text:p>freeman@hotmail.com</text:p>
          </table:table-cell>
          <table:table-cell office:value-type="string">
            <text:p>LLLETMVUsRKhSghE</text:p>
          </table:table-cell>
          <table:table-cell office:value-type="string">
            <text:p>hyhdwXCOpjnTxofo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324">
            <text:p>24324</text:p>
          </table:table-cell>
          <table:table-cell office:value-type="float" office:value="72058718007">
            <text:p>72058718007</text:p>
          </table:table-cell>
          <table:table-cell office:value-type="string">
            <text:p>US</text:p>
          </table:table-cell>
          <table:table-cell office:value-type="string">
            <text:p>09/03/2013</text:p>
          </table:table-cell>
        </table:table-row>
        <table:table-row table:style-name="ro1">
          <table:table-cell office:value-type="string">
            <text:p>relancila</text:p>
          </table:table-cell>
          <table:table-cell office:value-type="string">
            <text:p>4xfwxv89XH</text:p>
          </table:table-cell>
          <table:table-cell office:value-type="string">
            <text:p>RelanCila</text:p>
          </table:table-cell>
          <table:table-cell office:value-type="string">
            <text:p>RelanCila</text:p>
          </table:table-cell>
          <table:table-cell office:value-type="string">
            <text:p>avab@auto-travel.pp.ua</text:p>
          </table:table-cell>
          <table:table-cell office:value-type="string">
            <text:p>Ulaanbaatar</text:p>
          </table:table-cell>
          <table:table-cell office:value-type="string">
            <text:p>Ulaanbaatar</text:p>
          </table:table-cell>
          <table:table-cell office:value-type="string">
            <text:p>Ulaanbaatar</text:p>
          </table:table-cell>
          <table:table-cell office:value-type="string">
            <text:p>Mongol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TOKELAU</text:p>
          </table:table-cell>
          <table:table-cell office:value-type="string">
            <text:p>09/01/2015</text:p>
          </table:table-cell>
        </table:table-row>
        <table:table-row table:style-name="ro1">
          <table:table-cell office:value-type="string">
            <text:p>vuperetstarge</text:p>
          </table:table-cell>
          <table:table-cell office:value-type="string">
            <text:p>bt9c7Bn2vJ</text:p>
          </table:table-cell>
          <table:table-cell office:value-type="string">
            <text:p>VuperetStarge</text:p>
          </table:table-cell>
          <table:table-cell office:value-type="string">
            <text:p>VuperetStarge</text:p>
          </table:table-cell>
          <table:table-cell office:value-type="string">
            <text:p>jonnydorn8719@mail.porevoonline.net</text:p>
          </table:table-cell>
          <table:table-cell office:value-type="string">
            <text:p>Stung Treng</text:p>
          </table:table-cell>
          <table:table-cell office:value-type="string">
            <text:p>Stung Treng</text:p>
          </table:table-cell>
          <table:table-cell office:value-type="string">
            <text:p>Stung Treng</text:p>
          </table:table-cell>
          <table:table-cell office:value-type="string">
            <text:p>Cambod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ENEGAL</text:p>
          </table:table-cell>
          <table:table-cell office:value-type="string">
            <text:p>12/06/2013</text:p>
          </table:table-cell>
        </table:table-row>
        <table:table-row table:style-name="ro1">
          <table:table-cell office:value-type="string">
            <text:p>parker</text:p>
          </table:table-cell>
          <table:table-cell office:value-type="string">
            <text:p>5aK7AV</text:p>
          </table:table-cell>
          <table:table-cell office:value-type="string">
            <text:p>Parker</text:p>
          </table:table-cell>
          <table:table-cell office:value-type="string">
            <text:p>VDRnmtHqoXhxV</text:p>
          </table:table-cell>
          <table:table-cell office:value-type="string">
            <text:p>cooler111@yahoo.com</text:p>
          </table:table-cell>
          <table:table-cell office:value-type="string">
            <text:p>DTJoqhiziSnutLdin</text:p>
          </table:table-cell>
          <table:table-cell office:value-type="string">
            <text:p>VUVXwahaU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2858">
            <text:p>82858</text:p>
          </table:table-cell>
          <table:table-cell office:value-type="float" office:value="20120490101">
            <text:p>20120490101</text:p>
          </table:table-cell>
          <table:table-cell office:value-type="string">
            <text:p>US</text:p>
          </table:table-cell>
          <table:table-cell office:value-type="string">
            <text:p>11/24/2013</text:p>
          </table:table-cell>
        </table:table-row>
        <table:table-row table:style-name="ro1">
          <table:table-cell office:value-type="string">
            <text:p>brandonbum</text:p>
          </table:table-cell>
          <table:table-cell office:value-type="string">
            <text:p>qcO8zb2k5O</text:p>
          </table:table-cell>
          <table:table-cell office:value-type="string">
            <text:p>Brandonbum</text:p>
          </table:table-cell>
          <table:table-cell office:value-type="string">
            <text:p>Brandonbum</text:p>
          </table:table-cell>
          <table:table-cell office:value-type="string">
            <text:p>josephBopy@buttliza.info</text:p>
          </table:table-cell>
          <table:table-cell table:number-columns-repeated="3" office:value-type="string">
            <text:p>Santa Rosa</text:p>
          </table:table-cell>
          <table:table-cell office:value-type="string">
            <text:p>Venezuel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AYMAN ISLANDS</text:p>
          </table:table-cell>
          <table:table-cell office:value-type="string">
            <text:p>04/27/2014</text:p>
          </table:table-cell>
        </table:table-row>
        <table:table-row table:style-name="ro1">
          <table:table-cell office:value-type="string">
            <text:p>tequila1pn</text:p>
          </table:table-cell>
          <table:table-cell office:value-type="string">
            <text:p>TheaphIndenda</text:p>
          </table:table-cell>
          <table:table-cell table:number-columns-repeated="2" office:value-type="string">
            <text:p>Tequila1Pn</text:p>
          </table:table-cell>
          <table:table-cell office:value-type="string">
            <text:p>yank.a.d.ub.rov0.0.0@gmail.com </text:p>
          </table:table-cell>
          <table:table-cell table:number-columns-repeated="2"/>
          <table:table-cell office:value-type="string">
            <text:p>Dartmouth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EAST TIMOR</text:p>
          </table:table-cell>
          <table:table-cell office:value-type="string">
            <text:p>11/28/2013</text:p>
          </table:table-cell>
        </table:table-row>
        <table:table-row table:style-name="ro1">
          <table:table-cell office:value-type="string">
            <text:p>estiltruill</text:p>
          </table:table-cell>
          <table:table-cell office:value-type="string">
            <text:p>h1bu6C9rfX</text:p>
          </table:table-cell>
          <table:table-cell office:value-type="string">
            <text:p>Estiltruill</text:p>
          </table:table-cell>
          <table:table-cell office:value-type="string">
            <text:p>Estiltruill</text:p>
          </table:table-cell>
          <table:table-cell office:value-type="string">
            <text:p>all1n@nermis.ru</text:p>
          </table:table-cell>
          <table:table-cell table:number-columns-repeated="3" office:value-type="string">
            <text:p>Nuuk</text:p>
          </table:table-cell>
          <table:table-cell office:value-type="string">
            <text:p>Greenland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BOUVET ISLAND</text:p>
          </table:table-cell>
          <table:table-cell office:value-type="string">
            <text:p>11/22/2013</text:p>
          </table:table-cell>
        </table:table-row>
        <table:table-row table:style-name="ro1">
          <table:table-cell office:value-type="string">
            <text:p>adelmerpn</text:p>
          </table:table-cell>
          <table:table-cell office:value-type="string">
            <text:p>o5v54wEkpS</text:p>
          </table:table-cell>
          <table:table-cell office:value-type="string">
            <text:p>ADelmerPn</text:p>
          </table:table-cell>
          <table:table-cell office:value-type="string">
            <text:p>ADelmerPn</text:p>
          </table:table-cell>
          <table:table-cell office:value-type="string">
            <text:p>hondacivic@mail.porevoonline.net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ICELAND</text:p>
          </table:table-cell>
          <table:table-cell office:value-type="string">
            <text:p>02/13/2014</text:p>
          </table:table-cell>
        </table:table-row>
        <table:table-row table:style-name="ro1">
          <table:table-cell office:value-type="string">
            <text:p>vida</text:p>
          </table:table-cell>
          <table:table-cell office:value-type="string">
            <text:p>79q7y</text:p>
          </table:table-cell>
          <table:table-cell office:value-type="string">
            <text:p>Vida</text:p>
          </table:table-cell>
          <table:table-cell office:value-type="string">
            <text:p>AUPpKeSCPTyMkao</text:p>
          </table:table-cell>
          <table:table-cell office:value-type="string">
            <text:p>getjoy@msn.com</text:p>
          </table:table-cell>
          <table:table-cell office:value-type="string">
            <text:p>QbntUyWZwzzXkrfSV</text:p>
          </table:table-cell>
          <table:table-cell office:value-type="string">
            <text:p>iwHvFmjsj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7718">
            <text:p>97718</text:p>
          </table:table-cell>
          <table:table-cell office:value-type="float" office:value="34969276463">
            <text:p>34969276463</text:p>
          </table:table-cell>
          <table:table-cell office:value-type="string">
            <text:p>US</text:p>
          </table:table-cell>
          <table:table-cell office:value-type="string">
            <text:p>02/17/2014</text:p>
          </table:table-cell>
        </table:table-row>
        <table:table-row table:style-name="ro1">
          <table:table-cell office:value-type="string">
            <text:p>chase</text:p>
          </table:table-cell>
          <table:table-cell office:value-type="string">
            <text:p>DYWZOC</text:p>
          </table:table-cell>
          <table:table-cell office:value-type="string">
            <text:p>Chase</text:p>
          </table:table-cell>
          <table:table-cell office:value-type="string">
            <text:p>riyPTLIduROnT</text:p>
          </table:table-cell>
          <table:table-cell office:value-type="string">
            <text:p>greenwood@webtown.com</text:p>
          </table:table-cell>
          <table:table-cell office:value-type="string">
            <text:p>mGfdQKrOQJLSrCTFR</text:p>
          </table:table-cell>
          <table:table-cell office:value-type="string">
            <text:p>iGkaxXtUae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3443">
            <text:p>23443</text:p>
          </table:table-cell>
          <table:table-cell office:value-type="float" office:value="28381923401">
            <text:p>28381923401</text:p>
          </table:table-cell>
          <table:table-cell office:value-type="string">
            <text:p>US</text:p>
          </table:table-cell>
          <table:table-cell office:value-type="string">
            <text:p>03/29/2014</text:p>
          </table:table-cell>
        </table:table-row>
        <table:table-row table:style-name="ro1">
          <table:table-cell office:value-type="string">
            <text:p>brianna</text:p>
          </table:table-cell>
          <table:table-cell office:value-type="string">
            <text:p>KKvyuU</text:p>
          </table:table-cell>
          <table:table-cell office:value-type="string">
            <text:p>Brianna</text:p>
          </table:table-cell>
          <table:table-cell office:value-type="string">
            <text:p>xQNcSTblmPgt</text:p>
          </table:table-cell>
          <table:table-cell office:value-type="string">
            <text:p>behappy@yahoo.com</text:p>
          </table:table-cell>
          <table:table-cell office:value-type="string">
            <text:p>XItUYptBXKBMyrAlC</text:p>
          </table:table-cell>
          <table:table-cell office:value-type="string">
            <text:p>KQbmHUakTus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2367">
            <text:p>82367</text:p>
          </table:table-cell>
          <table:table-cell office:value-type="float" office:value="23735727799">
            <text:p>23735727799</text:p>
          </table:table-cell>
          <table:table-cell office:value-type="string">
            <text:p>US</text:p>
          </table:table-cell>
          <table:table-cell office:value-type="string">
            <text:p>03/29/2014</text:p>
          </table:table-cell>
        </table:table-row>
        <table:table-row table:style-name="ro1">
          <table:table-cell office:value-type="string">
            <text:p>crazyfrog</text:p>
          </table:table-cell>
          <table:table-cell office:value-type="string">
            <text:p>Og2og</text:p>
          </table:table-cell>
          <table:table-cell office:value-type="string">
            <text:p>crazyfrog</text:p>
          </table:table-cell>
          <table:table-cell office:value-type="string">
            <text:p>jyPxaPYzFOWHXoWg</text:p>
          </table:table-cell>
          <table:table-cell office:value-type="string">
            <text:p>coco888@msn.com</text:p>
          </table:table-cell>
          <table:table-cell office:value-type="string">
            <text:p>SDLJJvyIcjawnGGTiC</text:p>
          </table:table-cell>
          <table:table-cell office:value-type="string">
            <text:p>DTrVFkozepWJE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9764">
            <text:p>49764</text:p>
          </table:table-cell>
          <table:table-cell office:value-type="float" office:value="13331940544">
            <text:p>13331940544</text:p>
          </table:table-cell>
          <table:table-cell office:value-type="string">
            <text:p>US</text:p>
          </table:table-cell>
          <table:table-cell office:value-type="string">
            <text:p>03/29/2014</text:p>
          </table:table-cell>
        </table:table-row>
        <table:table-row table:style-name="ro1">
          <table:table-cell office:value-type="string">
            <text:p>snasiorma</text:p>
          </table:table-cell>
          <table:table-cell office:value-type="string">
            <text:p>jzc6y67XdL</text:p>
          </table:table-cell>
          <table:table-cell office:value-type="string">
            <text:p>snasiorma</text:p>
          </table:table-cell>
          <table:table-cell office:value-type="string">
            <text:p>snasiorma</text:p>
          </table:table-cell>
          <table:table-cell office:value-type="string">
            <text:p>anthonybeaubien1986e@gmail.com</text:p>
          </table:table-cell>
          <table:table-cell office:value-type="string">
            <text:p>Zhytomyr</text:p>
          </table:table-cell>
          <table:table-cell office:value-type="string">
            <text:p>Cherkasy</text:p>
          </table:table-cell>
          <table:table-cell office:value-type="string">
            <text:p>Chernihiv</text:p>
          </table:table-cell>
          <table:table-cell office:value-type="string">
            <text:p>The Bahama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14/2013</text:p>
          </table:table-cell>
        </table:table-row>
        <table:table-row table:style-name="ro1">
          <table:table-cell office:value-type="string">
            <text:p>thornton4474</text:p>
          </table:table-cell>
          <table:table-cell office:value-type="string">
            <text:p>flyer444</text:p>
          </table:table-cell>
          <table:table-cell office:value-type="string">
            <text:p>Bill</text:p>
          </table:table-cell>
          <table:table-cell office:value-type="string">
            <text:p>Thornton</text:p>
          </table:table-cell>
          <table:table-cell office:value-type="string">
            <text:p>w.thhornton1@cox.net</text:p>
          </table:table-cell>
          <table:table-cell office:value-type="string">
            <text:p>5008 S. Anderson Road</text:p>
          </table:table-cell>
          <table:table-cell office:value-type="string">
            <text:p>#4</text:p>
          </table:table-cell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50">
            <text:p>73150</text:p>
          </table:table-cell>
          <table:table-cell office:value-type="string">
            <text:p>405-455-2660</text:p>
          </table:table-cell>
          <table:table-cell office:value-type="string">
            <text:p>US</text:p>
          </table:table-cell>
          <table:table-cell office:value-type="string">
            <text:p>03/25/2014</text:p>
          </table:table-cell>
        </table:table-row>
        <table:table-row table:style-name="ro1">
          <table:table-cell office:value-type="string">
            <text:p>dennissake</text:p>
          </table:table-cell>
          <table:table-cell office:value-type="string">
            <text:p>jWya6k22eE</text:p>
          </table:table-cell>
          <table:table-cell table:number-columns-repeated="2" office:value-type="string">
            <text:p>DennisSake</text:p>
          </table:table-cell>
          <table:table-cell office:value-type="string">
            <text:p>timothy.truku.bik@gmail.com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IRELAND</text:p>
          </table:table-cell>
          <table:table-cell office:value-type="string">
            <text:p>03/05/2014</text:p>
          </table:table-cell>
        </table:table-row>
        <table:table-row table:style-name="ro1">
          <table:table-cell office:value-type="string">
            <text:p>kimberly</text:p>
          </table:table-cell>
          <table:table-cell office:value-type="string">
            <text:p>VKngP</text:p>
          </table:table-cell>
          <table:table-cell office:value-type="string">
            <text:p>Kimberly</text:p>
          </table:table-cell>
          <table:table-cell office:value-type="string">
            <text:p>vnOVzodckoATjkqObO</text:p>
          </table:table-cell>
          <table:table-cell office:value-type="string">
            <text:p>dirtbill@yahoo.com</text:p>
          </table:table-cell>
          <table:table-cell office:value-type="string">
            <text:p>KtLmNVpxEeVPcpsCjF</text:p>
          </table:table-cell>
          <table:table-cell office:value-type="string">
            <text:p>KEuirQvUFpZllNKehQ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8282">
            <text:p>18282</text:p>
          </table:table-cell>
          <table:table-cell office:value-type="float" office:value="31285760325">
            <text:p>31285760325</text:p>
          </table:table-cell>
          <table:table-cell office:value-type="string">
            <text:p>US</text:p>
          </table:table-cell>
          <table:table-cell office:value-type="string">
            <text:p>04/19/2014</text:p>
          </table:table-cell>
        </table:table-row>
        <table:table-row table:style-name="ro1">
          <table:table-cell office:value-type="string">
            <text:p>ajexblueltytex</text:p>
          </table:table-cell>
          <table:table-cell office:value-type="string">
            <text:p>zioG6d1g6U</text:p>
          </table:table-cell>
          <table:table-cell office:value-type="string">
            <text:p>AJexBlUeltytex</text:p>
          </table:table-cell>
          <table:table-cell office:value-type="string">
            <text:p>AJexBlUeltytex</text:p>
          </table:table-cell>
          <table:table-cell office:value-type="string">
            <text:p>aaapuperbat@pupermail.in</text:p>
          </table:table-cell>
          <table:table-cell table:number-columns-repeated="2"/>
          <table:table-cell office:value-type="string">
            <text:p>Mike18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GAMBIA</text:p>
          </table:table-cell>
          <table:table-cell office:value-type="string">
            <text:p>05/20/2014</text:p>
          </table:table-cell>
        </table:table-row>
        <table:table-row table:style-name="ro1">
          <table:table-cell office:value-type="string">
            <text:p>jack</text:p>
          </table:table-cell>
          <table:table-cell office:value-type="string">
            <text:p>kZXKv</text:p>
          </table:table-cell>
          <table:table-cell office:value-type="string">
            <text:p>Jack</text:p>
          </table:table-cell>
          <table:table-cell office:value-type="string">
            <text:p>RYDJbJjUDcvMUvYJxG</text:p>
          </table:table-cell>
          <table:table-cell office:value-type="string">
            <text:p>infest@msn.com</text:p>
          </table:table-cell>
          <table:table-cell office:value-type="string">
            <text:p>SjnMwljkhtJSUr</text:p>
          </table:table-cell>
          <table:table-cell office:value-type="string">
            <text:p>QaScynfFNuDtKYv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969">
            <text:p>39969</text:p>
          </table:table-cell>
          <table:table-cell office:value-type="float" office:value="31614974038">
            <text:p>31614974038</text:p>
          </table:table-cell>
          <table:table-cell office:value-type="string">
            <text:p>US</text:p>
          </table:table-cell>
          <table:table-cell office:value-type="string">
            <text:p>02/23/2014</text:p>
          </table:table-cell>
        </table:table-row>
        <table:table-row table:style-name="ro1">
          <table:table-cell office:value-type="string">
            <text:p>proxiesdudex</text:p>
          </table:table-cell>
          <table:table-cell office:value-type="string">
            <text:p>c96Npfdi4T</text:p>
          </table:table-cell>
          <table:table-cell office:value-type="string">
            <text:p>proxiesdudex</text:p>
          </table:table-cell>
          <table:table-cell office:value-type="string">
            <text:p>proxiesdudex</text:p>
          </table:table-cell>
          <table:table-cell office:value-type="string">
            <text:p>thegiggling666@aol.com</text:p>
          </table:table-cell>
          <table:table-cell office:value-type="string">
            <text:p>Berlin</text:p>
          </table:table-cell>
          <table:table-cell office:value-type="string">
            <text:p>Munich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HAITI</text:p>
          </table:table-cell>
          <table:table-cell office:value-type="string">
            <text:p>05/03/2014</text:p>
          </table:table-cell>
        </table:table-row>
        <table:table-row table:style-name="ro1">
          <table:table-cell office:value-type="string">
            <text:p>matta</text:p>
          </table:table-cell>
          <table:table-cell office:value-type="string">
            <text:p>Pass01</text:p>
          </table:table-cell>
          <table:table-cell office:value-type="string">
            <text:p>Matt</text:p>
          </table:table-cell>
          <table:table-cell office:value-type="string">
            <text:p>Alford</text:p>
          </table:table-cell>
          <table:table-cell table:number-columns-repeated="4"/>
          <table:table-cell office:value-type="string">
            <text:p>OO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10/30/2013</text:p>
          </table:table-cell>
        </table:table-row>
        <table:table-row table:style-name="ro1">
          <table:table-cell office:value-type="string">
            <text:p>ginforivk</text:p>
          </table:table-cell>
          <table:table-cell office:value-type="string">
            <text:p>qrcBg7Jnki6</text:p>
          </table:table-cell>
          <table:table-cell office:value-type="string">
            <text:p>Ginforivk</text:p>
          </table:table-cell>
          <table:table-cell office:value-type="string">
            <text:p>Ginforivk</text:p>
          </table:table-cell>
          <table:table-cell office:value-type="string">
            <text:p>sergey_nikonov@aol.com</text:p>
          </table:table-cell>
          <table:table-cell table:number-columns-repeated="2"/>
          <table:table-cell office:value-type="string">
            <text:p>Chula Vista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11/2013</text:p>
          </table:table-cell>
        </table:table-row>
        <table:table-row table:style-name="ro1">
          <table:table-cell office:value-type="string">
            <text:p>michael</text:p>
          </table:table-cell>
          <table:table-cell office:value-type="string">
            <text:p>E4lpr</text:p>
          </table:table-cell>
          <table:table-cell office:value-type="string">
            <text:p>Michael</text:p>
          </table:table-cell>
          <table:table-cell office:value-type="string">
            <text:p>msTrekwGQyLBWTKC</text:p>
          </table:table-cell>
          <table:table-cell office:value-type="string">
            <text:p>rikky@aol.com</text:p>
          </table:table-cell>
          <table:table-cell office:value-type="string">
            <text:p>BlwCzgYNPZrly</text:p>
          </table:table-cell>
          <table:table-cell office:value-type="string">
            <text:p>FytJzzyYiXq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0389">
            <text:p>30389</text:p>
          </table:table-cell>
          <table:table-cell office:value-type="float" office:value="74962241664">
            <text:p>74962241664</text:p>
          </table:table-cell>
          <table:table-cell office:value-type="string">
            <text:p>US</text:p>
          </table:table-cell>
          <table:table-cell office:value-type="string">
            <text:p>04/11/2014</text:p>
          </table:table-cell>
        </table:table-row>
        <table:table-row table:style-name="ro1">
          <table:table-cell office:value-type="string">
            <text:p>emma</text:p>
          </table:table-cell>
          <table:table-cell office:value-type="string">
            <text:p>TmfPLY</text:p>
          </table:table-cell>
          <table:table-cell office:value-type="string">
            <text:p>Emma</text:p>
          </table:table-cell>
          <table:table-cell office:value-type="string">
            <text:p>uyeYcPvynh</text:p>
          </table:table-cell>
          <table:table-cell office:value-type="string">
            <text:p>bonser@gmail.com</text:p>
          </table:table-cell>
          <table:table-cell office:value-type="string">
            <text:p>MSaluLcNsbuxoJkxF</text:p>
          </table:table-cell>
          <table:table-cell office:value-type="string">
            <text:p>lwNbENSSdawjnCOs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7876">
            <text:p>77876</text:p>
          </table:table-cell>
          <table:table-cell office:value-type="float" office:value="34215092171">
            <text:p>34215092171</text:p>
          </table:table-cell>
          <table:table-cell office:value-type="string">
            <text:p>US</text:p>
          </table:table-cell>
          <table:table-cell office:value-type="string">
            <text:p>04/29/2014</text:p>
          </table:table-cell>
        </table:table-row>
        <table:table-row table:style-name="ro1">
          <table:table-cell office:value-type="string">
            <text:p>destiny</text:p>
          </table:table-cell>
          <table:table-cell office:value-type="string">
            <text:p>Ra1LIP</text:p>
          </table:table-cell>
          <table:table-cell office:value-type="string">
            <text:p>Destiny</text:p>
          </table:table-cell>
          <table:table-cell office:value-type="string">
            <text:p>JLtPdEdlCFUSzZF</text:p>
          </table:table-cell>
          <table:table-cell office:value-type="string">
            <text:p>crazyivan@yahoo.com</text:p>
          </table:table-cell>
          <table:table-cell office:value-type="string">
            <text:p>mArBcjXBHabI</text:p>
          </table:table-cell>
          <table:table-cell office:value-type="string">
            <text:p>UntspTrVX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9167">
            <text:p>99167</text:p>
          </table:table-cell>
          <table:table-cell office:value-type="float" office:value="89994999034">
            <text:p>89994999034</text:p>
          </table:table-cell>
          <table:table-cell office:value-type="string">
            <text:p>US</text:p>
          </table:table-cell>
          <table:table-cell office:value-type="string">
            <text:p>12/23/2013</text:p>
          </table:table-cell>
        </table:table-row>
        <table:table-row table:style-name="ro1">
          <table:table-cell office:value-type="string">
            <text:p>eradvicywno</text:p>
          </table:table-cell>
          <table:table-cell office:value-type="string">
            <text:p>5x4k7zrjZF</text:p>
          </table:table-cell>
          <table:table-cell office:value-type="string">
            <text:p>Eradvicywno</text:p>
          </table:table-cell>
          <table:table-cell office:value-type="string">
            <text:p>Eradvicywno</text:p>
          </table:table-cell>
          <table:table-cell office:value-type="string">
            <text:p>erJelfudc@buttliza.info</text:p>
          </table:table-cell>
          <table:table-cell office:value-type="string">
            <text:p>Yanahuara</text:p>
          </table:table-cell>
          <table:table-cell office:value-type="string">
            <text:p>Yanahuara</text:p>
          </table:table-cell>
          <table:table-cell office:value-type="string">
            <text:p>Yanahuara</text:p>
          </table:table-cell>
          <table:table-cell office:value-type="string">
            <text:p>Peru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BURKINA FASO</text:p>
          </table:table-cell>
          <table:table-cell office:value-type="string">
            <text:p>04/28/2014</text:p>
          </table:table-cell>
        </table:table-row>
        <table:table-row table:style-name="ro1">
          <table:table-cell office:value-type="string">
            <text:p>amber</text:p>
          </table:table-cell>
          <table:table-cell office:value-type="string">
            <text:p>97IQGp</text:p>
          </table:table-cell>
          <table:table-cell office:value-type="string">
            <text:p>Amber</text:p>
          </table:table-cell>
          <table:table-cell office:value-type="string">
            <text:p>ffSYYErSTEoZG</text:p>
          </table:table-cell>
          <table:table-cell office:value-type="string">
            <text:p>goodsam@gmail.com</text:p>
          </table:table-cell>
          <table:table-cell office:value-type="string">
            <text:p>TLAbccAWfPyOssrlN</text:p>
          </table:table-cell>
          <table:table-cell office:value-type="string">
            <text:p>FMFIYfLOlEajTz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7446">
            <text:p>47446</text:p>
          </table:table-cell>
          <table:table-cell office:value-type="float" office:value="36093065535">
            <text:p>36093065535</text:p>
          </table:table-cell>
          <table:table-cell office:value-type="string">
            <text:p>US</text:p>
          </table:table-cell>
          <table:table-cell office:value-type="string">
            <text:p>04/29/2014</text:p>
          </table:table-cell>
        </table:table-row>
        <table:table-row table:style-name="ro1">
          <table:table-cell office:value-type="string">
            <text:p>camila</text:p>
          </table:table-cell>
          <table:table-cell office:value-type="string">
            <text:p>5i717r</text:p>
          </table:table-cell>
          <table:table-cell office:value-type="string">
            <text:p>Camila</text:p>
          </table:table-cell>
          <table:table-cell office:value-type="string">
            <text:p>xMrFEinqAE</text:p>
          </table:table-cell>
          <table:table-cell office:value-type="string">
            <text:p>quaker@yahoo.com</text:p>
          </table:table-cell>
          <table:table-cell office:value-type="string">
            <text:p>qXyKGciqiYdmH</text:p>
          </table:table-cell>
          <table:table-cell office:value-type="string">
            <text:p>XspVnxKMYmvQey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7601">
            <text:p>57601</text:p>
          </table:table-cell>
          <table:table-cell office:value-type="float" office:value="97216202650">
            <text:p>97216202650</text:p>
          </table:table-cell>
          <table:table-cell office:value-type="string">
            <text:p>US</text:p>
          </table:table-cell>
          <table:table-cell office:value-type="string">
            <text:p>04/29/2014</text:p>
          </table:table-cell>
        </table:table-row>
        <table:table-row table:style-name="ro1">
          <table:table-cell office:value-type="string">
            <text:p>mason</text:p>
          </table:table-cell>
          <table:table-cell office:value-type="string">
            <text:p>IydR0i</text:p>
          </table:table-cell>
          <table:table-cell office:value-type="string">
            <text:p>Mason</text:p>
          </table:table-cell>
          <table:table-cell office:value-type="string">
            <text:p>LVxAEOzZvkUMHjz</text:p>
          </table:table-cell>
          <table:table-cell office:value-type="string">
            <text:p>flyman@gmail.com</text:p>
          </table:table-cell>
          <table:table-cell office:value-type="string">
            <text:p>VXCNfRBydAUFFNdaRKW</text:p>
          </table:table-cell>
          <table:table-cell office:value-type="string">
            <text:p>mudWvKAKMzEvBOQZ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688">
            <text:p>39688</text:p>
          </table:table-cell>
          <table:table-cell office:value-type="float" office:value="94310733070">
            <text:p>94310733070</text:p>
          </table:table-cell>
          <table:table-cell office:value-type="string">
            <text:p>US</text:p>
          </table:table-cell>
          <table:table-cell office:value-type="string">
            <text:p>05/16/2014</text:p>
          </table:table-cell>
        </table:table-row>
        <table:table-row table:style-name="ro1">
          <table:table-cell office:value-type="string">
            <text:p>annaolwb</text:p>
          </table:table-cell>
          <table:table-cell office:value-type="string">
            <text:p>esb5Vp7r2H</text:p>
          </table:table-cell>
          <table:table-cell office:value-type="string">
            <text:p>Annaolwb</text:p>
          </table:table-cell>
          <table:table-cell office:value-type="string">
            <text:p>Annaolwb</text:p>
          </table:table-cell>
          <table:table-cell office:value-type="string">
            <text:p>ma.lin.ost.er.do.wsk@gmail.co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asselberry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ICELAND</text:p>
          </table:table-cell>
          <table:table-cell office:value-type="string">
            <text:p>01/27/2014</text:p>
          </table:table-cell>
          <table:table-cell table:number-columns-repeated="4"/>
        </table:table-row>
        <table:table-row table:style-name="ro1">
          <table:table-cell office:value-type="string">
            <text:p>rebecca</text:p>
          </table:table-cell>
          <table:table-cell office:value-type="string">
            <text:p>bnXNk</text:p>
          </table:table-cell>
          <table:table-cell office:value-type="string">
            <text:p>Rebecca</text:p>
          </table:table-cell>
          <table:table-cell office:value-type="string">
            <text:p>LYrsGPwFxnnltCq</text:p>
          </table:table-cell>
          <table:table-cell office:value-type="string">
            <text:p>rikky@aol.com</text:p>
          </table:table-cell>
          <table:table-cell office:value-type="string">
            <text:p>zpcHASjwXph</text:p>
          </table:table-cell>
          <table:table-cell office:value-type="string">
            <text:p>LMDACFIRXQxh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347">
            <text:p>89347</text:p>
          </table:table-cell>
          <table:table-cell office:value-type="float" office:value="72445751245">
            <text:p>72445751245</text:p>
          </table:table-cell>
          <table:table-cell office:value-type="string">
            <text:p>US</text:p>
          </table:table-cell>
          <table:table-cell office:value-type="string">
            <text:p>05/17/2014</text:p>
          </table:table-cell>
        </table:table-row>
        <table:table-row table:style-name="ro1">
          <table:table-cell office:value-type="string">
            <text:p>victoria</text:p>
          </table:table-cell>
          <table:table-cell office:value-type="string">
            <text:p>gHPlVC</text:p>
          </table:table-cell>
          <table:table-cell office:value-type="string">
            <text:p>Victoria</text:p>
          </table:table-cell>
          <table:table-cell office:value-type="string">
            <text:p>QlJnuZnUiP</text:p>
          </table:table-cell>
          <table:table-cell office:value-type="string">
            <text:p>getjoy@msn.com</text:p>
          </table:table-cell>
          <table:table-cell office:value-type="string">
            <text:p>TxJiSDMgIz</text:p>
          </table:table-cell>
          <table:table-cell office:value-type="string">
            <text:p>pUzBOhPoLg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4942">
            <text:p>84942</text:p>
          </table:table-cell>
          <table:table-cell office:value-type="float" office:value="23794959886">
            <text:p>23794959886</text:p>
          </table:table-cell>
          <table:table-cell office:value-type="string">
            <text:p>US</text:p>
          </table:table-cell>
          <table:table-cell office:value-type="string">
            <text:p>04/10/2014</text:p>
          </table:table-cell>
        </table:table-row>
        <table:table-row table:style-name="ro1">
          <table:table-cell office:value-type="string">
            <text:p>savannah</text:p>
          </table:table-cell>
          <table:table-cell office:value-type="string">
            <text:p>ZJve3v</text:p>
          </table:table-cell>
          <table:table-cell office:value-type="string">
            <text:p>Savannah</text:p>
          </table:table-cell>
          <table:table-cell office:value-type="string">
            <text:p>FkTzFpTjsJGiJvvEXvp</text:p>
          </table:table-cell>
          <table:table-cell office:value-type="string">
            <text:p>fifa55@yahoo.com</text:p>
          </table:table-cell>
          <table:table-cell office:value-type="string">
            <text:p>NZVkPJhGhQKeBgSzm</text:p>
          </table:table-cell>
          <table:table-cell office:value-type="string">
            <text:p>XFecNEpgRnJQLvND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7560">
            <text:p>67560</text:p>
          </table:table-cell>
          <table:table-cell office:value-type="float" office:value="48345063925">
            <text:p>48345063925</text:p>
          </table:table-cell>
          <table:table-cell office:value-type="string">
            <text:p>US</text:p>
          </table:table-cell>
          <table:table-cell office:value-type="string">
            <text:p>11/24/2013</text:p>
          </table:table-cell>
        </table:table-row>
        <table:table-row table:style-name="ro1">
          <table:table-cell office:value-type="string">
            <text:p>marthaoa</text:p>
          </table:table-cell>
          <table:table-cell office:value-type="string">
            <text:p>Idettydrurn</text:p>
          </table:table-cell>
          <table:table-cell table:number-columns-repeated="2" office:value-type="string">
            <text:p>MarthaOa</text:p>
          </table:table-cell>
          <table:table-cell office:value-type="string">
            <text:p>mask.ap.ro.c.e.n.ko.6.23@gmail.com </text:p>
          </table:table-cell>
          <table:table-cell table:number-columns-repeated="2"/>
          <table:table-cell office:value-type="string">
            <text:p>Pensacola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CROATIA (HRVATSKA)</text:p>
          </table:table-cell>
          <table:table-cell office:value-type="string">
            <text:p>04/27/2014</text:p>
          </table:table-cell>
        </table:table-row>
        <table:table-row table:style-name="ro1">
          <table:table-cell office:value-type="string">
            <text:p>suzanna_wer</text:p>
          </table:table-cell>
          <table:table-cell office:value-type="string">
            <text:p>TheaphIndenda</text:p>
          </table:table-cell>
          <table:table-cell office:value-type="string">
            <text:p>Suzanna_wer</text:p>
          </table:table-cell>
          <table:table-cell office:value-type="string">
            <text:p>Suzanna_wer</text:p>
          </table:table-cell>
          <table:table-cell office:value-type="string">
            <text:p>ta.nya43.6355.6@gmail.com </text:p>
          </table:table-cell>
          <table:table-cell table:number-columns-repeated="2"/>
          <table:table-cell office:value-type="string">
            <text:p>Sturgis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BRITISH INDIAN OCEAN TERRITORY</text:p>
          </table:table-cell>
          <table:table-cell office:value-type="string">
            <text:p>12/03/2013</text:p>
          </table:table-cell>
        </table:table-row>
        <table:table-row table:style-name="ro1">
          <table:table-cell office:value-type="string">
            <text:p>jada</text:p>
          </table:table-cell>
          <table:table-cell office:value-type="string">
            <text:p>WTDaMd</text:p>
          </table:table-cell>
          <table:table-cell office:value-type="string">
            <text:p>Jada</text:p>
          </table:table-cell>
          <table:table-cell office:value-type="string">
            <text:p>pXMAGcaONpexNN</text:p>
          </table:table-cell>
          <table:table-cell office:value-type="string">
            <text:p>bonser@gmail.com</text:p>
          </table:table-cell>
          <table:table-cell office:value-type="string">
            <text:p>HJmGxjzOaFUVs</text:p>
          </table:table-cell>
          <table:table-cell office:value-type="string">
            <text:p>gRcWfLQcr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1038">
            <text:p>61038</text:p>
          </table:table-cell>
          <table:table-cell office:value-type="float" office:value="55840345161">
            <text:p>55840345161</text:p>
          </table:table-cell>
          <table:table-cell office:value-type="string">
            <text:p>US</text:p>
          </table:table-cell>
          <table:table-cell office:value-type="string">
            <text:p>04/12/2014</text:p>
          </table:table-cell>
        </table:table-row>
        <table:table-row table:style-name="ro1">
          <table:table-cell office:value-type="string">
            <text:p>pitfighter</text:p>
          </table:table-cell>
          <table:table-cell office:value-type="string">
            <text:p>qlpszZ</text:p>
          </table:table-cell>
          <table:table-cell office:value-type="string">
            <text:p>pitfighter</text:p>
          </table:table-cell>
          <table:table-cell office:value-type="string">
            <text:p>ueSsFdzCnhdS</text:p>
          </table:table-cell>
          <table:table-cell office:value-type="string">
            <text:p>behappy@yahoo.com</text:p>
          </table:table-cell>
          <table:table-cell office:value-type="string">
            <text:p>TRJhcKUusidX</text:p>
          </table:table-cell>
          <table:table-cell office:value-type="string">
            <text:p>NZWLLBdMWMv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7051">
            <text:p>67051</text:p>
          </table:table-cell>
          <table:table-cell office:value-type="float" office:value="22956400224">
            <text:p>22956400224</text:p>
          </table:table-cell>
          <table:table-cell office:value-type="string">
            <text:p>US</text:p>
          </table:table-cell>
          <table:table-cell office:value-type="string">
            <text:p>04/10/2014</text:p>
          </table:table-cell>
        </table:table-row>
        <table:table-row table:style-name="ro1">
          <table:table-cell office:value-type="string">
            <text:p>michaelpr</text:p>
          </table:table-cell>
          <table:table-cell office:value-type="string">
            <text:p>x44bna5kUF</text:p>
          </table:table-cell>
          <table:table-cell table:number-columns-repeated="2" office:value-type="string">
            <text:p>MichaelPr</text:p>
          </table:table-cell>
          <table:table-cell office:value-type="string">
            <text:p>kopernuriddin@gmail.com</text:p>
          </table:table-cell>
          <table:table-cell office:value-type="string">
            <text:p>San Miguel de Tucuman</text:p>
          </table:table-cell>
          <table:table-cell office:value-type="string">
            <text:p>San Miguel de Tucuman</text:p>
          </table:table-cell>
          <table:table-cell office:value-type="string">
            <text:p>San Miguel de Tucuman</text:p>
          </table:table-cell>
          <table:table-cell office:value-type="string">
            <text:p>Argentin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HUNGARY</text:p>
          </table:table-cell>
          <table:table-cell office:value-type="string">
            <text:p>01/28/2014</text:p>
          </table:table-cell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e6BR9</text:p>
          </table:table-cell>
          <table:table-cell office:value-type="string">
            <text:p>Christopher</text:p>
          </table:table-cell>
          <table:table-cell office:value-type="string">
            <text:p>mRzVRAiAHZZfr</text:p>
          </table:table-cell>
          <table:table-cell office:value-type="string">
            <text:p>greenwood@webtown.com</text:p>
          </table:table-cell>
          <table:table-cell office:value-type="string">
            <text:p>CGpsQzUgmm</text:p>
          </table:table-cell>
          <table:table-cell office:value-type="string">
            <text:p>bBURnFHhyFClgzJM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7594">
            <text:p>17594</text:p>
          </table:table-cell>
          <table:table-cell office:value-type="float" office:value="64425593143">
            <text:p>64425593143</text:p>
          </table:table-cell>
          <table:table-cell office:value-type="string">
            <text:p>US</text:p>
          </table:table-cell>
          <table:table-cell office:value-type="string">
            <text:p>02/22/2014</text:p>
          </table:table-cell>
        </table:table-row>
        <table:table-row table:style-name="ro1">
          <table:table-cell office:value-type="string">
            <text:p>razer22</text:p>
          </table:table-cell>
          <table:table-cell office:value-type="string">
            <text:p>a8wfez</text:p>
          </table:table-cell>
          <table:table-cell office:value-type="string">
            <text:p>razer22</text:p>
          </table:table-cell>
          <table:table-cell office:value-type="string">
            <text:p>wrXOfQWCBiLFaaMLt</text:p>
          </table:table-cell>
          <table:table-cell office:value-type="string">
            <text:p>behappy@yahoo.com</text:p>
          </table:table-cell>
          <table:table-cell office:value-type="string">
            <text:p>BYlBebktaRUYpPog</text:p>
          </table:table-cell>
          <table:table-cell office:value-type="string">
            <text:p>tqIiOpzlaXdoTy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9328">
            <text:p>29328</text:p>
          </table:table-cell>
          <table:table-cell office:value-type="float" office:value="33892659417">
            <text:p>33892659417</text:p>
          </table:table-cell>
          <table:table-cell office:value-type="string">
            <text:p>US</text:p>
          </table:table-cell>
          <table:table-cell office:value-type="string">
            <text:p>05/04/2014</text:p>
          </table:table-cell>
        </table:table-row>
        <table:table-row table:style-name="ro1">
          <table:table-cell office:value-type="string">
            <text:p>amelia</text:p>
          </table:table-cell>
          <table:table-cell office:value-type="string">
            <text:p>F066T</text:p>
          </table:table-cell>
          <table:table-cell office:value-type="string">
            <text:p>Amelia</text:p>
          </table:table-cell>
          <table:table-cell office:value-type="string">
            <text:p>ldBxTBvlyj</text:p>
          </table:table-cell>
          <table:table-cell office:value-type="string">
            <text:p>greenwood@webtown.com</text:p>
          </table:table-cell>
          <table:table-cell office:value-type="string">
            <text:p>qvkTWLpXFzcYFxO</text:p>
          </table:table-cell>
          <table:table-cell office:value-type="string">
            <text:p>XwLqtuiZFLNqUvcWr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8768">
            <text:p>68768</text:p>
          </table:table-cell>
          <table:table-cell office:value-type="float" office:value="93527692483">
            <text:p>93527692483</text:p>
          </table:table-cell>
          <table:table-cell office:value-type="string">
            <text:p>US</text:p>
          </table:table-cell>
          <table:table-cell office:value-type="string">
            <text:p>04/06/2014</text:p>
          </table:table-cell>
        </table:table-row>
        <table:table-row table:style-name="ro1">
          <table:table-cell office:value-type="string">
            <text:p>william</text:p>
          </table:table-cell>
          <table:table-cell office:value-type="string">
            <text:p>D3CSf</text:p>
          </table:table-cell>
          <table:table-cell office:value-type="string">
            <text:p>William</text:p>
          </table:table-cell>
          <table:table-cell office:value-type="string">
            <text:p>XwEcKZEAilbGkp</text:p>
          </table:table-cell>
          <table:table-cell office:value-type="string">
            <text:p>eblanned@yahoo.com</text:p>
          </table:table-cell>
          <table:table-cell office:value-type="string">
            <text:p>RrGwOEoQSQFldS</text:p>
          </table:table-cell>
          <table:table-cell office:value-type="string">
            <text:p>rriIxVZvQbtPZEcO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9860">
            <text:p>49860</text:p>
          </table:table-cell>
          <table:table-cell office:value-type="float" office:value="90353665180">
            <text:p>90353665180</text:p>
          </table:table-cell>
          <table:table-cell office:value-type="string">
            <text:p>US</text:p>
          </table:table-cell>
          <table:table-cell office:value-type="string">
            <text:p>04/12/2014</text:p>
          </table:table-cell>
        </table:table-row>
        <table:table-row table:style-name="ro1">
          <table:table-cell office:value-type="string">
            <text:p>adam</text:p>
          </table:table-cell>
          <table:table-cell office:value-type="string">
            <text:p>39ZE7</text:p>
          </table:table-cell>
          <table:table-cell office:value-type="string">
            <text:p>Adam</text:p>
          </table:table-cell>
          <table:table-cell office:value-type="string">
            <text:p>xUXVHjgYzlYgeQ</text:p>
          </table:table-cell>
          <table:table-cell office:value-type="string">
            <text:p>bonser@gmail.com</text:p>
          </table:table-cell>
          <table:table-cell office:value-type="string">
            <text:p>enzPzFjSgqtViJbksP</text:p>
          </table:table-cell>
          <table:table-cell office:value-type="string">
            <text:p>PkMUiqXBzKcdGtHR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125">
            <text:p>98125</text:p>
          </table:table-cell>
          <table:table-cell office:value-type="float" office:value="16703724840">
            <text:p>16703724840</text:p>
          </table:table-cell>
          <table:table-cell office:value-type="string">
            <text:p>US</text:p>
          </table:table-cell>
          <table:table-cell office:value-type="string">
            <text:p>04/12/2014</text:p>
          </table:table-cell>
        </table:table-row>
        <table:table-row table:style-name="ro1">
          <table:table-cell office:value-type="string">
            <text:p>cedirrili</text:p>
          </table:table-cell>
          <table:table-cell office:value-type="string">
            <text:p>n7m2mgg833</text:p>
          </table:table-cell>
          <table:table-cell office:value-type="string">
            <text:p>Cedirrili</text:p>
          </table:table-cell>
          <table:table-cell office:value-type="string">
            <text:p>Cedirrili</text:p>
          </table:table-cell>
          <table:table-cell office:value-type="string">
            <text:p>avtokalendar@hotel-zk.lviv.ua</text:p>
          </table:table-cell>
          <table:table-cell office:value-type="string">
            <text:p>Virbalis</text:p>
          </table:table-cell>
          <table:table-cell office:value-type="string">
            <text:p>Virbalis</text:p>
          </table:table-cell>
          <table:table-cell office:value-type="string">
            <text:p>Virbalis</text:p>
          </table:table-cell>
          <table:table-cell office:value-type="string">
            <text:p>Lithu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6/2010</text:p>
          </table:table-cell>
        </table:table-row>
        <table:table-row table:style-name="ro1">
          <table:table-cell office:value-type="string">
            <text:p>turelymnneala</text:p>
          </table:table-cell>
          <table:table-cell office:value-type="string">
            <text:p>NWkra3D811</text:p>
          </table:table-cell>
          <table:table-cell office:value-type="string">
            <text:p>Turelymnneala</text:p>
          </table:table-cell>
          <table:table-cell office:value-type="string">
            <text:p>Turelymnneala</text:p>
          </table:table-cell>
          <table:table-cell office:value-type="string">
            <text:p>alfredzabas@gmail.com</text:p>
          </table:table-cell>
          <table:table-cell table:number-columns-repeated="3" office:value-type="string">
            <text:p>Albany</text:p>
          </table:table-cell>
          <table:table-cell office:value-type="string">
            <text:p>New Zea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8/2010</text:p>
          </table:table-cell>
        </table:table-row>
        <table:table-row table:style-name="ro1">
          <table:table-cell office:value-type="string">
            <text:p>flalaaction</text:p>
          </table:table-cell>
          <table:table-cell office:value-type="string">
            <text:p>ZZE5s30953</text:p>
          </table:table-cell>
          <table:table-cell office:value-type="string">
            <text:p>Flalaaction</text:p>
          </table:table-cell>
          <table:table-cell office:value-type="string">
            <text:p>Flalaaction</text:p>
          </table:table-cell>
          <table:table-cell office:value-type="string">
            <text:p>zicianceddidO@firstdancer.info</text:p>
          </table:table-cell>
          <table:table-cell office:value-type="string">
            <text:p>Wete</text:p>
          </table:table-cell>
          <table:table-cell office:value-type="string">
            <text:p>Wete</text:p>
          </table:table-cell>
          <table:table-cell office:value-type="string">
            <text:p>Wete</text:p>
          </table:table-cell>
          <table:table-cell office:value-type="string">
            <text:p>Tanz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9/2010</text:p>
          </table:table-cell>
        </table:table-row>
        <table:table-row table:style-name="ro1">
          <table:table-cell office:value-type="string">
            <text:p>mariah</text:p>
          </table:table-cell>
          <table:table-cell office:value-type="string">
            <text:p>PYsQQ</text:p>
          </table:table-cell>
          <table:table-cell office:value-type="string">
            <text:p>Mariah</text:p>
          </table:table-cell>
          <table:table-cell office:value-type="string">
            <text:p>ShbFsrpcKIIsYN</text:p>
          </table:table-cell>
          <table:table-cell office:value-type="string">
            <text:p>john@hotmail.com</text:p>
          </table:table-cell>
          <table:table-cell office:value-type="string">
            <text:p>lZJLpigUZNHgjlunMbF</text:p>
          </table:table-cell>
          <table:table-cell office:value-type="string">
            <text:p>pmLlKfJGkcBXqttIfP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465">
            <text:p>39465</text:p>
          </table:table-cell>
          <table:table-cell office:value-type="float" office:value="29226528258">
            <text:p>29226528258</text:p>
          </table:table-cell>
          <table:table-cell office:value-type="string">
            <text:p>US</text:p>
          </table:table-cell>
          <table:table-cell office:value-type="string">
            <text:p>11/06/2012</text:p>
          </table:table-cell>
        </table:table-row>
        <table:table-row table:style-name="ro1">
          <table:table-cell office:value-type="string">
            <text:p>billb@soonerbaptist.org</text:p>
          </table:table-cell>
          <table:table-cell office:value-type="string">
            <text:p>beastj</text:p>
          </table:table-cell>
          <table:table-cell office:value-type="string">
            <text:p>Bill</text:p>
          </table:table-cell>
          <table:table-cell office:value-type="string">
            <text:p>Ballinger</text:p>
          </table:table-cell>
          <table:table-cell office:value-type="string">
            <text:p>billb@soonerbaptist.org</text:p>
          </table:table-cell>
          <table:table-cell office:value-type="string">
            <text:p>5824 SE 15th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-732-2218</text:p>
          </table:table-cell>
          <table:table-cell office:value-type="string">
            <text:p>US</text:p>
          </table:table-cell>
          <table:table-cell office:value-type="string">
            <text:p>04/06/2009</text:p>
          </table:table-cell>
        </table:table-row>
        <table:table-row table:style-name="ro1">
          <table:table-cell office:value-type="string">
            <text:p>billb</text:p>
          </table:table-cell>
          <table:table-cell office:value-type="string">
            <text:p>beastj6</text:p>
          </table:table-cell>
          <table:table-cell office:value-type="string">
            <text:p>William</text:p>
          </table:table-cell>
          <table:table-cell office:value-type="string">
            <text:p>Ballinger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04/08/2009</text:p>
          </table:table-cell>
        </table:table-row>
        <table:table-row table:style-name="ro1">
          <table:table-cell office:value-type="string">
            <text:p>bills</text:p>
          </table:table-cell>
          <table:table-cell office:value-type="float" office:value="1644">
            <text:p>1644</text:p>
          </table:table-cell>
          <table:table-cell office:value-type="string">
            <text:p>William</text:p>
          </table:table-cell>
          <table:table-cell office:value-type="string">
            <text:p>Spain</text:p>
          </table:table-cell>
          <table:table-cell table:number-columns-repeated="4"/>
          <table:table-cell office:value-type="string">
            <text:p>OO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04/08/2009</text:p>
          </table:table-cell>
        </table:table-row>
        <table:table-row table:style-name="ro1">
          <table:table-cell office:value-type="string">
            <text:p>carolw</text:p>
          </table:table-cell>
          <table:table-cell office:value-type="string">
            <text:p>oldblue</text:p>
          </table:table-cell>
          <table:table-cell office:value-type="string">
            <text:p>Carol</text:p>
          </table:table-cell>
          <table:table-cell office:value-type="string">
            <text:p>Wilson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04/08/2009</text:p>
          </table:table-cell>
        </table:table-row>
        <table:table-row table:style-name="ro1">
          <table:table-cell office:value-type="string">
            <text:p>bettyw</text:p>
          </table:table-cell>
          <table:table-cell office:value-type="string">
            <text:p>grammy1</text:p>
          </table:table-cell>
          <table:table-cell office:value-type="string">
            <text:p>Betty</text:p>
          </table:table-cell>
          <table:table-cell office:value-type="string">
            <text:p>Warren</text:p>
          </table:table-cell>
          <table:table-cell table:number-columns-repeated="4"/>
          <table:table-cell office:value-type="string">
            <text:p>OO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04/08/2009</text:p>
          </table:table-cell>
        </table:table-row>
        <table:table-row table:style-name="ro1">
          <table:table-cell office:value-type="string">
            <text:p>pvervack</text:p>
          </table:table-cell>
          <table:table-cell office:value-type="string">
            <text:p>buster</text:p>
          </table:table-cell>
          <table:table-cell office:value-type="string">
            <text:p>Paul</text:p>
          </table:table-cell>
          <table:table-cell office:value-type="string">
            <text:p>Vervack</text:p>
          </table:table-cell>
          <table:table-cell office:value-type="string">
            <text:p>Pvervack@cox.net</text:p>
          </table:table-cell>
          <table:table-cell office:value-type="string">
            <text:p>2344 N. Towry drive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 732 4960</text:p>
          </table:table-cell>
          <table:table-cell office:value-type="string">
            <text:p>US</text:p>
          </table:table-cell>
          <table:table-cell office:value-type="string">
            <text:p>04/29/2009</text:p>
          </table:table-cell>
        </table:table-row>
        <table:table-row table:style-name="ro1">
          <table:table-cell office:value-type="string">
            <text:p>buddy</text:p>
          </table:table-cell>
          <table:table-cell office:value-type="string">
            <text:p>BuBeWhite1</text:p>
          </table:table-cell>
          <table:table-cell office:value-type="string">
            <text:p>Buddy</text:p>
          </table:table-cell>
          <table:table-cell office:value-type="string">
            <text:p>White</text:p>
          </table:table-cell>
          <table:table-cell office:value-type="string">
            <text:p>owhite@cox.net</text:p>
          </table:table-cell>
          <table:table-cell office:value-type="string">
            <text:p>1232 Whippoorwill Nest</text:p>
          </table:table-cell>
          <table:table-cell/>
          <table:table-cell office:value-type="string">
            <text:p>Choctaw</text:p>
          </table:table-cell>
          <table:table-cell office:value-type="string">
            <text:p>OK</text:p>
          </table:table-cell>
          <table:table-cell office:value-type="float" office:value="73020">
            <text:p>73020</text:p>
          </table:table-cell>
          <table:table-cell office:value-type="string">
            <text:p>(405) 769-6910</text:p>
          </table:table-cell>
          <table:table-cell office:value-type="string">
            <text:p>US</text:p>
          </table:table-cell>
          <table:table-cell office:value-type="string">
            <text:p>04/20/2009</text:p>
          </table:table-cell>
        </table:table-row>
        <table:table-row table:style-name="ro1">
          <table:table-cell office:value-type="string">
            <text:p>varners</text:p>
          </table:table-cell>
          <table:table-cell office:value-type="string">
            <text:p>amariealbie</text:p>
          </table:table-cell>
          <table:table-cell office:value-type="string">
            <text:p>Rickey &amp; Suzanne</text:p>
          </table:table-cell>
          <table:table-cell office:value-type="string">
            <text:p>Varner</text:p>
          </table:table-cell>
          <table:table-cell office:value-type="string">
            <text:p>rsvarner@sbcglobal.net</text:p>
          </table:table-cell>
          <table:table-cell office:value-type="string">
            <text:p>P. O. Box 50255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40">
            <text:p>73140</text:p>
          </table:table-cell>
          <table:table-cell office:value-type="string">
            <text:p>405-733-0144</text:p>
          </table:table-cell>
          <table:table-cell office:value-type="string">
            <text:p>US</text:p>
          </table:table-cell>
          <table:table-cell office:value-type="string">
            <text:p>05/07/2009</text:p>
          </table:table-cell>
        </table:table-row>
        <table:table-row table:style-name="ro1">
          <table:table-cell office:value-type="string">
            <text:p>dfanderson</text:p>
          </table:table-cell>
          <table:table-cell office:value-type="string">
            <text:p>Twintwo</text:p>
          </table:table-cell>
          <table:table-cell office:value-type="string">
            <text:p>Donna</text:p>
          </table:table-cell>
          <table:table-cell office:value-type="string">
            <text:p>Anderson</text:p>
          </table:table-cell>
          <table:table-cell office:value-type="string">
            <text:p>andersondonnaf@hotmail.com</text:p>
          </table:table-cell>
          <table:table-cell office:value-type="string">
            <text:p>1330 Verna Marie Dr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-732-1265</text:p>
          </table:table-cell>
          <table:table-cell office:value-type="string">
            <text:p>US</text:p>
          </table:table-cell>
          <table:table-cell office:value-type="string">
            <text:p>05/25/2009</text:p>
          </table:table-cell>
        </table:table-row>
        <table:table-row table:style-name="ro1">
          <table:table-cell office:value-type="string">
            <text:p>jgreen</text:p>
          </table:table-cell>
          <table:table-cell office:value-type="string">
            <text:p>mungu</text:p>
          </table:table-cell>
          <table:table-cell office:value-type="string">
            <text:p>RuthAnn</text:p>
          </table:table-cell>
          <table:table-cell office:value-type="string">
            <text:p>Geenr</text:p>
          </table:table-cell>
          <table:table-cell office:value-type="string">
            <text:p>jgreen56@cox.net</text:p>
          </table:table-cell>
          <table:table-cell office:value-type="string">
            <text:p>437 Eagle Creek Way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7">
            <text:p>73117</text:p>
          </table:table-cell>
          <table:table-cell office:value-type="string">
            <text:p>405-455-1615</text:p>
          </table:table-cell>
          <table:table-cell office:value-type="string">
            <text:p>US</text:p>
          </table:table-cell>
          <table:table-cell office:value-type="string">
            <text:p>05/28/2009</text:p>
          </table:table-cell>
        </table:table-row>
        <table:table-row table:style-name="ro1">
          <table:table-cell office:value-type="string">
            <text:p>vanderson</text:p>
          </table:table-cell>
          <table:table-cell office:value-type="string">
            <text:p>twintwin</text:p>
          </table:table-cell>
          <table:table-cell office:value-type="string">
            <text:p>Vonna</text:p>
          </table:table-cell>
          <table:table-cell office:value-type="string">
            <text:p>Anderson</text:p>
          </table:table-cell>
          <table:table-cell office:value-type="string">
            <text:p>Vonna_Anderson@hotmail.com</text:p>
          </table:table-cell>
          <table:table-cell office:value-type="string">
            <text:p>1330 Verna Marie Drive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(405) 732-1265</text:p>
          </table:table-cell>
          <table:table-cell office:value-type="string">
            <text:p>US</text:p>
          </table:table-cell>
          <table:table-cell office:value-type="string">
            <text:p>05/25/2009</text:p>
          </table:table-cell>
        </table:table-row>
        <table:table-row table:style-name="ro1">
          <table:table-cell office:value-type="string">
            <text:p>donna</text:p>
          </table:table-cell>
          <table:table-cell office:value-type="string">
            <text:p>dietcoke</text:p>
          </table:table-cell>
          <table:table-cell office:value-type="string">
            <text:p>Donna</text:p>
          </table:table-cell>
          <table:table-cell office:value-type="string">
            <text:p>Hutchins</text:p>
          </table:table-cell>
          <table:table-cell office:value-type="string">
            <text:p>fromdkh2u@aol.com</text:p>
          </table:table-cell>
          <table:table-cell office:value-type="string">
            <text:p>1617 N Broadway</text:p>
          </table:table-cell>
          <table:table-cell/>
          <table:table-cell office:value-type="string">
            <text:p>Moore</text:p>
          </table:table-cell>
          <table:table-cell office:value-type="string">
            <text:p>OK</text:p>
          </table:table-cell>
          <table:table-cell office:value-type="float" office:value="73160">
            <text:p>73160</text:p>
          </table:table-cell>
          <table:table-cell office:value-type="string">
            <text:p>405-793-8710</text:p>
          </table:table-cell>
          <table:table-cell office:value-type="string">
            <text:p>US</text:p>
          </table:table-cell>
          <table:table-cell office:value-type="string">
            <text:p>06/08/2009</text:p>
          </table:table-cell>
        </table:table-row>
        <table:table-row table:style-name="ro1">
          <table:table-cell office:value-type="string">
            <text:p>holtdaddy</text:p>
          </table:table-cell>
          <table:table-cell office:value-type="string">
            <text:p>Harvick</text:p>
          </table:table-cell>
          <table:table-cell office:value-type="string">
            <text:p>Lawrence</text:p>
          </table:table-cell>
          <table:table-cell office:value-type="string">
            <text:p>Holt</text:p>
          </table:table-cell>
          <table:table-cell office:value-type="string">
            <text:p>allielawrence@cox.net</text:p>
          </table:table-cell>
          <table:table-cell office:value-type="string">
            <text:p>12264 Eastwood Dr.</text:p>
          </table:table-cell>
          <table:table-cell/>
          <table:table-cell office:value-type="string">
            <text:p>Choctaw</text:p>
          </table:table-cell>
          <table:table-cell office:value-type="string">
            <text:p>OK</text:p>
          </table:table-cell>
          <table:table-cell office:value-type="float" office:value="73020">
            <text:p>73020</text:p>
          </table:table-cell>
          <table:table-cell office:value-type="string">
            <text:p>405-259-8399</text:p>
          </table:table-cell>
          <table:table-cell office:value-type="string">
            <text:p>US</text:p>
          </table:table-cell>
          <table:table-cell office:value-type="string">
            <text:p>06/23/2009</text:p>
          </table:table-cell>
        </table:table-row>
        <table:table-row table:style-name="ro1">
          <table:table-cell office:value-type="string">
            <text:p>joshualee</text:p>
          </table:table-cell>
          <table:table-cell office:value-type="string">
            <text:p>christup</text:p>
          </table:table-cell>
          <table:table-cell office:value-type="string">
            <text:p>Joshua</text:p>
          </table:table-cell>
          <table:table-cell office:value-type="string">
            <text:p>Stevens</text:p>
          </table:table-cell>
          <table:table-cell office:value-type="string">
            <text:p>jimmitilli@yahoo.com</text:p>
          </table:table-cell>
          <table:table-cell office:value-type="string">
            <text:p>212 E. Jacobs Dr.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-882-7060</text:p>
          </table:table-cell>
          <table:table-cell office:value-type="string">
            <text:p>US</text:p>
          </table:table-cell>
          <table:table-cell office:value-type="string">
            <text:p>06/30/2009</text:p>
          </table:table-cell>
        </table:table-row>
        <table:table-row table:style-name="ro1">
          <table:table-cell office:value-type="string">
            <text:p>lyndye</text:p>
          </table:table-cell>
          <table:table-cell office:value-type="string">
            <text:p>herndon</text:p>
          </table:table-cell>
          <table:table-cell office:value-type="string">
            <text:p>lyndye</text:p>
          </table:table-cell>
          <table:table-cell office:value-type="string">
            <text:p>goodnoh</text:p>
          </table:table-cell>
          <table:table-cell office:value-type="string">
            <text:p>lyndye@cox.net</text:p>
          </table:table-cell>
          <table:table-cell office:value-type="string">
            <text:p>8120 dawn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/>
          <table:table-cell office:value-type="string">
            <text:p>US</text:p>
          </table:table-cell>
          <table:table-cell office:value-type="string">
            <text:p>07/29/2009</text:p>
          </table:table-cell>
        </table:table-row>
        <table:table-row table:style-name="ro1">
          <table:table-cell office:value-type="string">
            <text:p>gulisoferus</text:p>
          </table:table-cell>
          <table:table-cell office:value-type="string">
            <text:p>THhts5r144</text:p>
          </table:table-cell>
          <table:table-cell office:value-type="string">
            <text:p>Gulisoferus</text:p>
          </table:table-cell>
          <table:table-cell office:value-type="string">
            <text:p>Gulisoferus</text:p>
          </table:table-cell>
          <table:table-cell office:value-type="string">
            <text:p>t54rwet433@gmail.com</text:p>
          </table:table-cell>
          <table:table-cell table:number-columns-repeated="4"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04/2009</text:p>
          </table:table-cell>
        </table:table-row>
        <table:table-row table:style-name="ro1">
          <table:table-cell office:value-type="string">
            <text:p>gqucyvsr</text:p>
          </table:table-cell>
          <table:table-cell office:value-type="string">
            <text:p>bdEBnU</text:p>
          </table:table-cell>
          <table:table-cell table:number-columns-repeated="10"/>
          <table:table-cell office:value-type="string">
            <text:p>10/01/2009</text:p>
          </table:table-cell>
        </table:table-row>
        <table:table-row table:style-name="ro1">
          <table:table-cell office:value-type="string">
            <text:p>eywqmdkwarp</text:p>
          </table:table-cell>
          <table:table-cell office:value-type="string">
            <text:p>xtsEZ</text:p>
          </table:table-cell>
          <table:table-cell office:value-type="string">
            <text:p>eywqmdkwarp</text:p>
          </table:table-cell>
          <table:table-cell office:value-type="string">
            <text:p>eywqmdkwarp</text:p>
          </table:table-cell>
          <table:table-cell office:value-type="string">
            <text:p>idezlv@yygbwf.com</text:p>
          </table:table-cell>
          <table:table-cell office:value-type="string">
            <text:p>eIJmnQibCPaEgwLO</text:p>
          </table:table-cell>
          <table:table-cell office:value-type="string">
            <text:p>RzRBJMzgsvfhSXl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2611">
            <text:p>42611</text:p>
          </table:table-cell>
          <table:table-cell office:value-type="float" office:value="51910300424">
            <text:p>51910300424</text:p>
          </table:table-cell>
          <table:table-cell office:value-type="string">
            <text:p>US</text:p>
          </table:table-cell>
          <table:table-cell office:value-type="string">
            <text:p>10/06/2009</text:p>
          </table:table-cell>
        </table:table-row>
        <table:table-row table:style-name="ro1">
          <table:table-cell office:value-type="string">
            <text:p>kqklrduldb</text:p>
          </table:table-cell>
          <table:table-cell office:value-type="string">
            <text:p>ujIpWw</text:p>
          </table:table-cell>
          <table:table-cell office:value-type="string">
            <text:p>kqklrduldb</text:p>
          </table:table-cell>
          <table:table-cell office:value-type="string">
            <text:p>kqklrduldb</text:p>
          </table:table-cell>
          <table:table-cell office:value-type="string">
            <text:p>ymmphy@hpbdmg.com</text:p>
          </table:table-cell>
          <table:table-cell office:value-type="string">
            <text:p>cDapPXnvZMQcKHUbaoT</text:p>
          </table:table-cell>
          <table:table-cell office:value-type="string">
            <text:p>FYYtHBSGJPXLOhMr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0406">
            <text:p>90406</text:p>
          </table:table-cell>
          <table:table-cell office:value-type="float" office:value="64531971514">
            <text:p>64531971514</text:p>
          </table:table-cell>
          <table:table-cell office:value-type="string">
            <text:p>US</text:p>
          </table:table-cell>
          <table:table-cell office:value-type="string">
            <text:p>10/02/2009</text:p>
          </table:table-cell>
        </table:table-row>
        <table:table-row table:style-name="ro1">
          <table:table-cell office:value-type="string">
            <text:p>comacilla3</text:p>
          </table:table-cell>
          <table:table-cell office:value-type="string">
            <text:p>VhwyNQo272</text:p>
          </table:table-cell>
          <table:table-cell table:number-columns-repeated="2" office:value-type="string">
            <text:p>ComAcillA3</text:p>
          </table:table-cell>
          <table:table-cell office:value-type="string">
            <text:p>setssoixtooro@gmail.com</text:p>
          </table:table-cell>
          <table:table-cell table:number-columns-repeated="3" office:value-type="string">
            <text:p>Cheltenham</text:p>
          </table:table-cell>
          <table:table-cell office:value-type="string">
            <text:p>Austr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09</text:p>
          </table:table-cell>
        </table:table-row>
        <table:table-row table:style-name="ro1">
          <table:table-cell office:value-type="string">
            <text:p>rkcshpc</text:p>
          </table:table-cell>
          <table:table-cell office:value-type="string">
            <text:p>fhQptv</text:p>
          </table:table-cell>
          <table:table-cell office:value-type="string">
            <text:p>rkcshpc</text:p>
          </table:table-cell>
          <table:table-cell office:value-type="string">
            <text:p>rkcshpc</text:p>
          </table:table-cell>
          <table:table-cell office:value-type="string">
            <text:p>gwfxea@lmkvli.com</text:p>
          </table:table-cell>
          <table:table-cell office:value-type="string">
            <text:p>xEbpyquDzXIdOOpXZ</text:p>
          </table:table-cell>
          <table:table-cell office:value-type="string">
            <text:p>ZoWvyJMKKiZ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string">
            <text:p>101rand[0,2,2]</text:p>
          </table:table-cell>
          <table:table-cell office:value-type="float" office:value="30777642559">
            <text:p>30777642559</text:p>
          </table:table-cell>
          <table:table-cell office:value-type="string">
            <text:p>US</text:p>
          </table:table-cell>
          <table:table-cell office:value-type="string">
            <text:p>10/26/2009</text:p>
          </table:table-cell>
        </table:table-row>
        <table:table-row table:style-name="ro1">
          <table:table-cell office:value-type="string">
            <text:p>gopvgdn</text:p>
          </table:table-cell>
          <table:table-cell office:value-type="string">
            <text:p>f0AfM</text:p>
          </table:table-cell>
          <table:table-cell office:value-type="string">
            <text:p>gopvgdn</text:p>
          </table:table-cell>
          <table:table-cell office:value-type="string">
            <text:p>gopvgdn</text:p>
          </table:table-cell>
          <table:table-cell office:value-type="string">
            <text:p>hsvmfc@lyaais.com</text:p>
          </table:table-cell>
          <table:table-cell office:value-type="string">
            <text:p>sNpfYeNelzj</text:p>
          </table:table-cell>
          <table:table-cell office:value-type="string">
            <text:p>wExYjDBQFQ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string">
            <text:p>101rand[0,2,2]</text:p>
          </table:table-cell>
          <table:table-cell office:value-type="float" office:value="75333325960">
            <text:p>75333325960</text:p>
          </table:table-cell>
          <table:table-cell office:value-type="string">
            <text:p>US</text:p>
          </table:table-cell>
          <table:table-cell office:value-type="string">
            <text:p>10/26/2009</text:p>
          </table:table-cell>
        </table:table-row>
        <table:table-row table:style-name="ro1">
          <table:table-cell office:value-type="string">
            <text:p>vosduholov</text:p>
          </table:table-cell>
          <table:table-cell office:value-type="string">
            <text:p>sOTwGnz429</text:p>
          </table:table-cell>
          <table:table-cell office:value-type="string">
            <text:p>vosduholov</text:p>
          </table:table-cell>
          <table:table-cell office:value-type="string">
            <text:p>vosduholov</text:p>
          </table:table-cell>
          <table:table-cell office:value-type="string">
            <text:p>vosduholov@gmail.com</text:p>
          </table:table-cell>
          <table:table-cell table:number-columns-repeated="4"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1/2009</text:p>
          </table:table-cell>
        </table:table-row>
        <table:table-row table:style-name="ro1">
          <table:table-cell office:value-type="string">
            <text:p>alexefffell</text:p>
          </table:table-cell>
          <table:table-cell office:value-type="string">
            <text:p>N3a8BgT726</text:p>
          </table:table-cell>
          <table:table-cell office:value-type="string">
            <text:p>alexefffell</text:p>
          </table:table-cell>
          <table:table-cell office:value-type="string">
            <text:p>alexefffell</text:p>
          </table:table-cell>
          <table:table-cell office:value-type="string">
            <text:p>alexeffel66@gmail.com</text:p>
          </table:table-cell>
          <table:table-cell table:number-columns-repeated="4"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8/2009</text:p>
          </table:table-cell>
        </table:table-row>
        <table:table-row table:style-name="ro1">
          <table:table-cell office:value-type="string">
            <text:p>carpinteyrompv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7/12/2014</text:p>
          </table:table-cell>
        </table:table-row>
        <table:table-row table:style-name="ro1">
          <table:table-cell office:value-type="string">
            <text:p>nbtvlxquyyt</text:p>
          </table:table-cell>
          <table:table-cell office:value-type="string">
            <text:p>YXuwRT</text:p>
          </table:table-cell>
          <table:table-cell office:value-type="string">
            <text:p>nbtvlxquyyt</text:p>
          </table:table-cell>
          <table:table-cell office:value-type="string">
            <text:p>nbtvlxquyyt</text:p>
          </table:table-cell>
          <table:table-cell office:value-type="string">
            <text:p>iuofeg@ffhxyp.com</text:p>
          </table:table-cell>
          <table:table-cell office:value-type="string">
            <text:p>EHStStIcXpZMYzj</text:p>
          </table:table-cell>
          <table:table-cell office:value-type="string">
            <text:p>XwpNEtXfCorQu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string">
            <text:p>101rand[0,2,2]</text:p>
          </table:table-cell>
          <table:table-cell office:value-type="float" office:value="72379845185">
            <text:p>72379845185</text:p>
          </table:table-cell>
          <table:table-cell office:value-type="string">
            <text:p>US</text:p>
          </table:table-cell>
          <table:table-cell office:value-type="string">
            <text:p>11/29/2009</text:p>
          </table:table-cell>
        </table:table-row>
        <table:table-row table:style-name="ro1">
          <table:table-cell office:value-type="string">
            <text:p>johnswallow</text:p>
          </table:table-cell>
          <table:table-cell office:value-type="string">
            <text:p>Pt0Tx1c216</text:p>
          </table:table-cell>
          <table:table-cell office:value-type="string">
            <text:p>johnswallow</text:p>
          </table:table-cell>
          <table:table-cell office:value-type="string">
            <text:p>johnswallow</text:p>
          </table:table-cell>
          <table:table-cell office:value-type="string">
            <text:p>johnswallow@friendpharmacy.com</text:p>
          </table:table-cell>
          <table:table-cell table:number-columns-repeated="3" office:value-type="string">
            <text:p>Washington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4/2009</text:p>
          </table:table-cell>
        </table:table-row>
        <table:table-row table:style-name="ro1">
          <table:table-cell office:value-type="string">
            <text:p>ecromack</text:p>
          </table:table-cell>
          <table:table-cell office:value-type="string">
            <text:p>ilovejesus</text:p>
          </table:table-cell>
          <table:table-cell office:value-type="string">
            <text:p>Liz</text:p>
          </table:table-cell>
          <table:table-cell office:value-type="string">
            <text:p>Cromack</text:p>
          </table:table-cell>
          <table:table-cell office:value-type="string">
            <text:p>ecromack@cox.net</text:p>
          </table:table-cell>
          <table:table-cell office:value-type="string">
            <text:p>4748 SE 27th St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 office:value-type="string">
            <text:p>405-677-4612</text:p>
          </table:table-cell>
          <table:table-cell office:value-type="string">
            <text:p>US</text:p>
          </table:table-cell>
          <table:table-cell office:value-type="string">
            <text:p>11/28/2009</text:p>
          </table:table-cell>
        </table:table-row>
        <table:table-row table:style-name="ro1">
          <table:table-cell office:value-type="string">
            <text:p>leannedlp</text:p>
          </table:table-cell>
          <table:table-cell office:value-type="string">
            <text:p>oct2005</text:p>
          </table:table-cell>
          <table:table-cell office:value-type="string">
            <text:p>Leanne</text:p>
          </table:table-cell>
          <table:table-cell office:value-type="string">
            <text:p>Delapaz</text:p>
          </table:table-cell>
          <table:table-cell office:value-type="string">
            <text:p>LIANNADLP05@yahoo.com</text:p>
          </table:table-cell>
          <table:table-cell office:value-type="string">
            <text:p>4625 Tinker Diagonal Apt 23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 office:value-type="string">
            <text:p>361-4558631</text:p>
          </table:table-cell>
          <table:table-cell office:value-type="string">
            <text:p>US</text:p>
          </table:table-cell>
          <table:table-cell office:value-type="string">
            <text:p>12/04/2009</text:p>
          </table:table-cell>
        </table:table-row>
        <table:table-row table:style-name="ro1">
          <table:table-cell office:value-type="string">
            <text:p>aoseljmb</text:p>
          </table:table-cell>
          <table:table-cell office:value-type="string">
            <text:p>EwFLF</text:p>
          </table:table-cell>
          <table:table-cell office:value-type="string">
            <text:p>aoseljmb</text:p>
          </table:table-cell>
          <table:table-cell office:value-type="string">
            <text:p>aoseljmb</text:p>
          </table:table-cell>
          <table:table-cell office:value-type="string">
            <text:p>qrausp@fxbdcq.com</text:p>
          </table:table-cell>
          <table:table-cell office:value-type="string">
            <text:p>qUZcLefXSunvMfgjYCG</text:p>
          </table:table-cell>
          <table:table-cell office:value-type="string">
            <text:p>BHwwjHjvCZOfgfsS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9480">
            <text:p>79480</text:p>
          </table:table-cell>
          <table:table-cell office:value-type="float" office:value="52681527375">
            <text:p>52681527375</text:p>
          </table:table-cell>
          <table:table-cell office:value-type="string">
            <text:p>US</text:p>
          </table:table-cell>
          <table:table-cell office:value-type="string">
            <text:p>12/09/2009</text:p>
          </table:table-cell>
        </table:table-row>
        <table:table-row table:style-name="ro1">
          <table:table-cell office:value-type="string">
            <text:p>athmjzqowyv</text:p>
          </table:table-cell>
          <table:table-cell office:value-type="string">
            <text:p>u3hoK</text:p>
          </table:table-cell>
          <table:table-cell office:value-type="string">
            <text:p>athmjzqowyv</text:p>
          </table:table-cell>
          <table:table-cell office:value-type="string">
            <text:p>athmjzqowyv</text:p>
          </table:table-cell>
          <table:table-cell office:value-type="string">
            <text:p>atfdle@jlgihl.com</text:p>
          </table:table-cell>
          <table:table-cell office:value-type="string">
            <text:p>nvNInJBDvFSItFUklNy</text:p>
          </table:table-cell>
          <table:table-cell office:value-type="string">
            <text:p>GjmrjUFsCiJad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string">
            <text:p>101rand[0,2,2]</text:p>
          </table:table-cell>
          <table:table-cell office:value-type="float" office:value="97204161953">
            <text:p>97204161953</text:p>
          </table:table-cell>
          <table:table-cell office:value-type="string">
            <text:p>US</text:p>
          </table:table-cell>
          <table:table-cell office:value-type="string">
            <text:p>12/05/2009</text:p>
          </table:table-cell>
        </table:table-row>
        <table:table-row table:style-name="ro1">
          <table:table-cell office:value-type="string">
            <text:p>kisxvyon</text:p>
          </table:table-cell>
          <table:table-cell office:value-type="string">
            <text:p>nsCP7X</text:p>
          </table:table-cell>
          <table:table-cell office:value-type="string">
            <text:p>kisxvyon</text:p>
          </table:table-cell>
          <table:table-cell office:value-type="string">
            <text:p>kisxvyon</text:p>
          </table:table-cell>
          <table:table-cell office:value-type="string">
            <text:p>ecuivk@vblzqx.com</text:p>
          </table:table-cell>
          <table:table-cell office:value-type="string">
            <text:p>jAXcWSlCsDdZopxZJNG</text:p>
          </table:table-cell>
          <table:table-cell office:value-type="string">
            <text:p>lntTXCnXG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4568">
            <text:p>34568</text:p>
          </table:table-cell>
          <table:table-cell office:value-type="float" office:value="24459415487">
            <text:p>24459415487</text:p>
          </table:table-cell>
          <table:table-cell office:value-type="string">
            <text:p>US</text:p>
          </table:table-cell>
          <table:table-cell office:value-type="string">
            <text:p>12/13/2009</text:p>
          </table:table-cell>
        </table:table-row>
        <table:table-row table:style-name="ro1">
          <table:table-cell office:value-type="string">
            <text:p>cssjackvold</text:p>
          </table:table-cell>
          <table:table-cell office:value-type="string">
            <text:p>ci2D7rwo3B</text:p>
          </table:table-cell>
          <table:table-cell office:value-type="string">
            <text:p>Cssjackvold</text:p>
          </table:table-cell>
          <table:table-cell office:value-type="string">
            <text:p>Cssjackvold</text:p>
          </table:table-cell>
          <table:table-cell office:value-type="string">
            <text:p>bryanjjew@aol.com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IERRA LEONE</text:p>
          </table:table-cell>
          <table:table-cell office:value-type="string">
            <text:p>07/13/2014</text:p>
          </table:table-cell>
        </table:table-row>
        <table:table-row table:style-name="ro1">
          <table:table-cell office:value-type="string">
            <text:p>rndfrench</text:p>
          </table:table-cell>
          <table:table-cell office:value-type="string">
            <text:p>rdjsekr7</text:p>
          </table:table-cell>
          <table:table-cell office:value-type="string">
            <text:p>Charles</text:p>
          </table:table-cell>
          <table:table-cell office:value-type="string">
            <text:p>French</text:p>
          </table:table-cell>
          <table:table-cell office:value-type="string">
            <text:p>russdebfrench@peoplepc.com</text:p>
          </table:table-cell>
          <table:table-cell office:value-type="string">
            <text:p>5408 Spitz Drive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 office:value-type="string">
            <text:p>405-677-5232</text:p>
          </table:table-cell>
          <table:table-cell office:value-type="string">
            <text:p>US</text:p>
          </table:table-cell>
          <table:table-cell office:value-type="string">
            <text:p>12/24/2009</text:p>
          </table:table-cell>
        </table:table-row>
        <table:table-row table:style-name="ro1">
          <table:table-cell office:value-type="string">
            <text:p>pzltrsef</text:p>
          </table:table-cell>
          <table:table-cell office:value-type="string">
            <text:p>FwqQi</text:p>
          </table:table-cell>
          <table:table-cell office:value-type="string">
            <text:p>pzltrsef</text:p>
          </table:table-cell>
          <table:table-cell office:value-type="string">
            <text:p>pzltrsef</text:p>
          </table:table-cell>
          <table:table-cell office:value-type="string">
            <text:p>jicyrz@pcxrft.com</text:p>
          </table:table-cell>
          <table:table-cell office:value-type="string">
            <text:p>qZrlMDTkRRRNQe</text:p>
          </table:table-cell>
          <table:table-cell office:value-type="string">
            <text:p>EPDcNkGivYHdLfe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968">
            <text:p>98968</text:p>
          </table:table-cell>
          <table:table-cell office:value-type="float" office:value="71700535170">
            <text:p>71700535170</text:p>
          </table:table-cell>
          <table:table-cell office:value-type="string">
            <text:p>US</text:p>
          </table:table-cell>
          <table:table-cell office:value-type="string">
            <text:p>01/29/2010</text:p>
          </table:table-cell>
        </table:table-row>
        <table:table-row table:style-name="ro1">
          <table:table-cell office:value-type="string">
            <text:p>dreamandgrow</text:p>
          </table:table-cell>
          <table:table-cell office:value-type="string">
            <text:p>uqiwzZb173</text:p>
          </table:table-cell>
          <table:table-cell office:value-type="string">
            <text:p>dreamandgrow</text:p>
          </table:table-cell>
          <table:table-cell office:value-type="string">
            <text:p>dreamandgrow</text:p>
          </table:table-cell>
          <table:table-cell office:value-type="string">
            <text:p>dreamer@friendpharmacy.com</text:p>
          </table:table-cell>
          <table:table-cell office:value-type="string">
            <text:p>Denwer</text:p>
          </table:table-cell>
          <table:table-cell office:value-type="string">
            <text:p>Denwer</text:p>
          </table:table-cell>
          <table:table-cell office:value-type="string">
            <text:p>Denwer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5/2010</text:p>
          </table:table-cell>
        </table:table-row>
        <table:table-row table:style-name="ro1">
          <table:table-cell office:value-type="string">
            <text:p>mcfly</text:p>
          </table:table-cell>
          <table:table-cell office:value-type="string">
            <text:p>mcflydaddy</text:p>
          </table:table-cell>
          <table:table-cell office:value-type="string">
            <text:p>Jerome</text:p>
          </table:table-cell>
          <table:table-cell office:value-type="string">
            <text:p>McCullough</text:p>
          </table:table-cell>
          <table:table-cell office:value-type="string">
            <text:p>mcflydaddy@cox.net</text:p>
          </table:table-cell>
          <table:table-cell office:value-type="string">
            <text:p>5508 Holly Brooke Lane.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 office:value-type="string">
            <text:p>405-604-0182</text:p>
          </table:table-cell>
          <table:table-cell office:value-type="string">
            <text:p>US</text:p>
          </table:table-cell>
          <table:table-cell office:value-type="string">
            <text:p>01/30/2010</text:p>
          </table:table-cell>
        </table:table-row>
        <table:table-row table:style-name="ro1">
          <table:table-cell office:value-type="string">
            <text:p>eslapcpc</text:p>
          </table:table-cell>
          <table:table-cell office:value-type="string">
            <text:p>b89D3</text:p>
          </table:table-cell>
          <table:table-cell office:value-type="string">
            <text:p>eslapcpc</text:p>
          </table:table-cell>
          <table:table-cell office:value-type="string">
            <text:p>eslapcpc</text:p>
          </table:table-cell>
          <table:table-cell office:value-type="string">
            <text:p>weerrq@kjjioj.com</text:p>
          </table:table-cell>
          <table:table-cell office:value-type="string">
            <text:p>QEIrRHTbhFVAuURfct</text:p>
          </table:table-cell>
          <table:table-cell office:value-type="string">
            <text:p>sOBzzHNAPDHyPmkmYQ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6063">
            <text:p>66063</text:p>
          </table:table-cell>
          <table:table-cell office:value-type="float" office:value="71953882985">
            <text:p>71953882985</text:p>
          </table:table-cell>
          <table:table-cell office:value-type="string">
            <text:p>US</text:p>
          </table:table-cell>
          <table:table-cell office:value-type="string">
            <text:p>02/07/2010</text:p>
          </table:table-cell>
        </table:table-row>
        <table:table-row table:style-name="ro1">
          <table:table-cell office:value-type="string">
            <text:p>cryslerstratus</text:p>
          </table:table-cell>
          <table:table-cell office:value-type="string">
            <text:p>stasstas</text:p>
          </table:table-cell>
          <table:table-cell office:value-type="string">
            <text:p>CryslerStratus</text:p>
          </table:table-cell>
          <table:table-cell office:value-type="string">
            <text:p>CryslerStratus</text:p>
          </table:table-cell>
          <table:table-cell office:value-type="string">
            <text:p>cryslerstratus1986@mail.ru</text:p>
          </table:table-cell>
          <table:table-cell table:number-columns-repeated="3" office:value-type="string">
            <text:p>Ii?e</text:p>
          </table:table-cell>
          <table:table-cell office:value-type="string">
            <text:p>?i??e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3/2010</text:p>
          </table:table-cell>
        </table:table-row>
        <table:table-row table:style-name="ro1">
          <table:table-cell office:value-type="string">
            <text:p>hcwuej</text:p>
          </table:table-cell>
          <table:table-cell office:value-type="string">
            <text:p>url0jnnU</text:p>
          </table:table-cell>
          <table:table-cell office:value-type="string">
            <text:p>hcwuej</text:p>
          </table:table-cell>
          <table:table-cell office:value-type="string">
            <text:p>VnxUBVPtVUHq</text:p>
          </table:table-cell>
          <table:table-cell office:value-type="string">
            <text:p>jxaqld@lappws.com</text:p>
          </table:table-cell>
          <table:table-cell office:value-type="string">
            <text:p>rVBLItSpyLhjGkEjxR</text:p>
          </table:table-cell>
          <table:table-cell office:value-type="string">
            <text:p>AwjgJJMGwZTHCOcv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2415">
            <text:p>42415</text:p>
          </table:table-cell>
          <table:table-cell office:value-type="string">
            <text:p>http://fwrfsyvyqeca.com/</text:p>
          </table:table-cell>
          <table:table-cell office:value-type="string">
            <text:p>US</text:p>
          </table:table-cell>
          <table:table-cell office:value-type="string">
            <text:p>03/25/2010</text:p>
          </table:table-cell>
        </table:table-row>
        <table:table-row table:style-name="ro1">
          <table:table-cell office:value-type="string">
            <text:p>generic ayur</text:p>
          </table:table-cell>
          <table:table-cell office:value-type="string">
            <text:p>QxXM93Js</text:p>
          </table:table-cell>
          <table:table-cell office:value-type="string">
            <text:p>generic ayurslim</text:p>
          </table:table-cell>
          <table:table-cell office:value-type="string">
            <text:p>generic ayurslim</text:p>
          </table:table-cell>
          <table:table-cell office:value-type="string">
            <text:p>alhtegso@soimcghu.com</text:p>
          </table:table-cell>
          <table:table-cell office:value-type="string">
            <text:p>alhtegso@soimcghu.com</text:p>
          </table:table-cell>
          <table:table-cell office:value-type="string">
            <text:p>alhtegso@soimcghu.com</text:p>
          </table:table-cell>
          <table:table-cell office:value-type="string">
            <text:p>XgKvlTU</text:p>
          </table:table-cell>
          <table:table-cell office:value-type="string">
            <text:p>mIgMmUZ</text:p>
          </table:table-cell>
          <table:table-cell office:value-type="float" office:value="2234468">
            <text:p>2234468</text:p>
          </table:table-cell>
          <table:table-cell office:value-type="string">
            <text:p>hvNVJmalBZgR</text:p>
          </table:table-cell>
          <table:table-cell/>
          <table:table-cell office:value-type="string">
            <text:p>03/13/2010</text:p>
          </table:table-cell>
        </table:table-row>
        <table:table-row table:style-name="ro1">
          <table:table-cell office:value-type="string">
            <text:p>benemid onli</text:p>
          </table:table-cell>
          <table:table-cell office:value-type="string">
            <text:p>QxXM93Js</text:p>
          </table:table-cell>
          <table:table-cell office:value-type="string">
            <text:p>benemid online</text:p>
          </table:table-cell>
          <table:table-cell office:value-type="string">
            <text:p>benemid online</text:p>
          </table:table-cell>
          <table:table-cell office:value-type="string">
            <text:p>kuapccrc@zwoawbuo.com</text:p>
          </table:table-cell>
          <table:table-cell office:value-type="string">
            <text:p>kuapccrc@zwoawbuo.com</text:p>
          </table:table-cell>
          <table:table-cell office:value-type="string">
            <text:p>kuapccrc@zwoawbuo.com</text:p>
          </table:table-cell>
          <table:table-cell office:value-type="string">
            <text:p>xmhQBph</text:p>
          </table:table-cell>
          <table:table-cell office:value-type="string">
            <text:p>lLunmo</text:p>
          </table:table-cell>
          <table:table-cell office:value-type="float" office:value="779260">
            <text:p>779260</text:p>
          </table:table-cell>
          <table:table-cell office:value-type="string">
            <text:p>hvNVJmalBZgR</text:p>
          </table:table-cell>
          <table:table-cell/>
          <table:table-cell office:value-type="string">
            <text:p>03/13/2010</text:p>
          </table:table-cell>
        </table:table-row>
        <table:table-row table:style-name="ro1">
          <table:table-cell office:value-type="string">
            <text:p>order arava</text:p>
          </table:table-cell>
          <table:table-cell office:value-type="string">
            <text:p>QxXM93Js</text:p>
          </table:table-cell>
          <table:table-cell office:value-type="string">
            <text:p>order arava</text:p>
          </table:table-cell>
          <table:table-cell office:value-type="string">
            <text:p>order arava</text:p>
          </table:table-cell>
          <table:table-cell office:value-type="string">
            <text:p>gljfynaj@ibsghfso.com</text:p>
          </table:table-cell>
          <table:table-cell office:value-type="string">
            <text:p>gljfynaj@ibsghfso.com</text:p>
          </table:table-cell>
          <table:table-cell office:value-type="string">
            <text:p>gljfynaj@ibsghfso.com</text:p>
          </table:table-cell>
          <table:table-cell office:value-type="string">
            <text:p>LLUcaxO</text:p>
          </table:table-cell>
          <table:table-cell office:value-type="string">
            <text:p>yrBlCO</text:p>
          </table:table-cell>
          <table:table-cell office:value-type="float" office:value="777089">
            <text:p>777089</text:p>
          </table:table-cell>
          <table:table-cell office:value-type="string">
            <text:p>hvNVJmalBZgR</text:p>
          </table:table-cell>
          <table:table-cell/>
          <table:table-cell office:value-type="string">
            <text:p>03/13/2010</text:p>
          </table:table-cell>
        </table:table-row>
        <table:table-row table:style-name="ro1">
          <table:table-cell office:value-type="string">
            <text:p>order apcali</text:p>
          </table:table-cell>
          <table:table-cell office:value-type="string">
            <text:p>QxXM93Js</text:p>
          </table:table-cell>
          <table:table-cell office:value-type="string">
            <text:p>order apcalis sx</text:p>
          </table:table-cell>
          <table:table-cell office:value-type="string">
            <text:p>order apcalis sx</text:p>
          </table:table-cell>
          <table:table-cell office:value-type="string">
            <text:p>fqsnqtbn@adsmxiam.com</text:p>
          </table:table-cell>
          <table:table-cell office:value-type="string">
            <text:p>fqsnqtbn@adsmxiam.com</text:p>
          </table:table-cell>
          <table:table-cell office:value-type="string">
            <text:p>fqsnqtbn@adsmxiam.com</text:p>
          </table:table-cell>
          <table:table-cell office:value-type="string">
            <text:p>iFIwYv</text:p>
          </table:table-cell>
          <table:table-cell office:value-type="string">
            <text:p>qTprqAj</text:p>
          </table:table-cell>
          <table:table-cell office:value-type="float" office:value="9085629">
            <text:p>9085629</text:p>
          </table:table-cell>
          <table:table-cell office:value-type="string">
            <text:p>vWSChLvOM</text:p>
          </table:table-cell>
          <table:table-cell/>
          <table:table-cell office:value-type="string">
            <text:p>03/14/2010</text:p>
          </table:table-cell>
        </table:table-row>
        <table:table-row table:style-name="ro1">
          <table:table-cell office:value-type="string">
            <text:p>discount pho</text:p>
          </table:table-cell>
          <table:table-cell office:value-type="string">
            <text:p>QxXM93Js</text:p>
          </table:table-cell>
          <table:table-cell office:value-type="string">
            <text:p>discount phosphatidylserine</text:p>
          </table:table-cell>
          <table:table-cell office:value-type="string">
            <text:p>discount phosphatidylserine</text:p>
          </table:table-cell>
          <table:table-cell office:value-type="string">
            <text:p>ebczimio@jwmefvto.com</text:p>
          </table:table-cell>
          <table:table-cell office:value-type="string">
            <text:p>ebczimio@jwmefvto.com</text:p>
          </table:table-cell>
          <table:table-cell office:value-type="string">
            <text:p>ebczimio@jwmefvto.com</text:p>
          </table:table-cell>
          <table:table-cell office:value-type="string">
            <text:p>vstVUg</text:p>
          </table:table-cell>
          <table:table-cell office:value-type="string">
            <text:p>GsDMyy</text:p>
          </table:table-cell>
          <table:table-cell office:value-type="float" office:value="269866">
            <text:p>269866</text:p>
          </table:table-cell>
          <table:table-cell office:value-type="string">
            <text:p>jJRcbYmQ</text:p>
          </table:table-cell>
          <table:table-cell/>
          <table:table-cell office:value-type="string">
            <text:p>03/19/2010</text:p>
          </table:table-cell>
        </table:table-row>
        <table:table-row table:style-name="ro1">
          <table:table-cell office:value-type="string">
            <text:p>feequable</text:p>
          </table:table-cell>
          <table:table-cell office:value-type="string">
            <text:p>vdHH260662</text:p>
          </table:table-cell>
          <table:table-cell office:value-type="string">
            <text:p>Feequable</text:p>
          </table:table-cell>
          <table:table-cell office:value-type="string">
            <text:p>Feequable</text:p>
          </table:table-cell>
          <table:table-cell office:value-type="string">
            <text:p>pharmacy@bigmoneyhome.com</text:p>
          </table:table-cell>
          <table:table-cell table:number-columns-repeated="3" office:value-type="string">
            <text:p>Delmas</text:p>
          </table:table-cell>
          <table:table-cell office:value-type="string">
            <text:p>Hait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7/2010</text:p>
          </table:table-cell>
        </table:table-row>
        <table:table-row table:style-name="ro1">
          <table:table-cell office:value-type="string">
            <text:p>mcousins82</text:p>
          </table:table-cell>
          <table:table-cell office:value-type="string">
            <text:p>camaro</text:p>
          </table:table-cell>
          <table:table-cell office:value-type="string">
            <text:p>Matthew </text:p>
          </table:table-cell>
          <table:table-cell office:value-type="string">
            <text:p>Cousins</text:p>
          </table:table-cell>
          <table:table-cell office:value-type="string">
            <text:p>mcousins82@gmail.com</text:p>
          </table:table-cell>
          <table:table-cell office:value-type="string">
            <text:p>4800 SE 78th ST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 office:value-type="float" office:value="4056648861">
            <text:p>4056648861</text:p>
          </table:table-cell>
          <table:table-cell office:value-type="string">
            <text:p>US</text:p>
          </table:table-cell>
          <table:table-cell office:value-type="string">
            <text:p>04/06/2010</text:p>
          </table:table-cell>
        </table:table-row>
        <table:table-row table:style-name="ro1">
          <table:table-cell office:value-type="string">
            <text:p>sloneeclurets</text:p>
          </table:table-cell>
          <table:table-cell office:value-type="string">
            <text:p>S99oRCL624</text:p>
          </table:table-cell>
          <table:table-cell office:value-type="string">
            <text:p>sloneeclurets</text:p>
          </table:table-cell>
          <table:table-cell office:value-type="string">
            <text:p>sloneeclurets</text:p>
          </table:table-cell>
          <table:table-cell office:value-type="string">
            <text:p>claudiacutrellukyby@gmail.com</text:p>
          </table:table-cell>
          <table:table-cell table:number-columns-repeated="3" office:value-type="string">
            <text:p>Burnt Pine</text:p>
          </table:table-cell>
          <table:table-cell office:value-type="string">
            <text:p>Norfolk Is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2/2010</text:p>
          </table:table-cell>
        </table:table-row>
        <table:table-row table:style-name="ro1">
          <table:table-cell office:value-type="string">
            <text:p>bynctoornedob</text:p>
          </table:table-cell>
          <table:table-cell office:value-type="string">
            <text:p>vlqZBdg623</text:p>
          </table:table-cell>
          <table:table-cell office:value-type="string">
            <text:p>byncToornedob</text:p>
          </table:table-cell>
          <table:table-cell office:value-type="string">
            <text:p>byncToornedob</text:p>
          </table:table-cell>
          <table:table-cell office:value-type="string">
            <text:p>sypepoemienny@mail.ru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5/2010</text:p>
          </table:table-cell>
        </table:table-row>
        <table:table-row table:style-name="ro1">
          <table:table-cell office:value-type="string">
            <text:p>plussmupe</text:p>
          </table:table-cell>
          <table:table-cell office:value-type="string">
            <text:p>XjEIp6R187</text:p>
          </table:table-cell>
          <table:table-cell office:value-type="string">
            <text:p>Plussmupe</text:p>
          </table:table-cell>
          <table:table-cell office:value-type="string">
            <text:p>Plussmupe</text:p>
          </table:table-cell>
          <table:table-cell office:value-type="string">
            <text:p>muffphype@mail.ru</text:p>
          </table:table-cell>
          <table:table-cell table:number-columns-repeated="3" office:value-type="string">
            <text:p>Nuuk</text:p>
          </table:table-cell>
          <table:table-cell office:value-type="string">
            <text:p>Green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9/2010</text:p>
          </table:table-cell>
        </table:table-row>
        <table:table-row table:style-name="ro1">
          <table:table-cell office:value-type="string">
            <text:p>obetailbomb</text:p>
          </table:table-cell>
          <table:table-cell office:value-type="string">
            <text:p>GqHZ6fu434</text:p>
          </table:table-cell>
          <table:table-cell office:value-type="string">
            <text:p>obetailbomb</text:p>
          </table:table-cell>
          <table:table-cell office:value-type="string">
            <text:p>obetailbomb</text:p>
          </table:table-cell>
          <table:table-cell office:value-type="string">
            <text:p>clouggock@mail.ru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9/2010</text:p>
          </table:table-cell>
        </table:table-row>
        <table:table-row table:style-name="ro1">
          <table:table-cell office:value-type="string">
            <text:p>priorpoda</text:p>
          </table:table-cell>
          <table:table-cell office:value-type="string">
            <text:p>fTwXBfv882</text:p>
          </table:table-cell>
          <table:table-cell office:value-type="string">
            <text:p>Priorpoda</text:p>
          </table:table-cell>
          <table:table-cell office:value-type="string">
            <text:p>Priorpoda</text:p>
          </table:table-cell>
          <table:table-cell office:value-type="string">
            <text:p>pirozzoruleysabaep@gmail.com</text:p>
          </table:table-cell>
          <table:table-cell office:value-type="string">
            <text:p>Jbeil</text:p>
          </table:table-cell>
          <table:table-cell office:value-type="string">
            <text:p>Jbeil</text:p>
          </table:table-cell>
          <table:table-cell office:value-type="string">
            <text:p>Jbeil</text:p>
          </table:table-cell>
          <table:table-cell office:value-type="string">
            <text:p>Leban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1/2010</text:p>
          </table:table-cell>
        </table:table-row>
        <table:table-row table:style-name="ro1">
          <table:table-cell office:value-type="string">
            <text:p>ardenstavrou</text:p>
          </table:table-cell>
          <table:table-cell office:value-type="string">
            <text:p>Qle164Q325</text:p>
          </table:table-cell>
          <table:table-cell office:value-type="string">
            <text:p>ardenstavrou</text:p>
          </table:table-cell>
          <table:table-cell office:value-type="string">
            <text:p>ardenstavrou</text:p>
          </table:table-cell>
          <table:table-cell office:value-type="string">
            <text:p>ardenstavrou@badcredit-paydayloan.info</text:p>
          </table:table-cell>
          <table:table-cell table:number-columns-repeated="3" office:value-type="string">
            <text:p>Suva</text:p>
          </table:table-cell>
          <table:table-cell office:value-type="string">
            <text:p>Fij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0/2010</text:p>
          </table:table-cell>
        </table:table-row>
        <table:table-row table:style-name="ro1">
          <table:table-cell office:value-type="string">
            <text:p>veibrebydrava</text:p>
          </table:table-cell>
          <table:table-cell office:value-type="string">
            <text:p>Djd5f2D992</text:p>
          </table:table-cell>
          <table:table-cell office:value-type="string">
            <text:p>Veibrebydrava</text:p>
          </table:table-cell>
          <table:table-cell office:value-type="string">
            <text:p>Veibrebydrava</text:p>
          </table:table-cell>
          <table:table-cell office:value-type="string">
            <text:p>l.aurelwestmanoce@gmail.com</text:p>
          </table:table-cell>
          <table:table-cell office:value-type="string">
            <text:p>Yanahuara</text:p>
          </table:table-cell>
          <table:table-cell office:value-type="string">
            <text:p>Yanahuara</text:p>
          </table:table-cell>
          <table:table-cell office:value-type="string">
            <text:p>Yanahuara</text:p>
          </table:table-cell>
          <table:table-cell office:value-type="string">
            <text:p>Peru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9/2010</text:p>
          </table:table-cell>
        </table:table-row>
        <table:table-row table:style-name="ro1">
          <table:table-cell office:value-type="string">
            <text:p>lnbnkc</text:p>
          </table:table-cell>
          <table:table-cell office:value-type="string">
            <text:p>5DymVybT</text:p>
          </table:table-cell>
          <table:table-cell office:value-type="string">
            <text:p>lnbnkc</text:p>
          </table:table-cell>
          <table:table-cell office:value-type="string">
            <text:p>lnbnkc</text:p>
          </table:table-cell>
          <table:table-cell office:value-type="string">
            <text:p>nthcvp@yphcjv.com</text:p>
          </table:table-cell>
          <table:table-cell office:value-type="string">
            <text:p>bbfobTCacyVWq</text:p>
          </table:table-cell>
          <table:table-cell office:value-type="string">
            <text:p>VjwdApcwQ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1030">
            <text:p>61030</text:p>
          </table:table-cell>
          <table:table-cell office:value-type="string">
            <text:p>http://cuwvjzruvyyq.com/</text:p>
          </table:table-cell>
          <table:table-cell office:value-type="string">
            <text:p>US</text:p>
          </table:table-cell>
          <table:table-cell office:value-type="string">
            <text:p>06/16/2010</text:p>
          </table:table-cell>
        </table:table-row>
        <table:table-row table:style-name="ro1">
          <table:table-cell office:value-type="string">
            <text:p>appogewet</text:p>
          </table:table-cell>
          <table:table-cell office:value-type="string">
            <text:p>ebT1kQG967</text:p>
          </table:table-cell>
          <table:table-cell office:value-type="string">
            <text:p>Appogewet</text:p>
          </table:table-cell>
          <table:table-cell office:value-type="string">
            <text:p>Appogewet</text:p>
          </table:table-cell>
          <table:table-cell office:value-type="string">
            <text:p>gennick[gtugsout, 5, 9]@firstdancer.info</text:p>
          </table:table-cell>
          <table:table-cell office:value-type="string">
            <text:p>Tafraout</text:p>
          </table:table-cell>
          <table:table-cell office:value-type="string">
            <text:p>Tafraout</text:p>
          </table:table-cell>
          <table:table-cell office:value-type="string">
            <text:p>Tafraout</text:p>
          </table:table-cell>
          <table:table-cell office:value-type="string">
            <text:p>Morocc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13/2010</text:p>
          </table:table-cell>
        </table:table-row>
        <table:table-row table:style-name="ro1">
          <table:table-cell office:value-type="string">
            <text:p>nikkyrung</text:p>
          </table:table-cell>
          <table:table-cell office:value-type="float" office:value="55414756">
            <text:p>55414756</text:p>
          </table:table-cell>
          <table:table-cell office:value-type="string">
            <text:p>NikkyRuNg</text:p>
          </table:table-cell>
          <table:table-cell office:value-type="string">
            <text:p>NikkyRuNg</text:p>
          </table:table-cell>
          <table:table-cell office:value-type="string">
            <text:p>polinashevoha1985@gmail.com</text:p>
          </table:table-cell>
          <table:table-cell office:value-type="string">
            <text:p>Acciftcrire</text:p>
          </table:table-cell>
          <table:table-cell office:value-type="string">
            <text:p>Acciftcrire</text:p>
          </table:table-cell>
          <table:table-cell office:value-type="string">
            <text:p>Acciftcrire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17/2010</text:p>
          </table:table-cell>
        </table:table-row>
        <table:table-row table:style-name="ro1">
          <table:table-cell office:value-type="string">
            <text:p>dumeleddy</text:p>
          </table:table-cell>
          <table:table-cell office:value-type="string">
            <text:p>sm5sYsN977</text:p>
          </table:table-cell>
          <table:table-cell office:value-type="string">
            <text:p>Dumeleddy</text:p>
          </table:table-cell>
          <table:table-cell office:value-type="string">
            <text:p>Dumeleddy</text:p>
          </table:table-cell>
          <table:table-cell office:value-type="string">
            <text:p>johnny.witt9@gmail.com</text:p>
          </table:table-cell>
          <table:table-cell table:number-columns-repeated="3" office:value-type="string">
            <text:p>Le Mans</text:p>
          </table:table-cell>
          <table:table-cell office:value-type="string">
            <text:p>Fran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0/2010</text:p>
          </table:table-cell>
        </table:table-row>
        <table:table-row table:style-name="ro1">
          <table:table-cell office:value-type="string">
            <text:p>flaysterms</text:p>
          </table:table-cell>
          <table:table-cell office:value-type="string">
            <text:p>RAWrS0h273</text:p>
          </table:table-cell>
          <table:table-cell office:value-type="string">
            <text:p>FlaySterMs</text:p>
          </table:table-cell>
          <table:table-cell office:value-type="string">
            <text:p>FlaySterMs</text:p>
          </table:table-cell>
          <table:table-cell office:value-type="string">
            <text:p>dion.gentry1@gmail.com</text:p>
          </table:table-cell>
          <table:table-cell office:value-type="string">
            <text:p>Not sity</text:p>
          </table:table-cell>
          <table:table-cell office:value-type="string">
            <text:p>Not sity</text:p>
          </table:table-cell>
          <table:table-cell office:value-type="string">
            <text:p>Not sity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02/2010</text:p>
          </table:table-cell>
        </table:table-row>
        <table:table-row table:style-name="ro1">
          <table:table-cell office:value-type="string">
            <text:p>pwbfgruup</text:p>
          </table:table-cell>
          <table:table-cell office:value-type="string">
            <text:p>zCM4d8Nt</text:p>
          </table:table-cell>
          <table:table-cell office:value-type="string">
            <text:p>pwbfgruup</text:p>
          </table:table-cell>
          <table:table-cell office:value-type="string">
            <text:p>pwbfgruup</text:p>
          </table:table-cell>
          <table:table-cell office:value-type="string">
            <text:p>jzxrde@forfky.com</text:p>
          </table:table-cell>
          <table:table-cell office:value-type="string">
            <text:p>ocxDNlGzXWr</text:p>
          </table:table-cell>
          <table:table-cell office:value-type="string">
            <text:p>VRrKPxNKk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3631">
            <text:p>43631</text:p>
          </table:table-cell>
          <table:table-cell office:value-type="string">
            <text:p>http://vwpfjihskqcg.com/</text:p>
          </table:table-cell>
          <table:table-cell office:value-type="string">
            <text:p>US</text:p>
          </table:table-cell>
          <table:table-cell office:value-type="string">
            <text:p>06/30/2010</text:p>
          </table:table-cell>
        </table:table-row>
        <table:table-row table:style-name="ro1">
          <table:table-cell office:value-type="string">
            <text:p>rofsphorm</text:p>
          </table:table-cell>
          <table:table-cell office:value-type="string">
            <text:p>RAWrS0h273</text:p>
          </table:table-cell>
          <table:table-cell office:value-type="string">
            <text:p>rofsphorm</text:p>
          </table:table-cell>
          <table:table-cell office:value-type="string">
            <text:p>rofsphorm</text:p>
          </table:table-cell>
          <table:table-cell office:value-type="string">
            <text:p>garfieldmcgowan1@gmail.com</text:p>
          </table:table-cell>
          <table:table-cell table:number-columns-repeated="3" office:value-type="string">
            <text:p>Minsk</text:p>
          </table:table-cell>
          <table:table-cell office:value-type="string">
            <text:p>Bela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4/2010</text:p>
          </table:table-cell>
        </table:table-row>
        <table:table-row table:style-name="ro1">
          <table:table-cell office:value-type="string">
            <text:p>spepaymmelags</text:p>
          </table:table-cell>
          <table:table-cell office:value-type="string">
            <text:p>uhBXk7m494</text:p>
          </table:table-cell>
          <table:table-cell office:value-type="string">
            <text:p>spepaymmelags</text:p>
          </table:table-cell>
          <table:table-cell office:value-type="string">
            <text:p>spepaymmelags</text:p>
          </table:table-cell>
          <table:table-cell office:value-type="string">
            <text:p>prog@hotel-zk.lviv.ua</text:p>
          </table:table-cell>
          <table:table-cell table:number-columns-repeated="3" office:value-type="string">
            <text:p>Nuuk</text:p>
          </table:table-cell>
          <table:table-cell office:value-type="string">
            <text:p>Green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8/2010</text:p>
          </table:table-cell>
        </table:table-row>
        <table:table-row table:style-name="ro1">
          <table:table-cell office:value-type="string">
            <text:p>agmxvguiex</text:p>
          </table:table-cell>
          <table:table-cell office:value-type="string">
            <text:p>68LvpHgE</text:p>
          </table:table-cell>
          <table:table-cell office:value-type="string">
            <text:p>agmxvguiex</text:p>
          </table:table-cell>
          <table:table-cell office:value-type="string">
            <text:p>agmxvguiex</text:p>
          </table:table-cell>
          <table:table-cell office:value-type="string">
            <text:p>sqeryx@nfpmzf.com</text:p>
          </table:table-cell>
          <table:table-cell office:value-type="string">
            <text:p>XmdnPYUANPPPv</text:p>
          </table:table-cell>
          <table:table-cell office:value-type="string">
            <text:p>fnNxIFGGmOK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704">
            <text:p>24704</text:p>
          </table:table-cell>
          <table:table-cell office:value-type="string">
            <text:p>http://shulhjuopktd.com/</text:p>
          </table:table-cell>
          <table:table-cell office:value-type="string">
            <text:p>US</text:p>
          </table:table-cell>
          <table:table-cell office:value-type="string">
            <text:p>07/10/2010</text:p>
          </table:table-cell>
        </table:table-row>
        <table:table-row table:style-name="ro1">
          <table:table-cell office:value-type="string">
            <text:p>jxirecyhpx</text:p>
          </table:table-cell>
          <table:table-cell office:value-type="string">
            <text:p>baili123com</text:p>
          </table:table-cell>
          <table:table-cell office:value-type="string">
            <text:p>JxIREcyhpX</text:p>
          </table:table-cell>
          <table:table-cell office:value-type="string">
            <text:p>JxIREcyhpX</text:p>
          </table:table-cell>
          <table:table-cell office:value-type="string">
            <text:p>t.w.isted.fc.ohw@gmail.com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edar Rapids</text:p>
          </table:table-cell>
          <table:table-cell office:value-type="string">
            <text:p>Signal Mountain</text:p>
          </table:table-cell>
          <table:table-cell office:value-type="string">
            <text:p>De Soto</text:p>
          </table:table-cell>
          <table:table-cell office:value-type="string">
            <text:p>U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THAILAND</text:p>
          </table:table-cell>
          <table:table-cell office:value-type="string">
            <text:p>09/12/2014</text:p>
          </table:table-cell>
          <table:table-cell table:number-columns-repeated="4"/>
        </table:table-row>
        <table:table-row table:style-name="ro1">
          <table:table-cell office:value-type="string">
            <text:p>charlesol</text:p>
          </table:table-cell>
          <table:table-cell office:value-type="string">
            <text:p>1kxiF4kn7H</text:p>
          </table:table-cell>
          <table:table-cell table:number-columns-repeated="2" office:value-type="string">
            <text:p>CharlesOl</text:p>
          </table:table-cell>
          <table:table-cell office:value-type="string">
            <text:p>rtztvr256ass@kinghomes.pp.ua</text:p>
          </table:table-cell>
          <table:table-cell office:value-type="string">
            <text:p>Porsgrunn</text:p>
          </table:table-cell>
          <table:table-cell office:value-type="string">
            <text:p>Porsgrunn</text:p>
          </table:table-cell>
          <table:table-cell office:value-type="string">
            <text:p>Porsgrunn</text:p>
          </table:table-cell>
          <table:table-cell office:value-type="string">
            <text:p>Norwa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EGYPT</text:p>
          </table:table-cell>
          <table:table-cell office:value-type="string">
            <text:p>07/02/2014</text:p>
          </table:table-cell>
        </table:table-row>
        <table:table-row table:style-name="ro1">
          <table:table-cell office:value-type="string">
            <text:p>kiffaged</text:p>
          </table:table-cell>
          <table:table-cell office:value-type="string">
            <text:p>62Pgrpln1Q</text:p>
          </table:table-cell>
          <table:table-cell office:value-type="string">
            <text:p>KiffaGed</text:p>
          </table:table-cell>
          <table:table-cell office:value-type="string">
            <text:p>KiffaGed</text:p>
          </table:table-cell>
          <table:table-cell office:value-type="string">
            <text:p>ivandemin@mail333.com</text:p>
          </table:table-cell>
          <table:table-cell office:value-type="string">
            <text:p>????????????????</text:p>
          </table:table-cell>
          <table:table-cell office:value-type="string">
            <text:p>?????-?????????</text:p>
          </table:table-cell>
          <table:table-cell office:value-type="string">
            <text:p>?????</text:p>
          </table:table-cell>
          <table:table-cell office:value-type="string">
            <text:p>????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DOMINICAN REPUBLIC</text:p>
          </table:table-cell>
          <table:table-cell office:value-type="string">
            <text:p>08/31/2014</text:p>
          </table:table-cell>
        </table:table-row>
        <table:table-row table:style-name="ro1">
          <table:table-cell office:value-type="string">
            <text:p>dghonson</text:p>
          </table:table-cell>
          <table:table-cell office:value-type="string">
            <text:p>aUhlXQ</text:p>
          </table:table-cell>
          <table:table-cell office:value-type="string">
            <text:p>Dghonson</text:p>
          </table:table-cell>
          <table:table-cell office:value-type="string">
            <text:p>TATjduvVMCaSrU</text:p>
          </table:table-cell>
          <table:table-cell office:value-type="string">
            <text:p>razer22@yahoo.com</text:p>
          </table:table-cell>
          <table:table-cell office:value-type="string">
            <text:p>dPHqohhvkPD</text:p>
          </table:table-cell>
          <table:table-cell office:value-type="string">
            <text:p>PfmoMWlseZ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556">
            <text:p>92556</text:p>
          </table:table-cell>
          <table:table-cell office:value-type="float" office:value="66669527679">
            <text:p>66669527679</text:p>
          </table:table-cell>
          <table:table-cell office:value-type="string">
            <text:p>US</text:p>
          </table:table-cell>
          <table:table-cell office:value-type="string">
            <text:p>08/02/2014</text:p>
          </table:table-cell>
        </table:table-row>
        <table:table-row table:style-name="ro1">
          <table:table-cell office:value-type="string">
            <text:p>beverlyen</text:p>
          </table:table-cell>
          <table:table-cell office:value-type="string">
            <text:p>Spouckioninue</text:p>
          </table:table-cell>
          <table:table-cell table:number-columns-repeated="2" office:value-type="string">
            <text:p>BeverlyEn</text:p>
          </table:table-cell>
          <table:table-cell office:value-type="string">
            <text:p>beverlydig@outlook.com</text:p>
          </table:table-cell>
          <table:table-cell table:number-columns-repeated="2"/>
          <table:table-cell office:value-type="string">
            <text:p>Saigo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VANUATU</text:p>
          </table:table-cell>
          <table:table-cell office:value-type="string">
            <text:p>09/12/2014</text:p>
          </table:table-cell>
        </table:table-row>
        <table:table-row table:style-name="ro1">
          <table:table-cell office:value-type="string">
            <text:p>ahood</text:p>
          </table:table-cell>
          <table:table-cell office:value-type="string">
            <text:p>12181hqv</text:p>
          </table:table-cell>
          <table:table-cell office:value-type="string">
            <text:p>Alisha</text:p>
          </table:table-cell>
          <table:table-cell office:value-type="string">
            <text:p>Hood</text:p>
          </table:table-cell>
          <table:table-cell office:value-type="string">
            <text:p>alishahood2013@hotmail.com</text:p>
          </table:table-cell>
          <table:table-cell office:value-type="string">
            <text:p>3129 del rey dr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/>
          <table:table-cell office:value-type="string">
            <text:p>US</text:p>
          </table:table-cell>
          <table:table-cell office:value-type="string">
            <text:p>09/13/2014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ZpFL</text:p>
          </table:table-cell>
          <table:table-cell office:value-type="string">
            <text:p>Ian</text:p>
          </table:table-cell>
          <table:table-cell office:value-type="string">
            <text:p>xhEqSRtPAcB</text:p>
          </table:table-cell>
          <table:table-cell office:value-type="string">
            <text:p>greenwood@webtown.com</text:p>
          </table:table-cell>
          <table:table-cell office:value-type="string">
            <text:p>vAYEwzethFej</text:p>
          </table:table-cell>
          <table:table-cell office:value-type="string">
            <text:p>BNmQdwqJxNsSwLWS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5238">
            <text:p>55238</text:p>
          </table:table-cell>
          <table:table-cell office:value-type="float" office:value="31402488083">
            <text:p>31402488083</text:p>
          </table:table-cell>
          <table:table-cell office:value-type="string">
            <text:p>US</text:p>
          </table:table-cell>
          <table:table-cell office:value-type="string">
            <text:p>09/01/2014</text:p>
          </table:table-cell>
        </table:table-row>
        <table:table-row table:style-name="ro1">
          <table:table-cell office:value-type="string">
            <text:p>carolyntus</text:p>
          </table:table-cell>
          <table:table-cell office:value-type="string">
            <text:p>feswhotte</text:p>
          </table:table-cell>
          <table:table-cell office:value-type="string">
            <text:p>CarolynTus</text:p>
          </table:table-cell>
          <table:table-cell office:value-type="string">
            <text:p>CarolynTus</text:p>
          </table:table-cell>
          <table:table-cell office:value-type="string">
            <text:p>keishanick777@outlook.com</text:p>
          </table:table-cell>
          <table:table-cell table:number-columns-repeated="2"/>
          <table:table-cell office:value-type="string">
            <text:p>BullHead City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MACEDONIA, FORMER YUGOSLAV REPUBLIC OF</text:p>
          </table:table-cell>
          <table:table-cell office:value-type="string">
            <text:p>09/15/2014</text:p>
          </table:table-cell>
        </table:table-row>
        <table:table-row table:style-name="ro1">
          <table:table-cell office:value-type="string">
            <text:p>cooler111</text:p>
          </table:table-cell>
          <table:table-cell office:value-type="string">
            <text:p>QaKlsf</text:p>
          </table:table-cell>
          <table:table-cell office:value-type="string">
            <text:p>cooler111</text:p>
          </table:table-cell>
          <table:table-cell office:value-type="string">
            <text:p>aoymnnURDTSuCrFSOLk</text:p>
          </table:table-cell>
          <table:table-cell office:value-type="string">
            <text:p>greenwood@webtown.com</text:p>
          </table:table-cell>
          <table:table-cell office:value-type="string">
            <text:p>eKPSbsfjSxJcw</text:p>
          </table:table-cell>
          <table:table-cell office:value-type="string">
            <text:p>PCDOoaDJexpvAMvfPd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2202">
            <text:p>52202</text:p>
          </table:table-cell>
          <table:table-cell office:value-type="float" office:value="43547475915">
            <text:p>43547475915</text:p>
          </table:table-cell>
          <table:table-cell office:value-type="string">
            <text:p>US</text:p>
          </table:table-cell>
          <table:table-cell office:value-type="string">
            <text:p>08/16/2014</text:p>
          </table:table-cell>
        </table:table-row>
        <table:table-row table:style-name="ro1">
          <table:table-cell office:value-type="string">
            <text:p>amia</text:p>
          </table:table-cell>
          <table:table-cell office:value-type="string">
            <text:p>LFV6s</text:p>
          </table:table-cell>
          <table:table-cell office:value-type="string">
            <text:p>Amia</text:p>
          </table:table-cell>
          <table:table-cell office:value-type="string">
            <text:p>WdSPQOZJCsXNtzuazev</text:p>
          </table:table-cell>
          <table:table-cell office:value-type="string">
            <text:p>gobiz@gmail.com</text:p>
          </table:table-cell>
          <table:table-cell office:value-type="string">
            <text:p>tsyBFhFGro</text:p>
          </table:table-cell>
          <table:table-cell office:value-type="string">
            <text:p>ztQcsUOJCJpJXh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6419">
            <text:p>76419</text:p>
          </table:table-cell>
          <table:table-cell office:value-type="float" office:value="88113305346">
            <text:p>88113305346</text:p>
          </table:table-cell>
          <table:table-cell office:value-type="string">
            <text:p>US</text:p>
          </table:table-cell>
          <table:table-cell office:value-type="string">
            <text:p>06/01/2014</text:p>
          </table:table-cell>
        </table:table-row>
        <table:table-row table:style-name="ro1">
          <table:table-cell office:value-type="string">
            <text:p>zoointgyp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6/02/2014</text:p>
          </table:table-cell>
        </table:table-row>
        <table:table-row table:style-name="ro1">
          <table:table-cell office:value-type="string">
            <text:p>juan</text:p>
          </table:table-cell>
          <table:table-cell office:value-type="string">
            <text:p>yZVTh</text:p>
          </table:table-cell>
          <table:table-cell office:value-type="string">
            <text:p>Juan</text:p>
          </table:table-cell>
          <table:table-cell office:value-type="string">
            <text:p>guJfTSXCfxjBjvW</text:p>
          </table:table-cell>
          <table:table-cell office:value-type="string">
            <text:p>dirtbill@yahoo.com</text:p>
          </table:table-cell>
          <table:table-cell office:value-type="string">
            <text:p>CjgOVCmQKifzU</text:p>
          </table:table-cell>
          <table:table-cell office:value-type="string">
            <text:p>GRBiFAoAAmvauDaLy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2678">
            <text:p>62678</text:p>
          </table:table-cell>
          <table:table-cell office:value-type="float" office:value="48943065811">
            <text:p>48943065811</text:p>
          </table:table-cell>
          <table:table-cell office:value-type="string">
            <text:p>US</text:p>
          </table:table-cell>
          <table:table-cell office:value-type="string">
            <text:p>08/04/2014</text:p>
          </table:table-cell>
        </table:table-row>
        <table:table-row table:style-name="ro1">
          <table:table-cell office:value-type="string">
            <text:p>csmith102</text:p>
          </table:table-cell>
          <table:table-cell office:value-type="string">
            <text:p>Lucky4u123</text:p>
          </table:table-cell>
          <table:table-cell office:value-type="string">
            <text:p>Curtis</text:p>
          </table:table-cell>
          <table:table-cell office:value-type="string">
            <text:p>Smith</text:p>
          </table:table-cell>
          <table:table-cell office:value-type="string">
            <text:p>csmith102@cox.net</text:p>
          </table:table-cell>
          <table:table-cell office:value-type="string">
            <text:p>6545 Raintree Dr.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50">
            <text:p>73150</text:p>
          </table:table-cell>
          <table:table-cell office:value-type="string">
            <text:p>405-733-4908</text:p>
          </table:table-cell>
          <table:table-cell office:value-type="string">
            <text:p>US</text:p>
          </table:table-cell>
          <table:table-cell office:value-type="string">
            <text:p>08/13/2014</text:p>
          </table:table-cell>
        </table:table-row>
        <table:table-row table:style-name="ro1">
          <table:table-cell office:value-type="string">
            <text:p>wcuz0vzs</text:p>
          </table:table-cell>
          <table:table-cell office:value-type="string">
            <text:p>sdsadEE23</text:p>
          </table:table-cell>
          <table:table-cell table:number-columns-repeated="2" office:value-type="string">
            <text:p>wcuz0vzs</text:p>
          </table:table-cell>
          <table:table-cell office:value-type="string">
            <text:p>xcvbnbnbn123@hotmail.com</text:p>
          </table:table-cell>
          <table:table-cell office:value-type="string">
            <text:p>Abbotsford</text:p>
          </table:table-cell>
          <table:table-cell office:value-type="string">
            <text:p>Coquitlam</text:p>
          </table:table-cell>
          <table:table-cell office:value-type="string">
            <text:p>Abbotsford</text:p>
          </table:table-cell>
          <table:table-cell office:value-type="string">
            <text:p>Microne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KYRGYZSTAN</text:p>
          </table:table-cell>
          <table:table-cell office:value-type="string">
            <text:p>08/31/2014</text:p>
          </table:table-cell>
        </table:table-row>
        <table:table-row table:style-name="ro1">
          <table:table-cell office:value-type="string">
            <text:p>xjwk1hsn</text:p>
          </table:table-cell>
          <table:table-cell office:value-type="string">
            <text:p>sdsadEE23</text:p>
          </table:table-cell>
          <table:table-cell table:number-columns-repeated="2" office:value-type="string">
            <text:p>xjwk1hsn</text:p>
          </table:table-cell>
          <table:table-cell office:value-type="string">
            <text:p>vcbcxsc@hotmail.com</text:p>
          </table:table-cell>
          <table:table-cell office:value-type="string">
            <text:p>Dawson Creek</text:p>
          </table:table-cell>
          <table:table-cell office:value-type="string">
            <text:p>Campbell River</text:p>
          </table:table-cell>
          <table:table-cell office:value-type="string">
            <text:p>Castlegar</text:p>
          </table:table-cell>
          <table:table-cell office:value-type="string">
            <text:p>Vatican Cit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HOLY SEE (VATICAN CITY STATE)</text:p>
          </table:table-cell>
          <table:table-cell office:value-type="string">
            <text:p>08/24/2014</text:p>
          </table:table-cell>
        </table:table-row>
        <table:table-row table:style-name="ro1">
          <table:table-cell office:value-type="string">
            <text:p>carpinteyroygx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8/24/2014</text:p>
          </table:table-cell>
        </table:table-row>
        <table:table-row table:style-name="ro1">
          <table:table-cell office:value-type="string">
            <text:p>specialk</text:p>
          </table:table-cell>
          <table:table-cell office:value-type="string">
            <text:p>Church1Eglis</text:p>
          </table:table-cell>
          <table:table-cell office:value-type="string">
            <text:p>Kevin</text:p>
          </table:table-cell>
          <table:table-cell office:value-type="string">
            <text:p>Stubblefield</text:p>
          </table:table-cell>
          <table:table-cell office:value-type="string">
            <text:p>nightwatch0125@gmail.com</text:p>
          </table:table-cell>
          <table:table-cell office:value-type="string">
            <text:p>316 Paxton Ct</text:p>
          </table:table-cell>
          <table:table-cell/>
          <table:table-cell office:value-type="string">
            <text:p>Norman</text:p>
          </table:table-cell>
          <table:table-cell office:value-type="string">
            <text:p>OK</text:p>
          </table:table-cell>
          <table:table-cell office:value-type="float" office:value="73069">
            <text:p>73069</text:p>
          </table:table-cell>
          <table:table-cell office:value-type="float" office:value="4058199652">
            <text:p>4058199652</text:p>
          </table:table-cell>
          <table:table-cell office:value-type="string">
            <text:p>US</text:p>
          </table:table-cell>
          <table:table-cell office:value-type="string">
            <text:p>09/01/2014</text:p>
          </table:table-cell>
        </table:table-row>
        <table:table-row table:style-name="ro1">
          <table:table-cell office:value-type="string">
            <text:p>sungi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rojectsadminx</text:p>
          </table:table-cell>
          <table:table-cell table:number-columns-repeated="10"/>
          <table:table-cell office:value-type="string">
            <text:p>08/07/2014</text:p>
          </table:table-cell>
        </table:table-row>
        <table:table-row table:style-name="ro1">
          <table:table-cell office:value-type="string">
            <text:p>zhengjrv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7/23/2014</text:p>
          </table:table-cell>
        </table:table-row>
        <table:table-row table:style-name="ro1">
          <table:table-cell office:value-type="string">
            <text:p>hannah</text:p>
          </table:table-cell>
          <table:table-cell office:value-type="string">
            <text:p>oXQnf3</text:p>
          </table:table-cell>
          <table:table-cell office:value-type="string">
            <text:p>Hannah</text:p>
          </table:table-cell>
          <table:table-cell office:value-type="string">
            <text:p>tFNvqkDkdKFmbZa</text:p>
          </table:table-cell>
          <table:table-cell office:value-type="string">
            <text:p>crazyivan@yahoo.com</text:p>
          </table:table-cell>
          <table:table-cell office:value-type="string">
            <text:p>dpBktxUudqMgu</text:p>
          </table:table-cell>
          <table:table-cell office:value-type="string">
            <text:p>hHKflycMZeKWPWXnhH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1166">
            <text:p>51166</text:p>
          </table:table-cell>
          <table:table-cell office:value-type="float" office:value="62360466639">
            <text:p>62360466639</text:p>
          </table:table-cell>
          <table:table-cell office:value-type="string">
            <text:p>US</text:p>
          </table:table-cell>
          <table:table-cell office:value-type="string">
            <text:p>06/23/2014</text:p>
          </table:table-cell>
        </table:table-row>
        <table:table-row table:style-name="ro1">
          <table:table-cell office:value-type="string">
            <text:p>plank</text:p>
          </table:table-cell>
          <table:table-cell office:value-type="string">
            <text:p>DJjKZM</text:p>
          </table:table-cell>
          <table:table-cell office:value-type="string">
            <text:p>Plank</text:p>
          </table:table-cell>
          <table:table-cell office:value-type="string">
            <text:p>GSjVdCVUQEz</text:p>
          </table:table-cell>
          <table:table-cell office:value-type="string">
            <text:p>incomeppc@hotmail.com</text:p>
          </table:table-cell>
          <table:table-cell office:value-type="string">
            <text:p>bKumjahQJvbUM</text:p>
          </table:table-cell>
          <table:table-cell office:value-type="string">
            <text:p>VRzsTNWiKFRKKNsKQ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5077">
            <text:p>55077</text:p>
          </table:table-cell>
          <table:table-cell office:value-type="float" office:value="19543449315">
            <text:p>19543449315</text:p>
          </table:table-cell>
          <table:table-cell office:value-type="string">
            <text:p>US</text:p>
          </table:table-cell>
          <table:table-cell office:value-type="string">
            <text:p>08/16/2014</text:p>
          </table:table-cell>
        </table:table-row>
        <table:table-row table:style-name="ro1">
          <table:table-cell office:value-type="string">
            <text:p>xqxchrdleb</text:p>
          </table:table-cell>
          <table:table-cell office:value-type="string">
            <text:p>baili123com</text:p>
          </table:table-cell>
          <table:table-cell table:number-columns-repeated="2" office:value-type="string">
            <text:p>XqXCHrdleB</text:p>
          </table:table-cell>
          <table:table-cell office:value-type="string">
            <text:p>a.b.or.tion.ru.mv.f@gmail.com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liffwood</text:p>
          </table:table-cell>
          <table:table-cell office:value-type="string">
            <text:p>Uniontown</text:p>
          </table:table-cell>
          <table:table-cell office:value-type="string">
            <text:p>Ariton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AYMAN ISLANDS</text:p>
          </table:table-cell>
          <table:table-cell office:value-type="string">
            <text:p>06/10/2014</text:p>
          </table:table-cell>
          <table:table-cell table:number-columns-repeated="4"/>
        </table:table-row>
        <table:table-row table:style-name="ro1">
          <table:table-cell office:value-type="string">
            <text:p>lingwzr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5/31/2014</text:p>
          </table:table-cell>
        </table:table-row>
        <table:table-row table:style-name="ro1">
          <table:table-cell office:value-type="string">
            <text:p>angel</text:p>
          </table:table-cell>
          <table:table-cell office:value-type="string">
            <text:p>Xi8G8W</text:p>
          </table:table-cell>
          <table:table-cell office:value-type="string">
            <text:p>Angel</text:p>
          </table:table-cell>
          <table:table-cell office:value-type="string">
            <text:p>YgHtwDuqvyDwGxC</text:p>
          </table:table-cell>
          <table:table-cell office:value-type="string">
            <text:p>heyjew@msn.com</text:p>
          </table:table-cell>
          <table:table-cell office:value-type="string">
            <text:p>SdlLbTpwrRYx</text:p>
          </table:table-cell>
          <table:table-cell office:value-type="string">
            <text:p>IPLdcseIMrHXkPXJ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376">
            <text:p>87376</text:p>
          </table:table-cell>
          <table:table-cell office:value-type="float" office:value="19607509146">
            <text:p>19607509146</text:p>
          </table:table-cell>
          <table:table-cell office:value-type="string">
            <text:p>US</text:p>
          </table:table-cell>
          <table:table-cell office:value-type="string">
            <text:p>07/02/2014</text:p>
          </table:table-cell>
        </table:table-row>
        <table:table-row table:style-name="ro1">
          <table:table-cell office:value-type="string">
            <text:p>angelabug</text:p>
          </table:table-cell>
          <table:table-cell office:value-type="string">
            <text:p>Nifytiferaf</text:p>
          </table:table-cell>
          <table:table-cell table:number-columns-repeated="2" office:value-type="string">
            <text:p>AngelaBug</text:p>
          </table:table-cell>
          <table:table-cell office:value-type="string">
            <text:p>angelawep1998@outlook.com</text:p>
          </table:table-cell>
          <table:table-cell table:number-columns-repeated="2"/>
          <table:table-cell office:value-type="string">
            <text:p>Philadelphia, US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MONACO</text:p>
          </table:table-cell>
          <table:table-cell office:value-type="string">
            <text:p>09/19/2014</text:p>
          </table:table-cell>
        </table:table-row>
        <table:table-row table:style-name="ro1">
          <table:table-cell office:value-type="string">
            <text:p>domingogacy</text:p>
          </table:table-cell>
          <table:table-cell office:value-type="string">
            <text:p>vUwj46o3eP</text:p>
          </table:table-cell>
          <table:table-cell table:number-columns-repeated="2" office:value-type="string">
            <text:p>Domingogacy</text:p>
          </table:table-cell>
          <table:table-cell office:value-type="string">
            <text:p>weldonpr@outlook.com</text:p>
          </table:table-cell>
          <table:table-cell table:number-columns-repeated="3" office:value-type="string">
            <text:p>Chisinau</text:p>
          </table:table-cell>
          <table:table-cell office:value-type="string">
            <text:p>Moldov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NETHERLANDS</text:p>
          </table:table-cell>
          <table:table-cell office:value-type="string">
            <text:p>09/19/2014</text:p>
          </table:table-cell>
        </table:table-row>
        <table:table-row table:style-name="ro1">
          <table:table-cell office:value-type="string">
            <text:p>carpinteyroqee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8/22/2014</text:p>
          </table:table-cell>
        </table:table-row>
        <table:table-row table:style-name="ro1">
          <table:table-cell office:value-type="string">
            <text:p>ollie_lies</text:p>
          </table:table-cell>
          <table:table-cell office:value-type="string">
            <text:p>7plRvy2e4F</text:p>
          </table:table-cell>
          <table:table-cell table:number-columns-repeated="2" office:value-type="string">
            <text:p>Ollie_lies</text:p>
          </table:table-cell>
          <table:table-cell office:value-type="string">
            <text:p>Jacob-Longoriaqh@yandex.com </text:p>
          </table:table-cell>
          <table:table-cell office:value-type="string">
            <text:p>Killarney </text:p>
          </table:table-cell>
          <table:table-cell office:value-type="string">
            <text:p>Umatilla </text:p>
          </table:table-cell>
          <table:table-cell office:value-type="string">
            <text:p>Briarcliff Manor 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INDIA</text:p>
          </table:table-cell>
          <table:table-cell office:value-type="string">
            <text:p>12/21/2014</text:p>
          </table:table-cell>
        </table:table-row>
        <table:table-row table:style-name="ro1">
          <table:table-cell office:value-type="string">
            <text:p>carpinteyroak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rojectsadminx</text:p>
          </table:table-cell>
          <table:table-cell table:number-columns-repeated="10"/>
          <table:table-cell office:value-type="string">
            <text:p>08/11/2014</text:p>
          </table:table-cell>
        </table:table-row>
        <table:table-row table:style-name="ro1">
          <table:table-cell office:value-type="string">
            <text:p>kdsssrb|ellaipv</text:p>
          </table:table-cell>
          <table:table-cell office:value-type="string">
            <text:p>sdsadEE23</text:p>
          </table:table-cell>
          <table:table-cell table:number-columns-repeated="2" office:value-type="string">
            <text:p>kdsssrb|ellaipv</text:p>
          </table:table-cell>
          <table:table-cell office:value-type="string">
            <text:p>zxcvbnm20520@hotmail.com</text:p>
          </table:table-cell>
          <table:table-cell office:value-type="string">
            <text:p>Cranbrook</text:p>
          </table:table-cell>
          <table:table-cell office:value-type="string">
            <text:p>Abbotsford</text:p>
          </table:table-cell>
          <table:table-cell office:value-type="string">
            <text:p>Courtenay</text:p>
          </table:table-cell>
          <table:table-cell office:value-type="string">
            <text:p>Nauru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ONGO</text:p>
          </table:table-cell>
          <table:table-cell office:value-type="string">
            <text:p>08/14/2014</text:p>
          </table:table-cell>
        </table:table-row>
        <table:table-row table:style-name="ro1">
          <table:table-cell office:value-type="string">
            <text:p>sekelly4233</text:p>
          </table:table-cell>
          <table:table-cell office:value-type="string">
            <text:p>sedward56</text:p>
          </table:table-cell>
          <table:table-cell office:value-type="string">
            <text:p>Steve and Liz</text:p>
          </table:table-cell>
          <table:table-cell office:value-type="string">
            <text:p>Kelly</text:p>
          </table:table-cell>
          <table:table-cell office:value-type="string">
            <text:p>sekelly4233@cox.net</text:p>
          </table:table-cell>
          <table:table-cell office:value-type="string">
            <text:p>4233 Angela Dr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/>
          <table:table-cell office:value-type="string">
            <text:p>US</text:p>
          </table:table-cell>
          <table:table-cell office:value-type="string">
            <text:p>05/29/2014</text:p>
          </table:table-cell>
        </table:table-row>
        <table:table-row table:style-name="ro1">
          <table:table-cell office:value-type="string">
            <text:p>bonser</text:p>
          </table:table-cell>
          <table:table-cell office:value-type="string">
            <text:p>rCbKof</text:p>
          </table:table-cell>
          <table:table-cell office:value-type="string">
            <text:p>bonser</text:p>
          </table:table-cell>
          <table:table-cell office:value-type="string">
            <text:p>OadTrgvbDhNpD</text:p>
          </table:table-cell>
          <table:table-cell office:value-type="string">
            <text:p>freeman@hotmail.com</text:p>
          </table:table-cell>
          <table:table-cell office:value-type="string">
            <text:p>DtEmHBGAhTqXBRLRVL</text:p>
          </table:table-cell>
          <table:table-cell office:value-type="string">
            <text:p>zfnRMGoyt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0962">
            <text:p>20962</text:p>
          </table:table-cell>
          <table:table-cell office:value-type="float" office:value="80637961699">
            <text:p>80637961699</text:p>
          </table:table-cell>
          <table:table-cell office:value-type="string">
            <text:p>US</text:p>
          </table:table-cell>
          <table:table-cell office:value-type="string">
            <text:p>06/16/2014</text:p>
          </table:table-cell>
        </table:table-row>
        <table:table-row table:style-name="ro1">
          <table:table-cell office:value-type="string">
            <text:p>mzzw1rkm</text:p>
          </table:table-cell>
          <table:table-cell office:value-type="string">
            <text:p>sdsadEE23</text:p>
          </table:table-cell>
          <table:table-cell table:number-columns-repeated="2" office:value-type="string">
            <text:p>mzzw1rkm</text:p>
          </table:table-cell>
          <table:table-cell office:value-type="string">
            <text:p>cvbcxbvvcbcvbc@hotmail.com</text:p>
          </table:table-cell>
          <table:table-cell office:value-type="string">
            <text:p>Coquitlam</text:p>
          </table:table-cell>
          <table:table-cell office:value-type="string">
            <text:p>Colwood</text:p>
          </table:table-cell>
          <table:table-cell office:value-type="string">
            <text:p>Courtenay</text:p>
          </table:table-cell>
          <table:table-cell office:value-type="string">
            <text:p>Nauru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KIRIBATI</text:p>
          </table:table-cell>
          <table:table-cell office:value-type="string">
            <text:p>08/17/2014</text:p>
          </table:table-cell>
        </table:table-row>
        <table:table-row table:style-name="ro1">
          <table:table-cell office:value-type="string">
            <text:p>ssdodson</text:p>
          </table:table-cell>
          <table:table-cell office:value-type="string">
            <text:p>Psalm1914</text:p>
          </table:table-cell>
          <table:table-cell office:value-type="string">
            <text:p>Steve</text:p>
          </table:table-cell>
          <table:table-cell office:value-type="string">
            <text:p>Dodson</text:p>
          </table:table-cell>
          <table:table-cell office:value-type="string">
            <text:p>ssdodson09@gmail.com</text:p>
          </table:table-cell>
          <table:table-cell office:value-type="string">
            <text:p>821 Stiver Dr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 255-0272</text:p>
          </table:table-cell>
          <table:table-cell office:value-type="string">
            <text:p>US</text:p>
          </table:table-cell>
          <table:table-cell office:value-type="string">
            <text:p>06/29/2014</text:p>
          </table:table-cell>
        </table:table-row>
        <table:table-row table:style-name="ro1">
          <table:table-cell office:value-type="string">
            <text:p>prudy</text:p>
          </table:table-cell>
          <table:table-cell office:value-type="string">
            <text:p>mom</text:p>
          </table:table-cell>
          <table:table-cell office:value-type="string">
            <text:p>Jan</text:p>
          </table:table-cell>
          <table:table-cell office:value-type="string">
            <text:p>Shaffer</text:p>
          </table:table-cell>
          <table:table-cell office:value-type="string">
            <text:p>jjshaffer1@sbcglobal.net</text:p>
          </table:table-cell>
          <table:table-cell office:value-type="string">
            <text:p>9806 West Cornelison</text:p>
          </table:table-cell>
          <table:table-cell/>
          <table:table-cell office:value-type="string">
            <text:p>Wichita</text:p>
          </table:table-cell>
          <table:table-cell office:value-type="string">
            <text:p>KS</text:p>
          </table:table-cell>
          <table:table-cell office:value-type="float" office:value="67212">
            <text:p>67212</text:p>
          </table:table-cell>
          <table:table-cell office:value-type="float" office:value="3167736113">
            <text:p>3167736113</text:p>
          </table:table-cell>
          <table:table-cell office:value-type="string">
            <text:p>US</text:p>
          </table:table-cell>
          <table:table-cell office:value-type="string">
            <text:p>07/26/2014</text:p>
          </table:table-cell>
        </table:table-row>
        <table:table-row table:style-name="ro1">
          <table:table-cell office:value-type="string">
            <text:p>zhengleh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23hfjdk147</text:p>
          </table:table-cell>
          <table:table-cell table:number-columns-repeated="10"/>
          <table:table-cell office:value-type="string">
            <text:p>08/07/2014</text:p>
          </table:table-cell>
        </table:table-row>
        <table:table-row table:style-name="ro1">
          <table:table-cell office:value-type="string">
            <text:p>fnbk7rty</text:p>
          </table:table-cell>
          <table:table-cell office:value-type="string">
            <text:p>sdsadEE23</text:p>
          </table:table-cell>
          <table:table-cell table:number-columns-repeated="2" office:value-type="string">
            <text:p>fnbk7rty</text:p>
          </table:table-cell>
          <table:table-cell office:value-type="string">
            <text:p>bnvbxcxzcxzv@hotmail.com</text:p>
          </table:table-cell>
          <table:table-cell office:value-type="string">
            <text:p>Dawson Creek</text:p>
          </table:table-cell>
          <table:table-cell office:value-type="string">
            <text:p>Colwood</text:p>
          </table:table-cell>
          <table:table-cell office:value-type="string">
            <text:p>urnaby</text:p>
          </table:table-cell>
          <table:table-cell office:value-type="string">
            <text:p>Malt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LOVAKIA (SLOVAK REPUBLIC)</text:p>
          </table:table-cell>
          <table:table-cell office:value-type="string">
            <text:p>08/20/2014</text:p>
          </table:table-cell>
        </table:table-row>
        <table:table-row table:style-name="ro1">
          <table:table-cell office:value-type="string">
            <text:p>oystlsc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23hfjdk147</text:p>
          </table:table-cell>
          <table:table-cell table:number-columns-repeated="10"/>
          <table:table-cell office:value-type="string">
            <text:p>10/08/2014</text:p>
          </table:table-cell>
        </table:table-row>
        <table:table-row table:style-name="ro1">
          <table:table-cell office:value-type="string">
            <text:p>chelseazede</text:p>
          </table:table-cell>
          <table:table-cell office:value-type="string">
            <text:p>uripimemo</text:p>
          </table:table-cell>
          <table:table-cell table:number-columns-repeated="2" office:value-type="string">
            <text:p>Chelseazede</text:p>
          </table:table-cell>
          <table:table-cell office:value-type="string">
            <text:p>chelseaeine777@gmail.com</text:p>
          </table:table-cell>
          <table:table-cell table:number-columns-repeated="2"/>
          <table:table-cell office:value-type="string">
            <text:p>New Have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ANTIGUA AND BARBUDA</text:p>
          </table:table-cell>
          <table:table-cell office:value-type="string">
            <text:p>10/25/2014</text:p>
          </table:table-cell>
        </table:table-row>
        <table:table-row table:style-name="ro1">
          <table:table-cell office:value-type="string">
            <text:p>colin</text:p>
          </table:table-cell>
          <table:table-cell office:value-type="string">
            <text:p>brDW4t</text:p>
          </table:table-cell>
          <table:table-cell office:value-type="string">
            <text:p>Colin</text:p>
          </table:table-cell>
          <table:table-cell office:value-type="string">
            <text:p>ppREsBYtlvnPjhDTb</text:p>
          </table:table-cell>
          <table:table-cell office:value-type="string">
            <text:p>dirtbill@yahoo.com</text:p>
          </table:table-cell>
          <table:table-cell office:value-type="string">
            <text:p>yaIrQDrVYL</text:p>
          </table:table-cell>
          <table:table-cell office:value-type="string">
            <text:p>FWVjukriwUbDsLIcpq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289">
            <text:p>92289</text:p>
          </table:table-cell>
          <table:table-cell office:value-type="float" office:value="21913293934">
            <text:p>21913293934</text:p>
          </table:table-cell>
          <table:table-cell office:value-type="string">
            <text:p>US</text:p>
          </table:table-cell>
          <table:table-cell office:value-type="string">
            <text:p>07/30/2014</text:p>
          </table:table-cell>
        </table:table-row>
        <table:table-row table:style-name="ro1">
          <table:table-cell office:value-type="string">
            <text:p>xvcwepzyfoernnu</text:p>
          </table:table-cell>
          <table:table-cell office:value-type="string">
            <text:p>sdiEE2ov3</text:p>
          </table:table-cell>
          <table:table-cell table:number-columns-repeated="2" office:value-type="string">
            <text:p>xvcwepzyfoernnu</text:p>
          </table:table-cell>
          <table:table-cell office:value-type="string">
            <text:p>vbnvbnvbnvbnv@hotmail.com</text:p>
          </table:table-cell>
          <table:table-cell office:value-type="string">
            <text:p>Colwood</text:p>
          </table:table-cell>
          <table:table-cell office:value-type="string">
            <text:p>Castlegar</text:p>
          </table:table-cell>
          <table:table-cell office:value-type="string">
            <text:p>Colwood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ROATIA (HRVATSKA)</text:p>
          </table:table-cell>
          <table:table-cell office:value-type="string">
            <text:p>11/20/2014</text:p>
          </table:table-cell>
        </table:table-row>
        <table:table-row table:style-name="ro1">
          <table:table-cell office:value-type="string">
            <text:p>tony murphy</text:p>
          </table:table-cell>
          <table:table-cell office:value-type="string">
            <text:p>OU8787</text:p>
          </table:table-cell>
          <table:table-cell table:number-columns-repeated="10"/>
          <table:table-cell office:value-type="string">
            <text:p>06/11/2014</text:p>
          </table:table-cell>
        </table:table-row>
        <table:table-row table:style-name="ro1">
          <table:table-cell office:value-type="string">
            <text:p>francespn</text:p>
          </table:table-cell>
          <table:table-cell office:value-type="string">
            <text:p>CeppouroGlori</text:p>
          </table:table-cell>
          <table:table-cell table:number-columns-repeated="2" office:value-type="string">
            <text:p>FrancesPn</text:p>
          </table:table-cell>
          <table:table-cell office:value-type="string">
            <text:p>francesrix@outlook.com</text:p>
          </table:table-cell>
          <table:table-cell table:number-columns-repeated="2"/>
          <table:table-cell office:value-type="string">
            <text:p>Cumming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BAHAMAS</text:p>
          </table:table-cell>
          <table:table-cell office:value-type="string">
            <text:p>09/16/2014</text:p>
          </table:table-cell>
        </table:table-row>
        <table:table-row table:style-name="ro1">
          <table:table-cell office:value-type="string">
            <text:p>xiok6ejr</text:p>
          </table:table-cell>
          <table:table-cell office:value-type="string">
            <text:p>sdsadEE23</text:p>
          </table:table-cell>
          <table:table-cell table:number-columns-repeated="2" office:value-type="string">
            <text:p>xiok6ejr</text:p>
          </table:table-cell>
          <table:table-cell office:value-type="string">
            <text:p>xcvbnbnbn123@hotmail.com</text:p>
          </table:table-cell>
          <table:table-cell office:value-type="string">
            <text:p>Cranbrook</text:p>
          </table:table-cell>
          <table:table-cell office:value-type="string">
            <text:p>Coquitlam</text:p>
          </table:table-cell>
          <table:table-cell office:value-type="string">
            <text:p>Dawson Cree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TURKS AND CAICOS ISLANDS</text:p>
          </table:table-cell>
          <table:table-cell office:value-type="string">
            <text:p>08/29/2014</text:p>
          </table:table-cell>
        </table:table-row>
        <table:table-row table:style-name="ro1">
          <table:table-cell office:value-type="string">
            <text:p>kqznrvuuqv</text:p>
          </table:table-cell>
          <table:table-cell office:value-type="string">
            <text:p>baili123com</text:p>
          </table:table-cell>
          <table:table-cell table:number-columns-repeated="2" office:value-type="string">
            <text:p>KqZNRvuuqV</text:p>
          </table:table-cell>
          <table:table-cell office:value-type="string">
            <text:p>ba.l.d.wi.n.an.d.re.w.er@gmail.com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ustin</text:p>
          </table:table-cell>
          <table:table-cell office:value-type="string">
            <text:p>Houston</text:p>
          </table:table-cell>
          <table:table-cell office:value-type="string">
            <text:p>Garden City</text:p>
          </table:table-cell>
          <table:table-cell office:value-type="string">
            <text:p>U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ISRAEL</text:p>
          </table:table-cell>
          <table:table-cell office:value-type="string">
            <text:p>06/04/2014</text:p>
          </table:table-cell>
          <table:table-cell table:number-columns-repeated="4"/>
        </table:table-row>
        <table:table-row table:style-name="ro1">
          <table:table-cell office:value-type="string">
            <text:p>xvcweczbmoermnt</text:p>
          </table:table-cell>
          <table:table-cell office:value-type="string">
            <text:p>sdiEE2ov3</text:p>
          </table:table-cell>
          <table:table-cell table:number-columns-repeated="2" office:value-type="string">
            <text:p>xvcweczbmoermnt</text:p>
          </table:table-cell>
          <table:table-cell office:value-type="string">
            <text:p>zxcbvcbvngn@outlook.com</text:p>
          </table:table-cell>
          <table:table-cell office:value-type="string">
            <text:p>Chilliwack</text:p>
          </table:table-cell>
          <table:table-cell office:value-type="string">
            <text:p>Cranbrook</text:p>
          </table:table-cell>
          <table:table-cell office:value-type="string">
            <text:p>Coquitlam</text:p>
          </table:table-cell>
          <table:table-cell office:value-type="string">
            <text:p>Ireland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LUXEMBOURG</text:p>
          </table:table-cell>
          <table:table-cell office:value-type="string">
            <text:p>11/23/2014</text:p>
          </table:table-cell>
        </table:table-row>
        <table:table-row table:style-name="ro1">
          <table:table-cell office:value-type="string">
            <text:p>loopycxd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9/01/2014</text:p>
          </table:table-cell>
        </table:table-row>
        <table:table-row table:style-name="ro1">
          <table:table-cell office:value-type="string">
            <text:p>eviniaswish</text:p>
          </table:table-cell>
          <table:table-cell office:value-type="string">
            <text:p>pssucWV683</text:p>
          </table:table-cell>
          <table:table-cell table:number-columns-repeated="2" office:value-type="string">
            <text:p>Eviniaswish</text:p>
          </table:table-cell>
          <table:table-cell office:value-type="string">
            <text:p>varda.misnov@gmail.com</text:p>
          </table:table-cell>
          <table:table-cell table:number-columns-repeated="3" office:value-type="string">
            <text:p>motum sjyoos</text:p>
          </table:table-cell>
          <table:table-cell office:value-type="string">
            <text:p>siieropl ksiu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5/2010</text:p>
          </table:table-cell>
        </table:table-row>
        <table:table-row table:style-name="ro1">
          <table:table-cell office:value-type="string">
            <text:p>kalifabus</text:p>
          </table:table-cell>
          <table:table-cell office:value-type="string">
            <text:p>7uGd5HIp2J</text:p>
          </table:table-cell>
          <table:table-cell table:number-columns-repeated="2" office:value-type="string">
            <text:p>KAlifabus</text:p>
          </table:table-cell>
          <table:table-cell office:value-type="string">
            <text:p>lulilulilaj@10g.pl</text:p>
          </table:table-cell>
          <table:table-cell table:number-columns-repeated="2"/>
          <table:table-cell office:value-type="string">
            <text:p>White Lake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8/2010</text:p>
          </table:table-cell>
        </table:table-row>
        <table:table-row table:style-name="ro1">
          <table:table-cell office:value-type="string">
            <text:p>fateffisy</text:p>
          </table:table-cell>
          <table:table-cell office:value-type="string">
            <text:p>k8hLYFn432</text:p>
          </table:table-cell>
          <table:table-cell table:number-columns-repeated="2" office:value-type="string">
            <text:p>fateffisy</text:p>
          </table:table-cell>
          <table:table-cell office:value-type="string">
            <text:p>verestonkled@gmail.com</text:p>
          </table:table-cell>
          <table:table-cell table:number-columns-repeated="3" office:value-type="string">
            <text:p>DMC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6/2010</text:p>
          </table:table-cell>
        </table:table-row>
        <table:table-row table:style-name="ro1">
          <table:table-cell office:value-type="string">
            <text:p>pohertez</text:p>
          </table:table-cell>
          <table:table-cell office:value-type="string">
            <text:p>123Qwe12</text:p>
          </table:table-cell>
          <table:table-cell table:number-columns-repeated="2" office:value-type="string">
            <text:p>pohertez</text:p>
          </table:table-cell>
          <table:table-cell office:value-type="string">
            <text:p>faynobble.s@gmail.com</text:p>
          </table:table-cell>
          <table:table-cell table:number-columns-repeated="3" office:value-type="string">
            <text:p>Dalla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1/2010</text:p>
          </table:table-cell>
        </table:table-row>
        <table:table-row table:style-name="ro1">
          <table:table-cell office:value-type="string">
            <text:p>duegataentite</text:p>
          </table:table-cell>
          <table:table-cell office:value-type="string">
            <text:p>hlXBGsq45ghwer</text:p>
          </table:table-cell>
          <table:table-cell table:number-columns-repeated="2" office:value-type="string">
            <text:p>Duegataentite</text:p>
          </table:table-cell>
          <table:table-cell office:value-type="string">
            <text:p>prahsh.a.z.y@googlemail.com</text:p>
          </table:table-cell>
          <table:table-cell table:number-columns-repeated="3" office:value-type="string">
            <text:p>NY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5/2010</text:p>
          </table:table-cell>
        </table:table-row>
        <table:table-row table:style-name="ro1">
          <table:table-cell office:value-type="string">
            <text:p>pienseces</text:p>
          </table:table-cell>
          <table:table-cell office:value-type="string">
            <text:p>pRuGDQs773</text:p>
          </table:table-cell>
          <table:table-cell table:number-columns-repeated="2" office:value-type="string">
            <text:p>pienseces</text:p>
          </table:table-cell>
          <table:table-cell office:value-type="string">
            <text:p>ivankoloma@gmail.com</text:p>
          </table:table-cell>
          <table:table-cell table:number-columns-repeated="3" office:value-type="string">
            <text:p>Virbalis</text:p>
          </table:table-cell>
          <table:table-cell office:value-type="string">
            <text:p>Lithu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2/2010</text:p>
          </table:table-cell>
        </table:table-row>
        <table:table-row table:style-name="ro1">
          <table:table-cell office:value-type="string">
            <text:p>ketterdorlecy</text:p>
          </table:table-cell>
          <table:table-cell office:value-type="string">
            <text:p>nRwl6rA124</text:p>
          </table:table-cell>
          <table:table-cell table:number-columns-repeated="2" office:value-type="string">
            <text:p>Ketterdorlecy</text:p>
          </table:table-cell>
          <table:table-cell office:value-type="string">
            <text:p>foeybdmwo@popermail.co.tv</text:p>
          </table:table-cell>
          <table:table-cell table:number-columns-repeated="3" office:value-type="string">
            <text:p>Maputo</text:p>
          </table:table-cell>
          <table:table-cell office:value-type="string">
            <text:p>Mozambiqu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6/2010</text:p>
          </table:table-cell>
        </table:table-row>
        <table:table-row table:style-name="ro1">
          <table:table-cell office:value-type="string">
            <text:p>jalsueveexats</text:p>
          </table:table-cell>
          <table:table-cell office:value-type="string">
            <text:p>wfu3NfU186</text:p>
          </table:table-cell>
          <table:table-cell table:number-columns-repeated="2" office:value-type="string">
            <text:p>Jalsueveexats</text:p>
          </table:table-cell>
          <table:table-cell office:value-type="string">
            <text:p>avtobazar@hotel-zk.lviv.ua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4/2010</text:p>
          </table:table-cell>
        </table:table-row>
        <table:table-row table:style-name="ro1">
          <table:table-cell office:value-type="string">
            <text:p>efferburo</text:p>
          </table:table-cell>
          <table:table-cell office:value-type="string">
            <text:p>oul4w0d513</text:p>
          </table:table-cell>
          <table:table-cell table:number-columns-repeated="2" office:value-type="string">
            <text:p>efferburo</text:p>
          </table:table-cell>
          <table:table-cell office:value-type="string">
            <text:p>duactuadiak@mail.ru</text:p>
          </table:table-cell>
          <table:table-cell table:number-columns-repeated="3" office:value-type="string">
            <text:p>Jbeil</text:p>
          </table:table-cell>
          <table:table-cell office:value-type="string">
            <text:p>Leban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3/2010</text:p>
          </table:table-cell>
        </table:table-row>
        <table:table-row table:style-name="ro1">
          <table:table-cell office:value-type="string">
            <text:p>kiseimmussy</text:p>
          </table:table-cell>
          <table:table-cell office:value-type="string">
            <text:p>L1cuUv7425</text:p>
          </table:table-cell>
          <table:table-cell table:number-columns-repeated="2" office:value-type="string">
            <text:p>KiseImmussy</text:p>
          </table:table-cell>
          <table:table-cell office:value-type="string">
            <text:p>godefastriplofg@gmail.com</text:p>
          </table:table-cell>
          <table:table-cell table:number-columns-repeated="3" office:value-type="string">
            <text:p>Sembawang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6/2010</text:p>
          </table:table-cell>
        </table:table-row>
        <table:table-row table:style-name="ro1">
          <table:table-cell office:value-type="string">
            <text:p>universalresopot</text:p>
          </table:table-cell>
          <table:table-cell office:value-type="string">
            <text:p>7biNJci681</text:p>
          </table:table-cell>
          <table:table-cell table:number-columns-repeated="2" office:value-type="string">
            <text:p>Universalresopot</text:p>
          </table:table-cell>
          <table:table-cell office:value-type="string">
            <text:p>annapokopaeva70@gmail.com</text:p>
          </table:table-cell>
          <table:table-cell table:number-columns-repeated="3" office:value-type="string">
            <text:p>Londom</text:p>
          </table:table-cell>
          <table:table-cell office:value-type="string">
            <text:p>Eng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7/2010</text:p>
          </table:table-cell>
        </table:table-row>
        <table:table-row table:style-name="ro1">
          <table:table-cell office:value-type="string">
            <text:p>1meaksdems</text:p>
          </table:table-cell>
          <table:table-cell office:value-type="string">
            <text:p>lcmkzBU473</text:p>
          </table:table-cell>
          <table:table-cell table:number-columns-repeated="2" office:value-type="string">
            <text:p>1meaksdems</text:p>
          </table:table-cell>
          <table:table-cell office:value-type="string">
            <text:p>lustywildingde@gmail.com</text:p>
          </table:table-cell>
          <table:table-cell table:number-columns-repeated="3" office:value-type="string">
            <text:p>Paphos</text:p>
          </table:table-cell>
          <table:table-cell office:value-type="string">
            <text:p>Cyp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0/2010</text:p>
          </table:table-cell>
        </table:table-row>
        <table:table-row table:style-name="ro1">
          <table:table-cell office:value-type="string">
            <text:p>byncarraway</text:p>
          </table:table-cell>
          <table:table-cell office:value-type="string">
            <text:p>hTnARtA465</text:p>
          </table:table-cell>
          <table:table-cell table:number-columns-repeated="2" office:value-type="string">
            <text:p>byncArraway</text:p>
          </table:table-cell>
          <table:table-cell office:value-type="string">
            <text:p>info@suncovs.info</text:p>
          </table:table-cell>
          <table:table-cell table:number-columns-repeated="3" office:value-type="string">
            <text:p>Belarusia</text:p>
          </table:table-cell>
          <table:table-cell office:value-type="string">
            <text:p>Mins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3/2010</text:p>
          </table:table-cell>
        </table:table-row>
        <table:table-row table:style-name="ro1">
          <table:table-cell office:value-type="string">
            <text:p>inoleaerowl</text:p>
          </table:table-cell>
          <table:table-cell office:value-type="string">
            <text:p>uqBKuDK538</text:p>
          </table:table-cell>
          <table:table-cell table:number-columns-repeated="2" office:value-type="string">
            <text:p>inoleaerowl</text:p>
          </table:table-cell>
          <table:table-cell office:value-type="string">
            <text:p>co.r.e.ya.c.torc463@gmail.com</text:p>
          </table:table-cell>
          <table:table-cell table:number-columns-repeated="3" office:value-type="string">
            <text:p>Aarschot</text:p>
          </table:table-cell>
          <table:table-cell office:value-type="string">
            <text:p>Belgiu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9/2010</text:p>
          </table:table-cell>
        </table:table-row>
        <table:table-row table:style-name="ro1">
          <table:table-cell office:value-type="string">
            <text:p>zadrikovzz</text:p>
          </table:table-cell>
          <table:table-cell office:value-type="string">
            <text:p>papasa123</text:p>
          </table:table-cell>
          <table:table-cell table:number-columns-repeated="2" office:value-type="string">
            <text:p>zadrikovzz</text:p>
          </table:table-cell>
          <table:table-cell office:value-type="string">
            <text:p>zennodrocher@gmail.com</text:p>
          </table:table-cell>
          <table:table-cell table:number-columns-repeated="3" office:value-type="string">
            <text:p>New York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0/2010</text:p>
          </table:table-cell>
        </table:table-row>
        <table:table-row table:style-name="ro1">
          <table:table-cell office:value-type="string">
            <text:p>rermawequaree</text:p>
          </table:table-cell>
          <table:table-cell office:value-type="string">
            <text:p>thelast7335</text:p>
          </table:table-cell>
          <table:table-cell table:number-columns-repeated="2" office:value-type="string">
            <text:p>Rermawequaree</text:p>
          </table:table-cell>
          <table:table-cell office:value-type="string">
            <text:p>promomehc@gmail.com</text:p>
          </table:table-cell>
          <table:table-cell table:number-columns-repeated="3" office:value-type="string">
            <text:p>Crepvill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0/2010</text:p>
          </table:table-cell>
        </table:table-row>
        <table:table-row table:style-name="ro1">
          <table:table-cell office:value-type="string">
            <text:p>peequeanype</text:p>
          </table:table-cell>
          <table:table-cell office:value-type="string">
            <text:p>i5r1E5n296</text:p>
          </table:table-cell>
          <table:table-cell table:number-columns-repeated="2" office:value-type="string">
            <text:p>Peequeanype</text:p>
          </table:table-cell>
          <table:table-cell office:value-type="string">
            <text:p>kuweitmott1@kanavamail.info</text:p>
          </table:table-cell>
          <table:table-cell table:number-columns-repeated="2"/>
          <table:table-cell office:value-type="string">
            <text:p>Little Elm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1/2010</text:p>
          </table:table-cell>
        </table:table-row>
        <table:table-row table:style-name="ro1">
          <table:table-cell office:value-type="string">
            <text:p>catultaps</text:p>
          </table:table-cell>
          <table:table-cell office:value-type="string">
            <text:p>4Zr1qOE166</text:p>
          </table:table-cell>
          <table:table-cell table:number-columns-repeated="2" office:value-type="string">
            <text:p>Catultaps</text:p>
          </table:table-cell>
          <table:table-cell office:value-type="string">
            <text:p>lynn.carl777@gmail.com</text:p>
          </table:table-cell>
          <table:table-cell table:number-columns-repeated="3" office:value-type="string">
            <text:p>Nove Mesto nad Vahom</text:p>
          </table:table-cell>
          <table:table-cell office:value-type="string">
            <text:p>Slovak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23/2010</text:p>
          </table:table-cell>
        </table:table-row>
        <table:table-row table:style-name="ro1">
          <table:table-cell office:value-type="string">
            <text:p>harpwreme</text:p>
          </table:table-cell>
          <table:table-cell office:value-type="string">
            <text:p>gNwz0Aj234</text:p>
          </table:table-cell>
          <table:table-cell table:number-columns-repeated="2" office:value-type="string">
            <text:p>harpwreme</text:p>
          </table:table-cell>
          <table:table-cell office:value-type="string">
            <text:p>mesagetting@gmail.com</text:p>
          </table:table-cell>
          <table:table-cell table:number-columns-repeated="3" office:value-type="string">
            <text:p>Kakamega</text:p>
          </table:table-cell>
          <table:table-cell office:value-type="string">
            <text:p>Keny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2/2010</text:p>
          </table:table-cell>
        </table:table-row>
        <table:table-row table:style-name="ro1">
          <table:table-cell office:value-type="string">
            <text:p>fiernestose</text:p>
          </table:table-cell>
          <table:table-cell office:value-type="string">
            <text:p>4Osi83D971</text:p>
          </table:table-cell>
          <table:table-cell table:number-columns-repeated="2" office:value-type="string">
            <text:p>fiernestose</text:p>
          </table:table-cell>
          <table:table-cell office:value-type="string">
            <text:p>moskvaarenda@gmail.com</text:p>
          </table:table-cell>
          <table:table-cell table:number-columns-repeated="3" office:value-type="string">
            <text:p>Keflavik</text:p>
          </table:table-cell>
          <table:table-cell office:value-type="string">
            <text:p>Ic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3/2010</text:p>
          </table:table-cell>
        </table:table-row>
        <table:table-row table:style-name="ro1">
          <table:table-cell office:value-type="string">
            <text:p>doodadync</text:p>
          </table:table-cell>
          <table:table-cell office:value-type="string">
            <text:p>ntEoE7S411</text:p>
          </table:table-cell>
          <table:table-cell table:number-columns-repeated="2" office:value-type="string">
            <text:p>Doodadync</text:p>
          </table:table-cell>
          <table:table-cell office:value-type="string">
            <text:p>ua-sex@hotel-zk.lviv.ua</text:p>
          </table:table-cell>
          <table:table-cell table:number-columns-repeated="3" office:value-type="string">
            <text:p>Falmouth</text:p>
          </table:table-cell>
          <table:table-cell office:value-type="string">
            <text:p>Antigua and Barbu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2/2010</text:p>
          </table:table-cell>
        </table:table-row>
        <table:table-row table:style-name="ro1">
          <table:table-cell office:value-type="string">
            <text:p>tribrefeext</text:p>
          </table:table-cell>
          <table:table-cell office:value-type="string">
            <text:p>eDf0Q1e712</text:p>
          </table:table-cell>
          <table:table-cell table:number-columns-repeated="2" office:value-type="string">
            <text:p>TribreFeext</text:p>
          </table:table-cell>
          <table:table-cell office:value-type="string">
            <text:p>lazyboyztn@aol.com</text:p>
          </table:table-cell>
          <table:table-cell table:number-columns-repeated="3" office:value-type="string">
            <text:p>Boston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19/2010</text:p>
          </table:table-cell>
        </table:table-row>
        <table:table-row table:style-name="ro1">
          <table:table-cell office:value-type="string">
            <text:p>tokhoorkjar</text:p>
          </table:table-cell>
          <table:table-cell office:value-type="string">
            <text:p>rkeEusH149</text:p>
          </table:table-cell>
          <table:table-cell table:number-columns-repeated="2" office:value-type="string">
            <text:p>TokHoorkJar</text:p>
          </table:table-cell>
          <table:table-cell office:value-type="string">
            <text:p>orelorel@mail15.com</text:p>
          </table:table-cell>
          <table:table-cell table:number-columns-repeated="3" office:value-type="string">
            <text:p>Riohacha</text:p>
          </table:table-cell>
          <table:table-cell office:value-type="string">
            <text:p>Colom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1/2010</text:p>
          </table:table-cell>
        </table:table-row>
        <table:table-row table:style-name="ro1">
          <table:table-cell office:value-type="string">
            <text:p>dudbell</text:p>
          </table:table-cell>
          <table:table-cell office:value-type="string">
            <text:p>hopyom82</text:p>
          </table:table-cell>
          <table:table-cell office:value-type="string">
            <text:p>John</text:p>
          </table:table-cell>
          <table:table-cell office:value-type="string">
            <text:p>Bell</text:p>
          </table:table-cell>
          <table:table-cell office:value-type="string">
            <text:p>dudbell@hotmail.com</text:p>
          </table:table-cell>
          <table:table-cell office:value-type="string">
            <text:p>7156D Nabors Dr</text:p>
          </table:table-cell>
          <table:table-cell/>
          <table:table-cell office:value-type="string">
            <text:p>Tinker AFB</text:p>
          </table:table-cell>
          <table:table-cell office:value-type="string">
            <text:p>OK</text:p>
          </table:table-cell>
          <table:table-cell office:value-type="float" office:value="73145">
            <text:p>73145</text:p>
          </table:table-cell>
          <table:table-cell/>
          <table:table-cell office:value-type="string">
            <text:p>US</text:p>
          </table:table-cell>
          <table:table-cell office:value-type="string">
            <text:p>08/22/2010</text:p>
          </table:table-cell>
        </table:table-row>
        <table:table-row table:style-name="ro1">
          <table:table-cell office:value-type="string">
            <text:p>wedvatekayabe</text:p>
          </table:table-cell>
          <table:table-cell office:value-type="string">
            <text:p>WtqIULn448</text:p>
          </table:table-cell>
          <table:table-cell table:number-columns-repeated="2" office:value-type="string">
            <text:p>wedVateKayabe</text:p>
          </table:table-cell>
          <table:table-cell office:value-type="string">
            <text:p>viola.franvi@gmail.com</text:p>
          </table:table-cell>
          <table:table-cell table:number-columns-repeated="2"/>
          <table:table-cell office:value-type="string">
            <text:p>Kortrijk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8/2010</text:p>
          </table:table-cell>
        </table:table-row>
        <table:table-row table:style-name="ro1">
          <table:table-cell office:value-type="string">
            <text:p>moveobene</text:p>
          </table:table-cell>
          <table:table-cell office:value-type="string">
            <text:p>BGnpK5B664</text:p>
          </table:table-cell>
          <table:table-cell table:number-columns-repeated="2" office:value-type="string">
            <text:p>Moveobene</text:p>
          </table:table-cell>
          <table:table-cell office:value-type="string">
            <text:p>RoorKnott@meyzo.net</text:p>
          </table:table-cell>
          <table:table-cell table:number-columns-repeated="3" office:value-type="string">
            <text:p>Mankon Bamenda</text:p>
          </table:table-cell>
          <table:table-cell office:value-type="string">
            <text:p>Camero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2/2010</text:p>
          </table:table-cell>
        </table:table-row>
        <table:table-row table:style-name="ro1">
          <table:table-cell office:value-type="string">
            <text:p>presepleked</text:p>
          </table:table-cell>
          <table:table-cell office:value-type="string">
            <text:p>fhdLYEF362</text:p>
          </table:table-cell>
          <table:table-cell table:number-columns-repeated="2" office:value-type="string">
            <text:p>Presepleked</text:p>
          </table:table-cell>
          <table:table-cell office:value-type="string">
            <text:p>admin2@hotel-zk.lviv.ua</text:p>
          </table:table-cell>
          <table:table-cell table:number-columns-repeated="3" office:value-type="string">
            <text:p>Carthage</text:p>
          </table:table-cell>
          <table:table-cell office:value-type="string">
            <text:p>Tuni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4/2010</text:p>
          </table:table-cell>
        </table:table-row>
        <table:table-row table:style-name="ro1">
          <table:table-cell office:value-type="string">
            <text:p>mylittlegonni</text:p>
          </table:table-cell>
          <table:table-cell office:value-type="string">
            <text:p>Gf7PWBI231</text:p>
          </table:table-cell>
          <table:table-cell table:number-columns-repeated="2" office:value-type="string">
            <text:p>mylittlegonni</text:p>
          </table:table-cell>
          <table:table-cell office:value-type="string">
            <text:p>mashakognina@gmail.com</text:p>
          </table:table-cell>
          <table:table-cell table:number-columns-repeated="3" office:value-type="string">
            <text:p>Londom</text:p>
          </table:table-cell>
          <table:table-cell office:value-type="string">
            <text:p>Eng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orgammagoarie</text:p>
          </table:table-cell>
          <table:table-cell office:value-type="string">
            <text:p>undfI9T211</text:p>
          </table:table-cell>
          <table:table-cell table:number-columns-repeated="2" office:value-type="string">
            <text:p>orgammaGoarie</text:p>
          </table:table-cell>
          <table:table-cell office:value-type="string">
            <text:p>herbsmithnew@gmail.com</text:p>
          </table:table-cell>
          <table:table-cell table:number-columns-repeated="3" office:value-type="string">
            <text:p>Boden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cliemiazespal</text:p>
          </table:table-cell>
          <table:table-cell office:value-type="string">
            <text:p>lYZqWAI166</text:p>
          </table:table-cell>
          <table:table-cell table:number-columns-repeated="2" office:value-type="string">
            <text:p>CliemiaZespal</text:p>
          </table:table-cell>
          <table:table-cell office:value-type="string">
            <text:p>sigeofe@gmail.com</text:p>
          </table:table-cell>
          <table:table-cell table:number-columns-repeated="3" office:value-type="string">
            <text:p>Juuka</text:p>
          </table:table-cell>
          <table:table-cell office:value-type="string">
            <text:p>Fin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4/2010</text:p>
          </table:table-cell>
        </table:table-row>
        <table:table-row table:style-name="ro1">
          <table:table-cell office:value-type="string">
            <text:p>jkcharissa</text:p>
          </table:table-cell>
          <table:table-cell office:value-type="string">
            <text:p>RRm55qQ953</text:p>
          </table:table-cell>
          <table:table-cell table:number-columns-repeated="2" office:value-type="string">
            <text:p>JKcharissa</text:p>
          </table:table-cell>
          <table:table-cell office:value-type="string">
            <text:p>allasebostyan@gmail.com</text:p>
          </table:table-cell>
          <table:table-cell office:value-type="string">
            <text:p>Hornick</text:p>
          </table:table-cell>
          <table:table-cell office:value-type="string">
            <text:p>Wahiawa</text:p>
          </table:table-cell>
          <table:table-cell office:value-type="string">
            <text:p>Pendleto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06/2010</text:p>
          </table:table-cell>
        </table:table-row>
        <table:table-row table:style-name="ro1">
          <table:table-cell office:value-type="string">
            <text:p>sissokunxisaa</text:p>
          </table:table-cell>
          <table:table-cell office:value-type="string">
            <text:p>df2COEc491</text:p>
          </table:table-cell>
          <table:table-cell table:number-columns-repeated="2" office:value-type="string">
            <text:p>Sissokunxisaa</text:p>
          </table:table-cell>
          <table:table-cell office:value-type="string">
            <text:p>delilahzimmermann81@gmail.com</text:p>
          </table:table-cell>
          <table:table-cell table:number-columns-repeated="3" office:value-type="string">
            <text:p>Kampala</text:p>
          </table:table-cell>
          <table:table-cell office:value-type="string">
            <text:p>Ugan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0/2010</text:p>
          </table:table-cell>
        </table:table-row>
        <table:table-row table:style-name="ro1">
          <table:table-cell office:value-type="string">
            <text:p>irrerlyveni</text:p>
          </table:table-cell>
          <table:table-cell office:value-type="string">
            <text:p>thelast733</text:p>
          </table:table-cell>
          <table:table-cell table:number-columns-repeated="2" office:value-type="string">
            <text:p>Irrerlyveni</text:p>
          </table:table-cell>
          <table:table-cell office:value-type="string">
            <text:p>dulit2rgpft@mail.ru</text:p>
          </table:table-cell>
          <table:table-cell table:number-columns-repeated="3" office:value-type="string">
            <text:p>Toronto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05/2010</text:p>
          </table:table-cell>
        </table:table-row>
        <table:table-row table:style-name="ro1">
          <table:table-cell office:value-type="string">
            <text:p>joudioteovind</text:p>
          </table:table-cell>
          <table:table-cell office:value-type="string">
            <text:p>z47HFBN539</text:p>
          </table:table-cell>
          <table:table-cell table:number-columns-repeated="2" office:value-type="string">
            <text:p>Joudioteovind</text:p>
          </table:table-cell>
          <table:table-cell office:value-type="string">
            <text:p>678g.len@gmail.com</text:p>
          </table:table-cell>
          <table:table-cell table:number-columns-repeated="3" office:value-type="string">
            <text:p>Delmas</text:p>
          </table:table-cell>
          <table:table-cell office:value-type="string">
            <text:p>Hait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2/2010</text:p>
          </table:table-cell>
        </table:table-row>
        <table:table-row table:style-name="ro1">
          <table:table-cell office:value-type="string">
            <text:p>eireelde</text:p>
          </table:table-cell>
          <table:table-cell office:value-type="string">
            <text:p>332Dd3db-</text:p>
          </table:table-cell>
          <table:table-cell office:value-type="string">
            <text:p>eireelde</text:p>
          </table:table-cell>
          <table:table-cell office:value-type="string">
            <text:p>Holland</text:p>
          </table:table-cell>
          <table:table-cell office:value-type="string">
            <text:p>f9ee6529@163.com</text:p>
          </table:table-cell>
          <table:table-cell table:number-columns-repeated="2" office:value-type="string">
            <text:p>396 Ave Z <text:s/>Brooklyn <text:s/>NewYork USA 11223</text:p>
          </table:table-cell>
          <table:table-cell office:value-type="string">
            <text:p><text:s/>Brooklyn </text:p>
          </table:table-cell>
          <table:table-cell office:value-type="string">
            <text:p>NewYork</text:p>
          </table:table-cell>
          <table:table-cell office:value-type="float" office:value="11223">
            <text:p>11223</text:p>
          </table:table-cell>
          <table:table-cell office:value-type="string">
            <text:p>800-912-1275</text:p>
          </table:table-cell>
          <table:table-cell office:value-type="string">
            <text:p>REUNION</text:p>
          </table:table-cell>
          <table:table-cell office:value-type="string">
            <text:p>08/24/2015</text:p>
          </table:table-cell>
        </table:table-row>
        <table:table-row table:style-name="ro1">
          <table:table-cell office:value-type="string">
            <text:p>koalidfbu</text:p>
          </table:table-cell>
          <table:table-cell office:value-type="string">
            <text:p>7uGd5HIp2J</text:p>
          </table:table-cell>
          <table:table-cell table:number-columns-repeated="2" office:value-type="string">
            <text:p>KOalidfbu</text:p>
          </table:table-cell>
          <table:table-cell office:value-type="string">
            <text:p>nagonao@cmoki.pl</text:p>
          </table:table-cell>
          <table:table-cell table:number-columns-repeated="2"/>
          <table:table-cell office:value-type="string">
            <text:p>Lisboa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5/2010</text:p>
          </table:table-cell>
        </table:table-row>
        <table:table-row table:style-name="ro1">
          <table:table-cell office:value-type="string">
            <text:p>upsemdrep</text:p>
          </table:table-cell>
          <table:table-cell office:value-type="string">
            <text:p>niqb2mu139</text:p>
          </table:table-cell>
          <table:table-cell table:number-columns-repeated="2" office:value-type="string">
            <text:p>UpsemDrep</text:p>
          </table:table-cell>
          <table:table-cell office:value-type="string">
            <text:p>kirk.mouns34@gmail.com</text:p>
          </table:table-cell>
          <table:table-cell table:number-columns-repeated="3" office:value-type="string">
            <text:p>La Primavera</text:p>
          </table:table-cell>
          <table:table-cell office:value-type="string">
            <text:p>Panam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toibretet</text:p>
          </table:table-cell>
          <table:table-cell office:value-type="string">
            <text:p>tpN0hVx119</text:p>
          </table:table-cell>
          <table:table-cell table:number-columns-repeated="2" office:value-type="string">
            <text:p>toibreTet</text:p>
          </table:table-cell>
          <table:table-cell office:value-type="string">
            <text:p>odecego@gmail.com</text:p>
          </table:table-cell>
          <table:table-cell table:number-columns-repeated="3" office:value-type="string">
            <text:p>Cheltenham</text:p>
          </table:table-cell>
          <table:table-cell office:value-type="string">
            <text:p>Austr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6/2010</text:p>
          </table:table-cell>
        </table:table-row>
        <table:table-row table:style-name="ro1">
          <table:table-cell office:value-type="string">
            <text:p>weteonece</text:p>
          </table:table-cell>
          <table:table-cell office:value-type="string">
            <text:p>neFITGo125</text:p>
          </table:table-cell>
          <table:table-cell table:number-columns-repeated="2" office:value-type="string">
            <text:p>weteOnece</text:p>
          </table:table-cell>
          <table:table-cell office:value-type="string">
            <text:p>kiwima@yandex.kz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05/2010</text:p>
          </table:table-cell>
        </table:table-row>
        <table:table-row table:style-name="ro1">
          <table:table-cell office:value-type="string">
            <text:p>evammakkapp</text:p>
          </table:table-cell>
          <table:table-cell office:value-type="string">
            <text:p>9mCXgPi631</text:p>
          </table:table-cell>
          <table:table-cell table:number-columns-repeated="2" office:value-type="string">
            <text:p>Evammakkapp</text:p>
          </table:table-cell>
          <table:table-cell office:value-type="string">
            <text:p>aii@astranaut.ru</text:p>
          </table:table-cell>
          <table:table-cell table:number-columns-repeated="3" office:value-type="string">
            <text:p>San Vicente De Tagua Tagua</text:p>
          </table:table-cell>
          <table:table-cell office:value-type="string">
            <text:p>Chil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sityitexy</text:p>
          </table:table-cell>
          <table:table-cell office:value-type="string">
            <text:p>OWKQ1mb724</text:p>
          </table:table-cell>
          <table:table-cell table:number-columns-repeated="2" office:value-type="string">
            <text:p>SITYITEXY</text:p>
          </table:table-cell>
          <table:table-cell office:value-type="string">
            <text:p>vagekop@gmail.com</text:p>
          </table:table-cell>
          <table:table-cell table:number-columns-repeated="3" office:value-type="string">
            <text:p>Kralupy Nad Vltavou</text:p>
          </table:table-cell>
          <table:table-cell office:value-type="string">
            <text:p>Czech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priefneceslip</text:p>
          </table:table-cell>
          <table:table-cell office:value-type="string">
            <text:p>GAqzWsQ772</text:p>
          </table:table-cell>
          <table:table-cell table:number-columns-repeated="2" office:value-type="string">
            <text:p>priefNeceSlip</text:p>
          </table:table-cell>
          <table:table-cell office:value-type="string">
            <text:p>gelteldemedly@gmail.com</text:p>
          </table:table-cell>
          <table:table-cell table:number-columns-repeated="3" office:value-type="string">
            <text:p>Cairo</text:p>
          </table:table-cell>
          <table:table-cell office:value-type="string">
            <text:p>Egyp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arcareelt</text:p>
          </table:table-cell>
          <table:table-cell office:value-type="string">
            <text:p>fe3zduf946</text:p>
          </table:table-cell>
          <table:table-cell table:number-columns-repeated="2" office:value-type="string">
            <text:p>arcareelt</text:p>
          </table:table-cell>
          <table:table-cell office:value-type="string">
            <text:p>fegmiz@gmail.com</text:p>
          </table:table-cell>
          <table:table-cell table:number-columns-repeated="3" office:value-type="string">
            <text:p>Lianyungang</text:p>
          </table:table-cell>
          <table:table-cell office:value-type="string">
            <text:p>Ch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4/2010</text:p>
          </table:table-cell>
        </table:table-row>
        <table:table-row table:style-name="ro1">
          <table:table-cell office:value-type="string">
            <text:p>agellapeevy</text:p>
          </table:table-cell>
          <table:table-cell office:value-type="string">
            <text:p>KjkPucD922</text:p>
          </table:table-cell>
          <table:table-cell table:number-columns-repeated="2" office:value-type="string">
            <text:p>AgellaPeevy</text:p>
          </table:table-cell>
          <table:table-cell office:value-type="string">
            <text:p>i.ndianblogtrick@gmail.com</text:p>
          </table:table-cell>
          <table:table-cell table:number-columns-repeated="3" office:value-type="string">
            <text:p>Ennis</text:p>
          </table:table-cell>
          <table:table-cell office:value-type="string">
            <text:p>Ir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05/2011</text:p>
          </table:table-cell>
        </table:table-row>
        <table:table-row table:style-name="ro1">
          <table:table-cell office:value-type="string">
            <text:p>vapatamg</text:p>
          </table:table-cell>
          <table:table-cell office:value-type="string">
            <text:p>X0q227Y49</text:p>
          </table:table-cell>
          <table:table-cell table:number-columns-repeated="2" office:value-type="string">
            <text:p>Vapatamg</text:p>
          </table:table-cell>
          <table:table-cell office:value-type="string">
            <text:p>vapatamg@kenasek.com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samantapalasola</text:p>
          </table:table-cell>
          <table:table-cell office:value-type="string">
            <text:p>maximka</text:p>
          </table:table-cell>
          <table:table-cell table:number-columns-repeated="2" office:value-type="string">
            <text:p>SamantaPalasola</text:p>
          </table:table-cell>
          <table:table-cell office:value-type="string">
            <text:p>yuriyserov@gmail.com</text:p>
          </table:table-cell>
          <table:table-cell table:number-columns-repeated="2"/>
          <table:table-cell office:value-type="string">
            <text:p>Limon, CO, USA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8/2010</text:p>
          </table:table-cell>
        </table:table-row>
        <table:table-row table:style-name="ro1">
          <table:table-cell office:value-type="string">
            <text:p>bonniegrace</text:p>
          </table:table-cell>
          <table:table-cell office:value-type="string">
            <text:p>denver5</text:p>
          </table:table-cell>
          <table:table-cell office:value-type="string">
            <text:p>Grace</text:p>
          </table:table-cell>
          <table:table-cell office:value-type="string">
            <text:p>Campbell</text:p>
          </table:table-cell>
          <table:table-cell office:value-type="string">
            <text:p>sharon.howard@risd.org</text:p>
          </table:table-cell>
          <table:table-cell office:value-type="string">
            <text:p>10320 Estacado Dr.</text:p>
          </table:table-cell>
          <table:table-cell/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float" office:value="75228">
            <text:p>75228</text:p>
          </table:table-cell>
          <table:table-cell office:value-type="string">
            <text:p>214-324-1162</text:p>
          </table:table-cell>
          <table:table-cell office:value-type="string">
            <text:p>US</text:p>
          </table:table-cell>
          <table:table-cell office:value-type="string">
            <text:p>07/26/2010</text:p>
          </table:table-cell>
        </table:table-row>
        <table:table-row table:style-name="ro1">
          <table:table-cell office:value-type="string">
            <text:p>overurfodorry</text:p>
          </table:table-cell>
          <table:table-cell office:value-type="string">
            <text:p>UViXaqN929</text:p>
          </table:table-cell>
          <table:table-cell table:number-columns-repeated="2" office:value-type="string">
            <text:p>OverurfOdorry</text:p>
          </table:table-cell>
          <table:table-cell office:value-type="string">
            <text:p>marksmitten@mail.ru</text:p>
          </table:table-cell>
          <table:table-cell table:number-columns-repeated="3" office:value-type="string">
            <text:p>Kwekwe</text:p>
          </table:table-cell>
          <table:table-cell office:value-type="string">
            <text:p>Zimbabw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1/2010</text:p>
          </table:table-cell>
        </table:table-row>
        <table:table-row table:style-name="ro1">
          <table:table-cell office:value-type="string">
            <text:p>papabaz</text:p>
          </table:table-cell>
          <table:table-cell office:value-type="string">
            <text:p>D7Iqw2432</text:p>
          </table:table-cell>
          <table:table-cell table:number-columns-repeated="2" office:value-type="string">
            <text:p>Papabaz</text:p>
          </table:table-cell>
          <table:table-cell office:value-type="string">
            <text:p>papabaz@boxinf.com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28/2010</text:p>
          </table:table-cell>
        </table:table-row>
        <table:table-row table:style-name="ro1">
          <table:table-cell office:value-type="string">
            <text:p>anoxeprellera</text:p>
          </table:table-cell>
          <table:table-cell office:value-type="string">
            <text:p>cGo79xY357</text:p>
          </table:table-cell>
          <table:table-cell table:number-columns-repeated="2" office:value-type="string">
            <text:p>anoxeprellera</text:p>
          </table:table-cell>
          <table:table-cell office:value-type="string">
            <text:p>le.do.n.ci@gmail.com</text:p>
          </table:table-cell>
          <table:table-cell table:number-columns-repeated="3" office:value-type="string">
            <text:p>SanFrancisco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31/2010</text:p>
          </table:table-cell>
        </table:table-row>
        <table:table-row table:style-name="ro1">
          <table:table-cell office:value-type="string">
            <text:p>obepleneemeat</text:p>
          </table:table-cell>
          <table:table-cell office:value-type="string">
            <text:p>UHLoQOo139</text:p>
          </table:table-cell>
          <table:table-cell table:number-columns-repeated="2" office:value-type="string">
            <text:p>Obepleneemeat</text:p>
          </table:table-cell>
          <table:table-cell office:value-type="string">
            <text:p>excicamek@firstdancer.info</text:p>
          </table:table-cell>
          <table:table-cell table:number-columns-repeated="4" office:value-type="string">
            <text:p>Madagasc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16/2010</text:p>
          </table:table-cell>
        </table:table-row>
        <table:table-row table:style-name="ro1">
          <table:table-cell office:value-type="string">
            <text:p>neinorianoded</text:p>
          </table:table-cell>
          <table:table-cell office:value-type="string">
            <text:p>u8fXPxz231</text:p>
          </table:table-cell>
          <table:table-cell table:number-columns-repeated="2" office:value-type="string">
            <text:p>Neinorianoded</text:p>
          </table:table-cell>
          <table:table-cell office:value-type="string">
            <text:p>citycentreescorts@hotel-zk.lviv.ua</text:p>
          </table:table-cell>
          <table:table-cell table:number-columns-repeated="3"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5/2010</text:p>
          </table:table-cell>
        </table:table-row>
        <table:table-row table:style-name="ro1">
          <table:table-cell office:value-type="string">
            <text:p>issunilkkneek</text:p>
          </table:table-cell>
          <table:table-cell office:value-type="string">
            <text:p>ljhjattd</text:p>
          </table:table-cell>
          <table:table-cell table:number-columns-repeated="2" office:value-type="string">
            <text:p>Issunilkkneek</text:p>
          </table:table-cell>
          <table:table-cell office:value-type="string">
            <text:p>vasiliskaholmogorovskiy@gmail.com</text:p>
          </table:table-cell>
          <table:table-cell table:number-columns-repeated="3" office:value-type="string">
            <text:p>Bridgetown</text:p>
          </table:table-cell>
          <table:table-cell office:value-type="string">
            <text:p>Barbado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acisasice</text:p>
          </table:table-cell>
          <table:table-cell office:value-type="string">
            <text:p>W8Bc7qA413</text:p>
          </table:table-cell>
          <table:table-cell table:number-columns-repeated="2" office:value-type="string">
            <text:p>Acisasice</text:p>
          </table:table-cell>
          <table:table-cell office:value-type="string">
            <text:p>lepagebartram@gmail.com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0/2010</text:p>
          </table:table-cell>
        </table:table-row>
        <table:table-row table:style-name="ro1">
          <table:table-cell office:value-type="string">
            <text:p>irrermspips</text:p>
          </table:table-cell>
          <table:table-cell office:value-type="string">
            <text:p>FVGllIb452</text:p>
          </table:table-cell>
          <table:table-cell table:number-columns-repeated="2" office:value-type="string">
            <text:p>irrermSpips</text:p>
          </table:table-cell>
          <table:table-cell office:value-type="string">
            <text:p>FekblealtLara@meyzo.net</text:p>
          </table:table-cell>
          <table:table-cell table:number-columns-repeated="3" office:value-type="string">
            <text:p>Tirgu Mures</text:p>
          </table:table-cell>
          <table:table-cell office:value-type="string">
            <text:p>Rom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5/2010</text:p>
          </table:table-cell>
        </table:table-row>
        <table:table-row table:style-name="ro1">
          <table:table-cell office:value-type="string">
            <text:p>bambovaleen</text:p>
          </table:table-cell>
          <table:table-cell office:value-type="string">
            <text:p>ghf234P444</text:p>
          </table:table-cell>
          <table:table-cell table:number-columns-repeated="2" office:value-type="string">
            <text:p>Bambovaleen</text:p>
          </table:table-cell>
          <table:table-cell office:value-type="string">
            <text:p>leen@ip2.mailboxxx.net</text:p>
          </table:table-cell>
          <table:table-cell table:number-columns-repeated="3" office:value-type="string">
            <text:p>Arcatao</text:p>
          </table:table-cell>
          <table:table-cell office:value-type="string">
            <text:p>El Salvado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8/2010</text:p>
          </table:table-cell>
        </table:table-row>
        <table:table-row table:style-name="ro1">
          <table:table-cell office:value-type="string">
            <text:p>tutunreddyler</text:p>
          </table:table-cell>
          <table:table-cell office:value-type="string">
            <text:p>5ulAU4F974</text:p>
          </table:table-cell>
          <table:table-cell table:number-columns-repeated="2" office:value-type="string">
            <text:p>Tutunreddyler</text:p>
          </table:table-cell>
          <table:table-cell office:value-type="string">
            <text:p>borizz.zy@gmail.com</text:p>
          </table:table-cell>
          <table:table-cell table:number-columns-repeated="3" office:value-type="string">
            <text:p>Lome</text:p>
          </table:table-cell>
          <table:table-cell office:value-type="string">
            <text:p>Tog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0</text:p>
          </table:table-cell>
        </table:table-row>
        <table:table-row table:style-name="ro1">
          <table:table-cell office:value-type="string">
            <text:p>incinkvom</text:p>
          </table:table-cell>
          <table:table-cell office:value-type="string">
            <text:p>bXPBViq467</text:p>
          </table:table-cell>
          <table:table-cell table:number-columns-repeated="2" office:value-type="string">
            <text:p>incinkVom</text:p>
          </table:table-cell>
          <table:table-cell office:value-type="string">
            <text:p>b.el.k.asl.ad.y.a.k.k.asl.ad.k.a.y.a@gmail.com</text:p>
          </table:table-cell>
          <table:table-cell table:number-columns-repeated="3" office:value-type="string">
            <text:p>wsvwveaws</text:p>
          </table:table-cell>
          <table:table-cell office:value-type="string">
            <text:p>LO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5/2010</text:p>
          </table:table-cell>
        </table:table-row>
        <table:table-row table:style-name="ro1">
          <table:table-cell office:value-type="string">
            <text:p>obsempobemego</text:p>
          </table:table-cell>
          <table:table-cell office:value-type="string">
            <text:p>nWIEA6t761</text:p>
          </table:table-cell>
          <table:table-cell table:number-columns-repeated="2" office:value-type="string">
            <text:p>Obsempobemego</text:p>
          </table:table-cell>
          <table:table-cell office:value-type="string">
            <text:p>johnik@lifeflowers.org</text:p>
          </table:table-cell>
          <table:table-cell table:number-columns-repeated="3" office:value-type="string">
            <text:p>Keflavik</text:p>
          </table:table-cell>
          <table:table-cell office:value-type="string">
            <text:p>Ic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5/2010</text:p>
          </table:table-cell>
        </table:table-row>
        <table:table-row table:style-name="ro1">
          <table:table-cell office:value-type="string">
            <text:p>fuettypeniurf</text:p>
          </table:table-cell>
          <table:table-cell office:value-type="string">
            <text:p>2kCahRB214</text:p>
          </table:table-cell>
          <table:table-cell table:number-columns-repeated="2" office:value-type="string">
            <text:p>fuettyPeniurf</text:p>
          </table:table-cell>
          <table:table-cell office:value-type="string">
            <text:p>dartweider@forestgamp.com</text:p>
          </table:table-cell>
          <table:table-cell table:number-columns-repeated="3" office:value-type="string">
            <text:p>Carthage</text:p>
          </table:table-cell>
          <table:table-cell office:value-type="string">
            <text:p>Tuni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5/2010</text:p>
          </table:table-cell>
        </table:table-row>
        <table:table-row table:style-name="ro1">
          <table:table-cell office:value-type="string">
            <text:p>sgratfzaro</text:p>
          </table:table-cell>
          <table:table-cell office:value-type="string">
            <text:p>k0qla7nb</text:p>
          </table:table-cell>
          <table:table-cell table:number-columns-repeated="2" office:value-type="string">
            <text:p>SgratfZaro</text:p>
          </table:table-cell>
          <table:table-cell office:value-type="string">
            <text:p>ueben@vip-fashion.us</text:p>
          </table:table-cell>
          <table:table-cell table:number-columns-repeated="3" office:value-type="string">
            <text:p>Memphi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7/2010</text:p>
          </table:table-cell>
        </table:table-row>
        <table:table-row table:style-name="ro1">
          <table:table-cell office:value-type="string">
            <text:p>pypeliple</text:p>
          </table:table-cell>
          <table:table-cell office:value-type="string">
            <text:p>N3QhCzQ695</text:p>
          </table:table-cell>
          <table:table-cell table:number-columns-repeated="2" office:value-type="string">
            <text:p>pypeliple</text:p>
          </table:table-cell>
          <table:table-cell office:value-type="string">
            <text:p>f.er.gus.m.ani.van.ov.i.c.h@gmail.com</text:p>
          </table:table-cell>
          <table:table-cell office:value-type="string">
            <text:p>Cottage Grove</text:p>
          </table:table-cell>
          <table:table-cell office:value-type="string">
            <text:p>Charm</text:p>
          </table:table-cell>
          <table:table-cell office:value-type="string">
            <text:p>Liberal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prusreltcusly</text:p>
          </table:table-cell>
          <table:table-cell office:value-type="string">
            <text:p>cWy9Ic3141</text:p>
          </table:table-cell>
          <table:table-cell table:number-columns-repeated="2" office:value-type="string">
            <text:p>PrusreltCusly</text:p>
          </table:table-cell>
          <table:table-cell office:value-type="string">
            <text:p>navivonavi9@gmx.com</text:p>
          </table:table-cell>
          <table:table-cell table:number-columns-repeated="3" office:value-type="string">
            <text:p>Sheeltphelf</text:p>
          </table:table-cell>
          <table:table-cell office:value-type="string">
            <text:p>Gakyitet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8/2010</text:p>
          </table:table-cell>
        </table:table-row>
        <table:table-row table:style-name="ro1">
          <table:table-cell office:value-type="string">
            <text:p>sincskync</text:p>
          </table:table-cell>
          <table:table-cell office:value-type="string">
            <text:p>R8boUTh838</text:p>
          </table:table-cell>
          <table:table-cell table:number-columns-repeated="2" office:value-type="string">
            <text:p>sincskync</text:p>
          </table:table-cell>
          <table:table-cell office:value-type="string">
            <text:p>gilkeybains@gmail.com</text:p>
          </table:table-cell>
          <table:table-cell table:number-columns-repeated="3" office:value-type="string">
            <text:p>Kralupy Nad Vltavou</text:p>
          </table:table-cell>
          <table:table-cell office:value-type="string">
            <text:p>Czech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6/2010</text:p>
          </table:table-cell>
        </table:table-row>
        <table:table-row table:style-name="ro1">
          <table:table-cell office:value-type="string">
            <text:p>reingestovest</text:p>
          </table:table-cell>
          <table:table-cell office:value-type="string">
            <text:p>gYSwLkn333</text:p>
          </table:table-cell>
          <table:table-cell table:number-columns-repeated="2" office:value-type="string">
            <text:p>Reingestovest</text:p>
          </table:table-cell>
          <table:table-cell office:value-type="string">
            <text:p>tollfree@hotel-zk.lviv.ua</text:p>
          </table:table-cell>
          <table:table-cell table:number-columns-repeated="3" office:value-type="string">
            <text:p>Debrecen</text:p>
          </table:table-cell>
          <table:table-cell office:value-type="string">
            <text:p>Hungar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8/2010</text:p>
          </table:table-cell>
        </table:table-row>
        <table:table-row table:style-name="ro1">
          <table:table-cell office:value-type="string">
            <text:p>tieplypindy</text:p>
          </table:table-cell>
          <table:table-cell office:value-type="string">
            <text:p>120PePo228</text:p>
          </table:table-cell>
          <table:table-cell table:number-columns-repeated="2" office:value-type="string">
            <text:p>Tieplypindy</text:p>
          </table:table-cell>
          <table:table-cell office:value-type="string">
            <text:p>tollfree@dlteyse.jino.ru</text:p>
          </table:table-cell>
          <table:table-cell table:number-columns-repeated="3" office:value-type="string">
            <text:p>Biel</text:p>
          </table:table-cell>
          <table:table-cell office:value-type="string">
            <text:p>Switzer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4/2010</text:p>
          </table:table-cell>
        </table:table-row>
        <table:table-row table:style-name="ro1">
          <table:table-cell office:value-type="string">
            <text:p>wdudaseyx</text:p>
          </table:table-cell>
          <table:table-cell office:value-type="string">
            <text:p>N568Hjtyr4</text:p>
          </table:table-cell>
          <table:table-cell table:number-columns-repeated="2" office:value-type="string">
            <text:p>Wdudaseyx</text:p>
          </table:table-cell>
          <table:table-cell office:value-type="string">
            <text:p>lvogel1663@comcast.net</text:p>
          </table:table-cell>
          <table:table-cell table:number-columns-repeated="2"/>
          <table:table-cell office:value-type="string">
            <text:p>Montreal, Canada</text:p>
          </table:table-cell>
          <table:table-cell office:value-type="string">
            <text:p>N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7/2010</text:p>
          </table:table-cell>
        </table:table-row>
        <table:table-row table:style-name="ro1">
          <table:table-cell office:value-type="string">
            <text:p>hoaliarok</text:p>
          </table:table-cell>
          <table:table-cell office:value-type="string">
            <text:p>2C0xRsy145</text:p>
          </table:table-cell>
          <table:table-cell table:number-columns-repeated="2" office:value-type="string">
            <text:p>Hoaliarok</text:p>
          </table:table-cell>
          <table:table-cell office:value-type="string">
            <text:p>poloksuha@gmail.com</text:p>
          </table:table-cell>
          <table:table-cell table:number-columns-repeated="4" office:value-type="string">
            <text:p>Madagasc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9/2010</text:p>
          </table:table-cell>
        </table:table-row>
        <table:table-row table:style-name="ro2">
          <table:table-cell office:value-type="string">
            <text:p>wrorewems</text:p>
          </table:table-cell>
          <table:table-cell office:value-type="string">
            <text:p>richssa8</text:p>
          </table:table-cell>
          <table:table-cell table:number-columns-repeated="2" office:value-type="string">
            <text:p>WroreWems</text:p>
          </table:table-cell>
          <table:table-cell office:value-type="string">
            <text:p>7rich7@mrtuf.com</text:p>
          </table:table-cell>
          <table:table-cell office:value-type="string">
            <text:p>Grodno, Hrodna</text:p>
            <text:p/>
          </table:table-cell>
          <table:table-cell office:value-type="string">
            <text:p>Klaiped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orto Alegr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kraine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3/2010</text:p>
          </table:table-cell>
          <table:table-cell table:number-columns-repeated="8"/>
        </table:table-row>
        <table:table-row table:style-name="ro1">
          <table:table-cell office:value-type="string">
            <text:p>serenegas</text:p>
          </table:table-cell>
          <table:table-cell office:value-type="float" office:value="999111">
            <text:p>999111</text:p>
          </table:table-cell>
          <table:table-cell table:number-columns-repeated="2" office:value-type="string">
            <text:p>serenegas</text:p>
          </table:table-cell>
          <table:table-cell office:value-type="string">
            <text:p>luwe@yandex.ru</text:p>
          </table:table-cell>
          <table:table-cell table:number-columns-repeated="4"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4/2010</text:p>
          </table:table-cell>
        </table:table-row>
        <table:table-row table:style-name="ro1">
          <table:table-cell office:value-type="string">
            <text:p>crosebitboile</text:p>
          </table:table-cell>
          <table:table-cell office:value-type="string">
            <text:p>yYFb7Yp137</text:p>
          </table:table-cell>
          <table:table-cell table:number-columns-repeated="2" office:value-type="string">
            <text:p>Crosebitboile</text:p>
          </table:table-cell>
          <table:table-cell office:value-type="string">
            <text:p>woboroburohxx@gmail.com</text:p>
          </table:table-cell>
          <table:table-cell table:number-columns-repeated="3" office:value-type="string">
            <text:p>Nestor</text:p>
          </table:table-cell>
          <table:table-cell office:value-type="string">
            <text:p>Trinidad and Tobag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7/2010</text:p>
          </table:table-cell>
        </table:table-row>
        <table:table-row table:style-name="ro1">
          <table:table-cell office:value-type="string">
            <text:p>thereforcer</text:p>
          </table:table-cell>
          <table:table-cell office:value-type="string">
            <text:p>stming4</text:p>
          </table:table-cell>
          <table:table-cell table:number-columns-repeated="2" office:value-type="string">
            <text:p>thereforcer</text:p>
          </table:table-cell>
          <table:table-cell office:value-type="string">
            <text:p>nunzoafa@gmail.com</text:p>
          </table:table-cell>
          <table:table-cell table:number-columns-repeated="3" office:value-type="string">
            <text:p>Molodesjnaja</text:p>
          </table:table-cell>
          <table:table-cell office:value-type="string">
            <text:p>Antarctic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9/2010</text:p>
          </table:table-cell>
        </table:table-row>
        <table:table-row table:style-name="ro1">
          <table:table-cell office:value-type="string">
            <text:p>suefflielve</text:p>
          </table:table-cell>
          <table:table-cell office:value-type="string">
            <text:p>ShrZEh7247</text:p>
          </table:table-cell>
          <table:table-cell table:number-columns-repeated="2" office:value-type="string">
            <text:p>Suefflielve</text:p>
          </table:table-cell>
          <table:table-cell office:value-type="string">
            <text:p>pozofeg@gmail.com</text:p>
          </table:table-cell>
          <table:table-cell table:number-columns-repeated="3" office:value-type="string">
            <text:p>Freising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goallicsjoica</text:p>
          </table:table-cell>
          <table:table-cell office:value-type="string">
            <text:p>SponStabSpuff</text:p>
          </table:table-cell>
          <table:table-cell table:number-columns-repeated="2" office:value-type="string">
            <text:p>GoallicsJoica</text:p>
          </table:table-cell>
          <table:table-cell office:value-type="string">
            <text:p>rafuxihe@mail.ru</text:p>
          </table:table-cell>
          <table:table-cell table:number-columns-repeated="3" office:value-type="string">
            <text:p>Nis</text:p>
          </table:table-cell>
          <table:table-cell office:value-type="string">
            <text:p>Yugoslav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4/2010</text:p>
          </table:table-cell>
        </table:table-row>
        <table:table-row table:style-name="ro1">
          <table:table-cell office:value-type="string">
            <text:p>kvadmetrrsd</text:p>
          </table:table-cell>
          <table:table-cell office:value-type="string">
            <text:p>lXa0lp5385</text:p>
          </table:table-cell>
          <table:table-cell table:number-columns-repeated="2" office:value-type="string">
            <text:p>kvadmetrrsd</text:p>
          </table:table-cell>
          <table:table-cell office:value-type="string">
            <text:p>wrwtwe4gwe@yandex.ru</text:p>
          </table:table-cell>
          <table:table-cell table:number-columns-repeated="3" office:value-type="string">
            <text:p>Kampala</text:p>
          </table:table-cell>
          <table:table-cell office:value-type="string">
            <text:p>Ugan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0/2010</text:p>
          </table:table-cell>
        </table:table-row>
        <table:table-row table:style-name="ro1">
          <table:table-cell office:value-type="string">
            <text:p>wrenierie</text:p>
          </table:table-cell>
          <table:table-cell office:value-type="string">
            <text:p>ljhjattd</text:p>
          </table:table-cell>
          <table:table-cell table:number-columns-repeated="2" office:value-type="string">
            <text:p>Wrenierie</text:p>
          </table:table-cell>
          <table:table-cell office:value-type="string">
            <text:p>vasiliskaprekrasnayaochenno@gmail.com</text:p>
          </table:table-cell>
          <table:table-cell table:number-columns-repeated="3" office:value-type="string">
            <text:p>Riohacha</text:p>
          </table:table-cell>
          <table:table-cell office:value-type="string">
            <text:p>Colom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conydaydayfaf</text:p>
          </table:table-cell>
          <table:table-cell office:value-type="string">
            <text:p>cDvnV1i241</text:p>
          </table:table-cell>
          <table:table-cell table:number-columns-repeated="2" office:value-type="string">
            <text:p>conydaydayfaf</text:p>
          </table:table-cell>
          <table:table-cell office:value-type="string">
            <text:p>advone@hotel-zk.lviv.ua</text:p>
          </table:table-cell>
          <table:table-cell table:number-columns-repeated="3" office:value-type="string">
            <text:p>Karak</text:p>
          </table:table-cell>
          <table:table-cell office:value-type="string">
            <text:p>Jord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0</text:p>
          </table:table-cell>
        </table:table-row>
        <table:table-row table:style-name="ro1">
          <table:table-cell office:value-type="string">
            <text:p>ratajotafunny</text:p>
          </table:table-cell>
          <table:table-cell office:value-type="string">
            <text:p>CG3BALq818</text:p>
          </table:table-cell>
          <table:table-cell table:number-columns-repeated="2" office:value-type="string">
            <text:p>Ratajotafunny</text:p>
          </table:table-cell>
          <table:table-cell office:value-type="string">
            <text:p>gostcmos@mail.ru</text:p>
          </table:table-cell>
          <table:table-cell table:number-columns-repeated="3" office:value-type="string">
            <text:p>Liberia</text:p>
          </table:table-cell>
          <table:table-cell office:value-type="string">
            <text:p>Costa Ric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smeawsjannary</text:p>
          </table:table-cell>
          <table:table-cell office:value-type="string">
            <text:p>ixSzqgt461</text:p>
          </table:table-cell>
          <table:table-cell table:number-columns-repeated="2" office:value-type="string">
            <text:p>smeawsJannary</text:p>
          </table:table-cell>
          <table:table-cell office:value-type="string">
            <text:p>cheraskov@involgu.ru</text:p>
          </table:table-cell>
          <table:table-cell table:number-columns-repeated="2"/>
          <table:table-cell office:value-type="string">
            <text:p>Merida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1/2010</text:p>
          </table:table-cell>
        </table:table-row>
        <table:table-row table:style-name="ro1">
          <table:table-cell office:value-type="string">
            <text:p>zehooppah</text:p>
          </table:table-cell>
          <table:table-cell office:value-type="string">
            <text:p>7biNJci681</text:p>
          </table:table-cell>
          <table:table-cell table:number-columns-repeated="2" office:value-type="string">
            <text:p>zehoopPah</text:p>
          </table:table-cell>
          <table:table-cell office:value-type="string">
            <text:p>vaniakostolov@gmail.com</text:p>
          </table:table-cell>
          <table:table-cell table:number-columns-repeated="3" office:value-type="string">
            <text:p>Londom</text:p>
          </table:table-cell>
          <table:table-cell office:value-type="string">
            <text:p>Eng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1/2010</text:p>
          </table:table-cell>
        </table:table-row>
        <table:table-row table:style-name="ro1">
          <table:table-cell office:value-type="string">
            <text:p>zawazig</text:p>
          </table:table-cell>
          <table:table-cell office:value-type="string">
            <text:p>w0HSZu6661</text:p>
          </table:table-cell>
          <table:table-cell table:number-columns-repeated="2" office:value-type="string">
            <text:p>zawazig</text:p>
          </table:table-cell>
          <table:table-cell office:value-type="string">
            <text:p>zawazig@gmail.com</text:p>
          </table:table-cell>
          <table:table-cell table:number-columns-repeated="3" office:value-type="string">
            <text:p>Jbeil</text:p>
          </table:table-cell>
          <table:table-cell office:value-type="string">
            <text:p>Leban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2/2010</text:p>
          </table:table-cell>
        </table:table-row>
        <table:table-row table:style-name="ro1">
          <table:table-cell office:value-type="string">
            <text:p>sivyuncoons</text:p>
          </table:table-cell>
          <table:table-cell office:value-type="string">
            <text:p>qTypUta916</text:p>
          </table:table-cell>
          <table:table-cell table:number-columns-repeated="2" office:value-type="string">
            <text:p>sivyuncoons</text:p>
          </table:table-cell>
          <table:table-cell office:value-type="string">
            <text:p>ebiteua@dlteyse.jino.ru</text:p>
          </table:table-cell>
          <table:table-cell table:number-columns-repeated="3" office:value-type="string">
            <text:p>Kwajalein</text:p>
          </table:table-cell>
          <table:table-cell office:value-type="string">
            <text:p>Marshall Is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6/2010</text:p>
          </table:table-cell>
        </table:table-row>
        <table:table-row table:style-name="ro1">
          <table:table-cell office:value-type="string">
            <text:p>aspid</text:p>
          </table:table-cell>
          <table:table-cell office:value-type="string">
            <text:p>TftiJ7V471</text:p>
          </table:table-cell>
          <table:table-cell table:number-columns-repeated="2" office:value-type="string">
            <text:p>Aspid</text:p>
          </table:table-cell>
          <table:table-cell office:value-type="string">
            <text:p>aspid@out-mail.com</text:p>
          </table:table-cell>
          <table:table-cell table:number-columns-repeated="3" office:value-type="string">
            <text:p>kiev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sallsuilict</text:p>
          </table:table-cell>
          <table:table-cell office:value-type="string">
            <text:p>SHZ926q187</text:p>
          </table:table-cell>
          <table:table-cell table:number-columns-repeated="2" office:value-type="string">
            <text:p>Sallsuilict</text:p>
          </table:table-cell>
          <table:table-cell office:value-type="string">
            <text:p>wightbarns@gmail.com</text:p>
          </table:table-cell>
          <table:table-cell table:number-columns-repeated="3" office:value-type="string">
            <text:p>Paphos</text:p>
          </table:table-cell>
          <table:table-cell office:value-type="string">
            <text:p>Cyp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9/2010</text:p>
          </table:table-cell>
        </table:table-row>
        <table:table-row table:style-name="ro1">
          <table:table-cell office:value-type="string">
            <text:p>dieriepulpign</text:p>
          </table:table-cell>
          <table:table-cell office:value-type="string">
            <text:p>tQ1W0rW483</text:p>
          </table:table-cell>
          <table:table-cell table:number-columns-repeated="2" office:value-type="string">
            <text:p>Dieriepulpign</text:p>
          </table:table-cell>
          <table:table-cell office:value-type="string">
            <text:p>sergkon74@mail.ru</text:p>
          </table:table-cell>
          <table:table-cell table:number-columns-repeated="3" office:value-type="string">
            <text:p>Piran</text:p>
          </table:table-cell>
          <table:table-cell office:value-type="string">
            <text:p>Slove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6/2010</text:p>
          </table:table-cell>
        </table:table-row>
        <table:table-row table:style-name="ro1">
          <table:table-cell office:value-type="string">
            <text:p>aeroryavero</text:p>
          </table:table-cell>
          <table:table-cell office:value-type="string">
            <text:p>XRVJTGt484</text:p>
          </table:table-cell>
          <table:table-cell table:number-columns-repeated="2" office:value-type="string">
            <text:p>Aeroryavero</text:p>
          </table:table-cell>
          <table:table-cell office:value-type="string">
            <text:p>legalart@dlteyse.jino.ru</text:p>
          </table:table-cell>
          <table:table-cell table:number-columns-repeated="3" office:value-type="string">
            <text:p>Plovdiv</text:p>
          </table:table-cell>
          <table:table-cell office:value-type="string">
            <text:p>Bulga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3/2010</text:p>
          </table:table-cell>
        </table:table-row>
        <table:table-row table:style-name="ro1">
          <table:table-cell office:value-type="string">
            <text:p>nicealellajet</text:p>
          </table:table-cell>
          <table:table-cell office:value-type="string">
            <text:p>50826gL438</text:p>
          </table:table-cell>
          <table:table-cell table:number-columns-repeated="2" office:value-type="string">
            <text:p>nicealellaJet</text:p>
          </table:table-cell>
          <table:table-cell office:value-type="string">
            <text:p>hombane@gmail.com</text:p>
          </table:table-cell>
          <table:table-cell table:number-columns-repeated="3" office:value-type="string">
            <text:p>Rio Grande</text:p>
          </table:table-cell>
          <table:table-cell office:value-type="string">
            <text:p>Puerto Ric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4/2010</text:p>
          </table:table-cell>
        </table:table-row>
        <table:table-row table:style-name="ro1">
          <table:table-cell office:value-type="string">
            <text:p>testonkavali</text:p>
          </table:table-cell>
          <table:table-cell office:value-type="string">
            <text:p>ghf234P444</text:p>
          </table:table-cell>
          <table:table-cell table:number-columns-repeated="2" office:value-type="string">
            <text:p>testonkavali</text:p>
          </table:table-cell>
          <table:table-cell office:value-type="string">
            <text:p>testonkavali@ip2.mailboxxx.net</text:p>
          </table:table-cell>
          <table:table-cell table:number-columns-repeated="3" office:value-type="string">
            <text:p>Arcatao</text:p>
          </table:table-cell>
          <table:table-cell office:value-type="string">
            <text:p>El Salvado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7/2010</text:p>
          </table:table-cell>
        </table:table-row>
        <table:table-row table:style-name="ro1">
          <table:table-cell office:value-type="string">
            <text:p>appalitiemn</text:p>
          </table:table-cell>
          <table:table-cell office:value-type="string">
            <text:p>tRpKVKo927</text:p>
          </table:table-cell>
          <table:table-cell table:number-columns-repeated="2" office:value-type="string">
            <text:p>appalitiemn</text:p>
          </table:table-cell>
          <table:table-cell office:value-type="string">
            <text:p>krameraleah@gmail.com</text:p>
          </table:table-cell>
          <table:table-cell table:number-columns-repeated="3" office:value-type="string">
            <text:p>Boden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9/2010</text:p>
          </table:table-cell>
        </table:table-row>
        <table:table-row table:style-name="ro1">
          <table:table-cell office:value-type="string">
            <text:p>advogsnanda</text:p>
          </table:table-cell>
          <table:table-cell office:value-type="string">
            <text:p>V4xbwrh527</text:p>
          </table:table-cell>
          <table:table-cell table:number-columns-repeated="2" office:value-type="string">
            <text:p>AdvogSnanda</text:p>
          </table:table-cell>
          <table:table-cell office:value-type="string">
            <text:p>ua-teens@hotel-zk.lviv.ua</text:p>
          </table:table-cell>
          <table:table-cell table:number-columns-repeated="4" office:value-type="string">
            <text:p>Madagasc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1/2010</text:p>
          </table:table-cell>
        </table:table-row>
        <table:table-row table:style-name="ro1">
          <table:table-cell office:value-type="string">
            <text:p>sokyillellbox</text:p>
          </table:table-cell>
          <table:table-cell office:value-type="string">
            <text:p>OxNjJgA676</text:p>
          </table:table-cell>
          <table:table-cell table:number-columns-repeated="2" office:value-type="string">
            <text:p>sokyIllellbox</text:p>
          </table:table-cell>
          <table:table-cell office:value-type="string">
            <text:p>skaddindisk@abdimich.com</text:p>
          </table:table-cell>
          <table:table-cell table:number-columns-repeated="3" office:value-type="string">
            <text:p>Bridgetown</text:p>
          </table:table-cell>
          <table:table-cell office:value-type="string">
            <text:p>Barbado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1/2010</text:p>
          </table:table-cell>
        </table:table-row>
        <table:table-row table:style-name="ro1">
          <table:table-cell office:value-type="string">
            <text:p>gevlaige</text:p>
          </table:table-cell>
          <table:table-cell office:value-type="string">
            <text:p>ms35E7l826</text:p>
          </table:table-cell>
          <table:table-cell table:number-columns-repeated="2" office:value-type="string">
            <text:p>gevlaige</text:p>
          </table:table-cell>
          <table:table-cell office:value-type="string">
            <text:p>gevlaige@gmail.com</text:p>
          </table:table-cell>
          <table:table-cell table:number-columns-repeated="3" office:value-type="string">
            <text:p>Plovdiv</text:p>
          </table:table-cell>
          <table:table-cell office:value-type="string">
            <text:p>Bulga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7/2010</text:p>
          </table:table-cell>
        </table:table-row>
        <table:table-row table:style-name="ro1">
          <table:table-cell office:value-type="string">
            <text:p>annopynus</text:p>
          </table:table-cell>
          <table:table-cell office:value-type="string">
            <text:p>cPjdiVs819</text:p>
          </table:table-cell>
          <table:table-cell table:number-columns-repeated="2" office:value-type="string">
            <text:p>Annopynus</text:p>
          </table:table-cell>
          <table:table-cell office:value-type="string">
            <text:p>d.oo.gl.a.sr.o.sen.ber.g@gmail.com</text:p>
          </table:table-cell>
          <table:table-cell office:value-type="string">
            <text:p>Lavelle</text:p>
          </table:table-cell>
          <table:table-cell office:value-type="string">
            <text:p>Gratiot</text:p>
          </table:table-cell>
          <table:table-cell office:value-type="string">
            <text:p>Watertow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6/2010</text:p>
          </table:table-cell>
        </table:table-row>
        <table:table-row table:style-name="ro1">
          <table:table-cell office:value-type="string">
            <text:p>hoongecom</text:p>
          </table:table-cell>
          <table:table-cell office:value-type="string">
            <text:p>EKsgEV9551</text:p>
          </table:table-cell>
          <table:table-cell table:number-columns-repeated="2" office:value-type="string">
            <text:p>Hoongecom</text:p>
          </table:table-cell>
          <table:table-cell office:value-type="string">
            <text:p>wourgememfd@mail.ru</text:p>
          </table:table-cell>
          <table:table-cell office:value-type="string">
            <text:p>Rheems</text:p>
          </table:table-cell>
          <table:table-cell office:value-type="string">
            <text:p>Sargentville</text:p>
          </table:table-cell>
          <table:table-cell office:value-type="string">
            <text:p>Rogers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0/2010</text:p>
          </table:table-cell>
        </table:table-row>
        <table:table-row table:style-name="ro1">
          <table:table-cell office:value-type="string">
            <text:p>orastitsexast</text:p>
          </table:table-cell>
          <table:table-cell office:value-type="string">
            <text:p>YjHD6hl149</text:p>
          </table:table-cell>
          <table:table-cell table:number-columns-repeated="2" office:value-type="string">
            <text:p>Orastitsexast</text:p>
          </table:table-cell>
          <table:table-cell office:value-type="string">
            <text:p>escortmoscow-vip@dlteyse.jino.ru</text:p>
          </table:table-cell>
          <table:table-cell table:number-columns-repeated="3" office:value-type="string">
            <text:p>Oruro</text:p>
          </table:table-cell>
          <table:table-cell office:value-type="string">
            <text:p>Boliv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0</text:p>
          </table:table-cell>
        </table:table-row>
        <table:table-row table:style-name="ro1">
          <table:table-cell office:value-type="string">
            <text:p>geumdius</text:p>
          </table:table-cell>
          <table:table-cell office:value-type="string">
            <text:p>papasa123</text:p>
          </table:table-cell>
          <table:table-cell table:number-columns-repeated="2" office:value-type="string">
            <text:p>Geumdius</text:p>
          </table:table-cell>
          <table:table-cell office:value-type="string">
            <text:p>zennopiser@gmail.com</text:p>
          </table:table-cell>
          <table:table-cell table:number-columns-repeated="3" office:value-type="string">
            <text:p>New York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pharmacykingmak</text:p>
          </table:table-cell>
          <table:table-cell office:value-type="string">
            <text:p>b1GHuEY266</text:p>
          </table:table-cell>
          <table:table-cell table:number-columns-repeated="2" office:value-type="string">
            <text:p>pharmacykingmak</text:p>
          </table:table-cell>
          <table:table-cell office:value-type="string">
            <text:p>markospanc@gmail.com</text:p>
          </table:table-cell>
          <table:table-cell office:value-type="string">
            <text:p>Gibraltar</text:p>
          </table:table-cell>
          <table:table-cell office:value-type="string">
            <text:p>Nigeria</text:p>
          </table:table-cell>
          <table:table-cell office:value-type="string">
            <text:p>Slovak Republic</text:p>
          </table:table-cell>
          <table:table-cell office:value-type="string">
            <text:p>Ch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0/2010</text:p>
          </table:table-cell>
        </table:table-row>
        <table:table-row table:style-name="ro1">
          <table:table-cell office:value-type="string">
            <text:p>universalresopotqqq</text:p>
          </table:table-cell>
          <table:table-cell office:value-type="string">
            <text:p>kolTc8S654</text:p>
          </table:table-cell>
          <table:table-cell table:number-columns-repeated="2" office:value-type="string">
            <text:p>Universalresopotqqq</text:p>
          </table:table-cell>
          <table:table-cell office:value-type="string">
            <text:p>rhodespeppicu72@gmail.com</text:p>
          </table:table-cell>
          <table:table-cell table:number-columns-repeated="3" office:value-type="string">
            <text:p>Londom</text:p>
          </table:table-cell>
          <table:table-cell office:value-type="string">
            <text:p>Eng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tointaimedata</text:p>
          </table:table-cell>
          <table:table-cell office:value-type="string">
            <text:p>Sn6b8cB233</text:p>
          </table:table-cell>
          <table:table-cell table:number-columns-repeated="2" office:value-type="string">
            <text:p>Tointaimedata</text:p>
          </table:table-cell>
          <table:table-cell office:value-type="string">
            <text:p>isonyelenonok@pochtareal.co.tv</text:p>
          </table:table-cell>
          <table:table-cell table:number-columns-repeated="3" office:value-type="string">
            <text:p>Paphos</text:p>
          </table:table-cell>
          <table:table-cell office:value-type="string">
            <text:p>Cyp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7/2010</text:p>
          </table:table-cell>
        </table:table-row>
        <table:table-row table:style-name="ro1">
          <table:table-cell office:value-type="string">
            <text:p>nammaliclesee</text:p>
          </table:table-cell>
          <table:table-cell office:value-type="string">
            <text:p>erECNdZ633</text:p>
          </table:table-cell>
          <table:table-cell table:number-columns-repeated="2" office:value-type="string">
            <text:p>NammaLiclesee</text:p>
          </table:table-cell>
          <table:table-cell office:value-type="string">
            <text:p>tagpaina@gmail.com</text:p>
          </table:table-cell>
          <table:table-cell table:number-columns-repeated="3" office:value-type="string">
            <text:p>Dalla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6/2010</text:p>
          </table:table-cell>
        </table:table-row>
        <table:table-row table:style-name="ro1">
          <table:table-cell office:value-type="string">
            <text:p>jozhssondate</text:p>
          </table:table-cell>
          <table:table-cell office:value-type="string">
            <text:p>tBWX4TU758</text:p>
          </table:table-cell>
          <table:table-cell table:number-columns-repeated="2" office:value-type="string">
            <text:p>JozhssonDate</text:p>
          </table:table-cell>
          <table:table-cell office:value-type="string">
            <text:p>johnvatsonss@gmail.com</text:p>
          </table:table-cell>
          <table:table-cell table:number-columns-repeated="3" office:value-type="string">
            <text:p>Burnt Pine</text:p>
          </table:table-cell>
          <table:table-cell office:value-type="string">
            <text:p>Norfolk Is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0/2010</text:p>
          </table:table-cell>
        </table:table-row>
        <table:table-row table:style-name="ro1">
          <table:table-cell office:value-type="string">
            <text:p>darkenloared</text:p>
          </table:table-cell>
          <table:table-cell office:value-type="string">
            <text:p>tuJkrQ2568</text:p>
          </table:table-cell>
          <table:table-cell table:number-columns-repeated="2" office:value-type="string">
            <text:p>Darkenloared</text:p>
          </table:table-cell>
          <table:table-cell office:value-type="string">
            <text:p>hariatonionjulius54@gmail.com</text:p>
          </table:table-cell>
          <table:table-cell table:number-columns-repeated="3" office:value-type="string">
            <text:p>Amsterdam</text:p>
          </table:table-cell>
          <table:table-cell office:value-type="string">
            <text:p>Nether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7/2010</text:p>
          </table:table-cell>
        </table:table-row>
        <table:table-row table:style-name="ro1">
          <table:table-cell office:value-type="string">
            <text:p>lmrandy</text:p>
          </table:table-cell>
          <table:table-cell office:value-type="string">
            <text:p>AFGech1128</text:p>
          </table:table-cell>
          <table:table-cell table:number-columns-repeated="2" office:value-type="string">
            <text:p>LMRandy</text:p>
          </table:table-cell>
          <table:table-cell office:value-type="string">
            <text:p>janehellm.anpromo@gmail.com</text:p>
          </table:table-cell>
          <table:table-cell table:number-columns-repeated="3" office:value-type="string">
            <text:p>Ga District</text:p>
          </table:table-cell>
          <table:table-cell office:value-type="string">
            <text:p>Gha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3/2010</text:p>
          </table:table-cell>
        </table:table-row>
        <table:table-row table:style-name="ro1">
          <table:table-cell office:value-type="string">
            <text:p>enhackasync</text:p>
          </table:table-cell>
          <table:table-cell office:value-type="string">
            <text:p>sjjZO5p531</text:p>
          </table:table-cell>
          <table:table-cell table:number-columns-repeated="2" office:value-type="string">
            <text:p>Enhackasync</text:p>
          </table:table-cell>
          <table:table-cell office:value-type="string">
            <text:p>severnyevgen@gmail.com</text:p>
          </table:table-cell>
          <table:table-cell table:number-columns-repeated="3" office:value-type="string">
            <text:p>Sembawang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6/2010</text:p>
          </table:table-cell>
        </table:table-row>
        <table:table-row table:style-name="ro1">
          <table:table-cell office:value-type="string">
            <text:p>81tommy1963</text:p>
          </table:table-cell>
          <table:table-cell office:value-type="string">
            <text:p>8ApACAO967</text:p>
          </table:table-cell>
          <table:table-cell table:number-columns-repeated="2" office:value-type="string">
            <text:p>81Tommy1963</text:p>
          </table:table-cell>
          <table:table-cell office:value-type="string">
            <text:p>elliskuper190@gmail.com</text:p>
          </table:table-cell>
          <table:table-cell table:number-columns-repeated="3" office:value-type="string">
            <text:p>Spitak</text:p>
          </table:table-cell>
          <table:table-cell office:value-type="string">
            <text:p>Arme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6/2010</text:p>
          </table:table-cell>
        </table:table-row>
        <table:table-row table:style-name="ro1">
          <table:table-cell office:value-type="string">
            <text:p>smeaceacror</text:p>
          </table:table-cell>
          <table:table-cell office:value-type="string">
            <text:p>naIBqlH492</text:p>
          </table:table-cell>
          <table:table-cell table:number-columns-repeated="2" office:value-type="string">
            <text:p>Smeaceacror</text:p>
          </table:table-cell>
          <table:table-cell office:value-type="string">
            <text:p>prezmdivani@gmail.com</text:p>
          </table:table-cell>
          <table:table-cell table:number-columns-repeated="3" office:value-type="string">
            <text:p>Sembawang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3/2010</text:p>
          </table:table-cell>
        </table:table-row>
        <table:table-row table:style-name="ro1">
          <table:table-cell office:value-type="string">
            <text:p>fejultula</text:p>
          </table:table-cell>
          <table:table-cell office:value-type="string">
            <text:p>QNgXulZ189</text:p>
          </table:table-cell>
          <table:table-cell table:number-columns-repeated="2" office:value-type="string">
            <text:p>Fejultula</text:p>
          </table:table-cell>
          <table:table-cell office:value-type="string">
            <text:p>sexgoods@dlteyse.jino.ru</text:p>
          </table:table-cell>
          <table:table-cell table:number-columns-repeated="3" office:value-type="string">
            <text:p>Mankon Bamenda</text:p>
          </table:table-cell>
          <table:table-cell office:value-type="string">
            <text:p>Camero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6/2010</text:p>
          </table:table-cell>
        </table:table-row>
        <table:table-row table:style-name="ro1">
          <table:table-cell office:value-type="string">
            <text:p>avtomoto-innotrutsot</text:p>
          </table:table-cell>
          <table:table-cell office:value-type="string">
            <text:p>w123456789w</text:p>
          </table:table-cell>
          <table:table-cell table:number-columns-repeated="2" office:value-type="string">
            <text:p>Avtomoto-InnotrutSot</text:p>
          </table:table-cell>
          <table:table-cell office:value-type="string">
            <text:p>avtomoto_2010@mail.ru</text:p>
          </table:table-cell>
          <table:table-cell office:value-type="string">
            <text:p>Kol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Kologriv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olomn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ntigua ans Barbud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4/2010</text:p>
          </table:table-cell>
          <table:table-cell table:number-columns-repeated="8"/>
        </table:table-row>
        <table:table-row table:style-name="ro1">
          <table:table-cell office:value-type="string">
            <text:p>poefarourse</text:p>
          </table:table-cell>
          <table:table-cell office:value-type="string">
            <text:p>knIj0ms219</text:p>
          </table:table-cell>
          <table:table-cell table:number-columns-repeated="2" office:value-type="string">
            <text:p>Poefarourse</text:p>
          </table:table-cell>
          <table:table-cell office:value-type="string">
            <text:p>kashmirescorts@hotel-zk.lviv.ua</text:p>
          </table:table-cell>
          <table:table-cell table:number-columns-repeated="3" office:value-type="string">
            <text:p>Hohenems</text:p>
          </table:table-cell>
          <table:table-cell office:value-type="string">
            <text:p>Aust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3/2010</text:p>
          </table:table-cell>
        </table:table-row>
        <table:table-row table:style-name="ro1">
          <table:table-cell office:value-type="string">
            <text:p>unionoveawn</text:p>
          </table:table-cell>
          <table:table-cell office:value-type="string">
            <text:p>Uou0t0t976</text:p>
          </table:table-cell>
          <table:table-cell table:number-columns-repeated="2" office:value-type="string">
            <text:p>Unionoveawn</text:p>
          </table:table-cell>
          <table:table-cell office:value-type="string">
            <text:p>mrwolf@forestgamp.com</text:p>
          </table:table-cell>
          <table:table-cell table:number-columns-repeated="3" office:value-type="string">
            <text:p>Skive</text:p>
          </table:table-cell>
          <table:table-cell office:value-type="string">
            <text:p>Denmar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nayuahouse</text:p>
          </table:table-cell>
          <table:table-cell office:value-type="string">
            <text:p>1nZJUJ1467</text:p>
          </table:table-cell>
          <table:table-cell table:number-columns-repeated="2" office:value-type="string">
            <text:p>NayuaHOUSE</text:p>
          </table:table-cell>
          <table:table-cell office:value-type="string">
            <text:p>sucuba102@gmail.com</text:p>
          </table:table-cell>
          <table:table-cell table:number-columns-repeated="3" office:value-type="string">
            <text:p>Montevideo</text:p>
          </table:table-cell>
          <table:table-cell office:value-type="string">
            <text:p>Uru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8/2010</text:p>
          </table:table-cell>
        </table:table-row>
        <table:table-row table:style-name="ro1">
          <table:table-cell office:value-type="string">
            <text:p>sledgeskene</text:p>
          </table:table-cell>
          <table:table-cell office:value-type="string">
            <text:p>k4wlBIc844</text:p>
          </table:table-cell>
          <table:table-cell table:number-columns-repeated="2" office:value-type="string">
            <text:p>sledgeSkene</text:p>
          </table:table-cell>
          <table:table-cell office:value-type="string">
            <text:p>nomberonetrent@gmail.com</text:p>
          </table:table-cell>
          <table:table-cell table:number-columns-repeated="3" office:value-type="string">
            <text:p>City</text:p>
          </table:table-cell>
          <table:table-cell office:value-type="string">
            <text:p>Countr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jfinch1</text:p>
          </table:table-cell>
          <table:table-cell office:value-type="float" office:value="133181">
            <text:p>133181</text:p>
          </table:table-cell>
          <table:table-cell office:value-type="string">
            <text:p>Joseph</text:p>
          </table:table-cell>
          <table:table-cell office:value-type="string">
            <text:p>Finch</text:p>
          </table:table-cell>
          <table:table-cell office:value-type="string">
            <text:p>toybox181@yahoo.com</text:p>
          </table:table-cell>
          <table:table-cell office:value-type="string">
            <text:p>2504 Linda Lane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/>
          <table:table-cell office:value-type="string">
            <text:p>US</text:p>
          </table:table-cell>
          <table:table-cell office:value-type="string">
            <text:p>10/16/2010</text:p>
          </table:table-cell>
        </table:table-row>
        <table:table-row table:style-name="ro1">
          <table:table-cell office:value-type="string">
            <text:p>enjoyncunopsy</text:p>
          </table:table-cell>
          <table:table-cell office:value-type="string">
            <text:p>lFVA9al986</text:p>
          </table:table-cell>
          <table:table-cell table:number-columns-repeated="2" office:value-type="string">
            <text:p>EnjoyncUnopSy</text:p>
          </table:table-cell>
          <table:table-cell office:value-type="string">
            <text:p>.ab.e.n3243.@gmail.com</text:p>
          </table:table-cell>
          <table:table-cell table:number-columns-repeated="3" office:value-type="string">
            <text:p>Banjul</text:p>
          </table:table-cell>
          <table:table-cell office:value-type="string">
            <text:p>The Gam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9/2010</text:p>
          </table:table-cell>
        </table:table-row>
        <table:table-row table:style-name="ro1">
          <table:table-cell office:value-type="string">
            <text:p>fravaexpewvaw</text:p>
          </table:table-cell>
          <table:table-cell office:value-type="string">
            <text:p>CL6cksS711</text:p>
          </table:table-cell>
          <table:table-cell table:number-columns-repeated="2" office:value-type="string">
            <text:p>Fravaexpewvaw</text:p>
          </table:table-cell>
          <table:table-cell office:value-type="string">
            <text:p>ebonytayler321@mail15.com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0</text:p>
          </table:table-cell>
        </table:table-row>
        <table:table-row table:style-name="ro1">
          <table:table-cell office:value-type="string">
            <text:p>rennilmoksa</text:p>
          </table:table-cell>
          <table:table-cell office:value-type="string">
            <text:p>YZ4e9ib586</text:p>
          </table:table-cell>
          <table:table-cell table:number-columns-repeated="2" office:value-type="string">
            <text:p>rennilmoksa</text:p>
          </table:table-cell>
          <table:table-cell office:value-type="string">
            <text:p>lk.jdfgvhejfleuejndjs@gmail.com</text:p>
          </table:table-cell>
          <table:table-cell table:number-columns-repeated="3" office:value-type="string">
            <text:p>Al Ladhiqiyah</text:p>
          </table:table-cell>
          <table:table-cell office:value-type="string">
            <text:p>Sy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5/2010</text:p>
          </table:table-cell>
        </table:table-row>
        <table:table-row table:style-name="ro1">
          <table:table-cell office:value-type="string">
            <text:p>zikotob</text:p>
          </table:table-cell>
          <table:table-cell office:value-type="string">
            <text:p>4eaUs09128</text:p>
          </table:table-cell>
          <table:table-cell table:number-columns-repeated="2" office:value-type="string">
            <text:p>ZikoTob</text:p>
          </table:table-cell>
          <table:table-cell office:value-type="string">
            <text:p>geffrardljyqtd@yahoo.co.uk</text:p>
          </table:table-cell>
          <table:table-cell table:number-columns-repeated="2"/>
          <table:table-cell office:value-type="string">
            <text:p>Westminster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5/2010</text:p>
          </table:table-cell>
        </table:table-row>
        <table:table-row table:style-name="ro1">
          <table:table-cell office:value-type="string">
            <text:p>affenrypeatty</text:p>
          </table:table-cell>
          <table:table-cell office:value-type="string">
            <text:p>Hsk2jVp776</text:p>
          </table:table-cell>
          <table:table-cell table:number-columns-repeated="2" office:value-type="string">
            <text:p>AffenryPeatty</text:p>
          </table:table-cell>
          <table:table-cell office:value-type="string">
            <text:p>saezbayton@gmail.com</text:p>
          </table:table-cell>
          <table:table-cell table:number-columns-repeated="3" office:value-type="string">
            <text:p>Debrecen</text:p>
          </table:table-cell>
          <table:table-cell office:value-type="string">
            <text:p>Hungar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0/2010</text:p>
          </table:table-cell>
        </table:table-row>
        <table:table-row table:style-name="ro1">
          <table:table-cell office:value-type="string">
            <text:p>marioici</text:p>
          </table:table-cell>
          <table:table-cell office:value-type="string">
            <text:p>QE6tLG1528</text:p>
          </table:table-cell>
          <table:table-cell table:number-columns-repeated="2" office:value-type="string">
            <text:p>Marioici</text:p>
          </table:table-cell>
          <table:table-cell office:value-type="string">
            <text:p>icicage@gmail.com</text:p>
          </table:table-cell>
          <table:table-cell table:number-columns-repeated="3" office:value-type="string">
            <text:p>Ottawa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7/2010</text:p>
          </table:table-cell>
        </table:table-row>
        <table:table-row table:style-name="ro1">
          <table:table-cell office:value-type="string">
            <text:p>pleardspehose</text:p>
          </table:table-cell>
          <table:table-cell office:value-type="string">
            <text:p>sS4cOb6823</text:p>
          </table:table-cell>
          <table:table-cell table:number-columns-repeated="2" office:value-type="string">
            <text:p>pleardspehose</text:p>
          </table:table-cell>
          <table:table-cell office:value-type="string">
            <text:p>loveroses@dlteyse.jino.ru</text:p>
          </table:table-cell>
          <table:table-cell table:number-columns-repeated="3" office:value-type="string">
            <text:p>Pirassununga</text:p>
          </table:table-cell>
          <table:table-cell office:value-type="string">
            <text:p>Brazi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0</text:p>
          </table:table-cell>
        </table:table-row>
        <table:table-row table:style-name="ro1">
          <table:table-cell office:value-type="string">
            <text:p>unugsincusa</text:p>
          </table:table-cell>
          <table:table-cell office:value-type="string">
            <text:p>vcVILQR797</text:p>
          </table:table-cell>
          <table:table-cell table:number-columns-repeated="2" office:value-type="string">
            <text:p>Unugsincusa</text:p>
          </table:table-cell>
          <table:table-cell office:value-type="string">
            <text:p>affairgirls@dlteyse.jino.ru</text:p>
          </table:table-cell>
          <table:table-cell table:number-columns-repeated="3" office:value-type="string">
            <text:p>Nuwara Eliya</text:p>
          </table:table-cell>
          <table:table-cell office:value-type="string">
            <text:p>Sri Lank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0</text:p>
          </table:table-cell>
        </table:table-row>
        <table:table-row table:style-name="ro1">
          <table:table-cell office:value-type="string">
            <text:p>tuspauxupedax</text:p>
          </table:table-cell>
          <table:table-cell office:value-type="string">
            <text:p>HE2Rr5c957</text:p>
          </table:table-cell>
          <table:table-cell table:number-columns-repeated="2" office:value-type="string">
            <text:p>tusPauxupedax</text:p>
          </table:table-cell>
          <table:table-cell office:value-type="string">
            <text:p>pertovna545@gmail.com</text:p>
          </table:table-cell>
          <table:table-cell table:number-columns-repeated="3" office:value-type="string">
            <text:p>Nove Mesto nad Vahom</text:p>
          </table:table-cell>
          <table:table-cell office:value-type="string">
            <text:p>Slovak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0</text:p>
          </table:table-cell>
        </table:table-row>
        <table:table-row table:style-name="ro1">
          <table:table-cell office:value-type="string">
            <text:p>zetabalse</text:p>
          </table:table-cell>
          <table:table-cell office:value-type="string">
            <text:p>os4hb0u728</text:p>
          </table:table-cell>
          <table:table-cell table:number-columns-repeated="2" office:value-type="string">
            <text:p>zetabalse</text:p>
          </table:table-cell>
          <table:table-cell office:value-type="string">
            <text:p>a55220406@gmail.com</text:p>
          </table:table-cell>
          <table:table-cell table:number-columns-repeated="3" office:value-type="string">
            <text:p>Freising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5/2010</text:p>
          </table:table-cell>
        </table:table-row>
        <table:table-row table:style-name="ro1">
          <table:table-cell office:value-type="string">
            <text:p>erofswerwreft</text:p>
          </table:table-cell>
          <table:table-cell office:value-type="string">
            <text:p>Hx7mPBT755</text:p>
          </table:table-cell>
          <table:table-cell table:number-columns-repeated="2" office:value-type="string">
            <text:p>ErofsWerWreft</text:p>
          </table:table-cell>
          <table:table-cell office:value-type="string">
            <text:p>davalka1@dlteyse.jino.ru</text:p>
          </table:table-cell>
          <table:table-cell table:number-columns-repeated="3" office:value-type="string">
            <text:p>Yako</text:p>
          </table:table-cell>
          <table:table-cell office:value-type="string">
            <text:p>Burkina Fas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0/2010</text:p>
          </table:table-cell>
        </table:table-row>
        <table:table-row table:style-name="ro1">
          <table:table-cell office:value-type="string">
            <text:p>lifseduff</text:p>
          </table:table-cell>
          <table:table-cell office:value-type="string">
            <text:p>nLkbfOI828</text:p>
          </table:table-cell>
          <table:table-cell table:number-columns-repeated="2" office:value-type="string">
            <text:p>lifsEduff</text:p>
          </table:table-cell>
          <table:table-cell office:value-type="string">
            <text:p>pavelvrublevskii@mail.ru</text:p>
          </table:table-cell>
          <table:table-cell table:number-columns-repeated="3" office:value-type="string">
            <text:p>Ga District</text:p>
          </table:table-cell>
          <table:table-cell office:value-type="string">
            <text:p>Gha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6/2010</text:p>
          </table:table-cell>
        </table:table-row>
        <table:table-row table:style-name="ro1">
          <table:table-cell office:value-type="string">
            <text:p>occurenna</text:p>
          </table:table-cell>
          <table:table-cell office:value-type="string">
            <text:p>nNcCvdE823</text:p>
          </table:table-cell>
          <table:table-cell table:number-columns-repeated="2" office:value-type="string">
            <text:p>Occurenna</text:p>
          </table:table-cell>
          <table:table-cell office:value-type="string">
            <text:p>escort-kiev-girls@dlteyse.jino.ru</text:p>
          </table:table-cell>
          <table:table-cell table:number-columns-repeated="3" office:value-type="string">
            <text:p>Le Mans</text:p>
          </table:table-cell>
          <table:table-cell office:value-type="string">
            <text:p>Fran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0/2010</text:p>
          </table:table-cell>
        </table:table-row>
        <table:table-row table:style-name="ro1">
          <table:table-cell office:value-type="string">
            <text:p>momwayday</text:p>
          </table:table-cell>
          <table:table-cell office:value-type="string">
            <text:p>u2iIEpe723</text:p>
          </table:table-cell>
          <table:table-cell table:number-columns-repeated="2" office:value-type="string">
            <text:p>MomWayday</text:p>
          </table:table-cell>
          <table:table-cell office:value-type="string">
            <text:p>verbal007@tenup.com</text:p>
          </table:table-cell>
          <table:table-cell table:number-columns-repeated="3" office:value-type="string">
            <text:p>Le Mans</text:p>
          </table:table-cell>
          <table:table-cell office:value-type="string">
            <text:p>Fran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uttexgalalend</text:p>
          </table:table-cell>
          <table:table-cell office:value-type="string">
            <text:p>3djTS8x487</text:p>
          </table:table-cell>
          <table:table-cell table:number-columns-repeated="2" office:value-type="string">
            <text:p>UttexGalalend</text:p>
          </table:table-cell>
          <table:table-cell office:value-type="string">
            <text:p>mrcedrd@gmail.com</text:p>
          </table:table-cell>
          <table:table-cell office:value-type="string">
            <text:p>Vinalhaven</text:p>
          </table:table-cell>
          <table:table-cell office:value-type="string">
            <text:p>Green</text:p>
          </table:table-cell>
          <table:table-cell office:value-type="string">
            <text:p>Hornersvill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4/2010</text:p>
          </table:table-cell>
        </table:table-row>
        <table:table-row table:style-name="ro1">
          <table:table-cell office:value-type="string">
            <text:p>tauddypar</text:p>
          </table:table-cell>
          <table:table-cell office:value-type="string">
            <text:p>G6gjPYT841</text:p>
          </table:table-cell>
          <table:table-cell table:number-columns-repeated="2" office:value-type="string">
            <text:p>TauddyPar</text:p>
          </table:table-cell>
          <table:table-cell office:value-type="string">
            <text:p>iveicrazy@gmail.com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hamerener</text:p>
          </table:table-cell>
          <table:table-cell office:value-type="string">
            <text:p>xRcXJhT144</text:p>
          </table:table-cell>
          <table:table-cell table:number-columns-repeated="2" office:value-type="string">
            <text:p>hamerener</text:p>
          </table:table-cell>
          <table:table-cell office:value-type="string">
            <text:p>plugclume@cvportal.net</text:p>
          </table:table-cell>
          <table:table-cell table:number-columns-repeated="3" office:value-type="string">
            <text:p>Freetown</text:p>
          </table:table-cell>
          <table:table-cell office:value-type="string">
            <text:p>Sierra Leon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5/2010</text:p>
          </table:table-cell>
        </table:table-row>
        <table:table-row table:style-name="ro1">
          <table:table-cell office:value-type="string">
            <text:p>kinienlam</text:p>
          </table:table-cell>
          <table:table-cell office:value-type="string">
            <text:p>q4iwxPI836</text:p>
          </table:table-cell>
          <table:table-cell table:number-columns-repeated="2" office:value-type="string">
            <text:p>Kinienlam</text:p>
          </table:table-cell>
          <table:table-cell office:value-type="string">
            <text:p>m.arcu.sse.redelst.ein@gmail.com</text:p>
          </table:table-cell>
          <table:table-cell office:value-type="string">
            <text:p>Cherokee</text:p>
          </table:table-cell>
          <table:table-cell office:value-type="string">
            <text:p>Quitman</text:p>
          </table:table-cell>
          <table:table-cell office:value-type="string">
            <text:p>Rever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5/2010</text:p>
          </table:table-cell>
        </table:table-row>
        <table:table-row table:style-name="ro1">
          <table:table-cell office:value-type="string">
            <text:p>apartnerallife</text:p>
          </table:table-cell>
          <table:table-cell office:value-type="string">
            <text:p>2nqW7A1517</text:p>
          </table:table-cell>
          <table:table-cell table:number-columns-repeated="2" office:value-type="string">
            <text:p>apartnerallife</text:p>
          </table:table-cell>
          <table:table-cell office:value-type="string">
            <text:p>apartnerallife@gmail.com</text:p>
          </table:table-cell>
          <table:table-cell table:number-columns-repeated="3" office:value-type="string">
            <text:p>Klimmen</text:p>
          </table:table-cell>
          <table:table-cell office:value-type="string">
            <text:p>Nether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5/2010</text:p>
          </table:table-cell>
        </table:table-row>
        <table:table-row table:style-name="ro1">
          <table:table-cell office:value-type="string">
            <text:p>ropeborojobby</text:p>
          </table:table-cell>
          <table:table-cell office:value-type="string">
            <text:p>q4JuA73667</text:p>
          </table:table-cell>
          <table:table-cell table:number-columns-repeated="2" office:value-type="string">
            <text:p>ropeBoroJobby</text:p>
          </table:table-cell>
          <table:table-cell office:value-type="string">
            <text:p>lasallebarwick@gmail.com</text:p>
          </table:table-cell>
          <table:table-cell table:number-columns-repeated="3" office:value-type="string">
            <text:p>Tamana</text:p>
          </table:table-cell>
          <table:table-cell office:value-type="string">
            <text:p>Jap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4/2010</text:p>
          </table:table-cell>
        </table:table-row>
        <table:table-row table:style-name="ro1">
          <table:table-cell office:value-type="string">
            <text:p>jealliepmoome</text:p>
          </table:table-cell>
          <table:table-cell office:value-type="string">
            <text:p>54CghFi183</text:p>
          </table:table-cell>
          <table:table-cell table:number-columns-repeated="2" office:value-type="string">
            <text:p>jealliepMoome</text:p>
          </table:table-cell>
          <table:table-cell office:value-type="string">
            <text:p>john@oddwadd.com</text:p>
          </table:table-cell>
          <table:table-cell table:number-columns-repeated="3" office:value-type="string">
            <text:p>puerto galera</text:p>
          </table:table-cell>
          <table:table-cell office:value-type="string">
            <text:p>Philippin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0</text:p>
          </table:table-cell>
        </table:table-row>
        <table:table-row table:style-name="ro1">
          <table:table-cell office:value-type="string">
            <text:p>chetlyfegelef</text:p>
          </table:table-cell>
          <table:table-cell office:value-type="string">
            <text:p>sjL3oXN812</text:p>
          </table:table-cell>
          <table:table-cell table:number-columns-repeated="2" office:value-type="string">
            <text:p>ChetlyfegeLef</text:p>
          </table:table-cell>
          <table:table-cell office:value-type="string">
            <text:p>evgenstrat.ovarius80@gmail.com</text:p>
          </table:table-cell>
          <table:table-cell table:number-columns-repeated="3" office:value-type="string">
            <text:p>Mtskheta</text:p>
          </table:table-cell>
          <table:table-cell office:value-type="string">
            <text:p>Georg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0/2010</text:p>
          </table:table-cell>
        </table:table-row>
        <table:table-row table:style-name="ro1">
          <table:table-cell office:value-type="string">
            <text:p>billyragboy</text:p>
          </table:table-cell>
          <table:table-cell office:value-type="string">
            <text:p>3tQVl0L537</text:p>
          </table:table-cell>
          <table:table-cell table:number-columns-repeated="2" office:value-type="string">
            <text:p>BillyragBoy</text:p>
          </table:table-cell>
          <table:table-cell office:value-type="string">
            <text:p>alex.loki5@gmail.com</text:p>
          </table:table-cell>
          <table:table-cell table:number-columns-repeated="3" office:value-type="string">
            <text:p>Aqtobe</text:p>
          </table:table-cell>
          <table:table-cell office:value-type="string">
            <text:p>Kazakh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5/2010</text:p>
          </table:table-cell>
        </table:table-row>
        <table:table-row table:style-name="ro1">
          <table:table-cell office:value-type="string">
            <text:p>mrfullandnoob</text:p>
          </table:table-cell>
          <table:table-cell office:value-type="string">
            <text:p>vAhZllQ794</text:p>
          </table:table-cell>
          <table:table-cell table:number-columns-repeated="2" office:value-type="string">
            <text:p>MRFullAndNoob</text:p>
          </table:table-cell>
          <table:table-cell office:value-type="string">
            <text:p>bokuawe@gmail.com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0</text:p>
          </table:table-cell>
        </table:table-row>
        <table:table-row table:style-name="ro1">
          <table:table-cell office:value-type="string">
            <text:p>valetiete</text:p>
          </table:table-cell>
          <table:table-cell office:value-type="string">
            <text:p>k5p4An9328</text:p>
          </table:table-cell>
          <table:table-cell table:number-columns-repeated="2" office:value-type="string">
            <text:p>Valetiete</text:p>
          </table:table-cell>
          <table:table-cell office:value-type="string">
            <text:p>bradfordaangied@gmail.com</text:p>
          </table:table-cell>
          <table:table-cell table:number-columns-repeated="3" office:value-type="string">
            <text:p>La Primavera</text:p>
          </table:table-cell>
          <table:table-cell office:value-type="string">
            <text:p>Panam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7/2010</text:p>
          </table:table-cell>
        </table:table-row>
        <table:table-row table:style-name="ro1">
          <table:table-cell office:value-type="string">
            <text:p>mupemopsy</text:p>
          </table:table-cell>
          <table:table-cell office:value-type="string">
            <text:p>8SQBIrs842</text:p>
          </table:table-cell>
          <table:table-cell table:number-columns-repeated="2" office:value-type="string">
            <text:p>mupEmopsy</text:p>
          </table:table-cell>
          <table:table-cell office:value-type="string">
            <text:p>mod-a@hotel-zk.lviv.ua</text:p>
          </table:table-cell>
          <table:table-cell table:number-columns-repeated="3" office:value-type="string">
            <text:p>Nove Mesto nad Vahom</text:p>
          </table:table-cell>
          <table:table-cell office:value-type="string">
            <text:p>Slovak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5/2010</text:p>
          </table:table-cell>
        </table:table-row>
        <table:table-row table:style-name="ro1">
          <table:table-cell office:value-type="string">
            <text:p>saicicelm</text:p>
          </table:table-cell>
          <table:table-cell office:value-type="string">
            <text:p>dcFQoLt512</text:p>
          </table:table-cell>
          <table:table-cell table:number-columns-repeated="2" office:value-type="string">
            <text:p>saicicelm</text:p>
          </table:table-cell>
          <table:table-cell office:value-type="string">
            <text:p>dudfoese@gmail.com</text:p>
          </table:table-cell>
          <table:table-cell table:number-columns-repeated="3" office:value-type="string">
            <text:p>San Miguel de Tucuman</text:p>
          </table:table-cell>
          <table:table-cell office:value-type="string">
            <text:p>Argent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5/2010</text:p>
          </table:table-cell>
        </table:table-row>
        <table:table-row table:style-name="ro1">
          <table:table-cell office:value-type="string">
            <text:p>effesfrop</text:p>
          </table:table-cell>
          <table:table-cell office:value-type="string">
            <text:p>WqtPF7A318</text:p>
          </table:table-cell>
          <table:table-cell table:number-columns-repeated="2" office:value-type="string">
            <text:p>effesfrop</text:p>
          </table:table-cell>
          <table:table-cell office:value-type="string">
            <text:p>istanbulescortgirls@dlteyse.jino.ru</text:p>
          </table:table-cell>
          <table:table-cell table:number-columns-repeated="3" office:value-type="string">
            <text:p>Keflavik</text:p>
          </table:table-cell>
          <table:table-cell office:value-type="string">
            <text:p>Ic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6/2010</text:p>
          </table:table-cell>
        </table:table-row>
        <table:table-row table:style-name="ro1">
          <table:table-cell office:value-type="string">
            <text:p>repqueuewquek</text:p>
          </table:table-cell>
          <table:table-cell office:value-type="string">
            <text:p>q1cJeed133</text:p>
          </table:table-cell>
          <table:table-cell table:number-columns-repeated="2" office:value-type="string">
            <text:p>RepQueuewquek</text:p>
          </table:table-cell>
          <table:table-cell office:value-type="string">
            <text:p>edstamr@gmail.com</text:p>
          </table:table-cell>
          <table:table-cell office:value-type="string">
            <text:p>Denver City</text:p>
          </table:table-cell>
          <table:table-cell office:value-type="string">
            <text:p>Portersville</text:p>
          </table:table-cell>
          <table:table-cell office:value-type="string">
            <text:p>Newtonvill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7/2010</text:p>
          </table:table-cell>
        </table:table-row>
        <table:table-row table:style-name="ro1">
          <table:table-cell office:value-type="string">
            <text:p>immaniemaps</text:p>
          </table:table-cell>
          <table:table-cell office:value-type="string">
            <text:p>bqY7COX359</text:p>
          </table:table-cell>
          <table:table-cell table:number-columns-repeated="2" office:value-type="string">
            <text:p>ImmaniEmaps</text:p>
          </table:table-cell>
          <table:table-cell office:value-type="string">
            <text:p>macdougallbartle@gmail.com</text:p>
          </table:table-cell>
          <table:table-cell table:number-columns-repeated="3" office:value-type="string">
            <text:p>Plovdiv</text:p>
          </table:table-cell>
          <table:table-cell office:value-type="string">
            <text:p>Bulga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5/2010</text:p>
          </table:table-cell>
        </table:table-row>
        <table:table-row table:style-name="ro1">
          <table:table-cell office:value-type="string">
            <text:p>hiejoipilia</text:p>
          </table:table-cell>
          <table:table-cell office:value-type="string">
            <text:p>9pbRL9X795</text:p>
          </table:table-cell>
          <table:table-cell table:number-columns-repeated="2" office:value-type="string">
            <text:p>Hiejoipilia</text:p>
          </table:table-cell>
          <table:table-cell office:value-type="string">
            <text:p>em.a.nu.e.e.lb.o.rdgad.s.son@gmail.com</text:p>
          </table:table-cell>
          <table:table-cell office:value-type="string">
            <text:p>Papineau</text:p>
          </table:table-cell>
          <table:table-cell office:value-type="string">
            <text:p>Leeds</text:p>
          </table:table-cell>
          <table:table-cell office:value-type="string">
            <text:p>Scandia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0</text:p>
          </table:table-cell>
        </table:table-row>
        <table:table-row table:style-name="ro1">
          <table:table-cell office:value-type="string">
            <text:p>cartradecars</text:p>
          </table:table-cell>
          <table:table-cell office:value-type="string">
            <text:p>7OOhBWA263</text:p>
          </table:table-cell>
          <table:table-cell table:number-columns-repeated="2" office:value-type="string">
            <text:p>cartradecars</text:p>
          </table:table-cell>
          <table:table-cell office:value-type="string">
            <text:p>cline.brain705@gmail.com</text:p>
          </table:table-cell>
          <table:table-cell table:number-columns-repeated="3" office:value-type="string">
            <text:p>Tashkent</text:p>
          </table:table-cell>
          <table:table-cell office:value-type="string">
            <text:p>Uzbek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0</text:p>
          </table:table-cell>
        </table:table-row>
        <table:table-row table:style-name="ro1">
          <table:table-cell office:value-type="string">
            <text:p>crurpipse</text:p>
          </table:table-cell>
          <table:table-cell office:value-type="string">
            <text:p>123kertu</text:p>
          </table:table-cell>
          <table:table-cell table:number-columns-repeated="2" office:value-type="string">
            <text:p>crurpipse</text:p>
          </table:table-cell>
          <table:table-cell office:value-type="string">
            <text:p>grenierrollison.1.1.189@gmail.com</text:p>
          </table:table-cell>
          <table:table-cell office:value-type="string">
            <text:p>Yangon</text:p>
          </table:table-cell>
          <table:table-cell office:value-type="string">
            <text:p>Lahore</text:p>
          </table:table-cell>
          <table:table-cell office:value-type="string">
            <text:p>Kolkata</text:p>
          </table:table-cell>
          <table:table-cell office:value-type="string">
            <text:p>angor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6/2010</text:p>
          </table:table-cell>
        </table:table-row>
        <table:table-row table:style-name="ro1">
          <table:table-cell office:value-type="string">
            <text:p>lorraine62slaughter</text:p>
          </table:table-cell>
          <table:table-cell office:value-type="string">
            <text:p>9V3AsAQ513</text:p>
          </table:table-cell>
          <table:table-cell table:number-columns-repeated="2" office:value-type="string">
            <text:p>lorraine62slaughter</text:p>
          </table:table-cell>
          <table:table-cell office:value-type="string">
            <text:p>fsppn6@drt-mail.com</text:p>
          </table:table-cell>
          <table:table-cell table:number-columns-repeated="3" office:value-type="string">
            <text:p>Sanaa</text:p>
          </table:table-cell>
          <table:table-cell office:value-type="string">
            <text:p>Yem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4/2010</text:p>
          </table:table-cell>
        </table:table-row>
        <table:table-row table:style-name="ro1">
          <table:table-cell office:value-type="string">
            <text:p>galeopernia</text:p>
          </table:table-cell>
          <table:table-cell office:value-type="string">
            <text:p>PkxqIgP628</text:p>
          </table:table-cell>
          <table:table-cell table:number-columns-repeated="2" office:value-type="string">
            <text:p>Galeopernia</text:p>
          </table:table-cell>
          <table:table-cell office:value-type="string">
            <text:p>gaineshayden40@gmail.com</text:p>
          </table:table-cell>
          <table:table-cell table:number-columns-repeated="3" office:value-type="string">
            <text:p>Bereeda</text:p>
          </table:table-cell>
          <table:table-cell office:value-type="string">
            <text:p>Som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0</text:p>
          </table:table-cell>
        </table:table-row>
        <table:table-row table:style-name="ro1">
          <table:table-cell office:value-type="string">
            <text:p>swatoassoft</text:p>
          </table:table-cell>
          <table:table-cell office:value-type="string">
            <text:p>JzsaRpU137</text:p>
          </table:table-cell>
          <table:table-cell table:number-columns-repeated="2" office:value-type="string">
            <text:p>Swatoassoft</text:p>
          </table:table-cell>
          <table:table-cell office:value-type="string">
            <text:p>msurveyfr@gmail.com</text:p>
          </table:table-cell>
          <table:table-cell table:number-columns-repeated="3" office:value-type="string">
            <text:p>Nuuk</text:p>
          </table:table-cell>
          <table:table-cell office:value-type="string">
            <text:p>Green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3/2010</text:p>
          </table:table-cell>
        </table:table-row>
        <table:table-row table:style-name="ro1">
          <table:table-cell office:value-type="string">
            <text:p>liscansictbub</text:p>
          </table:table-cell>
          <table:table-cell office:value-type="string">
            <text:p>4bzn4x4986</text:p>
          </table:table-cell>
          <table:table-cell table:number-columns-repeated="2" office:value-type="string">
            <text:p>liscansictbub</text:p>
          </table:table-cell>
          <table:table-cell office:value-type="string">
            <text:p>radostina@tyhrf.jino.ru</text:p>
          </table:table-cell>
          <table:table-cell table:number-columns-repeated="3" office:value-type="string">
            <text:p>Linguere</text:p>
          </table:table-cell>
          <table:table-cell office:value-type="string">
            <text:p>Senega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1/2010</text:p>
          </table:table-cell>
        </table:table-row>
        <table:table-row table:style-name="ro1">
          <table:table-cell office:value-type="string">
            <text:p>hairysexteen</text:p>
          </table:table-cell>
          <table:table-cell office:value-type="string">
            <text:p>O0oA97e127</text:p>
          </table:table-cell>
          <table:table-cell table:number-columns-repeated="2" office:value-type="string">
            <text:p>hairysexteen</text:p>
          </table:table-cell>
          <table:table-cell office:value-type="string">
            <text:p>hairysexteen@gmail.com</text:p>
          </table:table-cell>
          <table:table-cell table:number-columns-repeated="3" office:value-type="string">
            <text:p>Havana</text:p>
          </table:table-cell>
          <table:table-cell office:value-type="string">
            <text:p>Cub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1/2010</text:p>
          </table:table-cell>
        </table:table-row>
        <table:table-row table:style-name="ro1">
          <table:table-cell office:value-type="string">
            <text:p>taftcadessy</text:p>
          </table:table-cell>
          <table:table-cell office:value-type="string">
            <text:p>1orqeHd328</text:p>
          </table:table-cell>
          <table:table-cell table:number-columns-repeated="2" office:value-type="string">
            <text:p>taftCadessy</text:p>
          </table:table-cell>
          <table:table-cell office:value-type="string">
            <text:p>cherryjonathan41@gmail.com</text:p>
          </table:table-cell>
          <table:table-cell table:number-columns-repeated="3" office:value-type="string">
            <text:p>Algiers</text:p>
          </table:table-cell>
          <table:table-cell office:value-type="string">
            <text:p>Alge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0/2010</text:p>
          </table:table-cell>
        </table:table-row>
        <table:table-row table:style-name="ro1">
          <table:table-cell office:value-type="string">
            <text:p>intonikit</text:p>
          </table:table-cell>
          <table:table-cell office:value-type="string">
            <text:p>ESHyO7L261</text:p>
          </table:table-cell>
          <table:table-cell table:number-columns-repeated="2" office:value-type="string">
            <text:p>intonikit</text:p>
          </table:table-cell>
          <table:table-cell office:value-type="string">
            <text:p>fisher1054@gmail.com</text:p>
          </table:table-cell>
          <table:table-cell table:number-columns-repeated="4" office:value-type="string">
            <text:p>Kuwai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0</text:p>
          </table:table-cell>
        </table:table-row>
        <table:table-row table:style-name="ro1">
          <table:table-cell office:value-type="string">
            <text:p>bbooodd</text:p>
          </table:table-cell>
          <table:table-cell office:value-type="string">
            <text:p>stming44</text:p>
          </table:table-cell>
          <table:table-cell table:number-columns-repeated="2" office:value-type="string">
            <text:p>bbooodd</text:p>
          </table:table-cell>
          <table:table-cell office:value-type="string">
            <text:p>vop.suemo@gmail.com</text:p>
          </table:table-cell>
          <table:table-cell table:number-columns-repeated="3" office:value-type="string">
            <text:p>Odessa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0</text:p>
          </table:table-cell>
        </table:table-row>
        <table:table-row table:style-name="ro1">
          <table:table-cell office:value-type="string">
            <text:p>migmawhamma</text:p>
          </table:table-cell>
          <table:table-cell office:value-type="string">
            <text:p>XN4Ejdz582</text:p>
          </table:table-cell>
          <table:table-cell table:number-columns-repeated="2" office:value-type="string">
            <text:p>Migmawhamma</text:p>
          </table:table-cell>
          <table:table-cell office:value-type="string">
            <text:p>v.e.cot.he@gmail.com</text:p>
          </table:table-cell>
          <table:table-cell table:number-columns-repeated="3" office:value-type="string">
            <text:p>Seattle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5/2010</text:p>
          </table:table-cell>
        </table:table-row>
        <table:table-row table:style-name="ro1">
          <table:table-cell office:value-type="string">
            <text:p>sueseehaugs</text:p>
          </table:table-cell>
          <table:table-cell office:value-type="string">
            <text:p>wge3I2p493</text:p>
          </table:table-cell>
          <table:table-cell table:number-columns-repeated="2" office:value-type="string">
            <text:p>sueseehaugs</text:p>
          </table:table-cell>
          <table:table-cell office:value-type="string">
            <text:p>webweb7771@mail.ru</text:p>
          </table:table-cell>
          <table:table-cell table:number-columns-repeated="3" office:value-type="string">
            <text:p>Loja</text:p>
          </table:table-cell>
          <table:table-cell office:value-type="string">
            <text:p>Ecuado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blexgriexia</text:p>
          </table:table-cell>
          <table:table-cell office:value-type="string">
            <text:p>VBRo3zk953</text:p>
          </table:table-cell>
          <table:table-cell table:number-columns-repeated="2" office:value-type="string">
            <text:p>Blexgriexia</text:p>
          </table:table-cell>
          <table:table-cell office:value-type="string">
            <text:p>ashly@millionsincomingfrom.biz</text:p>
          </table:table-cell>
          <table:table-cell table:number-columns-repeated="3" office:value-type="string">
            <text:p>Cairo</text:p>
          </table:table-cell>
          <table:table-cell office:value-type="string">
            <text:p>Egyp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actiniaincigo</text:p>
          </table:table-cell>
          <table:table-cell office:value-type="string">
            <text:p>Jm63Xhx964</text:p>
          </table:table-cell>
          <table:table-cell table:number-columns-repeated="2" office:value-type="string">
            <text:p>ActiniaIncigo</text:p>
          </table:table-cell>
          <table:table-cell office:value-type="string">
            <text:p>onegirltwodogs@dlteyse.jino.ru</text:p>
          </table:table-cell>
          <table:table-cell table:number-columns-repeated="3" office:value-type="string">
            <text:p>Porsgrunn</text:p>
          </table:table-cell>
          <table:table-cell office:value-type="string">
            <text:p>Norw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6/2010</text:p>
          </table:table-cell>
        </table:table-row>
        <table:table-row table:style-name="ro1">
          <table:table-cell office:value-type="string">
            <text:p>pornyladymale</text:p>
          </table:table-cell>
          <table:table-cell office:value-type="string">
            <text:p>stming4</text:p>
          </table:table-cell>
          <table:table-cell table:number-columns-repeated="2" office:value-type="string">
            <text:p>pornyladymale</text:p>
          </table:table-cell>
          <table:table-cell office:value-type="string">
            <text:p>zogepac@gmail.com</text:p>
          </table:table-cell>
          <table:table-cell table:number-columns-repeated="3" office:value-type="string">
            <text:p>Molodesjnaja</text:p>
          </table:table-cell>
          <table:table-cell office:value-type="string">
            <text:p>Antarctic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7/2010</text:p>
          </table:table-cell>
        </table:table-row>
        <table:table-row table:style-name="ro1">
          <table:table-cell office:value-type="string">
            <text:p>sooffestaknok</text:p>
          </table:table-cell>
          <table:table-cell office:value-type="string">
            <text:p>y5Yg5fc478</text:p>
          </table:table-cell>
          <table:table-cell table:number-columns-repeated="2" office:value-type="string">
            <text:p>sooffestaknok</text:p>
          </table:table-cell>
          <table:table-cell office:value-type="string">
            <text:p>brewer.mekwuawo.efren4@gmail.com</text:p>
          </table:table-cell>
          <table:table-cell table:number-columns-repeated="3" office:value-type="string">
            <text:p>Bridgetown</text:p>
          </table:table-cell>
          <table:table-cell office:value-type="string">
            <text:p>Barbado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8/2010</text:p>
          </table:table-cell>
        </table:table-row>
        <table:table-row table:style-name="ro1">
          <table:table-cell office:value-type="string">
            <text:p>dypeadece</text:p>
          </table:table-cell>
          <table:table-cell office:value-type="string">
            <text:p>77TqQij591</text:p>
          </table:table-cell>
          <table:table-cell table:number-columns-repeated="2" office:value-type="string">
            <text:p>Dypeadece</text:p>
          </table:table-cell>
          <table:table-cell office:value-type="string">
            <text:p>escort-rus@dlteyse.jino.ru</text:p>
          </table:table-cell>
          <table:table-cell table:number-columns-repeated="3" office:value-type="string">
            <text:p>Al Manamah</text:p>
          </table:table-cell>
          <table:table-cell office:value-type="string">
            <text:p>Bahrai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0</text:p>
          </table:table-cell>
        </table:table-row>
        <table:table-row table:style-name="ro1">
          <table:table-cell office:value-type="string">
            <text:p>ephenvubunund</text:p>
          </table:table-cell>
          <table:table-cell office:value-type="string">
            <text:p>GrRotZp474</text:p>
          </table:table-cell>
          <table:table-cell table:number-columns-repeated="2" office:value-type="string">
            <text:p>Ephenvubunund</text:p>
          </table:table-cell>
          <table:table-cell office:value-type="string">
            <text:p>relcaze@gmail.com</text:p>
          </table:table-cell>
          <table:table-cell table:number-columns-repeated="3" office:value-type="string">
            <text:p>Mankon Bamenda</text:p>
          </table:table-cell>
          <table:table-cell office:value-type="string">
            <text:p>Camero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sopbeicepekep</text:p>
          </table:table-cell>
          <table:table-cell office:value-type="string">
            <text:p>W8UC4ZN698</text:p>
          </table:table-cell>
          <table:table-cell table:number-columns-repeated="2" office:value-type="string">
            <text:p>SopbeicepeKep</text:p>
          </table:table-cell>
          <table:table-cell office:value-type="string">
            <text:p>jsdovemodulus@gmail.com</text:p>
          </table:table-cell>
          <table:table-cell table:number-columns-repeated="3" office:value-type="string">
            <text:p>Oslo</text:p>
          </table:table-cell>
          <table:table-cell office:value-type="string">
            <text:p>Norw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zanzin</text:p>
          </table:table-cell>
          <table:table-cell office:value-type="string">
            <text:p>EH2Nwqq511</text:p>
          </table:table-cell>
          <table:table-cell table:number-columns-repeated="2" office:value-type="string">
            <text:p>Zanzin</text:p>
          </table:table-cell>
          <table:table-cell office:value-type="string">
            <text:p>zanzin@out-mail.com</text:p>
          </table:table-cell>
          <table:table-cell table:number-columns-repeated="3" office:value-type="string">
            <text:p>NY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snublenly</text:p>
          </table:table-cell>
          <table:table-cell office:value-type="string">
            <text:p>PTH82SC979</text:p>
          </table:table-cell>
          <table:table-cell table:number-columns-repeated="2" office:value-type="string">
            <text:p>snublenly</text:p>
          </table:table-cell>
          <table:table-cell office:value-type="string">
            <text:p>inenarer@yandex.ru</text:p>
          </table:table-cell>
          <table:table-cell table:number-columns-repeated="4" office:value-type="string">
            <text:p>Kuwai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7/2011</text:p>
          </table:table-cell>
        </table:table-row>
        <table:table-row table:style-name="ro1">
          <table:table-cell office:value-type="string">
            <text:p>08jogeneva</text:p>
          </table:table-cell>
          <table:table-cell office:value-type="string">
            <text:p>6R31LFc9</text:p>
          </table:table-cell>
          <table:table-cell table:number-columns-repeated="2" office:value-type="string">
            <text:p>08JOgeneva</text:p>
          </table:table-cell>
          <table:table-cell office:value-type="string">
            <text:p>r.ito.chkau.sti.hom.ir.ov.na1985@gmail.com</text:p>
          </table:table-cell>
          <table:table-cell office:value-type="string">
            <text:p>Ruthton</text:p>
          </table:table-cell>
          <table:table-cell office:value-type="string">
            <text:p>Hamilton</text:p>
          </table:table-cell>
          <table:table-cell office:value-type="string">
            <text:p>Elwood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7/2011</text:p>
          </table:table-cell>
        </table:table-row>
        <table:table-row table:style-name="ro1">
          <table:table-cell office:value-type="string">
            <text:p>dryclebrory</text:p>
          </table:table-cell>
          <table:table-cell office:value-type="string">
            <text:p>ixAvlX3755</text:p>
          </table:table-cell>
          <table:table-cell table:number-columns-repeated="2" office:value-type="string">
            <text:p>DrycleBrory</text:p>
          </table:table-cell>
          <table:table-cell office:value-type="string">
            <text:p>arturo.wikuige.steele6@gmail.com</text:p>
          </table:table-cell>
          <table:table-cell table:number-columns-repeated="3" office:value-type="string">
            <text:p>Tahoma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6/2010</text:p>
          </table:table-cell>
        </table:table-row>
        <table:table-row table:style-name="ro1">
          <table:table-cell office:value-type="string">
            <text:p>dukogikijacha</text:p>
          </table:table-cell>
          <table:table-cell office:value-type="string">
            <text:p>H1CoCoV818</text:p>
          </table:table-cell>
          <table:table-cell table:number-columns-repeated="2" office:value-type="string">
            <text:p>dukogikijacha</text:p>
          </table:table-cell>
          <table:table-cell office:value-type="string">
            <text:p>dukogikijacha@gmail.com</text:p>
          </table:table-cell>
          <table:table-cell table:number-columns-repeated="2"/>
          <table:table-cell office:value-type="string">
            <text:p>Balad Iraq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0/2010</text:p>
          </table:table-cell>
        </table:table-row>
        <table:table-row table:style-name="ro1">
          <table:table-cell office:value-type="string">
            <text:p>fefelir</text:p>
          </table:table-cell>
          <table:table-cell office:value-type="string">
            <text:p>ja5zkCz357</text:p>
          </table:table-cell>
          <table:table-cell table:number-columns-repeated="2" office:value-type="string">
            <text:p>fefelir</text:p>
          </table:table-cell>
          <table:table-cell office:value-type="string">
            <text:p>fefelir@gmail.com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3/2011</text:p>
          </table:table-cell>
        </table:table-row>
        <table:table-row table:style-name="ro1">
          <table:table-cell office:value-type="string">
            <text:p>bonarourn</text:p>
          </table:table-cell>
          <table:table-cell office:value-type="string">
            <text:p>ULqunD5154</text:p>
          </table:table-cell>
          <table:table-cell table:number-columns-repeated="2" office:value-type="string">
            <text:p>Bonarourn</text:p>
          </table:table-cell>
          <table:table-cell office:value-type="string">
            <text:p>jump4love@dlteyse.jino.ru</text:p>
          </table:table-cell>
          <table:table-cell table:number-columns-repeated="3" office:value-type="string">
            <text:p>Hoskins</text:p>
          </table:table-cell>
          <table:table-cell office:value-type="string">
            <text:p>Papua New Guine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3/2010</text:p>
          </table:table-cell>
        </table:table-row>
        <table:table-row table:style-name="ro1">
          <table:table-cell office:value-type="string">
            <text:p>ariliadaymn</text:p>
          </table:table-cell>
          <table:table-cell office:value-type="string">
            <text:p>B3kUDhX634</text:p>
          </table:table-cell>
          <table:table-cell table:number-columns-repeated="2" office:value-type="string">
            <text:p>ariliadaymn</text:p>
          </table:table-cell>
          <table:table-cell office:value-type="string">
            <text:p>jonnybog@yuppimail.info</text:p>
          </table:table-cell>
          <table:table-cell table:number-columns-repeated="3" office:value-type="string">
            <text:p>Minsk</text:p>
          </table:table-cell>
          <table:table-cell office:value-type="string">
            <text:p>Bela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2/2010</text:p>
          </table:table-cell>
        </table:table-row>
        <table:table-row table:style-name="ro1">
          <table:table-cell office:value-type="string">
            <text:p>mostlymostly</text:p>
          </table:table-cell>
          <table:table-cell office:value-type="string">
            <text:p>kicKfHw632</text:p>
          </table:table-cell>
          <table:table-cell table:number-columns-repeated="2" office:value-type="string">
            <text:p>mostlymostly</text:p>
          </table:table-cell>
          <table:table-cell office:value-type="string">
            <text:p>mostlymostly@mail.ru</text:p>
          </table:table-cell>
          <table:table-cell table:number-columns-repeated="2"/>
          <table:table-cell office:value-type="string">
            <text:p>Los angeles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3/2010</text:p>
          </table:table-cell>
        </table:table-row>
        <table:table-row table:style-name="ro1">
          <table:table-cell office:value-type="string">
            <text:p>axlvbr</text:p>
          </table:table-cell>
          <table:table-cell office:value-type="string">
            <text:p>CsaFG</text:p>
          </table:table-cell>
          <table:table-cell table:number-columns-repeated="2" office:value-type="string">
            <text:p>axlvbr</text:p>
          </table:table-cell>
          <table:table-cell office:value-type="string">
            <text:p>htgjfb@kbnqzn.com</text:p>
          </table:table-cell>
          <table:table-cell office:value-type="string">
            <text:p>bjdzZDUmIgmWS</text:p>
          </table:table-cell>
          <table:table-cell office:value-type="string">
            <text:p>qMRyEQqnBcVkZ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363">
            <text:p>92363</text:p>
          </table:table-cell>
          <table:table-cell office:value-type="float" office:value="11898050003">
            <text:p>11898050003</text:p>
          </table:table-cell>
          <table:table-cell office:value-type="string">
            <text:p>US</text:p>
          </table:table-cell>
          <table:table-cell office:value-type="string">
            <text:p>01/08/2011</text:p>
          </table:table-cell>
        </table:table-row>
        <table:table-row table:style-name="ro1">
          <table:table-cell office:value-type="string">
            <text:p>motoavto-innotrutsot</text:p>
          </table:table-cell>
          <table:table-cell office:value-type="string">
            <text:p>w123456789w</text:p>
          </table:table-cell>
          <table:table-cell table:number-columns-repeated="2" office:value-type="string">
            <text:p>MotoAvto-InnotrutSot</text:p>
          </table:table-cell>
          <table:table-cell office:value-type="string">
            <text:p>motoavto_2013@mail.ru</text:p>
          </table:table-cell>
          <table:table-cell office:value-type="string">
            <text:p>???????????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????-???????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??????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li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3/2010</text:p>
          </table:table-cell>
          <table:table-cell table:number-columns-repeated="8"/>
        </table:table-row>
        <table:table-row table:style-name="ro1">
          <table:table-cell office:value-type="string">
            <text:p>ritorolla</text:p>
          </table:table-cell>
          <table:table-cell office:value-type="string">
            <text:p>AlFZpJy977</text:p>
          </table:table-cell>
          <table:table-cell table:number-columns-repeated="2" office:value-type="string">
            <text:p>Ritorolla</text:p>
          </table:table-cell>
          <table:table-cell office:value-type="string">
            <text:p>freewind262626@gmail.com</text:p>
          </table:table-cell>
          <table:table-cell table:number-columns-repeated="3" office:value-type="string">
            <text:p>Delmas</text:p>
          </table:table-cell>
          <table:table-cell office:value-type="string">
            <text:p>Hait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1/2010</text:p>
          </table:table-cell>
        </table:table-row>
        <table:table-row table:style-name="ro1">
          <table:table-cell office:value-type="string">
            <text:p>disksmeaselap</text:p>
          </table:table-cell>
          <table:table-cell office:value-type="string">
            <text:p>U6ygC5U444</text:p>
          </table:table-cell>
          <table:table-cell table:number-columns-repeated="2" office:value-type="string">
            <text:p>DisksmeaseLap</text:p>
          </table:table-cell>
          <table:table-cell office:value-type="string">
            <text:p>fonraipe@gmail.com</text:p>
          </table:table-cell>
          <table:table-cell table:number-columns-repeated="3" office:value-type="string">
            <text:p>Kalamaria</text:p>
          </table:table-cell>
          <table:table-cell office:value-type="string">
            <text:p>Gree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4/2011</text:p>
          </table:table-cell>
        </table:table-row>
        <table:table-row table:style-name="ro1">
          <table:table-cell office:value-type="string">
            <text:p>franchesckooyi</text:p>
          </table:table-cell>
          <table:table-cell office:value-type="string">
            <text:p>0Jxx6iD163</text:p>
          </table:table-cell>
          <table:table-cell table:number-columns-repeated="2" office:value-type="string">
            <text:p>franchesckooyi</text:p>
          </table:table-cell>
          <table:table-cell office:value-type="string">
            <text:p>tylenol@ultrosearch.com</text:p>
          </table:table-cell>
          <table:table-cell table:number-columns-repeated="3" office:value-type="string">
            <text:p>Quatre Bornes</text:p>
          </table:table-cell>
          <table:table-cell office:value-type="string">
            <text:p>Mauriti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2/2011</text:p>
          </table:table-cell>
        </table:table-row>
        <table:table-row table:style-name="ro1">
          <table:table-cell office:value-type="string">
            <text:p>offestarene</text:p>
          </table:table-cell>
          <table:table-cell office:value-type="string">
            <text:p>zf37k8N313</text:p>
          </table:table-cell>
          <table:table-cell table:number-columns-repeated="2" office:value-type="string">
            <text:p>offestarene</text:p>
          </table:table-cell>
          <table:table-cell office:value-type="string">
            <text:p>vovtisu@gmail.com</text:p>
          </table:table-cell>
          <table:table-cell table:number-columns-repeated="3" office:value-type="string">
            <text:p>Troitsk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2/2011</text:p>
          </table:table-cell>
        </table:table-row>
        <table:table-row table:style-name="ro1">
          <table:table-cell office:value-type="string">
            <text:p>alincialf</text:p>
          </table:table-cell>
          <table:table-cell office:value-type="string">
            <text:p>aHrBm4v664</text:p>
          </table:table-cell>
          <table:table-cell table:number-columns-repeated="2" office:value-type="string">
            <text:p>alincialf</text:p>
          </table:table-cell>
          <table:table-cell office:value-type="string">
            <text:p>coasepashuwov@gmail.com</text:p>
          </table:table-cell>
          <table:table-cell table:number-columns-repeated="4" office:value-type="string">
            <text:p>Kuwai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7/2011</text:p>
          </table:table-cell>
        </table:table-row>
        <table:table-row table:style-name="ro1">
          <table:table-cell office:value-type="string">
            <text:p>onexincix</text:p>
          </table:table-cell>
          <table:table-cell office:value-type="string">
            <text:p>HHWvntO392</text:p>
          </table:table-cell>
          <table:table-cell table:number-columns-repeated="2" office:value-type="string">
            <text:p>Onexincix</text:p>
          </table:table-cell>
          <table:table-cell office:value-type="string">
            <text:p>glomi@hotel-zk.lviv.ua</text:p>
          </table:table-cell>
          <table:table-cell table:number-columns-repeated="3" office:value-type="string">
            <text:p>Hesperange</text:p>
          </table:table-cell>
          <table:table-cell office:value-type="string">
            <text:p>Luxembourg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1/2010</text:p>
          </table:table-cell>
        </table:table-row>
        <table:table-row table:style-name="ro1">
          <table:table-cell office:value-type="string">
            <text:p>antannabiam</text:p>
          </table:table-cell>
          <table:table-cell office:value-type="string">
            <text:p>bm1N2ch724</text:p>
          </table:table-cell>
          <table:table-cell table:number-columns-repeated="2" office:value-type="string">
            <text:p>AntannaBiam</text:p>
          </table:table-cell>
          <table:table-cell office:value-type="string">
            <text:p>goldbe.r.gti.m@gmail.com</text:p>
          </table:table-cell>
          <table:table-cell table:number-columns-repeated="3" office:value-type="string">
            <text:p>Dala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tatu-innotrutsot</text:p>
          </table:table-cell>
          <table:table-cell office:value-type="string">
            <text:p>w987654321w</text:p>
          </table:table-cell>
          <table:table-cell table:number-columns-repeated="2" office:value-type="string">
            <text:p>tatu-InnotrutSot</text:p>
          </table:table-cell>
          <table:table-cell office:value-type="string">
            <text:p>tatu_2013@mail.ru</text:p>
          </table:table-cell>
          <table:table-cell office:value-type="string">
            <text:p>??????? ????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??????? ????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??????? ?????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???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8/2010</text:p>
          </table:table-cell>
          <table:table-cell table:number-columns-repeated="8"/>
        </table:table-row>
        <table:table-row table:style-name="ro1">
          <table:table-cell office:value-type="string">
            <text:p>dioojpo</text:p>
          </table:table-cell>
          <table:table-cell office:value-type="float" office:value="999111">
            <text:p>999111</text:p>
          </table:table-cell>
          <table:table-cell table:number-columns-repeated="2" office:value-type="string">
            <text:p>dioojpo</text:p>
          </table:table-cell>
          <table:table-cell office:value-type="string">
            <text:p>if7z@yandex.ru</text:p>
          </table:table-cell>
          <table:table-cell table:number-columns-repeated="3" office:value-type="string">
            <text:p>Berlin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8/2010</text:p>
          </table:table-cell>
        </table:table-row>
        <table:table-row table:style-name="ro1">
          <table:table-cell office:value-type="string">
            <text:p>lumpkine</text:p>
          </table:table-cell>
          <table:table-cell office:value-type="string">
            <text:p>3UkEgny17</text:p>
          </table:table-cell>
          <table:table-cell table:number-columns-repeated="2" office:value-type="string">
            <text:p>Lumpkine</text:p>
          </table:table-cell>
          <table:table-cell office:value-type="string">
            <text:p>lumpkine@kismail.com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1/2011</text:p>
          </table:table-cell>
        </table:table-row>
        <table:table-row table:style-name="ro1">
          <table:table-cell office:value-type="string">
            <text:p>indelryneaday</text:p>
          </table:table-cell>
          <table:table-cell office:value-type="string">
            <text:p>haqmRrO648</text:p>
          </table:table-cell>
          <table:table-cell table:number-columns-repeated="2" office:value-type="string">
            <text:p>indelryneaday</text:p>
          </table:table-cell>
          <table:table-cell office:value-type="string">
            <text:p>ukraineindependentescorts@dlteyse.jino.ru</text:p>
          </table:table-cell>
          <table:table-cell table:number-columns-repeated="3" office:value-type="string">
            <text:p>NEW AMSTERDAM</text:p>
          </table:table-cell>
          <table:table-cell office:value-type="string">
            <text:p>Guya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9/2010</text:p>
          </table:table-cell>
        </table:table-row>
        <table:table-row table:style-name="ro1">
          <table:table-cell office:value-type="string">
            <text:p>sogeffocorn</text:p>
          </table:table-cell>
          <table:table-cell office:value-type="string">
            <text:p>L82TFE8363</text:p>
          </table:table-cell>
          <table:table-cell table:number-columns-repeated="2" office:value-type="string">
            <text:p>sogEffocorn</text:p>
          </table:table-cell>
          <table:table-cell office:value-type="string">
            <text:p>abdulahjantah@gmail.com</text:p>
          </table:table-cell>
          <table:table-cell table:number-columns-repeated="3" office:value-type="string">
            <text:p>Gray Mountai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2/2011</text:p>
          </table:table-cell>
        </table:table-row>
        <table:table-row table:style-name="ro1">
          <table:table-cell office:value-type="string">
            <text:p>orbirldub</text:p>
          </table:table-cell>
          <table:table-cell office:value-type="string">
            <text:p>SjCJoyZ461</text:p>
          </table:table-cell>
          <table:table-cell table:number-columns-repeated="2" office:value-type="string">
            <text:p>Orbirldub</text:p>
          </table:table-cell>
          <table:table-cell office:value-type="string">
            <text:p>otubex@ultrastartv.com</text:p>
          </table:table-cell>
          <table:table-cell office:value-type="string">
            <text:p>Old Town</text:p>
          </table:table-cell>
          <table:table-cell office:value-type="string">
            <text:p>Isle of Palms</text:p>
          </table:table-cell>
          <table:table-cell office:value-type="string">
            <text:p>Carrollton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3/2010</text:p>
          </table:table-cell>
        </table:table-row>
        <table:table-row table:style-name="ro1">
          <table:table-cell office:value-type="string">
            <text:p>unfingsling</text:p>
          </table:table-cell>
          <table:table-cell office:value-type="string">
            <text:p>CeYFNWJ627</text:p>
          </table:table-cell>
          <table:table-cell table:number-columns-repeated="2" office:value-type="string">
            <text:p>UnfingSling</text:p>
          </table:table-cell>
          <table:table-cell office:value-type="string">
            <text:p>allfilm@tyhrf.jino.ru</text:p>
          </table:table-cell>
          <table:table-cell table:number-columns-repeated="3" office:value-type="string">
            <text:p>Muscat</text:p>
          </table:table-cell>
          <table:table-cell office:value-type="string">
            <text:p>Om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8/2010</text:p>
          </table:table-cell>
        </table:table-row>
        <table:table-row table:style-name="ro1">
          <table:table-cell office:value-type="string">
            <text:p>paupponvino</text:p>
          </table:table-cell>
          <table:table-cell office:value-type="string">
            <text:p>zzZ9DBp713</text:p>
          </table:table-cell>
          <table:table-cell table:number-columns-repeated="2" office:value-type="string">
            <text:p>Paupponvino</text:p>
          </table:table-cell>
          <table:table-cell office:value-type="string">
            <text:p>bkk-escorts@dlteyse.jino.ru</text:p>
          </table:table-cell>
          <table:table-cell table:number-columns-repeated="3" office:value-type="string">
            <text:p>Kampala</text:p>
          </table:table-cell>
          <table:table-cell office:value-type="string">
            <text:p>Ugan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4/2010</text:p>
          </table:table-cell>
        </table:table-row>
        <table:table-row table:style-name="ro1">
          <table:table-cell office:value-type="string">
            <text:p>annenosheap</text:p>
          </table:table-cell>
          <table:table-cell office:value-type="string">
            <text:p>qHHrX8b624</text:p>
          </table:table-cell>
          <table:table-cell table:number-columns-repeated="2" office:value-type="string">
            <text:p>annenosheap</text:p>
          </table:table-cell>
          <table:table-cell office:value-type="string">
            <text:p>torrentsbum@tyhrf.jino.ru</text:p>
          </table:table-cell>
          <table:table-cell table:number-columns-repeated="3" office:value-type="string">
            <text:p>Aarschot</text:p>
          </table:table-cell>
          <table:table-cell office:value-type="string">
            <text:p>Belgiu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4/2010</text:p>
          </table:table-cell>
        </table:table-row>
        <table:table-row table:style-name="ro1">
          <table:table-cell office:value-type="string">
            <text:p>adanvapeund</text:p>
          </table:table-cell>
          <table:table-cell office:value-type="string">
            <text:p>burmbKD137</text:p>
          </table:table-cell>
          <table:table-cell table:number-columns-repeated="2" office:value-type="string">
            <text:p>Adanvapeund</text:p>
          </table:table-cell>
          <table:table-cell office:value-type="string">
            <text:p>HisteGenSisee@rizet.in</text:p>
          </table:table-cell>
          <table:table-cell table:number-columns-repeated="3" office:value-type="string">
            <text:p>La Primavera</text:p>
          </table:table-cell>
          <table:table-cell office:value-type="string">
            <text:p>Panam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6/2010</text:p>
          </table:table-cell>
        </table:table-row>
        <table:table-row table:style-name="ro1">
          <table:table-cell office:value-type="string">
            <text:p>cagagrive</text:p>
          </table:table-cell>
          <table:table-cell office:value-type="string">
            <text:p>8ULzV6U184</text:p>
          </table:table-cell>
          <table:table-cell table:number-columns-repeated="2" office:value-type="string">
            <text:p>Cagagrive</text:p>
          </table:table-cell>
          <table:table-cell office:value-type="string">
            <text:p>desmondmorbe.z@gmail.com</text:p>
          </table:table-cell>
          <table:table-cell table:number-columns-repeated="3" office:value-type="string">
            <text:p>Yangon</text:p>
          </table:table-cell>
          <table:table-cell office:value-type="string">
            <text:p>Burm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0/2011</text:p>
          </table:table-cell>
        </table:table-row>
        <table:table-row table:style-name="ro1">
          <table:table-cell office:value-type="string">
            <text:p>vorota-belogorya-innotrutsot</text:p>
          </table:table-cell>
          <table:table-cell office:value-type="string">
            <text:p>w987654321w</text:p>
          </table:table-cell>
          <table:table-cell table:number-columns-repeated="2" office:value-type="string">
            <text:p>vorota-belogorya-InnotrutSot</text:p>
          </table:table-cell>
          <table:table-cell office:value-type="string">
            <text:p>ivan.spamovich@mail.ru</text:p>
          </table:table-cell>
          <table:table-cell office:value-type="string">
            <text:p>Belgorod.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????????.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elgorod.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??????.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4/2010</text:p>
          </table:table-cell>
          <table:table-cell table:number-columns-repeated="7"/>
        </table:table-row>
        <table:table-row table:style-name="ro1">
          <table:table-cell office:value-type="string">
            <text:p>estigeoreog</text:p>
          </table:table-cell>
          <table:table-cell office:value-type="string">
            <text:p>YP6t2Fm548</text:p>
          </table:table-cell>
          <table:table-cell table:number-columns-repeated="2" office:value-type="string">
            <text:p>Estigeoreog</text:p>
          </table:table-cell>
          <table:table-cell office:value-type="string">
            <text:p>asdekns3@zlocorp.com</text:p>
          </table:table-cell>
          <table:table-cell table:number-columns-repeated="3" office:value-type="string">
            <text:p>Krk</text:p>
          </table:table-cell>
          <table:table-cell office:value-type="string">
            <text:p>Croat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0/2011</text:p>
          </table:table-cell>
        </table:table-row>
        <table:table-row table:style-name="ro1">
          <table:table-cell office:value-type="string">
            <text:p>ssuperrdatinwebb</text:p>
          </table:table-cell>
          <table:table-cell office:value-type="string">
            <text:p>IJ4WJ0r467</text:p>
          </table:table-cell>
          <table:table-cell table:number-columns-repeated="2" office:value-type="string">
            <text:p>ssuperrdatinwebb</text:p>
          </table:table-cell>
          <table:table-cell office:value-type="string">
            <text:p>lovedating2010@mail.ru</text:p>
          </table:table-cell>
          <table:table-cell table:number-columns-repeated="2"/>
          <table:table-cell office:value-type="string">
            <text:p>Willingboro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8/2010</text:p>
          </table:table-cell>
        </table:table-row>
        <table:table-row table:style-name="ro1">
          <table:table-cell office:value-type="string">
            <text:p>softandsoftweb</text:p>
          </table:table-cell>
          <table:table-cell office:value-type="string">
            <text:p>GCPbNcA948</text:p>
          </table:table-cell>
          <table:table-cell table:number-columns-repeated="2" office:value-type="string">
            <text:p>softandsoftweb</text:p>
          </table:table-cell>
          <table:table-cell office:value-type="string">
            <text:p>softforyou2010@mail.ru</text:p>
          </table:table-cell>
          <table:table-cell table:number-columns-repeated="2"/>
          <table:table-cell office:value-type="string">
            <text:p>Nashik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8/2010</text:p>
          </table:table-cell>
        </table:table-row>
        <table:table-row table:style-name="ro1">
          <table:table-cell office:value-type="string">
            <text:p>mickey95funk</text:p>
          </table:table-cell>
          <table:table-cell office:value-type="string">
            <text:p>cKOtKFL117</text:p>
          </table:table-cell>
          <table:table-cell table:number-columns-repeated="2" office:value-type="string">
            <text:p>mickey95funk</text:p>
          </table:table-cell>
          <table:table-cell office:value-type="string">
            <text:p>mvfbe5@qui-mail.com</text:p>
          </table:table-cell>
          <table:table-cell table:number-columns-repeated="3" office:value-type="string">
            <text:p>Quatre Bornes</text:p>
          </table:table-cell>
          <table:table-cell office:value-type="string">
            <text:p>Mauriti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6/2010</text:p>
          </table:table-cell>
        </table:table-row>
        <table:table-row table:style-name="ro1">
          <table:table-cell office:value-type="string">
            <text:p>dupepinkmup</text:p>
          </table:table-cell>
          <table:table-cell office:value-type="string">
            <text:p>WgyzqOo924</text:p>
          </table:table-cell>
          <table:table-cell table:number-columns-repeated="2" office:value-type="string">
            <text:p>DupEpinkmup</text:p>
          </table:table-cell>
          <table:table-cell office:value-type="string">
            <text:p>jukenifopinpt@gmail.com</text:p>
          </table:table-cell>
          <table:table-cell table:number-columns-repeated="3" office:value-type="string">
            <text:p>Santa Rosa</text:p>
          </table:table-cell>
          <table:table-cell office:value-type="string">
            <text:p>Venezuel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7/2011</text:p>
          </table:table-cell>
        </table:table-row>
        <table:table-row table:style-name="ro1">
          <table:table-cell office:value-type="string">
            <text:p>nathanfox9</text:p>
          </table:table-cell>
          <table:table-cell office:value-type="string">
            <text:p>Lj352d1ib31</text:p>
          </table:table-cell>
          <table:table-cell table:number-columns-repeated="2" office:value-type="string">
            <text:p>NathanFox9</text:p>
          </table:table-cell>
          <table:table-cell office:value-type="string">
            <text:p>i.si.d.ro.po.t.te.r@gmail.com</text:p>
          </table:table-cell>
          <table:table-cell table:number-columns-repeated="2"/>
          <table:table-cell office:value-type="string">
            <text:p>Staten island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5/2011</text:p>
          </table:table-cell>
        </table:table-row>
        <table:table-row table:style-name="ro1">
          <table:table-cell office:value-type="string">
            <text:p>ariwoni</text:p>
          </table:table-cell>
          <table:table-cell office:value-type="string">
            <text:p>qb8L8LV522</text:p>
          </table:table-cell>
          <table:table-cell table:number-columns-repeated="2" office:value-type="string">
            <text:p>ariwoni</text:p>
          </table:table-cell>
          <table:table-cell office:value-type="string">
            <text:p>ariwoni@gmail.com</text:p>
          </table:table-cell>
          <table:table-cell table:number-columns-repeated="3" office:value-type="string">
            <text:p>Orlando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8/2010</text:p>
          </table:table-cell>
        </table:table-row>
        <table:table-row table:style-name="ro1">
          <table:table-cell office:value-type="string">
            <text:p>biaceactburce</text:p>
          </table:table-cell>
          <table:table-cell office:value-type="string">
            <text:p>umcFvUV516</text:p>
          </table:table-cell>
          <table:table-cell table:number-columns-repeated="2" office:value-type="string">
            <text:p>BiaceactBurce</text:p>
          </table:table-cell>
          <table:table-cell office:value-type="string">
            <text:p>qrawstikutro1@mail.ru</text:p>
          </table:table-cell>
          <table:table-cell table:number-columns-repeated="3" office:value-type="string">
            <text:p>Jubail</text:p>
          </table:table-cell>
          <table:table-cell office:value-type="string">
            <text:p>Saudi Ara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3/2011</text:p>
          </table:table-cell>
        </table:table-row>
        <table:table-row table:style-name="ro1">
          <table:table-cell office:value-type="string">
            <text:p>mrsharryspotters</text:p>
          </table:table-cell>
          <table:table-cell office:value-type="string">
            <text:p>YkBRYFt395</text:p>
          </table:table-cell>
          <table:table-cell table:number-columns-repeated="2" office:value-type="string">
            <text:p>mrsHarrysPotters</text:p>
          </table:table-cell>
          <table:table-cell office:value-type="string">
            <text:p>mrharrypotters@gmail.com</text:p>
          </table:table-cell>
          <table:table-cell table:number-columns-repeated="3" office:value-type="string">
            <text:p>Elvas</text:p>
          </table:table-cell>
          <table:table-cell office:value-type="string">
            <text:p>Portuga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5/2011</text:p>
          </table:table-cell>
        </table:table-row>
        <table:table-row table:style-name="ro1">
          <table:table-cell office:value-type="string">
            <text:p>rahinvaniabam</text:p>
          </table:table-cell>
          <table:table-cell office:value-type="string">
            <text:p>tytXZnU654</text:p>
          </table:table-cell>
          <table:table-cell table:number-columns-repeated="2" office:value-type="string">
            <text:p>RahInvaniabam</text:p>
          </table:table-cell>
          <table:table-cell office:value-type="string">
            <text:p>sewacnig@bk.ru</text:p>
          </table:table-cell>
          <table:table-cell table:number-columns-repeated="3" office:value-type="string">
            <text:p>Tamana</text:p>
          </table:table-cell>
          <table:table-cell office:value-type="string">
            <text:p>Jap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0/2010</text:p>
          </table:table-cell>
        </table:table-row>
        <table:table-row table:style-name="ro1">
          <table:table-cell office:value-type="string">
            <text:p>drartofdryday</text:p>
          </table:table-cell>
          <table:table-cell office:value-type="string">
            <text:p>IvqByBt329</text:p>
          </table:table-cell>
          <table:table-cell table:number-columns-repeated="2" office:value-type="string">
            <text:p>drartofdrydaY</text:p>
          </table:table-cell>
          <table:table-cell office:value-type="string">
            <text:p>all-india-escorts@dlteyse.jino.ru</text:p>
          </table:table-cell>
          <table:table-cell table:number-columns-repeated="3" office:value-type="string">
            <text:p>Colonel Hill</text:p>
          </table:table-cell>
          <table:table-cell office:value-type="string">
            <text:p>The Bahama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9/2010</text:p>
          </table:table-cell>
        </table:table-row>
        <table:table-row table:style-name="ro1">
          <table:table-cell office:value-type="string">
            <text:p>kewclabecew</text:p>
          </table:table-cell>
          <table:table-cell office:value-type="string">
            <text:p>SqdndRY792</text:p>
          </table:table-cell>
          <table:table-cell table:number-columns-repeated="2" office:value-type="string">
            <text:p>Kewclabecew</text:p>
          </table:table-cell>
          <table:table-cell office:value-type="string">
            <text:p>smartania@dlteyse.jino.ru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9/2010</text:p>
          </table:table-cell>
        </table:table-row>
        <table:table-row table:style-name="ro1">
          <table:table-cell office:value-type="string">
            <text:p>talupsell</text:p>
          </table:table-cell>
          <table:table-cell office:value-type="string">
            <text:p>hnGBofy875</text:p>
          </table:table-cell>
          <table:table-cell table:number-columns-repeated="2" office:value-type="string">
            <text:p>talUpsell</text:p>
          </table:table-cell>
          <table:table-cell office:value-type="string">
            <text:p>sexgoods@dlteyse.jino.ru</text:p>
          </table:table-cell>
          <table:table-cell table:number-columns-repeated="3" office:value-type="string">
            <text:p>Istanbul</text:p>
          </table:table-cell>
          <table:table-cell office:value-type="string">
            <text:p>Turke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3/2010</text:p>
          </table:table-cell>
        </table:table-row>
        <table:table-row table:style-name="ro1">
          <table:table-cell office:value-type="string">
            <text:p>harveydryclavyamodo</text:p>
          </table:table-cell>
          <table:table-cell office:value-type="string">
            <text:p>FaIOPyT155</text:p>
          </table:table-cell>
          <table:table-cell table:number-columns-repeated="2" office:value-type="string">
            <text:p>HarveyDRYCLAVYAMODO</text:p>
          </table:table-cell>
          <table:table-cell office:value-type="string">
            <text:p>osibune@gmail.com</text:p>
          </table:table-cell>
          <table:table-cell table:number-columns-repeated="3" office:value-type="string">
            <text:p>Boden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0/2010</text:p>
          </table:table-cell>
        </table:table-row>
        <table:table-row table:style-name="ro1">
          <table:table-cell office:value-type="string">
            <text:p>aandalina</text:p>
          </table:table-cell>
          <table:table-cell office:value-type="string">
            <text:p>2nqW7A1517</text:p>
          </table:table-cell>
          <table:table-cell table:number-columns-repeated="2" office:value-type="string">
            <text:p>aandalina</text:p>
          </table:table-cell>
          <table:table-cell office:value-type="string">
            <text:p>ap.artnerallife@gmail.com</text:p>
          </table:table-cell>
          <table:table-cell office:value-type="string">
            <text:p>Greenbri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amburg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ockfall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irgi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2/2010</text:p>
          </table:table-cell>
          <table:table-cell table:number-columns-repeated="8"/>
        </table:table-row>
        <table:table-row table:style-name="ro1">
          <table:table-cell office:value-type="string">
            <text:p>storppreore</text:p>
          </table:table-cell>
          <table:table-cell office:value-type="string">
            <text:p>goodluck86</text:p>
          </table:table-cell>
          <table:table-cell table:number-columns-repeated="2" office:value-type="string">
            <text:p>StorpPreore</text:p>
          </table:table-cell>
          <table:table-cell office:value-type="string">
            <text:p>burtonjgaster@gmail.com</text:p>
          </table:table-cell>
          <table:table-cell office:value-type="string">
            <text:p>Union City</text:p>
          </table:table-cell>
          <table:table-cell office:value-type="string">
            <text:p>Walla Walla</text:p>
          </table:table-cell>
          <table:table-cell office:value-type="string">
            <text:p>Reeder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1/2010</text:p>
          </table:table-cell>
        </table:table-row>
        <table:table-row table:style-name="ro1">
          <table:table-cell office:value-type="string">
            <text:p>woottebribe</text:p>
          </table:table-cell>
          <table:table-cell office:value-type="string">
            <text:p>naxuya37</text:p>
          </table:table-cell>
          <table:table-cell table:number-columns-repeated="2" office:value-type="string">
            <text:p>Woottebribe</text:p>
          </table:table-cell>
          <table:table-cell office:value-type="string">
            <text:p>sigeulo@gmail.com</text:p>
          </table:table-cell>
          <table:table-cell office:value-type="string">
            <text:p>Saint Johnsbury</text:p>
          </table:table-cell>
          <table:table-cell office:value-type="string">
            <text:p>Windthorst</text:p>
          </table:table-cell>
          <table:table-cell office:value-type="string">
            <text:p>Bagdad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4/2010</text:p>
          </table:table-cell>
        </table:table-row>
        <table:table-row table:style-name="ro1">
          <table:table-cell office:value-type="string">
            <text:p>harveytakethype</text:p>
          </table:table-cell>
          <table:table-cell office:value-type="string">
            <text:p>OL7Fn0t337</text:p>
          </table:table-cell>
          <table:table-cell table:number-columns-repeated="2" office:value-type="string">
            <text:p>HarveyTakeThype</text:p>
          </table:table-cell>
          <table:table-cell office:value-type="string">
            <text:p>kotliebu@gmail.com</text:p>
          </table:table-cell>
          <table:table-cell table:number-columns-repeated="3" office:value-type="string">
            <text:p>Hesperange</text:p>
          </table:table-cell>
          <table:table-cell office:value-type="string">
            <text:p>Luxembourg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1/2010</text:p>
          </table:table-cell>
        </table:table-row>
        <table:table-row table:style-name="ro1">
          <table:table-cell office:value-type="string">
            <text:p>drydribly</text:p>
          </table:table-cell>
          <table:table-cell office:value-type="string">
            <text:p>pwcii6C538</text:p>
          </table:table-cell>
          <table:table-cell table:number-columns-repeated="2" office:value-type="string">
            <text:p>DRYDRIBLY</text:p>
          </table:table-cell>
          <table:table-cell office:value-type="string">
            <text:p>firmasps@hotel-zk.lviv.ua</text:p>
          </table:table-cell>
          <table:table-cell table:number-columns-repeated="3" office:value-type="string">
            <text:p>Albany</text:p>
          </table:table-cell>
          <table:table-cell office:value-type="string">
            <text:p>New Zea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3/2010</text:p>
          </table:table-cell>
        </table:table-row>
        <table:table-row table:style-name="ro1">
          <table:table-cell office:value-type="string">
            <text:p>wfwsf</text:p>
          </table:table-cell>
          <table:table-cell office:value-type="string">
            <text:p>343y</text:p>
          </table:table-cell>
          <table:table-cell table:number-columns-repeated="2" office:value-type="string">
            <text:p>wfwsf</text:p>
          </table:table-cell>
          <table:table-cell office:value-type="string">
            <text:p>wfwsf23@mail.ru</text:p>
          </table:table-cell>
          <table:table-cell table:number-columns-repeated="3" office:value-type="string">
            <text:p>Gray Mountai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8/2010</text:p>
          </table:table-cell>
        </table:table-row>
        <table:table-row table:style-name="ro1">
          <table:table-cell office:value-type="string">
            <text:p>aabulgarforeva</text:p>
          </table:table-cell>
          <table:table-cell office:value-type="string">
            <text:p>2nqW7A1517</text:p>
          </table:table-cell>
          <table:table-cell table:number-columns-repeated="2" office:value-type="string">
            <text:p>aabulgarForeva</text:p>
          </table:table-cell>
          <table:table-cell office:value-type="string">
            <text:p>apartner.allife@gmail.com</text:p>
          </table:table-cell>
          <table:table-cell office:value-type="string">
            <text:p>El Pen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aws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Youngtow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ew Limerick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5/2010</text:p>
          </table:table-cell>
          <table:table-cell table:number-columns-repeated="8"/>
        </table:table-row>
        <table:table-row table:style-name="ro1">
          <table:table-cell office:value-type="string">
            <text:p>seednernibrow</text:p>
          </table:table-cell>
          <table:table-cell office:value-type="string">
            <text:p>yRSj4WI174</text:p>
          </table:table-cell>
          <table:table-cell table:number-columns-repeated="2" office:value-type="string">
            <text:p>seednernibrow</text:p>
          </table:table-cell>
          <table:table-cell office:value-type="string">
            <text:p>moscow-escort@dlteyse.jino.ru</text:p>
          </table:table-cell>
          <table:table-cell table:number-columns-repeated="3" office:value-type="string">
            <text:p>Hohenems</text:p>
          </table:table-cell>
          <table:table-cell office:value-type="string">
            <text:p>Aust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6/2010</text:p>
          </table:table-cell>
        </table:table-row>
        <table:table-row table:style-name="ro1">
          <table:table-cell office:value-type="string">
            <text:p>gene21hope</text:p>
          </table:table-cell>
          <table:table-cell office:value-type="string">
            <text:p>jNRUWpk654</text:p>
          </table:table-cell>
          <table:table-cell table:number-columns-repeated="2" office:value-type="string">
            <text:p>gene21hope</text:p>
          </table:table-cell>
          <table:table-cell office:value-type="string">
            <text:p>vecpa0@drt-mail.com</text:p>
          </table:table-cell>
          <table:table-cell table:number-columns-repeated="3" office:value-type="string">
            <text:p>Lome</text:p>
          </table:table-cell>
          <table:table-cell office:value-type="string">
            <text:p>Tog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8/2010</text:p>
          </table:table-cell>
        </table:table-row>
        <table:table-row table:style-name="ro1">
          <table:table-cell office:value-type="string">
            <text:p>effommarolo</text:p>
          </table:table-cell>
          <table:table-cell office:value-type="string">
            <text:p>Z521m1q267</text:p>
          </table:table-cell>
          <table:table-cell table:number-columns-repeated="2" office:value-type="string">
            <text:p>EffommaRolo</text:p>
          </table:table-cell>
          <table:table-cell office:value-type="string">
            <text:p>teens-xxx@hotel-zk.lviv.ua</text:p>
          </table:table-cell>
          <table:table-cell table:number-columns-repeated="3" office:value-type="string">
            <text:p>Shekhupura</text:p>
          </table:table-cell>
          <table:table-cell office:value-type="string">
            <text:p>Pak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6/2010</text:p>
          </table:table-cell>
        </table:table-row>
        <table:table-row table:style-name="ro1">
          <table:table-cell office:value-type="string">
            <text:p>kidspoida</text:p>
          </table:table-cell>
          <table:table-cell office:value-type="string">
            <text:p>4faTnwJ825</text:p>
          </table:table-cell>
          <table:table-cell table:number-columns-repeated="2" office:value-type="string">
            <text:p>KidsPoida</text:p>
          </table:table-cell>
          <table:table-cell office:value-type="string">
            <text:p>ikodavo@gmail.com</text:p>
          </table:table-cell>
          <table:table-cell table:number-columns-repeated="3" office:value-type="string">
            <text:p>Falmouth</text:p>
          </table:table-cell>
          <table:table-cell office:value-type="string">
            <text:p>Antigua and Barbu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0/2011</text:p>
          </table:table-cell>
        </table:table-row>
        <table:table-row table:style-name="ro1">
          <table:table-cell office:value-type="string">
            <text:p>foowlpleksjes</text:p>
          </table:table-cell>
          <table:table-cell office:value-type="string">
            <text:p>nvJgFJm719</text:p>
          </table:table-cell>
          <table:table-cell table:number-columns-repeated="2" office:value-type="string">
            <text:p>Foowlpleksjes</text:p>
          </table:table-cell>
          <table:table-cell office:value-type="string">
            <text:p>khidrupamasob@gmail.com</text:p>
          </table:table-cell>
          <table:table-cell table:number-columns-repeated="3" office:value-type="string">
            <text:p>Duverge</text:p>
          </table:table-cell>
          <table:table-cell office:value-type="string">
            <text:p>Dominican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3/2010</text:p>
          </table:table-cell>
        </table:table-row>
        <table:table-row table:style-name="ro1">
          <table:table-cell office:value-type="string">
            <text:p>separrattist</text:p>
          </table:table-cell>
          <table:table-cell office:value-type="string">
            <text:p>BVfRvoK967</text:p>
          </table:table-cell>
          <table:table-cell table:number-columns-repeated="2" office:value-type="string">
            <text:p>separrattist</text:p>
          </table:table-cell>
          <table:table-cell office:value-type="string">
            <text:p>separrattistkas@ja4aga.com</text:p>
          </table:table-cell>
          <table:table-cell table:number-columns-repeated="3" office:value-type="string">
            <text:p>Tirgu Mures</text:p>
          </table:table-cell>
          <table:table-cell office:value-type="string">
            <text:p>Rom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7/2011</text:p>
          </table:table-cell>
        </table:table-row>
        <table:table-row table:style-name="ro1">
          <table:table-cell office:value-type="string">
            <text:p>heitythitle</text:p>
          </table:table-cell>
          <table:table-cell office:value-type="string">
            <text:p>O3IgXhw343</text:p>
          </table:table-cell>
          <table:table-cell table:number-columns-repeated="2" office:value-type="string">
            <text:p>Heitythitle</text:p>
          </table:table-cell>
          <table:table-cell office:value-type="string">
            <text:p>caveuso@gmail.com</text:p>
          </table:table-cell>
          <table:table-cell table:number-columns-repeated="3" office:value-type="string">
            <text:p>Skive</text:p>
          </table:table-cell>
          <table:table-cell office:value-type="string">
            <text:p>Denmar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2/2011</text:p>
          </table:table-cell>
        </table:table-row>
        <table:table-row table:style-name="ro1">
          <table:table-cell office:value-type="string">
            <text:p>haurip</text:p>
          </table:table-cell>
          <table:table-cell office:value-type="string">
            <text:p>ZnP7y0Z751</text:p>
          </table:table-cell>
          <table:table-cell table:number-columns-repeated="2" office:value-type="string">
            <text:p>Haurip</text:p>
          </table:table-cell>
          <table:table-cell office:value-type="string">
            <text:p>rusmail21@mail.ru</text:p>
          </table:table-cell>
          <table:table-cell table:number-columns-repeated="3" office:value-type="string">
            <text:p>London</text:p>
          </table:table-cell>
          <table:table-cell office:value-type="string">
            <text:p>GB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7/2010</text:p>
          </table:table-cell>
        </table:table-row>
        <table:table-row table:style-name="ro1">
          <table:table-cell office:value-type="string">
            <text:p>glalfulge</text:p>
          </table:table-cell>
          <table:table-cell office:value-type="string">
            <text:p>YRxYTr0839</text:p>
          </table:table-cell>
          <table:table-cell table:number-columns-repeated="2" office:value-type="string">
            <text:p>Glalfulge</text:p>
          </table:table-cell>
          <table:table-cell office:value-type="string">
            <text:p>mashki@dlteyse.jino.ru</text:p>
          </table:table-cell>
          <table:table-cell table:number-columns-repeated="3" office:value-type="string">
            <text:p>Garhoud</text:p>
          </table:table-cell>
          <table:table-cell office:value-type="string">
            <text:p>United Arab Emir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3/2010</text:p>
          </table:table-cell>
        </table:table-row>
        <table:table-row table:style-name="ro1">
          <table:table-cell office:value-type="string">
            <text:p>sleloletroory</text:p>
          </table:table-cell>
          <table:table-cell office:value-type="string">
            <text:p>WquEfq4176</text:p>
          </table:table-cell>
          <table:table-cell table:number-columns-repeated="2" office:value-type="string">
            <text:p>SleloLetRoory</text:p>
          </table:table-cell>
          <table:table-cell office:value-type="string">
            <text:p>dasadov@gmail.com</text:p>
          </table:table-cell>
          <table:table-cell table:number-columns-repeated="3" office:value-type="string">
            <text:p>Hesperange</text:p>
          </table:table-cell>
          <table:table-cell office:value-type="string">
            <text:p>Luxembourg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2/2010</text:p>
          </table:table-cell>
        </table:table-row>
        <table:table-row table:style-name="ro1">
          <table:table-cell office:value-type="string">
            <text:p>kedyfoeplycle</text:p>
          </table:table-cell>
          <table:table-cell office:value-type="string">
            <text:p>YEHaB2DZ555</text:p>
          </table:table-cell>
          <table:table-cell table:number-columns-repeated="2" office:value-type="string">
            <text:p>Kedyfoeplycle</text:p>
          </table:table-cell>
          <table:table-cell office:value-type="string">
            <text:p>geowifne@yandex.ru</text:p>
          </table:table-cell>
          <table:table-cell table:number-columns-repeated="3" office:value-type="string">
            <text:p>Doha</text:p>
          </table:table-cell>
          <table:table-cell office:value-type="string">
            <text:p>Qat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2/2010</text:p>
          </table:table-cell>
        </table:table-row>
        <table:table-row table:style-name="ro1">
          <table:table-cell office:value-type="string">
            <text:p>nohosirudescs</text:p>
          </table:table-cell>
          <table:table-cell office:value-type="string">
            <text:p>bbDxHt9133</text:p>
          </table:table-cell>
          <table:table-cell table:number-columns-repeated="2" office:value-type="string">
            <text:p>nohosirudescs</text:p>
          </table:table-cell>
          <table:table-cell office:value-type="string">
            <text:p>nohosirudescs@gmail.com</text:p>
          </table:table-cell>
          <table:table-cell table:number-columns-repeated="2"/>
          <table:table-cell office:value-type="string">
            <text:p>Redding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4/2010</text:p>
          </table:table-cell>
        </table:table-row>
        <table:table-row table:style-name="ro1">
          <table:table-cell office:value-type="string">
            <text:p>osciffillsoky</text:p>
          </table:table-cell>
          <table:table-cell office:value-type="string">
            <text:p>jltIvvR678</text:p>
          </table:table-cell>
          <table:table-cell table:number-columns-repeated="2" office:value-type="string">
            <text:p>Osciffillsoky</text:p>
          </table:table-cell>
          <table:table-cell office:value-type="string">
            <text:p>sexygirlskyiv@dlteyse.jino.ru</text:p>
          </table:table-cell>
          <table:table-cell table:number-columns-repeated="3" office:value-type="string">
            <text:p>Suva</text:p>
          </table:table-cell>
          <table:table-cell office:value-type="string">
            <text:p>Fij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9/2010</text:p>
          </table:table-cell>
        </table:table-row>
        <table:table-row table:style-name="ro1">
          <table:table-cell office:value-type="string">
            <text:p>dedemitle</text:p>
          </table:table-cell>
          <table:table-cell office:value-type="string">
            <text:p>3tEKeu5328</text:p>
          </table:table-cell>
          <table:table-cell table:number-columns-repeated="2" office:value-type="string">
            <text:p>DedeMitle</text:p>
          </table:table-cell>
          <table:table-cell office:value-type="string">
            <text:p>brekDiobreMop@rizet.in</text:p>
          </table:table-cell>
          <table:table-cell table:number-columns-repeated="3" office:value-type="string">
            <text:p>Yanahuara</text:p>
          </table:table-cell>
          <table:table-cell office:value-type="string">
            <text:p>Peru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0/2011</text:p>
          </table:table-cell>
        </table:table-row>
        <table:table-row table:style-name="ro1">
          <table:table-cell office:value-type="string">
            <text:p>nayuagrove</text:p>
          </table:table-cell>
          <table:table-cell office:value-type="string">
            <text:p>1nZJUJ1467</text:p>
          </table:table-cell>
          <table:table-cell table:number-columns-repeated="2" office:value-type="string">
            <text:p>NayuaGROVE</text:p>
          </table:table-cell>
          <table:table-cell office:value-type="string">
            <text:p>sucuba103@gmail.com</text:p>
          </table:table-cell>
          <table:table-cell table:number-columns-repeated="3" office:value-type="string">
            <text:p>Montevideo</text:p>
          </table:table-cell>
          <table:table-cell office:value-type="string">
            <text:p>Uru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4/2010</text:p>
          </table:table-cell>
        </table:table-row>
        <table:table-row table:style-name="ro1">
          <table:table-cell office:value-type="string">
            <text:p>scoossers</text:p>
          </table:table-cell>
          <table:table-cell office:value-type="string">
            <text:p>wWSiCBT483</text:p>
          </table:table-cell>
          <table:table-cell table:number-columns-repeated="2" office:value-type="string">
            <text:p>scoossers</text:p>
          </table:table-cell>
          <table:table-cell office:value-type="string">
            <text:p>vivid77777@mail.ru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1/2011</text:p>
          </table:table-cell>
        </table:table-row>
        <table:table-row table:style-name="ro1">
          <table:table-cell office:value-type="string">
            <text:p>dial-wood-innotrutsot</text:p>
          </table:table-cell>
          <table:table-cell office:value-type="string">
            <text:p>w987654321w</text:p>
          </table:table-cell>
          <table:table-cell table:number-columns-repeated="2" office:value-type="string">
            <text:p>dial-wood-InnotrutSot</text:p>
          </table:table-cell>
          <table:table-cell office:value-type="string">
            <text:p>dial-wood2010@mail.ru</text:p>
          </table:table-cell>
          <table:table-cell office:value-type="string">
            <text:p>????????.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lgorod.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????????.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??????.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5/2010</text:p>
          </table:table-cell>
          <table:table-cell table:number-columns-repeated="7"/>
        </table:table-row>
        <table:table-row table:style-name="ro1">
          <table:table-cell office:value-type="string">
            <text:p>rescarmuses</text:p>
          </table:table-cell>
          <table:table-cell office:value-type="string">
            <text:p>yfrjdfkmyz1</text:p>
          </table:table-cell>
          <table:table-cell table:number-columns-repeated="2" office:value-type="string">
            <text:p>ResCarmuses</text:p>
          </table:table-cell>
          <table:table-cell office:value-type="string">
            <text:p>abiezermatjup@gmail.com</text:p>
          </table:table-cell>
          <table:table-cell table:number-columns-repeated="2"/>
          <table:table-cell office:value-type="string">
            <text:p>Hazelpark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5/2011</text:p>
          </table:table-cell>
        </table:table-row>
        <table:table-row table:style-name="ro1">
          <table:table-cell office:value-type="string">
            <text:p>wattaddepsype</text:p>
          </table:table-cell>
          <table:table-cell office:value-type="string">
            <text:p>z8muRXi584</text:p>
          </table:table-cell>
          <table:table-cell table:number-columns-repeated="2" office:value-type="string">
            <text:p>Wattaddepsype</text:p>
          </table:table-cell>
          <table:table-cell office:value-type="string">
            <text:p>zugkeefu@gmail.com</text:p>
          </table:table-cell>
          <table:table-cell table:number-columns-repeated="3" office:value-type="string">
            <text:p>Sumbe</text:p>
          </table:table-cell>
          <table:table-cell office:value-type="string">
            <text:p>Angol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8/2011</text:p>
          </table:table-cell>
        </table:table-row>
        <table:table-row table:style-name="ro1">
          <table:table-cell office:value-type="string">
            <text:p>sealkillagege</text:p>
          </table:table-cell>
          <table:table-cell office:value-type="string">
            <text:p>JvaFgdA235</text:p>
          </table:table-cell>
          <table:table-cell table:number-columns-repeated="2" office:value-type="string">
            <text:p>SealKillagege</text:p>
          </table:table-cell>
          <table:table-cell office:value-type="string">
            <text:p>property-serviceazur@hotel-zk.lviv.ua</text:p>
          </table:table-cell>
          <table:table-cell table:number-columns-repeated="3" office:value-type="string">
            <text:p>Biel</text:p>
          </table:table-cell>
          <table:table-cell office:value-type="string">
            <text:p>Switzer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3/2010</text:p>
          </table:table-cell>
        </table:table-row>
        <table:table-row table:style-name="ro1">
          <table:table-cell office:value-type="string">
            <text:p>beildibenouro</text:p>
          </table:table-cell>
          <table:table-cell office:value-type="string">
            <text:p>DL34Np9732</text:p>
          </table:table-cell>
          <table:table-cell table:number-columns-repeated="2" office:value-type="string">
            <text:p>beildibenouro</text:p>
          </table:table-cell>
          <table:table-cell office:value-type="string">
            <text:p>denysedooganhamh@hotmail.com</text:p>
          </table:table-cell>
          <table:table-cell table:number-columns-repeated="3" office:value-type="string">
            <text:p>Praia</text:p>
          </table:table-cell>
          <table:table-cell office:value-type="string">
            <text:p>Cape Verd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grodaltellent</text:p>
          </table:table-cell>
          <table:table-cell office:value-type="string">
            <text:p>mJHsqut897</text:p>
          </table:table-cell>
          <table:table-cell table:number-columns-repeated="2" office:value-type="string">
            <text:p>Grodaltellent</text:p>
          </table:table-cell>
          <table:table-cell office:value-type="string">
            <text:p>chung.reziguw.berg.@gmail.com</text:p>
          </table:table-cell>
          <table:table-cell table:number-columns-repeated="3" office:value-type="string">
            <text:p>Dallas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ceametharge</text:p>
          </table:table-cell>
          <table:table-cell office:value-type="string">
            <text:p>dKwYVmK549</text:p>
          </table:table-cell>
          <table:table-cell table:number-columns-repeated="2" office:value-type="string">
            <text:p>CeameTharge</text:p>
          </table:table-cell>
          <table:table-cell office:value-type="string">
            <text:p>courtneyendot@gmail.com</text:p>
          </table:table-cell>
          <table:table-cell table:number-columns-repeated="3" office:value-type="string">
            <text:p>Biel</text:p>
          </table:table-cell>
          <table:table-cell office:value-type="string">
            <text:p>Switzer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2/2011</text:p>
          </table:table-cell>
        </table:table-row>
        <table:table-row table:style-name="ro1">
          <table:table-cell office:value-type="string">
            <text:p>mxtxtex-innotrutsot</text:p>
          </table:table-cell>
          <table:table-cell office:value-type="string">
            <text:p>w123456789w</text:p>
          </table:table-cell>
          <table:table-cell table:number-columns-repeated="2" office:value-type="string">
            <text:p>Mxtxtex-InnotrutSot</text:p>
          </table:table-cell>
          <table:table-cell office:value-type="string">
            <text:p>mxtxtx_2013@mail.ru</text:p>
          </table:table-cell>
          <table:table-cell office:value-type="string">
            <text:p>Shenandoah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henandoah Juncti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hengsi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????? ?????????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2/2011</text:p>
          </table:table-cell>
          <table:table-cell table:number-columns-repeated="8"/>
        </table:table-row>
        <table:table-row table:style-name="ro1">
          <table:table-cell office:value-type="string">
            <text:p>neenenwafecok</text:p>
          </table:table-cell>
          <table:table-cell office:value-type="string">
            <text:p>8JmL0N7813</text:p>
          </table:table-cell>
          <table:table-cell table:number-columns-repeated="2" office:value-type="string">
            <text:p>neenenwafecok</text:p>
          </table:table-cell>
          <table:table-cell office:value-type="string">
            <text:p>steazyissuesy@mail.ru</text:p>
          </table:table-cell>
          <table:table-cell table:number-columns-repeated="3" office:value-type="string">
            <text:p>Klimmen</text:p>
          </table:table-cell>
          <table:table-cell office:value-type="string">
            <text:p>Nether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6/2011</text:p>
          </table:table-cell>
        </table:table-row>
        <table:table-row table:style-name="ro1">
          <table:table-cell office:value-type="string">
            <text:p>liaimesedekes</text:p>
          </table:table-cell>
          <table:table-cell office:value-type="string">
            <text:p>QYFo3up699</text:p>
          </table:table-cell>
          <table:table-cell table:number-columns-repeated="2" office:value-type="string">
            <text:p>liaimeSedekes</text:p>
          </table:table-cell>
          <table:table-cell office:value-type="string">
            <text:p>blomfieldhfec@gmail.com</text:p>
          </table:table-cell>
          <table:table-cell table:number-columns-repeated="3" office:value-type="string">
            <text:p>Sanaa</text:p>
          </table:table-cell>
          <table:table-cell office:value-type="string">
            <text:p>Yem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4/2011</text:p>
          </table:table-cell>
        </table:table-row>
        <table:table-row table:style-name="ro1">
          <table:table-cell office:value-type="string">
            <text:p>flcarter</text:p>
          </table:table-cell>
          <table:table-cell office:value-type="string">
            <text:p>10killer</text:p>
          </table:table-cell>
          <table:table-cell office:value-type="string">
            <text:p>Floyd</text:p>
          </table:table-cell>
          <table:table-cell office:value-type="string">
            <text:p>Carter</text:p>
          </table:table-cell>
          <table:table-cell office:value-type="string">
            <text:p>flcndc@att.net</text:p>
          </table:table-cell>
          <table:table-cell office:value-type="string">
            <text:p>100 SW 139th St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70">
            <text:p>73170</text:p>
          </table:table-cell>
          <table:table-cell/>
          <table:table-cell office:value-type="string">
            <text:p>US</text:p>
          </table:table-cell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cepritrapse</text:p>
          </table:table-cell>
          <table:table-cell office:value-type="string">
            <text:p>E6UxQAN138</text:p>
          </table:table-cell>
          <table:table-cell table:number-columns-repeated="2" office:value-type="string">
            <text:p>cepritrapse</text:p>
          </table:table-cell>
          <table:table-cell office:value-type="string">
            <text:p>UnseteImpapse@pornopopki.com</text:p>
          </table:table-cell>
          <table:table-cell table:number-columns-repeated="3" office:value-type="string">
            <text:p>Berin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3/2011</text:p>
          </table:table-cell>
        </table:table-row>
        <table:table-row table:style-name="ro1">
          <table:table-cell office:value-type="string">
            <text:p>ardesa.regilase</text:p>
          </table:table-cell>
          <table:table-cell office:value-type="string">
            <text:p>PiLaAgW345</text:p>
          </table:table-cell>
          <table:table-cell table:number-columns-repeated="2" office:value-type="string">
            <text:p>Ardesa.regilase</text:p>
          </table:table-cell>
          <table:table-cell office:value-type="string">
            <text:p>reracesazecep@gmail.com</text:p>
          </table:table-cell>
          <table:table-cell table:number-columns-repeated="3" office:value-type="string">
            <text:p>Taymir</text:p>
          </table:table-cell>
          <table:table-cell office:value-type="string">
            <text:p>Fran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1/2011</text:p>
          </table:table-cell>
        </table:table-row>
        <table:table-row table:style-name="ro1">
          <table:table-cell office:value-type="string">
            <text:p>vads</text:p>
          </table:table-cell>
          <table:table-cell office:value-type="string">
            <text:p>err0r123</text:p>
          </table:table-cell>
          <table:table-cell table:number-columns-repeated="2" office:value-type="string">
            <text:p>Vads</text:p>
          </table:table-cell>
          <table:table-cell office:value-type="string">
            <text:p>qws25198@gmail.com</text:p>
          </table:table-cell>
          <table:table-cell table:number-columns-repeated="2"/>
          <table:table-cell office:value-type="string">
            <text:p>Collingswood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0/2011</text:p>
          </table:table-cell>
        </table:table-row>
        <table:table-row table:style-name="ro1">
          <table:table-cell office:value-type="string">
            <text:p>fuessesuche</text:p>
          </table:table-cell>
          <table:table-cell office:value-type="string">
            <text:p>mQG3cHT821</text:p>
          </table:table-cell>
          <table:table-cell table:number-columns-repeated="2" office:value-type="string">
            <text:p>Fuessesuche</text:p>
          </table:table-cell>
          <table:table-cell office:value-type="string">
            <text:p>swissfan@emailservice2011.info</text:p>
          </table:table-cell>
          <table:table-cell table:number-columns-repeated="3" office:value-type="string">
            <text:p>Biel</text:p>
          </table:table-cell>
          <table:table-cell office:value-type="string">
            <text:p>Switzer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30/2011</text:p>
          </table:table-cell>
        </table:table-row>
        <table:table-row table:style-name="ro1">
          <table:table-cell office:value-type="string">
            <text:p>boardycor</text:p>
          </table:table-cell>
          <table:table-cell office:value-type="string">
            <text:p>G39Wspk838</text:p>
          </table:table-cell>
          <table:table-cell table:number-columns-repeated="2" office:value-type="string">
            <text:p>boardyCor</text:p>
          </table:table-cell>
          <table:table-cell office:value-type="string">
            <text:p>gilhooliebnuz@gmail.com</text:p>
          </table:table-cell>
          <table:table-cell table:number-columns-repeated="2"/>
          <table:table-cell office:value-type="string">
            <text:p>Phuket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1/2011</text:p>
          </table:table-cell>
        </table:table-row>
        <table:table-row table:style-name="ro1">
          <table:table-cell office:value-type="string">
            <text:p>coxloultyi</text:p>
          </table:table-cell>
          <table:table-cell office:value-type="string">
            <text:p>H43A8hjf7gk</text:p>
          </table:table-cell>
          <table:table-cell table:number-columns-repeated="2" office:value-type="string">
            <text:p>coxloultyi</text:p>
          </table:table-cell>
          <table:table-cell office:value-type="string">
            <text:p>sergiophilips@aol.com</text:p>
          </table:table-cell>
          <table:table-cell table:number-columns-repeated="2"/>
          <table:table-cell office:value-type="string">
            <text:p>Manteca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7/2011</text:p>
          </table:table-cell>
        </table:table-row>
        <table:table-row table:style-name="ro1">
          <table:table-cell office:value-type="string">
            <text:p>repair</text:p>
          </table:table-cell>
          <table:table-cell office:value-type="string">
            <text:p>3adry56</text:p>
          </table:table-cell>
          <table:table-cell table:number-columns-repeated="2" office:value-type="string">
            <text:p>repair</text:p>
          </table:table-cell>
          <table:table-cell office:value-type="string">
            <text:p>blueberies@yandex.com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6/2011</text:p>
          </table:table-cell>
        </table:table-row>
        <table:table-row table:style-name="ro1">
          <table:table-cell office:value-type="string">
            <text:p>thedappem</text:p>
          </table:table-cell>
          <table:table-cell office:value-type="string">
            <text:p>12qRZ9W723</text:p>
          </table:table-cell>
          <table:table-cell table:number-columns-repeated="2" office:value-type="string">
            <text:p>thedappem</text:p>
          </table:table-cell>
          <table:table-cell office:value-type="string">
            <text:p>Drurbebra@fullen.in</text:p>
          </table:table-cell>
          <table:table-cell table:number-columns-repeated="3" office:value-type="string">
            <text:p>Kwajalein</text:p>
          </table:table-cell>
          <table:table-cell office:value-type="string">
            <text:p>Marshall Is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9/2011</text:p>
          </table:table-cell>
        </table:table-row>
        <table:table-row table:style-name="ro1">
          <table:table-cell office:value-type="string">
            <text:p>linophoneedob</text:p>
          </table:table-cell>
          <table:table-cell office:value-type="string">
            <text:p>tgeQYFd778</text:p>
          </table:table-cell>
          <table:table-cell table:number-columns-repeated="2" office:value-type="string">
            <text:p>LinophoneeDob</text:p>
          </table:table-cell>
          <table:table-cell office:value-type="string">
            <text:p>s.tob.a.ksow.ume.y.a.e.st@gmail.com</text:p>
          </table:table-cell>
          <table:table-cell table:number-columns-repeated="3" office:value-type="string">
            <text:p>Charlotte Amalie</text:p>
          </table:table-cell>
          <table:table-cell office:value-type="string">
            <text:p>Virgin Is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2/2011</text:p>
          </table:table-cell>
        </table:table-row>
        <table:table-row table:style-name="ro1">
          <table:table-cell office:value-type="string">
            <text:p>honeyncrorb</text:p>
          </table:table-cell>
          <table:table-cell office:value-type="string">
            <text:p>r5b4gve332</text:p>
          </table:table-cell>
          <table:table-cell table:number-columns-repeated="2" office:value-type="string">
            <text:p>Honeyncrorb</text:p>
          </table:table-cell>
          <table:table-cell office:value-type="string">
            <text:p>free612@tyhrf.jino.ru</text:p>
          </table:table-cell>
          <table:table-cell table:number-columns-repeated="3" office:value-type="string">
            <text:p>Kaohsiung Municipality</text:p>
          </table:table-cell>
          <table:table-cell office:value-type="string">
            <text:p>Taiw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phediakipdalm</text:p>
          </table:table-cell>
          <table:table-cell office:value-type="string">
            <text:p>SN5yK9l674</text:p>
          </table:table-cell>
          <table:table-cell table:number-columns-repeated="2" office:value-type="string">
            <text:p>phediaKipdalm</text:p>
          </table:table-cell>
          <table:table-cell office:value-type="string">
            <text:p>mezdecd@zlocorp.com</text:p>
          </table:table-cell>
          <table:table-cell table:number-columns-repeated="3" office:value-type="string">
            <text:p>Santa Rosa</text:p>
          </table:table-cell>
          <table:table-cell office:value-type="string">
            <text:p>Venezuel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enaffirurvita</text:p>
          </table:table-cell>
          <table:table-cell office:value-type="string">
            <text:p>jCo8htb538</text:p>
          </table:table-cell>
          <table:table-cell table:number-columns-repeated="2" office:value-type="string">
            <text:p>Enaffirurvita</text:p>
          </table:table-cell>
          <table:table-cell office:value-type="string">
            <text:p>cranmorebecej@gmail.com</text:p>
          </table:table-cell>
          <table:table-cell table:number-columns-repeated="3" office:value-type="string">
            <text:p>Linguere</text:p>
          </table:table-cell>
          <table:table-cell office:value-type="string">
            <text:p>Senega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1/2011</text:p>
          </table:table-cell>
        </table:table-row>
        <table:table-row table:style-name="ro1">
          <table:table-cell office:value-type="string">
            <text:p>teessovepaype</text:p>
          </table:table-cell>
          <table:table-cell office:value-type="string">
            <text:p>H3aTkZ8215</text:p>
          </table:table-cell>
          <table:table-cell table:number-columns-repeated="2" office:value-type="string">
            <text:p>TeessovePaype</text:p>
          </table:table-cell>
          <table:table-cell office:value-type="string">
            <text:p>kbyeuaio@mail.ru</text:p>
          </table:table-cell>
          <table:table-cell table:number-columns-repeated="3" office:value-type="string">
            <text:p>Tirgu Mures</text:p>
          </table:table-cell>
          <table:table-cell office:value-type="string">
            <text:p>Rom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veiqueapeni</text:p>
          </table:table-cell>
          <table:table-cell office:value-type="string">
            <text:p>55Vhxlt778</text:p>
          </table:table-cell>
          <table:table-cell table:number-columns-repeated="2" office:value-type="string">
            <text:p>veiqueapeni</text:p>
          </table:table-cell>
          <table:table-cell office:value-type="string">
            <text:p>isher013@gmail.com</text:p>
          </table:table-cell>
          <table:table-cell office:value-type="string">
            <text:p>???????</text:p>
          </table:table-cell>
          <table:table-cell office:value-type="string">
            <text:p>????</text:p>
          </table:table-cell>
          <table:table-cell office:value-type="string">
            <text:p>????????</text:p>
          </table:table-cell>
          <table:table-cell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8/2011</text:p>
          </table:table-cell>
        </table:table-row>
        <table:table-row table:style-name="ro1">
          <table:table-cell office:value-type="string">
            <text:p>byoemsofttoday</text:p>
          </table:table-cell>
          <table:table-cell office:value-type="string">
            <text:p>cbS9vl0841</text:p>
          </table:table-cell>
          <table:table-cell table:number-columns-repeated="2" office:value-type="string">
            <text:p>byoemsofttoday</text:p>
          </table:table-cell>
          <table:table-cell office:value-type="string">
            <text:p>d.o.u.gh.ma.na.n.t.one.f.e.r.ap@gmail.com</text:p>
          </table:table-cell>
          <table:table-cell table:number-columns-repeated="3" office:value-type="string">
            <text:p>Doha</text:p>
          </table:table-cell>
          <table:table-cell office:value-type="string">
            <text:p>Qat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4/2011</text:p>
          </table:table-cell>
        </table:table-row>
        <table:table-row table:style-name="ro1">
          <table:table-cell office:value-type="string">
            <text:p>foemnismins</text:p>
          </table:table-cell>
          <table:table-cell office:value-type="string">
            <text:p>Hskj9Ge683</text:p>
          </table:table-cell>
          <table:table-cell table:number-columns-repeated="2" office:value-type="string">
            <text:p>foemnismins</text:p>
          </table:table-cell>
          <table:table-cell office:value-type="string">
            <text:p>fingerstils@gmail.com</text:p>
          </table:table-cell>
          <table:table-cell table:number-columns-repeated="3" office:value-type="string">
            <text:p>Riohacha</text:p>
          </table:table-cell>
          <table:table-cell office:value-type="string">
            <text:p>Colom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2/2011</text:p>
          </table:table-cell>
        </table:table-row>
        <table:table-row table:style-name="ro1">
          <table:table-cell office:value-type="string">
            <text:p>risipsnalsive</text:p>
          </table:table-cell>
          <table:table-cell office:value-type="string">
            <text:p>mlp80wH642</text:p>
          </table:table-cell>
          <table:table-cell table:number-columns-repeated="2" office:value-type="string">
            <text:p>Risipsnalsive</text:p>
          </table:table-cell>
          <table:table-cell office:value-type="string">
            <text:p>copp.inlillpuq@gmail.com</text:p>
          </table:table-cell>
          <table:table-cell table:number-columns-repeated="3" office:value-type="string">
            <text:p>Oslo</text:p>
          </table:table-cell>
          <table:table-cell office:value-type="string">
            <text:p>Norw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8/2011</text:p>
          </table:table-cell>
        </table:table-row>
        <table:table-row table:style-name="ro1">
          <table:table-cell office:value-type="string">
            <text:p>loorkesillinc</text:p>
          </table:table-cell>
          <table:table-cell office:value-type="string">
            <text:p>Kcle3n8224</text:p>
          </table:table-cell>
          <table:table-cell table:number-columns-repeated="2" office:value-type="string">
            <text:p>loorkesillinc</text:p>
          </table:table-cell>
          <table:table-cell office:value-type="string">
            <text:p>boravanivupac@gmail.com</text:p>
          </table:table-cell>
          <table:table-cell table:number-columns-repeated="2"/>
          <table:table-cell office:value-type="string">
            <text:p>Burbank, CA, USA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7/2011</text:p>
          </table:table-cell>
        </table:table-row>
        <table:table-row table:style-name="ro1">
          <table:table-cell office:value-type="string">
            <text:p>uttemolealm</text:p>
          </table:table-cell>
          <table:table-cell office:value-type="string">
            <text:p>uK69EGP933</text:p>
          </table:table-cell>
          <table:table-cell table:number-columns-repeated="2" office:value-type="string">
            <text:p>Uttemolealm</text:p>
          </table:table-cell>
          <table:table-cell office:value-type="string">
            <text:p>uuqonaipykiq@gmail.com</text:p>
          </table:table-cell>
          <table:table-cell table:number-columns-repeated="3" office:value-type="string">
            <text:p>Loja</text:p>
          </table:table-cell>
          <table:table-cell office:value-type="string">
            <text:p>Ecuado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8/2011</text:p>
          </table:table-cell>
        </table:table-row>
        <table:table-row table:style-name="ro1">
          <table:table-cell office:value-type="string">
            <text:p>sercene</text:p>
          </table:table-cell>
          <table:table-cell office:value-type="string">
            <text:p>aSdfgHjk</text:p>
          </table:table-cell>
          <table:table-cell table:number-columns-repeated="2" office:value-type="string">
            <text:p>Sercene</text:p>
          </table:table-cell>
          <table:table-cell office:value-type="string">
            <text:p>chomiczadrce.j@gmail.com</text:p>
          </table:table-cell>
          <table:table-cell table:number-columns-repeated="2"/>
          <table:table-cell office:value-type="string">
            <text:p>Fort Wayne, IN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9/2011</text:p>
          </table:table-cell>
        </table:table-row>
        <table:table-row table:style-name="ro1">
          <table:table-cell office:value-type="string">
            <text:p>listestap</text:p>
          </table:table-cell>
          <table:table-cell office:value-type="string">
            <text:p>a2e3117c</text:p>
          </table:table-cell>
          <table:table-cell table:number-columns-repeated="2" office:value-type="string">
            <text:p>Listestap</text:p>
          </table:table-cell>
          <table:table-cell office:value-type="string">
            <text:p>acaleatypred@yandex.ru</text:p>
          </table:table-cell>
          <table:table-cell table:number-columns-repeated="4"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3/2011</text:p>
          </table:table-cell>
        </table:table-row>
        <table:table-row table:style-name="ro1">
          <table:table-cell office:value-type="string">
            <text:p>dial-innotrutsot</text:p>
          </table:table-cell>
          <table:table-cell office:value-type="string">
            <text:p>w987654321w</text:p>
          </table:table-cell>
          <table:table-cell table:number-columns-repeated="2" office:value-type="string">
            <text:p>dial-InnotrutSot</text:p>
          </table:table-cell>
          <table:table-cell office:value-type="string">
            <text:p>dial-wood2011@mail.ru</text:p>
          </table:table-cell>
          <table:table-cell office:value-type="string">
            <text:p>Belgorod.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????????.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elgorod.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??????.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9/2011</text:p>
          </table:table-cell>
          <table:table-cell table:number-columns-repeated="7"/>
        </table:table-row>
        <table:table-row table:style-name="ro1">
          <table:table-cell office:value-type="string">
            <text:p>fieriarab</text:p>
          </table:table-cell>
          <table:table-cell office:value-type="string">
            <text:p>eFEq6yn195</text:p>
          </table:table-cell>
          <table:table-cell table:number-columns-repeated="2" office:value-type="string">
            <text:p>FieriaRab</text:p>
          </table:table-cell>
          <table:table-cell office:value-type="string">
            <text:p>violainelelah@gmail.com</text:p>
          </table:table-cell>
          <table:table-cell table:number-columns-repeated="3" office:value-type="string">
            <text:p>Tashkent</text:p>
          </table:table-cell>
          <table:table-cell office:value-type="string">
            <text:p>Uzbek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hisecippimb</text:p>
          </table:table-cell>
          <table:table-cell office:value-type="string">
            <text:p>HoawayacanK</text:p>
          </table:table-cell>
          <table:table-cell table:number-columns-repeated="2" office:value-type="string">
            <text:p>hiseCippimb</text:p>
          </table:table-cell>
          <table:table-cell office:value-type="string">
            <text:p>mishapetrovtrueman@gmail.com</text:p>
          </table:table-cell>
          <table:table-cell office:value-type="string">
            <text:p>Uamu</text:p>
          </table:table-cell>
          <table:table-cell office:value-type="string">
            <text:p>Kasenge</text:p>
          </table:table-cell>
          <table:table-cell office:value-type="string">
            <text:p>Metheringham</text:p>
          </table:table-cell>
          <table:table-cell office:value-type="string">
            <text:p>Isle of M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2/2011</text:p>
          </table:table-cell>
        </table:table-row>
        <table:table-row table:style-name="ro1">
          <table:table-cell office:value-type="string">
            <text:p>typenockerect</text:p>
          </table:table-cell>
          <table:table-cell office:value-type="string">
            <text:p>wizC4CJ361</text:p>
          </table:table-cell>
          <table:table-cell table:number-columns-repeated="2" office:value-type="string">
            <text:p>typeNockerect</text:p>
          </table:table-cell>
          <table:table-cell office:value-type="string">
            <text:p>jukenifopinp.t@gmail.com</text:p>
          </table:table-cell>
          <table:table-cell table:number-columns-repeated="3" office:value-type="string">
            <text:p>New-You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0/2011</text:p>
          </table:table-cell>
        </table:table-row>
        <table:table-row table:style-name="ro1">
          <table:table-cell office:value-type="string">
            <text:p>advarcita</text:p>
          </table:table-cell>
          <table:table-cell office:value-type="string">
            <text:p>haXopXU797</text:p>
          </table:table-cell>
          <table:table-cell table:number-columns-repeated="2" office:value-type="string">
            <text:p>advarcita</text:p>
          </table:table-cell>
          <table:table-cell office:value-type="string">
            <text:p>kelsellherkeh@gmail.com</text:p>
          </table:table-cell>
          <table:table-cell table:number-columns-repeated="3" office:value-type="string">
            <text:p>Kalamaria</text:p>
          </table:table-cell>
          <table:table-cell office:value-type="string">
            <text:p>Gree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31/2011</text:p>
          </table:table-cell>
        </table:table-row>
        <table:table-row table:style-name="ro1">
          <table:table-cell office:value-type="string">
            <text:p>dagadheda</text:p>
          </table:table-cell>
          <table:table-cell office:value-type="string">
            <text:p>sWuhcUy912</text:p>
          </table:table-cell>
          <table:table-cell table:number-columns-repeated="2" office:value-type="string">
            <text:p>dagadheda</text:p>
          </table:table-cell>
          <table:table-cell office:value-type="string">
            <text:p>broniamassnoq@gmail.com</text:p>
          </table:table-cell>
          <table:table-cell table:number-columns-repeated="3" office:value-type="string">
            <text:p>Aarschot</text:p>
          </table:table-cell>
          <table:table-cell office:value-type="string">
            <text:p>Belgiu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9/2011</text:p>
          </table:table-cell>
        </table:table-row>
        <table:table-row table:style-name="ro1">
          <table:table-cell office:value-type="string">
            <text:p>soriunwizor</text:p>
          </table:table-cell>
          <table:table-cell office:value-type="string">
            <text:p>WVm4aIm543</text:p>
          </table:table-cell>
          <table:table-cell table:number-columns-repeated="2" office:value-type="string">
            <text:p>SoriUnwizor</text:p>
          </table:table-cell>
          <table:table-cell office:value-type="string">
            <text:p>offiegianonec@gmail.com</text:p>
          </table:table-cell>
          <table:table-cell table:number-columns-repeated="3" office:value-type="string">
            <text:p>Cairo</text:p>
          </table:table-cell>
          <table:table-cell office:value-type="string">
            <text:p>Egyp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0/2011</text:p>
          </table:table-cell>
        </table:table-row>
        <table:table-row table:style-name="ro1">
          <table:table-cell office:value-type="string">
            <text:p>railsossetike</text:p>
          </table:table-cell>
          <table:table-cell office:value-type="string">
            <text:p>LwZEHp4919</text:p>
          </table:table-cell>
          <table:table-cell table:number-columns-repeated="2" office:value-type="string">
            <text:p>RailsosseTike</text:p>
          </table:table-cell>
          <table:table-cell office:value-type="string">
            <text:p>cli.ff.ordsand.y.3.4@gmail.com</text:p>
          </table:table-cell>
          <table:table-cell table:number-columns-repeated="3" office:value-type="string">
            <text:p>Keflavik</text:p>
          </table:table-cell>
          <table:table-cell office:value-type="string">
            <text:p>Ic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08dnlashaun</text:p>
          </table:table-cell>
          <table:table-cell office:value-type="string">
            <text:p>M4J87509</text:p>
          </table:table-cell>
          <table:table-cell table:number-columns-repeated="2" office:value-type="string">
            <text:p>08DNlashaun</text:p>
          </table:table-cell>
          <table:table-cell office:value-type="string">
            <text:p>r.i.to.ch.k.ahouse.shops.exy1971@gmail.com</text:p>
          </table:table-cell>
          <table:table-cell office:value-type="string">
            <text:p>Oceanville</text:p>
          </table:table-cell>
          <table:table-cell office:value-type="string">
            <text:p>Milford</text:p>
          </table:table-cell>
          <table:table-cell office:value-type="string">
            <text:p>Lincoln Park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nepeevopy</text:p>
          </table:table-cell>
          <table:table-cell office:value-type="string">
            <text:p>hzbmByB357</text:p>
          </table:table-cell>
          <table:table-cell table:number-columns-repeated="2" office:value-type="string">
            <text:p>NepeEvopy</text:p>
          </table:table-cell>
          <table:table-cell office:value-type="string">
            <text:p>th.elor.dofthe.rings2k@gmail.com</text:p>
          </table:table-cell>
          <table:table-cell table:number-columns-repeated="3" office:value-type="string">
            <text:p>Duverge</text:p>
          </table:table-cell>
          <table:table-cell office:value-type="string">
            <text:p>Dominican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comovomi</text:p>
          </table:table-cell>
          <table:table-cell office:value-type="string">
            <text:p>ziKJwTw195</text:p>
          </table:table-cell>
          <table:table-cell table:number-columns-repeated="2" office:value-type="string">
            <text:p>comovomi</text:p>
          </table:table-cell>
          <table:table-cell office:value-type="string">
            <text:p>chom.iczadrcej@gmail.com</text:p>
          </table:table-cell>
          <table:table-cell table:number-columns-repeated="2"/>
          <table:table-cell office:value-type="string">
            <text:p>Bethpage, NY, 11714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2/2011</text:p>
          </table:table-cell>
        </table:table-row>
        <table:table-row table:style-name="ro1">
          <table:table-cell office:value-type="string">
            <text:p>jentsweerie</text:p>
          </table:table-cell>
          <table:table-cell office:value-type="string">
            <text:p>2HrtH8C465</text:p>
          </table:table-cell>
          <table:table-cell table:number-columns-repeated="2" office:value-type="string">
            <text:p>JENTSWEERIE</text:p>
          </table:table-cell>
          <table:table-cell office:value-type="string">
            <text:p>al.exan.d.r.oki.ng.8.6@gmail.com</text:p>
          </table:table-cell>
          <table:table-cell table:number-columns-repeated="3" office:value-type="string">
            <text:p>Virbalis</text:p>
          </table:table-cell>
          <table:table-cell office:value-type="string">
            <text:p>Lithu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3/2011</text:p>
          </table:table-cell>
        </table:table-row>
        <table:table-row table:style-name="ro1">
          <table:table-cell office:value-type="string">
            <text:p>benobignlitly</text:p>
          </table:table-cell>
          <table:table-cell office:value-type="string">
            <text:p>HNEmALb212</text:p>
          </table:table-cell>
          <table:table-cell table:number-columns-repeated="2" office:value-type="string">
            <text:p>BenoBignlitly</text:p>
          </table:table-cell>
          <table:table-cell office:value-type="string">
            <text:p>vinodhargr.jil@gmail.com</text:p>
          </table:table-cell>
          <table:table-cell table:number-columns-repeated="3" office:value-type="string">
            <text:p>Monrovia</text:p>
          </table:table-cell>
          <table:table-cell office:value-type="string">
            <text:p>Libe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2/2011</text:p>
          </table:table-cell>
        </table:table-row>
        <table:table-row table:style-name="ro1">
          <table:table-cell office:value-type="string">
            <text:p>immopaydactace</text:p>
          </table:table-cell>
          <table:table-cell office:value-type="string">
            <text:p>GzEk9vp165</text:p>
          </table:table-cell>
          <table:table-cell table:number-columns-repeated="2" office:value-type="string">
            <text:p>immopaydactace</text:p>
          </table:table-cell>
          <table:table-cell office:value-type="string">
            <text:p>maxmax127589@qip.ru</text:p>
          </table:table-cell>
          <table:table-cell table:number-columns-repeated="3" office:value-type="string">
            <text:p>kazan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rooriadiors</text:p>
          </table:table-cell>
          <table:table-cell office:value-type="string">
            <text:p>AOTvEi2143</text:p>
          </table:table-cell>
          <table:table-cell table:number-columns-repeated="2" office:value-type="string">
            <text:p>Rooriadiors</text:p>
          </table:table-cell>
          <table:table-cell office:value-type="string">
            <text:p>hulioashar@gmail.com</text:p>
          </table:table-cell>
          <table:table-cell table:number-columns-repeated="3" office:value-type="string">
            <text:p>Tamana</text:p>
          </table:table-cell>
          <table:table-cell office:value-type="string">
            <text:p>Jap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3/2011</text:p>
          </table:table-cell>
        </table:table-row>
        <table:table-row table:style-name="ro1">
          <table:table-cell office:value-type="string">
            <text:p>shophynom</text:p>
          </table:table-cell>
          <table:table-cell office:value-type="string">
            <text:p>hdoEWPe841</text:p>
          </table:table-cell>
          <table:table-cell table:number-columns-repeated="2" office:value-type="string">
            <text:p>Shophynom</text:p>
          </table:table-cell>
          <table:table-cell office:value-type="string">
            <text:p>ruqayqanardik@gmail.com</text:p>
          </table:table-cell>
          <table:table-cell table:number-columns-repeated="3" office:value-type="string">
            <text:p>Plzen</text:p>
          </table:table-cell>
          <table:table-cell office:value-type="string">
            <text:p>Czech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6/2011</text:p>
          </table:table-cell>
        </table:table-row>
        <table:table-row table:style-name="ro1">
          <table:table-cell office:value-type="string">
            <text:p>unsergo</text:p>
          </table:table-cell>
          <table:table-cell office:value-type="string">
            <text:p>YzylqXl862</text:p>
          </table:table-cell>
          <table:table-cell table:number-columns-repeated="2" office:value-type="string">
            <text:p>unsergo</text:p>
          </table:table-cell>
          <table:table-cell office:value-type="string">
            <text:p>yosse.lfilgvon@gmail.com</text:p>
          </table:table-cell>
          <table:table-cell table:number-columns-repeated="2"/>
          <table:table-cell office:value-type="string">
            <text:p>Adrian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1/2011</text:p>
          </table:table-cell>
        </table:table-row>
        <table:table-row table:style-name="ro1">
          <table:table-cell office:value-type="string">
            <text:p>offesobsedy</text:p>
          </table:table-cell>
          <table:table-cell office:value-type="string">
            <text:p>XQ4fJzX223</text:p>
          </table:table-cell>
          <table:table-cell table:number-columns-repeated="2" office:value-type="string">
            <text:p>offesObsedy</text:p>
          </table:table-cell>
          <table:table-cell office:value-type="string">
            <text:p>maxim@medic-pills.org</text:p>
          </table:table-cell>
          <table:table-cell table:number-columns-repeated="3" office:value-type="string">
            <text:p>Walvis Bay</text:p>
          </table:table-cell>
          <table:table-cell office:value-type="string">
            <text:p>Nami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3/2011</text:p>
          </table:table-cell>
        </table:table-row>
        <table:table-row table:style-name="ro1">
          <table:table-cell office:value-type="string">
            <text:p>mototex-innotrutsot</text:p>
          </table:table-cell>
          <table:table-cell office:value-type="string">
            <text:p>w123456789w</text:p>
          </table:table-cell>
          <table:table-cell table:number-columns-repeated="2" office:value-type="string">
            <text:p>Mototex-InnotrutSot</text:p>
          </table:table-cell>
          <table:table-cell office:value-type="string">
            <text:p>mototx_2013@mail.ru</text:p>
          </table:table-cell>
          <table:table-cell office:value-type="string">
            <text:p>?????????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???????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?????????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????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8/2011</text:p>
          </table:table-cell>
          <table:table-cell table:number-columns-repeated="8"/>
        </table:table-row>
        <table:table-row table:style-name="ro1">
          <table:table-cell office:value-type="string">
            <text:p>uniotcuntee</text:p>
          </table:table-cell>
          <table:table-cell office:value-type="string">
            <text:p>IswcNPO594</text:p>
          </table:table-cell>
          <table:table-cell table:number-columns-repeated="2" office:value-type="string">
            <text:p>uniotcuntee</text:p>
          </table:table-cell>
          <table:table-cell office:value-type="string">
            <text:p>zozegames@gmail.com</text:p>
          </table:table-cell>
          <table:table-cell table:number-columns-repeated="3" office:value-type="string">
            <text:p>Tamana</text:p>
          </table:table-cell>
          <table:table-cell office:value-type="string">
            <text:p>Jap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5/2011</text:p>
          </table:table-cell>
        </table:table-row>
        <table:table-row table:style-name="ro1">
          <table:table-cell office:value-type="string">
            <text:p>erygrouri</text:p>
          </table:table-cell>
          <table:table-cell office:value-type="string">
            <text:p>QgISZbP148</text:p>
          </table:table-cell>
          <table:table-cell table:number-columns-repeated="2" office:value-type="string">
            <text:p>Erygrouri</text:p>
          </table:table-cell>
          <table:table-cell office:value-type="string">
            <text:p>bracchijerbis@gmail.com</text:p>
          </table:table-cell>
          <table:table-cell table:number-columns-repeated="3" office:value-type="string">
            <text:p>San Vicente De Tagua Tagua</text:p>
          </table:table-cell>
          <table:table-cell office:value-type="string">
            <text:p>Chil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6/2011</text:p>
          </table:table-cell>
        </table:table-row>
        <table:table-row table:style-name="ro1">
          <table:table-cell office:value-type="string">
            <text:p>zoobrefibboke</text:p>
          </table:table-cell>
          <table:table-cell office:value-type="string">
            <text:p>yxijyED386</text:p>
          </table:table-cell>
          <table:table-cell table:number-columns-repeated="2" office:value-type="string">
            <text:p>Zoobrefibboke</text:p>
          </table:table-cell>
          <table:table-cell office:value-type="string">
            <text:p>rahenadibirfx+Neadaginiadak@gmail.com</text:p>
          </table:table-cell>
          <table:table-cell table:number-columns-repeated="3" office:value-type="string">
            <text:p>Cheltenham</text:p>
          </table:table-cell>
          <table:table-cell office:value-type="string">
            <text:p>Austr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9/2011</text:p>
          </table:table-cell>
        </table:table-row>
        <table:table-row table:style-name="ro1">
          <table:table-cell office:value-type="string">
            <text:p>wardamams</text:p>
          </table:table-cell>
          <table:table-cell office:value-type="string">
            <text:p>BYmWcNS557</text:p>
          </table:table-cell>
          <table:table-cell table:number-columns-repeated="2" office:value-type="string">
            <text:p>Wardamams</text:p>
          </table:table-cell>
          <table:table-cell office:value-type="string">
            <text:p>fruncronomync@mail.ru</text:p>
          </table:table-cell>
          <table:table-cell table:number-columns-repeated="3" office:value-type="string">
            <text:p>Spitak</text:p>
          </table:table-cell>
          <table:table-cell office:value-type="string">
            <text:p>Arme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2/2011</text:p>
          </table:table-cell>
        </table:table-row>
        <table:table-row table:style-name="ro1">
          <table:table-cell office:value-type="string">
            <text:p>beervipse</text:p>
          </table:table-cell>
          <table:table-cell office:value-type="string">
            <text:p>dTpyLsm147</text:p>
          </table:table-cell>
          <table:table-cell table:number-columns-repeated="2" office:value-type="string">
            <text:p>Beervipse</text:p>
          </table:table-cell>
          <table:table-cell office:value-type="string">
            <text:p>nasecenekerej@gmail.com</text:p>
          </table:table-cell>
          <table:table-cell table:number-columns-repeated="3" office:value-type="string">
            <text:p>Plovdiv</text:p>
          </table:table-cell>
          <table:table-cell office:value-type="string">
            <text:p>Bulga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5/2011</text:p>
          </table:table-cell>
        </table:table-row>
        <table:table-row table:style-name="ro1">
          <table:table-cell office:value-type="string">
            <text:p>chiemniny</text:p>
          </table:table-cell>
          <table:table-cell office:value-type="string">
            <text:p>gVKnoU4496</text:p>
          </table:table-cell>
          <table:table-cell table:number-columns-repeated="2" office:value-type="string">
            <text:p>Chiemniny</text:p>
          </table:table-cell>
          <table:table-cell office:value-type="string">
            <text:p>v.in.o.dh.a.rgr.ji.l@gmail.com</text:p>
          </table:table-cell>
          <table:table-cell table:number-columns-repeated="3" office:value-type="string">
            <text:p>Orange Walk</text:p>
          </table:table-cell>
          <table:table-cell office:value-type="string">
            <text:p>Beliz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4/2011</text:p>
          </table:table-cell>
        </table:table-row>
        <table:table-row table:style-name="ro1">
          <table:table-cell office:value-type="string">
            <text:p>an4oyc</text:p>
          </table:table-cell>
          <table:table-cell office:value-type="string">
            <text:p>K3N6v0A574</text:p>
          </table:table-cell>
          <table:table-cell table:number-columns-repeated="2" office:value-type="string">
            <text:p>An4oyc</text:p>
          </table:table-cell>
          <table:table-cell office:value-type="string">
            <text:p>saradoudneboz@gmail.com</text:p>
          </table:table-cell>
          <table:table-cell table:number-columns-repeated="2" office:value-type="string">
            <text:p>Virgin Islands</text:p>
          </table:table-cell>
          <table:table-cell office:value-type="string">
            <text:p>East Timor</text:p>
          </table:table-cell>
          <table:table-cell office:value-type="string">
            <text:p>Vietna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5/2011</text:p>
          </table:table-cell>
        </table:table-row>
        <table:table-row table:style-name="ro1">
          <table:table-cell office:value-type="string">
            <text:p>lyclebype</text:p>
          </table:table-cell>
          <table:table-cell office:value-type="string">
            <text:p>DG0j5wh768</text:p>
          </table:table-cell>
          <table:table-cell table:number-columns-repeated="2" office:value-type="string">
            <text:p>Lyclebype</text:p>
          </table:table-cell>
          <table:table-cell office:value-type="string">
            <text:p>moto273@tyhrf.jino.ru</text:p>
          </table:table-cell>
          <table:table-cell table:number-columns-repeated="3" office:value-type="string">
            <text:p>Kralupy Nad Vltavou</text:p>
          </table:table-cell>
          <table:table-cell office:value-type="string">
            <text:p>Czech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blowlyfaw</text:p>
          </table:table-cell>
          <table:table-cell office:value-type="string">
            <text:p>exeptepfauple</text:p>
          </table:table-cell>
          <table:table-cell table:number-columns-repeated="2" office:value-type="string">
            <text:p>blowlyfaw</text:p>
          </table:table-cell>
          <table:table-cell office:value-type="string">
            <text:p>webadmin@cosyddhac.org</text:p>
          </table:table-cell>
          <table:table-cell table:number-columns-repeated="3" office:value-type="string">
            <text:p>KL</text:p>
          </table:table-cell>
          <table:table-cell office:value-type="string">
            <text:p>M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31/2011</text:p>
          </table:table-cell>
        </table:table-row>
        <table:table-row table:style-name="ro1">
          <table:table-cell office:value-type="string">
            <text:p>lostantorossy</text:p>
          </table:table-cell>
          <table:table-cell office:value-type="string">
            <text:p>PvQ6Uk1531</text:p>
          </table:table-cell>
          <table:table-cell table:number-columns-repeated="2" office:value-type="string">
            <text:p>lostantorossy</text:p>
          </table:table-cell>
          <table:table-cell office:value-type="string">
            <text:p>ikshanahazqob@gmail.com</text:p>
          </table:table-cell>
          <table:table-cell table:number-columns-repeated="3" office:value-type="string">
            <text:p>Toledo</text:p>
          </table:table-cell>
          <table:table-cell office:value-type="string">
            <text:p>Spai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9/2011</text:p>
          </table:table-cell>
        </table:table-row>
        <table:table-row table:style-name="ro1">
          <table:table-cell office:value-type="string">
            <text:p>trenuebrura</text:p>
          </table:table-cell>
          <table:table-cell office:value-type="string">
            <text:p>FDbdHNf754</text:p>
          </table:table-cell>
          <table:table-cell table:number-columns-repeated="2" office:value-type="string">
            <text:p>trenuebrura</text:p>
          </table:table-cell>
          <table:table-cell office:value-type="string">
            <text:p>appositeuxcardenas@gmail.com</text:p>
          </table:table-cell>
          <table:table-cell table:number-columns-repeated="4" office:value-type="string">
            <text:p>Hol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0/2011</text:p>
          </table:table-cell>
        </table:table-row>
        <table:table-row table:style-name="ro1">
          <table:table-cell office:value-type="string">
            <text:p>perefoetkem</text:p>
          </table:table-cell>
          <table:table-cell office:value-type="string">
            <text:p>s4GQw8c828</text:p>
          </table:table-cell>
          <table:table-cell table:number-columns-repeated="2" office:value-type="string">
            <text:p>perefoetkem</text:p>
          </table:table-cell>
          <table:table-cell office:value-type="string">
            <text:p>sl.mnsvtvsvt5@gmail.com</text:p>
          </table:table-cell>
          <table:table-cell office:value-type="string">
            <text:p>St. Petersburg</text:p>
          </table:table-cell>
          <table:table-cell office:value-type="string">
            <text:p>Provo</text:p>
          </table:table-cell>
          <table:table-cell office:value-type="string">
            <text:p>McAllen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8/2011</text:p>
          </table:table-cell>
        </table:table-row>
        <table:table-row table:style-name="ro1">
          <table:table-cell office:value-type="string">
            <text:p>enromoavanork</text:p>
          </table:table-cell>
          <table:table-cell office:value-type="string">
            <text:p>IrRemOV635</text:p>
          </table:table-cell>
          <table:table-cell table:number-columns-repeated="2" office:value-type="string">
            <text:p>Enromoavanork</text:p>
          </table:table-cell>
          <table:table-cell office:value-type="string">
            <text:p>mcsauledmwluq@gmail.com</text:p>
          </table:table-cell>
          <table:table-cell table:number-columns-repeated="3" office:value-type="string">
            <text:p>Lome</text:p>
          </table:table-cell>
          <table:table-cell office:value-type="string">
            <text:p>Tog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8/2011</text:p>
          </table:table-cell>
        </table:table-row>
        <table:table-row table:style-name="ro1">
          <table:table-cell office:value-type="string">
            <text:p>telsassihooli</text:p>
          </table:table-cell>
          <table:table-cell office:value-type="string">
            <text:p>mYA3yB7829</text:p>
          </table:table-cell>
          <table:table-cell table:number-columns-repeated="2" office:value-type="string">
            <text:p>Telsassihooli</text:p>
          </table:table-cell>
          <table:table-cell office:value-type="string">
            <text:p>dejohnlimmfux@gmail.com</text:p>
          </table:table-cell>
          <table:table-cell table:number-columns-repeated="3" office:value-type="string">
            <text:p>Hoskins</text:p>
          </table:table-cell>
          <table:table-cell office:value-type="string">
            <text:p>Papua New Guine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31/2011</text:p>
          </table:table-cell>
        </table:table-row>
        <table:table-row table:style-name="ro1">
          <table:table-cell office:value-type="string">
            <text:p>ricky</text:p>
          </table:table-cell>
          <table:table-cell office:value-type="string">
            <text:p>6mxQV</text:p>
          </table:table-cell>
          <table:table-cell office:value-type="string">
            <text:p>Ricky</text:p>
          </table:table-cell>
          <table:table-cell office:value-type="string">
            <text:p>kEBKHPIhVh</text:p>
          </table:table-cell>
          <table:table-cell office:value-type="string">
            <text:p>cooler111@yahoo.com</text:p>
          </table:table-cell>
          <table:table-cell office:value-type="string">
            <text:p>tjpeNPzZrsAu</text:p>
          </table:table-cell>
          <table:table-cell office:value-type="string">
            <text:p>mwAcfTDApHohRsxb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446">
            <text:p>59446</text:p>
          </table:table-cell>
          <table:table-cell office:value-type="float" office:value="82974235601">
            <text:p>82974235601</text:p>
          </table:table-cell>
          <table:table-cell office:value-type="string">
            <text:p>US</text:p>
          </table:table-cell>
          <table:table-cell office:value-type="string">
            <text:p>07/07/2014</text:p>
          </table:table-cell>
        </table:table-row>
        <table:table-row table:style-name="ro1">
          <table:table-cell office:value-type="string">
            <text:p>cargoclolcate</text:p>
          </table:table-cell>
          <table:table-cell office:value-type="string">
            <text:p>nubbruroboync</text:p>
          </table:table-cell>
          <table:table-cell table:number-columns-repeated="2" office:value-type="string">
            <text:p>cargoclolcate</text:p>
          </table:table-cell>
          <table:table-cell office:value-type="string">
            <text:p>m.o.s.k.v.a.v.ladivo.stokek.aterin.bu.r.g@gmail.com</text:p>
          </table:table-cell>
          <table:table-cell table:number-columns-repeated="2"/>
          <table:table-cell office:value-type="string">
            <text:p>Vaudreuil dorion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1/2011</text:p>
          </table:table-cell>
        </table:table-row>
        <table:table-row table:style-name="ro1">
          <table:table-cell office:value-type="string">
            <text:p>quaroriceamma</text:p>
          </table:table-cell>
          <table:table-cell office:value-type="string">
            <text:p>P4uiic2757</text:p>
          </table:table-cell>
          <table:table-cell table:number-columns-repeated="2" office:value-type="string">
            <text:p>quaroriceamma</text:p>
          </table:table-cell>
          <table:table-cell office:value-type="string">
            <text:p>NemeCligree@gmail.com</text:p>
          </table:table-cell>
          <table:table-cell table:number-columns-repeated="3" office:value-type="string">
            <text:p>Bereeda</text:p>
          </table:table-cell>
          <table:table-cell office:value-type="string">
            <text:p>Som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9/2011</text:p>
          </table:table-cell>
        </table:table-row>
        <table:table-row table:style-name="ro1">
          <table:table-cell office:value-type="string">
            <text:p>mompriommanog</text:p>
          </table:table-cell>
          <table:table-cell office:value-type="string">
            <text:p>gP650XS441</text:p>
          </table:table-cell>
          <table:table-cell table:number-columns-repeated="2" office:value-type="string">
            <text:p>MomPrIommanog</text:p>
          </table:table-cell>
          <table:table-cell office:value-type="string">
            <text:p>ivan89ii@mail15.com</text:p>
          </table:table-cell>
          <table:table-cell table:number-columns-repeated="3" office:value-type="string">
            <text:p>Paphos</text:p>
          </table:table-cell>
          <table:table-cell office:value-type="string">
            <text:p>Cyp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wolekiiosacs</text:p>
          </table:table-cell>
          <table:table-cell office:value-type="string">
            <text:p>6Zlr5yC218</text:p>
          </table:table-cell>
          <table:table-cell table:number-columns-repeated="2" office:value-type="string">
            <text:p>Wolekiiosacs</text:p>
          </table:table-cell>
          <table:table-cell office:value-type="string">
            <text:p>leonc696@gmail.com</text:p>
          </table:table-cell>
          <table:table-cell table:number-columns-repeated="3" office:value-type="string">
            <text:p>Keflavik</text:p>
          </table:table-cell>
          <table:table-cell office:value-type="string">
            <text:p>Ic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quippimiboora</text:p>
          </table:table-cell>
          <table:table-cell office:value-type="string">
            <text:p>EGIgGK6266</text:p>
          </table:table-cell>
          <table:table-cell table:number-columns-repeated="2" office:value-type="string">
            <text:p>Quippimiboora</text:p>
          </table:table-cell>
          <table:table-cell office:value-type="string">
            <text:p>zivoabe@gmail.com</text:p>
          </table:table-cell>
          <table:table-cell table:number-columns-repeated="2"/>
          <table:table-cell office:value-type="string">
            <text:p>Clinton township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ratanarry</text:p>
          </table:table-cell>
          <table:table-cell office:value-type="string">
            <text:p>heK2lEm244</text:p>
          </table:table-cell>
          <table:table-cell table:number-columns-repeated="2" office:value-type="string">
            <text:p>ratanarry</text:p>
          </table:table-cell>
          <table:table-cell office:value-type="string">
            <text:p>adalabinnesax@gmail.com</text:p>
          </table:table-cell>
          <table:table-cell table:number-columns-repeated="3" office:value-type="string">
            <text:p>Lianyungang</text:p>
          </table:table-cell>
          <table:table-cell office:value-type="string">
            <text:p>Ch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3/2011</text:p>
          </table:table-cell>
        </table:table-row>
        <table:table-row table:style-name="ro1">
          <table:table-cell office:value-type="string">
            <text:p>estittine</text:p>
          </table:table-cell>
          <table:table-cell office:value-type="string">
            <text:p>VVE7LNl431</text:p>
          </table:table-cell>
          <table:table-cell table:number-columns-repeated="2" office:value-type="string">
            <text:p>Estittine</text:p>
          </table:table-cell>
          <table:table-cell office:value-type="string">
            <text:p>maslosoevoeprodamop.to.m@gmail.com</text:p>
          </table:table-cell>
          <table:table-cell table:number-columns-repeated="3" office:value-type="string">
            <text:p>Jubail</text:p>
          </table:table-cell>
          <table:table-cell office:value-type="string">
            <text:p>Saudi Ara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6/2011</text:p>
          </table:table-cell>
        </table:table-row>
        <table:table-row table:style-name="ro1">
          <table:table-cell office:value-type="string">
            <text:p>lickizaliakly</text:p>
          </table:table-cell>
          <table:table-cell office:value-type="string">
            <text:p>ffkifOE692</text:p>
          </table:table-cell>
          <table:table-cell table:number-columns-repeated="2" office:value-type="string">
            <text:p>lickizaliakly</text:p>
          </table:table-cell>
          <table:table-cell office:value-type="string">
            <text:p>gshifs.ywtlbanp@gmail.com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2/2011</text:p>
          </table:table-cell>
        </table:table-row>
        <table:table-row table:style-name="ro1">
          <table:table-cell office:value-type="string">
            <text:p>unsaliask</text:p>
          </table:table-cell>
          <table:table-cell office:value-type="string">
            <text:p>roman1</text:p>
          </table:table-cell>
          <table:table-cell table:number-columns-repeated="2" office:value-type="string">
            <text:p>unsaliask</text:p>
          </table:table-cell>
          <table:table-cell office:value-type="string">
            <text:p>websuno@gmail.com</text:p>
          </table:table-cell>
          <table:table-cell table:number-columns-repeated="3" office:value-type="string">
            <text:p>Hohenems</text:p>
          </table:table-cell>
          <table:table-cell office:value-type="string">
            <text:p>Aust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9/2011</text:p>
          </table:table-cell>
        </table:table-row>
        <table:table-row table:style-name="ro1">
          <table:table-cell office:value-type="string">
            <text:p>ladyjessifex</text:p>
          </table:table-cell>
          <table:table-cell office:value-type="string">
            <text:p>FHTR24e657</text:p>
          </table:table-cell>
          <table:table-cell table:number-columns-repeated="2" office:value-type="string">
            <text:p>LadyJessifex</text:p>
          </table:table-cell>
          <table:table-cell office:value-type="string">
            <text:p>kimikogiackah@gmail.com</text:p>
          </table:table-cell>
          <table:table-cell office:value-type="string">
            <text:p>San Antonio</text:p>
          </table:table-cell>
          <table:table-cell office:value-type="string">
            <text:p>Canton</text:p>
          </table:table-cell>
          <table:table-cell office:value-type="string">
            <text:p>Abilene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6/2011</text:p>
          </table:table-cell>
        </table:table-row>
        <table:table-row table:style-name="ro1">
          <table:table-cell office:value-type="string">
            <text:p>acumpimputs</text:p>
          </table:table-cell>
          <table:table-cell office:value-type="string">
            <text:p>UzvkStk595</text:p>
          </table:table-cell>
          <table:table-cell table:number-columns-repeated="2" office:value-type="string">
            <text:p>acumpimputs</text:p>
          </table:table-cell>
          <table:table-cell office:value-type="string">
            <text:p>cl.eme.n.te.m.erc.a.do0@gmail.com</text:p>
          </table:table-cell>
          <table:table-cell table:number-columns-repeated="2"/>
          <table:table-cell office:value-type="string">
            <text:p>Dalton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3/2011</text:p>
          </table:table-cell>
        </table:table-row>
        <table:table-row table:style-name="ro1">
          <table:table-cell office:value-type="string">
            <text:p>accubbino</text:p>
          </table:table-cell>
          <table:table-cell office:value-type="string">
            <text:p>X4cbnan972</text:p>
          </table:table-cell>
          <table:table-cell table:number-columns-repeated="2" office:value-type="string">
            <text:p>accubbinO</text:p>
          </table:table-cell>
          <table:table-cell office:value-type="string">
            <text:p>tierraandrhuf@gmail.com</text:p>
          </table:table-cell>
          <table:table-cell table:number-columns-repeated="3" office:value-type="string">
            <text:p>Kwekwe</text:p>
          </table:table-cell>
          <table:table-cell office:value-type="string">
            <text:p>Zimbabw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7/2011</text:p>
          </table:table-cell>
        </table:table-row>
        <table:table-row table:style-name="ro1">
          <table:table-cell office:value-type="string">
            <text:p>emurfpubdurry</text:p>
          </table:table-cell>
          <table:table-cell office:value-type="string">
            <text:p>my0q2Rv676</text:p>
          </table:table-cell>
          <table:table-cell table:number-columns-repeated="2" office:value-type="string">
            <text:p>EmurfPubdurry</text:p>
          </table:table-cell>
          <table:table-cell office:value-type="string">
            <text:p>vismeuwa@gmail.com</text:p>
          </table:table-cell>
          <table:table-cell table:number-columns-repeated="3" office:value-type="string">
            <text:p>Los Angeles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4/2011</text:p>
          </table:table-cell>
        </table:table-row>
        <table:table-row table:style-name="ro1">
          <table:table-cell office:value-type="string">
            <text:p>sefspypeideby</text:p>
          </table:table-cell>
          <table:table-cell office:value-type="string">
            <text:p>HPNICwg122</text:p>
          </table:table-cell>
          <table:table-cell table:number-columns-repeated="2" office:value-type="string">
            <text:p>Sefspypeideby</text:p>
          </table:table-cell>
          <table:table-cell office:value-type="string">
            <text:p>d.ie.thard.av.veb@gmail.com</text:p>
          </table:table-cell>
          <table:table-cell table:number-columns-repeated="3" office:value-type="string">
            <text:p>Sembawang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8/2011</text:p>
          </table:table-cell>
        </table:table-row>
        <table:table-row table:style-name="ro1">
          <table:table-cell office:value-type="string">
            <text:p>stastawlbub</text:p>
          </table:table-cell>
          <table:table-cell office:value-type="string">
            <text:p>VzC2cgz493</text:p>
          </table:table-cell>
          <table:table-cell table:number-columns-repeated="2" office:value-type="string">
            <text:p>Stastawlbub</text:p>
          </table:table-cell>
          <table:table-cell office:value-type="string">
            <text:p>vmazakin+Endosyvomdymn@gmail.com</text:p>
          </table:table-cell>
          <table:table-cell table:number-columns-repeated="3" office:value-type="string">
            <text:p>Le Mans</text:p>
          </table:table-cell>
          <table:table-cell office:value-type="string">
            <text:p>Fran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8/2011</text:p>
          </table:table-cell>
        </table:table-row>
        <table:table-row table:style-name="ro1">
          <table:table-cell office:value-type="string">
            <text:p>panda62</text:p>
          </table:table-cell>
          <table:table-cell office:value-type="string">
            <text:p>bassfishing</text:p>
          </table:table-cell>
          <table:table-cell office:value-type="string">
            <text:p>randy</text:p>
          </table:table-cell>
          <table:table-cell office:value-type="string">
            <text:p>cockrell</text:p>
          </table:table-cell>
          <table:table-cell office:value-type="string">
            <text:p>randycockrell47@yahoo.com</text:p>
          </table:table-cell>
          <table:table-cell office:value-type="string">
            <text:p>4016s.e. 51 st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 office:value-type="string">
            <text:p>405-889-5280</text:p>
          </table:table-cell>
          <table:table-cell office:value-type="string">
            <text:p>US</text:p>
          </table:table-cell>
          <table:table-cell office:value-type="string">
            <text:p>03/13/2011</text:p>
          </table:table-cell>
        </table:table-row>
        <table:table-row table:style-name="ro1">
          <table:table-cell office:value-type="string">
            <text:p>allonsstar</text:p>
          </table:table-cell>
          <table:table-cell office:value-type="string">
            <text:p>qnA9eHI219</text:p>
          </table:table-cell>
          <table:table-cell table:number-columns-repeated="2" office:value-type="string">
            <text:p>AllonsStar</text:p>
          </table:table-cell>
          <table:table-cell office:value-type="string">
            <text:p>wali.eduardoo@gmail.com</text:p>
          </table:table-cell>
          <table:table-cell table:number-columns-repeated="3" office:value-type="string">
            <text:p>Virbalis</text:p>
          </table:table-cell>
          <table:table-cell office:value-type="string">
            <text:p>Lithu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9/2011</text:p>
          </table:table-cell>
        </table:table-row>
        <table:table-row table:style-name="ro1">
          <table:table-cell office:value-type="string">
            <text:p>roleguerb</text:p>
          </table:table-cell>
          <table:table-cell office:value-type="string">
            <text:p>1bFn3NN337</text:p>
          </table:table-cell>
          <table:table-cell table:number-columns-repeated="2" office:value-type="string">
            <text:p>roleGuerb</text:p>
          </table:table-cell>
          <table:table-cell office:value-type="string">
            <text:p>zolo732@tyhrf.jino.ru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3/2011</text:p>
          </table:table-cell>
        </table:table-row>
        <table:table-row table:style-name="ro1">
          <table:table-cell office:value-type="string">
            <text:p>moireeheajece</text:p>
          </table:table-cell>
          <table:table-cell office:value-type="string">
            <text:p>3hce7Xg526</text:p>
          </table:table-cell>
          <table:table-cell table:number-columns-repeated="2" office:value-type="string">
            <text:p>moireeheajece</text:p>
          </table:table-cell>
          <table:table-cell office:value-type="string">
            <text:p>yehudaminekos@gmail.com</text:p>
          </table:table-cell>
          <table:table-cell table:number-columns-repeated="3" office:value-type="string">
            <text:p>Freising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8/2011</text:p>
          </table:table-cell>
        </table:table-row>
        <table:table-row table:style-name="ro1">
          <table:table-cell office:value-type="string">
            <text:p>tuddymotdogue</text:p>
          </table:table-cell>
          <table:table-cell office:value-type="string">
            <text:p>mJHsqut897</text:p>
          </table:table-cell>
          <table:table-cell table:number-columns-repeated="2" office:value-type="string">
            <text:p>TuddyMotdogue</text:p>
          </table:table-cell>
          <table:table-cell office:value-type="string">
            <text:p>josef.parrish320@gmail.com</text:p>
          </table:table-cell>
          <table:table-cell table:number-columns-repeated="3" office:value-type="string">
            <text:p>Dallas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9/2011</text:p>
          </table:table-cell>
        </table:table-row>
        <table:table-row table:style-name="ro1">
          <table:table-cell office:value-type="string">
            <text:p>jicchumemef</text:p>
          </table:table-cell>
          <table:table-cell office:value-type="string">
            <text:p>thelast7331</text:p>
          </table:table-cell>
          <table:table-cell table:number-columns-repeated="2" office:value-type="string">
            <text:p>JicchuMeMef</text:p>
          </table:table-cell>
          <table:table-cell office:value-type="string">
            <text:p>pro.momehc@gmail.com</text:p>
          </table:table-cell>
          <table:table-cell table:number-columns-repeated="3" office:value-type="string">
            <text:p>Crepvill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9/2011</text:p>
          </table:table-cell>
        </table:table-row>
        <table:table-row table:style-name="ro1">
          <table:table-cell office:value-type="string">
            <text:p>spicsquicesex</text:p>
          </table:table-cell>
          <table:table-cell office:value-type="string">
            <text:p>ADv0cnD261</text:p>
          </table:table-cell>
          <table:table-cell table:number-columns-repeated="2" office:value-type="string">
            <text:p>SpicsQuiceseX</text:p>
          </table:table-cell>
          <table:table-cell office:value-type="string">
            <text:p>d.s.f.sg.ds@gmail.com</text:p>
          </table:table-cell>
          <table:table-cell table:number-columns-repeated="3" office:value-type="string">
            <text:p>Karakol</text:p>
          </table:table-cell>
          <table:table-cell office:value-type="string">
            <text:p>Kyrgyz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0/2011</text:p>
          </table:table-cell>
        </table:table-row>
        <table:table-row table:style-name="ro1">
          <table:table-cell office:value-type="string">
            <text:p>womammoro</text:p>
          </table:table-cell>
          <table:table-cell office:value-type="string">
            <text:p>sHY0uqY745</text:p>
          </table:table-cell>
          <table:table-cell table:number-columns-repeated="2" office:value-type="string">
            <text:p>Womammoro</text:p>
          </table:table-cell>
          <table:table-cell office:value-type="string">
            <text:p>roman.kimm@gmail.com</text:p>
          </table:table-cell>
          <table:table-cell table:number-columns-repeated="3" office:value-type="string">
            <text:p>?????-?????????</text:p>
          </table:table-cell>
          <table:table-cell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2/2011</text:p>
          </table:table-cell>
        </table:table-row>
        <table:table-row table:style-name="ro1">
          <table:table-cell office:value-type="string">
            <text:p>kantdyday</text:p>
          </table:table-cell>
          <table:table-cell office:value-type="string">
            <text:p>V4ep44j815</text:p>
          </table:table-cell>
          <table:table-cell table:number-columns-repeated="2" office:value-type="string">
            <text:p>KantDyday</text:p>
          </table:table-cell>
          <table:table-cell office:value-type="string">
            <text:p>dimetriablondd@yahoo.de</text:p>
          </table:table-cell>
          <table:table-cell table:number-columns-repeated="3" office:value-type="string">
            <text:p>Debrecen</text:p>
          </table:table-cell>
          <table:table-cell office:value-type="string">
            <text:p>Hungar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2/2011</text:p>
          </table:table-cell>
        </table:table-row>
        <table:table-row table:style-name="ro1">
          <table:table-cell office:value-type="string">
            <text:p>fleemocheerve</text:p>
          </table:table-cell>
          <table:table-cell office:value-type="string">
            <text:p>R5j4Nyf122</text:p>
          </table:table-cell>
          <table:table-cell table:number-columns-repeated="2" office:value-type="string">
            <text:p>fleemocheerve</text:p>
          </table:table-cell>
          <table:table-cell office:value-type="string">
            <text:p>Enhakeassonee@teacher.lifeflowers.org</text:p>
          </table:table-cell>
          <table:table-cell table:number-columns-repeated="3" office:value-type="string">
            <text:p>Tafraout</text:p>
          </table:table-cell>
          <table:table-cell office:value-type="string">
            <text:p>Morocc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31/2011</text:p>
          </table:table-cell>
        </table:table-row>
        <table:table-row table:style-name="ro1">
          <table:table-cell office:value-type="string">
            <text:p>flavotoda</text:p>
          </table:table-cell>
          <table:table-cell office:value-type="string">
            <text:p>pIt603y995</text:p>
          </table:table-cell>
          <table:table-cell table:number-columns-repeated="2" office:value-type="string">
            <text:p>flavotoda</text:p>
          </table:table-cell>
          <table:table-cell office:value-type="string">
            <text:p>sunshinesymy@gmail.com</text:p>
          </table:table-cell>
          <table:table-cell table:number-columns-repeated="3" office:value-type="string">
            <text:p>Banjul</text:p>
          </table:table-cell>
          <table:table-cell office:value-type="string">
            <text:p>The Gam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2/2011</text:p>
          </table:table-cell>
        </table:table-row>
        <table:table-row table:style-name="ro1">
          <table:table-cell office:value-type="string">
            <text:p>hemihierm</text:p>
          </table:table-cell>
          <table:table-cell office:value-type="string">
            <text:p>96CJtuX616</text:p>
          </table:table-cell>
          <table:table-cell table:number-columns-repeated="2" office:value-type="string">
            <text:p>hemihierm</text:p>
          </table:table-cell>
          <table:table-cell office:value-type="string">
            <text:p>elinmark@yandex.com</text:p>
          </table:table-cell>
          <table:table-cell table:number-columns-repeated="3" office:value-type="string">
            <text:p>Parnu</text:p>
          </table:table-cell>
          <table:table-cell office:value-type="string">
            <text:p>Esto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2/2011</text:p>
          </table:table-cell>
        </table:table-row>
        <table:table-row table:style-name="ro1">
          <table:table-cell office:value-type="string">
            <text:p>french1957</text:p>
          </table:table-cell>
          <table:table-cell office:value-type="string">
            <text:p>rdjsekr</text:p>
          </table:table-cell>
          <table:table-cell office:value-type="string">
            <text:p>Russell</text:p>
          </table:table-cell>
          <table:table-cell office:value-type="string">
            <text:p>French</text:p>
          </table:table-cell>
          <table:table-cell office:value-type="string">
            <text:p>russdebfrench@peoplepc.com</text:p>
          </table:table-cell>
          <table:table-cell office:value-type="string">
            <text:p>5408 Spitz Drive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string">
            <text:p>73135-2344</text:p>
          </table:table-cell>
          <table:table-cell office:value-type="float" office:value="4056428036">
            <text:p>4056428036</text:p>
          </table:table-cell>
          <table:table-cell office:value-type="string">
            <text:p>US</text:p>
          </table:table-cell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usacectinee</text:p>
          </table:table-cell>
          <table:table-cell office:value-type="string">
            <text:p>UoWO4kg755</text:p>
          </table:table-cell>
          <table:table-cell table:number-columns-repeated="2" office:value-type="string">
            <text:p>usacectinee</text:p>
          </table:table-cell>
          <table:table-cell office:value-type="string">
            <text:p>derri@sertuon.net</text:p>
          </table:table-cell>
          <table:table-cell office:value-type="string">
            <text:p>Grayland</text:p>
          </table:table-cell>
          <table:table-cell office:value-type="string">
            <text:p>Tamiment</text:p>
          </table:table-cell>
          <table:table-cell office:value-type="string">
            <text:p>Bowdl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2/2011</text:p>
          </table:table-cell>
        </table:table-row>
        <table:table-row table:style-name="ro1">
          <table:table-cell office:value-type="string">
            <text:p>thollacor</text:p>
          </table:table-cell>
          <table:table-cell office:value-type="string">
            <text:p>NQx6OGK579</text:p>
          </table:table-cell>
          <table:table-cell table:number-columns-repeated="2" office:value-type="string">
            <text:p>Thollacor</text:p>
          </table:table-cell>
          <table:table-cell office:value-type="string">
            <text:p>cromackagajuc@gmail.com</text:p>
          </table:table-cell>
          <table:table-cell table:number-columns-repeated="3" office:value-type="string">
            <text:p>Shekhupura</text:p>
          </table:table-cell>
          <table:table-cell office:value-type="string">
            <text:p>Pak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1/2011</text:p>
          </table:table-cell>
        </table:table-row>
        <table:table-row table:style-name="ro1">
          <table:table-cell office:value-type="string">
            <text:p>freedronizene</text:p>
          </table:table-cell>
          <table:table-cell office:value-type="float" office:value="101010">
            <text:p>101010</text:p>
          </table:table-cell>
          <table:table-cell table:number-columns-repeated="2" office:value-type="string">
            <text:p>freedronizene</text:p>
          </table:table-cell>
          <table:table-cell office:value-type="string">
            <text:p>freedronizene@gmail.com</text:p>
          </table:table-cell>
          <table:table-cell table:number-columns-repeated="2"/>
          <table:table-cell office:value-type="string">
            <text:p>Canberra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4/2011</text:p>
          </table:table-cell>
        </table:table-row>
        <table:table-row table:style-name="ro1">
          <table:table-cell office:value-type="string">
            <text:p>nallrestor</text:p>
          </table:table-cell>
          <table:table-cell office:value-type="string">
            <text:p>KEkq9sV889</text:p>
          </table:table-cell>
          <table:table-cell table:number-columns-repeated="2" office:value-type="string">
            <text:p>NallRestor</text:p>
          </table:table-cell>
          <table:table-cell office:value-type="string">
            <text:p>rahenadibirfx+Piobreruide@gmail.com</text:p>
          </table:table-cell>
          <table:table-cell table:number-columns-repeated="2"/>
          <table:table-cell office:value-type="string">
            <text:p>Whitley City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8/2011</text:p>
          </table:table-cell>
        </table:table-row>
        <table:table-row table:style-name="ro1">
          <table:table-cell office:value-type="string">
            <text:p>vernonyates</text:p>
          </table:table-cell>
          <table:table-cell office:value-type="string">
            <text:p>Lj352d1ib31</text:p>
          </table:table-cell>
          <table:table-cell table:number-columns-repeated="2" office:value-type="string">
            <text:p>VernonYates</text:p>
          </table:table-cell>
          <table:table-cell office:value-type="string">
            <text:p>i.sidro.po.tt.er@gmail.com</text:p>
          </table:table-cell>
          <table:table-cell table:number-columns-repeated="2"/>
          <table:table-cell office:value-type="string">
            <text:p>Williamsburg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4/2011</text:p>
          </table:table-cell>
        </table:table-row>
        <table:table-row table:style-name="ro1">
          <table:table-cell office:value-type="string">
            <text:p>prorgezew</text:p>
          </table:table-cell>
          <table:table-cell office:value-type="string">
            <text:p>Xr3tY7v548</text:p>
          </table:table-cell>
          <table:table-cell table:number-columns-repeated="2" office:value-type="string">
            <text:p>prorgezew</text:p>
          </table:table-cell>
          <table:table-cell office:value-type="string">
            <text:p>bicknellgagev@gmail.com</text:p>
          </table:table-cell>
          <table:table-cell table:number-columns-repeated="3" office:value-type="string">
            <text:p>Freising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8/2011</text:p>
          </table:table-cell>
        </table:table-row>
        <table:table-row table:style-name="ro1">
          <table:table-cell office:value-type="string">
            <text:p>gabyreers</text:p>
          </table:table-cell>
          <table:table-cell office:value-type="string">
            <text:p>qb2fjBq622</text:p>
          </table:table-cell>
          <table:table-cell table:number-columns-repeated="2" office:value-type="string">
            <text:p>Gabyreers</text:p>
          </table:table-cell>
          <table:table-cell office:value-type="string">
            <text:p>b.eel.smah.i.pn.e.d@gmail.com</text:p>
          </table:table-cell>
          <table:table-cell table:number-columns-repeated="3" office:value-type="string">
            <text:p>Plovdiv</text:p>
          </table:table-cell>
          <table:table-cell office:value-type="string">
            <text:p>Bulga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7/2011</text:p>
          </table:table-cell>
        </table:table-row>
        <table:table-row table:style-name="ro1">
          <table:table-cell office:value-type="string">
            <text:p>brarerommon</text:p>
          </table:table-cell>
          <table:table-cell office:value-type="string">
            <text:p>HmhjJoq416</text:p>
          </table:table-cell>
          <table:table-cell table:number-columns-repeated="2" office:value-type="string">
            <text:p>Brarerommon</text:p>
          </table:table-cell>
          <table:table-cell office:value-type="string">
            <text:p>adminos@filecash.name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8/2011</text:p>
          </table:table-cell>
        </table:table-row>
        <table:table-row table:style-name="ro1">
          <table:table-cell office:value-type="string">
            <text:p>beadagraciend</text:p>
          </table:table-cell>
          <table:table-cell office:value-type="string">
            <text:p>AZouPzP459</text:p>
          </table:table-cell>
          <table:table-cell table:number-columns-repeated="2" office:value-type="string">
            <text:p>beadagRaciend</text:p>
          </table:table-cell>
          <table:table-cell office:value-type="string">
            <text:p>mnogaporno22@hotel-zk.lviv.ua</text:p>
          </table:table-cell>
          <table:table-cell table:number-columns-repeated="3" office:value-type="string">
            <text:p>Ho Chi Minh City</text:p>
          </table:table-cell>
          <table:table-cell office:value-type="string">
            <text:p>Vietna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3/2011</text:p>
          </table:table-cell>
        </table:table-row>
        <table:table-row table:style-name="ro1">
          <table:table-cell office:value-type="string">
            <text:p>french1962</text:p>
          </table:table-cell>
          <table:table-cell office:value-type="string">
            <text:p>rdjsekr</text:p>
          </table:table-cell>
          <table:table-cell table:number-columns-repeated="10"/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stivcvnorriks</text:p>
          </table:table-cell>
          <table:table-cell office:value-type="string">
            <text:p>sau3gkj2g</text:p>
          </table:table-cell>
          <table:table-cell table:number-columns-repeated="2" office:value-type="string">
            <text:p>stivcvnorriks</text:p>
          </table:table-cell>
          <table:table-cell office:value-type="string">
            <text:p>stivnrrks@aol.com</text:p>
          </table:table-cell>
          <table:table-cell table:number-columns-repeated="2"/>
          <table:table-cell office:value-type="string">
            <text:p>Centereach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6/2011</text:p>
          </table:table-cell>
        </table:table-row>
        <table:table-row table:style-name="ro1">
          <table:table-cell office:value-type="string">
            <text:p>remajessy</text:p>
          </table:table-cell>
          <table:table-cell office:value-type="string">
            <text:p>zhTIzCa345</text:p>
          </table:table-cell>
          <table:table-cell table:number-columns-repeated="2" office:value-type="string">
            <text:p>remajessy</text:p>
          </table:table-cell>
          <table:table-cell office:value-type="string">
            <text:p>galiabryannuw@gmail.com</text:p>
          </table:table-cell>
          <table:table-cell table:number-columns-repeated="3" office:value-type="string">
            <text:p>Klimmen</text:p>
          </table:table-cell>
          <table:table-cell office:value-type="string">
            <text:p>Nether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8/2011</text:p>
          </table:table-cell>
        </table:table-row>
        <table:table-row table:style-name="ro1">
          <table:table-cell office:value-type="string">
            <text:p>page-innotrutsot</text:p>
          </table:table-cell>
          <table:table-cell office:value-type="string">
            <text:p>w123456789w</text:p>
          </table:table-cell>
          <table:table-cell table:number-columns-repeated="2" office:value-type="string">
            <text:p>Page-InnotrutSot</text:p>
          </table:table-cell>
          <table:table-cell office:value-type="string">
            <text:p>myredpage@mail.ru</text:p>
          </table:table-cell>
          <table:table-cell office:value-type="string">
            <text:p>North Richland Hill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rth Ridgevill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rth Rim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thiopi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6/2011</text:p>
          </table:table-cell>
          <table:table-cell table:number-columns-repeated="8"/>
        </table:table-row>
        <table:table-row table:style-name="ro1">
          <table:table-cell office:value-type="string">
            <text:p>bhj</text:p>
          </table:table-cell>
          <table:table-cell office:value-type="string">
            <text:p>Annie#1</text:p>
          </table:table-cell>
          <table:table-cell office:value-type="string">
            <text:p>Brian</text:p>
          </table:table-cell>
          <table:table-cell office:value-type="string">
            <text:p>Jenkins</text:p>
          </table:table-cell>
          <table:table-cell office:value-type="string">
            <text:p>jenkinsfam_me@yahoo.com</text:p>
          </table:table-cell>
          <table:table-cell office:value-type="string">
            <text:p>P.O. Box 13</text:p>
          </table:table-cell>
          <table:table-cell/>
          <table:table-cell office:value-type="string">
            <text:p>New Sweden</text:p>
          </table:table-cell>
          <table:table-cell office:value-type="string">
            <text:p>ME</text:p>
          </table:table-cell>
          <table:table-cell office:value-type="float" office:value="4762">
            <text:p>4762</text:p>
          </table:table-cell>
          <table:table-cell/>
          <table:table-cell office:value-type="string">
            <text:p>US</text:p>
          </table:table-cell>
          <table:table-cell office:value-type="string">
            <text:p>02/23/2011</text:p>
          </table:table-cell>
        </table:table-row>
        <table:table-row table:style-name="ro1">
          <table:table-cell office:value-type="string">
            <text:p>mombaudibia</text:p>
          </table:table-cell>
          <table:table-cell office:value-type="string">
            <text:p>n70YHJs838</text:p>
          </table:table-cell>
          <table:table-cell table:number-columns-repeated="2" office:value-type="string">
            <text:p>mombaudibia</text:p>
          </table:table-cell>
          <table:table-cell office:value-type="string">
            <text:p>iulusbondlcir@gmail.com</text:p>
          </table:table-cell>
          <table:table-cell table:number-columns-repeated="2"/>
          <table:table-cell office:value-type="string">
            <text:p>Virginia Beach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7/2011</text:p>
          </table:table-cell>
        </table:table-row>
        <table:table-row table:style-name="ro1">
          <table:table-cell office:value-type="string">
            <text:p>erapalley</text:p>
          </table:table-cell>
          <table:table-cell office:value-type="string">
            <text:p>pfgbS33gb44</text:p>
          </table:table-cell>
          <table:table-cell table:number-columns-repeated="2" office:value-type="string">
            <text:p>erapalley</text:p>
          </table:table-cell>
          <table:table-cell office:value-type="string">
            <text:p>ololoshin@gmail.com</text:p>
          </table:table-cell>
          <table:table-cell office:value-type="string">
            <text:p>Hasavjur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Karga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lincy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lajzij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6/2011</text:p>
          </table:table-cell>
          <table:table-cell table:number-columns-repeated="8"/>
        </table:table-row>
        <table:table-row table:style-name="ro1">
          <table:table-cell office:value-type="string">
            <text:p>rxonttqa</text:p>
          </table:table-cell>
          <table:table-cell office:value-type="string">
            <text:p>1q2w3e4rr</text:p>
          </table:table-cell>
          <table:table-cell table:number-columns-repeated="2" office:value-type="string">
            <text:p>RxonTTqa</text:p>
          </table:table-cell>
          <table:table-cell office:value-type="string">
            <text:p>rxonttqa@aol.com</text:p>
          </table:table-cell>
          <table:table-cell table:number-columns-repeated="3" office:value-type="string">
            <text:p>Piran</text:p>
          </table:table-cell>
          <table:table-cell office:value-type="string">
            <text:p>Slove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14/2011</text:p>
          </table:table-cell>
        </table:table-row>
        <table:table-row table:style-name="ro1">
          <table:table-cell office:value-type="string">
            <text:p>loaksralkam</text:p>
          </table:table-cell>
          <table:table-cell office:value-type="string">
            <text:p>81Lw5tgnxZ</text:p>
          </table:table-cell>
          <table:table-cell table:number-columns-repeated="2" office:value-type="string">
            <text:p>Loaksralkam</text:p>
          </table:table-cell>
          <table:table-cell office:value-type="string">
            <text:p>arthur.tweed@aol.com</text:p>
          </table:table-cell>
          <table:table-cell table:number-columns-repeated="3"/>
          <table:table-cell office:value-type="string">
            <text:p>Spai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12/2011</text:p>
          </table:table-cell>
        </table:table-row>
        <table:table-row table:style-name="ro1">
          <table:table-cell office:value-type="string">
            <text:p>1unsepiste</text:p>
          </table:table-cell>
          <table:table-cell office:value-type="string">
            <text:p>ZXsoYmh782</text:p>
          </table:table-cell>
          <table:table-cell table:number-columns-repeated="2" office:value-type="string">
            <text:p>1unsepiste</text:p>
          </table:table-cell>
          <table:table-cell office:value-type="string">
            <text:p>kaito.braf.ixi.n@gmail.com</text:p>
          </table:table-cell>
          <table:table-cell table:number-columns-repeated="3" office:value-type="string">
            <text:p>Saint George</text:p>
          </table:table-cell>
          <table:table-cell office:value-type="string">
            <text:p>Bermu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22/2011</text:p>
          </table:table-cell>
        </table:table-row>
        <table:table-row table:style-name="ro1">
          <table:table-cell office:value-type="string">
            <text:p>solomontrep</text:p>
          </table:table-cell>
          <table:table-cell office:value-type="string">
            <text:p>pwS7UVn764</text:p>
          </table:table-cell>
          <table:table-cell table:number-columns-repeated="2" office:value-type="string">
            <text:p>SolomOntrep</text:p>
          </table:table-cell>
          <table:table-cell office:value-type="string">
            <text:p>amiranlamapaz@gmail.com</text:p>
          </table:table-cell>
          <table:table-cell table:number-columns-repeated="2"/>
          <table:table-cell office:value-type="string">
            <text:p>Sydney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1/2011</text:p>
          </table:table-cell>
        </table:table-row>
        <table:table-row table:style-name="ro1">
          <table:table-cell office:value-type="string">
            <text:p>irribiatraife</text:p>
          </table:table-cell>
          <table:table-cell office:value-type="string">
            <text:p>1aR1G3n872</text:p>
          </table:table-cell>
          <table:table-cell table:number-columns-repeated="2" office:value-type="string">
            <text:p>Irribiatraife</text:p>
          </table:table-cell>
          <table:table-cell office:value-type="string">
            <text:p>sybilhaskevik@gmail.com</text:p>
          </table:table-cell>
          <table:table-cell table:number-columns-repeated="2" office:value-type="string">
            <text:p>?????</text:p>
          </table:table-cell>
          <table:table-cell office:value-type="string">
            <text:p>????</text:p>
          </table:table-cell>
          <table:table-cell office:value-type="string">
            <text:p>??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02/2011</text:p>
          </table:table-cell>
        </table:table-row>
        <table:table-row table:style-name="ro1">
          <table:table-cell office:value-type="string">
            <text:p>exetsoppora</text:p>
          </table:table-cell>
          <table:table-cell office:value-type="string">
            <text:p>BdR3Ubv726</text:p>
          </table:table-cell>
          <table:table-cell table:number-columns-repeated="2" office:value-type="string">
            <text:p>exetsoppora</text:p>
          </table:table-cell>
          <table:table-cell office:value-type="string">
            <text:p>leijsphyliban@gmail.com</text:p>
          </table:table-cell>
          <table:table-cell table:number-columns-repeated="2"/>
          <table:table-cell office:value-type="string">
            <text:p>MOUNT VERNON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31/2011</text:p>
          </table:table-cell>
        </table:table-row>
        <table:table-row table:style-name="ro1">
          <table:table-cell office:value-type="string">
            <text:p>kylehumphrey</text:p>
          </table:table-cell>
          <table:table-cell office:value-type="string">
            <text:p>HCHNrTJ419</text:p>
          </table:table-cell>
          <table:table-cell table:number-columns-repeated="2" office:value-type="string">
            <text:p>kylehumphrey</text:p>
          </table:table-cell>
          <table:table-cell office:value-type="string">
            <text:p>geoffreyneal979@gmail.com</text:p>
          </table:table-cell>
          <table:table-cell table:number-columns-repeated="3" office:value-type="string">
            <text:p>LA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25/2011</text:p>
          </table:table-cell>
        </table:table-row>
        <table:table-row table:style-name="ro1">
          <table:table-cell office:value-type="string">
            <text:p>torkrozyerego</text:p>
          </table:table-cell>
          <table:table-cell office:value-type="string">
            <text:p>H397ElJ849</text:p>
          </table:table-cell>
          <table:table-cell table:number-columns-repeated="2" office:value-type="string">
            <text:p>TorkRozyerego</text:p>
          </table:table-cell>
          <table:table-cell office:value-type="string">
            <text:p>janskyefraqar@gmail.com</text:p>
          </table:table-cell>
          <table:table-cell table:number-columns-repeated="3" office:value-type="string">
            <text:p>Wete</text:p>
          </table:table-cell>
          <table:table-cell office:value-type="string">
            <text:p>Tanz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4/2011</text:p>
          </table:table-cell>
        </table:table-row>
        <table:table-row table:style-name="ro1">
          <table:table-cell office:value-type="string">
            <text:p>sinatrienny</text:p>
          </table:table-cell>
          <table:table-cell office:value-type="string">
            <text:p>o7Hk7ic788</text:p>
          </table:table-cell>
          <table:table-cell table:number-columns-repeated="2" office:value-type="string">
            <text:p>Sinatrienny</text:p>
          </table:table-cell>
          <table:table-cell office:value-type="string">
            <text:p>kombohacker@gmail.com</text:p>
          </table:table-cell>
          <table:table-cell office:value-type="string">
            <text:p>???????</text:p>
          </table:table-cell>
          <table:table-cell office:value-type="string">
            <text:p>??????</text:p>
          </table:table-cell>
          <table:table-cell office:value-type="string">
            <text:p>???????</text:p>
          </table:table-cell>
          <table:table-cell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06/2011</text:p>
          </table:table-cell>
        </table:table-row>
        <table:table-row table:style-name="ro1">
          <table:table-cell office:value-type="string">
            <text:p>bobsteam</text:p>
          </table:table-cell>
          <table:table-cell office:value-type="string">
            <text:p>hurry789</text:p>
          </table:table-cell>
          <table:table-cell table:number-columns-repeated="2" office:value-type="string">
            <text:p>bobsteam</text:p>
          </table:table-cell>
          <table:table-cell office:value-type="string">
            <text:p>bobsteam31@gmail.com</text:p>
          </table:table-cell>
          <table:table-cell office:value-type="string">
            <text:p>Ellent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amon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Oktah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2/2011</text:p>
          </table:table-cell>
          <table:table-cell table:number-columns-repeated="7"/>
        </table:table-row>
        <table:table-row table:style-name="ro1">
          <table:table-cell office:value-type="string">
            <text:p>immurbmeelm</text:p>
          </table:table-cell>
          <table:table-cell office:value-type="string">
            <text:p>5iJClEw671</text:p>
          </table:table-cell>
          <table:table-cell table:number-columns-repeated="2" office:value-type="string">
            <text:p>immurbmeelm</text:p>
          </table:table-cell>
          <table:table-cell office:value-type="string">
            <text:p>bos.har.d.r.omxi.c@gmail.com</text:p>
          </table:table-cell>
          <table:table-cell table:number-columns-repeated="3" office:value-type="string">
            <text:p>Estepona</text:p>
          </table:table-cell>
          <table:table-cell office:value-type="string">
            <text:p>Gibralt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3/2011</text:p>
          </table:table-cell>
        </table:table-row>
        <table:table-row table:style-name="ro1">
          <table:table-cell office:value-type="string">
            <text:p>gavithris</text:p>
          </table:table-cell>
          <table:table-cell office:value-type="string">
            <text:p>OzUEWWB672</text:p>
          </table:table-cell>
          <table:table-cell table:number-columns-repeated="2" office:value-type="string">
            <text:p>Gavithris</text:p>
          </table:table-cell>
          <table:table-cell office:value-type="string">
            <text:p>shoshannacfab@gmail.com</text:p>
          </table:table-cell>
          <table:table-cell office:value-type="string">
            <text:p>Batli</text:p>
          </table:table-cell>
          <table:table-cell office:value-type="string">
            <text:p>Batner</text:p>
          </table:table-cell>
          <table:table-cell office:value-type="string">
            <text:p>Baton Rouge</text:p>
          </table:table-cell>
          <table:table-cell office:value-type="string">
            <text:p>Nige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03/2011</text:p>
          </table:table-cell>
        </table:table-row>
        <table:table-row table:style-name="ro1">
          <table:table-cell office:value-type="string">
            <text:p>stardweller</text:p>
          </table:table-cell>
          <table:table-cell office:value-type="string">
            <text:p>uJPOHoi848</text:p>
          </table:table-cell>
          <table:table-cell table:number-columns-repeated="2" office:value-type="string">
            <text:p>Stardweller</text:p>
          </table:table-cell>
          <table:table-cell office:value-type="string">
            <text:p>k.e.r.i.n.ad.i.lequp@gmail.com</text:p>
          </table:table-cell>
          <table:table-cell office:value-type="string">
            <text:p>Akmolinskaja obl</text:p>
          </table:table-cell>
          <table:table-cell office:value-type="string">
            <text:p>Akola</text:p>
          </table:table-cell>
          <table:table-cell office:value-type="string">
            <text:p>Akqi</text:p>
          </table:table-cell>
          <table:table-cell office:value-type="string">
            <text:p>Palau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0/2011</text:p>
          </table:table-cell>
        </table:table-row>
        <table:table-row table:style-name="ro1">
          <table:table-cell office:value-type="string">
            <text:p>bobesozyvobia</text:p>
          </table:table-cell>
          <table:table-cell office:value-type="string">
            <text:p>v8eog36UjL</text:p>
          </table:table-cell>
          <table:table-cell table:number-columns-repeated="2" office:value-type="string">
            <text:p>bobesozyvobia</text:p>
          </table:table-cell>
          <table:table-cell office:value-type="string">
            <text:p>mwcpyrvvfloa@gmail.com</text:p>
          </table:table-cell>
          <table:table-cell table:number-columns-repeated="3" office:value-type="string">
            <text:p>New York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11/2011</text:p>
          </table:table-cell>
        </table:table-row>
        <table:table-row table:style-name="ro1">
          <table:table-cell office:value-type="string">
            <text:p>usamup</text:p>
          </table:table-cell>
          <table:table-cell office:value-type="string">
            <text:p>xJLp7PW356</text:p>
          </table:table-cell>
          <table:table-cell table:number-columns-repeated="2" office:value-type="string">
            <text:p>Usamup</text:p>
          </table:table-cell>
          <table:table-cell office:value-type="string">
            <text:p>alvfri.ea.das@gmail.com</text:p>
          </table:table-cell>
          <table:table-cell table:number-columns-repeated="3" office:value-type="string">
            <text:p>Burnt Pine</text:p>
          </table:table-cell>
          <table:table-cell office:value-type="string">
            <text:p>Norfolk Is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3/2011</text:p>
          </table:table-cell>
        </table:table-row>
        <table:table-row table:style-name="ro1">
          <table:table-cell office:value-type="string">
            <text:p>gravelbearer</text:p>
          </table:table-cell>
          <table:table-cell office:value-type="string">
            <text:p>Y5d1BsG231</text:p>
          </table:table-cell>
          <table:table-cell table:number-columns-repeated="2" office:value-type="string">
            <text:p>Gravelbearer</text:p>
          </table:table-cell>
          <table:table-cell office:value-type="string">
            <text:p>kim.be.r.l.i.m.o.h.a.c@gmail.com</text:p>
          </table:table-cell>
          <table:table-cell office:value-type="string">
            <text:p>Blackville</text:p>
          </table:table-cell>
          <table:table-cell office:value-type="string">
            <text:p>Blackwater</text:p>
          </table:table-cell>
          <table:table-cell office:value-type="string">
            <text:p>Blackwell</text:p>
          </table:table-cell>
          <table:table-cell office:value-type="string">
            <text:p>Canari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7/2011</text:p>
          </table:table-cell>
        </table:table-row>
        <table:table-row table:style-name="ro1">
          <table:table-cell office:value-type="string">
            <text:p>chetokunc</text:p>
          </table:table-cell>
          <table:table-cell office:value-type="string">
            <text:p>chefpo111</text:p>
          </table:table-cell>
          <table:table-cell table:number-columns-repeated="2" office:value-type="string">
            <text:p>chetokunc</text:p>
          </table:table-cell>
          <table:table-cell office:value-type="string">
            <text:p>dodoni@mail.com</text:p>
          </table:table-cell>
          <table:table-cell table:number-columns-repeated="3" office:value-type="string">
            <text:p>Goteborg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09/2011</text:p>
          </table:table-cell>
        </table:table-row>
        <table:table-row table:style-name="ro1">
          <table:table-cell office:value-type="string">
            <text:p>exckfvgn</text:p>
          </table:table-cell>
          <table:table-cell office:value-type="string">
            <text:p>uw23c3hy</text:p>
          </table:table-cell>
          <table:table-cell table:number-columns-repeated="2" office:value-type="string">
            <text:p>exckfvgn</text:p>
          </table:table-cell>
          <table:table-cell office:value-type="string">
            <text:p>jmvswn@ppjwtk.com</text:p>
          </table:table-cell>
          <table:table-cell office:value-type="string">
            <text:p>nRxRqbKIPqGVuohG</text:p>
          </table:table-cell>
          <table:table-cell office:value-type="string">
            <text:p>JVniLNvXOtJcyGkMjG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2544">
            <text:p>82544</text:p>
          </table:table-cell>
          <table:table-cell office:value-type="string">
            <text:p>http://lthshtxupxiv.com/</text:p>
          </table:table-cell>
          <table:table-cell office:value-type="string">
            <text:p>US</text:p>
          </table:table-cell>
          <table:table-cell office:value-type="string">
            <text:p>05/18/2011</text:p>
          </table:table-cell>
        </table:table-row>
        <table:table-row table:style-name="ro1">
          <table:table-cell office:value-type="string">
            <text:p>paxaslimer</text:p>
          </table:table-cell>
          <table:table-cell office:value-type="string">
            <text:p>2ZRZcH3hvEE</text:p>
          </table:table-cell>
          <table:table-cell table:number-columns-repeated="2" office:value-type="string">
            <text:p>Paxaslimer</text:p>
          </table:table-cell>
          <table:table-cell office:value-type="string">
            <text:p>abujifequli@gmail.com</text:p>
          </table:table-cell>
          <table:table-cell table:number-columns-repeated="3"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9/2011</text:p>
          </table:table-cell>
        </table:table-row>
        <table:table-row table:style-name="ro1">
          <table:table-cell office:value-type="string">
            <text:p>anaswyn</text:p>
          </table:table-cell>
          <table:table-cell office:value-type="string">
            <text:p>q1rys9T1rI</text:p>
          </table:table-cell>
          <table:table-cell table:number-columns-repeated="2" office:value-type="string">
            <text:p>Anaswyn</text:p>
          </table:table-cell>
          <table:table-cell office:value-type="string">
            <text:p>jesperverefuj@gmail.com</text:p>
          </table:table-cell>
          <table:table-cell office:value-type="string">
            <text:p>Friedberg</text:p>
          </table:table-cell>
          <table:table-cell office:value-type="string">
            <text:p>Friedens</text:p>
          </table:table-cell>
          <table:table-cell office:value-type="string">
            <text:p>Friedensburg</text:p>
          </table:table-cell>
          <table:table-cell office:value-type="string">
            <text:p>Hawai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19/2011</text:p>
          </table:table-cell>
        </table:table-row>
        <table:table-row table:style-name="ro1">
          <table:table-cell office:value-type="string">
            <text:p>zsmmnyd</text:p>
          </table:table-cell>
          <table:table-cell office:value-type="string">
            <text:p>RiWocKL814</text:p>
          </table:table-cell>
          <table:table-cell table:number-columns-repeated="2" office:value-type="string">
            <text:p>zsmmnyd</text:p>
          </table:table-cell>
          <table:table-cell office:value-type="string">
            <text:p>zekuibd@gmail.com</text:p>
          </table:table-cell>
          <table:table-cell table:number-columns-repeated="3" office:value-type="string">
            <text:p>Yangon</text:p>
          </table:table-cell>
          <table:table-cell office:value-type="string">
            <text:p>Burm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8/2011</text:p>
          </table:table-cell>
        </table:table-row>
        <table:table-row table:style-name="ro1">
          <table:table-cell office:value-type="string">
            <text:p>tannercelor</text:p>
          </table:table-cell>
          <table:table-cell office:value-type="string">
            <text:p>yue179RoiX</text:p>
          </table:table-cell>
          <table:table-cell table:number-columns-repeated="2" office:value-type="string">
            <text:p>TannerceLor</text:p>
          </table:table-cell>
          <table:table-cell office:value-type="string">
            <text:p>anton@pichosti.info</text:p>
          </table:table-cell>
          <table:table-cell table:number-columns-repeated="3" office:value-type="string">
            <text:p>Toledo</text:p>
          </table:table-cell>
          <table:table-cell office:value-type="string">
            <text:p>Spai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15/2011</text:p>
          </table:table-cell>
        </table:table-row>
        <table:table-row table:style-name="ro1">
          <table:table-cell office:value-type="string">
            <text:p>apannytug</text:p>
          </table:table-cell>
          <table:table-cell office:value-type="string">
            <text:p>ITf6ji5167</text:p>
          </table:table-cell>
          <table:table-cell table:number-columns-repeated="2" office:value-type="string">
            <text:p>apannyTug</text:p>
          </table:table-cell>
          <table:table-cell office:value-type="string">
            <text:p>cornewel.lab.ub@gmail.com</text:p>
          </table:table-cell>
          <table:table-cell table:number-columns-repeated="3" office:value-type="string">
            <text:p>Cheltenham</text:p>
          </table:table-cell>
          <table:table-cell office:value-type="string">
            <text:p>Austr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0/2011</text:p>
          </table:table-cell>
        </table:table-row>
        <table:table-row table:style-name="ro1">
          <table:table-cell office:value-type="string">
            <text:p>yenavsepop</text:p>
          </table:table-cell>
          <table:table-cell office:value-type="string">
            <text:p>TvJGV2v413</text:p>
          </table:table-cell>
          <table:table-cell table:number-columns-repeated="2" office:value-type="string">
            <text:p>yenavsepop</text:p>
          </table:table-cell>
          <table:table-cell office:value-type="string">
            <text:p>yenavsepop@gmail.com</text:p>
          </table:table-cell>
          <table:table-cell table:number-columns-repeated="2"/>
          <table:table-cell office:value-type="string">
            <text:p>Shuswap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31/2011</text:p>
          </table:table-cell>
        </table:table-row>
        <table:table-row table:style-name="ro1">
          <table:table-cell office:value-type="string">
            <text:p>aviacija-innotrutsot</text:p>
          </table:table-cell>
          <table:table-cell office:value-type="string">
            <text:p>w123456789w</text:p>
          </table:table-cell>
          <table:table-cell table:number-columns-repeated="2" office:value-type="string">
            <text:p>Aviacija-InnotrutSot</text:p>
          </table:table-cell>
          <table:table-cell office:value-type="string">
            <text:p>zhutkov@mail.ru</text:p>
          </table:table-cell>
          <table:table-cell office:value-type="string">
            <text:p>Tintah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iog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ioga Center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enegal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2/2011</text:p>
          </table:table-cell>
          <table:table-cell table:number-columns-repeated="8"/>
        </table:table-row>
        <table:table-row table:style-name="ro1">
          <table:table-cell office:value-type="string">
            <text:p>stetextex</text:p>
          </table:table-cell>
          <table:table-cell office:value-type="string">
            <text:p>K72HX934TN</text:p>
          </table:table-cell>
          <table:table-cell table:number-columns-repeated="2" office:value-type="string">
            <text:p>stetextex</text:p>
          </table:table-cell>
          <table:table-cell office:value-type="string">
            <text:p>vyloedcl@mail.ru</text:p>
          </table:table-cell>
          <table:table-cell table:number-columns-repeated="3" office:value-type="string">
            <text:p>Clomess</text:p>
          </table:table-cell>
          <table:table-cell office:value-type="string">
            <text:p>Ztogoyv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30/2011</text:p>
          </table:table-cell>
        </table:table-row>
        <table:table-row table:style-name="ro1">
          <table:table-cell office:value-type="string">
            <text:p>pqoniene</text:p>
          </table:table-cell>
          <table:table-cell office:value-type="string">
            <text:p>o4N36tbfzC</text:p>
          </table:table-cell>
          <table:table-cell table:number-columns-repeated="2" office:value-type="string">
            <text:p>pqoniene</text:p>
          </table:table-cell>
          <table:table-cell office:value-type="string">
            <text:p>lkjdfgvh.ejfl.eue.jndjs@gmail.com</text:p>
          </table:table-cell>
          <table:table-cell table:number-columns-repeated="3" office:value-type="string">
            <text:p>Aarschot</text:p>
          </table:table-cell>
          <table:table-cell office:value-type="string">
            <text:p>Belgiu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1/2011</text:p>
          </table:table-cell>
        </table:table-row>
        <table:table-row table:style-name="ro1">
          <table:table-cell office:value-type="string">
            <text:p>devontepapadakis77</text:p>
          </table:table-cell>
          <table:table-cell office:value-type="string">
            <text:p>2Pj1ny7alX</text:p>
          </table:table-cell>
          <table:table-cell table:number-columns-repeated="2" office:value-type="string">
            <text:p>Devontepapadakis77</text:p>
          </table:table-cell>
          <table:table-cell office:value-type="string">
            <text:p>ivatt.sofrov.un@gmail.com</text:p>
          </table:table-cell>
          <table:table-cell office:value-type="string">
            <text:p>Aalsmeer</text:p>
          </table:table-cell>
          <table:table-cell office:value-type="string">
            <text:p>Wilsonville</text:p>
          </table:table-cell>
          <table:table-cell office:value-type="string">
            <text:p>Zhizdra</text:p>
          </table:table-cell>
          <table:table-cell office:value-type="string">
            <text:p>Rom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31/2011</text:p>
          </table:table-cell>
        </table:table-row>
        <table:table-row table:style-name="ro1">
          <table:table-cell office:value-type="string">
            <text:p>bosxomdzhi</text:p>
          </table:table-cell>
          <table:table-cell office:value-type="string">
            <text:p>jubDhXw171</text:p>
          </table:table-cell>
          <table:table-cell table:number-columns-repeated="2" office:value-type="string">
            <text:p>Bosxomdzhi</text:p>
          </table:table-cell>
          <table:table-cell office:value-type="string">
            <text:p>teimanambrpuk@gmail.com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03/2011</text:p>
          </table:table-cell>
        </table:table-row>
        <table:table-row table:style-name="ro1">
          <table:table-cell office:value-type="string">
            <text:p>befimmibupe</text:p>
          </table:table-cell>
          <table:table-cell office:value-type="float" office:value="123456789">
            <text:p>123456789</text:p>
          </table:table-cell>
          <table:table-cell table:number-columns-repeated="2" office:value-type="string">
            <text:p>befimmibupe</text:p>
          </table:table-cell>
          <table:table-cell office:value-type="string">
            <text:p>badnoob22@gmail.com</text:p>
          </table:table-cell>
          <table:table-cell table:number-columns-repeated="4"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4/2011</text:p>
          </table:table-cell>
        </table:table-row>
        <table:table-row table:style-name="ro1">
          <table:table-cell office:value-type="string">
            <text:p>unerhookenutt</text:p>
          </table:table-cell>
          <table:table-cell office:value-type="string">
            <text:p>2ZRZiDF677</text:p>
          </table:table-cell>
          <table:table-cell table:number-columns-repeated="2" office:value-type="string">
            <text:p>Unerhookenutt</text:p>
          </table:table-cell>
          <table:table-cell office:value-type="string">
            <text:p>oginiyqyajisi@gmail.com</text:p>
          </table:table-cell>
          <table:table-cell table:number-columns-repeated="3"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5/2011</text:p>
          </table:table-cell>
        </table:table-row>
        <table:table-row table:style-name="ro1">
          <table:table-cell office:value-type="string">
            <text:p>japscaria</text:p>
          </table:table-cell>
          <table:table-cell office:value-type="string">
            <text:p>By8PSG0792</text:p>
          </table:table-cell>
          <table:table-cell table:number-columns-repeated="2" office:value-type="string">
            <text:p>JapScaria</text:p>
          </table:table-cell>
          <table:table-cell office:value-type="string">
            <text:p>c.l.ar.ric.o.at.z.i.j@gmail.com</text:p>
          </table:table-cell>
          <table:table-cell table:number-columns-repeated="3" office:value-type="string">
            <text:p>Nove Mesto nad Vahom</text:p>
          </table:table-cell>
          <table:table-cell office:value-type="string">
            <text:p>Slovak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20/2011</text:p>
          </table:table-cell>
        </table:table-row>
        <table:table-row table:style-name="ro1">
          <table:table-cell office:value-type="string">
            <text:p>choomechuboms</text:p>
          </table:table-cell>
          <table:table-cell office:value-type="string">
            <text:p>JAgQcRt575</text:p>
          </table:table-cell>
          <table:table-cell table:number-columns-repeated="2" office:value-type="string">
            <text:p>ChoomeChuboms</text:p>
          </table:table-cell>
          <table:table-cell office:value-type="string">
            <text:p>katelampochka@gmail.com</text:p>
          </table:table-cell>
          <table:table-cell table:number-columns-repeated="4"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6/2011</text:p>
          </table:table-cell>
        </table:table-row>
        <table:table-row table:style-name="ro1">
          <table:table-cell office:value-type="string">
            <text:p>feekempisee</text:p>
          </table:table-cell>
          <table:table-cell office:value-type="string">
            <text:p>tLav49qx7K</text:p>
          </table:table-cell>
          <table:table-cell table:number-columns-repeated="2" office:value-type="string">
            <text:p>Feekempisee</text:p>
          </table:table-cell>
          <table:table-cell office:value-type="string">
            <text:p>andrzejgazdowski@gmail.com</text:p>
          </table:table-cell>
          <table:table-cell table:number-columns-repeated="3" office:value-type="string">
            <text:p>Hagatna</text:p>
          </table:table-cell>
          <table:table-cell office:value-type="string">
            <text:p>Gua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9/2011</text:p>
          </table:table-cell>
        </table:table-row>
        <table:table-row table:style-name="ro1">
          <table:table-cell office:value-type="string">
            <text:p>aksahantur</text:p>
          </table:table-cell>
          <table:table-cell office:value-type="string">
            <text:p>2OhU97zFbG</text:p>
          </table:table-cell>
          <table:table-cell table:number-columns-repeated="2" office:value-type="string">
            <text:p>Aksahantur</text:p>
          </table:table-cell>
          <table:table-cell office:value-type="string">
            <text:p>opomaudiju@gmail.com</text:p>
          </table:table-cell>
          <table:table-cell table:number-columns-repeated="3"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5/2011</text:p>
          </table:table-cell>
        </table:table-row>
        <table:table-row table:style-name="ro1">
          <table:table-cell office:value-type="string">
            <text:p>kepuploap</text:p>
          </table:table-cell>
          <table:table-cell office:value-type="string">
            <text:p>xyUarc4365</text:p>
          </table:table-cell>
          <table:table-cell table:number-columns-repeated="2" office:value-type="string">
            <text:p>kepuploap</text:p>
          </table:table-cell>
          <table:table-cell office:value-type="string">
            <text:p>hipolos@rambler.ru</text:p>
          </table:table-cell>
          <table:table-cell table:number-columns-repeated="3" office:value-type="string">
            <text:p>Ga District</text:p>
          </table:table-cell>
          <table:table-cell office:value-type="string">
            <text:p>Gha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21/2011</text:p>
          </table:table-cell>
        </table:table-row>
        <table:table-row table:style-name="ro1">
          <table:table-cell office:value-type="string">
            <text:p>poodycallap</text:p>
          </table:table-cell>
          <table:table-cell office:value-type="string">
            <text:p>14ozko8HdB</text:p>
          </table:table-cell>
          <table:table-cell table:number-columns-repeated="2" office:value-type="string">
            <text:p>poodycalLap</text:p>
          </table:table-cell>
          <table:table-cell office:value-type="string">
            <text:p>kooeret@httre.com</text:p>
          </table:table-cell>
          <table:table-cell table:number-columns-repeated="2"/>
          <table:table-cell office:value-type="string">
            <text:p>Houston, TX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14/2011</text:p>
          </table:table-cell>
        </table:table-row>
        <table:table-row table:style-name="ro1">
          <table:table-cell office:value-type="string">
            <text:p>fairplay</text:p>
          </table:table-cell>
          <table:table-cell office:value-type="string">
            <text:p>zepJZOz927</text:p>
          </table:table-cell>
          <table:table-cell table:number-columns-repeated="2" office:value-type="string">
            <text:p>fairplay</text:p>
          </table:table-cell>
          <table:table-cell office:value-type="string">
            <text:p>fairplay.eu@gmail.com</text:p>
          </table:table-cell>
          <table:table-cell table:number-columns-repeated="2"/>
          <table:table-cell office:value-type="string">
            <text:p>Springcity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5/2011</text:p>
          </table:table-cell>
        </table:table-row>
        <table:table-row table:style-name="ro1">
          <table:table-cell office:value-type="string">
            <text:p>party-innotrutsot</text:p>
          </table:table-cell>
          <table:table-cell office:value-type="string">
            <text:p>w123456789w</text:p>
          </table:table-cell>
          <table:table-cell table:number-columns-repeated="2" office:value-type="string">
            <text:p>Party-InnotrutSot</text:p>
          </table:table-cell>
          <table:table-cell office:value-type="string">
            <text:p>chat-party@yandex.ru</text:p>
          </table:table-cell>
          <table:table-cell office:value-type="string">
            <text:p>BEIT JAL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j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ejer-Shev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lawi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4/2011</text:p>
          </table:table-cell>
          <table:table-cell table:number-columns-repeated="8"/>
        </table:table-row>
        <table:table-row table:style-name="ro1">
          <table:table-cell office:value-type="string">
            <text:p>entemynctap</text:p>
          </table:table-cell>
          <table:table-cell office:value-type="string">
            <text:p>Q1fn2To534</text:p>
          </table:table-cell>
          <table:table-cell table:number-columns-repeated="2" office:value-type="string">
            <text:p>entemynctap</text:p>
          </table:table-cell>
          <table:table-cell office:value-type="string">
            <text:p>bidzmanager@gmail.com</text:p>
          </table:table-cell>
          <table:table-cell table:number-columns-repeated="3" office:value-type="string">
            <text:p>Celaya</text:p>
          </table:table-cell>
          <table:table-cell office:value-type="string">
            <text:p>Mexic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1/2011</text:p>
          </table:table-cell>
        </table:table-row>
        <table:table-row table:style-name="ro1">
          <table:table-cell office:value-type="string">
            <text:p>amomousefieks</text:p>
          </table:table-cell>
          <table:table-cell office:value-type="string">
            <text:p>qEC1w66775</text:p>
          </table:table-cell>
          <table:table-cell table:number-columns-repeated="2" office:value-type="string">
            <text:p>AmomouseFieks</text:p>
          </table:table-cell>
          <table:table-cell office:value-type="string">
            <text:p>d.f.sdf.92@gmail.com</text:p>
          </table:table-cell>
          <table:table-cell table:number-columns-repeated="3" office:value-type="string">
            <text:p>Nuuk</text:p>
          </table:table-cell>
          <table:table-cell office:value-type="string">
            <text:p>Green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5/2011</text:p>
          </table:table-cell>
        </table:table-row>
        <table:table-row table:style-name="ro1">
          <table:table-cell office:value-type="string">
            <text:p>1brademepeab</text:p>
          </table:table-cell>
          <table:table-cell office:value-type="string">
            <text:p>eOVuIPA732</text:p>
          </table:table-cell>
          <table:table-cell table:number-columns-repeated="2" office:value-type="string">
            <text:p>1Brademepeab</text:p>
          </table:table-cell>
          <table:table-cell office:value-type="string">
            <text:p>pu.r.u.sh.ott.a.d.os@gmail.com</text:p>
          </table:table-cell>
          <table:table-cell table:number-columns-repeated="3" office:value-type="string">
            <text:p>Pirassununga</text:p>
          </table:table-cell>
          <table:table-cell office:value-type="string">
            <text:p>Brazi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0/2011</text:p>
          </table:table-cell>
        </table:table-row>
        <table:table-row table:style-name="ro1">
          <table:table-cell office:value-type="string">
            <text:p>sweellete</text:p>
          </table:table-cell>
          <table:table-cell office:value-type="string">
            <text:p>b8qf0cx843</text:p>
          </table:table-cell>
          <table:table-cell table:number-columns-repeated="2" office:value-type="string">
            <text:p>sweellete</text:p>
          </table:table-cell>
          <table:table-cell office:value-type="string">
            <text:p>texchhergaco1976@o2.pl</text:p>
          </table:table-cell>
          <table:table-cell table:number-columns-repeated="3" office:value-type="string">
            <text:p>Kampala</text:p>
          </table:table-cell>
          <table:table-cell office:value-type="string">
            <text:p>Ugan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5/2011</text:p>
          </table:table-cell>
        </table:table-row>
        <table:table-row table:style-name="ro1">
          <table:table-cell office:value-type="string">
            <text:p>agrivetoigree</text:p>
          </table:table-cell>
          <table:table-cell office:value-type="string">
            <text:p>Wnwp7qq328</text:p>
          </table:table-cell>
          <table:table-cell table:number-columns-repeated="2" office:value-type="string">
            <text:p>AgriveToigree</text:p>
          </table:table-cell>
          <table:table-cell office:value-type="string">
            <text:p>whilioderor@Foopaurbhoomb.org</text:p>
          </table:table-cell>
          <table:table-cell table:number-columns-repeated="3" office:value-type="string">
            <text:p>Ga District</text:p>
          </table:table-cell>
          <table:table-cell office:value-type="string">
            <text:p>Gha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05/2011</text:p>
          </table:table-cell>
        </table:table-row>
        <table:table-row table:style-name="ro1">
          <table:table-cell office:value-type="string">
            <text:p>myncevave</text:p>
          </table:table-cell>
          <table:table-cell office:value-type="string">
            <text:p>Y8deWuX827</text:p>
          </table:table-cell>
          <table:table-cell table:number-columns-repeated="2" office:value-type="string">
            <text:p>Myncevave</text:p>
          </table:table-cell>
          <table:table-cell office:value-type="string">
            <text:p>je.romesn.dc@googlemail.com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Kawasaki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isangani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rumqi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aint Helen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6/2011</text:p>
          </table:table-cell>
          <table:table-cell table:number-columns-repeated="8"/>
        </table:table-row>
        <table:table-row table:style-name="ro1">
          <table:table-cell office:value-type="string">
            <text:p>chat-innotrutsot</text:p>
          </table:table-cell>
          <table:table-cell office:value-type="string">
            <text:p>w123456789w</text:p>
          </table:table-cell>
          <table:table-cell table:number-columns-repeated="2" office:value-type="string">
            <text:p>Chat-InnotrutSot</text:p>
          </table:table-cell>
          <table:table-cell office:value-type="string">
            <text:p>zamoskvoreckiy@mail.ru</text:p>
          </table:table-cell>
          <table:table-cell office:value-type="string">
            <text:p>Lynbrook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yn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ynch Stati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eychelle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24/2011</text:p>
          </table:table-cell>
          <table:table-cell table:number-columns-repeated="8"/>
        </table:table-row>
        <table:table-row table:style-name="ro1">
          <table:table-cell office:value-type="string">
            <text:p>donnah</text:p>
          </table:table-cell>
          <table:table-cell office:value-type="string">
            <text:p>1617broad</text:p>
          </table:table-cell>
          <table:table-cell office:value-type="string">
            <text:p>Donna</text:p>
          </table:table-cell>
          <table:table-cell office:value-type="string">
            <text:p>Hutchins</text:p>
          </table:table-cell>
          <table:table-cell office:value-type="string">
            <text:p>fromdkh2u@aol.com</text:p>
          </table:table-cell>
          <table:table-cell office:value-type="string">
            <text:p>1617 N Broadway</text:p>
          </table:table-cell>
          <table:table-cell/>
          <table:table-cell office:value-type="string">
            <text:p>Moore</text:p>
          </table:table-cell>
          <table:table-cell office:value-type="string">
            <text:p>OK</text:p>
          </table:table-cell>
          <table:table-cell office:value-type="float" office:value="73160">
            <text:p>73160</text:p>
          </table:table-cell>
          <table:table-cell office:value-type="string">
            <text:p>405 627 6186</text:p>
          </table:table-cell>
          <table:table-cell office:value-type="string">
            <text:p>US</text:p>
          </table:table-cell>
          <table:table-cell office:value-type="string">
            <text:p>04/06/2011</text:p>
          </table:table-cell>
        </table:table-row>
        <table:table-row table:style-name="ro1">
          <table:table-cell office:value-type="string">
            <text:p>drupleduefe</text:p>
          </table:table-cell>
          <table:table-cell office:value-type="string">
            <text:p>7Uy7QO3521</text:p>
          </table:table-cell>
          <table:table-cell table:number-columns-repeated="2" office:value-type="string">
            <text:p>drupleDuefe</text:p>
          </table:table-cell>
          <table:table-cell office:value-type="string">
            <text:p>support@neirea.info</text:p>
          </table:table-cell>
          <table:table-cell table:number-columns-repeated="3" office:value-type="string">
            <text:p>Edson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09/2011</text:p>
          </table:table-cell>
        </table:table-row>
        <table:table-row table:style-name="ro1">
          <table:table-cell office:value-type="string">
            <text:p>pioxiahab</text:p>
          </table:table-cell>
          <table:table-cell office:value-type="string">
            <text:p>2ZRZiDF677</text:p>
          </table:table-cell>
          <table:table-cell table:number-columns-repeated="2" office:value-type="string">
            <text:p>PioxiaHab</text:p>
          </table:table-cell>
          <table:table-cell office:value-type="string">
            <text:p>lopijaeud@gmail.com</text:p>
          </table:table-cell>
          <table:table-cell table:number-columns-repeated="3"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6/2011</text:p>
          </table:table-cell>
        </table:table-row>
        <table:table-row table:style-name="ro1">
          <table:table-cell office:value-type="string">
            <text:p>dymnlyday</text:p>
          </table:table-cell>
          <table:table-cell office:value-type="string">
            <text:p>4zdbce6R7X</text:p>
          </table:table-cell>
          <table:table-cell table:number-columns-repeated="10"/>
          <table:table-cell office:value-type="string">
            <text:p>06/22/2011</text:p>
          </table:table-cell>
        </table:table-row>
        <table:table-row table:style-name="ro1">
          <table:table-cell office:value-type="string">
            <text:p>codebeize</text:p>
          </table:table-cell>
          <table:table-cell office:value-type="string">
            <text:p>YkFOh6l613</text:p>
          </table:table-cell>
          <table:table-cell table:number-columns-repeated="2" office:value-type="string">
            <text:p>CodeBeize</text:p>
          </table:table-cell>
          <table:table-cell office:value-type="string">
            <text:p>dobsaoki@gmail.com</text:p>
          </table:table-cell>
          <table:table-cell office:value-type="string">
            <text:p>Louisiana,Lockport </text:p>
          </table:table-cell>
          <table:table-cell office:value-type="string">
            <text:p>Illinois,Milan </text:p>
          </table:table-cell>
          <table:table-cell office:value-type="string">
            <text:p>Texas,Stanton 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8/2011</text:p>
          </table:table-cell>
        </table:table-row>
        <table:table-row table:style-name="ro1">
          <table:table-cell office:value-type="string">
            <text:p>nornessency</text:p>
          </table:table-cell>
          <table:table-cell office:value-type="string">
            <text:p>w123456789w</text:p>
          </table:table-cell>
          <table:table-cell table:number-columns-repeated="2" office:value-type="string">
            <text:p>Nornessency</text:p>
          </table:table-cell>
          <table:table-cell office:value-type="string">
            <text:p>evdokimov.fedor@bk.ru</text:p>
          </table:table-cell>
          <table:table-cell office:value-type="string">
            <text:p>Carrier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arringt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arrizal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had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2/2011</text:p>
          </table:table-cell>
          <table:table-cell table:number-columns-repeated="8"/>
        </table:table-row>
        <table:table-row table:style-name="ro1">
          <table:table-cell office:value-type="string">
            <text:p>agetthype</text:p>
          </table:table-cell>
          <table:table-cell office:value-type="string">
            <text:p>5j21kSjruG</text:p>
          </table:table-cell>
          <table:table-cell table:number-columns-repeated="2" office:value-type="string">
            <text:p>Agetthype</text:p>
          </table:table-cell>
          <table:table-cell office:value-type="string">
            <text:p>coslitttaytab@gmail.com</text:p>
          </table:table-cell>
          <table:table-cell office:value-type="string">
            <text:p>Bajkal'sk</text:p>
          </table:table-cell>
          <table:table-cell office:value-type="string">
            <text:p>Vahrushevo</text:p>
          </table:table-cell>
          <table:table-cell office:value-type="string">
            <text:p>Elektrogorsk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01/2011</text:p>
          </table:table-cell>
        </table:table-row>
        <table:table-row table:style-name="ro1">
          <table:table-cell office:value-type="string">
            <text:p>cydendorzhi</text:p>
          </table:table-cell>
          <table:table-cell office:value-type="string">
            <text:p>SUytXw171</text:p>
          </table:table-cell>
          <table:table-cell table:number-columns-repeated="2" office:value-type="string">
            <text:p>Cydendorzhi</text:p>
          </table:table-cell>
          <table:table-cell office:value-type="string">
            <text:p>abjayonicosop@gmail.com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08/2011</text:p>
          </table:table-cell>
        </table:table-row>
        <table:table-row table:style-name="ro1">
          <table:table-cell office:value-type="string">
            <text:p>balmadyzhit</text:p>
          </table:table-cell>
          <table:table-cell office:value-type="string">
            <text:p>PEQWyOr661</text:p>
          </table:table-cell>
          <table:table-cell table:number-columns-repeated="2" office:value-type="string">
            <text:p>Balmadyzhit</text:p>
          </table:table-cell>
          <table:table-cell office:value-type="string">
            <text:p>nesycupojec@gmail.com</text:p>
          </table:table-cell>
          <table:table-cell table:number-columns-repeated="3" office:value-type="string">
            <text:p>Estepona</text:p>
          </table:table-cell>
          <table:table-cell office:value-type="string">
            <text:p>Gibralt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7/2011</text:p>
          </table:table-cell>
        </table:table-row>
        <table:table-row table:style-name="ro1">
          <table:table-cell office:value-type="string">
            <text:p>israti</text:p>
          </table:table-cell>
          <table:table-cell office:value-type="string">
            <text:p>isratours111</text:p>
          </table:table-cell>
          <table:table-cell table:number-columns-repeated="2" office:value-type="string">
            <text:p>israti</text:p>
          </table:table-cell>
          <table:table-cell office:value-type="string">
            <text:p>jgoojo@aol.com</text:p>
          </table:table-cell>
          <table:table-cell table:number-columns-repeated="3" office:value-type="string">
            <text:p>Boston</text:p>
          </table:table-cell>
          <table:table-cell office:value-type="string">
            <text:p>Americ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05/2011</text:p>
          </table:table-cell>
        </table:table-row>
        <table:table-row table:style-name="ro1">
          <table:table-cell office:value-type="string">
            <text:p>ascesywer</text:p>
          </table:table-cell>
          <table:table-cell office:value-type="string">
            <text:p>Fgp3u8d7aF</text:p>
          </table:table-cell>
          <table:table-cell table:number-columns-repeated="2" office:value-type="string">
            <text:p>ascesywer</text:p>
          </table:table-cell>
          <table:table-cell office:value-type="string">
            <text:p>lobThoxybal@ukr-po-v.co.cc</text:p>
          </table:table-cell>
          <table:table-cell table:number-columns-repeated="3" office:value-type="string">
            <text:p>La Lima</text:p>
          </table:table-cell>
          <table:table-cell office:value-type="string">
            <text:p>Hondura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30/2011</text:p>
          </table:table-cell>
        </table:table-row>
        <table:table-row table:style-name="ro1">
          <table:table-cell office:value-type="string">
            <text:p>votsastoksnig</text:p>
          </table:table-cell>
          <table:table-cell office:value-type="string">
            <text:p>2WSX3edc</text:p>
          </table:table-cell>
          <table:table-cell table:number-columns-repeated="2" office:value-type="string">
            <text:p>VotsAstoksNig</text:p>
          </table:table-cell>
          <table:table-cell office:value-type="string">
            <text:p>j.d.f.hdh@gmail.com</text:p>
          </table:table-cell>
          <table:table-cell table:number-columns-repeated="3" office:value-type="string">
            <text:p>Colonel Hill</text:p>
          </table:table-cell>
          <table:table-cell office:value-type="string">
            <text:p>The Bahama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1/2011</text:p>
          </table:table-cell>
        </table:table-row>
        <table:table-row table:style-name="ro1">
          <table:table-cell office:value-type="string">
            <text:p>ltexed</text:p>
          </table:table-cell>
          <table:table-cell office:value-type="string">
            <text:p>FfCe1</text:p>
          </table:table-cell>
          <table:table-cell table:number-columns-repeated="2" office:value-type="string">
            <text:p>ltexed</text:p>
          </table:table-cell>
          <table:table-cell office:value-type="string">
            <text:p>msqrcq@ahfyqd.com</text:p>
          </table:table-cell>
          <table:table-cell office:value-type="string">
            <text:p>JCigVAfsyI</text:p>
          </table:table-cell>
          <table:table-cell office:value-type="string">
            <text:p>beraikwER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0490">
            <text:p>20490</text:p>
          </table:table-cell>
          <table:table-cell office:value-type="string">
            <text:p>http://obfgafeuhoxy.com/</text:p>
          </table:table-cell>
          <table:table-cell office:value-type="string">
            <text:p>US</text:p>
          </table:table-cell>
          <table:table-cell office:value-type="string">
            <text:p>09/15/2011</text:p>
          </table:table-cell>
        </table:table-row>
        <table:table-row table:style-name="ro1">
          <table:table-cell office:value-type="string">
            <text:p>svetahailalaveks</text:p>
          </table:table-cell>
          <table:table-cell office:value-type="string">
            <text:p>k94y8RzqsR</text:p>
          </table:table-cell>
          <table:table-cell table:number-columns-repeated="2" office:value-type="string">
            <text:p>SvetaHailalaVeks</text:p>
          </table:table-cell>
          <table:table-cell office:value-type="string">
            <text:p>levic.ountqbop@gmail.com</text:p>
          </table:table-cell>
          <table:table-cell office:value-type="string">
            <text:p>??????????</text:p>
          </table:table-cell>
          <table:table-cell office:value-type="string">
            <text:p>Allentaun</text:p>
          </table:table-cell>
          <table:table-cell office:value-type="string">
            <text:p>Barnes City</text:p>
          </table:table-cell>
          <table:table-cell office:value-type="string">
            <text:p>Liby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6/2011</text:p>
          </table:table-cell>
        </table:table-row>
        <table:table-row table:style-name="ro1">
          <table:table-cell office:value-type="string">
            <text:p>ishngrinn</text:p>
          </table:table-cell>
          <table:table-cell office:value-type="string">
            <text:p>1qZ4p8lxsC</text:p>
          </table:table-cell>
          <table:table-cell table:number-columns-repeated="2" office:value-type="string">
            <text:p>Ishngrinn</text:p>
          </table:table-cell>
          <table:table-cell office:value-type="string">
            <text:p>guddeanthovur@gmail.com</text:p>
          </table:table-cell>
          <table:table-cell office:value-type="string">
            <text:p>Lincoln</text:p>
          </table:table-cell>
          <table:table-cell office:value-type="string">
            <text:p>Le Havre Octeville</text:p>
          </table:table-cell>
          <table:table-cell office:value-type="string">
            <text:p>Slave Lake</text:p>
          </table:table-cell>
          <table:table-cell office:value-type="string">
            <text:p>Aust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2/2011</text:p>
          </table:table-cell>
        </table:table-row>
        <table:table-row table:style-name="ro1">
          <table:table-cell office:value-type="string">
            <text:p>juinsaddini</text:p>
          </table:table-cell>
          <table:table-cell office:value-type="string">
            <text:p>51hrW1pxyH</text:p>
          </table:table-cell>
          <table:table-cell table:number-columns-repeated="2" office:value-type="string">
            <text:p>Juinsaddini</text:p>
          </table:table-cell>
          <table:table-cell office:value-type="string">
            <text:p>parampapam@gmx.com</text:p>
          </table:table-cell>
          <table:table-cell table:number-columns-repeated="2"/>
          <table:table-cell office:value-type="string">
            <text:p>Humble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02/2011</text:p>
          </table:table-cell>
        </table:table-row>
        <table:table-row table:style-name="ro1">
          <table:table-cell office:value-type="string">
            <text:p>drildislith</text:p>
          </table:table-cell>
          <table:table-cell office:value-type="string">
            <text:p>BenOwV3415</text:p>
          </table:table-cell>
          <table:table-cell table:number-columns-repeated="2" office:value-type="string">
            <text:p>Drildislith</text:p>
          </table:table-cell>
          <table:table-cell office:value-type="string">
            <text:p>emeniaUlcence@pudel.in</text:p>
          </table:table-cell>
          <table:table-cell table:number-columns-repeated="3" office:value-type="string">
            <text:p>Khujand</text:p>
          </table:table-cell>
          <table:table-cell office:value-type="string">
            <text:p>Tajik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14/2011</text:p>
          </table:table-cell>
        </table:table-row>
        <table:table-row table:style-name="ro1">
          <table:table-cell office:value-type="string">
            <text:p>broollaelarty</text:p>
          </table:table-cell>
          <table:table-cell office:value-type="string">
            <text:p>sZ4s39oavH</text:p>
          </table:table-cell>
          <table:table-cell table:number-columns-repeated="2" office:value-type="string">
            <text:p>BroollaElarty</text:p>
          </table:table-cell>
          <table:table-cell office:value-type="string">
            <text:p>xmsirwpjhhpdr@gmail.com</text:p>
          </table:table-cell>
          <table:table-cell office:value-type="string">
            <text:p>Mineral Springs</text:p>
          </table:table-cell>
          <table:table-cell office:value-type="string">
            <text:p>Buies Creek</text:p>
          </table:table-cell>
          <table:table-cell office:value-type="string">
            <text:p>North Washington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8/2011</text:p>
          </table:table-cell>
        </table:table-row>
        <table:table-row table:style-name="ro1">
          <table:table-cell office:value-type="string">
            <text:p>ovies</text:p>
          </table:table-cell>
          <table:table-cell office:value-type="string">
            <text:p>BuBeWhite1</text:p>
          </table:table-cell>
          <table:table-cell table:number-columns-repeated="10"/>
          <table:table-cell office:value-type="string">
            <text:p>07/31/2011</text:p>
          </table:table-cell>
        </table:table-row>
        <table:table-row table:style-name="ro1">
          <table:table-cell office:value-type="string">
            <text:p>dale dehut</text:p>
          </table:table-cell>
          <table:table-cell office:value-type="string">
            <text:p>Rgontonagon5</text:p>
          </table:table-cell>
          <table:table-cell office:value-type="string">
            <text:p>dale</text:p>
          </table:table-cell>
          <table:table-cell office:value-type="string">
            <text:p>dehut</text:p>
          </table:table-cell>
          <table:table-cell office:value-type="string">
            <text:p>ddehut@cox.neet</text:p>
          </table:table-cell>
          <table:table-cell office:value-type="string">
            <text:p>1504 s.w. 137th terrace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70">
            <text:p>73170</text:p>
          </table:table-cell>
          <table:table-cell office:value-type="string">
            <text:p>405-692-4924</text:p>
          </table:table-cell>
          <table:table-cell office:value-type="string">
            <text:p>US</text:p>
          </table:table-cell>
          <table:table-cell office:value-type="string">
            <text:p>08/19/2011</text:p>
          </table:table-cell>
        </table:table-row>
        <table:table-row table:style-name="ro1">
          <table:table-cell office:value-type="string">
            <text:p>quentinmar88</text:p>
          </table:table-cell>
          <table:table-cell office:value-type="string">
            <text:p>aqz9w9n9VC</text:p>
          </table:table-cell>
          <table:table-cell table:number-columns-repeated="2" office:value-type="string">
            <text:p>QuentinMar88</text:p>
          </table:table-cell>
          <table:table-cell office:value-type="string">
            <text:p>000@earpitchtraining.info</text:p>
          </table:table-cell>
          <table:table-cell office:value-type="string">
            <text:p>Tornau</text:p>
          </table:table-cell>
          <table:table-cell office:value-type="string">
            <text:p>Kemerovo</text:p>
          </table:table-cell>
          <table:table-cell office:value-type="string">
            <text:p>Villa General Fournier</text:p>
          </table:table-cell>
          <table:table-cell office:value-type="string">
            <text:p>Egyp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05/2011</text:p>
          </table:table-cell>
        </table:table-row>
        <table:table-row table:style-name="ro1">
          <table:table-cell office:value-type="string">
            <text:p>biopetice</text:p>
          </table:table-cell>
          <table:table-cell office:value-type="string">
            <text:p>r6tj39NorO</text:p>
          </table:table-cell>
          <table:table-cell table:number-columns-repeated="2" office:value-type="string">
            <text:p>biopetice</text:p>
          </table:table-cell>
          <table:table-cell office:value-type="string">
            <text:p>brodequin444@gmail.com</text:p>
          </table:table-cell>
          <table:table-cell table:number-columns-repeated="3" office:value-type="string">
            <text:p>Kampala</text:p>
          </table:table-cell>
          <table:table-cell office:value-type="string">
            <text:p>Ugan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1/2011</text:p>
          </table:table-cell>
        </table:table-row>
        <table:table-row table:style-name="ro1">
          <table:table-cell office:value-type="string">
            <text:p>jocelynpdcollins</text:p>
          </table:table-cell>
          <table:table-cell office:value-type="string">
            <text:p>5a3iSx1vvW</text:p>
          </table:table-cell>
          <table:table-cell table:number-columns-repeated="2" office:value-type="string">
            <text:p>jocelynpdcollins</text:p>
          </table:table-cell>
          <table:table-cell office:value-type="string">
            <text:p>michaell43welch@ovi.com</text:p>
          </table:table-cell>
          <table:table-cell office:value-type="string">
            <text:p>Tuls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enders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an Buenaventur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7/2011</text:p>
          </table:table-cell>
          <table:table-cell table:number-columns-repeated="8"/>
        </table:table-row>
        <table:table-row table:style-name="ro1">
          <table:table-cell office:value-type="string">
            <text:p>ptameres</text:p>
          </table:table-cell>
          <table:table-cell office:value-type="string">
            <text:p>7Nzh4o5j</text:p>
          </table:table-cell>
          <table:table-cell table:number-columns-repeated="2" office:value-type="string">
            <text:p>Ptameres</text:p>
          </table:table-cell>
          <table:table-cell office:value-type="string">
            <text:p>ptameres@mpese.com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5/2011</text:p>
          </table:table-cell>
        </table:table-row>
        <table:table-row table:style-name="ro1">
          <table:table-cell office:value-type="string">
            <text:p>jeltponon</text:p>
          </table:table-cell>
          <table:table-cell office:value-type="string">
            <text:p>ut5au1J9eE</text:p>
          </table:table-cell>
          <table:table-cell table:number-columns-repeated="2" office:value-type="string">
            <text:p>Jeltponon</text:p>
          </table:table-cell>
          <table:table-cell office:value-type="string">
            <text:p>zomziife@gmail.com</text:p>
          </table:table-cell>
          <table:table-cell table:number-columns-repeated="3" office:value-type="string">
            <text:p>Albany</text:p>
          </table:table-cell>
          <table:table-cell office:value-type="string">
            <text:p>New Zea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0/2011</text:p>
          </table:table-cell>
        </table:table-row>
        <table:table-row table:style-name="ro1">
          <table:table-cell office:value-type="string">
            <text:p>smetscemo</text:p>
          </table:table-cell>
          <table:table-cell office:value-type="string">
            <text:p>bauvL356vB</text:p>
          </table:table-cell>
          <table:table-cell table:number-columns-repeated="2" office:value-type="string">
            <text:p>Smetscemo</text:p>
          </table:table-cell>
          <table:table-cell office:value-type="string">
            <text:p>votunobby@stylemail.cz.cc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1/2011</text:p>
          </table:table-cell>
        </table:table-row>
        <table:table-row table:style-name="ro1">
          <table:table-cell office:value-type="string">
            <text:p>philzubush</text:p>
          </table:table-cell>
          <table:table-cell office:value-type="string">
            <text:p>8K3l4prtwC</text:p>
          </table:table-cell>
          <table:table-cell table:number-columns-repeated="2" office:value-type="string">
            <text:p>philzubush</text:p>
          </table:table-cell>
          <table:table-cell office:value-type="string">
            <text:p>jamesp81baca@ovi.com</text:p>
          </table:table-cell>
          <table:table-cell office:value-type="string">
            <text:p>Lacey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ugust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Omah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1/2011</text:p>
          </table:table-cell>
          <table:table-cell table:number-columns-repeated="8"/>
        </table:table-row>
        <table:table-row table:style-name="ro1">
          <table:table-cell office:value-type="string">
            <text:p>stuppysatlw1</text:p>
          </table:table-cell>
          <table:table-cell office:value-type="string">
            <text:p>4xlipF69wH</text:p>
          </table:table-cell>
          <table:table-cell table:number-columns-repeated="2" office:value-type="string">
            <text:p>Stuppysatlw1</text:p>
          </table:table-cell>
          <table:table-cell office:value-type="string">
            <text:p>rosenberrvzuyyleanna@hotmail.com</text:p>
          </table:table-cell>
          <table:table-cell office:value-type="string">
            <text:p>Silvermor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nkan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ncres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ast Timor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1/2011</text:p>
          </table:table-cell>
          <table:table-cell table:number-columns-repeated="8"/>
        </table:table-row>
        <table:table-row table:style-name="ro1">
          <table:table-cell office:value-type="string">
            <text:p>wilman</text:p>
          </table:table-cell>
          <table:table-cell office:value-type="string">
            <text:p>sbmP4</text:p>
          </table:table-cell>
          <table:table-cell office:value-type="string">
            <text:p>Wilman</text:p>
          </table:table-cell>
          <table:table-cell office:value-type="string">
            <text:p>DzyvygfENdKaIBKNKn</text:p>
          </table:table-cell>
          <table:table-cell office:value-type="string">
            <text:p>georg79@hotmail.com</text:p>
          </table:table-cell>
          <table:table-cell office:value-type="string">
            <text:p>bkakUzwjxuQyHaHjt</text:p>
          </table:table-cell>
          <table:table-cell office:value-type="string">
            <text:p>CJcUFqEdVGxJm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595">
            <text:p>24595</text:p>
          </table:table-cell>
          <table:table-cell office:value-type="float" office:value="57819663525">
            <text:p>57819663525</text:p>
          </table:table-cell>
          <table:table-cell office:value-type="string">
            <text:p>US</text:p>
          </table:table-cell>
          <table:table-cell office:value-type="string">
            <text:p>10/27/2011</text:p>
          </table:table-cell>
        </table:table-row>
        <table:table-row table:style-name="ro1">
          <table:table-cell office:value-type="string">
            <text:p>dexterfoxy</text:p>
          </table:table-cell>
          <table:table-cell office:value-type="string">
            <text:p>w28jCcvr1X</text:p>
          </table:table-cell>
          <table:table-cell table:number-columns-repeated="2" office:value-type="string">
            <text:p>Dexterfoxy</text:p>
          </table:table-cell>
          <table:table-cell office:value-type="string">
            <text:p>dexterfoxy@gmail.com</text:p>
          </table:table-cell>
          <table:table-cell table:number-columns-repeated="3" office:value-type="string">
            <text:p>Hesperange</text:p>
          </table:table-cell>
          <table:table-cell office:value-type="string">
            <text:p>Luxembourg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9/2011</text:p>
          </table:table-cell>
        </table:table-row>
        <table:table-row table:style-name="ro1">
          <table:table-cell office:value-type="string">
            <text:p>bestsellermag</text:p>
          </table:table-cell>
          <table:table-cell office:value-type="string">
            <text:p>sierra200486</text:p>
          </table:table-cell>
          <table:table-cell table:number-columns-repeated="2" office:value-type="string">
            <text:p>BestsellerMag</text:p>
          </table:table-cell>
          <table:table-cell office:value-type="string">
            <text:p>larderlatinoj@gmail.com</text:p>
          </table:table-cell>
          <table:table-cell table:number-columns-repeated="3" office:value-type="string">
            <text:p>Little Rock</text:p>
          </table:table-cell>
          <table:table-cell office:value-type="string">
            <text:p>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1/2011</text:p>
          </table:table-cell>
        </table:table-row>
        <table:table-row table:style-name="ro1">
          <table:table-cell office:value-type="string">
            <text:p>swanounlono</text:p>
          </table:table-cell>
          <table:table-cell office:value-type="string">
            <text:p>3fo2nz8QyQ</text:p>
          </table:table-cell>
          <table:table-cell table:number-columns-repeated="2" office:value-type="string">
            <text:p>SwanoUnlono</text:p>
          </table:table-cell>
          <table:table-cell office:value-type="string">
            <text:p>fdgdfgbb2121213@mail.ru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8/2011</text:p>
          </table:table-cell>
        </table:table-row>
        <table:table-row table:style-name="ro1">
          <table:table-cell office:value-type="string">
            <text:p>garrymoore</text:p>
          </table:table-cell>
          <table:table-cell office:value-type="string">
            <text:p>targa1001</text:p>
          </table:table-cell>
          <table:table-cell table:number-columns-repeated="2" office:value-type="string">
            <text:p>garrymoore</text:p>
          </table:table-cell>
          <table:table-cell office:value-type="string">
            <text:p>garrymoore100@gmail.com</text:p>
          </table:table-cell>
          <table:table-cell office:value-type="string">
            <text:p><text:s/>bradford </text:p>
          </table:table-cell>
          <table:table-cell office:value-type="string">
            <text:p>newcastle</text:p>
          </table:table-cell>
          <table:table-cell office:value-type="string">
            <text:p><text:s/>bradford </text:p>
          </table:table-cell>
          <table:table-cell office:value-type="string">
            <text:p>u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1</text:p>
          </table:table-cell>
        </table:table-row>
        <table:table-row table:style-name="ro1">
          <table:table-cell office:value-type="string">
            <text:p>deeniurry</text:p>
          </table:table-cell>
          <table:table-cell office:value-type="string">
            <text:p>pvL858gwwP</text:p>
          </table:table-cell>
          <table:table-cell table:number-columns-repeated="2" office:value-type="string">
            <text:p>Deeniurry</text:p>
          </table:table-cell>
          <table:table-cell office:value-type="string">
            <text:p>j.ohann4oovacek@gmail.com</text:p>
          </table:table-cell>
          <table:table-cell table:number-columns-repeated="3" office:value-type="string">
            <text:p>Piran</text:p>
          </table:table-cell>
          <table:table-cell office:value-type="string">
            <text:p>Slove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4/2011</text:p>
          </table:table-cell>
        </table:table-row>
        <table:table-row table:style-name="ro1">
          <table:table-cell office:value-type="string">
            <text:p>amassetle</text:p>
          </table:table-cell>
          <table:table-cell office:value-type="string">
            <text:p>bhgTYTR56ds</text:p>
          </table:table-cell>
          <table:table-cell table:number-columns-repeated="2" office:value-type="string">
            <text:p>amassetle</text:p>
          </table:table-cell>
          <table:table-cell office:value-type="string">
            <text:p>alterdeni.c..e.2..5..2@gmail.com</text:p>
          </table:table-cell>
          <table:table-cell office:value-type="string">
            <text:p>Wyomin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ow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in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5/2011</text:p>
          </table:table-cell>
          <table:table-cell table:number-columns-repeated="7"/>
        </table:table-row>
        <table:table-row table:style-name="ro1">
          <table:table-cell office:value-type="string">
            <text:p>malaalcobia</text:p>
          </table:table-cell>
          <table:table-cell office:value-type="string">
            <text:p>Uhdv2ap79W</text:p>
          </table:table-cell>
          <table:table-cell table:number-columns-repeated="2" office:value-type="string">
            <text:p>Malaalcobia</text:p>
          </table:table-cell>
          <table:table-cell office:value-type="string">
            <text:p>gfdgd2ssd@mail.ru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9/2011</text:p>
          </table:table-cell>
        </table:table-row>
        <table:table-row table:style-name="ro1">
          <table:table-cell office:value-type="string">
            <text:p>stuppysatrmi</text:p>
          </table:table-cell>
          <table:table-cell office:value-type="string">
            <text:p>53gtv4PhtC</text:p>
          </table:table-cell>
          <table:table-cell table:number-columns-repeated="2" office:value-type="string">
            <text:p>Stuppysatrmi</text:p>
          </table:table-cell>
          <table:table-cell office:value-type="string">
            <text:p>Stuppysatozh@advorta.com</text:p>
          </table:table-cell>
          <table:table-cell office:value-type="string">
            <text:p>Georglypor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tre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ort Coldbury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exico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1</text:p>
          </table:table-cell>
          <table:table-cell table:number-columns-repeated="8"/>
        </table:table-row>
        <table:table-row table:style-name="ro1">
          <table:table-cell office:value-type="string">
            <text:p>paulahillm</text:p>
          </table:table-cell>
          <table:table-cell office:value-type="string">
            <text:p>y3v2sbyH4I</text:p>
          </table:table-cell>
          <table:table-cell table:number-columns-repeated="2" office:value-type="string">
            <text:p>PaulaHillm</text:p>
          </table:table-cell>
          <table:table-cell office:value-type="string">
            <text:p>paula2hillm@gmail.com</text:p>
          </table:table-cell>
          <table:table-cell table:number-columns-repeated="3" office:value-type="string">
            <text:p>Los Angele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4/2011</text:p>
          </table:table-cell>
        </table:table-row>
        <table:table-row table:style-name="ro1">
          <table:table-cell office:value-type="string">
            <text:p>toolbogenty</text:p>
          </table:table-cell>
          <table:table-cell office:value-type="string">
            <text:p>z97Ogvlt1H</text:p>
          </table:table-cell>
          <table:table-cell table:number-columns-repeated="2" office:value-type="string">
            <text:p>toolbogenty</text:p>
          </table:table-cell>
          <table:table-cell office:value-type="string">
            <text:p>eadburghaccez@gmail.com</text:p>
          </table:table-cell>
          <table:table-cell office:value-type="string">
            <text:p>Ufa</text:p>
          </table:table-cell>
          <table:table-cell office:value-type="string">
            <text:p>Paris</text:p>
          </table:table-cell>
          <table:table-cell office:value-type="string">
            <text:p>Nuu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5/2011</text:p>
          </table:table-cell>
        </table:table-row>
        <table:table-row table:style-name="ro1">
          <table:table-cell office:value-type="string">
            <text:p>tileromix</text:p>
          </table:table-cell>
          <table:table-cell office:value-type="string">
            <text:p>p1h8lYyu8Q</text:p>
          </table:table-cell>
          <table:table-cell table:number-columns-repeated="2" office:value-type="string">
            <text:p>Tileromix</text:p>
          </table:table-cell>
          <table:table-cell office:value-type="string">
            <text:p>fillrichardsmailto@gmail.com</text:p>
          </table:table-cell>
          <table:table-cell table:number-columns-repeated="3" office:value-type="string">
            <text:p>file_links[C:\xrum-forum\city-ru.txt,1,N]</text:p>
          </table:table-cell>
          <table:table-cell office:value-type="string">
            <text:p>Virgin Is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7/2011</text:p>
          </table:table-cell>
        </table:table-row>
        <table:table-row table:style-name="ro1">
          <table:table-cell office:value-type="string">
            <text:p>suerbiparee</text:p>
          </table:table-cell>
          <table:table-cell office:value-type="string">
            <text:p>Sbh8Lgr84Re</text:p>
          </table:table-cell>
          <table:table-cell table:number-columns-repeated="2" office:value-type="string">
            <text:p>Suerbiparee</text:p>
          </table:table-cell>
          <table:table-cell office:value-type="string">
            <text:p>chickcude@celebslive.net</text:p>
          </table:table-cell>
          <table:table-cell office:value-type="string">
            <text:p>Gerdug 2 </text:p>
          </table:table-cell>
          <table:table-cell office:value-type="string">
            <text:p>Derreenacush </text:p>
          </table:table-cell>
          <table:table-cell office:value-type="string">
            <text:p>Los Higos </text:p>
          </table:table-cell>
          <table:table-cell office:value-type="string">
            <text:p>Central African Republic 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21/2011</text:p>
          </table:table-cell>
        </table:table-row>
        <table:table-row table:style-name="ro1">
          <table:table-cell office:value-type="string">
            <text:p>assoriseads</text:p>
          </table:table-cell>
          <table:table-cell office:value-type="string">
            <text:p>WQDm75n584</text:p>
          </table:table-cell>
          <table:table-cell table:number-columns-repeated="2" office:value-type="string">
            <text:p>Assoriseads</text:p>
          </table:table-cell>
          <table:table-cell office:value-type="string">
            <text:p>i.a.m.visillliyrogozin@gmail.com</text:p>
          </table:table-cell>
          <table:table-cell table:number-columns-repeated="3"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5/2011</text:p>
          </table:table-cell>
        </table:table-row>
        <table:table-row table:style-name="ro1">
          <table:table-cell office:value-type="string">
            <text:p>wjpfnpifk</text:p>
          </table:table-cell>
          <table:table-cell office:value-type="string">
            <text:p>fJUUR</text:p>
          </table:table-cell>
          <table:table-cell table:number-columns-repeated="2" office:value-type="string">
            <text:p>wjpfnpifk</text:p>
          </table:table-cell>
          <table:table-cell office:value-type="string">
            <text:p>lidiaj@crngjj.com</text:p>
          </table:table-cell>
          <table:table-cell office:value-type="string">
            <text:p>FZjTcEmEcepAn</text:p>
          </table:table-cell>
          <table:table-cell office:value-type="string">
            <text:p>tAXfZIAcjI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2180">
            <text:p>72180</text:p>
          </table:table-cell>
          <table:table-cell office:value-type="string">
            <text:p>http://ckqlxybzepbd.com/</text:p>
          </table:table-cell>
          <table:table-cell office:value-type="string">
            <text:p>US</text:p>
          </table:table-cell>
          <table:table-cell office:value-type="string">
            <text:p>09/29/2011</text:p>
          </table:table-cell>
        </table:table-row>
        <table:table-row table:style-name="ro1">
          <table:table-cell office:value-type="string">
            <text:p>pywhewspync</text:p>
          </table:table-cell>
          <table:table-cell office:value-type="string">
            <text:p>8sR14fuynP</text:p>
          </table:table-cell>
          <table:table-cell table:number-columns-repeated="2" office:value-type="string">
            <text:p>PywhewsPync</text:p>
          </table:table-cell>
          <table:table-cell office:value-type="string">
            <text:p>kpnjny.ewblsgov@gmail.com</text:p>
          </table:table-cell>
          <table:table-cell table:number-columns-repeated="3" office:value-type="string">
            <text:p>Lome</text:p>
          </table:table-cell>
          <table:table-cell office:value-type="string">
            <text:p>Tog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1</text:p>
          </table:table-cell>
        </table:table-row>
        <table:table-row table:style-name="ro1">
          <table:table-cell office:value-type="string">
            <text:p>bloopsypenepe</text:p>
          </table:table-cell>
          <table:table-cell office:value-type="string">
            <text:p>z97Ogvlt1H</text:p>
          </table:table-cell>
          <table:table-cell table:number-columns-repeated="2" office:value-type="string">
            <text:p>BloopsypeNepe</text:p>
          </table:table-cell>
          <table:table-cell office:value-type="string">
            <text:p>leppingwelnin@gmail.com</text:p>
          </table:table-cell>
          <table:table-cell office:value-type="string">
            <text:p>Perm</text:p>
          </table:table-cell>
          <table:table-cell office:value-type="string">
            <text:p>Moscow</text:p>
          </table:table-cell>
          <table:table-cell office:value-type="string">
            <text:p>Nuuk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1</text:p>
          </table:table-cell>
        </table:table-row>
        <table:table-row table:style-name="ro1">
          <table:table-cell office:value-type="string">
            <text:p>jepephetweipt</text:p>
          </table:table-cell>
          <table:table-cell office:value-type="string">
            <text:p>ftrgg44wik</text:p>
          </table:table-cell>
          <table:table-cell table:number-columns-repeated="2" office:value-type="string">
            <text:p>JepepHetweipt</text:p>
          </table:table-cell>
          <table:table-cell office:value-type="string">
            <text:p>viassia@mam.by</text:p>
          </table:table-cell>
          <table:table-cell office:value-type="string">
            <text:p>Winchester</text:p>
          </table:table-cell>
          <table:table-cell office:value-type="string">
            <text:p>Inverness</text:p>
          </table:table-cell>
          <table:table-cell office:value-type="string">
            <text:p>Leeds</text:p>
          </table:table-cell>
          <table:table-cell office:value-type="string">
            <text:p>u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1/2011</text:p>
          </table:table-cell>
        </table:table-row>
        <table:table-row table:style-name="ro1">
          <table:table-cell office:value-type="string">
            <text:p>citospardrara</text:p>
          </table:table-cell>
          <table:table-cell office:value-type="string">
            <text:p>1haah7bV7E</text:p>
          </table:table-cell>
          <table:table-cell table:number-columns-repeated="2" office:value-type="string">
            <text:p>CitoSpardrara</text:p>
          </table:table-cell>
          <table:table-cell office:value-type="string">
            <text:p>james.inaalcez@gmail.com</text:p>
          </table:table-cell>
          <table:table-cell table:number-columns-repeated="3" office:value-type="string">
            <text:p>Kwajalein</text:p>
          </table:table-cell>
          <table:table-cell office:value-type="string">
            <text:p>Marshall Is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07/2011</text:p>
          </table:table-cell>
        </table:table-row>
        <table:table-row table:style-name="ro1">
          <table:table-cell office:value-type="string">
            <text:p>sbrown125</text:p>
          </table:table-cell>
          <table:table-cell office:value-type="string">
            <text:p>gizmos10</text:p>
          </table:table-cell>
          <table:table-cell office:value-type="string">
            <text:p>Sharon</text:p>
          </table:table-cell>
          <table:table-cell office:value-type="string">
            <text:p>Brown</text:p>
          </table:table-cell>
          <table:table-cell office:value-type="string">
            <text:p>sbrown125@cox.net</text:p>
          </table:table-cell>
          <table:table-cell office:value-type="string">
            <text:p>543 E Harmon Dr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 455-7201</text:p>
          </table:table-cell>
          <table:table-cell office:value-type="string">
            <text:p>US</text:p>
          </table:table-cell>
          <table:table-cell office:value-type="string">
            <text:p>09/13/2011</text:p>
          </table:table-cell>
        </table:table-row>
        <table:table-row table:style-name="ro1">
          <table:table-cell office:value-type="string">
            <text:p>balllicaniz</text:p>
          </table:table-cell>
          <table:table-cell office:value-type="string">
            <text:p>fZ48ca8ckL</text:p>
          </table:table-cell>
          <table:table-cell table:number-columns-repeated="2" office:value-type="string">
            <text:p>BalllicaNiz</text:p>
          </table:table-cell>
          <table:table-cell office:value-type="string">
            <text:p>maria@pichosti.info</text:p>
          </table:table-cell>
          <table:table-cell table:number-columns-repeated="3" office:value-type="string">
            <text:p>Lianyungang</text:p>
          </table:table-cell>
          <table:table-cell office:value-type="string">
            <text:p>Ch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07/2011</text:p>
          </table:table-cell>
        </table:table-row>
        <table:table-row table:style-name="ro1">
          <table:table-cell office:value-type="string">
            <text:p>nalbine</text:p>
          </table:table-cell>
          <table:table-cell office:value-type="string">
            <text:p>xpye5T8n9I</text:p>
          </table:table-cell>
          <table:table-cell table:number-columns-repeated="2" office:value-type="string">
            <text:p>Nalbine</text:p>
          </table:table-cell>
          <table:table-cell office:value-type="string">
            <text:p>mcmeekinerwid@gmail.com</text:p>
          </table:table-cell>
          <table:table-cell office:value-type="string">
            <text:p>Arvilla</text:p>
          </table:table-cell>
          <table:table-cell office:value-type="string">
            <text:p>Arvin</text:p>
          </table:table-cell>
          <table:table-cell office:value-type="string">
            <text:p>Arvonia</text:p>
          </table:table-cell>
          <table:table-cell office:value-type="string">
            <text:p>New Caledo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21/2011</text:p>
          </table:table-cell>
        </table:table-row>
        <table:table-row table:style-name="ro1">
          <table:table-cell office:value-type="string">
            <text:p>envervemeacle</text:p>
          </table:table-cell>
          <table:table-cell office:value-type="string">
            <text:p>8Hacg2g4yX</text:p>
          </table:table-cell>
          <table:table-cell table:number-columns-repeated="2" office:value-type="string">
            <text:p>EnverveMeacle</text:p>
          </table:table-cell>
          <table:table-cell office:value-type="string">
            <text:p>dollyhill@gmx.com</text:p>
          </table:table-cell>
          <table:table-cell table:number-columns-repeated="3" office:value-type="string">
            <text:p>Praia</text:p>
          </table:table-cell>
          <table:table-cell office:value-type="string">
            <text:p>Cape Verd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14/2011</text:p>
          </table:table-cell>
        </table:table-row>
        <table:table-row table:style-name="ro1">
          <table:table-cell office:value-type="string">
            <text:p>stuppysatag5</text:p>
          </table:table-cell>
          <table:table-cell office:value-type="string">
            <text:p>yUlv3v47kH</text:p>
          </table:table-cell>
          <table:table-cell table:number-columns-repeated="2" office:value-type="string">
            <text:p>Stuppysatag5</text:p>
          </table:table-cell>
          <table:table-cell office:value-type="string">
            <text:p>xbbhcirdsallbrittany@hotmail.com</text:p>
          </table:table-cell>
          <table:table-cell office:value-type="string">
            <text:p>Fort Gmer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ryswell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anlylott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ustrali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4/2011</text:p>
          </table:table-cell>
          <table:table-cell table:number-columns-repeated="8"/>
        </table:table-row>
        <table:table-row table:style-name="ro1">
          <table:table-cell office:value-type="string">
            <text:p>namiaquague</text:p>
          </table:table-cell>
          <table:table-cell office:value-type="string">
            <text:p>55ri7uCigK</text:p>
          </table:table-cell>
          <table:table-cell table:number-columns-repeated="2" office:value-type="string">
            <text:p>Namiaquague</text:p>
          </table:table-cell>
          <table:table-cell office:value-type="string">
            <text:p>jeynes.szakte.s@gmail.com</text:p>
          </table:table-cell>
          <table:table-cell table:number-columns-repeated="3" office:value-type="string">
            <text:p>Raduznyj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8/2011</text:p>
          </table:table-cell>
        </table:table-row>
        <table:table-row table:style-name="ro1">
          <table:table-cell office:value-type="string">
            <text:p>shirapsynge</text:p>
          </table:table-cell>
          <table:table-cell office:value-type="string">
            <text:p>jP45TRlW3</text:p>
          </table:table-cell>
          <table:table-cell table:number-columns-repeated="2" office:value-type="string">
            <text:p>Shirapsynge</text:p>
          </table:table-cell>
          <table:table-cell office:value-type="string">
            <text:p>dedrananetlaj@gmail.com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31/2011</text:p>
          </table:table-cell>
        </table:table-row>
        <table:table-row table:style-name="ro1">
          <table:table-cell office:value-type="string">
            <text:p>apothekede</text:p>
          </table:table-cell>
          <table:table-cell office:value-type="string">
            <text:p>Jzo4ec85fQ</text:p>
          </table:table-cell>
          <table:table-cell table:number-columns-repeated="2" office:value-type="string">
            <text:p>Apothekede</text:p>
          </table:table-cell>
          <table:table-cell office:value-type="string">
            <text:p>test@jillians-weight-loss-pills.co.cc</text:p>
          </table:table-cell>
          <table:table-cell table:number-columns-repeated="3" office:value-type="string">
            <text:p>Rio Grande</text:p>
          </table:table-cell>
          <table:table-cell office:value-type="string">
            <text:p>Puerto Ric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2/2011</text:p>
          </table:table-cell>
        </table:table-row>
        <table:table-row table:style-name="ro1">
          <table:table-cell office:value-type="string">
            <text:p>unforotte</text:p>
          </table:table-cell>
          <table:table-cell office:value-type="string">
            <text:p>d6f2Th7jyF</text:p>
          </table:table-cell>
          <table:table-cell table:number-columns-repeated="2" office:value-type="string">
            <text:p>Unforotte</text:p>
          </table:table-cell>
          <table:table-cell office:value-type="string">
            <text:p>codermalthwid@gmail.com</text:p>
          </table:table-cell>
          <table:table-cell table:number-columns-repeated="3"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23/2011</text:p>
          </table:table-cell>
        </table:table-row>
        <table:table-row table:style-name="ro1">
          <table:table-cell office:value-type="string">
            <text:p>supleftenvept</text:p>
          </table:table-cell>
          <table:table-cell office:value-type="string">
            <text:p>1Ndztu54vB</text:p>
          </table:table-cell>
          <table:table-cell table:number-columns-repeated="2" office:value-type="string">
            <text:p>Supleftenvept</text:p>
          </table:table-cell>
          <table:table-cell office:value-type="string">
            <text:p>alisapopsy@gmail.com</text:p>
          </table:table-cell>
          <table:table-cell table:number-columns-repeated="2"/>
          <table:table-cell office:value-type="string">
            <text:p>Tinley Park, IL USA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0/2011</text:p>
          </table:table-cell>
        </table:table-row>
        <table:table-row table:style-name="ro1">
          <table:table-cell office:value-type="string">
            <text:p>owegreeencank</text:p>
          </table:table-cell>
          <table:table-cell office:value-type="string">
            <text:p>yujK9o11uK</text:p>
          </table:table-cell>
          <table:table-cell table:number-columns-repeated="2" office:value-type="string">
            <text:p>Owegreeencank</text:p>
          </table:table-cell>
          <table:table-cell office:value-type="string">
            <text:p>b.eedleanwavod@gmail.com</text:p>
          </table:table-cell>
          <table:table-cell office:value-type="string">
            <text:p>Podgajcy</text:p>
          </table:table-cell>
          <table:table-cell office:value-type="string">
            <text:p>Zavodoukovsk</text:p>
          </table:table-cell>
          <table:table-cell office:value-type="string">
            <text:p>Kopejsk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30/2011</text:p>
          </table:table-cell>
        </table:table-row>
        <table:table-row table:style-name="ro1">
          <table:table-cell office:value-type="string">
            <text:p>ycfgeqk</text:p>
          </table:table-cell>
          <table:table-cell office:value-type="string">
            <text:p>1LGMjj</text:p>
          </table:table-cell>
          <table:table-cell table:number-columns-repeated="2" office:value-type="string">
            <text:p>ycfgeqk</text:p>
          </table:table-cell>
          <table:table-cell office:value-type="string">
            <text:p>vcodta@zsfgfq.com</text:p>
          </table:table-cell>
          <table:table-cell office:value-type="string">
            <text:p>iTUwxAoHrSYU</text:p>
          </table:table-cell>
          <table:table-cell office:value-type="string">
            <text:p>llTUemiiBiTxIMtC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3775">
            <text:p>83775</text:p>
          </table:table-cell>
          <table:table-cell office:value-type="string">
            <text:p>http://mspcdfngapit.com/</text:p>
          </table:table-cell>
          <table:table-cell office:value-type="string">
            <text:p>US</text:p>
          </table:table-cell>
          <table:table-cell office:value-type="string">
            <text:p>12/18/2011</text:p>
          </table:table-cell>
        </table:table-row>
        <table:table-row table:style-name="ro1">
          <table:table-cell office:value-type="string">
            <text:p>coadnepeago</text:p>
          </table:table-cell>
          <table:table-cell office:value-type="string">
            <text:p>o11qy1WohX</text:p>
          </table:table-cell>
          <table:table-cell table:number-columns-repeated="2" office:value-type="string">
            <text:p>Coadnepeago</text:p>
          </table:table-cell>
          <table:table-cell office:value-type="string">
            <text:p>myfirsttopic@titkinaq.info</text:p>
          </table:table-cell>
          <table:table-cell table:number-columns-repeated="3" office:value-type="string">
            <text:p>Istanbul</text:p>
          </table:table-cell>
          <table:table-cell office:value-type="string">
            <text:p>Turke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8/2011</text:p>
          </table:table-cell>
        </table:table-row>
        <table:table-row table:style-name="ro1">
          <table:table-cell office:value-type="string">
            <text:p>samhixhodia</text:p>
          </table:table-cell>
          <table:table-cell office:value-type="string">
            <text:p>E25lx1flbF</text:p>
          </table:table-cell>
          <table:table-cell table:number-columns-repeated="2" office:value-type="string">
            <text:p>SamHixHodia</text:p>
          </table:table-cell>
          <table:table-cell office:value-type="string">
            <text:p>77classads@gmail.com</text:p>
          </table:table-cell>
          <table:table-cell table:number-columns-repeated="3" office:value-type="string">
            <text:p>Garhoud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12/2012</text:p>
          </table:table-cell>
        </table:table-row>
        <table:table-row table:style-name="ro1">
          <table:table-cell office:value-type="string">
            <text:p>macaulaypearson</text:p>
          </table:table-cell>
          <table:table-cell office:value-type="string">
            <text:p>targa1001</text:p>
          </table:table-cell>
          <table:table-cell table:number-columns-repeated="2" office:value-type="string">
            <text:p>macaulaypearson</text:p>
          </table:table-cell>
          <table:table-cell office:value-type="string">
            <text:p>macaulaypearson@gmail.com</text:p>
          </table:table-cell>
          <table:table-cell office:value-type="string">
            <text:p><text:s/>leeds </text:p>
          </table:table-cell>
          <table:table-cell office:value-type="string">
            <text:p><text:s/>london </text:p>
          </table:table-cell>
          <table:table-cell office:value-type="string">
            <text:p><text:s/>edinburgh </text:p>
          </table:table-cell>
          <table:table-cell office:value-type="string">
            <text:p>u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1/2011</text:p>
          </table:table-cell>
        </table:table-row>
        <table:table-row table:style-name="ro1">
          <table:table-cell office:value-type="string">
            <text:p>xavier1960</text:p>
          </table:table-cell>
          <table:table-cell office:value-type="string">
            <text:p>i92vu8jsCU</text:p>
          </table:table-cell>
          <table:table-cell table:number-columns-repeated="2" office:value-type="string">
            <text:p>xavier1960</text:p>
          </table:table-cell>
          <table:table-cell office:value-type="string">
            <text:p>edtiogoo@gmail.com</text:p>
          </table:table-cell>
          <table:table-cell office:value-type="string">
            <text:p>Minneapolis</text:p>
          </table:table-cell>
          <table:table-cell office:value-type="string">
            <text:p>Seattle</text:p>
          </table:table-cell>
          <table:table-cell office:value-type="string">
            <text:p>Newa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07/2011</text:p>
          </table:table-cell>
        </table:table-row>
        <table:table-row table:style-name="ro1">
          <table:table-cell office:value-type="string">
            <text:p>adelaidermr001</text:p>
          </table:table-cell>
          <table:table-cell office:value-type="string">
            <text:p>dfjdf357gbn951</text:p>
          </table:table-cell>
          <table:table-cell table:number-columns-repeated="2" office:value-type="string">
            <text:p>Adelaidermr001</text:p>
          </table:table-cell>
          <table:table-cell office:value-type="string">
            <text:p>bro.wnfiel.druv@gmail.com</text:p>
          </table:table-cell>
          <table:table-cell office:value-type="string">
            <text:p>Molde</text:p>
          </table:table-cell>
          <table:table-cell office:value-type="string">
            <text:p>??????? ?????????????</text:p>
          </table:table-cell>
          <table:table-cell office:value-type="string">
            <text:p>Low Moor</text:p>
          </table:table-cell>
          <table:table-cell office:value-type="string">
            <text:p>Philippin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9/2011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string">
            <text:p>x3WR1</text:p>
          </table:table-cell>
          <table:table-cell office:value-type="string">
            <text:p>Alex</text:p>
          </table:table-cell>
          <table:table-cell office:value-type="string">
            <text:p>ystxIQUfeoMorRv</text:p>
          </table:table-cell>
          <table:table-cell office:value-type="string">
            <text:p>quaker@yahoo.com</text:p>
          </table:table-cell>
          <table:table-cell office:value-type="string">
            <text:p>GreDsFdLUvz</text:p>
          </table:table-cell>
          <table:table-cell office:value-type="string">
            <text:p>MANvGMSGVdnUjzkx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7875">
            <text:p>47875</text:p>
          </table:table-cell>
          <table:table-cell office:value-type="float" office:value="65670609444">
            <text:p>65670609444</text:p>
          </table:table-cell>
          <table:table-cell office:value-type="string">
            <text:p>US</text:p>
          </table:table-cell>
          <table:table-cell office:value-type="string">
            <text:p>11/05/2012</text:p>
          </table:table-cell>
        </table:table-row>
        <table:table-row table:style-name="ro1">
          <table:table-cell office:value-type="string">
            <text:p>leseeiodins</text:p>
          </table:table-cell>
          <table:table-cell office:value-type="string">
            <text:p>x16e9OnxaR</text:p>
          </table:table-cell>
          <table:table-cell table:number-columns-repeated="2" office:value-type="string">
            <text:p>LESEEIODINS</text:p>
          </table:table-cell>
          <table:table-cell office:value-type="string">
            <text:p>encantysheeme@gmail.com</text:p>
          </table:table-cell>
          <table:table-cell table:number-columns-repeated="3" office:value-type="string">
            <text:p>Kakamega</text:p>
          </table:table-cell>
          <table:table-cell office:value-type="string">
            <text:p>Keny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21/2011</text:p>
          </table:table-cell>
        </table:table-row>
        <table:table-row table:style-name="ro1">
          <table:table-cell office:value-type="string">
            <text:p>jarrydoppbroker</text:p>
          </table:table-cell>
          <table:table-cell office:value-type="string">
            <text:p>dfjdf357gbn951</text:p>
          </table:table-cell>
          <table:table-cell table:number-columns-repeated="2" office:value-type="string">
            <text:p>Jarrydoppbroker</text:p>
          </table:table-cell>
          <table:table-cell office:value-type="string">
            <text:p>brownfieldruv@gmail.com</text:p>
          </table:table-cell>
          <table:table-cell office:value-type="string">
            <text:p>Bhivandi</text:p>
          </table:table-cell>
          <table:table-cell office:value-type="string">
            <text:p>North Arlington</text:p>
          </table:table-cell>
          <table:table-cell office:value-type="string">
            <text:p>C?e?ii?</text:p>
          </table:table-cell>
          <table:table-cell office:value-type="string">
            <text:p>Nauru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2/2011</text:p>
          </table:table-cell>
        </table:table-row>
        <table:table-row table:style-name="ro1">
          <table:table-cell office:value-type="string">
            <text:p>gowlclacrok</text:p>
          </table:table-cell>
          <table:table-cell office:value-type="string">
            <text:p>lvb638dCsU</text:p>
          </table:table-cell>
          <table:table-cell table:number-columns-repeated="2" office:value-type="string">
            <text:p>gowlclacrok</text:p>
          </table:table-cell>
          <table:table-cell office:value-type="string">
            <text:p>sweahannuanum@gmail.com</text:p>
          </table:table-cell>
          <table:table-cell table:number-columns-repeated="3" office:value-type="string">
            <text:p>Aqtobe</text:p>
          </table:table-cell>
          <table:table-cell office:value-type="string">
            <text:p>Kazakhsta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01/2011</text:p>
          </table:table-cell>
        </table:table-row>
        <table:table-row table:style-name="ro1">
          <table:table-cell office:value-type="string">
            <text:p>seannyhages</text:p>
          </table:table-cell>
          <table:table-cell office:value-type="string">
            <text:p>hd48tuu6XK</text:p>
          </table:table-cell>
          <table:table-cell table:number-columns-repeated="2" office:value-type="string">
            <text:p>seannyHages</text:p>
          </table:table-cell>
          <table:table-cell office:value-type="string">
            <text:p>mozakf@ckatalog.pl</text:p>
          </table:table-cell>
          <table:table-cell table:number-columns-repeated="3" office:value-type="string">
            <text:p>Bottegone</text:p>
          </table:table-cell>
          <table:table-cell office:value-type="string">
            <text:p>Ital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08/2011</text:p>
          </table:table-cell>
        </table:table-row>
        <table:table-row table:style-name="ro1">
          <table:table-cell office:value-type="string">
            <text:p>ezkrdhdlwy</text:p>
          </table:table-cell>
          <table:table-cell office:value-type="string">
            <text:p>OOZqY</text:p>
          </table:table-cell>
          <table:table-cell table:number-columns-repeated="2" office:value-type="string">
            <text:p>ezkrdhdlwy</text:p>
          </table:table-cell>
          <table:table-cell office:value-type="string">
            <text:p>ckptyf@gmkltr.com</text:p>
          </table:table-cell>
          <table:table-cell office:value-type="string">
            <text:p>JWkchtfBTaqfl</text:p>
          </table:table-cell>
          <table:table-cell office:value-type="string">
            <text:p>CdBkktoToaYJTQXqz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9994">
            <text:p>69994</text:p>
          </table:table-cell>
          <table:table-cell office:value-type="string">
            <text:p>http://dhmqbipgxyht.com/</text:p>
          </table:table-cell>
          <table:table-cell office:value-type="string">
            <text:p>US</text:p>
          </table:table-cell>
          <table:table-cell office:value-type="string">
            <text:p>12/08/2011</text:p>
          </table:table-cell>
        </table:table-row>
        <table:table-row table:style-name="ro1">
          <table:table-cell office:value-type="string">
            <text:p>glaretriotrex</text:p>
          </table:table-cell>
          <table:table-cell office:value-type="string">
            <text:p>4z2p4viByH</text:p>
          </table:table-cell>
          <table:table-cell table:number-columns-repeated="2" office:value-type="string">
            <text:p>glaretriotrex</text:p>
          </table:table-cell>
          <table:table-cell office:value-type="string">
            <text:p>adminz@181hospital.com</text:p>
          </table:table-cell>
          <table:table-cell table:number-columns-repeated="3" office:value-type="string">
            <text:p>Kwajalein</text:p>
          </table:table-cell>
          <table:table-cell office:value-type="string">
            <text:p>Marshall Island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25/2011</text:p>
          </table:table-cell>
        </table:table-row>
        <table:table-row table:style-name="ro1">
          <table:table-cell office:value-type="string">
            <text:p>empispepesd</text:p>
          </table:table-cell>
          <table:table-cell office:value-type="string">
            <text:p>7Wv58vpgnF</text:p>
          </table:table-cell>
          <table:table-cell table:number-columns-repeated="2" office:value-type="string">
            <text:p>empispepesd</text:p>
          </table:table-cell>
          <table:table-cell office:value-type="string">
            <text:p>tomasuk@ckatalog.pl</text:p>
          </table:table-cell>
          <table:table-cell table:number-columns-repeated="3" office:value-type="string">
            <text:p>Paphos</text:p>
          </table:table-cell>
          <table:table-cell office:value-type="string">
            <text:p>Cypru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03/2011</text:p>
          </table:table-cell>
        </table:table-row>
        <table:table-row table:style-name="ro1">
          <table:table-cell office:value-type="string">
            <text:p>drzoiberglo</text:p>
          </table:table-cell>
          <table:table-cell office:value-type="string">
            <text:p>KX4yq2</text:p>
          </table:table-cell>
          <table:table-cell office:value-type="string">
            <text:p>DrZoibergLo</text:p>
          </table:table-cell>
          <table:table-cell office:value-type="string">
            <text:p>XGMCkeZtQh</text:p>
          </table:table-cell>
          <table:table-cell office:value-type="string">
            <text:p>dr.zoiberg.lobster@gmail.com</text:p>
          </table:table-cell>
          <table:table-cell office:value-type="string">
            <text:p>RLyGKcWQXH</text:p>
          </table:table-cell>
          <table:table-cell office:value-type="string">
            <text:p>eXsHQkpWtASfoq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9959">
            <text:p>29959</text:p>
          </table:table-cell>
          <table:table-cell office:value-type="float" office:value="34681118274">
            <text:p>34681118274</text:p>
          </table:table-cell>
          <table:table-cell office:value-type="string">
            <text:p>US</text:p>
          </table:table-cell>
          <table:table-cell office:value-type="string">
            <text:p>11/28/2011</text:p>
          </table:table-cell>
        </table:table-row>
        <table:table-row table:style-name="ro1">
          <table:table-cell office:value-type="string">
            <text:p>blmjqogmwt</text:p>
          </table:table-cell>
          <table:table-cell office:value-type="string">
            <text:p>EQlS9V</text:p>
          </table:table-cell>
          <table:table-cell table:number-columns-repeated="2" office:value-type="string">
            <text:p>blmjqogmwt</text:p>
          </table:table-cell>
          <table:table-cell office:value-type="string">
            <text:p>fjavir@kxubyz.com</text:p>
          </table:table-cell>
          <table:table-cell office:value-type="string">
            <text:p>FmGiRuRtiPIp</text:p>
          </table:table-cell>
          <table:table-cell office:value-type="string">
            <text:p>iNLKfMVvggIKw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5099">
            <text:p>95099</text:p>
          </table:table-cell>
          <table:table-cell office:value-type="string">
            <text:p>http://wnzwgdkazbkh.com/</text:p>
          </table:table-cell>
          <table:table-cell office:value-type="string">
            <text:p>US</text:p>
          </table:table-cell>
          <table:table-cell office:value-type="string">
            <text:p>12/17/2011</text:p>
          </table:table-cell>
        </table:table-row>
        <table:table-row table:style-name="ro1">
          <table:table-cell office:value-type="string">
            <text:p>afcifakty</text:p>
          </table:table-cell>
          <table:table-cell office:value-type="string">
            <text:p>fG6NLj</text:p>
          </table:table-cell>
          <table:table-cell table:number-columns-repeated="2" office:value-type="string">
            <text:p>afcifakty</text:p>
          </table:table-cell>
          <table:table-cell office:value-type="string">
            <text:p>bfjwsu@pxcjfk.com</text:p>
          </table:table-cell>
          <table:table-cell office:value-type="string">
            <text:p>oXevDsYwuxMCHlHs</text:p>
          </table:table-cell>
          <table:table-cell office:value-type="string">
            <text:p>wstvlUTpDnXZsjPvgZ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015">
            <text:p>48015</text:p>
          </table:table-cell>
          <table:table-cell office:value-type="string">
            <text:p>http://rlycmrgbwggr.com/</text:p>
          </table:table-cell>
          <table:table-cell office:value-type="string">
            <text:p>US</text:p>
          </table:table-cell>
          <table:table-cell office:value-type="string">
            <text:p>12/26/2011</text:p>
          </table:table-cell>
        </table:table-row>
        <table:table-row table:style-name="ro1">
          <table:table-cell office:value-type="string">
            <text:p>beverleycliftons</text:p>
          </table:table-cell>
          <table:table-cell office:value-type="string">
            <text:p>mitsi1001</text:p>
          </table:table-cell>
          <table:table-cell table:number-columns-repeated="2" office:value-type="string">
            <text:p>beverleycliftons</text:p>
          </table:table-cell>
          <table:table-cell office:value-type="string">
            <text:p>beverleycliftons@gmail.com</text:p>
          </table:table-cell>
          <table:table-cell table:number-columns-repeated="3" office:value-type="string">
            <text:p>glasgow</text:p>
          </table:table-cell>
          <table:table-cell office:value-type="string">
            <text:p>u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1/2011</text:p>
          </table:table-cell>
        </table:table-row>
        <table:table-row table:style-name="ro1">
          <table:table-cell office:value-type="string">
            <text:p>pljbgbvas</text:p>
          </table:table-cell>
          <table:table-cell office:value-type="string">
            <text:p>VoR5v</text:p>
          </table:table-cell>
          <table:table-cell table:number-columns-repeated="2" office:value-type="string">
            <text:p>pljbgbvas</text:p>
          </table:table-cell>
          <table:table-cell office:value-type="string">
            <text:p>edbxss@bwzxwb.com</text:p>
          </table:table-cell>
          <table:table-cell office:value-type="string">
            <text:p>BOVOjuCNJGCjHY</text:p>
          </table:table-cell>
          <table:table-cell office:value-type="string">
            <text:p>HbJubVBRqxSMX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2427">
            <text:p>82427</text:p>
          </table:table-cell>
          <table:table-cell office:value-type="string">
            <text:p>http://ipwqlzwwkrbe.com/</text:p>
          </table:table-cell>
          <table:table-cell office:value-type="string">
            <text:p>US</text:p>
          </table:table-cell>
          <table:table-cell office:value-type="string">
            <text:p>01/08/2012</text:p>
          </table:table-cell>
        </table:table-row>
        <table:table-row table:style-name="ro1">
          <table:table-cell office:value-type="string">
            <text:p>stevenpearson</text:p>
          </table:table-cell>
          <table:table-cell office:value-type="string">
            <text:p>targa1001</text:p>
          </table:table-cell>
          <table:table-cell table:number-columns-repeated="2" office:value-type="string">
            <text:p>stevenpearson</text:p>
          </table:table-cell>
          <table:table-cell office:value-type="string">
            <text:p>stevenpearson100@gmail.com</text:p>
          </table:table-cell>
          <table:table-cell table:number-columns-repeated="3" office:value-type="string">
            <text:p>london</text:p>
          </table:table-cell>
          <table:table-cell office:value-type="string">
            <text:p><text:s/>uk 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2/2011</text:p>
          </table:table-cell>
        </table:table-row>
        <table:table-row table:style-name="ro1">
          <table:table-cell office:value-type="string">
            <text:p>mluinykvhl</text:p>
          </table:table-cell>
          <table:table-cell office:value-type="string">
            <text:p>r42LOe</text:p>
          </table:table-cell>
          <table:table-cell table:number-columns-repeated="2" office:value-type="string">
            <text:p>mluinykvhl</text:p>
          </table:table-cell>
          <table:table-cell office:value-type="string">
            <text:p>pbrylt@ghtvzn.com</text:p>
          </table:table-cell>
          <table:table-cell office:value-type="string">
            <text:p>aWCKRwZTlHuS</text:p>
          </table:table-cell>
          <table:table-cell office:value-type="string">
            <text:p>sdyhhkxsPoRIvtS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9575">
            <text:p>69575</text:p>
          </table:table-cell>
          <table:table-cell office:value-type="string">
            <text:p>http://vloasdznwcbw.com/</text:p>
          </table:table-cell>
          <table:table-cell office:value-type="string">
            <text:p>US</text:p>
          </table:table-cell>
          <table:table-cell office:value-type="string">
            <text:p>01/09/2012</text:p>
          </table:table-cell>
        </table:table-row>
        <table:table-row table:style-name="ro1">
          <table:table-cell office:value-type="string">
            <text:p>etheriethewly</text:p>
          </table:table-cell>
          <table:table-cell office:value-type="string">
            <text:p>7jf8tr7VyE</text:p>
          </table:table-cell>
          <table:table-cell table:number-columns-repeated="10"/>
          <table:table-cell office:value-type="string">
            <text:p>12/23/2011</text:p>
          </table:table-cell>
        </table:table-row>
        <table:table-row table:style-name="ro1">
          <table:table-cell office:value-type="string">
            <text:p>preotmemo</text:p>
          </table:table-cell>
          <table:table-cell office:value-type="string">
            <text:p>84Chredj9G</text:p>
          </table:table-cell>
          <table:table-cell table:number-columns-repeated="2" office:value-type="string">
            <text:p>preotMemo</text:p>
          </table:table-cell>
          <table:table-cell office:value-type="string">
            <text:p>laceyadaks@gmail.com</text:p>
          </table:table-cell>
          <table:table-cell table:number-columns-repeated="3" office:value-type="string">
            <text:p>Bereeda</text:p>
          </table:table-cell>
          <table:table-cell office:value-type="string">
            <text:p>Somal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16/2011</text:p>
          </table:table-cell>
        </table:table-row>
        <table:table-row table:style-name="ro1">
          <table:table-cell office:value-type="string">
            <text:p>opelrodker</text:p>
          </table:table-cell>
          <table:table-cell office:value-type="string">
            <text:p>mapet123</text:p>
          </table:table-cell>
          <table:table-cell table:number-columns-repeated="2" office:value-type="string">
            <text:p>opelrodker</text:p>
          </table:table-cell>
          <table:table-cell office:value-type="string">
            <text:p>auroek6@wkime.pl</text:p>
          </table:table-cell>
          <table:table-cell table:number-columns-repeated="3" office:value-type="string">
            <text:p>Liberia</text:p>
          </table:table-cell>
          <table:table-cell office:value-type="string">
            <text:p>Costa Ric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15/2012</text:p>
          </table:table-cell>
        </table:table-row>
        <table:table-row table:style-name="ro1">
          <table:table-cell office:value-type="string">
            <text:p>lonnie</text:p>
          </table:table-cell>
          <table:table-cell office:value-type="string">
            <text:p>aprilfool</text:p>
          </table:table-cell>
          <table:table-cell office:value-type="string">
            <text:p>Lonnie</text:p>
          </table:table-cell>
          <table:table-cell office:value-type="string">
            <text:p>Plemmons</text:p>
          </table:table-cell>
          <table:table-cell office:value-type="string">
            <text:p>son_of_alonzo@hotmail.co</text:p>
          </table:table-cell>
          <table:table-cell office:value-type="string">
            <text:p>2636 SW 96th St</text:p>
          </table:table-cell>
          <table:table-cell/>
          <table:table-cell office:value-type="string">
            <text:p>OK. City</text:p>
          </table:table-cell>
          <table:table-cell office:value-type="string">
            <text:p>OK</text:p>
          </table:table-cell>
          <table:table-cell office:value-type="float" office:value="73159">
            <text:p>73159</text:p>
          </table:table-cell>
          <table:table-cell/>
          <table:table-cell office:value-type="string">
            <text:p>US</text:p>
          </table:table-cell>
          <table:table-cell office:value-type="string">
            <text:p>12/14/2011</text:p>
          </table:table-cell>
        </table:table-row>
        <table:table-row table:style-name="ro1">
          <table:table-cell office:value-type="string">
            <text:p>vhqknpjewc</text:p>
          </table:table-cell>
          <table:table-cell office:value-type="string">
            <text:p>LqkbNz</text:p>
          </table:table-cell>
          <table:table-cell table:number-columns-repeated="2" office:value-type="string">
            <text:p>vhqknpjewc</text:p>
          </table:table-cell>
          <table:table-cell office:value-type="string">
            <text:p>fukzbz@tpuodo.com</text:p>
          </table:table-cell>
          <table:table-cell office:value-type="string">
            <text:p>RyvLqGYIJWBZbDpaH</text:p>
          </table:table-cell>
          <table:table-cell office:value-type="string">
            <text:p>eGKBaPIUcWmdrGrkD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4925">
            <text:p>54925</text:p>
          </table:table-cell>
          <table:table-cell office:value-type="string">
            <text:p>http://srplwmcqcgce.com/</text:p>
          </table:table-cell>
          <table:table-cell office:value-type="string">
            <text:p>US</text:p>
          </table:table-cell>
          <table:table-cell office:value-type="string">
            <text:p>12/13/2011</text:p>
          </table:table-cell>
        </table:table-row>
        <table:table-row table:style-name="ro1">
          <table:table-cell office:value-type="string">
            <text:p>nievesparkgate98</text:p>
          </table:table-cell>
          <table:table-cell office:value-type="string">
            <text:p>c2d2Tbx9fP</text:p>
          </table:table-cell>
          <table:table-cell table:number-columns-repeated="2" office:value-type="string">
            <text:p>Nievesparkgate98</text:p>
          </table:table-cell>
          <table:table-cell office:value-type="string">
            <text:p>tenagnedancak@gmail.com</text:p>
          </table:table-cell>
          <table:table-cell office:value-type="string">
            <text:p>Tupiza</text:p>
          </table:table-cell>
          <table:table-cell office:value-type="string">
            <text:p>?????-???-???????</text:p>
          </table:table-cell>
          <table:table-cell office:value-type="string">
            <text:p>Dagu</text:p>
          </table:table-cell>
          <table:table-cell office:value-type="string">
            <text:p>Palau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1/2011</text:p>
          </table:table-cell>
        </table:table-row>
        <table:table-row table:style-name="ro1">
          <table:table-cell office:value-type="string">
            <text:p>xtueqdgzemsx</text:p>
          </table:table-cell>
          <table:table-cell office:value-type="float" office:value="192877">
            <text:p>192877</text:p>
          </table:table-cell>
          <table:table-cell table:number-columns-repeated="2" office:value-type="string">
            <text:p>zdlumow</text:p>
          </table:table-cell>
          <table:table-cell office:value-type="string">
            <text:p>yvefid@ovbvbl.com</text:p>
          </table:table-cell>
          <table:table-cell office:value-type="string">
            <text:p>VggFpztdrmFIg</text:p>
          </table:table-cell>
          <table:table-cell office:value-type="string">
            <text:p>uHmSamRQtNESVWL</text:p>
          </table:table-cell>
          <table:table-cell office:value-type="string">
            <text:p>zRpewXFaUTnVvmEmMAA</text:p>
          </table:table-cell>
          <table:table-cell office:value-type="string">
            <text:p>ACQVUqIFTZt</text:p>
          </table:table-cell>
          <table:table-cell office:value-type="string">
            <text:p>xyQmjXQF</text:p>
          </table:table-cell>
          <table:table-cell office:value-type="string">
            <text:p>MFiZqmohxFgWyDjZoSa</text:p>
          </table:table-cell>
          <table:table-cell office:value-type="string">
            <text:p>US</text:p>
          </table:table-cell>
          <table:table-cell office:value-type="string">
            <text:p>11/29/2011</text:p>
          </table:table-cell>
        </table:table-row>
        <table:table-row table:style-name="ro1">
          <table:table-cell office:value-type="string">
            <text:p>impapsrab</text:p>
          </table:table-cell>
          <table:table-cell office:value-type="string">
            <text:p>luSaN1i562</text:p>
          </table:table-cell>
          <table:table-cell table:number-columns-repeated="2" office:value-type="string">
            <text:p>ImpapsRab</text:p>
          </table:table-cell>
          <table:table-cell office:value-type="string">
            <text:p>drumpeduhl@pornosiske.com</text:p>
          </table:table-cell>
          <table:table-cell table:number-columns-repeated="3" office:value-type="string">
            <text:p>Jutiapa</text:p>
          </table:table-cell>
          <table:table-cell office:value-type="string">
            <text:p>Guatemal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6/2011</text:p>
          </table:table-cell>
        </table:table-row>
        <table:table-row table:style-name="ro1">
          <table:table-cell office:value-type="string">
            <text:p>clebturpp</text:p>
          </table:table-cell>
          <table:table-cell office:value-type="float" office:value="616950">
            <text:p>616950</text:p>
          </table:table-cell>
          <table:table-cell table:number-columns-repeated="2" office:value-type="string">
            <text:p>fdpmbyz</text:p>
          </table:table-cell>
          <table:table-cell office:value-type="string">
            <text:p>ygxuat@tnxwwb.com</text:p>
          </table:table-cell>
          <table:table-cell office:value-type="string">
            <text:p>WCpSPPqETFCPNnblNkB</text:p>
          </table:table-cell>
          <table:table-cell office:value-type="string">
            <text:p>VtUwxdehKQnYFsF</text:p>
          </table:table-cell>
          <table:table-cell office:value-type="string">
            <text:p>KTHHKrNzxIo</text:p>
          </table:table-cell>
          <table:table-cell office:value-type="string">
            <text:p>VMHQJQZuFxbEPVzVc</text:p>
          </table:table-cell>
          <table:table-cell office:value-type="string">
            <text:p>ndQoCSJRTRwsXOj</text:p>
          </table:table-cell>
          <table:table-cell office:value-type="string">
            <text:p>cMLdGodyTkjhQjluWs</text:p>
          </table:table-cell>
          <table:table-cell office:value-type="string">
            <text:p>US</text:p>
          </table:table-cell>
          <table:table-cell office:value-type="string">
            <text:p>11/30/2011</text:p>
          </table:table-cell>
        </table:table-row>
        <table:table-row table:style-name="ro1">
          <table:table-cell office:value-type="string">
            <text:p>bemneffextunk</text:p>
          </table:table-cell>
          <table:table-cell office:value-type="string">
            <text:p>aYweaz791A</text:p>
          </table:table-cell>
          <table:table-cell table:number-columns-repeated="2" office:value-type="string">
            <text:p>Bemneffextunk</text:p>
          </table:table-cell>
          <table:table-cell office:value-type="string">
            <text:p>guitaristthomas@yahoo.co.uk</text:p>
          </table:table-cell>
          <table:table-cell office:value-type="string">
            <text:p>El Mont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sevill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pringfiel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he 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17/2011</text:p>
          </table:table-cell>
          <table:table-cell table:number-columns-repeated="7"/>
        </table:table-row>
        <table:table-row table:style-name="ro1">
          <table:table-cell office:value-type="string">
            <text:p>idiofetow</text:p>
          </table:table-cell>
          <table:table-cell office:value-type="string">
            <text:p>z97Ogvlt1H</text:p>
          </table:table-cell>
          <table:table-cell table:number-columns-repeated="2" office:value-type="string">
            <text:p>idiofetow</text:p>
          </table:table-cell>
          <table:table-cell office:value-type="string">
            <text:p>lesleyxenapit@gmail.com</text:p>
          </table:table-cell>
          <table:table-cell office:value-type="string">
            <text:p>Chino Valley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arren AFB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ollansbe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0/2011</text:p>
          </table:table-cell>
          <table:table-cell table:number-columns-repeated="7"/>
        </table:table-row>
        <table:table-row table:style-name="ro1">
          <table:table-cell office:value-type="string">
            <text:p>preorwark</text:p>
          </table:table-cell>
          <table:table-cell office:value-type="string">
            <text:p>d6ak2pFc2X</text:p>
          </table:table-cell>
          <table:table-cell table:number-columns-repeated="2" office:value-type="string">
            <text:p>Preorwark</text:p>
          </table:table-cell>
          <table:table-cell office:value-type="string">
            <text:p>yourmailmtem@gmail.com</text:p>
          </table:table-cell>
          <table:table-cell table:number-columns-repeated="3" office:value-type="string">
            <text:p>Kalamaria</text:p>
          </table:table-cell>
          <table:table-cell office:value-type="string">
            <text:p>Greec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1/2011</text:p>
          </table:table-cell>
        </table:table-row>
        <table:table-row table:style-name="ro1">
          <table:table-cell office:value-type="string">
            <text:p>usetilliclemi</text:p>
          </table:table-cell>
          <table:table-cell office:value-type="string">
            <text:p>nXkdhA1192</text:p>
          </table:table-cell>
          <table:table-cell table:number-columns-repeated="2" office:value-type="string">
            <text:p>Usetilliclemi</text:p>
          </table:table-cell>
          <table:table-cell office:value-type="string">
            <text:p>amanda.kissnhug@aol.com</text:p>
          </table:table-cell>
          <table:table-cell office:value-type="string">
            <text:p>Los Angeles</text:p>
          </table:table-cell>
          <table:table-cell office:value-type="string">
            <text:p>Washington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8/2011</text:p>
          </table:table-cell>
        </table:table-row>
        <table:table-row table:style-name="ro1">
          <table:table-cell office:value-type="string">
            <text:p>macaulaytippins</text:p>
          </table:table-cell>
          <table:table-cell office:value-type="string">
            <text:p>targa1001</text:p>
          </table:table-cell>
          <table:table-cell table:number-columns-repeated="2" office:value-type="string">
            <text:p>macaulaytippins</text:p>
          </table:table-cell>
          <table:table-cell office:value-type="string">
            <text:p>macaulaytippins@gmail.com</text:p>
          </table:table-cell>
          <table:table-cell table:number-columns-repeated="3" office:value-type="string">
            <text:p>london</text:p>
          </table:table-cell>
          <table:table-cell office:value-type="string">
            <text:p>u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6/2011</text:p>
          </table:table-cell>
        </table:table-row>
        <table:table-row table:style-name="ro1">
          <table:table-cell office:value-type="string">
            <text:p>stephenjacktons</text:p>
          </table:table-cell>
          <table:table-cell office:value-type="string">
            <text:p>targa1000</text:p>
          </table:table-cell>
          <table:table-cell table:number-columns-repeated="2" office:value-type="string">
            <text:p>stephenjacktons</text:p>
          </table:table-cell>
          <table:table-cell office:value-type="string">
            <text:p>stephenjacktons@gmail.com</text:p>
          </table:table-cell>
          <table:table-cell office:value-type="string">
            <text:p><text:s/>cardif </text:p>
          </table:table-cell>
          <table:table-cell office:value-type="string">
            <text:p><text:s/>glasgow </text:p>
          </table:table-cell>
          <table:table-cell office:value-type="string">
            <text:p><text:s/>cardif </text:p>
          </table:table-cell>
          <table:table-cell office:value-type="string">
            <text:p><text:s/>united kingdom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27/2012</text:p>
          </table:table-cell>
        </table:table-row>
        <table:table-row table:style-name="ro1">
          <table:table-cell office:value-type="string">
            <text:p>neardplendy</text:p>
          </table:table-cell>
          <table:table-cell office:value-type="string">
            <text:p>Sypfv61c7E</text:p>
          </table:table-cell>
          <table:table-cell table:number-columns-repeated="2" office:value-type="string">
            <text:p>neardplendy</text:p>
          </table:table-cell>
          <table:table-cell office:value-type="string">
            <text:p>cruseweitusetttrm@gmail.com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6/2012</text:p>
          </table:table-cell>
        </table:table-row>
        <table:table-row table:style-name="ro1">
          <table:table-cell office:value-type="string">
            <text:p>vittaliydix</text:p>
          </table:table-cell>
          <table:table-cell office:value-type="string">
            <text:p>z6drf47bXJ</text:p>
          </table:table-cell>
          <table:table-cell table:number-columns-repeated="2" office:value-type="string">
            <text:p>VittaliyDix</text:p>
          </table:table-cell>
          <table:table-cell office:value-type="string">
            <text:p>hoanosomotenty1965@yandex.kz</text:p>
          </table:table-cell>
          <table:table-cell table:number-columns-repeated="3" office:value-type="string">
            <text:p>Lilongwe</text:p>
          </table:table-cell>
          <table:table-cell office:value-type="string">
            <text:p>Malawi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24/2013</text:p>
          </table:table-cell>
        </table:table-row>
        <table:table-row table:style-name="ro1">
          <table:table-cell office:value-type="string">
            <text:p>rjdholvibb</text:p>
          </table:table-cell>
          <table:table-cell office:value-type="string">
            <text:p>8eGoSC</text:p>
          </table:table-cell>
          <table:table-cell table:number-columns-repeated="2" office:value-type="string">
            <text:p>rjdholvibb</text:p>
          </table:table-cell>
          <table:table-cell office:value-type="string">
            <text:p>zkytjl@nrqgwg.com</text:p>
          </table:table-cell>
          <table:table-cell office:value-type="string">
            <text:p>sbFyKhZyvUEovXI</text:p>
          </table:table-cell>
          <table:table-cell office:value-type="string">
            <text:p>apBOkCmTDwdek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3234">
            <text:p>63234</text:p>
          </table:table-cell>
          <table:table-cell office:value-type="string">
            <text:p>http://xprmdyyxpspn.com/</text:p>
          </table:table-cell>
          <table:table-cell office:value-type="string">
            <text:p>US</text:p>
          </table:table-cell>
          <table:table-cell office:value-type="string">
            <text:p>02/08/2012</text:p>
          </table:table-cell>
        </table:table-row>
        <table:table-row table:style-name="ro1">
          <table:table-cell office:value-type="string">
            <text:p>lendottaxenty</text:p>
          </table:table-cell>
          <table:table-cell office:value-type="string">
            <text:p>d44jopoK7X</text:p>
          </table:table-cell>
          <table:table-cell table:number-columns-repeated="2" office:value-type="string">
            <text:p>Lendottaxenty</text:p>
          </table:table-cell>
          <table:table-cell office:value-type="string">
            <text:p>stenford@beckimp.net</text:p>
          </table:table-cell>
          <table:table-cell table:number-columns-repeated="3" office:value-type="string">
            <text:p>Kwajalein</text:p>
          </table:table-cell>
          <table:table-cell office:value-type="string">
            <text:p>Marshall Island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8/2012</text:p>
          </table:table-cell>
        </table:table-row>
        <table:table-row table:style-name="ro1">
          <table:table-cell office:value-type="string">
            <text:p>sikasdcjjd</text:p>
          </table:table-cell>
          <table:table-cell office:value-type="string">
            <text:p>Wnttg23l6H</text:p>
          </table:table-cell>
          <table:table-cell table:number-columns-repeated="2" office:value-type="string">
            <text:p>sikasdcjjd</text:p>
          </table:table-cell>
          <table:table-cell office:value-type="string">
            <text:p>t.oiv.oa.in.dr.tu.q@gmail.com <text:s/></text:p>
          </table:table-cell>
          <table:table-cell table:number-columns-repeated="3" office:value-type="string">
            <text:p>Monrovia</text:p>
          </table:table-cell>
          <table:table-cell office:value-type="string">
            <text:p>Liber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03/2012</text:p>
          </table:table-cell>
        </table:table-row>
        <table:table-row table:style-name="ro1">
          <table:table-cell office:value-type="string">
            <text:p>qslmoowtn</text:p>
          </table:table-cell>
          <table:table-cell office:value-type="string">
            <text:p>8286M</text:p>
          </table:table-cell>
          <table:table-cell table:number-columns-repeated="2" office:value-type="string">
            <text:p>qslmoowtn</text:p>
          </table:table-cell>
          <table:table-cell office:value-type="string">
            <text:p>yyipmq@mziekm.com</text:p>
          </table:table-cell>
          <table:table-cell office:value-type="string">
            <text:p>OZrihtgbZIX</text:p>
          </table:table-cell>
          <table:table-cell office:value-type="string">
            <text:p>zBazryXDcDadtDct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1381">
            <text:p>71381</text:p>
          </table:table-cell>
          <table:table-cell office:value-type="string">
            <text:p>http://xxaxoylugtcv.com/</text:p>
          </table:table-cell>
          <table:table-cell office:value-type="string">
            <text:p>US</text:p>
          </table:table-cell>
          <table:table-cell office:value-type="string">
            <text:p>03/29/2012</text:p>
          </table:table-cell>
        </table:table-row>
        <table:table-row table:style-name="ro1">
          <table:table-cell office:value-type="string">
            <text:p>abram1976</text:p>
          </table:table-cell>
          <table:table-cell office:value-type="string">
            <text:p>gxYry384zC</text:p>
          </table:table-cell>
          <table:table-cell table:number-columns-repeated="2" office:value-type="string">
            <text:p>abram1976</text:p>
          </table:table-cell>
          <table:table-cell office:value-type="string">
            <text:p>satgekko135@gmail.com</text:p>
          </table:table-cell>
          <table:table-cell office:value-type="string">
            <text:p>Tulsa</text:p>
          </table:table-cell>
          <table:table-cell office:value-type="string">
            <text:p>Birmingham</text:p>
          </table:table-cell>
          <table:table-cell office:value-type="string">
            <text:p>Corpus Christi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1/2012</text:p>
          </table:table-cell>
        </table:table-row>
        <table:table-row table:style-name="ro1">
          <table:table-cell office:value-type="string">
            <text:p>flooldivedurf</text:p>
          </table:table-cell>
          <table:table-cell office:value-type="string">
            <text:p>wV32ltue5C</text:p>
          </table:table-cell>
          <table:table-cell table:number-columns-repeated="2" office:value-type="string">
            <text:p>flooldivedurf</text:p>
          </table:table-cell>
          <table:table-cell office:value-type="string">
            <text:p>u.t.ibr.e.w.h.ee.w@gmail.com</text:p>
          </table:table-cell>
          <table:table-cell office:value-type="string">
            <text:p><text:s/>cheapest generic zithromax online </text:p>
          </table:table-cell>
          <table:table-cell office:value-type="string">
            <text:p><text:s/>cheap zithromax </text:p>
          </table:table-cell>
          <table:table-cell office:value-type="string">
            <text:p><text:s/>azithromycin use </text:p>
          </table:table-cell>
          <table:table-cell office:value-type="string">
            <text:p><text:s/>zithromax for acne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22/2012</text:p>
          </table:table-cell>
        </table:table-row>
        <table:table-row table:style-name="ro1">
          <table:table-cell office:value-type="string">
            <text:p>ioiysfvrn</text:p>
          </table:table-cell>
          <table:table-cell office:value-type="string">
            <text:p>iRHFx6</text:p>
          </table:table-cell>
          <table:table-cell table:number-columns-repeated="2" office:value-type="string">
            <text:p>ioiysfvrn</text:p>
          </table:table-cell>
          <table:table-cell office:value-type="string">
            <text:p>qiombk@ldaqxs.com</text:p>
          </table:table-cell>
          <table:table-cell office:value-type="string">
            <text:p>bFBrhkqotBI</text:p>
          </table:table-cell>
          <table:table-cell office:value-type="string">
            <text:p>QVVEnhOmyLK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5170">
            <text:p>65170</text:p>
          </table:table-cell>
          <table:table-cell office:value-type="string">
            <text:p>http://vxktmbdperoh.com/</text:p>
          </table:table-cell>
          <table:table-cell office:value-type="string">
            <text:p>US</text:p>
          </table:table-cell>
          <table:table-cell office:value-type="string">
            <text:p>01/22/2012</text:p>
          </table:table-cell>
        </table:table-row>
        <table:table-row table:style-name="ro1">
          <table:table-cell office:value-type="string">
            <text:p>noershsgyy</text:p>
          </table:table-cell>
          <table:table-cell office:value-type="string">
            <text:p>125bela303</text:p>
          </table:table-cell>
          <table:table-cell table:number-columns-repeated="2" office:value-type="string">
            <text:p>noerShsgyy</text:p>
          </table:table-cell>
          <table:table-cell office:value-type="string">
            <text:p>kevlanaribeshka@gmx.com</text:p>
          </table:table-cell>
          <table:table-cell table:number-columns-repeated="3" office:value-type="string">
            <text:p>Ligatne</text:p>
          </table:table-cell>
          <table:table-cell office:value-type="string">
            <text:p>Latv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8/2012</text:p>
          </table:table-cell>
        </table:table-row>
        <table:table-row table:style-name="ro1">
          <table:table-cell office:value-type="string">
            <text:p>johnparkermk</text:p>
          </table:table-cell>
          <table:table-cell office:value-type="string">
            <text:p>c5Gsa65jKaaDw</text:p>
          </table:table-cell>
          <table:table-cell table:number-columns-repeated="2" office:value-type="string">
            <text:p>johnparkermk</text:p>
          </table:table-cell>
          <table:table-cell office:value-type="string">
            <text:p>Mallin@theinternetpower.inf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an Jos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xingt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rth Charlest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3/2012</text:p>
          </table:table-cell>
          <table:table-cell table:number-columns-repeated="7"/>
        </table:table-row>
        <table:table-row table:style-name="ro1">
          <table:table-cell office:value-type="string">
            <text:p>sykindocha</text:p>
          </table:table-cell>
          <table:table-cell office:value-type="string">
            <text:p>4k1orr4hHX</text:p>
          </table:table-cell>
          <table:table-cell table:number-columns-repeated="2" office:value-type="string">
            <text:p>sykindocha</text:p>
          </table:table-cell>
          <table:table-cell office:value-type="string">
            <text:p>agl.a.j.a.b.r.a.mp.u.f@gmail.com </text:p>
          </table:table-cell>
          <table:table-cell table:number-columns-repeated="3" office:value-type="string">
            <text:p>Minsk</text:p>
          </table:table-cell>
          <table:table-cell office:value-type="string">
            <text:p>Belaru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14/2012</text:p>
          </table:table-cell>
        </table:table-row>
        <table:table-row table:style-name="ro1">
          <table:table-cell office:value-type="string">
            <text:p>antthvhkon</text:p>
          </table:table-cell>
          <table:table-cell office:value-type="string">
            <text:p>tempesth1941</text:p>
          </table:table-cell>
          <table:table-cell table:number-columns-repeated="2" office:value-type="string">
            <text:p>antthvhkon</text:p>
          </table:table-cell>
          <table:table-cell office:value-type="string">
            <text:p>antroclzon@gmail.com</text:p>
          </table:table-cell>
          <table:table-cell table:number-columns-repeated="3" office:value-type="string">
            <text:p>SPb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02/2012</text:p>
          </table:table-cell>
        </table:table-row>
        <table:table-row table:style-name="ro1">
          <table:table-cell office:value-type="string">
            <text:p>xvpheb</text:p>
          </table:table-cell>
          <table:table-cell office:value-type="string">
            <text:p>NlBIFn</text:p>
          </table:table-cell>
          <table:table-cell table:number-columns-repeated="2" office:value-type="string">
            <text:p>xvpheb</text:p>
          </table:table-cell>
          <table:table-cell office:value-type="string">
            <text:p>tffdfb@uneipz.com</text:p>
          </table:table-cell>
          <table:table-cell office:value-type="string">
            <text:p>xliPZricwXNAxtSKklv</text:p>
          </table:table-cell>
          <table:table-cell office:value-type="string">
            <text:p>ENETWNHijGfoHvK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3991">
            <text:p>83991</text:p>
          </table:table-cell>
          <table:table-cell office:value-type="string">
            <text:p>http://dyjvfidlsixm.com/</text:p>
          </table:table-cell>
          <table:table-cell office:value-type="string">
            <text:p>US</text:p>
          </table:table-cell>
          <table:table-cell office:value-type="string">
            <text:p>03/27/2012</text:p>
          </table:table-cell>
        </table:table-row>
        <table:table-row table:style-name="ro1">
          <table:table-cell office:value-type="string">
            <text:p>jeane_vema</text:p>
          </table:table-cell>
          <table:table-cell office:value-type="string">
            <text:p>1e8bhC6vyH</text:p>
          </table:table-cell>
          <table:table-cell table:number-columns-repeated="2" office:value-type="string">
            <text:p>Jeane_vema</text:p>
          </table:table-cell>
          <table:table-cell office:value-type="string">
            <text:p>d.a.r.ons.ingc.a@gmail.com</text:p>
          </table:table-cell>
          <table:table-cell office:value-type="string">
            <text:p>Spivey </text:p>
          </table:table-cell>
          <table:table-cell office:value-type="string">
            <text:p>Essex </text:p>
          </table:table-cell>
          <table:table-cell office:value-type="string">
            <text:p>Arco </text:p>
          </table:table-cell>
          <table:table-cell office:value-type="string">
            <text:p>Dewey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28/2012</text:p>
          </table:table-cell>
        </table:table-row>
        <table:table-row table:style-name="ro1">
          <table:table-cell office:value-type="string">
            <text:p>horacio1979</text:p>
          </table:table-cell>
          <table:table-cell office:value-type="string">
            <text:p>Bdwup9n14Q</text:p>
          </table:table-cell>
          <table:table-cell table:number-columns-repeated="2" office:value-type="string">
            <text:p>horacio1979</text:p>
          </table:table-cell>
          <table:table-cell office:value-type="string">
            <text:p>steve35xs@gmail.com</text:p>
          </table:table-cell>
          <table:table-cell office:value-type="string">
            <text:p>Charlotte</text:p>
          </table:table-cell>
          <table:table-cell office:value-type="string">
            <text:p>Denver</text:p>
          </table:table-cell>
          <table:table-cell office:value-type="string">
            <text:p>Laredo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08/2012</text:p>
          </table:table-cell>
        </table:table-row>
        <table:table-row table:style-name="ro1">
          <table:table-cell office:value-type="string">
            <text:p>milkyvaere</text:p>
          </table:table-cell>
          <table:table-cell office:value-type="string">
            <text:p>h935JrkjbJ</text:p>
          </table:table-cell>
          <table:table-cell table:number-columns-repeated="2" office:value-type="string">
            <text:p>MilkyVaere</text:p>
          </table:table-cell>
          <table:table-cell office:value-type="string">
            <text:p>milkyvaere@gmail.com</text:p>
          </table:table-cell>
          <table:table-cell table:number-columns-repeated="3" office:value-type="string">
            <text:p>Karakol</text:p>
          </table:table-cell>
          <table:table-cell office:value-type="string">
            <text:p>Kyrgyzsta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09/2012</text:p>
          </table:table-cell>
        </table:table-row>
        <table:table-row table:style-name="ro1">
          <table:table-cell office:value-type="string">
            <text:p>sonyaxxn</text:p>
          </table:table-cell>
          <table:table-cell office:value-type="float" office:value="67903985">
            <text:p>67903985</text:p>
          </table:table-cell>
          <table:table-cell table:number-columns-repeated="2" office:value-type="string">
            <text:p>Sonyaxxn</text:p>
          </table:table-cell>
          <table:table-cell office:value-type="string">
            <text:p>giudittafaqep@gmail.com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30/2012</text:p>
          </table:table-cell>
        </table:table-row>
        <table:table-row table:style-name="ro1">
          <table:table-cell office:value-type="string">
            <text:p>ryandixel</text:p>
          </table:table-cell>
          <table:table-cell office:value-type="string">
            <text:p>targa1002</text:p>
          </table:table-cell>
          <table:table-cell table:number-columns-repeated="2" office:value-type="string">
            <text:p>ryandixel</text:p>
          </table:table-cell>
          <table:table-cell office:value-type="string">
            <text:p>ryandixel@gmail.com</text:p>
          </table:table-cell>
          <table:table-cell office:value-type="string">
            <text:p><text:s/>manchester </text:p>
          </table:table-cell>
          <table:table-cell office:value-type="string">
            <text:p><text:s/>glasgow</text:p>
          </table:table-cell>
          <table:table-cell office:value-type="string">
            <text:p><text:s/>leeds </text:p>
          </table:table-cell>
          <table:table-cell office:value-type="string">
            <text:p>uk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22/2012</text:p>
          </table:table-cell>
        </table:table-row>
        <table:table-row table:style-name="ro1">
          <table:table-cell office:value-type="string">
            <text:p>inhetryh</text:p>
          </table:table-cell>
          <table:table-cell office:value-type="string">
            <text:p>agG5p66weF</text:p>
          </table:table-cell>
          <table:table-cell table:number-columns-repeated="2" office:value-type="string">
            <text:p>inhetryh</text:p>
          </table:table-cell>
          <table:table-cell office:value-type="string">
            <text:p>andrewgekl@aol.com</text:p>
          </table:table-cell>
          <table:table-cell table:number-columns-repeated="3" office:value-type="string">
            <text:p>Orange Walk</text:p>
          </table:table-cell>
          <table:table-cell office:value-type="string">
            <text:p>Beliz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18/2012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gxYry384zC</text:p>
          </table:table-cell>
          <table:table-cell table:number-columns-repeated="2" office:value-type="float" office:value="1971">
            <text:p>1971</text:p>
          </table:table-cell>
          <table:table-cell office:value-type="string">
            <text:p>donaldc771ti@gmail.com</text:p>
          </table:table-cell>
          <table:table-cell table:number-columns-repeated="3"/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8/2012</text:p>
          </table:table-cell>
        </table:table-row>
        <table:table-row table:style-name="ro1">
          <table:table-cell office:value-type="string">
            <text:p>posie_peft</text:p>
          </table:table-cell>
          <table:table-cell office:value-type="string">
            <text:p>u1j87zvtXU</text:p>
          </table:table-cell>
          <table:table-cell table:number-columns-repeated="2" office:value-type="string">
            <text:p>Posie_Peft</text:p>
          </table:table-cell>
          <table:table-cell office:value-type="string">
            <text:p>sm.a.rtocb.ullgi@gmail.com</text:p>
          </table:table-cell>
          <table:table-cell office:value-type="string">
            <text:p>Columbus </text:p>
          </table:table-cell>
          <table:table-cell office:value-type="string">
            <text:p>Harrold </text:p>
          </table:table-cell>
          <table:table-cell office:value-type="string">
            <text:p>Moscow </text:p>
          </table:table-cell>
          <table:table-cell office:value-type="string">
            <text:p>South Rutland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18/2012</text:p>
          </table:table-cell>
        </table:table-row>
        <table:table-row table:style-name="ro1">
          <table:table-cell office:value-type="string">
            <text:p>ggtbbl</text:p>
          </table:table-cell>
          <table:table-cell office:value-type="string">
            <text:p>Uw6e5G</text:p>
          </table:table-cell>
          <table:table-cell table:number-columns-repeated="2" office:value-type="string">
            <text:p>ggtbbl</text:p>
          </table:table-cell>
          <table:table-cell office:value-type="string">
            <text:p>sfnfqk@jaxpjg.com</text:p>
          </table:table-cell>
          <table:table-cell office:value-type="string">
            <text:p>arEZuUWxiwSsuyUb</text:p>
          </table:table-cell>
          <table:table-cell office:value-type="string">
            <text:p>iAawPsxzC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4826">
            <text:p>54826</text:p>
          </table:table-cell>
          <table:table-cell office:value-type="string">
            <text:p>http://paipbwkxhazi.com/</text:p>
          </table:table-cell>
          <table:table-cell office:value-type="string">
            <text:p>US</text:p>
          </table:table-cell>
          <table:table-cell office:value-type="string">
            <text:p>04/17/2012</text:p>
          </table:table-cell>
        </table:table-row>
        <table:table-row table:style-name="ro1">
          <table:table-cell office:value-type="string">
            <text:p>grinuibre</text:p>
          </table:table-cell>
          <table:table-cell office:value-type="string">
            <text:p>b6Gsds8r2X</text:p>
          </table:table-cell>
          <table:table-cell table:number-columns-repeated="2" office:value-type="string">
            <text:p>Grinuibre</text:p>
          </table:table-cell>
          <table:table-cell office:value-type="string">
            <text:p>lazernayarezka2071@rtstyna111.ru</text:p>
          </table:table-cell>
          <table:table-cell table:number-columns-repeated="3" office:value-type="string">
            <text:p>Cotonou</text:p>
          </table:table-cell>
          <table:table-cell office:value-type="string">
            <text:p>Beni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2/2012</text:p>
          </table:table-cell>
        </table:table-row>
        <table:table-row table:style-name="ro1">
          <table:table-cell office:value-type="string">
            <text:p>opwbvicbf</text:p>
          </table:table-cell>
          <table:table-cell office:value-type="string">
            <text:p>z7MWhq</text:p>
          </table:table-cell>
          <table:table-cell table:number-columns-repeated="2" office:value-type="string">
            <text:p>opwbvicbf</text:p>
          </table:table-cell>
          <table:table-cell office:value-type="string">
            <text:p>eslgyu@lkzoke.com</text:p>
          </table:table-cell>
          <table:table-cell office:value-type="string">
            <text:p>nmuBifmJCxuv</text:p>
          </table:table-cell>
          <table:table-cell office:value-type="string">
            <text:p>KLqoSCYGBDYtFsvkx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3703">
            <text:p>23703</text:p>
          </table:table-cell>
          <table:table-cell office:value-type="string">
            <text:p>http://stcjfuervtkc.com/</text:p>
          </table:table-cell>
          <table:table-cell office:value-type="string">
            <text:p>US</text:p>
          </table:table-cell>
          <table:table-cell office:value-type="string">
            <text:p>03/03/2012</text:p>
          </table:table-cell>
        </table:table-row>
        <table:table-row table:style-name="ro1">
          <table:table-cell office:value-type="string">
            <text:p>susan_jode</text:p>
          </table:table-cell>
          <table:table-cell office:value-type="string">
            <text:p>4rX2u3bpzA</text:p>
          </table:table-cell>
          <table:table-cell table:number-columns-repeated="2" office:value-type="string">
            <text:p>Susan_jode</text:p>
          </table:table-cell>
          <table:table-cell office:value-type="string">
            <text:p>p.arb.a.id.ru.nop@gmail.com</text:p>
          </table:table-cell>
          <table:table-cell office:value-type="string">
            <text:p>Sheboygan </text:p>
          </table:table-cell>
          <table:table-cell office:value-type="string">
            <text:p>Roslyn </text:p>
          </table:table-cell>
          <table:table-cell office:value-type="string">
            <text:p>Paramus </text:p>
          </table:table-cell>
          <table:table-cell office:value-type="string">
            <text:p>Newark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06/2012</text:p>
          </table:table-cell>
        </table:table-row>
        <table:table-row table:style-name="ro1">
          <table:table-cell office:value-type="string">
            <text:p>fgurtijpaolml</text:p>
          </table:table-cell>
          <table:table-cell office:value-type="string">
            <text:p>125bela303</text:p>
          </table:table-cell>
          <table:table-cell table:number-columns-repeated="2" office:value-type="string">
            <text:p>FGurtijPaolml</text:p>
          </table:table-cell>
          <table:table-cell office:value-type="string">
            <text:p>ministrelbahiev@gmx.com</text:p>
          </table:table-cell>
          <table:table-cell table:number-columns-repeated="3" office:value-type="string">
            <text:p>Ligatne</text:p>
          </table:table-cell>
          <table:table-cell office:value-type="string">
            <text:p>Latv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5/2012</text:p>
          </table:table-cell>
        </table:table-row>
        <table:table-row table:style-name="ro1">
          <table:table-cell office:value-type="string">
            <text:p>lgenicky</text:p>
          </table:table-cell>
          <table:table-cell office:value-type="string">
            <text:p>S125303q33</text:p>
          </table:table-cell>
          <table:table-cell table:number-columns-repeated="2" office:value-type="string">
            <text:p>Lgenicky</text:p>
          </table:table-cell>
          <table:table-cell office:value-type="string">
            <text:p>milanasierra@gmx.com</text:p>
          </table:table-cell>
          <table:table-cell table:number-columns-repeated="3" office:value-type="string">
            <text:p>San Miguel de Tucuman</text:p>
          </table:table-cell>
          <table:table-cell office:value-type="string">
            <text:p>Argentin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11/2012</text:p>
          </table:table-cell>
        </table:table-row>
        <table:table-row table:style-name="ro1">
          <table:table-cell office:value-type="string">
            <text:p>normand</text:p>
          </table:table-cell>
          <table:table-cell office:value-type="string">
            <text:p>targa222</text:p>
          </table:table-cell>
          <table:table-cell table:number-columns-repeated="2" office:value-type="string">
            <text:p>normand</text:p>
          </table:table-cell>
          <table:table-cell office:value-type="string">
            <text:p>normandalkinson@gmail.com</text:p>
          </table:table-cell>
          <table:table-cell office:value-type="string">
            <text:p><text:s/>manchester </text:p>
          </table:table-cell>
          <table:table-cell office:value-type="string">
            <text:p><text:s/>cardif </text:p>
          </table:table-cell>
          <table:table-cell office:value-type="string">
            <text:p><text:s/>lw1 </text:p>
          </table:table-cell>
          <table:table-cell office:value-type="string">
            <text:p>g britain 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9/2012</text:p>
          </table:table-cell>
        </table:table-row>
        <table:table-row table:style-name="ro1">
          <table:table-cell office:value-type="string">
            <text:p>kartopercz</text:p>
          </table:table-cell>
          <table:table-cell office:value-type="string">
            <text:p>mapet123</text:p>
          </table:table-cell>
          <table:table-cell table:number-columns-repeated="2" office:value-type="string">
            <text:p>kartopercz</text:p>
          </table:table-cell>
          <table:table-cell office:value-type="string">
            <text:p>mazur23@wkime.pl</text:p>
          </table:table-cell>
          <table:table-cell table:number-columns-repeated="3" office:value-type="string">
            <text:p>Stung Treng</text:p>
          </table:table-cell>
          <table:table-cell office:value-type="string">
            <text:p>Cambod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4/2012</text:p>
          </table:table-cell>
        </table:table-row>
        <table:table-row table:style-name="ro1">
          <table:table-cell office:value-type="string">
            <text:p>nxrmzcubdwa</text:p>
          </table:table-cell>
          <table:table-cell office:value-type="string">
            <text:p>AvXTj8</text:p>
          </table:table-cell>
          <table:table-cell table:number-columns-repeated="2" office:value-type="string">
            <text:p>nxrmzcubdwa</text:p>
          </table:table-cell>
          <table:table-cell office:value-type="string">
            <text:p>qymxvq@nqlate.com</text:p>
          </table:table-cell>
          <table:table-cell office:value-type="string">
            <text:p>pTuuwUgRGemuMAtmXhy</text:p>
          </table:table-cell>
          <table:table-cell office:value-type="string">
            <text:p>ADVlncezz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6583">
            <text:p>16583</text:p>
          </table:table-cell>
          <table:table-cell office:value-type="string">
            <text:p>http://pvbocuaqmlok.com/</text:p>
          </table:table-cell>
          <table:table-cell office:value-type="string">
            <text:p>US</text:p>
          </table:table-cell>
          <table:table-cell office:value-type="string">
            <text:p>03/15/2012</text:p>
          </table:table-cell>
        </table:table-row>
        <table:table-row table:style-name="ro1">
          <table:table-cell office:value-type="string">
            <text:p>jealeuplilk</text:p>
          </table:table-cell>
          <table:table-cell office:value-type="string">
            <text:p>rsXZmjC776</text:p>
          </table:table-cell>
          <table:table-cell table:number-columns-repeated="2" office:value-type="string">
            <text:p>Jealeuplilk</text:p>
          </table:table-cell>
          <table:table-cell office:value-type="string">
            <text:p>nexttapgoal@gmail.com</text:p>
          </table:table-cell>
          <table:table-cell table:number-columns-repeated="3" office:value-type="string">
            <text:p>Elvas</text:p>
          </table:table-cell>
          <table:table-cell office:value-type="string">
            <text:p>Portuga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8/2012</text:p>
          </table:table-cell>
        </table:table-row>
        <table:table-row table:style-name="ro1">
          <table:table-cell office:value-type="string">
            <text:p>cecqodwqvi</text:p>
          </table:table-cell>
          <table:table-cell office:value-type="string">
            <text:p>Tgvo3</text:p>
          </table:table-cell>
          <table:table-cell table:number-columns-repeated="2" office:value-type="string">
            <text:p>cecqodwqvi</text:p>
          </table:table-cell>
          <table:table-cell office:value-type="string">
            <text:p>htyqqy@yxvfbp.com</text:p>
          </table:table-cell>
          <table:table-cell office:value-type="string">
            <text:p>HAwUWexzUoKrmTDXp</text:p>
          </table:table-cell>
          <table:table-cell office:value-type="string">
            <text:p>LfZwxIsCRidkKX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586">
            <text:p>91586</text:p>
          </table:table-cell>
          <table:table-cell office:value-type="string">
            <text:p>http://gqwlfykllgpv.com/</text:p>
          </table:table-cell>
          <table:table-cell office:value-type="string">
            <text:p>US</text:p>
          </table:table-cell>
          <table:table-cell office:value-type="string">
            <text:p>03/09/2012</text:p>
          </table:table-cell>
        </table:table-row>
        <table:table-row table:style-name="ro1">
          <table:table-cell office:value-type="string">
            <text:p>arrapsduh</text:p>
          </table:table-cell>
          <table:table-cell office:value-type="string">
            <text:p>lCv3o47obQ</text:p>
          </table:table-cell>
          <table:table-cell table:number-columns-repeated="2" office:value-type="string">
            <text:p>arrapsduh</text:p>
          </table:table-cell>
          <table:table-cell office:value-type="string">
            <text:p>class7ads4free@gmail.com</text:p>
          </table:table-cell>
          <table:table-cell table:number-columns-repeated="3" office:value-type="string">
            <text:p>Los Angele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5/2012</text:p>
          </table:table-cell>
        </table:table-row>
        <table:table-row table:style-name="ro1">
          <table:table-cell office:value-type="string">
            <text:p>aparytatton</text:p>
          </table:table-cell>
          <table:table-cell office:value-type="string">
            <text:p>e4X7caw6gC</text:p>
          </table:table-cell>
          <table:table-cell table:number-columns-repeated="2" office:value-type="string">
            <text:p>aparytatton</text:p>
          </table:table-cell>
          <table:table-cell office:value-type="string">
            <text:p>henryfox@stiqx.in</text:p>
          </table:table-cell>
          <table:table-cell table:number-columns-repeated="3" office:value-type="string">
            <text:p>Boden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25/2012</text:p>
          </table:table-cell>
        </table:table-row>
        <table:table-row table:style-name="ro1">
          <table:table-cell office:value-type="string">
            <text:p>morgan</text:p>
          </table:table-cell>
          <table:table-cell office:value-type="string">
            <text:p>5BtvX</text:p>
          </table:table-cell>
          <table:table-cell office:value-type="string">
            <text:p>Morgan</text:p>
          </table:table-cell>
          <table:table-cell office:value-type="string">
            <text:p>JBQSDBmNrfdYMvjaAqf</text:p>
          </table:table-cell>
          <table:table-cell office:value-type="string">
            <text:p>bonser@gmail.com</text:p>
          </table:table-cell>
          <table:table-cell office:value-type="string">
            <text:p>JQpXcAtqCLxCVcidffU</text:p>
          </table:table-cell>
          <table:table-cell office:value-type="string">
            <text:p>XWmuMelJSv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916">
            <text:p>98916</text:p>
          </table:table-cell>
          <table:table-cell office:value-type="float" office:value="18228645369">
            <text:p>18228645369</text:p>
          </table:table-cell>
          <table:table-cell office:value-type="string">
            <text:p>US</text:p>
          </table:table-cell>
          <table:table-cell office:value-type="string">
            <text:p>09/20/2012</text:p>
          </table:table-cell>
        </table:table-row>
        <table:table-row table:style-name="ro1">
          <table:table-cell office:value-type="string">
            <text:p>cyril_gobe</text:p>
          </table:table-cell>
          <table:table-cell office:value-type="string">
            <text:p>v25gjoyB5I</text:p>
          </table:table-cell>
          <table:table-cell table:number-columns-repeated="2" office:value-type="string">
            <text:p>Cyril_gobe</text:p>
          </table:table-cell>
          <table:table-cell office:value-type="string">
            <text:p>l.ec.l.e.o.s.p.y.wa.t@gmail.com</text:p>
          </table:table-cell>
          <table:table-cell office:value-type="string">
            <text:p>Glade Hill </text:p>
          </table:table-cell>
          <table:table-cell office:value-type="string">
            <text:p>Jamesville </text:p>
          </table:table-cell>
          <table:table-cell office:value-type="string">
            <text:p>Forest Park </text:p>
          </table:table-cell>
          <table:table-cell office:value-type="string">
            <text:p>Shelbyville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02/2012</text:p>
          </table:table-cell>
        </table:table-row>
        <table:table-row table:style-name="ro1">
          <table:table-cell office:value-type="string">
            <text:p>ocxqhfnv</text:p>
          </table:table-cell>
          <table:table-cell office:value-type="string">
            <text:p>EhcAZ</text:p>
          </table:table-cell>
          <table:table-cell table:number-columns-repeated="2" office:value-type="string">
            <text:p>ocxqhfnv</text:p>
          </table:table-cell>
          <table:table-cell office:value-type="string">
            <text:p>fpkznz@inlnaj.com</text:p>
          </table:table-cell>
          <table:table-cell office:value-type="string">
            <text:p>dvatUNwBdMJmpMlk</text:p>
          </table:table-cell>
          <table:table-cell office:value-type="string">
            <text:p>NkQkCsKnrm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6793">
            <text:p>96793</text:p>
          </table:table-cell>
          <table:table-cell office:value-type="string">
            <text:p>http://dhbzketlznfg.com/</text:p>
          </table:table-cell>
          <table:table-cell office:value-type="string">
            <text:p>US</text:p>
          </table:table-cell>
          <table:table-cell office:value-type="string">
            <text:p>07/31/2012</text:p>
          </table:table-cell>
        </table:table-row>
        <table:table-row table:style-name="ro1">
          <table:table-cell office:value-type="string">
            <text:p>dineappoinc</text:p>
          </table:table-cell>
          <table:table-cell office:value-type="string">
            <text:p>vzyh8V6t3U</text:p>
          </table:table-cell>
          <table:table-cell table:number-columns-repeated="2" office:value-type="string">
            <text:p>dineAppoinc</text:p>
          </table:table-cell>
          <table:table-cell office:value-type="string">
            <text:p>james.sanders83@aol.com</text:p>
          </table:table-cell>
          <table:table-cell office:value-type="string">
            <text:p>Omah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aco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exandri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S of 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03/2012</text:p>
          </table:table-cell>
          <table:table-cell table:number-columns-repeated="8"/>
        </table:table-row>
        <table:table-row table:style-name="ro1">
          <table:table-cell office:value-type="string">
            <text:p>mustafautur</text:p>
          </table:table-cell>
          <table:table-cell office:value-type="string">
            <text:p>dfvgbh1223</text:p>
          </table:table-cell>
          <table:table-cell table:number-columns-repeated="2" office:value-type="string">
            <text:p>Mustafautur</text:p>
          </table:table-cell>
          <table:table-cell office:value-type="string">
            <text:p>be.do.cief.iu.qe.ha@gmail.com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string">
            <text:p>Arcatao</text:p>
          </table:table-cell>
          <table:table-cell office:value-type="string">
            <text:p>El Salvador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12/2012</text:p>
          </table:table-cell>
          <table:table-cell table:number-columns-repeated="4"/>
        </table:table-row>
        <table:table-row table:style-name="ro1">
          <table:table-cell office:value-type="string">
            <text:p>brartmida</text:p>
          </table:table-cell>
          <table:table-cell office:value-type="string">
            <text:p>wu9hSk3v4X</text:p>
          </table:table-cell>
          <table:table-cell table:number-columns-repeated="2" office:value-type="string">
            <text:p>BrartMida</text:p>
          </table:table-cell>
          <table:table-cell office:value-type="string">
            <text:p>sehlaheg@mail.ru</text:p>
          </table:table-cell>
          <table:table-cell office:value-type="string">
            <text:p>North Apoll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rth Arlingt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rth Attleboro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ew Caledoni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11/2012</text:p>
          </table:table-cell>
          <table:table-cell table:number-columns-repeated="8"/>
        </table:table-row>
        <table:table-row table:style-name="ro1">
          <table:table-cell office:value-type="string">
            <text:p>ruicromma</text:p>
          </table:table-cell>
          <table:table-cell office:value-type="string">
            <text:p>s8ju9h6nFH</text:p>
          </table:table-cell>
          <table:table-cell table:number-columns-repeated="2" office:value-type="string">
            <text:p>ruicromma</text:p>
          </table:table-cell>
          <table:table-cell office:value-type="string">
            <text:p>st.e.v.enpa.u.l.r.ic.h.ar.d.son1@gmail.com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anta Paul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nionvill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outh Ly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nited States of Americ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14/2012</text:p>
          </table:table-cell>
          <table:table-cell table:number-columns-repeated="8"/>
        </table:table-row>
        <table:table-row table:style-name="ro1">
          <table:table-cell office:value-type="string">
            <text:p>isaac</text:p>
          </table:table-cell>
          <table:table-cell office:value-type="string">
            <text:p>CgIfS</text:p>
          </table:table-cell>
          <table:table-cell office:value-type="string">
            <text:p>Isaac</text:p>
          </table:table-cell>
          <table:table-cell office:value-type="string">
            <text:p>lupLnAHTUmOaNHJH</text:p>
          </table:table-cell>
          <table:table-cell office:value-type="string">
            <text:p>razer22@yahoo.com</text:p>
          </table:table-cell>
          <table:table-cell office:value-type="string">
            <text:p>CJTMHyXGcaCYx</text:p>
          </table:table-cell>
          <table:table-cell office:value-type="string">
            <text:p>zyoESbyaBtUlq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5218">
            <text:p>95218</text:p>
          </table:table-cell>
          <table:table-cell office:value-type="float" office:value="57761078864">
            <text:p>57761078864</text:p>
          </table:table-cell>
          <table:table-cell office:value-type="string">
            <text:p>US</text:p>
          </table:table-cell>
          <table:table-cell office:value-type="string">
            <text:p>09/25/2012</text:p>
          </table:table-cell>
        </table:table-row>
        <table:table-row table:style-name="ro1">
          <table:table-cell office:value-type="string">
            <text:p>payton</text:p>
          </table:table-cell>
          <table:table-cell office:value-type="string">
            <text:p>YWqLB</text:p>
          </table:table-cell>
          <table:table-cell office:value-type="string">
            <text:p>Payton</text:p>
          </table:table-cell>
          <table:table-cell office:value-type="string">
            <text:p>PXSreBmFUuG</text:p>
          </table:table-cell>
          <table:table-cell office:value-type="string">
            <text:p>goodsam@gmail.com</text:p>
          </table:table-cell>
          <table:table-cell office:value-type="string">
            <text:p>DTcZpkEGXz</text:p>
          </table:table-cell>
          <table:table-cell office:value-type="string">
            <text:p>ojiJegudl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073">
            <text:p>31073</text:p>
          </table:table-cell>
          <table:table-cell office:value-type="float" office:value="76291435554">
            <text:p>76291435554</text:p>
          </table:table-cell>
          <table:table-cell office:value-type="string">
            <text:p>US</text:p>
          </table:table-cell>
          <table:table-cell office:value-type="string">
            <text:p>10/02/2012</text:p>
          </table:table-cell>
        </table:table-row>
        <table:table-row table:style-name="ro1">
          <table:table-cell office:value-type="string">
            <text:p>inpurnhib</text:p>
          </table:table-cell>
          <table:table-cell office:value-type="string">
            <text:p>Oap9UTO293</text:p>
          </table:table-cell>
          <table:table-cell table:number-columns-repeated="2" office:value-type="string">
            <text:p>inpurnhib</text:p>
          </table:table-cell>
          <table:table-cell office:value-type="string">
            <text:p>ondresed@mail.ru</text:p>
          </table:table-cell>
          <table:table-cell table:number-columns-repeated="4"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17/2012</text:p>
          </table:table-cell>
        </table:table-row>
        <table:table-row table:style-name="ro1">
          <table:table-cell office:value-type="string">
            <text:p>jasmine</text:p>
          </table:table-cell>
          <table:table-cell office:value-type="string">
            <text:p>SfVCkx</text:p>
          </table:table-cell>
          <table:table-cell office:value-type="string">
            <text:p>Jasmine</text:p>
          </table:table-cell>
          <table:table-cell office:value-type="string">
            <text:p>zxwvKulQjMLhd</text:p>
          </table:table-cell>
          <table:table-cell office:value-type="string">
            <text:p>infest@msn.com</text:p>
          </table:table-cell>
          <table:table-cell office:value-type="string">
            <text:p>tpxybxBywkR</text:p>
          </table:table-cell>
          <table:table-cell office:value-type="string">
            <text:p>cWOwzYhmwhLAV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2082">
            <text:p>22082</text:p>
          </table:table-cell>
          <table:table-cell office:value-type="float" office:value="36906739974">
            <text:p>36906739974</text:p>
          </table:table-cell>
          <table:table-cell office:value-type="string">
            <text:p>US</text:p>
          </table:table-cell>
          <table:table-cell office:value-type="string">
            <text:p>10/02/2012</text:p>
          </table:table-cell>
        </table:table-row>
        <table:table-row table:style-name="ro1">
          <table:table-cell office:value-type="string">
            <text:p>lpyzhtp</text:p>
          </table:table-cell>
          <table:table-cell office:value-type="string">
            <text:p>Rk2X2dwY</text:p>
          </table:table-cell>
          <table:table-cell table:number-columns-repeated="2" office:value-type="string">
            <text:p>lpyzhtp</text:p>
          </table:table-cell>
          <table:table-cell office:value-type="string">
            <text:p>egkdcl@uautdv.com</text:p>
          </table:table-cell>
          <table:table-cell office:value-type="string">
            <text:p>mScyRluIgHkfsTpAHh</text:p>
          </table:table-cell>
          <table:table-cell office:value-type="string">
            <text:p>RpupsZUByAXt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438">
            <text:p>39438</text:p>
          </table:table-cell>
          <table:table-cell office:value-type="string">
            <text:p>http://flexyxtgijcm.com/</text:p>
          </table:table-cell>
          <table:table-cell office:value-type="string">
            <text:p>US</text:p>
          </table:table-cell>
          <table:table-cell office:value-type="string">
            <text:p>02/28/2015</text:p>
          </table:table-cell>
        </table:table-row>
        <table:table-row table:style-name="ro1">
          <table:table-cell office:value-type="string">
            <text:p>ggqgujcpr</text:p>
          </table:table-cell>
          <table:table-cell office:value-type="string">
            <text:p>DvKSfJ</text:p>
          </table:table-cell>
          <table:table-cell table:number-columns-repeated="2" office:value-type="string">
            <text:p>ggqgujcpr</text:p>
          </table:table-cell>
          <table:table-cell office:value-type="string">
            <text:p>eqjpoq@bfeoqh.com</text:p>
          </table:table-cell>
          <table:table-cell office:value-type="string">
            <text:p>LLulrIYKWV</text:p>
          </table:table-cell>
          <table:table-cell office:value-type="string">
            <text:p>KcrQBIqhp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3959">
            <text:p>53959</text:p>
          </table:table-cell>
          <table:table-cell office:value-type="string">
            <text:p>http://ntihlsmycrei.com/</text:p>
          </table:table-cell>
          <table:table-cell office:value-type="string">
            <text:p>US</text:p>
          </table:table-cell>
          <table:table-cell office:value-type="string">
            <text:p>09/26/2012</text:p>
          </table:table-cell>
        </table:table-row>
        <table:table-row table:style-name="ro1">
          <table:table-cell office:value-type="string">
            <text:p>kwangojiiii</text:p>
          </table:table-cell>
          <table:table-cell office:value-type="string">
            <text:p>ep771HrwnZ</text:p>
          </table:table-cell>
          <table:table-cell table:number-columns-repeated="2" office:value-type="string">
            <text:p>kwangojiiii</text:p>
          </table:table-cell>
          <table:table-cell office:value-type="string">
            <text:p>kwangojiiii@gmail.com</text:p>
          </table:table-cell>
          <table:table-cell office:value-type="string">
            <text:p>Whitefac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chia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armlan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05/2012</text:p>
          </table:table-cell>
          <table:table-cell table:number-columns-repeated="8"/>
        </table:table-row>
        <table:table-row table:style-name="ro1">
          <table:table-cell office:value-type="string">
            <text:p>entifisiree</text:p>
          </table:table-cell>
          <table:table-cell office:value-type="string">
            <text:p>aI9hdg9t8N</text:p>
          </table:table-cell>
          <table:table-cell table:number-columns-repeated="2" office:value-type="string">
            <text:p>entifisiree</text:p>
          </table:table-cell>
          <table:table-cell office:value-type="string">
            <text:p>br.u.so.viam.v.a.l.e.r.i.y@gmail.com</text:p>
          </table:table-cell>
          <table:table-cell table:number-columns-repeated="3" office:value-type="string">
            <text:p>Edson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12/2012</text:p>
          </table:table-cell>
        </table:table-row>
        <table:table-row table:style-name="ro1">
          <table:table-cell office:value-type="string">
            <text:p>accusyawals</text:p>
          </table:table-cell>
          <table:table-cell office:value-type="string">
            <text:p>vg9x9eO3lZ</text:p>
          </table:table-cell>
          <table:table-cell table:number-columns-repeated="2" office:value-type="string">
            <text:p>Accusyawals</text:p>
          </table:table-cell>
          <table:table-cell office:value-type="string">
            <text:p>kennasdhroeder@gmail.com</text:p>
          </table:table-cell>
          <table:table-cell table:number-columns-repeated="3"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13/2012</text:p>
          </table:table-cell>
        </table:table-row>
        <table:table-row table:style-name="ro1">
          <table:table-cell office:value-type="string">
            <text:p>simoforich</text:p>
          </table:table-cell>
          <table:table-cell office:value-type="string">
            <text:p>dfvgbh1223</text:p>
          </table:table-cell>
          <table:table-cell table:number-columns-repeated="2" office:value-type="string">
            <text:p>Simoforich</text:p>
          </table:table-cell>
          <table:table-cell office:value-type="string">
            <text:p>b.edo.ci.e.f.iu.q.eh.a@gmail.com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string">
            <text:p>Arcatao</text:p>
          </table:table-cell>
          <table:table-cell office:value-type="string">
            <text:p>El Salvador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19/2012</text:p>
          </table:table-cell>
          <table:table-cell table:number-columns-repeated="4"/>
        </table:table-row>
        <table:table-row table:style-name="ro1">
          <table:table-cell office:value-type="string">
            <text:p>jackson</text:p>
          </table:table-cell>
          <table:table-cell office:value-type="string">
            <text:p>nAsORx</text:p>
          </table:table-cell>
          <table:table-cell office:value-type="string">
            <text:p>Jackson</text:p>
          </table:table-cell>
          <table:table-cell office:value-type="string">
            <text:p>iHHdzgmWlhwDwRm</text:p>
          </table:table-cell>
          <table:table-cell office:value-type="string">
            <text:p>cooler111@yahoo.com</text:p>
          </table:table-cell>
          <table:table-cell office:value-type="string">
            <text:p>CkrPLINxPLxcvB</text:p>
          </table:table-cell>
          <table:table-cell office:value-type="string">
            <text:p>huhgOvKydklVCUOBrI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9945">
            <text:p>49945</text:p>
          </table:table-cell>
          <table:table-cell office:value-type="float" office:value="26600386977">
            <text:p>26600386977</text:p>
          </table:table-cell>
          <table:table-cell office:value-type="string">
            <text:p>US</text:p>
          </table:table-cell>
          <table:table-cell office:value-type="string">
            <text:p>09/25/2012</text:p>
          </table:table-cell>
        </table:table-row>
        <table:table-row table:style-name="ro1">
          <table:table-cell office:value-type="string">
            <text:p>bowsarrogam</text:p>
          </table:table-cell>
          <table:table-cell office:value-type="string">
            <text:p>el94nk2dPD</text:p>
          </table:table-cell>
          <table:table-cell table:number-columns-repeated="2" office:value-type="string">
            <text:p>bowsarrogam</text:p>
          </table:table-cell>
          <table:table-cell office:value-type="string">
            <text:p>assugsAcece@f-best.net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27/2012</text:p>
          </table:table-cell>
        </table:table-row>
        <table:table-row table:style-name="ro1">
          <table:table-cell office:value-type="string">
            <text:p>ethedocen</text:p>
          </table:table-cell>
          <table:table-cell office:value-type="string">
            <text:p>jAus5v1p6N</text:p>
          </table:table-cell>
          <table:table-cell table:number-columns-repeated="2" office:value-type="string">
            <text:p>ethedocen</text:p>
          </table:table-cell>
          <table:table-cell office:value-type="string">
            <text:p>u.pp.p.ppa.p.uu.u.p@gmail.com</text:p>
          </table:table-cell>
          <table:table-cell office:value-type="string">
            <text:p>?????? ????</text:p>
          </table:table-cell>
          <table:table-cell office:value-type="string">
            <text:p>??????? ???????? ???? ?? ??????</text:p>
          </table:table-cell>
          <table:table-cell office:value-type="string">
            <text:p>?????? ???? ?????? ??????</text:p>
          </table:table-cell>
          <table:table-cell office:value-type="string">
            <text:p>?????? ??????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07/2012</text:p>
          </table:table-cell>
        </table:table-row>
        <table:table-row table:style-name="ro1">
          <table:table-cell office:value-type="string">
            <text:p>penf_gath</text:p>
          </table:table-cell>
          <table:table-cell office:value-type="string">
            <text:p>5E4wwruh7I</text:p>
          </table:table-cell>
          <table:table-cell table:number-columns-repeated="2" office:value-type="string">
            <text:p>Penf_gath</text:p>
          </table:table-cell>
          <table:table-cell office:value-type="string">
            <text:p>fi.l.ingbe.t.t.e.rnow@gmail.com</text:p>
          </table:table-cell>
          <table:table-cell office:value-type="string">
            <text:p>1000 mg zithromax</text:p>
          </table:table-cell>
          <table:table-cell office:value-type="string">
            <text:p>liquid zithromax</text:p>
          </table:table-cell>
          <table:table-cell office:value-type="string">
            <text:p>uses for zithromax</text:p>
          </table:table-cell>
          <table:table-cell office:value-type="string">
            <text:p><text:s/>buy zithromax online in evansville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15/2012</text:p>
          </table:table-cell>
        </table:table-row>
        <table:table-row table:style-name="ro1">
          <table:table-cell office:value-type="string">
            <text:p>barry_gamy</text:p>
          </table:table-cell>
          <table:table-cell office:value-type="string">
            <text:p>qQw2ok7b9F</text:p>
          </table:table-cell>
          <table:table-cell table:number-columns-repeated="2" office:value-type="string">
            <text:p>Barry_gamy</text:p>
          </table:table-cell>
          <table:table-cell office:value-type="string">
            <text:p>sinclair.c.om.pu.t@gmail.com</text:p>
          </table:table-cell>
          <table:table-cell office:value-type="string">
            <text:p>Blanchard </text:p>
          </table:table-cell>
          <table:table-cell office:value-type="string">
            <text:p>Clarence </text:p>
          </table:table-cell>
          <table:table-cell office:value-type="string">
            <text:p>Danforth </text:p>
          </table:table-cell>
          <table:table-cell office:value-type="string">
            <text:p>Pinehurst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18/2012</text:p>
          </table:table-cell>
        </table:table-row>
        <table:table-row table:style-name="ro1">
          <table:table-cell office:value-type="string">
            <text:p>clemiaendonee</text:p>
          </table:table-cell>
          <table:table-cell office:value-type="string">
            <text:p>aOr2i2xo1B</text:p>
          </table:table-cell>
          <table:table-cell table:number-columns-repeated="2" office:value-type="string">
            <text:p>Clemiaendonee</text:p>
          </table:table-cell>
          <table:table-cell office:value-type="string">
            <text:p>adrianous@mail.ru</text:p>
          </table:table-cell>
          <table:table-cell office:value-type="string">
            <text:p>Ottaw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ttawa Lak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Otter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?????????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13/2012</text:p>
          </table:table-cell>
          <table:table-cell table:number-columns-repeated="8"/>
        </table:table-row>
        <table:table-row table:style-name="ro1">
          <table:table-cell office:value-type="string">
            <text:p>omxnytyjy</text:p>
          </table:table-cell>
          <table:table-cell office:value-type="string">
            <text:p>Fhvx256jlY</text:p>
          </table:table-cell>
          <table:table-cell table:number-columns-repeated="2" office:value-type="string">
            <text:p>omxnytyjy</text:p>
          </table:table-cell>
          <table:table-cell office:value-type="string">
            <text:p>arl.e.y.chea.t.s.u.k@gmail.com </text:p>
          </table:table-cell>
          <table:table-cell table:number-columns-repeated="3"/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06/2012</text:p>
          </table:table-cell>
        </table:table-row>
        <table:table-row table:style-name="ro1">
          <table:table-cell office:value-type="string">
            <text:p>faith_mida</text:p>
          </table:table-cell>
          <table:table-cell office:value-type="string">
            <text:p>w2Ydr3rz6O</text:p>
          </table:table-cell>
          <table:table-cell table:number-columns-repeated="2" office:value-type="string">
            <text:p>Faith_mida</text:p>
          </table:table-cell>
          <table:table-cell office:value-type="string">
            <text:p>me.n.niso.ftwe.a.lt.h@gmail.com</text:p>
          </table:table-cell>
          <table:table-cell office:value-type="string">
            <text:p>Prairie City </text:p>
          </table:table-cell>
          <table:table-cell office:value-type="string">
            <text:p>Richland </text:p>
          </table:table-cell>
          <table:table-cell office:value-type="string">
            <text:p>Bushnell </text:p>
          </table:table-cell>
          <table:table-cell office:value-type="string">
            <text:p>Kent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18/2012</text:p>
          </table:table-cell>
        </table:table-row>
        <table:table-row table:style-name="ro1">
          <table:table-cell office:value-type="string">
            <text:p>sibyl_wesk</text:p>
          </table:table-cell>
          <table:table-cell office:value-type="string">
            <text:p>2sd24etEwK</text:p>
          </table:table-cell>
          <table:table-cell table:number-columns-repeated="2" office:value-type="string">
            <text:p>Sibyl_Wesk</text:p>
          </table:table-cell>
          <table:table-cell office:value-type="string">
            <text:p>mo.st.v.erc.er.pre.s@gmail.com</text:p>
          </table:table-cell>
          <table:table-cell office:value-type="string">
            <text:p>Yoder </text:p>
          </table:table-cell>
          <table:table-cell office:value-type="string">
            <text:p>Griffin </text:p>
          </table:table-cell>
          <table:table-cell office:value-type="string">
            <text:p>Clitherall </text:p>
          </table:table-cell>
          <table:table-cell office:value-type="string">
            <text:p>North Henderson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9/2012</text:p>
          </table:table-cell>
        </table:table-row>
        <table:table-row table:style-name="ro1">
          <table:table-cell office:value-type="string">
            <text:p>speegramp</text:p>
          </table:table-cell>
          <table:table-cell office:value-type="string">
            <text:p>Gerba111</text:p>
          </table:table-cell>
          <table:table-cell table:number-columns-repeated="2" office:value-type="string">
            <text:p>speegrampL</text:p>
          </table:table-cell>
          <table:table-cell office:value-type="string">
            <text:p>klas.s.nu.i.oi.c1.2.34.56@gmail.com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ratislava</text:p>
          </table:table-cell>
          <table:table-cell office:value-type="string">
            <text:p>Kiev</text:p>
          </table:table-cell>
          <table:table-cell office:value-type="string">
            <text:p>Bratislava</text:p>
          </table:table-cell>
          <table:table-cell office:value-type="string">
            <text:p>Moscow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01/2012</text:p>
          </table:table-cell>
          <table:table-cell table:number-columns-repeated="4"/>
        </table:table-row>
        <table:table-row table:style-name="ro1">
          <table:table-cell office:value-type="string">
            <text:p>athinnyhon</text:p>
          </table:table-cell>
          <table:table-cell office:value-type="string">
            <text:p>Jr3ca1a8nT</text:p>
          </table:table-cell>
          <table:table-cell table:number-columns-repeated="2" office:value-type="string">
            <text:p>AThinnyhon</text:p>
          </table:table-cell>
          <table:table-cell office:value-type="string">
            <text:p>aThinnyhon@out-mail.com</text:p>
          </table:table-cell>
          <table:table-cell office:value-type="string">
            <text:p>Wilmington</text:p>
          </table:table-cell>
          <table:table-cell office:value-type="string">
            <text:p>Fullerton</text:p>
          </table:table-cell>
          <table:table-cell office:value-type="string">
            <text:p>Miami Garden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14/2012</text:p>
          </table:table-cell>
        </table:table-row>
        <table:table-row table:style-name="ro1">
          <table:table-cell office:value-type="string">
            <text:p>gordon</text:p>
          </table:table-cell>
          <table:table-cell office:value-type="string">
            <text:p>uAzupH</text:p>
          </table:table-cell>
          <table:table-cell office:value-type="string">
            <text:p>gordon</text:p>
          </table:table-cell>
          <table:table-cell office:value-type="string">
            <text:p>NgqqsGcwypU</text:p>
          </table:table-cell>
          <table:table-cell office:value-type="string">
            <text:p>joseph72@hotmail.com</text:p>
          </table:table-cell>
          <table:table-cell office:value-type="string">
            <text:p>kfOvReTwTvZ</text:p>
          </table:table-cell>
          <table:table-cell office:value-type="string">
            <text:p>AToyOpcHiDXhe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5832">
            <text:p>85832</text:p>
          </table:table-cell>
          <table:table-cell office:value-type="float" office:value="71784085754">
            <text:p>71784085754</text:p>
          </table:table-cell>
          <table:table-cell office:value-type="string">
            <text:p>US</text:p>
          </table:table-cell>
          <table:table-cell office:value-type="string">
            <text:p>06/21/2012</text:p>
          </table:table-cell>
        </table:table-row>
        <table:table-row table:style-name="ro1">
          <table:table-cell office:value-type="string">
            <text:p>greys</text:p>
          </table:table-cell>
          <table:table-cell office:value-type="string">
            <text:p>dZgM0</text:p>
          </table:table-cell>
          <table:table-cell office:value-type="string">
            <text:p>greys</text:p>
          </table:table-cell>
          <table:table-cell office:value-type="string">
            <text:p>ycluZiyKvz</text:p>
          </table:table-cell>
          <table:table-cell office:value-type="string">
            <text:p>dondy228@hotmail.com</text:p>
          </table:table-cell>
          <table:table-cell office:value-type="string">
            <text:p>lzkZGTmeri</text:p>
          </table:table-cell>
          <table:table-cell office:value-type="string">
            <text:p>KrZbawJkPIKF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0493">
            <text:p>70493</text:p>
          </table:table-cell>
          <table:table-cell office:value-type="float" office:value="16533313306">
            <text:p>16533313306</text:p>
          </table:table-cell>
          <table:table-cell office:value-type="string">
            <text:p>US</text:p>
          </table:table-cell>
          <table:table-cell office:value-type="string">
            <text:p>08/08/2012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h87zW</text:p>
          </table:table-cell>
          <table:table-cell office:value-type="string">
            <text:p>Jordan</text:p>
          </table:table-cell>
          <table:table-cell office:value-type="string">
            <text:p>HvvQSLzXPXz</text:p>
          </table:table-cell>
          <table:table-cell office:value-type="string">
            <text:p>infest@msn.com</text:p>
          </table:table-cell>
          <table:table-cell office:value-type="string">
            <text:p>gDpGKSeRuDgbdL</text:p>
          </table:table-cell>
          <table:table-cell office:value-type="string">
            <text:p>FhAzbOFAE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3909">
            <text:p>33909</text:p>
          </table:table-cell>
          <table:table-cell office:value-type="float" office:value="76554830529">
            <text:p>76554830529</text:p>
          </table:table-cell>
          <table:table-cell office:value-type="string">
            <text:p>US</text:p>
          </table:table-cell>
          <table:table-cell office:value-type="string">
            <text:p>11/19/2012</text:p>
          </table:table-cell>
        </table:table-row>
        <table:table-row table:style-name="ro1">
          <table:table-cell office:value-type="string">
            <text:p>ethan</text:p>
          </table:table-cell>
          <table:table-cell office:value-type="string">
            <text:p>lSkbGu</text:p>
          </table:table-cell>
          <table:table-cell office:value-type="string">
            <text:p>Ethan</text:p>
          </table:table-cell>
          <table:table-cell office:value-type="string">
            <text:p>rxwmjvULdeIienjveKj</text:p>
          </table:table-cell>
          <table:table-cell office:value-type="string">
            <text:p>greenwood@webtown.com</text:p>
          </table:table-cell>
          <table:table-cell office:value-type="string">
            <text:p>txViMENhMNnB</text:p>
          </table:table-cell>
          <table:table-cell office:value-type="string">
            <text:p>iztRaOVSUTROykg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1042">
            <text:p>61042</text:p>
          </table:table-cell>
          <table:table-cell office:value-type="float" office:value="22471911616">
            <text:p>22471911616</text:p>
          </table:table-cell>
          <table:table-cell office:value-type="string">
            <text:p>US</text:p>
          </table:table-cell>
          <table:table-cell office:value-type="string">
            <text:p>11/10/2012</text:p>
          </table:table-cell>
        </table:table-row>
        <table:table-row table:style-name="ro1">
          <table:table-cell office:value-type="string">
            <text:p>sophie</text:p>
          </table:table-cell>
          <table:table-cell office:value-type="string">
            <text:p>b2kSRS</text:p>
          </table:table-cell>
          <table:table-cell office:value-type="string">
            <text:p>Sophie</text:p>
          </table:table-cell>
          <table:table-cell office:value-type="string">
            <text:p>hzGekeitLTuucaf</text:p>
          </table:table-cell>
          <table:table-cell office:value-type="string">
            <text:p>freeman@hotmail.com</text:p>
          </table:table-cell>
          <table:table-cell office:value-type="string">
            <text:p>hiIbrlUqeniYEBzuf</text:p>
          </table:table-cell>
          <table:table-cell office:value-type="string">
            <text:p>iKZsUKctqK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7172">
            <text:p>37172</text:p>
          </table:table-cell>
          <table:table-cell office:value-type="float" office:value="16790113801">
            <text:p>16790113801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bryan</text:p>
          </table:table-cell>
          <table:table-cell office:value-type="string">
            <text:p>R6TN3</text:p>
          </table:table-cell>
          <table:table-cell office:value-type="string">
            <text:p>Bryan</text:p>
          </table:table-cell>
          <table:table-cell office:value-type="string">
            <text:p>HeXszPpHLFOaXvgKpc</text:p>
          </table:table-cell>
          <table:table-cell office:value-type="string">
            <text:p>deadman@gmail.com</text:p>
          </table:table-cell>
          <table:table-cell office:value-type="string">
            <text:p>PZavBfVgGvLogwXOu</text:p>
          </table:table-cell>
          <table:table-cell office:value-type="string">
            <text:p>vkEQyDeGJ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410">
            <text:p>15410</text:p>
          </table:table-cell>
          <table:table-cell office:value-type="float" office:value="91691305825">
            <text:p>91691305825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nathan</text:p>
          </table:table-cell>
          <table:table-cell office:value-type="string">
            <text:p>Q7FTH2</text:p>
          </table:table-cell>
          <table:table-cell office:value-type="string">
            <text:p>Nathan</text:p>
          </table:table-cell>
          <table:table-cell office:value-type="string">
            <text:p>NzVvhDhAqnDKVSlFW</text:p>
          </table:table-cell>
          <table:table-cell office:value-type="string">
            <text:p>steep777@yahoo.com</text:p>
          </table:table-cell>
          <table:table-cell office:value-type="string">
            <text:p>TbdZOIcUFfmtHU</text:p>
          </table:table-cell>
          <table:table-cell office:value-type="string">
            <text:p>ronlsGvKdlIRGbFepo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4676">
            <text:p>94676</text:p>
          </table:table-cell>
          <table:table-cell office:value-type="float" office:value="53967898663">
            <text:p>53967898663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cole</text:p>
          </table:table-cell>
          <table:table-cell office:value-type="string">
            <text:p>MGlgt</text:p>
          </table:table-cell>
          <table:table-cell office:value-type="string">
            <text:p>Cole</text:p>
          </table:table-cell>
          <table:table-cell office:value-type="string">
            <text:p>vUolUQFxYES</text:p>
          </table:table-cell>
          <table:table-cell office:value-type="string">
            <text:p>lifestile@msn.com</text:p>
          </table:table-cell>
          <table:table-cell office:value-type="string">
            <text:p>mnhSpsdvufI</text:p>
          </table:table-cell>
          <table:table-cell office:value-type="string">
            <text:p>JNpYXeilPcTKW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4382">
            <text:p>64382</text:p>
          </table:table-cell>
          <table:table-cell office:value-type="float" office:value="73766145122">
            <text:p>73766145122</text:p>
          </table:table-cell>
          <table:table-cell office:value-type="string">
            <text:p>US</text:p>
          </table:table-cell>
          <table:table-cell office:value-type="string">
            <text:p>04/21/2013</text:p>
          </table:table-cell>
        </table:table-row>
        <table:table-row table:style-name="ro1">
          <table:table-cell office:value-type="string">
            <text:p>jason</text:p>
          </table:table-cell>
          <table:table-cell office:value-type="string">
            <text:p>Cs9mhR</text:p>
          </table:table-cell>
          <table:table-cell office:value-type="string">
            <text:p>Jason</text:p>
          </table:table-cell>
          <table:table-cell office:value-type="string">
            <text:p>TnwhAYAbekHjBDCnXgh</text:p>
          </table:table-cell>
          <table:table-cell office:value-type="string">
            <text:p>dirtbill@yahoo.com</text:p>
          </table:table-cell>
          <table:table-cell office:value-type="string">
            <text:p>bBjmwfaMbfcifjUq</text:p>
          </table:table-cell>
          <table:table-cell office:value-type="string">
            <text:p>RMNRqjgmppGfhHWHI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694">
            <text:p>92694</text:p>
          </table:table-cell>
          <table:table-cell office:value-type="float" office:value="16849948808">
            <text:p>16849948808</text:p>
          </table:table-cell>
          <table:table-cell office:value-type="string">
            <text:p>US</text:p>
          </table:table-cell>
          <table:table-cell office:value-type="string">
            <text:p>04/14/2013</text:p>
          </table:table-cell>
        </table:table-row>
        <table:table-row table:style-name="ro1">
          <table:table-cell office:value-type="string">
            <text:p>vahwhadodueta</text:p>
          </table:table-cell>
          <table:table-cell office:value-type="string">
            <text:p>f3Pgn2g5qY</text:p>
          </table:table-cell>
          <table:table-cell table:number-columns-repeated="2" office:value-type="string">
            <text:p>vahWhadodueta</text:p>
          </table:table-cell>
          <table:table-cell office:value-type="string">
            <text:p>circleopj@gmail.com</text:p>
          </table:table-cell>
          <table:table-cell office:value-type="string">
            <text:p>Tell Wilay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tasc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mtat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nga Island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03/2013</text:p>
          </table:table-cell>
          <table:table-cell table:number-columns-repeated="8"/>
        </table:table-row>
        <table:table-row table:style-name="ro1">
          <table:table-cell office:value-type="string">
            <text:p>dominic</text:p>
          </table:table-cell>
          <table:table-cell office:value-type="string">
            <text:p>XKZpH</text:p>
          </table:table-cell>
          <table:table-cell office:value-type="string">
            <text:p>Dominic</text:p>
          </table:table-cell>
          <table:table-cell office:value-type="string">
            <text:p>dSpAJABLdGswHgbHx</text:p>
          </table:table-cell>
          <table:table-cell office:value-type="string">
            <text:p>freeman@hotmail.com</text:p>
          </table:table-cell>
          <table:table-cell office:value-type="string">
            <text:p>FzhieqnGNm</text:p>
          </table:table-cell>
          <table:table-cell office:value-type="string">
            <text:p>jsFkfmHpRHlQr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3306">
            <text:p>63306</text:p>
          </table:table-cell>
          <table:table-cell office:value-type="float" office:value="18838366906">
            <text:p>18838366906</text:p>
          </table:table-cell>
          <table:table-cell office:value-type="string">
            <text:p>US</text:p>
          </table:table-cell>
          <table:table-cell office:value-type="string">
            <text:p>11/21/2012</text:p>
          </table:table-cell>
        </table:table-row>
        <table:table-row table:style-name="ro1">
          <table:table-cell office:value-type="string">
            <text:p>charles</text:p>
          </table:table-cell>
          <table:table-cell office:value-type="string">
            <text:p>vbqTOY</text:p>
          </table:table-cell>
          <table:table-cell office:value-type="string">
            <text:p>Charles</text:p>
          </table:table-cell>
          <table:table-cell office:value-type="string">
            <text:p>kLgSHxPViBxBp</text:p>
          </table:table-cell>
          <table:table-cell office:value-type="string">
            <text:p>quaker@yahoo.com</text:p>
          </table:table-cell>
          <table:table-cell office:value-type="string">
            <text:p>aHNtYJSidfUFa</text:p>
          </table:table-cell>
          <table:table-cell office:value-type="string">
            <text:p>sCXYjbZUnPERpBp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218">
            <text:p>87218</text:p>
          </table:table-cell>
          <table:table-cell office:value-type="float" office:value="81726527625">
            <text:p>81726527625</text:p>
          </table:table-cell>
          <table:table-cell office:value-type="string">
            <text:p>US</text:p>
          </table:table-cell>
          <table:table-cell office:value-type="string">
            <text:p>11/15/2012</text:p>
          </table:table-cell>
        </table:table-row>
        <table:table-row table:style-name="ro1">
          <table:table-cell office:value-type="string">
            <text:p>areolafa</text:p>
          </table:table-cell>
          <table:table-cell office:value-type="string">
            <text:p>jo3axE73eG</text:p>
          </table:table-cell>
          <table:table-cell table:number-columns-repeated="2" office:value-type="string">
            <text:p>Areolafa</text:p>
          </table:table-cell>
          <table:table-cell office:value-type="string">
            <text:p>astefil@yandex.com</text:p>
          </table:table-cell>
          <table:table-cell table:number-columns-repeated="3" office:value-type="string">
            <text:p>Biel</text:p>
          </table:table-cell>
          <table:table-cell office:value-type="string">
            <text:p>Switzerland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04/2013</text:p>
          </table:table-cell>
        </table:table-row>
        <table:table-row table:style-name="ro1">
          <table:table-cell office:value-type="string">
            <text:p>ronny</text:p>
          </table:table-cell>
          <table:table-cell office:value-type="string">
            <text:p>X1eUrN</text:p>
          </table:table-cell>
          <table:table-cell office:value-type="string">
            <text:p>ronny</text:p>
          </table:table-cell>
          <table:table-cell office:value-type="string">
            <text:p>RkQJkmrNaka</text:p>
          </table:table-cell>
          <table:table-cell office:value-type="string">
            <text:p>dondy228@hotmail.com</text:p>
          </table:table-cell>
          <table:table-cell office:value-type="string">
            <text:p>bygtWhvDryWcU</text:p>
          </table:table-cell>
          <table:table-cell office:value-type="string">
            <text:p>aVqKtsxhtKtq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288">
            <text:p>89288</text:p>
          </table:table-cell>
          <table:table-cell office:value-type="float" office:value="98390285027">
            <text:p>98390285027</text:p>
          </table:table-cell>
          <table:table-cell office:value-type="string">
            <text:p>US</text:p>
          </table:table-cell>
          <table:table-cell office:value-type="string">
            <text:p>05/05/2013</text:p>
          </table:table-cell>
        </table:table-row>
        <table:table-row table:style-name="ro1">
          <table:table-cell office:value-type="string">
            <text:p>incomeppc</text:p>
          </table:table-cell>
          <table:table-cell office:value-type="string">
            <text:p>7Ptq4M</text:p>
          </table:table-cell>
          <table:table-cell office:value-type="string">
            <text:p>incomeppc</text:p>
          </table:table-cell>
          <table:table-cell office:value-type="string">
            <text:p>UQIZqMFUlyduZwl</text:p>
          </table:table-cell>
          <table:table-cell office:value-type="string">
            <text:p>cooler111@yahoo.com</text:p>
          </table:table-cell>
          <table:table-cell office:value-type="string">
            <text:p>xSHkfTnIvBQXoGr</text:p>
          </table:table-cell>
          <table:table-cell office:value-type="string">
            <text:p>iInircmhBuIQrjQxL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6992">
            <text:p>56992</text:p>
          </table:table-cell>
          <table:table-cell office:value-type="float" office:value="26337939947">
            <text:p>26337939947</text:p>
          </table:table-cell>
          <table:table-cell office:value-type="string">
            <text:p>US</text:p>
          </table:table-cell>
          <table:table-cell office:value-type="string">
            <text:p>06/08/2013</text:p>
          </table:table-cell>
        </table:table-row>
        <table:table-row table:style-name="ro1">
          <table:table-cell office:value-type="string">
            <text:p>sofia</text:p>
          </table:table-cell>
          <table:table-cell office:value-type="string">
            <text:p>7mcmNY</text:p>
          </table:table-cell>
          <table:table-cell office:value-type="string">
            <text:p>Sofia</text:p>
          </table:table-cell>
          <table:table-cell office:value-type="string">
            <text:p>GlLhVCkiPiDSIZzq</text:p>
          </table:table-cell>
          <table:table-cell office:value-type="string">
            <text:p>getjoy@msn.com</text:p>
          </table:table-cell>
          <table:table-cell office:value-type="string">
            <text:p>zLjSfouTat</text:p>
          </table:table-cell>
          <table:table-cell office:value-type="string">
            <text:p>SlCIoJTLBlOOWaf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8121">
            <text:p>68121</text:p>
          </table:table-cell>
          <table:table-cell office:value-type="float" office:value="70656016442">
            <text:p>70656016442</text:p>
          </table:table-cell>
          <table:table-cell office:value-type="string">
            <text:p>US</text:p>
          </table:table-cell>
          <table:table-cell office:value-type="string">
            <text:p>02/15/2013</text:p>
          </table:table-cell>
        </table:table-row>
        <table:table-row table:style-name="ro1">
          <table:table-cell office:value-type="string">
            <text:p>alyssa</text:p>
          </table:table-cell>
          <table:table-cell office:value-type="string">
            <text:p>vjMgqS</text:p>
          </table:table-cell>
          <table:table-cell office:value-type="string">
            <text:p>Alyssa</text:p>
          </table:table-cell>
          <table:table-cell office:value-type="string">
            <text:p>BYrJiJMNKIW</text:p>
          </table:table-cell>
          <table:table-cell office:value-type="string">
            <text:p>goodboy@yahoo.com</text:p>
          </table:table-cell>
          <table:table-cell office:value-type="string">
            <text:p>NfOHCEWZFbMgPcqWd</text:p>
          </table:table-cell>
          <table:table-cell office:value-type="string">
            <text:p>EMCeFOVlCFsqOOWNe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423">
            <text:p>10423</text:p>
          </table:table-cell>
          <table:table-cell office:value-type="float" office:value="49371881285">
            <text:p>49371881285</text:p>
          </table:table-cell>
          <table:table-cell office:value-type="string">
            <text:p>US</text:p>
          </table:table-cell>
          <table:table-cell office:value-type="string">
            <text:p>05/12/2013</text:p>
          </table:table-cell>
        </table:table-row>
        <table:table-row table:style-name="ro1">
          <table:table-cell office:value-type="string">
            <text:p>jennifer</text:p>
          </table:table-cell>
          <table:table-cell office:value-type="string">
            <text:p>7M4Fla</text:p>
          </table:table-cell>
          <table:table-cell office:value-type="string">
            <text:p>Jennifer</text:p>
          </table:table-cell>
          <table:table-cell office:value-type="string">
            <text:p>pdmpvTHCMatZ</text:p>
          </table:table-cell>
          <table:table-cell office:value-type="string">
            <text:p>lightsoul@gmail.com</text:p>
          </table:table-cell>
          <table:table-cell office:value-type="string">
            <text:p>nwlFJYTcJykkkRLvALl</text:p>
          </table:table-cell>
          <table:table-cell office:value-type="string">
            <text:p>HksWgGyNIR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3657">
            <text:p>13657</text:p>
          </table:table-cell>
          <table:table-cell office:value-type="float" office:value="63175074664">
            <text:p>63175074664</text:p>
          </table:table-cell>
          <table:table-cell office:value-type="string">
            <text:p>US</text:p>
          </table:table-cell>
          <table:table-cell office:value-type="string">
            <text:p>05/30/2013</text:p>
          </table:table-cell>
        </table:table-row>
        <table:table-row table:style-name="ro1">
          <table:table-cell office:value-type="string">
            <text:p>allison</text:p>
          </table:table-cell>
          <table:table-cell office:value-type="string">
            <text:p>B24AsL</text:p>
          </table:table-cell>
          <table:table-cell office:value-type="string">
            <text:p>Allison</text:p>
          </table:table-cell>
          <table:table-cell office:value-type="string">
            <text:p>NXFyclzmkPUUvDeSVv</text:p>
          </table:table-cell>
          <table:table-cell office:value-type="string">
            <text:p>razer22@yahoo.com</text:p>
          </table:table-cell>
          <table:table-cell office:value-type="string">
            <text:p>ZGkVIKAUpoEjBxVl</text:p>
          </table:table-cell>
          <table:table-cell office:value-type="string">
            <text:p>zHMCjxzDG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5380">
            <text:p>75380</text:p>
          </table:table-cell>
          <table:table-cell office:value-type="float" office:value="68841059357">
            <text:p>68841059357</text:p>
          </table:table-cell>
          <table:table-cell office:value-type="string">
            <text:p>US</text:p>
          </table:table-cell>
          <table:table-cell office:value-type="string">
            <text:p>05/30/2013</text:p>
          </table:table-cell>
        </table:table-row>
        <table:table-row table:style-name="ro1">
          <table:table-cell office:value-type="string">
            <text:p>abigail</text:p>
          </table:table-cell>
          <table:table-cell office:value-type="string">
            <text:p>oETwZl</text:p>
          </table:table-cell>
          <table:table-cell office:value-type="string">
            <text:p>Abigail</text:p>
          </table:table-cell>
          <table:table-cell office:value-type="string">
            <text:p>dcZUNwvIydvraeLuts</text:p>
          </table:table-cell>
          <table:table-cell office:value-type="string">
            <text:p>freeman@hotmail.com</text:p>
          </table:table-cell>
          <table:table-cell office:value-type="string">
            <text:p>lVvmnvSVhzt</text:p>
          </table:table-cell>
          <table:table-cell office:value-type="string">
            <text:p>FudPJuSuaATkHl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9645">
            <text:p>79645</text:p>
          </table:table-cell>
          <table:table-cell office:value-type="float" office:value="43548615640">
            <text:p>43548615640</text:p>
          </table:table-cell>
          <table:table-cell office:value-type="string">
            <text:p>US</text:p>
          </table:table-cell>
          <table:table-cell office:value-type="string">
            <text:p>06/08/2013</text:p>
          </table:table-cell>
        </table:table-row>
        <table:table-row table:style-name="ro1">
          <table:table-cell office:value-type="string">
            <text:p>dylan</text:p>
          </table:table-cell>
          <table:table-cell office:value-type="string">
            <text:p>2WqCL</text:p>
          </table:table-cell>
          <table:table-cell office:value-type="string">
            <text:p>Dylan</text:p>
          </table:table-cell>
          <table:table-cell office:value-type="string">
            <text:p>acllpSbjuHgXxWokE</text:p>
          </table:table-cell>
          <table:table-cell office:value-type="string">
            <text:p>cooler111@yahoo.com</text:p>
          </table:table-cell>
          <table:table-cell office:value-type="string">
            <text:p>DKuPHMAamMZgiEYxSO</text:p>
          </table:table-cell>
          <table:table-cell office:value-type="string">
            <text:p>OfHGIssGtiOjQ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6924">
            <text:p>56924</text:p>
          </table:table-cell>
          <table:table-cell office:value-type="float" office:value="13423184187">
            <text:p>13423184187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amnszu</text:p>
          </table:table-cell>
          <table:table-cell office:value-type="string">
            <text:p>gpELT</text:p>
          </table:table-cell>
          <table:table-cell table:number-columns-repeated="2" office:value-type="string">
            <text:p>amnszu</text:p>
          </table:table-cell>
          <table:table-cell office:value-type="string">
            <text:p>oexwij@hjpjab.com</text:p>
          </table:table-cell>
          <table:table-cell office:value-type="string">
            <text:p>DOQLhRdPFf</text:p>
          </table:table-cell>
          <table:table-cell office:value-type="string">
            <text:p>RaCFBScImJPSTYmzQX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6097">
            <text:p>96097</text:p>
          </table:table-cell>
          <table:table-cell office:value-type="string">
            <text:p>http://ubpgnmjgqsyk.com/</text:p>
          </table:table-cell>
          <table:table-cell office:value-type="string">
            <text:p>US</text:p>
          </table:table-cell>
          <table:table-cell office:value-type="string">
            <text:p>11/05/2012</text:p>
          </table:table-cell>
        </table:table-row>
        <table:table-row table:style-name="ro1">
          <table:table-cell office:value-type="string">
            <text:p>cealdypehal</text:p>
          </table:table-cell>
          <table:table-cell office:value-type="string">
            <text:p>2qefx7T3sY</text:p>
          </table:table-cell>
          <table:table-cell table:number-columns-repeated="2" office:value-type="string">
            <text:p>Cealdypehal</text:p>
          </table:table-cell>
          <table:table-cell office:value-type="string">
            <text:p>VaOlKdollole@mail.ru</text:p>
          </table:table-cell>
          <table:table-cell office:value-type="string">
            <text:p>Glenan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oomoun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ayval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entral African Rep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19/2012</text:p>
          </table:table-cell>
          <table:table-cell table:number-columns-repeated="8"/>
        </table:table-row>
        <table:table-row table:style-name="ro1">
          <table:table-cell office:value-type="string">
            <text:p>cuggurgefremo</text:p>
          </table:table-cell>
          <table:table-cell office:value-type="string">
            <text:p>yiF71kqk6H</text:p>
          </table:table-cell>
          <table:table-cell table:number-columns-repeated="2" office:value-type="string">
            <text:p>CugGurgefremo</text:p>
          </table:table-cell>
          <table:table-cell office:value-type="string">
            <text:p>chemurgyqwd@gmail.com</text:p>
          </table:table-cell>
          <table:table-cell office:value-type="string">
            <text:p>Obihir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hod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outhen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ubuai Island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12/2013</text:p>
          </table:table-cell>
          <table:table-cell table:number-columns-repeated="8"/>
        </table:table-row>
        <table:table-row table:style-name="ro1">
          <table:table-cell office:value-type="string">
            <text:p>patrik</text:p>
          </table:table-cell>
          <table:table-cell office:value-type="string">
            <text:p>nhwvg</text:p>
          </table:table-cell>
          <table:table-cell office:value-type="string">
            <text:p>patrik</text:p>
          </table:table-cell>
          <table:table-cell office:value-type="string">
            <text:p>kOATHqkaOCkGEBJTK</text:p>
          </table:table-cell>
          <table:table-cell office:value-type="string">
            <text:p>dbfuzz@hotmail.com</text:p>
          </table:table-cell>
          <table:table-cell office:value-type="string">
            <text:p>pLBGlNKayU</text:p>
          </table:table-cell>
          <table:table-cell office:value-type="string">
            <text:p>uERuRrZnhkzHAgylSL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066">
            <text:p>10066</text:p>
          </table:table-cell>
          <table:table-cell office:value-type="float" office:value="92252802267">
            <text:p>92252802267</text:p>
          </table:table-cell>
          <table:table-cell office:value-type="string">
            <text:p>US</text:p>
          </table:table-cell>
          <table:table-cell office:value-type="string">
            <text:p>04/25/2013</text:p>
          </table:table-cell>
        </table:table-row>
        <table:table-row table:style-name="ro1">
          <table:table-cell office:value-type="string">
            <text:p>freelife</text:p>
          </table:table-cell>
          <table:table-cell office:value-type="string">
            <text:p>b0bbuy</text:p>
          </table:table-cell>
          <table:table-cell office:value-type="string">
            <text:p>freelife</text:p>
          </table:table-cell>
          <table:table-cell office:value-type="string">
            <text:p>LQBhaZeeWn</text:p>
          </table:table-cell>
          <table:table-cell office:value-type="string">
            <text:p>goodboy@yahoo.com</text:p>
          </table:table-cell>
          <table:table-cell office:value-type="string">
            <text:p>bAgvORYQqvihZCfdKE</text:p>
          </table:table-cell>
          <table:table-cell office:value-type="string">
            <text:p>UNLKoMzFMLqryX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1938">
            <text:p>41938</text:p>
          </table:table-cell>
          <table:table-cell office:value-type="float" office:value="56299755312">
            <text:p>56299755312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hunter</text:p>
          </table:table-cell>
          <table:table-cell office:value-type="string">
            <text:p>L39B07</text:p>
          </table:table-cell>
          <table:table-cell office:value-type="string">
            <text:p>Hunter</text:p>
          </table:table-cell>
          <table:table-cell office:value-type="string">
            <text:p>wbONpmimSOcVthcRo</text:p>
          </table:table-cell>
          <table:table-cell office:value-type="string">
            <text:p>greenwood@webtown.com</text:p>
          </table:table-cell>
          <table:table-cell office:value-type="string">
            <text:p>XOMwPnFRUeDMLTPH</text:p>
          </table:table-cell>
          <table:table-cell office:value-type="string">
            <text:p>fxcEjhtEsYRAR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1166">
            <text:p>71166</text:p>
          </table:table-cell>
          <table:table-cell office:value-type="float" office:value="24129137141">
            <text:p>24129137141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samantha</text:p>
          </table:table-cell>
          <table:table-cell office:value-type="string">
            <text:p>Ma80B</text:p>
          </table:table-cell>
          <table:table-cell office:value-type="string">
            <text:p>Samantha</text:p>
          </table:table-cell>
          <table:table-cell office:value-type="string">
            <text:p>pmhbpOBnScv</text:p>
          </table:table-cell>
          <table:table-cell office:value-type="string">
            <text:p>goodsam@gmail.com</text:p>
          </table:table-cell>
          <table:table-cell office:value-type="string">
            <text:p>mdpnhaGVWj</text:p>
          </table:table-cell>
          <table:table-cell office:value-type="string">
            <text:p>vTxUyoyTwXAAtHrat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7010">
            <text:p>17010</text:p>
          </table:table-cell>
          <table:table-cell office:value-type="float" office:value="83731461898">
            <text:p>83731461898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katherine</text:p>
          </table:table-cell>
          <table:table-cell office:value-type="string">
            <text:p>rSq9e</text:p>
          </table:table-cell>
          <table:table-cell office:value-type="string">
            <text:p>Katherine</text:p>
          </table:table-cell>
          <table:table-cell office:value-type="string">
            <text:p>gFYDBDwHlSERPOIjt</text:p>
          </table:table-cell>
          <table:table-cell office:value-type="string">
            <text:p>incomeppc@hotmail.com</text:p>
          </table:table-cell>
          <table:table-cell office:value-type="string">
            <text:p>vGexBBabCRUl</text:p>
          </table:table-cell>
          <table:table-cell office:value-type="string">
            <text:p>cMzCXqrnzLFLaPh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0679">
            <text:p>20679</text:p>
          </table:table-cell>
          <table:table-cell office:value-type="float" office:value="35452206857">
            <text:p>35452206857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theopencekote</text:p>
          </table:table-cell>
          <table:table-cell office:value-type="string">
            <text:p>pNc13kxn4Z</text:p>
          </table:table-cell>
          <table:table-cell table:number-columns-repeated="2" office:value-type="string">
            <text:p>Theopencekote</text:p>
          </table:table-cell>
          <table:table-cell office:value-type="string">
            <text:p>kotekoshak5123@gmail.com</text:p>
          </table:table-cell>
          <table:table-cell table:number-columns-repeated="2"/>
          <table:table-cell office:value-type="string">
            <text:p>Winnipeg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19/2012</text:p>
          </table:table-cell>
        </table:table-row>
        <table:table-row table:style-name="ro1">
          <table:table-cell office:value-type="string">
            <text:p>michelle</text:p>
          </table:table-cell>
          <table:table-cell office:value-type="string">
            <text:p>yY4kb</text:p>
          </table:table-cell>
          <table:table-cell office:value-type="string">
            <text:p>Michelle</text:p>
          </table:table-cell>
          <table:table-cell office:value-type="string">
            <text:p>oLwwHAHwmliQDYo</text:p>
          </table:table-cell>
          <table:table-cell office:value-type="string">
            <text:p>cooler111@yahoo.com</text:p>
          </table:table-cell>
          <table:table-cell office:value-type="string">
            <text:p>HUVcUSsrYXQTpYQB</text:p>
          </table:table-cell>
          <table:table-cell office:value-type="string">
            <text:p>WkYCWBAJBiJIBYt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4451">
            <text:p>34451</text:p>
          </table:table-cell>
          <table:table-cell office:value-type="float" office:value="49889477058">
            <text:p>49889477058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sean</text:p>
          </table:table-cell>
          <table:table-cell office:value-type="string">
            <text:p>HLqq7</text:p>
          </table:table-cell>
          <table:table-cell office:value-type="string">
            <text:p>Sean</text:p>
          </table:table-cell>
          <table:table-cell office:value-type="string">
            <text:p>PCGlNvanCrX</text:p>
          </table:table-cell>
          <table:table-cell office:value-type="string">
            <text:p>coco888@msn.com</text:p>
          </table:table-cell>
          <table:table-cell office:value-type="string">
            <text:p>CMmAVtNTnpinHO</text:p>
          </table:table-cell>
          <table:table-cell office:value-type="string">
            <text:p>zmkfBzpgfHiyk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4150">
            <text:p>44150</text:p>
          </table:table-cell>
          <table:table-cell office:value-type="float" office:value="84495686961">
            <text:p>84495686961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kidrock</text:p>
          </table:table-cell>
          <table:table-cell office:value-type="string">
            <text:p>RwC6NS</text:p>
          </table:table-cell>
          <table:table-cell office:value-type="string">
            <text:p>kidrock</text:p>
          </table:table-cell>
          <table:table-cell office:value-type="string">
            <text:p>dbtHSzOsAlXrHIKhZLC</text:p>
          </table:table-cell>
          <table:table-cell office:value-type="string">
            <text:p>nogood87@yahoo.com</text:p>
          </table:table-cell>
          <table:table-cell office:value-type="string">
            <text:p>YBDmmKpOyBNFKTi</text:p>
          </table:table-cell>
          <table:table-cell office:value-type="string">
            <text:p>csTiuysIomXy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6424">
            <text:p>26424</text:p>
          </table:table-cell>
          <table:table-cell office:value-type="float" office:value="64530256182">
            <text:p>64530256182</text:p>
          </table:table-cell>
          <table:table-cell office:value-type="string">
            <text:p>US</text:p>
          </table:table-cell>
          <table:table-cell office:value-type="string">
            <text:p>05/30/2013</text:p>
          </table:table-cell>
        </table:table-row>
        <table:table-row table:style-name="ro1">
          <table:table-cell office:value-type="string">
            <text:p>lightsoul</text:p>
          </table:table-cell>
          <table:table-cell office:value-type="string">
            <text:p>tQls2</text:p>
          </table:table-cell>
          <table:table-cell office:value-type="string">
            <text:p>lightsoul</text:p>
          </table:table-cell>
          <table:table-cell office:value-type="string">
            <text:p>XNYCLrnhPZxQOM</text:p>
          </table:table-cell>
          <table:table-cell office:value-type="string">
            <text:p>goodboy@yahoo.com</text:p>
          </table:table-cell>
          <table:table-cell office:value-type="string">
            <text:p>AjUzGqJDyNZy</text:p>
          </table:table-cell>
          <table:table-cell office:value-type="string">
            <text:p>npBrYDSNo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9846">
            <text:p>49846</text:p>
          </table:table-cell>
          <table:table-cell office:value-type="float" office:value="29132698515">
            <text:p>29132698515</text:p>
          </table:table-cell>
          <table:table-cell office:value-type="string">
            <text:p>US</text:p>
          </table:table-cell>
          <table:table-cell office:value-type="string">
            <text:p>05/12/2013</text:p>
          </table:table-cell>
        </table:table-row>
        <table:table-row table:style-name="ro1">
          <table:table-cell office:value-type="string">
            <text:p>sweecetog</text:p>
          </table:table-cell>
          <table:table-cell office:value-type="string">
            <text:p>f7w8gS6snA</text:p>
          </table:table-cell>
          <table:table-cell table:number-columns-repeated="2" office:value-type="string">
            <text:p>Sweecetog</text:p>
          </table:table-cell>
          <table:table-cell office:value-type="string">
            <text:p>fashionzxv25@gmail.com</text:p>
          </table:table-cell>
          <table:table-cell office:value-type="string">
            <text:p>Bombay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ermopyla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alt Lake City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icaragu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04/2013</text:p>
          </table:table-cell>
          <table:table-cell table:number-columns-repeated="8"/>
        </table:table-row>
        <table:table-row table:style-name="ro1">
          <table:table-cell office:value-type="string">
            <text:p>arerbaddy</text:p>
          </table:table-cell>
          <table:table-cell office:value-type="string">
            <text:p>tx49Jss2pK</text:p>
          </table:table-cell>
          <table:table-cell table:number-columns-repeated="2" office:value-type="string">
            <text:p>arerbaddy</text:p>
          </table:table-cell>
          <table:table-cell office:value-type="string">
            <text:p>floodikmv@gmail.com</text:p>
          </table:table-cell>
          <table:table-cell office:value-type="string">
            <text:p>Lucknow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ugg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dumo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osnia &amp; Herzegovin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1/2013</text:p>
          </table:table-cell>
          <table:table-cell table:number-columns-repeated="8"/>
        </table:table-row>
        <table:table-row table:style-name="ro1">
          <table:table-cell office:value-type="string">
            <text:p>tommy</text:p>
          </table:table-cell>
          <table:table-cell office:value-type="string">
            <text:p>7k8EO</text:p>
          </table:table-cell>
          <table:table-cell office:value-type="string">
            <text:p>Tommy</text:p>
          </table:table-cell>
          <table:table-cell office:value-type="string">
            <text:p>hKevniZuAwkV</text:p>
          </table:table-cell>
          <table:table-cell office:value-type="string">
            <text:p>behappy@yahoo.com</text:p>
          </table:table-cell>
          <table:table-cell office:value-type="string">
            <text:p>iGQofJzfvXhG</text:p>
          </table:table-cell>
          <table:table-cell office:value-type="string">
            <text:p>gVnUIYOLOIxCBooDw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5294">
            <text:p>85294</text:p>
          </table:table-cell>
          <table:table-cell office:value-type="float" office:value="92054211779">
            <text:p>92054211779</text:p>
          </table:table-cell>
          <table:table-cell office:value-type="string">
            <text:p>US</text:p>
          </table:table-cell>
          <table:table-cell office:value-type="string">
            <text:p>05/30/2013</text:p>
          </table:table-cell>
        </table:table-row>
        <table:table-row table:style-name="ro1">
          <table:table-cell office:value-type="string">
            <text:p>adrian</text:p>
          </table:table-cell>
          <table:table-cell office:value-type="string">
            <text:p>FcXD10</text:p>
          </table:table-cell>
          <table:table-cell office:value-type="string">
            <text:p>Adrian</text:p>
          </table:table-cell>
          <table:table-cell office:value-type="string">
            <text:p>GegcIdAdyEMNiv</text:p>
          </table:table-cell>
          <table:table-cell office:value-type="string">
            <text:p>quaker@yahoo.com</text:p>
          </table:table-cell>
          <table:table-cell office:value-type="string">
            <text:p>kOSiaaAfLroosive</text:p>
          </table:table-cell>
          <table:table-cell office:value-type="string">
            <text:p>jqOBrETlHauHJtafRx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162">
            <text:p>78162</text:p>
          </table:table-cell>
          <table:table-cell office:value-type="float" office:value="53357467396">
            <text:p>53357467396</text:p>
          </table:table-cell>
          <table:table-cell office:value-type="string">
            <text:p>US</text:p>
          </table:table-cell>
          <table:table-cell office:value-type="string">
            <text:p>02/06/2013</text:p>
          </table:table-cell>
        </table:table-row>
        <table:table-row table:style-name="ro1">
          <table:table-cell office:value-type="string">
            <text:p>mya</text:p>
          </table:table-cell>
          <table:table-cell office:value-type="string">
            <text:p>VG9eA</text:p>
          </table:table-cell>
          <table:table-cell office:value-type="string">
            <text:p>Mya</text:p>
          </table:table-cell>
          <table:table-cell office:value-type="string">
            <text:p>BejsTXwIIYfqkrIC</text:p>
          </table:table-cell>
          <table:table-cell office:value-type="string">
            <text:p>thebest@hotmail.com</text:p>
          </table:table-cell>
          <table:table-cell office:value-type="string">
            <text:p>stpReDCCCsJj</text:p>
          </table:table-cell>
          <table:table-cell office:value-type="string">
            <text:p>xrHsarCoHAzhwUFDpsm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0387">
            <text:p>60387</text:p>
          </table:table-cell>
          <table:table-cell office:value-type="float" office:value="92104344999">
            <text:p>92104344999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</table:table-row>
        <table:table-row table:style-name="ro1">
          <table:table-cell office:value-type="string">
            <text:p>caroline</text:p>
          </table:table-cell>
          <table:table-cell office:value-type="string">
            <text:p>fwPRT</text:p>
          </table:table-cell>
          <table:table-cell office:value-type="string">
            <text:p>Caroline</text:p>
          </table:table-cell>
          <table:table-cell office:value-type="string">
            <text:p>VMdolyYDre</text:p>
          </table:table-cell>
          <table:table-cell office:value-type="string">
            <text:p>kidrock@msn.com</text:p>
          </table:table-cell>
          <table:table-cell office:value-type="string">
            <text:p>YNSUGCaBBX</text:p>
          </table:table-cell>
          <table:table-cell office:value-type="string">
            <text:p>OXlcSEXFgydoaVLFMy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253">
            <text:p>31253</text:p>
          </table:table-cell>
          <table:table-cell office:value-type="float" office:value="20779706140">
            <text:p>20779706140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</table:table-row>
        <table:table-row table:style-name="ro1">
          <table:table-cell office:value-type="string">
            <text:p>kayla</text:p>
          </table:table-cell>
          <table:table-cell office:value-type="string">
            <text:p>ms9R2k</text:p>
          </table:table-cell>
          <table:table-cell office:value-type="string">
            <text:p>Kayla</text:p>
          </table:table-cell>
          <table:table-cell office:value-type="string">
            <text:p>cDjsZaUqLAbuFAnOnPL</text:p>
          </table:table-cell>
          <table:table-cell office:value-type="string">
            <text:p>greenwood@webtown.com</text:p>
          </table:table-cell>
          <table:table-cell office:value-type="string">
            <text:p>HgFxemUQubhEcvK</text:p>
          </table:table-cell>
          <table:table-cell office:value-type="string">
            <text:p>wCgPiPFUdoKb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221">
            <text:p>31221</text:p>
          </table:table-cell>
          <table:table-cell office:value-type="float" office:value="64735391732">
            <text:p>64735391732</text:p>
          </table:table-cell>
          <table:table-cell office:value-type="string">
            <text:p>US</text:p>
          </table:table-cell>
          <table:table-cell office:value-type="string">
            <text:p>10/18/2012</text:p>
          </table:table-cell>
        </table:table-row>
        <table:table-row table:style-name="ro1">
          <table:table-cell office:value-type="string">
            <text:p>ryzeraaf</text:p>
          </table:table-cell>
          <table:table-cell office:value-type="string">
            <text:p>8kf9ccA2vR</text:p>
          </table:table-cell>
          <table:table-cell table:number-columns-repeated="2" office:value-type="string">
            <text:p>ryzeraaf</text:p>
          </table:table-cell>
          <table:table-cell office:value-type="string">
            <text:p>l.kr.ein.e.r.re.n.ata321.6@gmail.com </text:p>
          </table:table-cell>
          <table:table-cell table:number-columns-repeated="3" office:value-type="string">
            <text:p>Gray Mountai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14/2013</text:p>
          </table:table-cell>
        </table:table-row>
        <table:table-row table:style-name="ro1">
          <table:table-cell office:value-type="string">
            <text:p>seth</text:p>
          </table:table-cell>
          <table:table-cell office:value-type="string">
            <text:p>u01wH</text:p>
          </table:table-cell>
          <table:table-cell office:value-type="string">
            <text:p>Seth</text:p>
          </table:table-cell>
          <table:table-cell office:value-type="string">
            <text:p>ZVwUwAnhXNSr</text:p>
          </table:table-cell>
          <table:table-cell office:value-type="string">
            <text:p>freeman@hotmail.com</text:p>
          </table:table-cell>
          <table:table-cell office:value-type="string">
            <text:p>QTeLBGWsAltFjUzE</text:p>
          </table:table-cell>
          <table:table-cell office:value-type="string">
            <text:p>JpDnLATRcOKcaJijx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4938">
            <text:p>54938</text:p>
          </table:table-cell>
          <table:table-cell office:value-type="float" office:value="87497256483">
            <text:p>87497256483</text:p>
          </table:table-cell>
          <table:table-cell office:value-type="string">
            <text:p>US</text:p>
          </table:table-cell>
          <table:table-cell office:value-type="string">
            <text:p>12/07/2012</text:p>
          </table:table-cell>
        </table:table-row>
        <table:table-row table:style-name="ro1">
          <table:table-cell office:value-type="string">
            <text:p>nathaniel</text:p>
          </table:table-cell>
          <table:table-cell office:value-type="string">
            <text:p>Bq1ZO</text:p>
          </table:table-cell>
          <table:table-cell office:value-type="string">
            <text:p>Nathaniel</text:p>
          </table:table-cell>
          <table:table-cell office:value-type="string">
            <text:p>yJzKDrwrCsDaYGo</text:p>
          </table:table-cell>
          <table:table-cell office:value-type="string">
            <text:p>friend35@hotmail.com</text:p>
          </table:table-cell>
          <table:table-cell office:value-type="string">
            <text:p>GIMXtGEmElsXpxgiSS</text:p>
          </table:table-cell>
          <table:table-cell office:value-type="string">
            <text:p>rNacAfpCD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6373">
            <text:p>66373</text:p>
          </table:table-cell>
          <table:table-cell office:value-type="float" office:value="23097281904">
            <text:p>23097281904</text:p>
          </table:table-cell>
          <table:table-cell office:value-type="string">
            <text:p>US</text:p>
          </table:table-cell>
          <table:table-cell office:value-type="string">
            <text:p>02/04/2013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sn5NC</text:p>
          </table:table-cell>
          <table:table-cell office:value-type="string">
            <text:p>Mike</text:p>
          </table:table-cell>
          <table:table-cell office:value-type="string">
            <text:p>tAoZHshHUxkymO</text:p>
          </table:table-cell>
          <table:table-cell office:value-type="string">
            <text:p>razer22@yahoo.com</text:p>
          </table:table-cell>
          <table:table-cell office:value-type="string">
            <text:p>WckeJyuDZFfffmW</text:p>
          </table:table-cell>
          <table:table-cell office:value-type="string">
            <text:p>dJdFJvkwRCojdq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0288">
            <text:p>70288</text:p>
          </table:table-cell>
          <table:table-cell office:value-type="float" office:value="94874883054">
            <text:p>94874883054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eramstafe</text:p>
          </table:table-cell>
          <table:table-cell office:value-type="string">
            <text:p>A71s1ycstX</text:p>
          </table:table-cell>
          <table:table-cell table:number-columns-repeated="2" office:value-type="string">
            <text:p>eramstafe</text:p>
          </table:table-cell>
          <table:table-cell office:value-type="string">
            <text:p>fashionzxv25@gmail.com</text:p>
          </table:table-cell>
          <table:table-cell office:value-type="string">
            <text:p>Hangchow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alia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ifli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uamotu Island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03/2013</text:p>
          </table:table-cell>
          <table:table-cell table:number-columns-repeated="8"/>
        </table:table-row>
        <table:table-row table:style-name="ro1">
          <table:table-cell office:value-type="string">
            <text:p>charlotte</text:p>
          </table:table-cell>
          <table:table-cell office:value-type="string">
            <text:p>R2fIA</text:p>
          </table:table-cell>
          <table:table-cell office:value-type="string">
            <text:p>Charlotte</text:p>
          </table:table-cell>
          <table:table-cell office:value-type="string">
            <text:p>uAWVinyLkea</text:p>
          </table:table-cell>
          <table:table-cell office:value-type="string">
            <text:p>nogood87@yahoo.com</text:p>
          </table:table-cell>
          <table:table-cell office:value-type="string">
            <text:p>hMzFRzUuqMiuDZ</text:p>
          </table:table-cell>
          <table:table-cell office:value-type="string">
            <text:p>iAKwuFcuuEtBKwcN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9842">
            <text:p>19842</text:p>
          </table:table-cell>
          <table:table-cell office:value-type="float" office:value="54295909948">
            <text:p>54295909948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zoe</text:p>
          </table:table-cell>
          <table:table-cell office:value-type="string">
            <text:p>Z1KJ5X</text:p>
          </table:table-cell>
          <table:table-cell office:value-type="string">
            <text:p>Zoe</text:p>
          </table:table-cell>
          <table:table-cell office:value-type="string">
            <text:p>WPhDJRmnNCoNwwFVdv</text:p>
          </table:table-cell>
          <table:table-cell office:value-type="string">
            <text:p>goodboy@yahoo.com</text:p>
          </table:table-cell>
          <table:table-cell office:value-type="string">
            <text:p>czZjShBmqwqAmKiMX</text:p>
          </table:table-cell>
          <table:table-cell office:value-type="string">
            <text:p>jvnafcRQEINjrZHJ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2364">
            <text:p>32364</text:p>
          </table:table-cell>
          <table:table-cell office:value-type="float" office:value="69194219145">
            <text:p>69194219145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blonfuttilt</text:p>
          </table:table-cell>
          <table:table-cell office:value-type="string">
            <text:p>5rA2e9ozoE</text:p>
          </table:table-cell>
          <table:table-cell table:number-columns-repeated="2" office:value-type="string">
            <text:p>blonfuttilt</text:p>
          </table:table-cell>
          <table:table-cell office:value-type="string">
            <text:p>melbateb@gmail.com</text:p>
          </table:table-cell>
          <table:table-cell office:value-type="string">
            <text:p>Medin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eptis Magn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ond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polu Island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27/2012</text:p>
          </table:table-cell>
          <table:table-cell table:number-columns-repeated="8"/>
        </table:table-row>
        <table:table-row table:style-name="ro1">
          <table:table-cell office:value-type="string">
            <text:p>benjamin</text:p>
          </table:table-cell>
          <table:table-cell office:value-type="string">
            <text:p>IsW4z</text:p>
          </table:table-cell>
          <table:table-cell office:value-type="string">
            <text:p>Benjamin</text:p>
          </table:table-cell>
          <table:table-cell office:value-type="string">
            <text:p>vKqAsgxGAYB</text:p>
          </table:table-cell>
          <table:table-cell office:value-type="string">
            <text:p>cooler111@yahoo.com</text:p>
          </table:table-cell>
          <table:table-cell office:value-type="string">
            <text:p>QwTkLJNUXj</text:p>
          </table:table-cell>
          <table:table-cell office:value-type="string">
            <text:p>CPyBkAKdZcaBY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2055">
            <text:p>12055</text:p>
          </table:table-cell>
          <table:table-cell office:value-type="float" office:value="20903831204">
            <text:p>20903831204</text:p>
          </table:table-cell>
          <table:table-cell office:value-type="string">
            <text:p>US</text:p>
          </table:table-cell>
          <table:table-cell office:value-type="string">
            <text:p>10/25/2012</text:p>
          </table:table-cell>
        </table:table-row>
        <table:table-row table:style-name="ro1">
          <table:table-cell office:value-type="string">
            <text:p>vamnsyncsyday</text:p>
          </table:table-cell>
          <table:table-cell office:value-type="string">
            <text:p>1y2r4VlapN</text:p>
          </table:table-cell>
          <table:table-cell table:number-columns-repeated="2" office:value-type="string">
            <text:p>vamnsyncSyday</text:p>
          </table:table-cell>
          <table:table-cell office:value-type="string">
            <text:p>liceyhika@gmail.com</text:p>
          </table:table-cell>
          <table:table-cell table:number-columns-repeated="3" office:value-type="string">
            <text:p>Al Manamah</text:p>
          </table:table-cell>
          <table:table-cell office:value-type="string">
            <text:p>Bahrai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25/2012</text:p>
          </table:table-cell>
        </table:table-row>
        <table:table-row table:style-name="ro1">
          <table:table-cell office:value-type="string">
            <text:p>alejandro</text:p>
          </table:table-cell>
          <table:table-cell office:value-type="string">
            <text:p>uM3FB</text:p>
          </table:table-cell>
          <table:table-cell office:value-type="string">
            <text:p>Alejandro</text:p>
          </table:table-cell>
          <table:table-cell office:value-type="string">
            <text:p>TDmxLJnCFvCRD</text:p>
          </table:table-cell>
          <table:table-cell office:value-type="string">
            <text:p>flyman@gmail.com</text:p>
          </table:table-cell>
          <table:table-cell office:value-type="string">
            <text:p>dXzbWzoPzzQNia</text:p>
          </table:table-cell>
          <table:table-cell office:value-type="string">
            <text:p>BQDYPjAUDgXtKq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797">
            <text:p>48797</text:p>
          </table:table-cell>
          <table:table-cell office:value-type="float" office:value="38777018255">
            <text:p>38777018255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flyman</text:p>
          </table:table-cell>
          <table:table-cell office:value-type="string">
            <text:p>VT7PuN</text:p>
          </table:table-cell>
          <table:table-cell office:value-type="string">
            <text:p>flyman</text:p>
          </table:table-cell>
          <table:table-cell office:value-type="string">
            <text:p>jhTAkPfQrOdoCbLWa</text:p>
          </table:table-cell>
          <table:table-cell office:value-type="string">
            <text:p>goodsam@gmail.com</text:p>
          </table:table-cell>
          <table:table-cell office:value-type="string">
            <text:p>TzVnVpZKDd</text:p>
          </table:table-cell>
          <table:table-cell office:value-type="string">
            <text:p>nXIPXulXxWDOnZPxQR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676">
            <text:p>87676</text:p>
          </table:table-cell>
          <table:table-cell office:value-type="float" office:value="94868406232">
            <text:p>94868406232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danielle</text:p>
          </table:table-cell>
          <table:table-cell office:value-type="string">
            <text:p>zYLpuA</text:p>
          </table:table-cell>
          <table:table-cell office:value-type="string">
            <text:p>Danielle</text:p>
          </table:table-cell>
          <table:table-cell office:value-type="string">
            <text:p>AtmaPXjSiXjsn</text:p>
          </table:table-cell>
          <table:table-cell office:value-type="string">
            <text:p>lifestile@msn.com</text:p>
          </table:table-cell>
          <table:table-cell office:value-type="string">
            <text:p>BYnUghdGqdzrlywsS</text:p>
          </table:table-cell>
          <table:table-cell office:value-type="string">
            <text:p>tYNAKJbxvnzU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369">
            <text:p>59369</text:p>
          </table:table-cell>
          <table:table-cell office:value-type="float" office:value="79298478287">
            <text:p>79298478287</text:p>
          </table:table-cell>
          <table:table-cell office:value-type="string">
            <text:p>US</text:p>
          </table:table-cell>
          <table:table-cell office:value-type="string">
            <text:p>04/17/2013</text:p>
          </table:table-cell>
        </table:table-row>
        <table:table-row table:style-name="ro1">
          <table:table-cell office:value-type="string">
            <text:p>sara</text:p>
          </table:table-cell>
          <table:table-cell office:value-type="string">
            <text:p>sUFet</text:p>
          </table:table-cell>
          <table:table-cell office:value-type="string">
            <text:p>Sara</text:p>
          </table:table-cell>
          <table:table-cell office:value-type="string">
            <text:p>oxazBtbyGNjpr</text:p>
          </table:table-cell>
          <table:table-cell office:value-type="string">
            <text:p>freelife@yahoo.com</text:p>
          </table:table-cell>
          <table:table-cell office:value-type="string">
            <text:p>jsIiuneihejVLA</text:p>
          </table:table-cell>
          <table:table-cell office:value-type="string">
            <text:p>wBPvjxuSIlAYmOfINY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8645">
            <text:p>18645</text:p>
          </table:table-cell>
          <table:table-cell office:value-type="float" office:value="52959084049">
            <text:p>52959084049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tyler</text:p>
          </table:table-cell>
          <table:table-cell office:value-type="string">
            <text:p>gfpStZ</text:p>
          </table:table-cell>
          <table:table-cell office:value-type="string">
            <text:p>Tyler</text:p>
          </table:table-cell>
          <table:table-cell office:value-type="string">
            <text:p>ZeSdfRXnPPclTDRyAk</text:p>
          </table:table-cell>
          <table:table-cell office:value-type="string">
            <text:p>coco888@msn.com</text:p>
          </table:table-cell>
          <table:table-cell office:value-type="string">
            <text:p>CwwVxAlrVmyQLGWVl</text:p>
          </table:table-cell>
          <table:table-cell office:value-type="string">
            <text:p>QyXSthent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802">
            <text:p>39802</text:p>
          </table:table-cell>
          <table:table-cell office:value-type="float" office:value="12809246349">
            <text:p>12809246349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carlos</text:p>
          </table:table-cell>
          <table:table-cell office:value-type="string">
            <text:p>CHp3Lg</text:p>
          </table:table-cell>
          <table:table-cell office:value-type="string">
            <text:p>Carlos</text:p>
          </table:table-cell>
          <table:table-cell office:value-type="string">
            <text:p>PykrxzqjIvwpzv</text:p>
          </table:table-cell>
          <table:table-cell office:value-type="string">
            <text:p>infest@msn.com</text:p>
          </table:table-cell>
          <table:table-cell office:value-type="string">
            <text:p>nZOYEVAfgbqbb</text:p>
          </table:table-cell>
          <table:table-cell office:value-type="string">
            <text:p>wmqOdZagrSp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256">
            <text:p>91256</text:p>
          </table:table-cell>
          <table:table-cell office:value-type="float" office:value="43541859963">
            <text:p>43541859963</text:p>
          </table:table-cell>
          <table:table-cell office:value-type="string">
            <text:p>US</text:p>
          </table:table-cell>
          <table:table-cell office:value-type="string">
            <text:p>10/03/2012</text:p>
          </table:table-cell>
        </table:table-row>
        <table:table-row table:style-name="ro1">
          <table:table-cell office:value-type="string">
            <text:p>feromidan</text:p>
          </table:table-cell>
          <table:table-cell office:value-type="string">
            <text:p>gfdcvb</text:p>
          </table:table-cell>
          <table:table-cell table:number-columns-repeated="2" office:value-type="string">
            <text:p>Feromidan</text:p>
          </table:table-cell>
          <table:table-cell office:value-type="string">
            <text:p>timbalaby@gmail.com</text:p>
          </table:table-cell>
          <table:table-cell office:value-type="string">
            <text:p>?????</text:p>
          </table:table-cell>
          <table:table-cell office:value-type="string">
            <text:p>??????</text:p>
          </table:table-cell>
          <table:table-cell office:value-type="string">
            <text:p>???????????</text:p>
          </table:table-cell>
          <table:table-cell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01/2012</text:p>
          </table:table-cell>
        </table:table-row>
        <table:table-row table:style-name="ro1">
          <table:table-cell office:value-type="string">
            <text:p>patric</text:p>
          </table:table-cell>
          <table:table-cell office:value-type="string">
            <text:p>nfQ3yl</text:p>
          </table:table-cell>
          <table:table-cell office:value-type="string">
            <text:p>Patric</text:p>
          </table:table-cell>
          <table:table-cell office:value-type="string">
            <text:p>QTuiCgOrEt</text:p>
          </table:table-cell>
          <table:table-cell office:value-type="string">
            <text:p>rikky@aol.com</text:p>
          </table:table-cell>
          <table:table-cell office:value-type="string">
            <text:p>kLobDzHelXStj</text:p>
          </table:table-cell>
          <table:table-cell office:value-type="string">
            <text:p>cyVgoDXntSepVWPPOP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4795">
            <text:p>44795</text:p>
          </table:table-cell>
          <table:table-cell office:value-type="float" office:value="23415121422">
            <text:p>23415121422</text:p>
          </table:table-cell>
          <table:table-cell office:value-type="string">
            <text:p>US</text:p>
          </table:table-cell>
          <table:table-cell office:value-type="string">
            <text:p>11/17/2012</text:p>
          </table:table-cell>
        </table:table-row>
        <table:table-row table:style-name="ro1">
          <table:table-cell office:value-type="string">
            <text:p>natalie</text:p>
          </table:table-cell>
          <table:table-cell office:value-type="string">
            <text:p>EO9Ag</text:p>
          </table:table-cell>
          <table:table-cell office:value-type="string">
            <text:p>Natalie</text:p>
          </table:table-cell>
          <table:table-cell office:value-type="string">
            <text:p>wuyNJpmgSEWxyHqg</text:p>
          </table:table-cell>
          <table:table-cell office:value-type="string">
            <text:p>nogood87@yahoo.com</text:p>
          </table:table-cell>
          <table:table-cell office:value-type="string">
            <text:p>grSEVnuMhVhwoJc</text:p>
          </table:table-cell>
          <table:table-cell office:value-type="string">
            <text:p>THQheoKdygB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533">
            <text:p>92533</text:p>
          </table:table-cell>
          <table:table-cell office:value-type="float" office:value="69953454396">
            <text:p>69953454396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herm42</text:p>
          </table:table-cell>
          <table:table-cell office:value-type="string">
            <text:p>tigers85</text:p>
          </table:table-cell>
          <table:table-cell office:value-type="string">
            <text:p>richard</text:p>
          </table:table-cell>
          <table:table-cell office:value-type="string">
            <text:p>stratman</text:p>
          </table:table-cell>
          <table:table-cell office:value-type="string">
            <text:p>rlstratman@cinci.rr.com</text:p>
          </table:table-cell>
          <table:table-cell office:value-type="string">
            <text:p>5027 columbia circle</text:p>
          </table:table-cell>
          <table:table-cell/>
          <table:table-cell office:value-type="string">
            <text:p>hamilton</text:p>
          </table:table-cell>
          <table:table-cell office:value-type="string">
            <text:p>OH</text:p>
          </table:table-cell>
          <table:table-cell office:value-type="float" office:value="45011">
            <text:p>45011</text:p>
          </table:table-cell>
          <table:table-cell office:value-type="float" office:value="5138609655">
            <text:p>5138609655</text:p>
          </table:table-cell>
          <table:table-cell office:value-type="string">
            <text:p>US</text:p>
          </table:table-cell>
          <table:table-cell office:value-type="string">
            <text:p>10/10/2012</text:p>
          </table:table-cell>
        </table:table-row>
        <table:table-row table:style-name="ro1">
          <table:table-cell office:value-type="string">
            <text:p>aidan</text:p>
          </table:table-cell>
          <table:table-cell office:value-type="string">
            <text:p>67HiZn</text:p>
          </table:table-cell>
          <table:table-cell office:value-type="string">
            <text:p>Aidan</text:p>
          </table:table-cell>
          <table:table-cell office:value-type="string">
            <text:p>kJTUcGtZHFoZPBP</text:p>
          </table:table-cell>
          <table:table-cell office:value-type="string">
            <text:p>getjoy@msn.com</text:p>
          </table:table-cell>
          <table:table-cell office:value-type="string">
            <text:p>TzCugdTBxPzVw</text:p>
          </table:table-cell>
          <table:table-cell office:value-type="string">
            <text:p>HKTptgPaevSbKgR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5130">
            <text:p>55130</text:p>
          </table:table-cell>
          <table:table-cell office:value-type="float" office:value="99732804708">
            <text:p>99732804708</text:p>
          </table:table-cell>
          <table:table-cell office:value-type="string">
            <text:p>US</text:p>
          </table:table-cell>
          <table:table-cell office:value-type="string">
            <text:p>10/14/2012</text:p>
          </table:table-cell>
        </table:table-row>
        <table:table-row table:style-name="ro1">
          <table:table-cell office:value-type="string">
            <text:p>kaitlyn</text:p>
          </table:table-cell>
          <table:table-cell office:value-type="string">
            <text:p>D4cJx</text:p>
          </table:table-cell>
          <table:table-cell office:value-type="string">
            <text:p>Kaitlyn</text:p>
          </table:table-cell>
          <table:table-cell office:value-type="string">
            <text:p>zSAAxcZBdpVydLimTv</text:p>
          </table:table-cell>
          <table:table-cell office:value-type="string">
            <text:p>greenwood@webtown.com</text:p>
          </table:table-cell>
          <table:table-cell office:value-type="string">
            <text:p>LyfwYFtUcEy</text:p>
          </table:table-cell>
          <table:table-cell office:value-type="string">
            <text:p>OJBgxdqRukRkpJtfiQ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6693">
            <text:p>96693</text:p>
          </table:table-cell>
          <table:table-cell office:value-type="float" office:value="78484355832">
            <text:p>78484355832</text:p>
          </table:table-cell>
          <table:table-cell office:value-type="string">
            <text:p>US</text:p>
          </table:table-cell>
          <table:table-cell office:value-type="string">
            <text:p>04/14/2013</text:p>
          </table:table-cell>
        </table:table-row>
        <table:table-row table:style-name="ro1">
          <table:table-cell office:value-type="string">
            <text:p>gabriel</text:p>
          </table:table-cell>
          <table:table-cell office:value-type="string">
            <text:p>IIpXd</text:p>
          </table:table-cell>
          <table:table-cell office:value-type="string">
            <text:p>Gabriel</text:p>
          </table:table-cell>
          <table:table-cell office:value-type="string">
            <text:p>XAUjcKjnoLKhK</text:p>
          </table:table-cell>
          <table:table-cell office:value-type="string">
            <text:p>incomeppc@hotmail.com</text:p>
          </table:table-cell>
          <table:table-cell office:value-type="string">
            <text:p>pxfoYodkQeeIVciaE</text:p>
          </table:table-cell>
          <table:table-cell office:value-type="string">
            <text:p>snMqbSpuhUyHGkCSJ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0262">
            <text:p>60262</text:p>
          </table:table-cell>
          <table:table-cell office:value-type="float" office:value="84689329657">
            <text:p>84689329657</text:p>
          </table:table-cell>
          <table:table-cell office:value-type="string">
            <text:p>US</text:p>
          </table:table-cell>
          <table:table-cell office:value-type="string">
            <text:p>10/05/2012</text:p>
          </table:table-cell>
        </table:table-row>
        <table:table-row table:style-name="ro1">
          <table:table-cell office:value-type="string">
            <text:p>fifa55</text:p>
          </table:table-cell>
          <table:table-cell office:value-type="string">
            <text:p>BXZqrN</text:p>
          </table:table-cell>
          <table:table-cell office:value-type="string">
            <text:p>fifa55</text:p>
          </table:table-cell>
          <table:table-cell office:value-type="string">
            <text:p>LceClNBykqh</text:p>
          </table:table-cell>
          <table:table-cell office:value-type="string">
            <text:p>flyman@gmail.com</text:p>
          </table:table-cell>
          <table:table-cell office:value-type="string">
            <text:p>xLdXcOxHefOkGMCOVLv</text:p>
          </table:table-cell>
          <table:table-cell office:value-type="string">
            <text:p>LKwTravXLpHSKV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663">
            <text:p>78663</text:p>
          </table:table-cell>
          <table:table-cell office:value-type="float" office:value="79502095527">
            <text:p>79502095527</text:p>
          </table:table-cell>
          <table:table-cell office:value-type="string">
            <text:p>US</text:p>
          </table:table-cell>
          <table:table-cell office:value-type="string">
            <text:p>10/27/2012</text:p>
          </table:table-cell>
        </table:table-row>
        <table:table-row table:style-name="ro1">
          <table:table-cell office:value-type="string">
            <text:p>chloe</text:p>
          </table:table-cell>
          <table:table-cell office:value-type="string">
            <text:p>6tzfoT</text:p>
          </table:table-cell>
          <table:table-cell office:value-type="string">
            <text:p>Chloe</text:p>
          </table:table-cell>
          <table:table-cell office:value-type="string">
            <text:p>TMXZtvWkarGncSCBoc</text:p>
          </table:table-cell>
          <table:table-cell office:value-type="string">
            <text:p>dogkill@yahoo.com</text:p>
          </table:table-cell>
          <table:table-cell office:value-type="string">
            <text:p>EPQFfMtTkfPYYMz</text:p>
          </table:table-cell>
          <table:table-cell office:value-type="string">
            <text:p>qiYTCqRcWnyFWRQMOy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7138">
            <text:p>77138</text:p>
          </table:table-cell>
          <table:table-cell office:value-type="float" office:value="51280241392">
            <text:p>51280241392</text:p>
          </table:table-cell>
          <table:table-cell office:value-type="string">
            <text:p>US</text:p>
          </table:table-cell>
          <table:table-cell office:value-type="string">
            <text:p>10/11/2012</text:p>
          </table:table-cell>
        </table:table-row>
        <table:table-row table:style-name="ro1">
          <table:table-cell office:value-type="string">
            <text:p>assaumkneerie</text:p>
          </table:table-cell>
          <table:table-cell office:value-type="string">
            <text:p>xfeb6Zv74R</text:p>
          </table:table-cell>
          <table:table-cell table:number-columns-repeated="2" office:value-type="string">
            <text:p>assaumKneerie</text:p>
          </table:table-cell>
          <table:table-cell office:value-type="string">
            <text:p>canoeklp@gmail.com</text:p>
          </table:table-cell>
          <table:table-cell office:value-type="string">
            <text:p>Leed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anam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uspin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ab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30/2013</text:p>
          </table:table-cell>
          <table:table-cell table:number-columns-repeated="8"/>
        </table:table-row>
        <table:table-row table:style-name="ro1">
          <table:table-cell office:value-type="string">
            <text:p>faith</text:p>
          </table:table-cell>
          <table:table-cell office:value-type="string">
            <text:p>35qdO</text:p>
          </table:table-cell>
          <table:table-cell office:value-type="string">
            <text:p>Faith</text:p>
          </table:table-cell>
          <table:table-cell office:value-type="string">
            <text:p>QJCGodwaPFfaZ</text:p>
          </table:table-cell>
          <table:table-cell office:value-type="string">
            <text:p>behappy@yahoo.com</text:p>
          </table:table-cell>
          <table:table-cell office:value-type="string">
            <text:p>DSyNTGFzFdT</text:p>
          </table:table-cell>
          <table:table-cell office:value-type="string">
            <text:p>iwRjCMrNUkorUWn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0025">
            <text:p>80025</text:p>
          </table:table-cell>
          <table:table-cell office:value-type="float" office:value="25413981091">
            <text:p>25413981091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vanessa</text:p>
          </table:table-cell>
          <table:table-cell office:value-type="string">
            <text:p>yMTO9</text:p>
          </table:table-cell>
          <table:table-cell office:value-type="string">
            <text:p>Vanessa</text:p>
          </table:table-cell>
          <table:table-cell office:value-type="string">
            <text:p>xgTnJHkNgvfPVQVf</text:p>
          </table:table-cell>
          <table:table-cell office:value-type="string">
            <text:p>friend35@hotmail.com</text:p>
          </table:table-cell>
          <table:table-cell office:value-type="string">
            <text:p>rhVweqPxLIPEZEaBdX</text:p>
          </table:table-cell>
          <table:table-cell office:value-type="string">
            <text:p>JeZLjfKJbIUXT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565">
            <text:p>59565</text:p>
          </table:table-cell>
          <table:table-cell office:value-type="float" office:value="68810911916">
            <text:p>68810911916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claire</text:p>
          </table:table-cell>
          <table:table-cell office:value-type="string">
            <text:p>GnsflK</text:p>
          </table:table-cell>
          <table:table-cell office:value-type="string">
            <text:p>Claire</text:p>
          </table:table-cell>
          <table:table-cell office:value-type="string">
            <text:p>WSxGWzlvixlxkBlWD</text:p>
          </table:table-cell>
          <table:table-cell office:value-type="string">
            <text:p>crazyfrog@hotmail.com</text:p>
          </table:table-cell>
          <table:table-cell office:value-type="string">
            <text:p>bflLcazUyFevQyqHxtU</text:p>
          </table:table-cell>
          <table:table-cell office:value-type="string">
            <text:p>WRsgQfhtGEBZD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599">
            <text:p>15599</text:p>
          </table:table-cell>
          <table:table-cell office:value-type="float" office:value="56853290469">
            <text:p>56853290469</text:p>
          </table:table-cell>
          <table:table-cell office:value-type="string">
            <text:p>US</text:p>
          </table:table-cell>
          <table:table-cell office:value-type="string">
            <text:p>01/21/2013</text:p>
          </table:table-cell>
        </table:table-row>
        <table:table-row table:style-name="ro1">
          <table:table-cell office:value-type="string">
            <text:p>megan</text:p>
          </table:table-cell>
          <table:table-cell office:value-type="string">
            <text:p>31GQy</text:p>
          </table:table-cell>
          <table:table-cell office:value-type="string">
            <text:p>Megan</text:p>
          </table:table-cell>
          <table:table-cell office:value-type="string">
            <text:p>wixQQwmfopTHLFjTV</text:p>
          </table:table-cell>
          <table:table-cell office:value-type="string">
            <text:p>crazyfrog@hotmail.com</text:p>
          </table:table-cell>
          <table:table-cell office:value-type="string">
            <text:p>KxMGoIdOMwZanolTtYy</text:p>
          </table:table-cell>
          <table:table-cell office:value-type="string">
            <text:p>OgMhoytMEzKvGvMqt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5202">
            <text:p>65202</text:p>
          </table:table-cell>
          <table:table-cell office:value-type="float" office:value="64656178529">
            <text:p>64656178529</text:p>
          </table:table-cell>
          <table:table-cell office:value-type="string">
            <text:p>US</text:p>
          </table:table-cell>
          <table:table-cell office:value-type="string">
            <text:p>11/20/2012</text:p>
          </table:table-cell>
        </table:table-row>
        <table:table-row table:style-name="ro1">
          <table:table-cell office:value-type="string">
            <text:p>cooper</text:p>
          </table:table-cell>
          <table:table-cell office:value-type="string">
            <text:p>cki4E</text:p>
          </table:table-cell>
          <table:table-cell office:value-type="string">
            <text:p>Cooper</text:p>
          </table:table-cell>
          <table:table-cell office:value-type="string">
            <text:p>ahwFtjuDgfkvEU</text:p>
          </table:table-cell>
          <table:table-cell office:value-type="string">
            <text:p>quaker@yahoo.com</text:p>
          </table:table-cell>
          <table:table-cell office:value-type="string">
            <text:p>QCacSdSEEFHbohs</text:p>
          </table:table-cell>
          <table:table-cell office:value-type="string">
            <text:p>FgCkUEvRZJjSyS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9530">
            <text:p>99530</text:p>
          </table:table-cell>
          <table:table-cell office:value-type="float" office:value="89195454087">
            <text:p>89195454087</text:p>
          </table:table-cell>
          <table:table-cell office:value-type="string">
            <text:p>US</text:p>
          </table:table-cell>
          <table:table-cell office:value-type="string">
            <text:p>02/17/2013</text:p>
          </table:table-cell>
        </table:table-row>
        <table:table-row table:style-name="ro1">
          <table:table-cell office:value-type="string">
            <text:p>talsidlinnamy</text:p>
          </table:table-cell>
          <table:table-cell office:value-type="string">
            <text:p>aqzUw886dS</text:p>
          </table:table-cell>
          <table:table-cell table:number-columns-repeated="2" office:value-type="string">
            <text:p>talsidlinnamy</text:p>
          </table:table-cell>
          <table:table-cell office:value-type="string">
            <text:p>Bussyuninly@tesiov.info</text:p>
          </table:table-cell>
          <table:table-cell table:number-columns-repeated="3" office:value-type="string">
            <text:p>Albany</text:p>
          </table:table-cell>
          <table:table-cell office:value-type="string">
            <text:p>New Zealand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4/2012</text:p>
          </table:table-cell>
        </table:table-row>
        <table:table-row table:style-name="ro1">
          <table:table-cell office:value-type="string">
            <text:p>gianna</text:p>
          </table:table-cell>
          <table:table-cell office:value-type="string">
            <text:p>dFrZs</text:p>
          </table:table-cell>
          <table:table-cell office:value-type="string">
            <text:p>Gianna</text:p>
          </table:table-cell>
          <table:table-cell office:value-type="string">
            <text:p>fbmHAljLSQnHNsVEXE</text:p>
          </table:table-cell>
          <table:table-cell office:value-type="string">
            <text:p>crazyivan@yahoo.com</text:p>
          </table:table-cell>
          <table:table-cell office:value-type="string">
            <text:p>azmSZAeRwnj</text:p>
          </table:table-cell>
          <table:table-cell office:value-type="string">
            <text:p>xUFCwrceiVYWuWL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4327">
            <text:p>94327</text:p>
          </table:table-cell>
          <table:table-cell office:value-type="float" office:value="67451983499">
            <text:p>67451983499</text:p>
          </table:table-cell>
          <table:table-cell office:value-type="string">
            <text:p>US</text:p>
          </table:table-cell>
          <table:table-cell office:value-type="string">
            <text:p>04/14/2013</text:p>
          </table:table-cell>
        </table:table-row>
        <table:table-row table:style-name="ro1">
          <table:table-cell office:value-type="string">
            <text:p>eblanned</text:p>
          </table:table-cell>
          <table:table-cell office:value-type="string">
            <text:p>ZNbr9</text:p>
          </table:table-cell>
          <table:table-cell office:value-type="string">
            <text:p>eblanned</text:p>
          </table:table-cell>
          <table:table-cell office:value-type="string">
            <text:p>YfEIyFneIofafoUmDF</text:p>
          </table:table-cell>
          <table:table-cell office:value-type="string">
            <text:p>john@hotmail.com</text:p>
          </table:table-cell>
          <table:table-cell office:value-type="string">
            <text:p>npTFQAACrMcm</text:p>
          </table:table-cell>
          <table:table-cell office:value-type="string">
            <text:p>xDBRDKTbErHNyJKbwM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5923">
            <text:p>95923</text:p>
          </table:table-cell>
          <table:table-cell office:value-type="float" office:value="92670280805">
            <text:p>92670280805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catgurlxyw</text:p>
          </table:table-cell>
          <table:table-cell office:value-type="string">
            <text:p>W5tXn36alfW</text:p>
          </table:table-cell>
          <table:table-cell table:number-columns-repeated="2" office:value-type="string">
            <text:p>CatGurlXyw</text:p>
          </table:table-cell>
          <table:table-cell office:value-type="string">
            <text:p>uwmkmooejp@tvvkmooezc.com</text:p>
          </table:table-cell>
          <table:table-cell table:number-columns-repeated="4"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07/2012</text:p>
          </table:table-cell>
        </table:table-row>
        <table:table-row table:style-name="ro1">
          <table:table-cell office:value-type="string">
            <text:p>mamarorne</text:p>
          </table:table-cell>
          <table:table-cell office:value-type="string">
            <text:p>qh9ttZo35B</text:p>
          </table:table-cell>
          <table:table-cell table:number-columns-repeated="2" office:value-type="string">
            <text:p>Mamarorne</text:p>
          </table:table-cell>
          <table:table-cell office:value-type="string">
            <text:p>evokeopj@gmail.com</text:p>
          </table:table-cell>
          <table:table-cell office:value-type="string">
            <text:p>St. Petersbur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Kis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rthampt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atica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10/2013</text:p>
          </table:table-cell>
          <table:table-cell table:number-columns-repeated="8"/>
        </table:table-row>
        <table:table-row table:style-name="ro1">
          <table:table-cell office:value-type="string">
            <text:p>gavin</text:p>
          </table:table-cell>
          <table:table-cell office:value-type="string">
            <text:p>Rnx7y</text:p>
          </table:table-cell>
          <table:table-cell office:value-type="string">
            <text:p>Gavin</text:p>
          </table:table-cell>
          <table:table-cell office:value-type="string">
            <text:p>fSYEVnBfmHiTHZERof</text:p>
          </table:table-cell>
          <table:table-cell office:value-type="string">
            <text:p>razer22@yahoo.com</text:p>
          </table:table-cell>
          <table:table-cell office:value-type="string">
            <text:p>pdHIjCcsdEffug</text:p>
          </table:table-cell>
          <table:table-cell office:value-type="string">
            <text:p>AXLPDbHDPHjkuoGcKa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1265">
            <text:p>71265</text:p>
          </table:table-cell>
          <table:table-cell office:value-type="float" office:value="99837580673">
            <text:p>99837580673</text:p>
          </table:table-cell>
          <table:table-cell office:value-type="string">
            <text:p>US</text:p>
          </table:table-cell>
          <table:table-cell office:value-type="string">
            <text:p>10/03/2012</text:p>
          </table:table-cell>
        </table:table-row>
        <table:table-row table:style-name="ro1">
          <table:table-cell office:value-type="string">
            <text:p>lifestile</text:p>
          </table:table-cell>
          <table:table-cell office:value-type="string">
            <text:p>34jlMS</text:p>
          </table:table-cell>
          <table:table-cell office:value-type="string">
            <text:p>lifestile</text:p>
          </table:table-cell>
          <table:table-cell office:value-type="string">
            <text:p>mEiJfdvqaV</text:p>
          </table:table-cell>
          <table:table-cell office:value-type="string">
            <text:p>rikky@aol.com</text:p>
          </table:table-cell>
          <table:table-cell office:value-type="string">
            <text:p>UoOUDmrUSNt</text:p>
          </table:table-cell>
          <table:table-cell office:value-type="string">
            <text:p>TWqBfBqudmjCc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169">
            <text:p>78169</text:p>
          </table:table-cell>
          <table:table-cell office:value-type="float" office:value="18923208943">
            <text:p>18923208943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leslie</text:p>
          </table:table-cell>
          <table:table-cell office:value-type="string">
            <text:p>owDY2v</text:p>
          </table:table-cell>
          <table:table-cell office:value-type="string">
            <text:p>Leslie</text:p>
          </table:table-cell>
          <table:table-cell office:value-type="string">
            <text:p>pcjvjfakgHYcak</text:p>
          </table:table-cell>
          <table:table-cell office:value-type="string">
            <text:p>freelife@yahoo.com</text:p>
          </table:table-cell>
          <table:table-cell office:value-type="string">
            <text:p>RuIxIjyZSkHn</text:p>
          </table:table-cell>
          <table:table-cell office:value-type="string">
            <text:p>WHdSNBDvPAFjKsJqUp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3312">
            <text:p>33312</text:p>
          </table:table-cell>
          <table:table-cell office:value-type="float" office:value="72008709393">
            <text:p>72008709393</text:p>
          </table:table-cell>
          <table:table-cell office:value-type="string">
            <text:p>US</text:p>
          </table:table-cell>
          <table:table-cell office:value-type="string">
            <text:p>02/09/2013</text:p>
          </table:table-cell>
        </table:table-row>
        <table:table-row table:style-name="ro1">
          <table:table-cell office:value-type="string">
            <text:p>jocelyn</text:p>
          </table:table-cell>
          <table:table-cell office:value-type="string">
            <text:p>G3hAQr</text:p>
          </table:table-cell>
          <table:table-cell office:value-type="string">
            <text:p>Jocelyn</text:p>
          </table:table-cell>
          <table:table-cell office:value-type="string">
            <text:p>ngrZslwjyzedxcR</text:p>
          </table:table-cell>
          <table:table-cell office:value-type="string">
            <text:p>flyman@gmail.com</text:p>
          </table:table-cell>
          <table:table-cell office:value-type="string">
            <text:p>YqCEctmhzXCx</text:p>
          </table:table-cell>
          <table:table-cell office:value-type="string">
            <text:p>pcmyNYIKcu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1723">
            <text:p>71723</text:p>
          </table:table-cell>
          <table:table-cell office:value-type="float" office:value="39623174553">
            <text:p>39623174553</text:p>
          </table:table-cell>
          <table:table-cell office:value-type="string">
            <text:p>US</text:p>
          </table:table-cell>
          <table:table-cell office:value-type="string">
            <text:p>10/05/2012</text:p>
          </table:table-cell>
        </table:table-row>
        <table:table-row table:style-name="ro1">
          <table:table-cell office:value-type="string">
            <text:p>bailey</text:p>
          </table:table-cell>
          <table:table-cell office:value-type="string">
            <text:p>yTy4IB</text:p>
          </table:table-cell>
          <table:table-cell office:value-type="string">
            <text:p>Bailey</text:p>
          </table:table-cell>
          <table:table-cell office:value-type="string">
            <text:p>YWqvGqXpGSiCv</text:p>
          </table:table-cell>
          <table:table-cell office:value-type="string">
            <text:p>heyjew@msn.com</text:p>
          </table:table-cell>
          <table:table-cell office:value-type="string">
            <text:p>fjSbFRJqXncV</text:p>
          </table:table-cell>
          <table:table-cell office:value-type="string">
            <text:p>fjaDCnHVfoPFFxp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617">
            <text:p>15617</text:p>
          </table:table-cell>
          <table:table-cell office:value-type="float" office:value="11182020882">
            <text:p>11182020882</text:p>
          </table:table-cell>
          <table:table-cell office:value-type="string">
            <text:p>US</text:p>
          </table:table-cell>
          <table:table-cell office:value-type="string">
            <text:p>10/09/2012</text:p>
          </table:table-cell>
        </table:table-row>
        <table:table-row table:style-name="ro1">
          <table:table-cell office:value-type="string">
            <text:p>eysfrshaa</text:p>
          </table:table-cell>
          <table:table-cell office:value-type="string">
            <text:p>I4WwAX</text:p>
          </table:table-cell>
          <table:table-cell office:value-type="string">
            <text:p>eysfrshaa</text:p>
          </table:table-cell>
          <table:table-cell office:value-type="string">
            <text:p>BVbTBGGTQpw</text:p>
          </table:table-cell>
          <table:table-cell office:value-type="string">
            <text:p>pblbzg@ozywpn.com</text:p>
          </table:table-cell>
          <table:table-cell office:value-type="string">
            <text:p>BuwLMNjbOL</text:p>
          </table:table-cell>
          <table:table-cell office:value-type="string">
            <text:p>NWDgcspfBZAJoqF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7216">
            <text:p>47216</text:p>
          </table:table-cell>
          <table:table-cell office:value-type="float" office:value="99589872343">
            <text:p>99589872343</text:p>
          </table:table-cell>
          <table:table-cell office:value-type="string">
            <text:p>US</text:p>
          </table:table-cell>
          <table:table-cell office:value-type="string">
            <text:p>05/01/2013</text:p>
          </table:table-cell>
        </table:table-row>
        <table:table-row table:style-name="ro1">
          <table:table-cell office:value-type="string">
            <text:p>austin</text:p>
          </table:table-cell>
          <table:table-cell office:value-type="string">
            <text:p>I4DNTJ</text:p>
          </table:table-cell>
          <table:table-cell office:value-type="string">
            <text:p>Austin</text:p>
          </table:table-cell>
          <table:table-cell office:value-type="string">
            <text:p>RdtlVzEnjtNP</text:p>
          </table:table-cell>
          <table:table-cell office:value-type="string">
            <text:p>lightsoul@gmail.com</text:p>
          </table:table-cell>
          <table:table-cell office:value-type="string">
            <text:p>OHrjWdZhaoD</text:p>
          </table:table-cell>
          <table:table-cell office:value-type="string">
            <text:p>wzHPHDDuXUIb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1851">
            <text:p>11851</text:p>
          </table:table-cell>
          <table:table-cell office:value-type="float" office:value="39106785866">
            <text:p>39106785866</text:p>
          </table:table-cell>
          <table:table-cell office:value-type="string">
            <text:p>US</text:p>
          </table:table-cell>
          <table:table-cell office:value-type="string">
            <text:p>10/05/2012</text:p>
          </table:table-cell>
        </table:table-row>
        <table:table-row table:style-name="ro1">
          <table:table-cell office:value-type="string">
            <text:p>alexis</text:p>
          </table:table-cell>
          <table:table-cell office:value-type="string">
            <text:p>etlKm</text:p>
          </table:table-cell>
          <table:table-cell office:value-type="string">
            <text:p>Alexis</text:p>
          </table:table-cell>
          <table:table-cell office:value-type="string">
            <text:p>hkqqqUMFqXqvIto</text:p>
          </table:table-cell>
          <table:table-cell office:value-type="string">
            <text:p>friend35@hotmail.com</text:p>
          </table:table-cell>
          <table:table-cell office:value-type="string">
            <text:p>pJJamfWelqKtuf</text:p>
          </table:table-cell>
          <table:table-cell office:value-type="string">
            <text:p>LPzdHLJnvSGpPs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128">
            <text:p>78128</text:p>
          </table:table-cell>
          <table:table-cell office:value-type="float" office:value="86544398165">
            <text:p>86544398165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ella</text:p>
          </table:table-cell>
          <table:table-cell office:value-type="string">
            <text:p>Ka5kE</text:p>
          </table:table-cell>
          <table:table-cell office:value-type="string">
            <text:p>Ella</text:p>
          </table:table-cell>
          <table:table-cell office:value-type="string">
            <text:p>MJtdMQpmJVknhgOsVqh</text:p>
          </table:table-cell>
          <table:table-cell office:value-type="string">
            <text:p>kidrock@msn.com</text:p>
          </table:table-cell>
          <table:table-cell office:value-type="string">
            <text:p>arGQhKruKpUpdoR</text:p>
          </table:table-cell>
          <table:table-cell office:value-type="string">
            <text:p>BoEYpipQJMtEEjAWr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4451">
            <text:p>34451</text:p>
          </table:table-cell>
          <table:table-cell office:value-type="float" office:value="14971195487">
            <text:p>14971195487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gracie</text:p>
          </table:table-cell>
          <table:table-cell office:value-type="string">
            <text:p>TwaS5</text:p>
          </table:table-cell>
          <table:table-cell office:value-type="string">
            <text:p>Gracie</text:p>
          </table:table-cell>
          <table:table-cell office:value-type="string">
            <text:p>itwSqkrHrpcrEVs</text:p>
          </table:table-cell>
          <table:table-cell office:value-type="string">
            <text:p>eblanned@yahoo.com</text:p>
          </table:table-cell>
          <table:table-cell office:value-type="string">
            <text:p>aptEDDUSoOKbjjd</text:p>
          </table:table-cell>
          <table:table-cell office:value-type="string">
            <text:p>rpLnHikyafC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3270">
            <text:p>93270</text:p>
          </table:table-cell>
          <table:table-cell office:value-type="float" office:value="60647431970">
            <text:p>60647431970</text:p>
          </table:table-cell>
          <table:table-cell office:value-type="string">
            <text:p>US</text:p>
          </table:table-cell>
          <table:table-cell office:value-type="string">
            <text:p>11/13/2012</text:p>
          </table:table-cell>
        </table:table-row>
        <table:table-row table:style-name="ro1">
          <table:table-cell office:value-type="string">
            <text:p>marissa</text:p>
          </table:table-cell>
          <table:table-cell office:value-type="string">
            <text:p>oq8CsF</text:p>
          </table:table-cell>
          <table:table-cell office:value-type="string">
            <text:p>Marissa</text:p>
          </table:table-cell>
          <table:table-cell office:value-type="string">
            <text:p>huRbqxMJpkXYYlDsbLY</text:p>
          </table:table-cell>
          <table:table-cell office:value-type="string">
            <text:p>infest@msn.com</text:p>
          </table:table-cell>
          <table:table-cell office:value-type="string">
            <text:p>hmhYlYimlPEq</text:p>
          </table:table-cell>
          <table:table-cell office:value-type="string">
            <text:p>MYGJHrNBR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2405">
            <text:p>42405</text:p>
          </table:table-cell>
          <table:table-cell office:value-type="float" office:value="36632931120">
            <text:p>36632931120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taylor</text:p>
          </table:table-cell>
          <table:table-cell office:value-type="string">
            <text:p>cKA7d</text:p>
          </table:table-cell>
          <table:table-cell office:value-type="string">
            <text:p>Taylor</text:p>
          </table:table-cell>
          <table:table-cell office:value-type="string">
            <text:p>tiuqartNuc</text:p>
          </table:table-cell>
          <table:table-cell office:value-type="string">
            <text:p>behappy@yahoo.com</text:p>
          </table:table-cell>
          <table:table-cell office:value-type="string">
            <text:p>ILuYxdwKiiy</text:p>
          </table:table-cell>
          <table:table-cell office:value-type="string">
            <text:p>MoAREuirRCdZ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3907">
            <text:p>73907</text:p>
          </table:table-cell>
          <table:table-cell office:value-type="float" office:value="85968480499">
            <text:p>85968480499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alexa</text:p>
          </table:table-cell>
          <table:table-cell office:value-type="string">
            <text:p>CEYLFp</text:p>
          </table:table-cell>
          <table:table-cell office:value-type="string">
            <text:p>Alexa</text:p>
          </table:table-cell>
          <table:table-cell office:value-type="string">
            <text:p>DGYiHzoCpWNyOy</text:p>
          </table:table-cell>
          <table:table-cell office:value-type="string">
            <text:p>greenwood@webtown.com</text:p>
          </table:table-cell>
          <table:table-cell office:value-type="string">
            <text:p>GyQxcXgbJgjBIxIpF</text:p>
          </table:table-cell>
          <table:table-cell office:value-type="string">
            <text:p>wNkTRZmEQVKfFNKqy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204">
            <text:p>10204</text:p>
          </table:table-cell>
          <table:table-cell office:value-type="float" office:value="63716417038">
            <text:p>63716417038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luke</text:p>
          </table:table-cell>
          <table:table-cell office:value-type="string">
            <text:p>igYB3</text:p>
          </table:table-cell>
          <table:table-cell office:value-type="string">
            <text:p>Luke</text:p>
          </table:table-cell>
          <table:table-cell office:value-type="string">
            <text:p>ufVFkeTxSt</text:p>
          </table:table-cell>
          <table:table-cell office:value-type="string">
            <text:p>freelife@yahoo.com</text:p>
          </table:table-cell>
          <table:table-cell office:value-type="string">
            <text:p>tRcFTtxmxpJEIWSvtf</text:p>
          </table:table-cell>
          <table:table-cell office:value-type="string">
            <text:p>DuPnUHctexCuUoJnX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9346">
            <text:p>19346</text:p>
          </table:table-cell>
          <table:table-cell office:value-type="float" office:value="17586127083">
            <text:p>17586127083</text:p>
          </table:table-cell>
          <table:table-cell office:value-type="string">
            <text:p>US</text:p>
          </table:table-cell>
          <table:table-cell office:value-type="string">
            <text:p>10/19/2012</text:p>
          </table:table-cell>
        </table:table-row>
        <table:table-row table:style-name="ro1">
          <table:table-cell office:value-type="string">
            <text:p>bcbaggets</text:p>
          </table:table-cell>
          <table:table-cell office:value-type="string">
            <text:p>a1vJ12ilaI</text:p>
          </table:table-cell>
          <table:table-cell table:number-columns-repeated="2" office:value-type="string">
            <text:p>bcbaggets</text:p>
          </table:table-cell>
          <table:table-cell office:value-type="string">
            <text:p>monique51uhic@gmail.com</text:p>
          </table:table-cell>
          <table:table-cell office:value-type="string">
            <text:p>Prairiet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gnacio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rclay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0/2012</text:p>
          </table:table-cell>
          <table:table-cell table:number-columns-repeated="7"/>
        </table:table-row>
        <table:table-row table:style-name="ro1">
          <table:table-cell office:value-type="string">
            <text:p>sabbyboag</text:p>
          </table:table-cell>
          <table:table-cell office:value-type="string">
            <text:p>yr5O81bbeB</text:p>
          </table:table-cell>
          <table:table-cell table:number-columns-repeated="2" office:value-type="string">
            <text:p>Sabbyboag</text:p>
          </table:table-cell>
          <table:table-cell office:value-type="string">
            <text:p>linbiao10@mailondandan.com</text:p>
          </table:table-cell>
          <table:table-cell table:number-columns-repeated="3" office:value-type="string">
            <text:p>Linguere</text:p>
          </table:table-cell>
          <table:table-cell office:value-type="string">
            <text:p>Senegal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6/2012</text:p>
          </table:table-cell>
        </table:table-row>
        <table:table-row table:style-name="ro1">
          <table:table-cell office:value-type="string">
            <text:p>khloe</text:p>
          </table:table-cell>
          <table:table-cell office:value-type="string">
            <text:p>HqFzf</text:p>
          </table:table-cell>
          <table:table-cell office:value-type="string">
            <text:p>Khloe</text:p>
          </table:table-cell>
          <table:table-cell office:value-type="string">
            <text:p>PVfjaaZMefxo</text:p>
          </table:table-cell>
          <table:table-cell office:value-type="string">
            <text:p>gobiz@gmail.com</text:p>
          </table:table-cell>
          <table:table-cell office:value-type="string">
            <text:p>fiLrYSRuGsihQfttNKH</text:p>
          </table:table-cell>
          <table:table-cell office:value-type="string">
            <text:p>gObBzCHUYEBMO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0262">
            <text:p>50262</text:p>
          </table:table-cell>
          <table:table-cell office:value-type="float" office:value="74537698102">
            <text:p>74537698102</text:p>
          </table:table-cell>
          <table:table-cell office:value-type="string">
            <text:p>US</text:p>
          </table:table-cell>
          <table:table-cell office:value-type="string">
            <text:p>10/10/2012</text:p>
          </table:table-cell>
        </table:table-row>
        <table:table-row table:style-name="ro1">
          <table:table-cell office:value-type="string">
            <text:p>jenna</text:p>
          </table:table-cell>
          <table:table-cell office:value-type="string">
            <text:p>J40iOx</text:p>
          </table:table-cell>
          <table:table-cell office:value-type="string">
            <text:p>Jenna</text:p>
          </table:table-cell>
          <table:table-cell office:value-type="string">
            <text:p>IZsyVOADbZSQQXG</text:p>
          </table:table-cell>
          <table:table-cell office:value-type="string">
            <text:p>coolman@msn.com</text:p>
          </table:table-cell>
          <table:table-cell office:value-type="string">
            <text:p>fuLRbJMksSNlFSp</text:p>
          </table:table-cell>
          <table:table-cell office:value-type="string">
            <text:p>knxPHsWCePGGbs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1288">
            <text:p>81288</text:p>
          </table:table-cell>
          <table:table-cell office:value-type="float" office:value="16333586143">
            <text:p>16333586143</text:p>
          </table:table-cell>
          <table:table-cell office:value-type="string">
            <text:p>US</text:p>
          </table:table-cell>
          <table:table-cell office:value-type="string">
            <text:p>10/15/2012</text:p>
          </table:table-cell>
        </table:table-row>
        <table:table-row table:style-name="ro1">
          <table:table-cell office:value-type="string">
            <text:p>kaylee</text:p>
          </table:table-cell>
          <table:table-cell office:value-type="string">
            <text:p>lnJSN</text:p>
          </table:table-cell>
          <table:table-cell office:value-type="string">
            <text:p>Kaylee</text:p>
          </table:table-cell>
          <table:table-cell office:value-type="string">
            <text:p>LEPOgDbEKAGfQxO</text:p>
          </table:table-cell>
          <table:table-cell office:value-type="string">
            <text:p>deadman@gmail.com</text:p>
          </table:table-cell>
          <table:table-cell office:value-type="string">
            <text:p>cogGinjpLFhN</text:p>
          </table:table-cell>
          <table:table-cell office:value-type="string">
            <text:p>VHbJlNGqpjBsQd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6237">
            <text:p>36237</text:p>
          </table:table-cell>
          <table:table-cell office:value-type="float" office:value="24901464983">
            <text:p>24901464983</text:p>
          </table:table-cell>
          <table:table-cell office:value-type="string">
            <text:p>US</text:p>
          </table:table-cell>
          <table:table-cell office:value-type="string">
            <text:p>10/21/2012</text:p>
          </table:table-cell>
        </table:table-row>
        <table:table-row table:style-name="ro1">
          <table:table-cell office:value-type="string">
            <text:p>paige</text:p>
          </table:table-cell>
          <table:table-cell office:value-type="string">
            <text:p>yyMHh</text:p>
          </table:table-cell>
          <table:table-cell office:value-type="string">
            <text:p>Paige</text:p>
          </table:table-cell>
          <table:table-cell office:value-type="string">
            <text:p>BDRDgJRrurTTC</text:p>
          </table:table-cell>
          <table:table-cell office:value-type="string">
            <text:p>dogkill@yahoo.com</text:p>
          </table:table-cell>
          <table:table-cell office:value-type="string">
            <text:p>cguVOxCygPJNVnlWPA</text:p>
          </table:table-cell>
          <table:table-cell office:value-type="string">
            <text:p>ftRudZOUQk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3820">
            <text:p>63820</text:p>
          </table:table-cell>
          <table:table-cell office:value-type="float" office:value="14819605727">
            <text:p>14819605727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erecremiems</text:p>
          </table:table-cell>
          <table:table-cell office:value-type="string">
            <text:p>lvg216OdhW</text:p>
          </table:table-cell>
          <table:table-cell table:number-columns-repeated="2" office:value-type="string">
            <text:p>erecremiems</text:p>
          </table:table-cell>
          <table:table-cell office:value-type="string">
            <text:p>featcvg@gmail.com</text:p>
          </table:table-cell>
          <table:table-cell office:value-type="string">
            <text:p>Isn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hraasp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un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ambi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  <table:table-cell table:number-columns-repeated="8"/>
        </table:table-row>
        <table:table-row table:style-name="ro1">
          <table:table-cell office:value-type="string">
            <text:p>barry</text:p>
          </table:table-cell>
          <table:table-cell office:value-type="string">
            <text:p>XMnU4</text:p>
          </table:table-cell>
          <table:table-cell office:value-type="string">
            <text:p>Barry</text:p>
          </table:table-cell>
          <table:table-cell office:value-type="string">
            <text:p>VqrcvfDNiFyZApvKU</text:p>
          </table:table-cell>
          <table:table-cell office:value-type="string">
            <text:p>freelove@msn.com</text:p>
          </table:table-cell>
          <table:table-cell office:value-type="string">
            <text:p>HYEoLvpcZQTF</text:p>
          </table:table-cell>
          <table:table-cell office:value-type="string">
            <text:p>cbhqMKHDyRo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5798">
            <text:p>85798</text:p>
          </table:table-cell>
          <table:table-cell office:value-type="float" office:value="53180221116">
            <text:p>53180221116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jacob</text:p>
          </table:table-cell>
          <table:table-cell office:value-type="string">
            <text:p>Lim5j8</text:p>
          </table:table-cell>
          <table:table-cell office:value-type="string">
            <text:p>Jacob</text:p>
          </table:table-cell>
          <table:table-cell office:value-type="string">
            <text:p>UkoLmVRoAZhWFknDo</text:p>
          </table:table-cell>
          <table:table-cell office:value-type="string">
            <text:p>pitfighter@hotmail.com</text:p>
          </table:table-cell>
          <table:table-cell office:value-type="string">
            <text:p>CbNMzYefnC</text:p>
          </table:table-cell>
          <table:table-cell office:value-type="string">
            <text:p>mUowlMpBMZEYQc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8544">
            <text:p>28544</text:p>
          </table:table-cell>
          <table:table-cell office:value-type="float" office:value="64165263163">
            <text:p>64165263163</text:p>
          </table:table-cell>
          <table:table-cell office:value-type="string">
            <text:p>US</text:p>
          </table:table-cell>
          <table:table-cell office:value-type="string">
            <text:p>10/07/2012</text:p>
          </table:table-cell>
        </table:table-row>
        <table:table-row table:style-name="ro1">
          <table:table-cell office:value-type="string">
            <text:p>mackenzie</text:p>
          </table:table-cell>
          <table:table-cell office:value-type="string">
            <text:p>rJ9XFx</text:p>
          </table:table-cell>
          <table:table-cell office:value-type="string">
            <text:p>Mackenzie</text:p>
          </table:table-cell>
          <table:table-cell office:value-type="string">
            <text:p>gkyCQwduvuCLzCiQ</text:p>
          </table:table-cell>
          <table:table-cell office:value-type="string">
            <text:p>john@hotmail.com</text:p>
          </table:table-cell>
          <table:table-cell office:value-type="string">
            <text:p>cgOvTTXxJjvW</text:p>
          </table:table-cell>
          <table:table-cell office:value-type="string">
            <text:p>siVEMtbNyfzj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771">
            <text:p>10771</text:p>
          </table:table-cell>
          <table:table-cell office:value-type="float" office:value="32929738590">
            <text:p>32929738590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liam</text:p>
          </table:table-cell>
          <table:table-cell office:value-type="string">
            <text:p>bCKE0</text:p>
          </table:table-cell>
          <table:table-cell office:value-type="string">
            <text:p>Liam</text:p>
          </table:table-cell>
          <table:table-cell office:value-type="string">
            <text:p>BrMBoomCRzsTLyvVpn</text:p>
          </table:table-cell>
          <table:table-cell office:value-type="string">
            <text:p>eblanned@yahoo.com</text:p>
          </table:table-cell>
          <table:table-cell office:value-type="string">
            <text:p>yVPIUqMNPEhytz</text:p>
          </table:table-cell>
          <table:table-cell office:value-type="string">
            <text:p>XjseddSYJ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2608">
            <text:p>82608</text:p>
          </table:table-cell>
          <table:table-cell office:value-type="float" office:value="39573457985">
            <text:p>39573457985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brandon</text:p>
          </table:table-cell>
          <table:table-cell office:value-type="string">
            <text:p>MBzrlv</text:p>
          </table:table-cell>
          <table:table-cell office:value-type="string">
            <text:p>Brandon</text:p>
          </table:table-cell>
          <table:table-cell office:value-type="string">
            <text:p>NxAXQPivtVQsVCnNd</text:p>
          </table:table-cell>
          <table:table-cell office:value-type="string">
            <text:p>fifa55@yahoo.com</text:p>
          </table:table-cell>
          <table:table-cell office:value-type="string">
            <text:p>szbAFcgOcRN</text:p>
          </table:table-cell>
          <table:table-cell office:value-type="string">
            <text:p>NLuYCoPykOvPthQu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5419">
            <text:p>95419</text:p>
          </table:table-cell>
          <table:table-cell office:value-type="float" office:value="61963865296">
            <text:p>61963865296</text:p>
          </table:table-cell>
          <table:table-cell office:value-type="string">
            <text:p>US</text:p>
          </table:table-cell>
          <table:table-cell office:value-type="string">
            <text:p>10/20/2012</text:p>
          </table:table-cell>
        </table:table-row>
        <table:table-row table:style-name="ro1">
          <table:table-cell office:value-type="string">
            <text:p>oxyclesousy</text:p>
          </table:table-cell>
          <table:table-cell office:value-type="string">
            <text:p>oz5P1p8jvU</text:p>
          </table:table-cell>
          <table:table-cell table:number-columns-repeated="2" office:value-type="string">
            <text:p>oxyclesousy</text:p>
          </table:table-cell>
          <table:table-cell office:value-type="string">
            <text:p>4040404@doghairprotector.com</text:p>
          </table:table-cell>
          <table:table-cell table:number-columns-repeated="3" office:value-type="string">
            <text:p>Kalamaria</text:p>
          </table:table-cell>
          <table:table-cell office:value-type="string">
            <text:p>Greec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20/2012</text:p>
          </table:table-cell>
        </table:table-row>
        <table:table-row table:style-name="ro1">
          <table:table-cell office:value-type="string">
            <text:p>signeetug</text:p>
          </table:table-cell>
          <table:table-cell office:value-type="string">
            <text:p>f323qiChaU</text:p>
          </table:table-cell>
          <table:table-cell table:number-columns-repeated="2" office:value-type="string">
            <text:p>SigneeTug</text:p>
          </table:table-cell>
          <table:table-cell office:value-type="string">
            <text:p>crumpleghu@gmail.com</text:p>
          </table:table-cell>
          <table:table-cell office:value-type="string">
            <text:p>Maiko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aikou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chize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ngladesh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2/2013</text:p>
          </table:table-cell>
          <table:table-cell table:number-columns-repeated="8"/>
        </table:table-row>
        <table:table-row table:style-name="ro1">
          <table:table-cell office:value-type="string">
            <text:p>steep777</text:p>
          </table:table-cell>
          <table:table-cell office:value-type="string">
            <text:p>xEV8H</text:p>
          </table:table-cell>
          <table:table-cell office:value-type="string">
            <text:p>steep777</text:p>
          </table:table-cell>
          <table:table-cell office:value-type="string">
            <text:p>APdKBbjPhRTgD</text:p>
          </table:table-cell>
          <table:table-cell office:value-type="string">
            <text:p>coolman@msn.com</text:p>
          </table:table-cell>
          <table:table-cell office:value-type="string">
            <text:p>TIjteDEgeJJcXLb</text:p>
          </table:table-cell>
          <table:table-cell office:value-type="string">
            <text:p>sXQGHrAAxQgxfjRsf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0427">
            <text:p>60427</text:p>
          </table:table-cell>
          <table:table-cell office:value-type="float" office:value="34999987899">
            <text:p>34999987899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jake</text:p>
          </table:table-cell>
          <table:table-cell office:value-type="string">
            <text:p>CJ2yFm</text:p>
          </table:table-cell>
          <table:table-cell office:value-type="string">
            <text:p>Jake</text:p>
          </table:table-cell>
          <table:table-cell office:value-type="string">
            <text:p>rRPSVXxnIi</text:p>
          </table:table-cell>
          <table:table-cell office:value-type="string">
            <text:p>john@hotmail.com</text:p>
          </table:table-cell>
          <table:table-cell office:value-type="string">
            <text:p>bpYsXshSsten</text:p>
          </table:table-cell>
          <table:table-cell office:value-type="string">
            <text:p>IulZovFKhlvHUiNKe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5027">
            <text:p>45027</text:p>
          </table:table-cell>
          <table:table-cell office:value-type="float" office:value="33433816223">
            <text:p>33433816223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thomas</text:p>
          </table:table-cell>
          <table:table-cell office:value-type="string">
            <text:p>ARFBD</text:p>
          </table:table-cell>
          <table:table-cell office:value-type="string">
            <text:p>Thomas</text:p>
          </table:table-cell>
          <table:table-cell office:value-type="string">
            <text:p>lYtlnDGIzHSdfdXKJ</text:p>
          </table:table-cell>
          <table:table-cell office:value-type="string">
            <text:p>kidrock@msn.com</text:p>
          </table:table-cell>
          <table:table-cell office:value-type="string">
            <text:p>ANXLgJdBYdXd</text:p>
          </table:table-cell>
          <table:table-cell office:value-type="string">
            <text:p>wCITDJLGpeigVobcoF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3839">
            <text:p>13839</text:p>
          </table:table-cell>
          <table:table-cell office:value-type="float" office:value="88650779221">
            <text:p>88650779221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arianna</text:p>
          </table:table-cell>
          <table:table-cell office:value-type="string">
            <text:p>m6nRD</text:p>
          </table:table-cell>
          <table:table-cell office:value-type="string">
            <text:p>Arianna</text:p>
          </table:table-cell>
          <table:table-cell office:value-type="string">
            <text:p>qiGFlqvuoDfHDAAR</text:p>
          </table:table-cell>
          <table:table-cell office:value-type="string">
            <text:p>coolman@msn.com</text:p>
          </table:table-cell>
          <table:table-cell office:value-type="string">
            <text:p>eEQaLrAmqauWU</text:p>
          </table:table-cell>
          <table:table-cell office:value-type="string">
            <text:p>EVBgffGtjIjEnTRe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926">
            <text:p>24926</text:p>
          </table:table-cell>
          <table:table-cell office:value-type="float" office:value="70445196558">
            <text:p>70445196558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cameron</text:p>
          </table:table-cell>
          <table:table-cell office:value-type="string">
            <text:p>do6SXu</text:p>
          </table:table-cell>
          <table:table-cell office:value-type="string">
            <text:p>Cameron</text:p>
          </table:table-cell>
          <table:table-cell office:value-type="string">
            <text:p>HTkpPBhEAQWXrGbwMc</text:p>
          </table:table-cell>
          <table:table-cell office:value-type="string">
            <text:p>deadman@gmail.com</text:p>
          </table:table-cell>
          <table:table-cell office:value-type="string">
            <text:p>OsDMPybQVGKHYQrktqd</text:p>
          </table:table-cell>
          <table:table-cell office:value-type="string">
            <text:p>JJRolcdVTincHbRLU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1487">
            <text:p>81487</text:p>
          </table:table-cell>
          <table:table-cell office:value-type="float" office:value="21193898428">
            <text:p>21193898428</text:p>
          </table:table-cell>
          <table:table-cell office:value-type="string">
            <text:p>US</text:p>
          </table:table-cell>
          <table:table-cell office:value-type="string">
            <text:p>01/25/2013</text:p>
          </table:table-cell>
        </table:table-row>
        <table:table-row table:style-name="ro1">
          <table:table-cell office:value-type="string">
            <text:p>brooke</text:p>
          </table:table-cell>
          <table:table-cell office:value-type="string">
            <text:p>uoEEeh</text:p>
          </table:table-cell>
          <table:table-cell office:value-type="string">
            <text:p>Brooke</text:p>
          </table:table-cell>
          <table:table-cell office:value-type="string">
            <text:p>NNgrsgPAKDdtkVzJO</text:p>
          </table:table-cell>
          <table:table-cell office:value-type="string">
            <text:p>greenwood@webtown.com</text:p>
          </table:table-cell>
          <table:table-cell office:value-type="string">
            <text:p>WfyEgOSXxCYzMjyMQ</text:p>
          </table:table-cell>
          <table:table-cell office:value-type="string">
            <text:p>DmOKLKPaETSKJOaxR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6645">
            <text:p>66645</text:p>
          </table:table-cell>
          <table:table-cell office:value-type="float" office:value="87018399493">
            <text:p>87018399493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esunaedgol</text:p>
          </table:table-cell>
          <table:table-cell office:value-type="string">
            <text:p>p0Y91J</text:p>
          </table:table-cell>
          <table:table-cell table:number-columns-repeated="2" office:value-type="string">
            <text:p>esunaedgol</text:p>
          </table:table-cell>
          <table:table-cell office:value-type="string">
            <text:p>yzrahw@gucchz.com</text:p>
          </table:table-cell>
          <table:table-cell office:value-type="string">
            <text:p>oRMbpbdpwPeDjiQpkd</text:p>
          </table:table-cell>
          <table:table-cell office:value-type="string">
            <text:p>kOzhkoIvlGrup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1035">
            <text:p>71035</text:p>
          </table:table-cell>
          <table:table-cell office:value-type="string">
            <text:p>http://eanwrcbinezw.com/</text:p>
          </table:table-cell>
          <table:table-cell office:value-type="string">
            <text:p>US</text:p>
          </table:table-cell>
          <table:table-cell office:value-type="string">
            <text:p>03/31/2013</text:p>
          </table:table-cell>
        </table:table-row>
        <table:table-row table:style-name="ro1">
          <table:table-cell office:value-type="string">
            <text:p>bluectclubs</text:p>
          </table:table-cell>
          <table:table-cell office:value-type="string">
            <text:p>I9at5slz9T</text:p>
          </table:table-cell>
          <table:table-cell table:number-columns-repeated="2" office:value-type="string">
            <text:p>Bluectclubs</text:p>
          </table:table-cell>
          <table:table-cell office:value-type="string">
            <text:p>zkuznpm@gmail.com</text:p>
          </table:table-cell>
          <table:table-cell office:value-type="string">
            <text:p>Harar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lim Butt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armarthe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ulgari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31/2012</text:p>
          </table:table-cell>
          <table:table-cell table:number-columns-repeated="8"/>
        </table:table-row>
        <table:table-row table:style-name="ro1">
          <table:table-cell office:value-type="string">
            <text:p>smubybesy</text:p>
          </table:table-cell>
          <table:table-cell office:value-type="string">
            <text:p>8kr1a5VdyV</text:p>
          </table:table-cell>
          <table:table-cell table:number-columns-repeated="2" office:value-type="string">
            <text:p>smubybesy</text:p>
          </table:table-cell>
          <table:table-cell office:value-type="string">
            <text:p>sullyxpwl@gmail.com</text:p>
          </table:table-cell>
          <table:table-cell office:value-type="string">
            <text:p>Caernarf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ashkar Ga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irmium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ingapore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31/2013</text:p>
          </table:table-cell>
          <table:table-cell table:number-columns-repeated="8"/>
        </table:table-row>
        <table:table-row table:style-name="ro1">
          <table:table-cell office:value-type="string">
            <text:p>emampinkina</text:p>
          </table:table-cell>
          <table:table-cell office:value-type="string">
            <text:p>o3Bce4f8nR</text:p>
          </table:table-cell>
          <table:table-cell table:number-columns-repeated="2" office:value-type="string">
            <text:p>Emampinkina</text:p>
          </table:table-cell>
          <table:table-cell office:value-type="string">
            <text:p>chirpkpvx@gmail.com</text:p>
          </table:table-cell>
          <table:table-cell office:value-type="string">
            <text:p>Gorakhpu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urora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ll Wilay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iribati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31/2013</text:p>
          </table:table-cell>
          <table:table-cell table:number-columns-repeated="8"/>
        </table:table-row>
        <table:table-row table:style-name="ro1">
          <table:table-cell office:value-type="string">
            <text:p>assushalbully</text:p>
          </table:table-cell>
          <table:table-cell office:value-type="string">
            <text:p>2of1befK9G</text:p>
          </table:table-cell>
          <table:table-cell table:number-columns-repeated="2" office:value-type="string">
            <text:p>assushalbully</text:p>
          </table:table-cell>
          <table:table-cell office:value-type="string">
            <text:p>floodcukx@gmail.com</text:p>
          </table:table-cell>
          <table:table-cell office:value-type="string">
            <text:p>Hakodat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uspin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ago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sle of Pine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31/2013</text:p>
          </table:table-cell>
          <table:table-cell table:number-columns-repeated="8"/>
        </table:table-row>
        <table:table-row table:style-name="ro1">
          <table:table-cell office:value-type="string">
            <text:p>aaron</text:p>
          </table:table-cell>
          <table:table-cell office:value-type="string">
            <text:p>BwYHX3</text:p>
          </table:table-cell>
          <table:table-cell office:value-type="string">
            <text:p>Aaron</text:p>
          </table:table-cell>
          <table:table-cell office:value-type="string">
            <text:p>BQpbEEEUlSZVG</text:p>
          </table:table-cell>
          <table:table-cell office:value-type="string">
            <text:p>dogkill@yahoo.com</text:p>
          </table:table-cell>
          <table:table-cell office:value-type="string">
            <text:p>vydWQWoMaOqY</text:p>
          </table:table-cell>
          <table:table-cell office:value-type="string">
            <text:p>BiCAczcNIiHAnhCVuw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2805">
            <text:p>62805</text:p>
          </table:table-cell>
          <table:table-cell office:value-type="float" office:value="64991743189">
            <text:p>64991743189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technojr</text:p>
          </table:table-cell>
          <table:table-cell office:value-type="string">
            <text:p>z4Lvp52abN</text:p>
          </table:table-cell>
          <table:table-cell table:number-columns-repeated="2" office:value-type="string">
            <text:p>TechnoJr</text:p>
          </table:table-cell>
          <table:table-cell office:value-type="string">
            <text:p>technojr@hotmail.com</text:p>
          </table:table-cell>
          <table:table-cell office:value-type="string">
            <text:p>Buy azithromycin online overnight</text:p>
          </table:table-cell>
          <table:table-cell office:value-type="string">
            <text:p>Buy azithromycin for fish</text:p>
          </table:table-cell>
          <table:table-cell office:value-type="string">
            <text:p>Buy zithromax online no prescription uk</text:p>
          </table:table-cell>
          <table:table-cell office:value-type="string">
            <text:p>Buy azithromycin in uk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09/2013</text:p>
          </table:table-cell>
        </table:table-row>
        <table:table-row table:style-name="ro1">
          <table:table-cell office:value-type="string">
            <text:p>isabel</text:p>
          </table:table-cell>
          <table:table-cell office:value-type="string">
            <text:p>e6COn2</text:p>
          </table:table-cell>
          <table:table-cell office:value-type="string">
            <text:p>Isabel</text:p>
          </table:table-cell>
          <table:table-cell office:value-type="string">
            <text:p>XVZduXNzyQaqu</text:p>
          </table:table-cell>
          <table:table-cell office:value-type="string">
            <text:p>freeman@hotmail.com</text:p>
          </table:table-cell>
          <table:table-cell office:value-type="string">
            <text:p>aLLdDfRpGJDwvdr</text:p>
          </table:table-cell>
          <table:table-cell office:value-type="string">
            <text:p>AocWWqwItmmXTMLox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148">
            <text:p>15148</text:p>
          </table:table-cell>
          <table:table-cell office:value-type="float" office:value="49770015554">
            <text:p>49770015554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mia</text:p>
          </table:table-cell>
          <table:table-cell office:value-type="string">
            <text:p>RdYxm3</text:p>
          </table:table-cell>
          <table:table-cell office:value-type="string">
            <text:p>Mia</text:p>
          </table:table-cell>
          <table:table-cell office:value-type="string">
            <text:p>gebsqLxHRVcuq</text:p>
          </table:table-cell>
          <table:table-cell office:value-type="string">
            <text:p>steep777@yahoo.com</text:p>
          </table:table-cell>
          <table:table-cell office:value-type="string">
            <text:p>xynwbRWqYbW</text:p>
          </table:table-cell>
          <table:table-cell office:value-type="string">
            <text:p>ryhYFedGktBAJDKW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440">
            <text:p>31440</text:p>
          </table:table-cell>
          <table:table-cell office:value-type="float" office:value="43379977326">
            <text:p>43379977326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mary</text:p>
          </table:table-cell>
          <table:table-cell office:value-type="string">
            <text:p>Mz2gT</text:p>
          </table:table-cell>
          <table:table-cell office:value-type="string">
            <text:p>Mary</text:p>
          </table:table-cell>
          <table:table-cell office:value-type="string">
            <text:p>FzjeQFZKIvnNIP</text:p>
          </table:table-cell>
          <table:table-cell office:value-type="string">
            <text:p>dogkill@yahoo.com</text:p>
          </table:table-cell>
          <table:table-cell office:value-type="string">
            <text:p>WdgXwPHFzboar</text:p>
          </table:table-cell>
          <table:table-cell office:value-type="string">
            <text:p>dTkesynMDfhFPc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022">
            <text:p>91022</text:p>
          </table:table-cell>
          <table:table-cell office:value-type="float" office:value="97199988552">
            <text:p>97199988552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coolman</text:p>
          </table:table-cell>
          <table:table-cell office:value-type="string">
            <text:p>U6NWPx</text:p>
          </table:table-cell>
          <table:table-cell office:value-type="string">
            <text:p>coolman</text:p>
          </table:table-cell>
          <table:table-cell office:value-type="string">
            <text:p>WwvxEhjRGMMfgWzET</text:p>
          </table:table-cell>
          <table:table-cell office:value-type="string">
            <text:p>kidrock@msn.com</text:p>
          </table:table-cell>
          <table:table-cell office:value-type="string">
            <text:p>NLGyYOGCcAgEgeRAmIw</text:p>
          </table:table-cell>
          <table:table-cell office:value-type="string">
            <text:p>qFKtEuoFPGMMGNeNl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7151">
            <text:p>17151</text:p>
          </table:table-cell>
          <table:table-cell office:value-type="float" office:value="44619727528">
            <text:p>44619727528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shaynamer</text:p>
          </table:table-cell>
          <table:table-cell office:value-type="string">
            <text:p>w9kS64lkvA</text:p>
          </table:table-cell>
          <table:table-cell table:number-columns-repeated="2" office:value-type="string">
            <text:p>Shaynamer</text:p>
          </table:table-cell>
          <table:table-cell office:value-type="string">
            <text:p>vladskola@gmail.com</text:p>
          </table:table-cell>
          <table:table-cell table:number-columns-repeated="3" office:value-type="string">
            <text:p>Ga District</text:p>
          </table:table-cell>
          <table:table-cell office:value-type="string">
            <text:p>Ghan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8/2012</text:p>
          </table:table-cell>
        </table:table-row>
        <table:table-row table:style-name="ro1">
          <table:table-cell office:value-type="string">
            <text:p>indikewrern</text:p>
          </table:table-cell>
          <table:table-cell office:value-type="string">
            <text:p>nzZ7w3p9tZ</text:p>
          </table:table-cell>
          <table:table-cell table:number-columns-repeated="2" office:value-type="string">
            <text:p>Indikewrern</text:p>
          </table:table-cell>
          <table:table-cell office:value-type="string">
            <text:p>linbiao5@mailondandan.com</text:p>
          </table:table-cell>
          <table:table-cell table:number-columns-repeated="3" office:value-type="string">
            <text:p>Pirassununga</text:p>
          </table:table-cell>
          <table:table-cell office:value-type="string">
            <text:p>Brazil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8/2012</text:p>
          </table:table-cell>
        </table:table-row>
        <table:table-row table:style-name="ro1">
          <table:table-cell office:value-type="string">
            <text:p>anthony</text:p>
          </table:table-cell>
          <table:table-cell office:value-type="string">
            <text:p>yliTy</text:p>
          </table:table-cell>
          <table:table-cell office:value-type="string">
            <text:p>Anthony</text:p>
          </table:table-cell>
          <table:table-cell office:value-type="string">
            <text:p>mawWskwWLxMRtSXWQ</text:p>
          </table:table-cell>
          <table:table-cell office:value-type="string">
            <text:p>crazyivan@yahoo.com</text:p>
          </table:table-cell>
          <table:table-cell office:value-type="string">
            <text:p>lmQOCKysEMfoyRhafkH</text:p>
          </table:table-cell>
          <table:table-cell office:value-type="string">
            <text:p>ChsBRttPMidJd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3459">
            <text:p>73459</text:p>
          </table:table-cell>
          <table:table-cell office:value-type="float" office:value="30476297949">
            <text:p>30476297949</text:p>
          </table:table-cell>
          <table:table-cell office:value-type="string">
            <text:p>US</text:p>
          </table:table-cell>
          <table:table-cell office:value-type="string">
            <text:p>04/05/2013</text:p>
          </table:table-cell>
        </table:table-row>
        <table:table-row table:style-name="ro1">
          <table:table-cell office:value-type="string">
            <text:p>brady</text:p>
          </table:table-cell>
          <table:table-cell office:value-type="string">
            <text:p>DblQl</text:p>
          </table:table-cell>
          <table:table-cell office:value-type="string">
            <text:p>Brady</text:p>
          </table:table-cell>
          <table:table-cell office:value-type="string">
            <text:p>lBFyitKncXYWkPosEtX</text:p>
          </table:table-cell>
          <table:table-cell office:value-type="string">
            <text:p>kidrock@msn.com</text:p>
          </table:table-cell>
          <table:table-cell office:value-type="string">
            <text:p>qfQmeFjiURn</text:p>
          </table:table-cell>
          <table:table-cell office:value-type="string">
            <text:p>kcmaNobJVCq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6565">
            <text:p>96565</text:p>
          </table:table-cell>
          <table:table-cell office:value-type="float" office:value="94077845289">
            <text:p>94077845289</text:p>
          </table:table-cell>
          <table:table-cell office:value-type="string">
            <text:p>US</text:p>
          </table:table-cell>
          <table:table-cell office:value-type="string">
            <text:p>04/28/2013</text:p>
          </table:table-cell>
        </table:table-row>
        <table:table-row table:style-name="ro1">
          <table:table-cell office:value-type="string">
            <text:p>wyatt</text:p>
          </table:table-cell>
          <table:table-cell office:value-type="string">
            <text:p>7JaoD</text:p>
          </table:table-cell>
          <table:table-cell office:value-type="string">
            <text:p>Wyatt</text:p>
          </table:table-cell>
          <table:table-cell office:value-type="string">
            <text:p>ljWEKOIBxtPguKjQgWM</text:p>
          </table:table-cell>
          <table:table-cell office:value-type="string">
            <text:p>behappy@yahoo.com</text:p>
          </table:table-cell>
          <table:table-cell office:value-type="string">
            <text:p>ldSKDuMNHbaNckxUry</text:p>
          </table:table-cell>
          <table:table-cell office:value-type="string">
            <text:p>UQhRcgujLfBHaBF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134">
            <text:p>59134</text:p>
          </table:table-cell>
          <table:table-cell office:value-type="float" office:value="93081581258">
            <text:p>93081581258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sophia</text:p>
          </table:table-cell>
          <table:table-cell office:value-type="string">
            <text:p>yjPDX4</text:p>
          </table:table-cell>
          <table:table-cell office:value-type="string">
            <text:p>Sophia</text:p>
          </table:table-cell>
          <table:table-cell office:value-type="string">
            <text:p>TWifeuGzdxOYpFVjk</text:p>
          </table:table-cell>
          <table:table-cell office:value-type="string">
            <text:p>steep777@yahoo.com</text:p>
          </table:table-cell>
          <table:table-cell office:value-type="string">
            <text:p>EyCBeYXSLICiXjypbU</text:p>
          </table:table-cell>
          <table:table-cell office:value-type="string">
            <text:p>ZGiYKLswMrM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567">
            <text:p>91567</text:p>
          </table:table-cell>
          <table:table-cell office:value-type="float" office:value="48964755716">
            <text:p>48964755716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colton</text:p>
          </table:table-cell>
          <table:table-cell office:value-type="string">
            <text:p>ITrXlM</text:p>
          </table:table-cell>
          <table:table-cell office:value-type="string">
            <text:p>Colton</text:p>
          </table:table-cell>
          <table:table-cell office:value-type="string">
            <text:p>OKKtEjElmUC</text:p>
          </table:table-cell>
          <table:table-cell office:value-type="string">
            <text:p>bonser@gmail.com</text:p>
          </table:table-cell>
          <table:table-cell office:value-type="string">
            <text:p>qJePOAtjrtoy</text:p>
          </table:table-cell>
          <table:table-cell office:value-type="string">
            <text:p>fJmIacwXsUm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096">
            <text:p>92096</text:p>
          </table:table-cell>
          <table:table-cell office:value-type="float" office:value="36834179465">
            <text:p>36834179465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noah</text:p>
          </table:table-cell>
          <table:table-cell office:value-type="string">
            <text:p>Xg0aTm</text:p>
          </table:table-cell>
          <table:table-cell office:value-type="string">
            <text:p>Noah</text:p>
          </table:table-cell>
          <table:table-cell office:value-type="string">
            <text:p>AbApVxtHraDHWKR</text:p>
          </table:table-cell>
          <table:table-cell office:value-type="string">
            <text:p>coco888@msn.com</text:p>
          </table:table-cell>
          <table:table-cell office:value-type="string">
            <text:p>BghOlHkxCaP</text:p>
          </table:table-cell>
          <table:table-cell office:value-type="string">
            <text:p>isqtCReanDG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929">
            <text:p>89929</text:p>
          </table:table-cell>
          <table:table-cell office:value-type="float" office:value="89664148450">
            <text:p>89664148450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matthew</text:p>
          </table:table-cell>
          <table:table-cell office:value-type="string">
            <text:p>dGzPs7</text:p>
          </table:table-cell>
          <table:table-cell office:value-type="string">
            <text:p>Matthew</text:p>
          </table:table-cell>
          <table:table-cell office:value-type="string">
            <text:p>FdZaQNbjvhbwrfNXi</text:p>
          </table:table-cell>
          <table:table-cell office:value-type="string">
            <text:p>thebest@hotmail.com</text:p>
          </table:table-cell>
          <table:table-cell office:value-type="string">
            <text:p>LPivkuCtBUpeyGgvFD</text:p>
          </table:table-cell>
          <table:table-cell office:value-type="string">
            <text:p>IDdwpugOFodXAJozo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1616">
            <text:p>11616</text:p>
          </table:table-cell>
          <table:table-cell office:value-type="float" office:value="16485359731">
            <text:p>16485359731</text:p>
          </table:table-cell>
          <table:table-cell office:value-type="string">
            <text:p>US</text:p>
          </table:table-cell>
          <table:table-cell office:value-type="string">
            <text:p>11/16/2012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LUqOFZ</text:p>
          </table:table-cell>
          <table:table-cell office:value-type="string">
            <text:p>Jessica</text:p>
          </table:table-cell>
          <table:table-cell office:value-type="string">
            <text:p>POIOljEGZmbohbVicqL</text:p>
          </table:table-cell>
          <table:table-cell office:value-type="string">
            <text:p>steep777@yahoo.com</text:p>
          </table:table-cell>
          <table:table-cell office:value-type="string">
            <text:p>hzHSxopcxldMhDnPztE</text:p>
          </table:table-cell>
          <table:table-cell office:value-type="string">
            <text:p>NOPsIeDyTEgVI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1689">
            <text:p>81689</text:p>
          </table:table-cell>
          <table:table-cell office:value-type="float" office:value="12364047040">
            <text:p>12364047040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xavier</text:p>
          </table:table-cell>
          <table:table-cell office:value-type="string">
            <text:p>Qz33b</text:p>
          </table:table-cell>
          <table:table-cell office:value-type="string">
            <text:p>Xavier</text:p>
          </table:table-cell>
          <table:table-cell office:value-type="string">
            <text:p>TYDzURpOLkNbBRMplC</text:p>
          </table:table-cell>
          <table:table-cell office:value-type="string">
            <text:p>flyman@gmail.com</text:p>
          </table:table-cell>
          <table:table-cell office:value-type="string">
            <text:p>ZfBTsIjSiHcgmgE</text:p>
          </table:table-cell>
          <table:table-cell office:value-type="string">
            <text:p>ApMuqcCiPHES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5403">
            <text:p>75403</text:p>
          </table:table-cell>
          <table:table-cell office:value-type="float" office:value="14560424995">
            <text:p>14560424995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rachel</text:p>
          </table:table-cell>
          <table:table-cell office:value-type="string">
            <text:p>EiIKpR</text:p>
          </table:table-cell>
          <table:table-cell office:value-type="string">
            <text:p>Rachel</text:p>
          </table:table-cell>
          <table:table-cell office:value-type="string">
            <text:p>TNzVaFevarf</text:p>
          </table:table-cell>
          <table:table-cell office:value-type="string">
            <text:p>gobiz@gmail.com</text:p>
          </table:table-cell>
          <table:table-cell office:value-type="string">
            <text:p>SKxaIPWQSGDQizXH</text:p>
          </table:table-cell>
          <table:table-cell office:value-type="string">
            <text:p>JSXNxTUOjBkEqrijQ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3763">
            <text:p>63763</text:p>
          </table:table-cell>
          <table:table-cell office:value-type="float" office:value="63718782209">
            <text:p>63718782209</text:p>
          </table:table-cell>
          <table:table-cell office:value-type="string">
            <text:p>US</text:p>
          </table:table-cell>
          <table:table-cell office:value-type="string">
            <text:p>10/18/2012</text:p>
          </table:table-cell>
        </table:table-row>
        <table:table-row table:style-name="ro1">
          <table:table-cell office:value-type="string">
            <text:p>gobiz</text:p>
          </table:table-cell>
          <table:table-cell office:value-type="string">
            <text:p>IW1Hy</text:p>
          </table:table-cell>
          <table:table-cell office:value-type="string">
            <text:p>gobiz</text:p>
          </table:table-cell>
          <table:table-cell office:value-type="string">
            <text:p>tRmgiHQUMk</text:p>
          </table:table-cell>
          <table:table-cell office:value-type="string">
            <text:p>coco888@msn.com</text:p>
          </table:table-cell>
          <table:table-cell office:value-type="string">
            <text:p>WrNxubstpQEBHGGtmS</text:p>
          </table:table-cell>
          <table:table-cell office:value-type="string">
            <text:p>rFZpDQnGmYNoKjyo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7080">
            <text:p>47080</text:p>
          </table:table-cell>
          <table:table-cell office:value-type="float" office:value="96013800949">
            <text:p>96013800949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melissa</text:p>
          </table:table-cell>
          <table:table-cell office:value-type="string">
            <text:p>BlcDp</text:p>
          </table:table-cell>
          <table:table-cell office:value-type="string">
            <text:p>Melissa</text:p>
          </table:table-cell>
          <table:table-cell office:value-type="string">
            <text:p>LhXqtSCmGhBuR</text:p>
          </table:table-cell>
          <table:table-cell office:value-type="string">
            <text:p>incomeppc@hotmail.com</text:p>
          </table:table-cell>
          <table:table-cell office:value-type="string">
            <text:p>XajTGfACnIPBIzsBiS</text:p>
          </table:table-cell>
          <table:table-cell office:value-type="string">
            <text:p>pnPSEZuBXnLb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0525">
            <text:p>50525</text:p>
          </table:table-cell>
          <table:table-cell office:value-type="float" office:value="17883216167">
            <text:p>17883216167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quiteez</text:p>
          </table:table-cell>
          <table:table-cell office:value-type="string">
            <text:p>YYmOhr</text:p>
          </table:table-cell>
          <table:table-cell table:number-columns-repeated="2" office:value-type="string">
            <text:p>quiteez</text:p>
          </table:table-cell>
          <table:table-cell office:value-type="string">
            <text:p>ijhmoi@iqbmnw.com</text:p>
          </table:table-cell>
          <table:table-cell office:value-type="string">
            <text:p>jMasQrWCgXYyR</text:p>
          </table:table-cell>
          <table:table-cell office:value-type="string">
            <text:p>CagjbzRJaxQSgSPf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2356">
            <text:p>32356</text:p>
          </table:table-cell>
          <table:table-cell office:value-type="string">
            <text:p>http://lvbkcxnnfpwz.com/</text:p>
          </table:table-cell>
          <table:table-cell office:value-type="string">
            <text:p>US</text:p>
          </table:table-cell>
          <table:table-cell office:value-type="string">
            <text:p>03/30/2013</text:p>
          </table:table-cell>
        </table:table-row>
        <table:table-row table:style-name="ro1">
          <table:table-cell office:value-type="string">
            <text:p>justin</text:p>
          </table:table-cell>
          <table:table-cell office:value-type="string">
            <text:p>TNO6K</text:p>
          </table:table-cell>
          <table:table-cell office:value-type="string">
            <text:p>Justin</text:p>
          </table:table-cell>
          <table:table-cell office:value-type="string">
            <text:p>DvrcuXGhVjhqjynBir</text:p>
          </table:table-cell>
          <table:table-cell office:value-type="string">
            <text:p>flyman@gmail.com</text:p>
          </table:table-cell>
          <table:table-cell office:value-type="string">
            <text:p>vrnneZZcjmJNEOmUxS</text:p>
          </table:table-cell>
          <table:table-cell office:value-type="string">
            <text:p>RZnvLYiLINyxvmkF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3161">
            <text:p>73161</text:p>
          </table:table-cell>
          <table:table-cell office:value-type="float" office:value="28939447862">
            <text:p>28939447862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alexandra</text:p>
          </table:table-cell>
          <table:table-cell office:value-type="string">
            <text:p>ZUMV0G</text:p>
          </table:table-cell>
          <table:table-cell office:value-type="string">
            <text:p>Alexandra</text:p>
          </table:table-cell>
          <table:table-cell office:value-type="string">
            <text:p>wzAihHWLNHlaluqIt</text:p>
          </table:table-cell>
          <table:table-cell office:value-type="string">
            <text:p>heyjew@msn.com</text:p>
          </table:table-cell>
          <table:table-cell office:value-type="string">
            <text:p>ucsEIGIilW</text:p>
          </table:table-cell>
          <table:table-cell office:value-type="string">
            <text:p>CstdgwOOUuptpnDg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3532">
            <text:p>13532</text:p>
          </table:table-cell>
          <table:table-cell office:value-type="float" office:value="85939762918">
            <text:p>85939762918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ayden</text:p>
          </table:table-cell>
          <table:table-cell office:value-type="string">
            <text:p>xHaTh</text:p>
          </table:table-cell>
          <table:table-cell office:value-type="string">
            <text:p>Ayden</text:p>
          </table:table-cell>
          <table:table-cell office:value-type="string">
            <text:p>fjqSqxRqJN</text:p>
          </table:table-cell>
          <table:table-cell office:value-type="string">
            <text:p>deadman@gmail.com</text:p>
          </table:table-cell>
          <table:table-cell office:value-type="string">
            <text:p>iEiZvRRURPcLaEIwkMp</text:p>
          </table:table-cell>
          <table:table-cell office:value-type="string">
            <text:p>AeyDCHEuzRZIK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3026">
            <text:p>93026</text:p>
          </table:table-cell>
          <table:table-cell office:value-type="float" office:value="86228193570">
            <text:p>86228193570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coco888</text:p>
          </table:table-cell>
          <table:table-cell office:value-type="string">
            <text:p>XN0Rr</text:p>
          </table:table-cell>
          <table:table-cell office:value-type="string">
            <text:p>coco888</text:p>
          </table:table-cell>
          <table:table-cell office:value-type="string">
            <text:p>wfpxoqgLXG</text:p>
          </table:table-cell>
          <table:table-cell office:value-type="string">
            <text:p>crazyfrog@hotmail.com</text:p>
          </table:table-cell>
          <table:table-cell office:value-type="string">
            <text:p>GWZQUedWSj</text:p>
          </table:table-cell>
          <table:table-cell office:value-type="string">
            <text:p>ZDvLYFgBHJDAALz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061">
            <text:p>24061</text:p>
          </table:table-cell>
          <table:table-cell office:value-type="float" office:value="14600221087">
            <text:p>14600221087</text:p>
          </table:table-cell>
          <table:table-cell office:value-type="string">
            <text:p>US</text:p>
          </table:table-cell>
          <table:table-cell office:value-type="string">
            <text:p>02/15/2013</text:p>
          </table:table-cell>
        </table:table-row>
        <table:table-row table:style-name="ro1">
          <table:table-cell office:value-type="string">
            <text:p>samuel</text:p>
          </table:table-cell>
          <table:table-cell office:value-type="string">
            <text:p>A6Ugf</text:p>
          </table:table-cell>
          <table:table-cell office:value-type="string">
            <text:p>Samuel</text:p>
          </table:table-cell>
          <table:table-cell office:value-type="string">
            <text:p>kXlTawDvuTcHsTC</text:p>
          </table:table-cell>
          <table:table-cell office:value-type="string">
            <text:p>greenwood@webtown.com</text:p>
          </table:table-cell>
          <table:table-cell office:value-type="string">
            <text:p>TOhVJOSSzd</text:p>
          </table:table-cell>
          <table:table-cell office:value-type="string">
            <text:p>HYeYUIBzKbGPnlagF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2725">
            <text:p>72725</text:p>
          </table:table-cell>
          <table:table-cell office:value-type="float" office:value="26289545094">
            <text:p>26289545094</text:p>
          </table:table-cell>
          <table:table-cell office:value-type="string">
            <text:p>US</text:p>
          </table:table-cell>
          <table:table-cell office:value-type="string">
            <text:p>02/15/2013</text:p>
          </table:table-cell>
        </table:table-row>
        <table:table-row table:style-name="ro1">
          <table:table-cell office:value-type="string">
            <text:p>ava</text:p>
          </table:table-cell>
          <table:table-cell office:value-type="string">
            <text:p>7PGU5</text:p>
          </table:table-cell>
          <table:table-cell office:value-type="string">
            <text:p>Ava</text:p>
          </table:table-cell>
          <table:table-cell office:value-type="string">
            <text:p>eDrLLBlbvJxqfhUV</text:p>
          </table:table-cell>
          <table:table-cell office:value-type="string">
            <text:p>kidrock@msn.com</text:p>
          </table:table-cell>
          <table:table-cell office:value-type="string">
            <text:p>PmkpwNkSUIzR</text:p>
          </table:table-cell>
          <table:table-cell office:value-type="string">
            <text:p>GXsLogWvalBS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3925">
            <text:p>43925</text:p>
          </table:table-cell>
          <table:table-cell office:value-type="float" office:value="87912613025">
            <text:p>87912613025</text:p>
          </table:table-cell>
          <table:table-cell office:value-type="string">
            <text:p>US</text:p>
          </table:table-cell>
          <table:table-cell office:value-type="string">
            <text:p>04/05/2013</text:p>
          </table:table-cell>
        </table:table-row>
        <table:table-row table:style-name="ro1">
          <table:table-cell office:value-type="string">
            <text:p>edline</text:p>
          </table:table-cell>
          <table:table-cell office:value-type="string">
            <text:p>oklahoma</text:p>
          </table:table-cell>
          <table:table-cell office:value-type="string">
            <text:p>Molinda</text:p>
          </table:table-cell>
          <table:table-cell office:value-type="string">
            <text:p>Cox</text:p>
          </table:table-cell>
          <table:table-cell office:value-type="string">
            <text:p>utahdvm@gmail.com</text:p>
          </table:table-cell>
          <table:table-cell office:value-type="string">
            <text:p>500 Wellington Parke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 office:value-type="float" office:value="4056190558">
            <text:p>4056190558</text:p>
          </table:table-cell>
          <table:table-cell office:value-type="string">
            <text:p>US</text:p>
          </table:table-cell>
          <table:table-cell office:value-type="string">
            <text:p>11/04/2012</text:p>
          </table:table-cell>
        </table:table-row>
        <table:table-row table:style-name="ro1">
          <table:table-cell office:value-type="string">
            <text:p>patrick</text:p>
          </table:table-cell>
          <table:table-cell office:value-type="string">
            <text:p>mALHCG</text:p>
          </table:table-cell>
          <table:table-cell office:value-type="string">
            <text:p>Patrick</text:p>
          </table:table-cell>
          <table:table-cell office:value-type="string">
            <text:p>FtbLvkHJLQA</text:p>
          </table:table-cell>
          <table:table-cell office:value-type="string">
            <text:p>quaker@yahoo.com</text:p>
          </table:table-cell>
          <table:table-cell office:value-type="string">
            <text:p>NLrKFxolxag</text:p>
          </table:table-cell>
          <table:table-cell office:value-type="string">
            <text:p>RHeecfBzzMIDJiTMIz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8685">
            <text:p>28685</text:p>
          </table:table-cell>
          <table:table-cell office:value-type="float" office:value="99663887553">
            <text:p>99663887553</text:p>
          </table:table-cell>
          <table:table-cell office:value-type="string">
            <text:p>US</text:p>
          </table:table-cell>
          <table:table-cell office:value-type="string">
            <text:p>02/17/2013</text:p>
          </table:table-cell>
        </table:table-row>
        <table:table-row table:style-name="ro1">
          <table:table-cell office:value-type="string">
            <text:p>isaiah</text:p>
          </table:table-cell>
          <table:table-cell office:value-type="string">
            <text:p>P4nsnM</text:p>
          </table:table-cell>
          <table:table-cell office:value-type="string">
            <text:p>Isaiah</text:p>
          </table:table-cell>
          <table:table-cell office:value-type="string">
            <text:p>DzoGbjkGxdYrAIv</text:p>
          </table:table-cell>
          <table:table-cell office:value-type="string">
            <text:p>incomeppc@hotmail.com</text:p>
          </table:table-cell>
          <table:table-cell office:value-type="string">
            <text:p>KGyAcyAodraPluti</text:p>
          </table:table-cell>
          <table:table-cell office:value-type="string">
            <text:p>GqCWfYATTSkVQG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2058">
            <text:p>52058</text:p>
          </table:table-cell>
          <table:table-cell office:value-type="float" office:value="89772921754">
            <text:p>89772921754</text:p>
          </table:table-cell>
          <table:table-cell office:value-type="string">
            <text:p>US</text:p>
          </table:table-cell>
          <table:table-cell office:value-type="string">
            <text:p>02/17/2013</text:p>
          </table:table-cell>
        </table:table-row>
        <table:table-row table:style-name="ro1">
          <table:table-cell office:value-type="string">
            <text:p>kylie</text:p>
          </table:table-cell>
          <table:table-cell office:value-type="string">
            <text:p>EjBqP</text:p>
          </table:table-cell>
          <table:table-cell office:value-type="string">
            <text:p>Kylie</text:p>
          </table:table-cell>
          <table:table-cell office:value-type="string">
            <text:p>ZJMSAkzWRdLVtbY</text:p>
          </table:table-cell>
          <table:table-cell office:value-type="string">
            <text:p>lightsoul@gmail.com</text:p>
          </table:table-cell>
          <table:table-cell office:value-type="string">
            <text:p>AzFxYVuXGpGIaD</text:p>
          </table:table-cell>
          <table:table-cell office:value-type="string">
            <text:p>hYfZaXkLMQh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1523">
            <text:p>81523</text:p>
          </table:table-cell>
          <table:table-cell office:value-type="float" office:value="96643577603">
            <text:p>96643577603</text:p>
          </table:table-cell>
          <table:table-cell office:value-type="string">
            <text:p>US</text:p>
          </table:table-cell>
          <table:table-cell office:value-type="string">
            <text:p>02/17/2013</text:p>
          </table:table-cell>
        </table:table-row>
        <table:table-row table:style-name="ro1">
          <table:table-cell office:value-type="string">
            <text:p>mishel</text:p>
          </table:table-cell>
          <table:table-cell office:value-type="string">
            <text:p>M6oGB</text:p>
          </table:table-cell>
          <table:table-cell office:value-type="string">
            <text:p>Mishel</text:p>
          </table:table-cell>
          <table:table-cell office:value-type="string">
            <text:p>QrQnHhHNWLBR</text:p>
          </table:table-cell>
          <table:table-cell office:value-type="string">
            <text:p>getjoy@msn.com</text:p>
          </table:table-cell>
          <table:table-cell office:value-type="string">
            <text:p>kNRntmknNq</text:p>
          </table:table-cell>
          <table:table-cell office:value-type="string">
            <text:p>mbZIfiMtwNjHptjyN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418">
            <text:p>31418</text:p>
          </table:table-cell>
          <table:table-cell office:value-type="float" office:value="74540252731">
            <text:p>74540252731</text:p>
          </table:table-cell>
          <table:table-cell office:value-type="string">
            <text:p>US</text:p>
          </table:table-cell>
          <table:table-cell office:value-type="string">
            <text:p>02/17/2013</text:p>
          </table:table-cell>
        </table:table-row>
        <table:table-row table:style-name="ro1">
          <table:table-cell office:value-type="string">
            <text:p>jnykjjlf</text:p>
          </table:table-cell>
          <table:table-cell office:value-type="string">
            <text:p>Fzo5x</text:p>
          </table:table-cell>
          <table:table-cell office:value-type="string">
            <text:p>jnykjjlf</text:p>
          </table:table-cell>
          <table:table-cell office:value-type="string">
            <text:p>fwEKJlQnJzlYyvUDDv</text:p>
          </table:table-cell>
          <table:table-cell office:value-type="string">
            <text:p>omziyf@napknw.com</text:p>
          </table:table-cell>
          <table:table-cell office:value-type="string">
            <text:p>UiRMSVgCPkTZiQuy</text:p>
          </table:table-cell>
          <table:table-cell office:value-type="string">
            <text:p>SKEayMUXkqIPqjlg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624">
            <text:p>24624</text:p>
          </table:table-cell>
          <table:table-cell office:value-type="float" office:value="89754624840">
            <text:p>89754624840</text:p>
          </table:table-cell>
          <table:table-cell office:value-type="string">
            <text:p>US</text:p>
          </table:table-cell>
          <table:table-cell office:value-type="string">
            <text:p>04/15/2013</text:p>
          </table:table-cell>
        </table:table-row>
        <table:table-row table:style-name="ro1">
          <table:table-cell office:value-type="string">
            <text:p>cjilstz</text:p>
          </table:table-cell>
          <table:table-cell office:value-type="string">
            <text:p>1A2jkg</text:p>
          </table:table-cell>
          <table:table-cell table:number-columns-repeated="2" office:value-type="string">
            <text:p>cjilstz</text:p>
          </table:table-cell>
          <table:table-cell office:value-type="string">
            <text:p>dapxzc@klqhsd.com</text:p>
          </table:table-cell>
          <table:table-cell office:value-type="string">
            <text:p>bHbBQfGgJSVFTe</text:p>
          </table:table-cell>
          <table:table-cell office:value-type="string">
            <text:p>DgNDjXTNNajNAMKKH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537">
            <text:p>48537</text:p>
          </table:table-cell>
          <table:table-cell office:value-type="string">
            <text:p>http://muafqhippvdd.com/</text:p>
          </table:table-cell>
          <table:table-cell office:value-type="string">
            <text:p>US</text:p>
          </table:table-cell>
          <table:table-cell office:value-type="string">
            <text:p>03/28/2013</text:p>
          </table:table-cell>
        </table:table-row>
        <table:table-row table:style-name="ro1">
          <table:table-cell office:value-type="string">
            <text:p>genesis</text:p>
          </table:table-cell>
          <table:table-cell office:value-type="string">
            <text:p>wFnTb</text:p>
          </table:table-cell>
          <table:table-cell office:value-type="string">
            <text:p>Genesis</text:p>
          </table:table-cell>
          <table:table-cell office:value-type="string">
            <text:p>uNVlNNDTEnOLb</text:p>
          </table:table-cell>
          <table:table-cell office:value-type="string">
            <text:p>dirtbill@yahoo.com</text:p>
          </table:table-cell>
          <table:table-cell office:value-type="string">
            <text:p>bZZJfzAZNQsPXWmrO</text:p>
          </table:table-cell>
          <table:table-cell office:value-type="string">
            <text:p>xwkKaTgsOTIrpnBF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3877">
            <text:p>33877</text:p>
          </table:table-cell>
          <table:table-cell office:value-type="float" office:value="99768615906">
            <text:p>99768615906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brayden</text:p>
          </table:table-cell>
          <table:table-cell office:value-type="string">
            <text:p>3Imno</text:p>
          </table:table-cell>
          <table:table-cell office:value-type="string">
            <text:p>Brayden</text:p>
          </table:table-cell>
          <table:table-cell office:value-type="string">
            <text:p>fYLZFjlqDjGiNjc</text:p>
          </table:table-cell>
          <table:table-cell office:value-type="string">
            <text:p>behappy@yahoo.com</text:p>
          </table:table-cell>
          <table:table-cell office:value-type="string">
            <text:p>XLeXTfINCXEqQupAS</text:p>
          </table:table-cell>
          <table:table-cell office:value-type="string">
            <text:p>zdsJphBOHCbicFN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490">
            <text:p>98490</text:p>
          </table:table-cell>
          <table:table-cell office:value-type="float" office:value="26819716544">
            <text:p>26819716544</text:p>
          </table:table-cell>
          <table:table-cell office:value-type="string">
            <text:p>US</text:p>
          </table:table-cell>
          <table:table-cell office:value-type="string">
            <text:p>04/17/2013</text:p>
          </table:table-cell>
        </table:table-row>
        <table:table-row table:style-name="ro1">
          <table:table-cell office:value-type="string">
            <text:p>magic</text:p>
          </table:table-cell>
          <table:table-cell office:value-type="string">
            <text:p>1lRm5</text:p>
          </table:table-cell>
          <table:table-cell office:value-type="string">
            <text:p>Magic</text:p>
          </table:table-cell>
          <table:table-cell office:value-type="string">
            <text:p>aWsaBlueFAvbsvuPO</text:p>
          </table:table-cell>
          <table:table-cell office:value-type="string">
            <text:p>goodboy@yahoo.com</text:p>
          </table:table-cell>
          <table:table-cell office:value-type="string">
            <text:p>NBuVRVcZihcEmywEs</text:p>
          </table:table-cell>
          <table:table-cell office:value-type="string">
            <text:p>dLQmKRqBP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7331">
            <text:p>77331</text:p>
          </table:table-cell>
          <table:table-cell office:value-type="float" office:value="50835245267">
            <text:p>50835245267</text:p>
          </table:table-cell>
          <table:table-cell office:value-type="string">
            <text:p>US</text:p>
          </table:table-cell>
          <table:table-cell office:value-type="string">
            <text:p>04/02/2013</text:p>
          </table:table-cell>
        </table:table-row>
        <table:table-row table:style-name="ro1">
          <table:table-cell office:value-type="string">
            <text:p>landon</text:p>
          </table:table-cell>
          <table:table-cell office:value-type="string">
            <text:p>znEGE</text:p>
          </table:table-cell>
          <table:table-cell office:value-type="string">
            <text:p>Landon</text:p>
          </table:table-cell>
          <table:table-cell office:value-type="string">
            <text:p>dwmUJqcPeNyASWEOH</text:p>
          </table:table-cell>
          <table:table-cell office:value-type="string">
            <text:p>unlove@gmail.com</text:p>
          </table:table-cell>
          <table:table-cell office:value-type="string">
            <text:p>IPPjktaPKyesTp</text:p>
          </table:table-cell>
          <table:table-cell office:value-type="string">
            <text:p>eoNHSaMKNKonSvk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6182">
            <text:p>36182</text:p>
          </table:table-cell>
          <table:table-cell office:value-type="float" office:value="33037147876">
            <text:p>33037147876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ethinna</text:p>
          </table:table-cell>
          <table:table-cell office:value-type="string">
            <text:p>idu16h9sKL</text:p>
          </table:table-cell>
          <table:table-cell table:number-columns-repeated="2" office:value-type="string">
            <text:p>ethinna</text:p>
          </table:table-cell>
          <table:table-cell office:value-type="string">
            <text:p>sdivuhdvhsidvugay@e-mail.ua</text:p>
          </table:table-cell>
          <table:table-cell table:number-columns-repeated="2"/>
          <table:table-cell office:value-type="string">
            <text:p>Fort worth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16/2013</text:p>
          </table:table-cell>
        </table:table-row>
        <table:table-row table:style-name="ro1">
          <table:table-cell office:value-type="string">
            <text:p>caleb</text:p>
          </table:table-cell>
          <table:table-cell office:value-type="string">
            <text:p>AJcEp7</text:p>
          </table:table-cell>
          <table:table-cell office:value-type="string">
            <text:p>Caleb</text:p>
          </table:table-cell>
          <table:table-cell office:value-type="string">
            <text:p>kgaFmYlwhfVxjWLZIrp</text:p>
          </table:table-cell>
          <table:table-cell office:value-type="string">
            <text:p>steep777@yahoo.com</text:p>
          </table:table-cell>
          <table:table-cell office:value-type="string">
            <text:p>tTcWAwgwytmnCuJKLsF</text:p>
          </table:table-cell>
          <table:table-cell office:value-type="string">
            <text:p>lgVxHacDopbmKPIz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8327">
            <text:p>38327</text:p>
          </table:table-cell>
          <table:table-cell office:value-type="float" office:value="19255206502">
            <text:p>19255206502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hayden</text:p>
          </table:table-cell>
          <table:table-cell office:value-type="string">
            <text:p>oARDre</text:p>
          </table:table-cell>
          <table:table-cell office:value-type="string">
            <text:p>Hayden</text:p>
          </table:table-cell>
          <table:table-cell office:value-type="string">
            <text:p>MmLEeFSszYGGyEW</text:p>
          </table:table-cell>
          <table:table-cell office:value-type="string">
            <text:p>getjoy@msn.com</text:p>
          </table:table-cell>
          <table:table-cell office:value-type="string">
            <text:p>tXogobAxofNLzAMTpdR</text:p>
          </table:table-cell>
          <table:table-cell office:value-type="string">
            <text:p>PkEDNApCugsyiYzi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996">
            <text:p>91996</text:p>
          </table:table-cell>
          <table:table-cell office:value-type="float" office:value="52712802942">
            <text:p>52712802942</text:p>
          </table:table-cell>
          <table:table-cell office:value-type="string">
            <text:p>US</text:p>
          </table:table-cell>
          <table:table-cell office:value-type="string">
            <text:p>05/07/2013</text:p>
          </table:table-cell>
        </table:table-row>
        <table:table-row table:style-name="ro1">
          <table:table-cell office:value-type="string">
            <text:p>elijah</text:p>
          </table:table-cell>
          <table:table-cell office:value-type="string">
            <text:p>T44IuC</text:p>
          </table:table-cell>
          <table:table-cell office:value-type="string">
            <text:p>Elijah</text:p>
          </table:table-cell>
          <table:table-cell office:value-type="string">
            <text:p>KuqyTUVzTcIlB</text:p>
          </table:table-cell>
          <table:table-cell office:value-type="string">
            <text:p>goodboy@yahoo.com</text:p>
          </table:table-cell>
          <table:table-cell office:value-type="string">
            <text:p>TwXQJcEoscITqYaU</text:p>
          </table:table-cell>
          <table:table-cell office:value-type="string">
            <text:p>hQRUhCXcU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737">
            <text:p>48737</text:p>
          </table:table-cell>
          <table:table-cell office:value-type="float" office:value="48608261672">
            <text:p>48608261672</text:p>
          </table:table-cell>
          <table:table-cell office:value-type="string">
            <text:p>US</text:p>
          </table:table-cell>
          <table:table-cell office:value-type="string">
            <text:p>05/07/2013</text:p>
          </table:table-cell>
        </table:table-row>
        <table:table-row table:style-name="ro1">
          <table:table-cell office:value-type="string">
            <text:p>haley</text:p>
          </table:table-cell>
          <table:table-cell office:value-type="string">
            <text:p>1glkI</text:p>
          </table:table-cell>
          <table:table-cell office:value-type="string">
            <text:p>Haley</text:p>
          </table:table-cell>
          <table:table-cell office:value-type="string">
            <text:p>oVLEhWhWClgZOoh</text:p>
          </table:table-cell>
          <table:table-cell office:value-type="string">
            <text:p>flyman@gmail.com</text:p>
          </table:table-cell>
          <table:table-cell office:value-type="string">
            <text:p>QIHJGoJgfkyU</text:p>
          </table:table-cell>
          <table:table-cell office:value-type="string">
            <text:p>TxnGvKXyQQRJ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3394">
            <text:p>53394</text:p>
          </table:table-cell>
          <table:table-cell office:value-type="float" office:value="97048743005">
            <text:p>97048743005</text:p>
          </table:table-cell>
          <table:table-cell office:value-type="string">
            <text:p>US</text:p>
          </table:table-cell>
          <table:table-cell office:value-type="string">
            <text:p>05/07/2013</text:p>
          </table:table-cell>
        </table:table-row>
        <table:table-row table:style-name="ro1">
          <table:table-cell office:value-type="string">
            <text:p>dro4er</text:p>
          </table:table-cell>
          <table:table-cell office:value-type="string">
            <text:p>PyBhKj</text:p>
          </table:table-cell>
          <table:table-cell office:value-type="string">
            <text:p>dro4er</text:p>
          </table:table-cell>
          <table:table-cell office:value-type="string">
            <text:p>ziwjWDLXTFkgu</text:p>
          </table:table-cell>
          <table:table-cell office:value-type="string">
            <text:p>steep777@yahoo.com</text:p>
          </table:table-cell>
          <table:table-cell office:value-type="string">
            <text:p>TyPMWHanKOe</text:p>
          </table:table-cell>
          <table:table-cell office:value-type="string">
            <text:p>WCdFiVAYyTd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371">
            <text:p>89371</text:p>
          </table:table-cell>
          <table:table-cell office:value-type="float" office:value="50839006978">
            <text:p>50839006978</text:p>
          </table:table-cell>
          <table:table-cell office:value-type="string">
            <text:p>US</text:p>
          </table:table-cell>
          <table:table-cell office:value-type="string">
            <text:p>04/10/2013</text:p>
          </table:table-cell>
        </table:table-row>
        <table:table-row table:style-name="ro1">
          <table:table-cell office:value-type="string">
            <text:p>friend35</text:p>
          </table:table-cell>
          <table:table-cell office:value-type="string">
            <text:p>5Vx6A</text:p>
          </table:table-cell>
          <table:table-cell office:value-type="string">
            <text:p>friend35</text:p>
          </table:table-cell>
          <table:table-cell office:value-type="string">
            <text:p>fXgdYvTeJttvdJHf</text:p>
          </table:table-cell>
          <table:table-cell office:value-type="string">
            <text:p>kidrock@msn.com</text:p>
          </table:table-cell>
          <table:table-cell office:value-type="string">
            <text:p>jVkpfroOomxOrBGmL</text:p>
          </table:table-cell>
          <table:table-cell office:value-type="string">
            <text:p>wVBMxhKPAPFGXhqic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1802">
            <text:p>41802</text:p>
          </table:table-cell>
          <table:table-cell office:value-type="float" office:value="67654753690">
            <text:p>67654753690</text:p>
          </table:table-cell>
          <table:table-cell office:value-type="string">
            <text:p>US</text:p>
          </table:table-cell>
          <table:table-cell office:value-type="string">
            <text:p>04/10/2013</text:p>
          </table:table-cell>
        </table:table-row>
        <table:table-row table:style-name="ro1">
          <table:table-cell office:value-type="string">
            <text:p>carter</text:p>
          </table:table-cell>
          <table:table-cell office:value-type="string">
            <text:p>YYQbfw</text:p>
          </table:table-cell>
          <table:table-cell office:value-type="string">
            <text:p>Carter</text:p>
          </table:table-cell>
          <table:table-cell office:value-type="string">
            <text:p>wDYdCqtYknladrbfkbr</text:p>
          </table:table-cell>
          <table:table-cell office:value-type="string">
            <text:p>crazyfrog@hotmail.com</text:p>
          </table:table-cell>
          <table:table-cell office:value-type="string">
            <text:p>yTxktPRtbweBF</text:p>
          </table:table-cell>
          <table:table-cell office:value-type="string">
            <text:p>iAPGlzXCcZnHRItbbd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721">
            <text:p>78721</text:p>
          </table:table-cell>
          <table:table-cell office:value-type="float" office:value="16559875320">
            <text:p>16559875320</text:p>
          </table:table-cell>
          <table:table-cell office:value-type="string">
            <text:p>US</text:p>
          </table:table-cell>
          <table:table-cell office:value-type="string">
            <text:p>05/12/2013</text:p>
          </table:table-cell>
        </table:table-row>
        <table:table-row table:style-name="ro1">
          <table:table-cell office:value-type="string">
            <text:p>sadadandeta</text:p>
          </table:table-cell>
          <table:table-cell office:value-type="string">
            <text:p>x1wq7e9PeA</text:p>
          </table:table-cell>
          <table:table-cell table:number-columns-repeated="2" office:value-type="string">
            <text:p>SadaDandeta</text:p>
          </table:table-cell>
          <table:table-cell office:value-type="string">
            <text:p>hornioh@gmail.com</text:p>
          </table:table-cell>
          <table:table-cell office:value-type="string">
            <text:p>Jangam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arn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Jaffn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elebe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  <table:table-cell table:number-columns-repeated="8"/>
        </table:table-row>
        <table:table-row table:style-name="ro1">
          <table:table-cell office:value-type="string">
            <text:p>shottesleloax</text:p>
          </table:table-cell>
          <table:table-cell office:value-type="string">
            <text:p>3G9ioqup3R</text:p>
          </table:table-cell>
          <table:table-cell table:number-columns-repeated="2" office:value-type="string">
            <text:p>Shottesleloax</text:p>
          </table:table-cell>
          <table:table-cell office:value-type="string">
            <text:p>chainbnj@gmail.com</text:p>
          </table:table-cell>
          <table:table-cell office:value-type="string">
            <text:p>Hloban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otihuaca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agle Butt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wede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2/2013</text:p>
          </table:table-cell>
          <table:table-cell table:number-columns-repeated="8"/>
        </table:table-row>
        <table:table-row table:style-name="ro1">
          <table:table-cell office:value-type="string">
            <text:p>audrey</text:p>
          </table:table-cell>
          <table:table-cell office:value-type="string">
            <text:p>P9UcZ</text:p>
          </table:table-cell>
          <table:table-cell office:value-type="string">
            <text:p>Audrey</text:p>
          </table:table-cell>
          <table:table-cell office:value-type="string">
            <text:p>hcDBYIojcsELozAyd</text:p>
          </table:table-cell>
          <table:table-cell office:value-type="string">
            <text:p>fifa55@yahoo.com</text:p>
          </table:table-cell>
          <table:table-cell office:value-type="string">
            <text:p>hXNSoFSWVZCgCb</text:p>
          </table:table-cell>
          <table:table-cell office:value-type="string">
            <text:p>ckBMGvYrCmujAv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0857">
            <text:p>90857</text:p>
          </table:table-cell>
          <table:table-cell office:value-type="float" office:value="21702792843">
            <text:p>21702792843</text:p>
          </table:table-cell>
          <table:table-cell office:value-type="string">
            <text:p>US</text:p>
          </table:table-cell>
          <table:table-cell office:value-type="string">
            <text:p>11/19/2012</text:p>
          </table:table-cell>
        </table:table-row>
        <table:table-row table:style-name="ro1">
          <table:table-cell office:value-type="string">
            <text:p>eric</text:p>
          </table:table-cell>
          <table:table-cell office:value-type="string">
            <text:p>HWr0P</text:p>
          </table:table-cell>
          <table:table-cell office:value-type="string">
            <text:p>Eric</text:p>
          </table:table-cell>
          <table:table-cell office:value-type="string">
            <text:p>aspVDpzDPZo</text:p>
          </table:table-cell>
          <table:table-cell office:value-type="string">
            <text:p>fifa55@yahoo.com</text:p>
          </table:table-cell>
          <table:table-cell office:value-type="string">
            <text:p>UqaAQgHYEjlzsmR</text:p>
          </table:table-cell>
          <table:table-cell office:value-type="string">
            <text:p>NqbxdUCYgcld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9848">
            <text:p>29848</text:p>
          </table:table-cell>
          <table:table-cell office:value-type="float" office:value="89822465861">
            <text:p>89822465861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maya</text:p>
          </table:table-cell>
          <table:table-cell office:value-type="string">
            <text:p>mZO6xo</text:p>
          </table:table-cell>
          <table:table-cell office:value-type="string">
            <text:p>Maya</text:p>
          </table:table-cell>
          <table:table-cell office:value-type="string">
            <text:p>BxnMauzHnHiCJpYXq</text:p>
          </table:table-cell>
          <table:table-cell office:value-type="string">
            <text:p>crazyivan@yahoo.com</text:p>
          </table:table-cell>
          <table:table-cell office:value-type="string">
            <text:p>NayJOWSWrcucFCsFOxc</text:p>
          </table:table-cell>
          <table:table-cell office:value-type="string">
            <text:p>IbpSsQNhjvCYSkKjVi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764">
            <text:p>92764</text:p>
          </table:table-cell>
          <table:table-cell office:value-type="float" office:value="70104353202">
            <text:p>70104353202</text:p>
          </table:table-cell>
          <table:table-cell office:value-type="string">
            <text:p>US</text:p>
          </table:table-cell>
          <table:table-cell office:value-type="string">
            <text:p>04/05/2013</text:p>
          </table:table-cell>
        </table:table-row>
        <table:table-row table:style-name="ro1">
          <table:table-cell office:value-type="string">
            <text:p>satarcard</text:p>
          </table:table-cell>
          <table:table-cell office:value-type="string">
            <text:p>lTg2zzt63D</text:p>
          </table:table-cell>
          <table:table-cell table:number-columns-repeated="2" office:value-type="string">
            <text:p>satarcard</text:p>
          </table:table-cell>
          <table:table-cell office:value-type="string">
            <text:p>tommyujzk@gmail.com</text:p>
          </table:table-cell>
          <table:table-cell office:value-type="string">
            <text:p>Edfu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dmur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ghda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kraine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6/2013</text:p>
          </table:table-cell>
          <table:table-cell table:number-columns-repeated="8"/>
        </table:table-row>
        <table:table-row table:style-name="ro1">
          <table:table-cell office:value-type="string">
            <text:p>rikky</text:p>
          </table:table-cell>
          <table:table-cell office:value-type="string">
            <text:p>XbUTG</text:p>
          </table:table-cell>
          <table:table-cell office:value-type="string">
            <text:p>rikky</text:p>
          </table:table-cell>
          <table:table-cell office:value-type="string">
            <text:p>zfusCvVwEV</text:p>
          </table:table-cell>
          <table:table-cell office:value-type="string">
            <text:p>heyjew@msn.com</text:p>
          </table:table-cell>
          <table:table-cell office:value-type="string">
            <text:p>LnCsKYnMJX</text:p>
          </table:table-cell>
          <table:table-cell office:value-type="string">
            <text:p>xHkPMFyzWNyWrWl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0071">
            <text:p>90071</text:p>
          </table:table-cell>
          <table:table-cell office:value-type="float" office:value="56485223757">
            <text:p>56485223757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elizabeth</text:p>
          </table:table-cell>
          <table:table-cell office:value-type="string">
            <text:p>ITkX2n</text:p>
          </table:table-cell>
          <table:table-cell office:value-type="string">
            <text:p>Elizabeth</text:p>
          </table:table-cell>
          <table:table-cell office:value-type="string">
            <text:p>pcWpmNPDxRmmFjVEy</text:p>
          </table:table-cell>
          <table:table-cell office:value-type="string">
            <text:p>goodboy@yahoo.com</text:p>
          </table:table-cell>
          <table:table-cell office:value-type="string">
            <text:p>xlRNgCYnBRwmxjb</text:p>
          </table:table-cell>
          <table:table-cell office:value-type="string">
            <text:p>BQEeIZWqgzpPt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771">
            <text:p>91771</text:p>
          </table:table-cell>
          <table:table-cell office:value-type="float" office:value="35866160440">
            <text:p>35866160440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kyle</text:p>
          </table:table-cell>
          <table:table-cell office:value-type="string">
            <text:p>RXhqK</text:p>
          </table:table-cell>
          <table:table-cell office:value-type="string">
            <text:p>Kyle</text:p>
          </table:table-cell>
          <table:table-cell office:value-type="string">
            <text:p>uodBbKdESPN</text:p>
          </table:table-cell>
          <table:table-cell office:value-type="string">
            <text:p>thebest@hotmail.com</text:p>
          </table:table-cell>
          <table:table-cell office:value-type="string">
            <text:p>exXquhyvHNhHmTr</text:p>
          </table:table-cell>
          <table:table-cell office:value-type="string">
            <text:p>mABVqzYyiFakYSRR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4654">
            <text:p>64654</text:p>
          </table:table-cell>
          <table:table-cell office:value-type="float" office:value="77536417950">
            <text:p>77536417950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lily</text:p>
          </table:table-cell>
          <table:table-cell office:value-type="string">
            <text:p>7vPvWP</text:p>
          </table:table-cell>
          <table:table-cell office:value-type="string">
            <text:p>Lily</text:p>
          </table:table-cell>
          <table:table-cell office:value-type="string">
            <text:p>pVtrtcivwxKfjC</text:p>
          </table:table-cell>
          <table:table-cell office:value-type="string">
            <text:p>cooler111@yahoo.com</text:p>
          </table:table-cell>
          <table:table-cell office:value-type="string">
            <text:p>ACXhrTxJaCcrM</text:p>
          </table:table-cell>
          <table:table-cell office:value-type="string">
            <text:p>VHuIHrmvRvDcJgLD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3156">
            <text:p>73156</text:p>
          </table:table-cell>
          <table:table-cell office:value-type="float" office:value="58047023504">
            <text:p>58047023504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levi</text:p>
          </table:table-cell>
          <table:table-cell office:value-type="string">
            <text:p>YfaxaW</text:p>
          </table:table-cell>
          <table:table-cell office:value-type="string">
            <text:p>Levi</text:p>
          </table:table-cell>
          <table:table-cell office:value-type="string">
            <text:p>rqBndlsRdCSsY</text:p>
          </table:table-cell>
          <table:table-cell office:value-type="string">
            <text:p>lifestile@msn.com</text:p>
          </table:table-cell>
          <table:table-cell office:value-type="string">
            <text:p>fyMSGcACFTrr</text:p>
          </table:table-cell>
          <table:table-cell office:value-type="string">
            <text:p>NghXBwlFDoUerFY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720">
            <text:p>10720</text:p>
          </table:table-cell>
          <table:table-cell office:value-type="float" office:value="67479493869">
            <text:p>67479493869</text:p>
          </table:table-cell>
          <table:table-cell office:value-type="string">
            <text:p>US</text:p>
          </table:table-cell>
          <table:table-cell office:value-type="string">
            <text:p>04/14/2013</text:p>
          </table:table-cell>
        </table:table-row>
        <table:table-row table:style-name="ro1">
          <table:table-cell office:value-type="string">
            <text:p>jeremiah</text:p>
          </table:table-cell>
          <table:table-cell office:value-type="string">
            <text:p>1eLL6</text:p>
          </table:table-cell>
          <table:table-cell office:value-type="string">
            <text:p>Jeremiah</text:p>
          </table:table-cell>
          <table:table-cell office:value-type="string">
            <text:p>VNbDQvzUIGALlG</text:p>
          </table:table-cell>
          <table:table-cell office:value-type="string">
            <text:p>crazyivan@yahoo.com</text:p>
          </table:table-cell>
          <table:table-cell office:value-type="string">
            <text:p>XBQrKjmAOzJi</text:p>
          </table:table-cell>
          <table:table-cell office:value-type="string">
            <text:p>vNtUVCBruRlvnsIqa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077">
            <text:p>98077</text:p>
          </table:table-cell>
          <table:table-cell office:value-type="float" office:value="17141100174">
            <text:p>17141100174</text:p>
          </table:table-cell>
          <table:table-cell office:value-type="string">
            <text:p>US</text:p>
          </table:table-cell>
          <table:table-cell office:value-type="string">
            <text:p>10/04/2012</text:p>
          </table:table-cell>
        </table:table-row>
        <table:table-row table:style-name="ro1">
          <table:table-cell office:value-type="string">
            <text:p>goodsam</text:p>
          </table:table-cell>
          <table:table-cell office:value-type="string">
            <text:p>FtkFc</text:p>
          </table:table-cell>
          <table:table-cell office:value-type="string">
            <text:p>goodsam</text:p>
          </table:table-cell>
          <table:table-cell office:value-type="string">
            <text:p>IAceKlxnQNlVqLXS</text:p>
          </table:table-cell>
          <table:table-cell office:value-type="string">
            <text:p>eblanned@yahoo.com</text:p>
          </table:table-cell>
          <table:table-cell office:value-type="string">
            <text:p>mQUIasAgKgeIPABH</text:p>
          </table:table-cell>
          <table:table-cell office:value-type="string">
            <text:p>iOfDtfJEQGkMxwxge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1786">
            <text:p>51786</text:p>
          </table:table-cell>
          <table:table-cell office:value-type="float" office:value="97145847332">
            <text:p>97145847332</text:p>
          </table:table-cell>
          <table:table-cell office:value-type="string">
            <text:p>US</text:p>
          </table:table-cell>
          <table:table-cell office:value-type="string">
            <text:p>04/21/2013</text:p>
          </table:table-cell>
        </table:table-row>
        <table:table-row table:style-name="ro1">
          <table:table-cell office:value-type="string">
            <text:p>mupframprak</text:p>
          </table:table-cell>
          <table:table-cell office:value-type="string">
            <text:p>6a64lxfWaS</text:p>
          </table:table-cell>
          <table:table-cell table:number-columns-repeated="2" office:value-type="string">
            <text:p>mupframpRak</text:p>
          </table:table-cell>
          <table:table-cell office:value-type="string">
            <text:p>stoutxbte@gmail.com</text:p>
          </table:table-cell>
          <table:table-cell office:value-type="string">
            <text:p>Moscow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ppe Gawr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ary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urkina Faso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16/2013</text:p>
          </table:table-cell>
          <table:table-cell table:number-columns-repeated="8"/>
        </table:table-row>
        <table:table-row table:style-name="ro1">
          <table:table-cell office:value-type="string">
            <text:p>isabella</text:p>
          </table:table-cell>
          <table:table-cell office:value-type="string">
            <text:p>mgjZ5H</text:p>
          </table:table-cell>
          <table:table-cell office:value-type="string">
            <text:p>Isabella</text:p>
          </table:table-cell>
          <table:table-cell office:value-type="string">
            <text:p>CKkDrEElcTGbqLiLyZh</text:p>
          </table:table-cell>
          <table:table-cell office:value-type="string">
            <text:p>bonser@gmail.com</text:p>
          </table:table-cell>
          <table:table-cell office:value-type="string">
            <text:p>PXpCOGuOAFvOncMGGX</text:p>
          </table:table-cell>
          <table:table-cell office:value-type="string">
            <text:p>TTKmzPkPqkLE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7929">
            <text:p>17929</text:p>
          </table:table-cell>
          <table:table-cell office:value-type="float" office:value="59808986504">
            <text:p>59808986504</text:p>
          </table:table-cell>
          <table:table-cell office:value-type="string">
            <text:p>US</text:p>
          </table:table-cell>
          <table:table-cell office:value-type="string">
            <text:p>01/23/2013</text:p>
          </table:table-cell>
        </table:table-row>
        <table:table-row table:style-name="ro1">
          <table:table-cell office:value-type="string">
            <text:p>luis</text:p>
          </table:table-cell>
          <table:table-cell office:value-type="string">
            <text:p>i1oh9</text:p>
          </table:table-cell>
          <table:table-cell office:value-type="string">
            <text:p>Luis</text:p>
          </table:table-cell>
          <table:table-cell office:value-type="string">
            <text:p>JDToQxsACTT</text:p>
          </table:table-cell>
          <table:table-cell office:value-type="string">
            <text:p>thebest@hotmail.com</text:p>
          </table:table-cell>
          <table:table-cell office:value-type="string">
            <text:p>HCtQrwohfuYa</text:p>
          </table:table-cell>
          <table:table-cell office:value-type="string">
            <text:p>ghSpGJcsQPEPb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4704">
            <text:p>94704</text:p>
          </table:table-cell>
          <table:table-cell office:value-type="float" office:value="31918196394">
            <text:p>31918196394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jozef</text:p>
          </table:table-cell>
          <table:table-cell office:value-type="string">
            <text:p>KA8Wl</text:p>
          </table:table-cell>
          <table:table-cell office:value-type="string">
            <text:p>Jozef</text:p>
          </table:table-cell>
          <table:table-cell office:value-type="string">
            <text:p>TLlMExMbDQBjcUfn</text:p>
          </table:table-cell>
          <table:table-cell office:value-type="string">
            <text:p>heyjew@msn.com</text:p>
          </table:table-cell>
          <table:table-cell office:value-type="string">
            <text:p>GuScqqGWHcsIXQAjhbG</text:p>
          </table:table-cell>
          <table:table-cell office:value-type="string">
            <text:p>UwLSvMeAaaHsRBGd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5656">
            <text:p>75656</text:p>
          </table:table-cell>
          <table:table-cell office:value-type="float" office:value="20241065942">
            <text:p>20241065942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gabriella</text:p>
          </table:table-cell>
          <table:table-cell office:value-type="string">
            <text:p>k3DfYd</text:p>
          </table:table-cell>
          <table:table-cell office:value-type="string">
            <text:p>Gabriella</text:p>
          </table:table-cell>
          <table:table-cell office:value-type="string">
            <text:p>yPevmjhjbJgrEN</text:p>
          </table:table-cell>
          <table:table-cell office:value-type="string">
            <text:p>eblanned@yahoo.com</text:p>
          </table:table-cell>
          <table:table-cell office:value-type="string">
            <text:p>NvuaPGvhwhshVDiJw</text:p>
          </table:table-cell>
          <table:table-cell office:value-type="string">
            <text:p>nlWXgLqqZuPtDz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377">
            <text:p>15377</text:p>
          </table:table-cell>
          <table:table-cell office:value-type="float" office:value="40738536279">
            <text:p>40738536279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aaliyah</text:p>
          </table:table-cell>
          <table:table-cell office:value-type="string">
            <text:p>dORjw</text:p>
          </table:table-cell>
          <table:table-cell office:value-type="string">
            <text:p>Aaliyah</text:p>
          </table:table-cell>
          <table:table-cell office:value-type="string">
            <text:p>DmJDHgHeGdlgfW</text:p>
          </table:table-cell>
          <table:table-cell office:value-type="string">
            <text:p>infest@msn.com</text:p>
          </table:table-cell>
          <table:table-cell office:value-type="string">
            <text:p>eAzlOYqAkDgby</text:p>
          </table:table-cell>
          <table:table-cell office:value-type="string">
            <text:p>aqLOxBSWfvXMP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558">
            <text:p>87558</text:p>
          </table:table-cell>
          <table:table-cell office:value-type="float" office:value="43768749810">
            <text:p>43768749810</text:p>
          </table:table-cell>
          <table:table-cell office:value-type="string">
            <text:p>US</text:p>
          </table:table-cell>
          <table:table-cell office:value-type="string">
            <text:p>10/31/2012</text:p>
          </table:table-cell>
        </table:table-row>
        <table:table-row table:style-name="ro1">
          <table:table-cell office:value-type="string">
            <text:p>sebastian</text:p>
          </table:table-cell>
          <table:table-cell office:value-type="string">
            <text:p>90Zqf</text:p>
          </table:table-cell>
          <table:table-cell office:value-type="string">
            <text:p>Sebastian</text:p>
          </table:table-cell>
          <table:table-cell office:value-type="string">
            <text:p>lsAaJTFLsoUP</text:p>
          </table:table-cell>
          <table:table-cell office:value-type="string">
            <text:p>lifestile@msn.com</text:p>
          </table:table-cell>
          <table:table-cell office:value-type="string">
            <text:p>vinzPMLYZyz</text:p>
          </table:table-cell>
          <table:table-cell office:value-type="string">
            <text:p>fscXBpVwWfajkvPkrGr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9892">
            <text:p>29892</text:p>
          </table:table-cell>
          <table:table-cell office:value-type="float" office:value="37396189571">
            <text:p>37396189571</text:p>
          </table:table-cell>
          <table:table-cell office:value-type="string">
            <text:p>US</text:p>
          </table:table-cell>
          <table:table-cell office:value-type="string">
            <text:p>10/27/2012</text:p>
          </table:table-cell>
        </table:table-row>
        <table:table-row table:style-name="ro1">
          <table:table-cell office:value-type="string">
            <text:p>attadastalo</text:p>
          </table:table-cell>
          <table:table-cell office:value-type="string">
            <text:p>29zsvsqZ3Z</text:p>
          </table:table-cell>
          <table:table-cell table:number-columns-repeated="2" office:value-type="string">
            <text:p>attadastalo</text:p>
          </table:table-cell>
          <table:table-cell office:value-type="string">
            <text:p>fearxcf@gmail.com</text:p>
          </table:table-cell>
          <table:table-cell office:value-type="string">
            <text:p>The Uda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wanse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end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nks Island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8/2013</text:p>
          </table:table-cell>
          <table:table-cell table:number-columns-repeated="8"/>
        </table:table-row>
        <table:table-row table:style-name="ro1">
          <table:table-cell office:value-type="string">
            <text:p>veroamore</text:p>
          </table:table-cell>
          <table:table-cell office:value-type="string">
            <text:p>gjjC776nyH</text:p>
          </table:table-cell>
          <table:table-cell table:number-columns-repeated="2" office:value-type="string">
            <text:p>veroamore</text:p>
          </table:table-cell>
          <table:table-cell office:value-type="string">
            <text:p>choppyyuk@gmail.com</text:p>
          </table:table-cell>
          <table:table-cell office:value-type="string">
            <text:p>Hatr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atr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na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ao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9/2013</text:p>
          </table:table-cell>
          <table:table-cell table:number-columns-repeated="8"/>
        </table:table-row>
        <table:table-row table:style-name="ro1">
          <table:table-cell office:value-type="string">
            <text:p>maria</text:p>
          </table:table-cell>
          <table:table-cell office:value-type="string">
            <text:p>4youVK</text:p>
          </table:table-cell>
          <table:table-cell office:value-type="string">
            <text:p>Maria</text:p>
          </table:table-cell>
          <table:table-cell office:value-type="string">
            <text:p>zCwtyAyLCVNiTf</text:p>
          </table:table-cell>
          <table:table-cell office:value-type="string">
            <text:p>greenwood@webtown.com</text:p>
          </table:table-cell>
          <table:table-cell office:value-type="string">
            <text:p>eokHaeMtQlHDN</text:p>
          </table:table-cell>
          <table:table-cell office:value-type="string">
            <text:p>jhjujBTuQauC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259">
            <text:p>98259</text:p>
          </table:table-cell>
          <table:table-cell office:value-type="float" office:value="98845813643">
            <text:p>98845813643</text:p>
          </table:table-cell>
          <table:table-cell office:value-type="string">
            <text:p>US</text:p>
          </table:table-cell>
          <table:table-cell office:value-type="string">
            <text:p>10/12/2012</text:p>
          </table:table-cell>
        </table:table-row>
        <table:table-row table:style-name="ro1">
          <table:table-cell office:value-type="string">
            <text:p>gabrielle</text:p>
          </table:table-cell>
          <table:table-cell office:value-type="string">
            <text:p>6kCDO</text:p>
          </table:table-cell>
          <table:table-cell office:value-type="string">
            <text:p>Gabrielle</text:p>
          </table:table-cell>
          <table:table-cell office:value-type="string">
            <text:p>texgwZmIjGtEopN</text:p>
          </table:table-cell>
          <table:table-cell office:value-type="string">
            <text:p>infest@msn.com</text:p>
          </table:table-cell>
          <table:table-cell office:value-type="string">
            <text:p>aHrlZcbkPFZWjcrT</text:p>
          </table:table-cell>
          <table:table-cell office:value-type="string">
            <text:p>JLDXnnVYkq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7640">
            <text:p>17640</text:p>
          </table:table-cell>
          <table:table-cell office:value-type="float" office:value="56576277784">
            <text:p>56576277784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</table:table-row>
        <table:table-row table:style-name="ro1">
          <table:table-cell office:value-type="string">
            <text:p>madeline</text:p>
          </table:table-cell>
          <table:table-cell office:value-type="string">
            <text:p>XU7wB</text:p>
          </table:table-cell>
          <table:table-cell office:value-type="string">
            <text:p>Madeline</text:p>
          </table:table-cell>
          <table:table-cell office:value-type="string">
            <text:p>WlxGpUfYVw</text:p>
          </table:table-cell>
          <table:table-cell office:value-type="string">
            <text:p>deadman@gmail.com</text:p>
          </table:table-cell>
          <table:table-cell office:value-type="string">
            <text:p>FHJwUIrOGil</text:p>
          </table:table-cell>
          <table:table-cell office:value-type="string">
            <text:p>bGTwLYVkFeAcIvwch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7912">
            <text:p>97912</text:p>
          </table:table-cell>
          <table:table-cell office:value-type="float" office:value="92192339098">
            <text:p>92192339098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RhQVII</text:p>
          </table:table-cell>
          <table:table-cell office:value-type="string">
            <text:p>Sydney</text:p>
          </table:table-cell>
          <table:table-cell office:value-type="string">
            <text:p>yFWVVsgkrf</text:p>
          </table:table-cell>
          <table:table-cell office:value-type="string">
            <text:p>getjoy@msn.com</text:p>
          </table:table-cell>
          <table:table-cell office:value-type="string">
            <text:p>aMpVmfQMjZbcyujE</text:p>
          </table:table-cell>
          <table:table-cell office:value-type="string">
            <text:p>FPkBosISxaFnuye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1448">
            <text:p>61448</text:p>
          </table:table-cell>
          <table:table-cell office:value-type="float" office:value="92736166828">
            <text:p>92736166828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</table:table-row>
        <table:table-row table:style-name="ro1">
          <table:table-cell office:value-type="string">
            <text:p>madison</text:p>
          </table:table-cell>
          <table:table-cell office:value-type="string">
            <text:p>NOVUqe</text:p>
          </table:table-cell>
          <table:table-cell office:value-type="string">
            <text:p>Madison</text:p>
          </table:table-cell>
          <table:table-cell office:value-type="string">
            <text:p>dsVFznPoOk</text:p>
          </table:table-cell>
          <table:table-cell office:value-type="string">
            <text:p>kidrock@msn.com</text:p>
          </table:table-cell>
          <table:table-cell office:value-type="string">
            <text:p>fXEqqGFcUYLeGx</text:p>
          </table:table-cell>
          <table:table-cell office:value-type="string">
            <text:p>cuAyQrnni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4202">
            <text:p>64202</text:p>
          </table:table-cell>
          <table:table-cell office:value-type="float" office:value="23494997216">
            <text:p>23494997216</text:p>
          </table:table-cell>
          <table:table-cell office:value-type="string">
            <text:p>US</text:p>
          </table:table-cell>
          <table:table-cell office:value-type="string">
            <text:p>10/26/2012</text:p>
          </table:table-cell>
        </table:table-row>
        <table:table-row table:style-name="ro1">
          <table:table-cell office:value-type="string">
            <text:p>zoey</text:p>
          </table:table-cell>
          <table:table-cell office:value-type="string">
            <text:p>jP7SEd</text:p>
          </table:table-cell>
          <table:table-cell office:value-type="string">
            <text:p>Zoey</text:p>
          </table:table-cell>
          <table:table-cell office:value-type="string">
            <text:p>amNHHNmHXjqMXkHgH</text:p>
          </table:table-cell>
          <table:table-cell office:value-type="string">
            <text:p>unlove@gmail.com</text:p>
          </table:table-cell>
          <table:table-cell office:value-type="string">
            <text:p>uTXoxWGkXZINbsb</text:p>
          </table:table-cell>
          <table:table-cell office:value-type="string">
            <text:p>nqDZKCTxTAwdSu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7634">
            <text:p>67634</text:p>
          </table:table-cell>
          <table:table-cell office:value-type="float" office:value="51311103213">
            <text:p>51311103213</text:p>
          </table:table-cell>
          <table:table-cell office:value-type="string">
            <text:p>US</text:p>
          </table:table-cell>
          <table:table-cell office:value-type="string">
            <text:p>05/24/2013</text:p>
          </table:table-cell>
        </table:table-row>
        <table:table-row table:style-name="ro1">
          <table:table-cell office:value-type="string">
            <text:p>leheashyaspic</text:p>
          </table:table-cell>
          <table:table-cell office:value-type="string">
            <text:p>Zcj75cfi6W</text:p>
          </table:table-cell>
          <table:table-cell table:number-columns-repeated="2" office:value-type="string">
            <text:p>Leheashyaspic</text:p>
          </table:table-cell>
          <table:table-cell office:value-type="string">
            <text:p>lipidetsa@gmail.com</text:p>
          </table:table-cell>
          <table:table-cell office:value-type="string">
            <text:p>Amatikulu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Yarmout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iroconium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yrgysta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31/2013</text:p>
          </table:table-cell>
          <table:table-cell table:number-columns-repeated="8"/>
        </table:table-row>
        <table:table-row table:style-name="ro1">
          <table:table-cell office:value-type="string">
            <text:p>boypebigillep</text:p>
          </table:table-cell>
          <table:table-cell office:value-type="string">
            <text:p>51Zur2pqzD</text:p>
          </table:table-cell>
          <table:table-cell table:number-columns-repeated="2" office:value-type="string">
            <text:p>BOYPEBIGILLEP</text:p>
          </table:table-cell>
          <table:table-cell office:value-type="string">
            <text:p>phasevvvw@gmail.com</text:p>
          </table:table-cell>
          <table:table-cell office:value-type="string">
            <text:p>Darlingt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xo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strakha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ok Island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30/2013</text:p>
          </table:table-cell>
          <table:table-cell table:number-columns-repeated="8"/>
        </table:table-row>
        <table:table-row table:style-name="ro1">
          <table:table-cell office:value-type="string">
            <text:p>robert</text:p>
          </table:table-cell>
          <table:table-cell office:value-type="string">
            <text:p>hl2h3</text:p>
          </table:table-cell>
          <table:table-cell office:value-type="string">
            <text:p>Robert</text:p>
          </table:table-cell>
          <table:table-cell office:value-type="string">
            <text:p>xNVfRTxiXWaa</text:p>
          </table:table-cell>
          <table:table-cell office:value-type="string">
            <text:p>dogkill@yahoo.com</text:p>
          </table:table-cell>
          <table:table-cell office:value-type="string">
            <text:p>dsAUwbjjpdmhXDhkYjm</text:p>
          </table:table-cell>
          <table:table-cell office:value-type="string">
            <text:p>MJQDaUqbN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5884">
            <text:p>45884</text:p>
          </table:table-cell>
          <table:table-cell office:value-type="float" office:value="97613775920">
            <text:p>97613775920</text:p>
          </table:table-cell>
          <table:table-cell office:value-type="string">
            <text:p>US</text:p>
          </table:table-cell>
          <table:table-cell office:value-type="string">
            <text:p>05/07/2013</text:p>
          </table:table-cell>
        </table:table-row>
        <table:table-row table:style-name="ro1">
          <table:table-cell office:value-type="string">
            <text:p>andrew</text:p>
          </table:table-cell>
          <table:table-cell office:value-type="string">
            <text:p>u4XMnv</text:p>
          </table:table-cell>
          <table:table-cell office:value-type="string">
            <text:p>Andrew</text:p>
          </table:table-cell>
          <table:table-cell office:value-type="string">
            <text:p>QLvOXRzPNYVsNubq</text:p>
          </table:table-cell>
          <table:table-cell office:value-type="string">
            <text:p>coco888@msn.com</text:p>
          </table:table-cell>
          <table:table-cell office:value-type="string">
            <text:p>OqztTWsaBpTgIED</text:p>
          </table:table-cell>
          <table:table-cell office:value-type="string">
            <text:p>VszNwjldUhtBZAVPk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3161">
            <text:p>93161</text:p>
          </table:table-cell>
          <table:table-cell office:value-type="float" office:value="86207625516">
            <text:p>86207625516</text:p>
          </table:table-cell>
          <table:table-cell office:value-type="string">
            <text:p>US</text:p>
          </table:table-cell>
          <table:table-cell office:value-type="string">
            <text:p>04/28/2013</text:p>
          </table:table-cell>
        </table:table-row>
        <table:table-row table:style-name="ro1">
          <table:table-cell office:value-type="string">
            <text:p>julia</text:p>
          </table:table-cell>
          <table:table-cell office:value-type="string">
            <text:p>DIKxk</text:p>
          </table:table-cell>
          <table:table-cell office:value-type="string">
            <text:p>Julia</text:p>
          </table:table-cell>
          <table:table-cell office:value-type="string">
            <text:p>BzmeMaydElnqWzNIvei</text:p>
          </table:table-cell>
          <table:table-cell office:value-type="string">
            <text:p>deadman@gmail.com</text:p>
          </table:table-cell>
          <table:table-cell office:value-type="string">
            <text:p>KTuNcONobPvjjEaZT</text:p>
          </table:table-cell>
          <table:table-cell office:value-type="string">
            <text:p>xuEEQQOEmqgnyjL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868">
            <text:p>10868</text:p>
          </table:table-cell>
          <table:table-cell office:value-type="float" office:value="60795482794">
            <text:p>60795482794</text:p>
          </table:table-cell>
          <table:table-cell office:value-type="string">
            <text:p>US</text:p>
          </table:table-cell>
          <table:table-cell office:value-type="string">
            <text:p>04/28/2013</text:p>
          </table:table-cell>
        </table:table-row>
        <table:table-row table:style-name="ro1">
          <table:table-cell office:value-type="string">
            <text:p>nicole</text:p>
          </table:table-cell>
          <table:table-cell office:value-type="string">
            <text:p>x9iYK</text:p>
          </table:table-cell>
          <table:table-cell office:value-type="string">
            <text:p>Nicole</text:p>
          </table:table-cell>
          <table:table-cell office:value-type="string">
            <text:p>BkZfejdLMsfIBHF</text:p>
          </table:table-cell>
          <table:table-cell office:value-type="string">
            <text:p>getjoy@msn.com</text:p>
          </table:table-cell>
          <table:table-cell office:value-type="string">
            <text:p>TrKJyZreZVdu</text:p>
          </table:table-cell>
          <table:table-cell office:value-type="string">
            <text:p>CzWGtzEKsdonmKUk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9398">
            <text:p>79398</text:p>
          </table:table-cell>
          <table:table-cell office:value-type="float" office:value="61778059085">
            <text:p>61778059085</text:p>
          </table:table-cell>
          <table:table-cell office:value-type="string">
            <text:p>US</text:p>
          </table:table-cell>
          <table:table-cell office:value-type="string">
            <text:p>04/28/2013</text:p>
          </table:table-cell>
        </table:table-row>
        <table:table-row table:style-name="ro1">
          <table:table-cell office:value-type="string">
            <text:p>shunteegece</text:p>
          </table:table-cell>
          <table:table-cell office:value-type="string">
            <text:p>4izGi21xhS</text:p>
          </table:table-cell>
          <table:table-cell table:number-columns-repeated="2" office:value-type="string">
            <text:p>Shunteegece</text:p>
          </table:table-cell>
          <table:table-cell office:value-type="string">
            <text:p>bestaccessoriescomau@hotmail.com</text:p>
          </table:table-cell>
          <table:table-cell office:value-type="string">
            <text:p>Chicag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ariss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arthago Nov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uerto Rico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30/2013</text:p>
          </table:table-cell>
          <table:table-cell table:number-columns-repeated="8"/>
        </table:table-row>
        <table:table-row table:style-name="ro1">
          <table:table-cell office:value-type="string">
            <text:p>eli</text:p>
          </table:table-cell>
          <table:table-cell office:value-type="string">
            <text:p>afGIV</text:p>
          </table:table-cell>
          <table:table-cell office:value-type="string">
            <text:p>Eli</text:p>
          </table:table-cell>
          <table:table-cell office:value-type="string">
            <text:p>MYtEdIcvzdVCVbFH</text:p>
          </table:table-cell>
          <table:table-cell office:value-type="string">
            <text:p>freelife@yahoo.com</text:p>
          </table:table-cell>
          <table:table-cell office:value-type="string">
            <text:p>gohporHrayvy</text:p>
          </table:table-cell>
          <table:table-cell office:value-type="string">
            <text:p>fkRBcPNevwZdjc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0333">
            <text:p>20333</text:p>
          </table:table-cell>
          <table:table-cell office:value-type="float" office:value="62812264654">
            <text:p>62812264654</text:p>
          </table:table-cell>
          <table:table-cell office:value-type="string">
            <text:p>US</text:p>
          </table:table-cell>
          <table:table-cell office:value-type="string">
            <text:p>10/08/2012</text:p>
          </table:table-cell>
        </table:table-row>
        <table:table-row table:style-name="ro1">
          <table:table-cell office:value-type="string">
            <text:p>etenteebymn</text:p>
          </table:table-cell>
          <table:table-cell office:value-type="string">
            <text:p>ihrq5kI18O</text:p>
          </table:table-cell>
          <table:table-cell table:number-columns-repeated="2" office:value-type="string">
            <text:p>etenteeBymN</text:p>
          </table:table-cell>
          <table:table-cell office:value-type="string">
            <text:p>identifyfgy82@gmail.com</text:p>
          </table:table-cell>
          <table:table-cell office:value-type="string">
            <text:p>Rosett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anzhou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slamaba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onaco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10/2013</text:p>
          </table:table-cell>
          <table:table-cell table:number-columns-repeated="8"/>
        </table:table-row>
        <table:table-row table:style-name="ro1">
          <table:table-cell office:value-type="string">
            <text:p>dandaaz@aol.</text:p>
          </table:table-cell>
          <table:table-cell office:value-type="string">
            <text:p>okl@midaw</text:p>
          </table:table-cell>
          <table:table-cell office:value-type="string">
            <text:p>Richard</text:p>
          </table:table-cell>
          <table:table-cell office:value-type="string">
            <text:p>Humes</text:p>
          </table:table-cell>
          <table:table-cell office:value-type="string">
            <text:p>dandaaz@aol.com</text:p>
          </table:table-cell>
          <table:table-cell office:value-type="string">
            <text:p>15241S,Symphony Dr.</text:p>
          </table:table-cell>
          <table:table-cell office:value-type="string">
            <text:p>ste 3401</text:p>
          </table:table-cell>
          <table:table-cell office:value-type="string">
            <text:p>Olathe</text:p>
          </table:table-cell>
          <table:table-cell office:value-type="string">
            <text:p>KS</text:p>
          </table:table-cell>
          <table:table-cell office:value-type="float" office:value="66062">
            <text:p>66062</text:p>
          </table:table-cell>
          <table:table-cell office:value-type="float" office:value="9137642217">
            <text:p>9137642217</text:p>
          </table:table-cell>
          <table:table-cell office:value-type="string">
            <text:p>US</text:p>
          </table:table-cell>
          <table:table-cell office:value-type="string">
            <text:p>04/26/2013</text:p>
          </table:table-cell>
        </table:table-row>
        <table:table-row table:style-name="ro1">
          <table:table-cell office:value-type="string">
            <text:p>horny</text:p>
          </table:table-cell>
          <table:table-cell office:value-type="string">
            <text:p>fTGM94</text:p>
          </table:table-cell>
          <table:table-cell office:value-type="string">
            <text:p>horny</text:p>
          </table:table-cell>
          <table:table-cell office:value-type="string">
            <text:p>sIsXUrRIbtMM</text:p>
          </table:table-cell>
          <table:table-cell office:value-type="string">
            <text:p>normy273@hotmail.com</text:p>
          </table:table-cell>
          <table:table-cell office:value-type="string">
            <text:p>qbUjlcTaMePKbbNjUR</text:p>
          </table:table-cell>
          <table:table-cell office:value-type="string">
            <text:p>OhjHHezpIa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539">
            <text:p>48539</text:p>
          </table:table-cell>
          <table:table-cell office:value-type="float" office:value="75032593063">
            <text:p>75032593063</text:p>
          </table:table-cell>
          <table:table-cell office:value-type="string">
            <text:p>US</text:p>
          </table:table-cell>
          <table:table-cell office:value-type="string">
            <text:p>04/03/2013</text:p>
          </table:table-cell>
        </table:table-row>
        <table:table-row table:style-name="ro1">
          <table:table-cell office:value-type="string">
            <text:p>david</text:p>
          </table:table-cell>
          <table:table-cell office:value-type="string">
            <text:p>F2eLm</text:p>
          </table:table-cell>
          <table:table-cell office:value-type="string">
            <text:p>David</text:p>
          </table:table-cell>
          <table:table-cell office:value-type="string">
            <text:p>qsuTUlCYrdyHzeITO</text:p>
          </table:table-cell>
          <table:table-cell office:value-type="string">
            <text:p>goodsam@gmail.com</text:p>
          </table:table-cell>
          <table:table-cell office:value-type="string">
            <text:p>wrJHWBPxrV</text:p>
          </table:table-cell>
          <table:table-cell office:value-type="string">
            <text:p>VdbVnKrZvTB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9371">
            <text:p>69371</text:p>
          </table:table-cell>
          <table:table-cell office:value-type="float" office:value="48223423492">
            <text:p>48223423492</text:p>
          </table:table-cell>
          <table:table-cell office:value-type="string">
            <text:p>US</text:p>
          </table:table-cell>
          <table:table-cell office:value-type="string">
            <text:p>02/06/2013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string">
            <text:p>cMhW1d</text:p>
          </table:table-cell>
          <table:table-cell office:value-type="string">
            <text:p>John</text:p>
          </table:table-cell>
          <table:table-cell office:value-type="string">
            <text:p>KokdmNgrvBdzU</text:p>
          </table:table-cell>
          <table:table-cell office:value-type="string">
            <text:p>coco888@msn.com</text:p>
          </table:table-cell>
          <table:table-cell office:value-type="string">
            <text:p>PeHAfNdlFxExboQWA</text:p>
          </table:table-cell>
          <table:table-cell office:value-type="string">
            <text:p>xzqQhzHeihxRO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3035">
            <text:p>53035</text:p>
          </table:table-cell>
          <table:table-cell office:value-type="float" office:value="61877753018">
            <text:p>61877753018</text:p>
          </table:table-cell>
          <table:table-cell office:value-type="string">
            <text:p>US</text:p>
          </table:table-cell>
          <table:table-cell office:value-type="string">
            <text:p>04/24/2013</text:p>
          </table:table-cell>
        </table:table-row>
        <table:table-row table:style-name="ro1">
          <table:table-cell office:value-type="string">
            <text:p>jose</text:p>
          </table:table-cell>
          <table:table-cell office:value-type="string">
            <text:p>zFbmCr</text:p>
          </table:table-cell>
          <table:table-cell office:value-type="string">
            <text:p>Jose</text:p>
          </table:table-cell>
          <table:table-cell office:value-type="string">
            <text:p>AuutTYCmfdZz</text:p>
          </table:table-cell>
          <table:table-cell office:value-type="string">
            <text:p>rikky@aol.com</text:p>
          </table:table-cell>
          <table:table-cell office:value-type="string">
            <text:p>ooQmYEkHJgAz</text:p>
          </table:table-cell>
          <table:table-cell office:value-type="string">
            <text:p>soLLFVPSJcWpQXbcFH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998">
            <text:p>39998</text:p>
          </table:table-cell>
          <table:table-cell office:value-type="float" office:value="22864981255">
            <text:p>22864981255</text:p>
          </table:table-cell>
          <table:table-cell office:value-type="string">
            <text:p>US</text:p>
          </table:table-cell>
          <table:table-cell office:value-type="string">
            <text:p>06/19/2013</text:p>
          </table:table-cell>
        </table:table-row>
        <table:table-row table:style-name="ro1">
          <table:table-cell office:value-type="string">
            <text:p>cognagruignee</text:p>
          </table:table-cell>
          <table:table-cell office:value-type="string">
            <text:p>Pi27tyap6P</text:p>
          </table:table-cell>
          <table:table-cell table:number-columns-repeated="2" office:value-type="string">
            <text:p>Cognagruignee</text:p>
          </table:table-cell>
          <table:table-cell office:value-type="string">
            <text:p>linbiao9@mailondandan.com</text:p>
          </table:table-cell>
          <table:table-cell table:number-columns-repeated="3" office:value-type="string">
            <text:p>Estepona</text:p>
          </table:table-cell>
          <table:table-cell office:value-type="string">
            <text:p>Gibraltar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0/2012</text:p>
          </table:table-cell>
        </table:table-row>
        <table:table-row table:style-name="ro1">
          <table:table-cell office:value-type="string">
            <text:p>dirtbill</text:p>
          </table:table-cell>
          <table:table-cell office:value-type="string">
            <text:p>ZwTTg</text:p>
          </table:table-cell>
          <table:table-cell office:value-type="string">
            <text:p>dirtbill</text:p>
          </table:table-cell>
          <table:table-cell office:value-type="string">
            <text:p>GziHtpUEtTpPwpCaaFZ</text:p>
          </table:table-cell>
          <table:table-cell office:value-type="string">
            <text:p>freelove@msn.com</text:p>
          </table:table-cell>
          <table:table-cell office:value-type="string">
            <text:p>rlTLmCXmCa</text:p>
          </table:table-cell>
          <table:table-cell office:value-type="string">
            <text:p>onSREMLTtYEVrVUibv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7696">
            <text:p>67696</text:p>
          </table:table-cell>
          <table:table-cell office:value-type="float" office:value="22132279722">
            <text:p>22132279722</text:p>
          </table:table-cell>
          <table:table-cell office:value-type="string">
            <text:p>US</text:p>
          </table:table-cell>
          <table:table-cell office:value-type="string">
            <text:p>04/17/2013</text:p>
          </table:table-cell>
        </table:table-row>
        <table:table-row table:style-name="ro1">
          <table:table-cell office:value-type="string">
            <text:p>joseph</text:p>
          </table:table-cell>
          <table:table-cell office:value-type="string">
            <text:p>uUXShF</text:p>
          </table:table-cell>
          <table:table-cell office:value-type="string">
            <text:p>Joseph</text:p>
          </table:table-cell>
          <table:table-cell office:value-type="string">
            <text:p>BIyePdqlTv</text:p>
          </table:table-cell>
          <table:table-cell office:value-type="string">
            <text:p>kidrock@msn.com</text:p>
          </table:table-cell>
          <table:table-cell office:value-type="string">
            <text:p>vkUbwzYNRi</text:p>
          </table:table-cell>
          <table:table-cell office:value-type="string">
            <text:p>MLHkjugXQNWt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8312">
            <text:p>28312</text:p>
          </table:table-cell>
          <table:table-cell office:value-type="float" office:value="20469755256">
            <text:p>20469755256</text:p>
          </table:table-cell>
          <table:table-cell office:value-type="string">
            <text:p>US</text:p>
          </table:table-cell>
          <table:table-cell office:value-type="string">
            <text:p>05/24/2013</text:p>
          </table:table-cell>
        </table:table-row>
        <table:table-row table:style-name="ro1">
          <table:table-cell office:value-type="string">
            <text:p>ricogtr</text:p>
          </table:table-cell>
          <table:table-cell office:value-type="string">
            <text:p>8bTuj3rz5L</text:p>
          </table:table-cell>
          <table:table-cell table:number-columns-repeated="2" office:value-type="string">
            <text:p>ricogtr</text:p>
          </table:table-cell>
          <table:table-cell office:value-type="string">
            <text:p>frtgrico@gmail.com</text:p>
          </table:table-cell>
          <table:table-cell table:number-columns-repeated="2"/>
          <table:table-cell office:value-type="string">
            <text:p>Kuwait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9/2012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string">
            <text:p>DQOtt</text:p>
          </table:table-cell>
          <table:table-cell office:value-type="string">
            <text:p>Bob</text:p>
          </table:table-cell>
          <table:table-cell office:value-type="string">
            <text:p>SAbziVsqUyjlnICCaq</text:p>
          </table:table-cell>
          <table:table-cell office:value-type="string">
            <text:p>behappy@yahoo.com</text:p>
          </table:table-cell>
          <table:table-cell office:value-type="string">
            <text:p>nIkRBKzOcfV</text:p>
          </table:table-cell>
          <table:table-cell office:value-type="string">
            <text:p>qYUTNKMuaYwpjTXp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9028">
            <text:p>99028</text:p>
          </table:table-cell>
          <table:table-cell office:value-type="float" office:value="90632866828">
            <text:p>90632866828</text:p>
          </table:table-cell>
          <table:table-cell office:value-type="string">
            <text:p>US</text:p>
          </table:table-cell>
          <table:table-cell office:value-type="string">
            <text:p>04/05/2013</text:p>
          </table:table-cell>
        </table:table-row>
        <table:table-row table:style-name="ro1">
          <table:table-cell office:value-type="string">
            <text:p>grace</text:p>
          </table:table-cell>
          <table:table-cell office:value-type="string">
            <text:p>rblnUZ</text:p>
          </table:table-cell>
          <table:table-cell office:value-type="string">
            <text:p>Grace</text:p>
          </table:table-cell>
          <table:table-cell office:value-type="string">
            <text:p>CnPeVCWsMgkMUfXv</text:p>
          </table:table-cell>
          <table:table-cell office:value-type="string">
            <text:p>bonser@gmail.com</text:p>
          </table:table-cell>
          <table:table-cell office:value-type="string">
            <text:p>LDGhOACDkTwUsQ</text:p>
          </table:table-cell>
          <table:table-cell office:value-type="string">
            <text:p>cjEGudIhBvpiSUNACM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5459">
            <text:p>85459</text:p>
          </table:table-cell>
          <table:table-cell office:value-type="float" office:value="54733817408">
            <text:p>54733817408</text:p>
          </table:table-cell>
          <table:table-cell office:value-type="string">
            <text:p>US</text:p>
          </table:table-cell>
          <table:table-cell office:value-type="string">
            <text:p>06/08/2013</text:p>
          </table:table-cell>
        </table:table-row>
        <table:table-row table:style-name="ro1">
          <table:table-cell office:value-type="string">
            <text:p>freelove</text:p>
          </table:table-cell>
          <table:table-cell office:value-type="string">
            <text:p>DHyM1</text:p>
          </table:table-cell>
          <table:table-cell office:value-type="string">
            <text:p>freelove</text:p>
          </table:table-cell>
          <table:table-cell office:value-type="string">
            <text:p>BmKOvMZFrCyFVKxRnBI</text:p>
          </table:table-cell>
          <table:table-cell office:value-type="string">
            <text:p>freelife@yahoo.com</text:p>
          </table:table-cell>
          <table:table-cell office:value-type="string">
            <text:p>hkGDePGmOTLxdG</text:p>
          </table:table-cell>
          <table:table-cell office:value-type="string">
            <text:p>UPRvLHAKCPCKoGu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2061">
            <text:p>72061</text:p>
          </table:table-cell>
          <table:table-cell office:value-type="float" office:value="39043751690">
            <text:p>39043751690</text:p>
          </table:table-cell>
          <table:table-cell office:value-type="string">
            <text:p>US</text:p>
          </table:table-cell>
          <table:table-cell office:value-type="string">
            <text:p>06/13/2013</text:p>
          </table:table-cell>
        </table:table-row>
        <table:table-row table:style-name="ro1">
          <table:table-cell office:value-type="string">
            <text:p>stephanie</text:p>
          </table:table-cell>
          <table:table-cell office:value-type="string">
            <text:p>56YTnZ</text:p>
          </table:table-cell>
          <table:table-cell office:value-type="string">
            <text:p>Stephanie</text:p>
          </table:table-cell>
          <table:table-cell office:value-type="string">
            <text:p>hLbMqJBJwhUbW</text:p>
          </table:table-cell>
          <table:table-cell office:value-type="string">
            <text:p>coolman@msn.com</text:p>
          </table:table-cell>
          <table:table-cell office:value-type="string">
            <text:p>LyUQftnPueqXD</text:p>
          </table:table-cell>
          <table:table-cell office:value-type="string">
            <text:p>hRakeYhrGC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8769">
            <text:p>28769</text:p>
          </table:table-cell>
          <table:table-cell office:value-type="float" office:value="13342528809">
            <text:p>13342528809</text:p>
          </table:table-cell>
          <table:table-cell office:value-type="string">
            <text:p>US</text:p>
          </table:table-cell>
          <table:table-cell office:value-type="string">
            <text:p>06/13/2013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XI9G8</text:p>
          </table:table-cell>
          <table:table-cell office:value-type="string">
            <text:p>Henry</text:p>
          </table:table-cell>
          <table:table-cell office:value-type="string">
            <text:p>pOSPvNtphywodCl</text:p>
          </table:table-cell>
          <table:table-cell office:value-type="string">
            <text:p>bonser@gmail.com</text:p>
          </table:table-cell>
          <table:table-cell office:value-type="string">
            <text:p>qIEZiiUrGAMmKPxjri</text:p>
          </table:table-cell>
          <table:table-cell office:value-type="string">
            <text:p>bKxbaGWiMApM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284">
            <text:p>59284</text:p>
          </table:table-cell>
          <table:table-cell office:value-type="float" office:value="12996417580">
            <text:p>12996417580</text:p>
          </table:table-cell>
          <table:table-cell office:value-type="string">
            <text:p>US</text:p>
          </table:table-cell>
          <table:table-cell office:value-type="string">
            <text:p>11/20/2012</text:p>
          </table:table-cell>
        </table:table-row>
        <table:table-row table:style-name="ro1">
          <table:table-cell office:value-type="string">
            <text:p>owen</text:p>
          </table:table-cell>
          <table:table-cell office:value-type="string">
            <text:p>uHddoi</text:p>
          </table:table-cell>
          <table:table-cell office:value-type="string">
            <text:p>Owen</text:p>
          </table:table-cell>
          <table:table-cell office:value-type="string">
            <text:p>amsoluCrVljkwDm</text:p>
          </table:table-cell>
          <table:table-cell office:value-type="string">
            <text:p>flyman@gmail.com</text:p>
          </table:table-cell>
          <table:table-cell office:value-type="string">
            <text:p>eecLTHGCUdRAO</text:p>
          </table:table-cell>
          <table:table-cell office:value-type="string">
            <text:p>mEJoOUCcgjc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1289">
            <text:p>41289</text:p>
          </table:table-cell>
          <table:table-cell office:value-type="float" office:value="75899331951">
            <text:p>75899331951</text:p>
          </table:table-cell>
          <table:table-cell office:value-type="string">
            <text:p>US</text:p>
          </table:table-cell>
          <table:table-cell office:value-type="string">
            <text:p>02/06/2013</text:p>
          </table:table-cell>
        </table:table-row>
        <table:table-row table:style-name="ro1">
          <table:table-cell office:value-type="string">
            <text:p>daniel</text:p>
          </table:table-cell>
          <table:table-cell office:value-type="string">
            <text:p>U1tO2G</text:p>
          </table:table-cell>
          <table:table-cell office:value-type="string">
            <text:p>Daniel</text:p>
          </table:table-cell>
          <table:table-cell office:value-type="string">
            <text:p>ajQIQiprgf</text:p>
          </table:table-cell>
          <table:table-cell office:value-type="string">
            <text:p>behappy@yahoo.com</text:p>
          </table:table-cell>
          <table:table-cell office:value-type="string">
            <text:p>XgzIQxQFnn</text:p>
          </table:table-cell>
          <table:table-cell office:value-type="string">
            <text:p>QLMGkjLwSFqaSInDEV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2811">
            <text:p>42811</text:p>
          </table:table-cell>
          <table:table-cell office:value-type="float" office:value="34002570008">
            <text:p>34002570008</text:p>
          </table:table-cell>
          <table:table-cell office:value-type="string">
            <text:p>US</text:p>
          </table:table-cell>
          <table:table-cell office:value-type="string">
            <text:p>02/06/2013</text:p>
          </table:table-cell>
        </table:table-row>
        <table:table-row table:style-name="ro1">
          <table:table-cell office:value-type="string">
            <text:p>tony</text:p>
          </table:table-cell>
          <table:table-cell office:value-type="string">
            <text:p>f7Mp0V</text:p>
          </table:table-cell>
          <table:table-cell office:value-type="string">
            <text:p>Tony</text:p>
          </table:table-cell>
          <table:table-cell office:value-type="string">
            <text:p>ZYhgbBAEVOPbbtc</text:p>
          </table:table-cell>
          <table:table-cell office:value-type="string">
            <text:p>coco888@msn.com</text:p>
          </table:table-cell>
          <table:table-cell office:value-type="string">
            <text:p>XNuyTAHWQABoLUJY</text:p>
          </table:table-cell>
          <table:table-cell office:value-type="string">
            <text:p>dVFdJQypARYvtAudPK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5354">
            <text:p>75354</text:p>
          </table:table-cell>
          <table:table-cell office:value-type="float" office:value="64113977990">
            <text:p>64113977990</text:p>
          </table:table-cell>
          <table:table-cell office:value-type="string">
            <text:p>US</text:p>
          </table:table-cell>
          <table:table-cell office:value-type="string">
            <text:p>04/10/2013</text:p>
          </table:table-cell>
        </table:table-row>
        <table:table-row table:style-name="ro1">
          <table:table-cell office:value-type="string">
            <text:p>librigegarm</text:p>
          </table:table-cell>
          <table:table-cell office:value-type="string">
            <text:p>kl6S55cadY</text:p>
          </table:table-cell>
          <table:table-cell table:number-columns-repeated="2" office:value-type="string">
            <text:p>Librigegarm</text:p>
          </table:table-cell>
          <table:table-cell office:value-type="string">
            <text:p>driftbwfc@gmail.com</text:p>
          </table:table-cell>
          <table:table-cell office:value-type="string">
            <text:p>Damascu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aruun Ur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kmim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uatemala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6/2013</text:p>
          </table:table-cell>
          <table:table-cell table:number-columns-repeated="8"/>
        </table:table-row>
        <table:table-row table:style-name="ro1">
          <table:table-cell office:value-type="string">
            <text:p>getjoy</text:p>
          </table:table-cell>
          <table:table-cell office:value-type="string">
            <text:p>fdrGyM</text:p>
          </table:table-cell>
          <table:table-cell office:value-type="string">
            <text:p>getjoy</text:p>
          </table:table-cell>
          <table:table-cell office:value-type="string">
            <text:p>tXZGTJHeREFNXv</text:p>
          </table:table-cell>
          <table:table-cell office:value-type="string">
            <text:p>thebest@hotmail.com</text:p>
          </table:table-cell>
          <table:table-cell office:value-type="string">
            <text:p>aEeUWXMIJBpYVUdNmP</text:p>
          </table:table-cell>
          <table:table-cell office:value-type="string">
            <text:p>XJGqjsdNuuFNYvf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534">
            <text:p>25534</text:p>
          </table:table-cell>
          <table:table-cell office:value-type="float" office:value="94104838004">
            <text:p>94104838004</text:p>
          </table:table-cell>
          <table:table-cell office:value-type="string">
            <text:p>US</text:p>
          </table:table-cell>
          <table:table-cell office:value-type="string">
            <text:p>10/06/2012</text:p>
          </table:table-cell>
        </table:table-row>
        <table:table-row table:style-name="ro1">
          <table:table-cell office:value-type="string">
            <text:p>joydayfab</text:p>
          </table:table-cell>
          <table:table-cell office:value-type="string">
            <text:p>j8dzfw8B3A</text:p>
          </table:table-cell>
          <table:table-cell table:number-columns-repeated="2" office:value-type="string">
            <text:p>JoydayFab</text:p>
          </table:table-cell>
          <table:table-cell office:value-type="string">
            <text:p>dogtra2@yandex.ru</text:p>
          </table:table-cell>
          <table:table-cell table:number-columns-repeated="3"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3/2013</text:p>
          </table:table-cell>
        </table:table-row>
        <table:table-row table:style-name="ro1">
          <table:table-cell office:value-type="string">
            <text:p>curt</text:p>
          </table:table-cell>
          <table:table-cell office:value-type="string">
            <text:p>MEqRFk</text:p>
          </table:table-cell>
          <table:table-cell office:value-type="string">
            <text:p>Curt</text:p>
          </table:table-cell>
          <table:table-cell office:value-type="string">
            <text:p>kTlrRniCEBe</text:p>
          </table:table-cell>
          <table:table-cell office:value-type="string">
            <text:p>lightsoul@gmail.com</text:p>
          </table:table-cell>
          <table:table-cell office:value-type="string">
            <text:p>kcqtEIQvhk</text:p>
          </table:table-cell>
          <table:table-cell office:value-type="string">
            <text:p>OgxVIJpYUZt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0404">
            <text:p>20404</text:p>
          </table:table-cell>
          <table:table-cell office:value-type="float" office:value="47190922969">
            <text:p>47190922969</text:p>
          </table:table-cell>
          <table:table-cell office:value-type="string">
            <text:p>US</text:p>
          </table:table-cell>
          <table:table-cell office:value-type="string">
            <text:p>06/13/2013</text:p>
          </table:table-cell>
        </table:table-row>
        <table:table-row table:style-name="ro1">
          <table:table-cell office:value-type="string">
            <text:p>katelyn</text:p>
          </table:table-cell>
          <table:table-cell office:value-type="string">
            <text:p>sIbcQ</text:p>
          </table:table-cell>
          <table:table-cell office:value-type="string">
            <text:p>Katelyn</text:p>
          </table:table-cell>
          <table:table-cell office:value-type="string">
            <text:p>cIwETFFzDc</text:p>
          </table:table-cell>
          <table:table-cell office:value-type="string">
            <text:p>rikky@aol.com</text:p>
          </table:table-cell>
          <table:table-cell office:value-type="string">
            <text:p>BKpGmaMpuOWxCoLe</text:p>
          </table:table-cell>
          <table:table-cell office:value-type="string">
            <text:p>lMJCIjZVSAJ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3703">
            <text:p>23703</text:p>
          </table:table-cell>
          <table:table-cell office:value-type="float" office:value="26828689625">
            <text:p>26828689625</text:p>
          </table:table-cell>
          <table:table-cell office:value-type="string">
            <text:p>US</text:p>
          </table:table-cell>
          <table:table-cell office:value-type="string">
            <text:p>04/24/2013</text:p>
          </table:table-cell>
        </table:table-row>
        <table:table-row table:style-name="ro1">
          <table:table-cell office:value-type="string">
            <text:p>autumn</text:p>
          </table:table-cell>
          <table:table-cell office:value-type="string">
            <text:p>Ti6DEu</text:p>
          </table:table-cell>
          <table:table-cell office:value-type="string">
            <text:p>Autumn</text:p>
          </table:table-cell>
          <table:table-cell office:value-type="string">
            <text:p>oalDjimFJMzYLq</text:p>
          </table:table-cell>
          <table:table-cell office:value-type="string">
            <text:p>dirtbill@yahoo.com</text:p>
          </table:table-cell>
          <table:table-cell office:value-type="string">
            <text:p>wixFALossPmXqNVs</text:p>
          </table:table-cell>
          <table:table-cell office:value-type="string">
            <text:p>tWCDcjLSKtmkWoetD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357">
            <text:p>87357</text:p>
          </table:table-cell>
          <table:table-cell office:value-type="float" office:value="62424876898">
            <text:p>62424876898</text:p>
          </table:table-cell>
          <table:table-cell office:value-type="string">
            <text:p>US</text:p>
          </table:table-cell>
          <table:table-cell office:value-type="string">
            <text:p>06/08/2013</text:p>
          </table:table-cell>
        </table:table-row>
        <table:table-row table:style-name="ro1">
          <table:table-cell office:value-type="string">
            <text:p>gengqo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iltpaXAmctjajklk</text:p>
          </table:table-cell>
          <table:table-cell table:number-columns-repeated="10"/>
          <table:table-cell office:value-type="string">
            <text:p>06/18/2015</text:p>
          </table:table-cell>
        </table:table-row>
        <table:table-row table:style-name="ro1">
          <table:table-cell office:value-type="string">
            <text:p>andrewdob</text:p>
          </table:table-cell>
          <table:table-cell office:value-type="string">
            <text:p>4ebKrup92W</text:p>
          </table:table-cell>
          <table:table-cell table:number-columns-repeated="2" office:value-type="string">
            <text:p>AndrewDob</text:p>
          </table:table-cell>
          <table:table-cell office:value-type="string">
            <text:p>AndrewDob@mngr8.xzzy.info</text:p>
          </table:table-cell>
          <table:table-cell table:number-columns-repeated="3" office:value-type="string">
            <text:p>Riohacha</text:p>
          </table:table-cell>
          <table:table-cell office:value-type="string">
            <text:p>Colomb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OLOMBIA</text:p>
          </table:table-cell>
          <table:table-cell office:value-type="string">
            <text:p>10/14/2015</text:p>
          </table:table-cell>
        </table:table-row>
        <table:table-row table:style-name="ro1">
          <table:table-cell office:value-type="string">
            <text:p>qshzrrhyen</text:p>
          </table:table-cell>
          <table:table-cell office:value-type="string">
            <text:p>ygUa44sl8V</text:p>
          </table:table-cell>
          <table:table-cell table:number-columns-repeated="2" office:value-type="string">
            <text:p>QshzrRhyen</text:p>
          </table:table-cell>
          <table:table-cell office:value-type="string">
            <text:p>billborn@outlook.com</text:p>
          </table:table-cell>
          <table:table-cell office:value-type="string">
            <text:p>Baltimore </text:p>
          </table:table-cell>
          <table:table-cell office:value-type="string">
            <text:p>philadelphia </text:p>
          </table:table-cell>
          <table:table-cell office:value-type="string">
            <text:p>Austin </text:p>
          </table:table-cell>
          <table:table-cell office:value-type="string">
            <text:p>Philippines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PANAMA</text:p>
          </table:table-cell>
          <table:table-cell office:value-type="string">
            <text:p>03/06/2016</text:p>
          </table:table-cell>
        </table:table-row>
        <table:table-row table:style-name="ro1">
          <table:table-cell office:value-type="string">
            <text:p>amumuyas</text:p>
          </table:table-cell>
          <table:table-cell office:value-type="string">
            <text:p>bLchZNH9</text:p>
          </table:table-cell>
          <table:table-cell table:number-columns-repeated="2" office:value-type="string">
            <text:p>amumuyas</text:p>
          </table:table-cell>
          <table:table-cell office:value-type="string">
            <text:p>efagabo@asdfasdfmail.net</text:p>
          </table:table-cell>
          <table:table-cell table:number-columns-repeated="3" office:value-type="string">
            <text:p>Bamako</text:p>
          </table:table-cell>
          <table:table-cell office:value-type="string">
            <text:p>Mali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MALI</text:p>
          </table:table-cell>
          <table:table-cell office:value-type="string">
            <text:p>03/08/2016</text:p>
          </table:table-cell>
        </table:table-row>
        <table:table-row table:style-name="ro1">
          <table:table-cell office:value-type="string">
            <text:p>rodjer</text:p>
          </table:table-cell>
          <table:table-cell office:value-type="string">
            <text:p>hf5R3</text:p>
          </table:table-cell>
          <table:table-cell office:value-type="string">
            <text:p>rodjer</text:p>
          </table:table-cell>
          <table:table-cell office:value-type="string">
            <text:p>EsIwCPjhjznpXucSs</text:p>
          </table:table-cell>
          <table:table-cell office:value-type="string">
            <text:p>zork2j3he@gmail.com</text:p>
          </table:table-cell>
          <table:table-cell office:value-type="string">
            <text:p>jUGnESHpvOEW</text:p>
          </table:table-cell>
          <table:table-cell office:value-type="string">
            <text:p>yaRCiFdJgrlYkFMJr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7127">
            <text:p>77127</text:p>
          </table:table-cell>
          <table:table-cell office:value-type="float" office:value="30983181463">
            <text:p>30983181463</text:p>
          </table:table-cell>
          <table:table-cell office:value-type="string">
            <text:p>US</text:p>
          </table:table-cell>
          <table:table-cell office:value-type="string">
            <text:p>04/27/2015</text:p>
          </table:table-cell>
        </table:table-row>
        <table:table-row table:style-name="ro1">
          <table:table-cell office:value-type="string">
            <text:p>joeaarradond</text:p>
          </table:table-cell>
          <table:table-cell office:value-type="string">
            <text:p>konawa1994</text:p>
          </table:table-cell>
          <table:table-cell office:value-type="string">
            <text:p>joseph</text:p>
          </table:table-cell>
          <table:table-cell office:value-type="string">
            <text:p>arradondo</text:p>
          </table:table-cell>
          <table:table-cell office:value-type="string">
            <text:p>joearradondo</text:p>
          </table:table-cell>
          <table:table-cell office:value-type="string">
            <text:p>4208 se53 st apt f buld 10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 office:value-type="float" office:value="4058389020">
            <text:p>4058389020</text:p>
          </table:table-cell>
          <table:table-cell office:value-type="string">
            <text:p>US</text:p>
          </table:table-cell>
          <table:table-cell office:value-type="string">
            <text:p>04/05/2015</text:p>
          </table:table-cell>
        </table:table-row>
        <table:table-row table:style-name="ro1">
          <table:table-cell office:value-type="string">
            <text:p>avreemanwhit</text:p>
          </table:table-cell>
          <table:table-cell office:value-type="string">
            <text:p>376702Bb-</text:p>
          </table:table-cell>
          <table:table-cell office:value-type="string">
            <text:p>avreemanwhit</text:p>
          </table:table-cell>
          <table:table-cell office:value-type="string">
            <text:p>vigorda</text:p>
          </table:table-cell>
          <table:table-cell office:value-type="string">
            <text:p>she641404465146@163.com</text:p>
          </table:table-cell>
          <table:table-cell table:number-columns-repeated="2" office:value-type="string">
            <text:p>396 Ave Z <text:s/>Brooklyn <text:s/>NewYork USA 11223</text:p>
          </table:table-cell>
          <table:table-cell office:value-type="string">
            <text:p><text:s/>Brooklyn </text:p>
          </table:table-cell>
          <table:table-cell office:value-type="string">
            <text:p>NewYork</text:p>
          </table:table-cell>
          <table:table-cell office:value-type="float" office:value="11223">
            <text:p>11223</text:p>
          </table:table-cell>
          <table:table-cell office:value-type="float" office:value="889868282">
            <text:p>889868282</text:p>
          </table:table-cell>
          <table:table-cell office:value-type="string">
            <text:p>GABON</text:p>
          </table:table-cell>
          <table:table-cell office:value-type="string">
            <text:p>07/30/2015</text:p>
          </table:table-cell>
        </table:table-row>
        <table:table-row table:style-name="ro1">
          <table:table-cell office:value-type="string">
            <text:p>wbndjiyhpp</text:p>
          </table:table-cell>
          <table:table-cell office:value-type="string">
            <text:p>krk6ybN62J</text:p>
          </table:table-cell>
          <table:table-cell table:number-columns-repeated="2" office:value-type="string">
            <text:p>wBNDjiYhPp</text:p>
          </table:table-cell>
          <table:table-cell office:value-type="string">
            <text:p>Mazierski60481@gmail.com</text:p>
          </table:table-cell>
          <table:table-cell table:number-columns-repeated="2"/>
          <table:table-cell office:value-type="string">
            <text:p>Port Washingto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DOMINICA</text:p>
          </table:table-cell>
          <table:table-cell office:value-type="string">
            <text:p>02/21/2016</text:p>
          </table:table-cell>
        </table:table-row>
        <table:table-row table:style-name="ro1">
          <table:table-cell office:value-type="string">
            <text:p>danykrochi</text:p>
          </table:table-cell>
          <table:table-cell office:value-type="string">
            <text:p>K9g9ntj1sJ</text:p>
          </table:table-cell>
          <table:table-cell table:number-columns-repeated="2" office:value-type="string">
            <text:p>DanyKrochi</text:p>
          </table:table-cell>
          <table:table-cell office:value-type="string">
            <text:p>pushnyov.e.g.o.r@gmail.com</text:p>
          </table:table-cell>
          <table:table-cell table:number-columns-repeated="3"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KRAINE</text:p>
          </table:table-cell>
          <table:table-cell office:value-type="string">
            <text:p>02/19/2016</text:p>
          </table:table-cell>
        </table:table-row>
        <table:table-row table:style-name="ro1">
          <table:table-cell office:value-type="string">
            <text:p>bradley</text:p>
          </table:table-cell>
          <table:table-cell office:value-type="string">
            <text:p>F3HhBf</text:p>
          </table:table-cell>
          <table:table-cell office:value-type="string">
            <text:p>Bradley</text:p>
          </table:table-cell>
          <table:table-cell office:value-type="string">
            <text:p>auSsHUpphYXDwQnMT</text:p>
          </table:table-cell>
          <table:table-cell office:value-type="string">
            <text:p>djbrucho3@gmail.com</text:p>
          </table:table-cell>
          <table:table-cell office:value-type="string">
            <text:p>iShbiayFFPDos</text:p>
          </table:table-cell>
          <table:table-cell office:value-type="string">
            <text:p>qopcBAtaOiKk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1004">
            <text:p>21004</text:p>
          </table:table-cell>
          <table:table-cell office:value-type="float" office:value="61301372832">
            <text:p>61301372832</text:p>
          </table:table-cell>
          <table:table-cell office:value-type="string">
            <text:p>US</text:p>
          </table:table-cell>
          <table:table-cell office:value-type="string">
            <text:p>08/09/2015</text:p>
          </table:table-cell>
        </table:table-row>
        <table:table-row table:style-name="ro1">
          <table:table-cell office:value-type="string">
            <text:p>reretopateh40</text:p>
          </table:table-cell>
          <table:table-cell office:value-type="string">
            <text:p>i7YjTBkGe</text:p>
          </table:table-cell>
          <table:table-cell table:number-columns-repeated="2" office:value-type="string">
            <text:p>reretopateh40</text:p>
          </table:table-cell>
          <table:table-cell office:value-type="string">
            <text:p>amiel00avv@landaugo.com</text:p>
          </table:table-cell>
          <table:table-cell table:number-columns-repeated="3" office:value-type="string">
            <text:p>?????????</text:p>
          </table:table-cell>
          <table:table-cell office:value-type="string">
            <text:p>Togo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TOGO</text:p>
          </table:table-cell>
          <table:table-cell office:value-type="string">
            <text:p>12/08/2015</text:p>
          </table:table-cell>
        </table:table-row>
        <table:table-row table:style-name="ro1">
          <table:table-cell office:value-type="string">
            <text:p>freddie_lies</text:p>
          </table:table-cell>
          <table:table-cell office:value-type="string">
            <text:p>d7aD2id1bP</text:p>
          </table:table-cell>
          <table:table-cell table:number-columns-repeated="2" office:value-type="string">
            <text:p>freddie_lies</text:p>
          </table:table-cell>
          <table:table-cell office:value-type="string">
            <text:p>Eric-Reddinglf@yandex.com </text:p>
          </table:table-cell>
          <table:table-cell office:value-type="string">
            <text:p>Silverton </text:p>
          </table:table-cell>
          <table:table-cell office:value-type="string">
            <text:p>Hoffman </text:p>
          </table:table-cell>
          <table:table-cell office:value-type="string">
            <text:p>Wells 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FALKLAND ISLANDS (MALVINAS)</text:p>
          </table:table-cell>
          <table:table-cell office:value-type="string">
            <text:p>01/18/2015</text:p>
          </table:table-cell>
        </table:table-row>
        <table:table-row table:style-name="ro1">
          <table:table-cell office:value-type="string">
            <text:p>marewosamed29</text:p>
          </table:table-cell>
          <table:table-cell office:value-type="string">
            <text:p>M7Zs9cGOI</text:p>
          </table:table-cell>
          <table:table-cell table:number-columns-repeated="2" office:value-type="string">
            <text:p>marewosamed29</text:p>
          </table:table-cell>
          <table:table-cell office:value-type="string">
            <text:p>norvil2779cfa@topjob-eu.com</text:p>
          </table:table-cell>
          <table:table-cell table:number-columns-repeated="3" office:value-type="string">
            <text:p>??????????</text:p>
          </table:table-cell>
          <table:table-cell office:value-type="string">
            <text:p>Netherland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NETHERLANDS</text:p>
          </table:table-cell>
          <table:table-cell office:value-type="string">
            <text:p>01/13/2016</text:p>
          </table:table-cell>
        </table:table-row>
        <table:table-row table:style-name="ro1">
          <table:table-cell office:value-type="string">
            <text:p>hoking</text:p>
          </table:table-cell>
          <table:table-cell office:value-type="string">
            <text:p>vOk0eB</text:p>
          </table:table-cell>
          <table:table-cell office:value-type="string">
            <text:p>hoking</text:p>
          </table:table-cell>
          <table:table-cell office:value-type="string">
            <text:p>VWKNyWYlUaK</text:p>
          </table:table-cell>
          <table:table-cell office:value-type="string">
            <text:p>samuel2f3@hotmail.com</text:p>
          </table:table-cell>
          <table:table-cell office:value-type="string">
            <text:p>EsavuxXOiqD</text:p>
          </table:table-cell>
          <table:table-cell office:value-type="string">
            <text:p>yHxBVGKppEyqu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0661">
            <text:p>80661</text:p>
          </table:table-cell>
          <table:table-cell office:value-type="float" office:value="68742787637">
            <text:p>68742787637</text:p>
          </table:table-cell>
          <table:table-cell office:value-type="string">
            <text:p>US</text:p>
          </table:table-cell>
          <table:table-cell office:value-type="string">
            <text:p>04/25/2015</text:p>
          </table:table-cell>
        </table:table-row>
        <table:table-row table:style-name="ro1">
          <table:table-cell office:value-type="string">
            <text:p>jyrejosajet94</text:p>
          </table:table-cell>
          <table:table-cell office:value-type="string">
            <text:p>ySWQtAWdQ</text:p>
          </table:table-cell>
          <table:table-cell table:number-columns-repeated="2" office:value-type="string">
            <text:p>jyrejosajet94</text:p>
          </table:table-cell>
          <table:table-cell office:value-type="string">
            <text:p>diayyadisyo@topjob-eu.com</text:p>
          </table:table-cell>
          <table:table-cell table:number-columns-repeated="3" office:value-type="string">
            <text:p>????</text:p>
          </table:table-cell>
          <table:table-cell office:value-type="string">
            <text:p>Monaco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MONACO</text:p>
          </table:table-cell>
          <table:table-cell office:value-type="string">
            <text:p>01/21/2016</text:p>
          </table:table-cell>
        </table:table-row>
        <table:table-row table:style-name="ro1">
          <table:table-cell office:value-type="string">
            <text:p>dexterwop</text:p>
          </table:table-cell>
          <table:table-cell office:value-type="string">
            <text:p>vV32rz3efU</text:p>
          </table:table-cell>
          <table:table-cell table:number-columns-repeated="2" office:value-type="string">
            <text:p>DexterWop</text:p>
          </table:table-cell>
          <table:table-cell office:value-type="string">
            <text:p>weldonpr@outlook.com</text:p>
          </table:table-cell>
          <table:table-cell table:number-columns-repeated="3" office:value-type="string">
            <text:p>La Primavera</text:p>
          </table:table-cell>
          <table:table-cell office:value-type="string">
            <text:p>Panam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WAZILAND</text:p>
          </table:table-cell>
          <table:table-cell office:value-type="string">
            <text:p>03/29/2015</text:p>
          </table:table-cell>
        </table:table-row>
        <table:table-row table:style-name="ro1">
          <table:table-cell office:value-type="string">
            <text:p>darel</text:p>
          </table:table-cell>
          <table:table-cell office:value-type="string">
            <text:p>BhIIpB</text:p>
          </table:table-cell>
          <table:table-cell office:value-type="string">
            <text:p>darel</text:p>
          </table:table-cell>
          <table:table-cell office:value-type="string">
            <text:p>zFWJdBdFWusqAH</text:p>
          </table:table-cell>
          <table:table-cell office:value-type="string">
            <text:p>luidji2d@gmail.com</text:p>
          </table:table-cell>
          <table:table-cell office:value-type="string">
            <text:p>TJktRrWSTSxkKk</text:p>
          </table:table-cell>
          <table:table-cell office:value-type="string">
            <text:p>loHGkwryeRNFoc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049">
            <text:p>92049</text:p>
          </table:table-cell>
          <table:table-cell office:value-type="float" office:value="65132960294">
            <text:p>65132960294</text:p>
          </table:table-cell>
          <table:table-cell office:value-type="string">
            <text:p>US</text:p>
          </table:table-cell>
          <table:table-cell office:value-type="string">
            <text:p>04/05/2015</text:p>
          </table:table-cell>
        </table:table-row>
        <table:table-row table:style-name="ro1">
          <table:table-cell office:value-type="string">
            <text:p>ctzqxcqmxl</text:p>
          </table:table-cell>
          <table:table-cell office:value-type="string">
            <text:p>ygUa44sl8V</text:p>
          </table:table-cell>
          <table:table-cell table:number-columns-repeated="2" office:value-type="string">
            <text:p>CtzqxCqmxl</text:p>
          </table:table-cell>
          <table:table-cell office:value-type="string">
            <text:p>billborn@outlook.com</text:p>
          </table:table-cell>
          <table:table-cell office:value-type="string">
            <text:p>Arlington </text:p>
          </table:table-cell>
          <table:table-cell office:value-type="string">
            <text:p>Argentina </text:p>
          </table:table-cell>
          <table:table-cell office:value-type="string">
            <text:p>OKOklahoma </text:p>
          </table:table-cell>
          <table:table-cell office:value-type="string">
            <text:p>Djibouti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GREENLAND</text:p>
          </table:table-cell>
          <table:table-cell office:value-type="string">
            <text:p>02/25/2016</text:p>
          </table:table-cell>
        </table:table-row>
        <table:table-row table:style-name="ro1">
          <table:table-cell office:value-type="string">
            <text:p>jcvvlvyik</text:p>
          </table:table-cell>
          <table:table-cell office:value-type="string">
            <text:p>X8letcR8</text:p>
          </table:table-cell>
          <table:table-cell table:number-columns-repeated="2" office:value-type="string">
            <text:p>jcvvlvyik</text:p>
          </table:table-cell>
          <table:table-cell office:value-type="string">
            <text:p>pkxpyt@yfjntu.com</text:p>
          </table:table-cell>
          <table:table-cell office:value-type="string">
            <text:p>pEjxJaYGzjZvj</text:p>
          </table:table-cell>
          <table:table-cell office:value-type="string">
            <text:p>WPMUOwltsGVYSD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6473">
            <text:p>96473</text:p>
          </table:table-cell>
          <table:table-cell office:value-type="string">
            <text:p>http://ohkxxnxtzifs.com/</text:p>
          </table:table-cell>
          <table:table-cell office:value-type="string">
            <text:p>US</text:p>
          </table:table-cell>
          <table:table-cell office:value-type="string">
            <text:p>01/08/2015</text:p>
          </table:table-cell>
        </table:table-row>
        <table:table-row table:style-name="ro1">
          <table:table-cell office:value-type="string">
            <text:p>shocashumn</text:p>
          </table:table-cell>
          <table:table-cell office:value-type="string">
            <text:p>zzOc4tv27X</text:p>
          </table:table-cell>
          <table:table-cell table:number-columns-repeated="2" office:value-type="string">
            <text:p>ShocaShumn</text:p>
          </table:table-cell>
          <table:table-cell office:value-type="string">
            <text:p>DourgyZoro@mail.anonico.com</text:p>
          </table:table-cell>
          <table:table-cell table:number-columns-repeated="3" office:value-type="string">
            <text:p>Kalamaria</text:p>
          </table:table-cell>
          <table:table-cell office:value-type="string">
            <text:p>Greec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OMOROS</text:p>
          </table:table-cell>
          <table:table-cell office:value-type="string">
            <text:p>01/14/2015</text:p>
          </table:table-cell>
        </table:table-row>
        <table:table-row table:style-name="ro1">
          <table:table-cell office:value-type="string">
            <text:p>mrkefln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gmqKcPBonrld</text:p>
          </table:table-cell>
          <table:table-cell table:number-columns-repeated="10"/>
          <table:table-cell office:value-type="string">
            <text:p>06/03/2015</text:p>
          </table:table-cell>
        </table:table-row>
        <table:table-row table:style-name="ro1">
          <table:table-cell office:value-type="string">
            <text:p>mark</text:p>
          </table:table-cell>
          <table:table-cell office:value-type="string">
            <text:p>m2uKp</text:p>
          </table:table-cell>
          <table:table-cell office:value-type="string">
            <text:p>Mark</text:p>
          </table:table-cell>
          <table:table-cell office:value-type="string">
            <text:p>tvHILrcIbsSKIUUD</text:p>
          </table:table-cell>
          <table:table-cell office:value-type="string">
            <text:p>mark357177@hotmail.com</text:p>
          </table:table-cell>
          <table:table-cell office:value-type="string">
            <text:p>dzoqJPoMTJqxfjWwqq</text:p>
          </table:table-cell>
          <table:table-cell office:value-type="string">
            <text:p>SEvFguyvUyDIKckN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360">
            <text:p>98360</text:p>
          </table:table-cell>
          <table:table-cell office:value-type="float" office:value="32801702813">
            <text:p>32801702813</text:p>
          </table:table-cell>
          <table:table-cell office:value-type="string">
            <text:p>US</text:p>
          </table:table-cell>
          <table:table-cell office:value-type="string">
            <text:p>01/29/2016</text:p>
          </table:table-cell>
        </table:table-row>
        <table:table-row table:style-name="ro1">
          <table:table-cell office:value-type="string">
            <text:p>knfluzkjlq</text:p>
          </table:table-cell>
          <table:table-cell office:value-type="string">
            <text:p>ygUa44sl8V</text:p>
          </table:table-cell>
          <table:table-cell table:number-columns-repeated="2" office:value-type="string">
            <text:p>KnfluZkjlq</text:p>
          </table:table-cell>
          <table:table-cell office:value-type="string">
            <text:p>billborn@outlook.com</text:p>
          </table:table-cell>
          <table:table-cell office:value-type="string">
            <text:p>Wichita </text:p>
          </table:table-cell>
          <table:table-cell office:value-type="string">
            <text:p>Chicago </text:p>
          </table:table-cell>
          <table:table-cell office:value-type="string">
            <text:p>OKOklahoma </text:p>
          </table:table-cell>
          <table:table-cell office:value-type="string">
            <text:p>NewZealand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OUTH AFRICA</text:p>
          </table:table-cell>
          <table:table-cell office:value-type="string">
            <text:p>02/22/2016</text:p>
          </table:table-cell>
        </table:table-row>
        <table:table-row table:style-name="ro1">
          <table:table-cell office:value-type="string">
            <text:p>esbzna</text:p>
          </table:table-cell>
          <table:table-cell office:value-type="string">
            <text:p>vGIh9SD0</text:p>
          </table:table-cell>
          <table:table-cell table:number-columns-repeated="2" office:value-type="string">
            <text:p>esbzna</text:p>
          </table:table-cell>
          <table:table-cell office:value-type="string">
            <text:p>atwwoz@cvvgtu.com</text:p>
          </table:table-cell>
          <table:table-cell office:value-type="string">
            <text:p>zOGPOciOmlAft</text:p>
          </table:table-cell>
          <table:table-cell office:value-type="string">
            <text:p>MdaWDzwKZAUCrPU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074">
            <text:p>91074</text:p>
          </table:table-cell>
          <table:table-cell office:value-type="string">
            <text:p>http://boemhqnmwant.com/</text:p>
          </table:table-cell>
          <table:table-cell office:value-type="string">
            <text:p>US</text:p>
          </table:table-cell>
          <table:table-cell office:value-type="string">
            <text:p>02/13/2015</text:p>
          </table:table-cell>
        </table:table-row>
        <table:table-row table:style-name="ro1">
          <table:table-cell office:value-type="string">
            <text:p>unlimited</text:p>
          </table:table-cell>
          <table:table-cell office:value-type="string">
            <text:p>gfhjhk</text:p>
          </table:table-cell>
          <table:table-cell table:number-columns-repeated="2" office:value-type="string">
            <text:p>Unlimited</text:p>
          </table:table-cell>
          <table:table-cell office:value-type="string">
            <text:p>leadgenteam+soonerbaptist.org@unlimitedleadgenerator.co</text:p>
          </table:table-cell>
          <table:table-cell table:number-columns-repeated="4"/>
          <table:table-cell office:value-type="string">
            <text:p>968-684-8542</text:p>
          </table:table-cell>
          <table:table-cell office:value-type="string">
            <text:p>774-814-5001</text:p>
          </table:table-cell>
          <table:table-cell office:value-type="string">
            <text:p>COMOROS</text:p>
          </table:table-cell>
          <table:table-cell office:value-type="string">
            <text:p>11/08/2015</text:p>
          </table:table-cell>
        </table:table-row>
        <table:table-row table:style-name="ro1">
          <table:table-cell office:value-type="string">
            <text:p>nnlyecdo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88dymmste</text:p>
          </table:table-cell>
          <table:table-cell table:number-columns-repeated="10"/>
          <table:table-cell office:value-type="string">
            <text:p>03/29/2015</text:p>
          </table:table-cell>
        </table:table-row>
        <table:table-row table:style-name="ro1">
          <table:table-cell office:value-type="string">
            <text:p>okfddoxj</text:p>
          </table:table-cell>
          <table:table-cell office:value-type="string">
            <text:p>LrG8M4zp</text:p>
          </table:table-cell>
          <table:table-cell table:number-columns-repeated="2" office:value-type="string">
            <text:p>okfddoxj</text:p>
          </table:table-cell>
          <table:table-cell office:value-type="string">
            <text:p>gkmlab@utjqud.com</text:p>
          </table:table-cell>
          <table:table-cell office:value-type="string">
            <text:p>mbUKpkJOvMtgTTxMj</text:p>
          </table:table-cell>
          <table:table-cell office:value-type="string">
            <text:p>ijhDBCZIyIEIT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4129">
            <text:p>34129</text:p>
          </table:table-cell>
          <table:table-cell office:value-type="string">
            <text:p>http://rpoupfhrtshl.com/</text:p>
          </table:table-cell>
          <table:table-cell office:value-type="string">
            <text:p>US</text:p>
          </table:table-cell>
          <table:table-cell office:value-type="string">
            <text:p>03/18/2015</text:p>
          </table:table-cell>
        </table:table-row>
        <table:table-row table:style-name="ro1">
          <table:table-cell office:value-type="string">
            <text:p>igetitcold </text:p>
          </table:table-cell>
          <table:table-cell office:value-type="string">
            <text:p>chas2222</text:p>
          </table:table-cell>
          <table:table-cell office:value-type="string">
            <text:p>charles</text:p>
          </table:table-cell>
          <table:table-cell office:value-type="string">
            <text:p>faul</text:p>
          </table:table-cell>
          <table:table-cell office:value-type="string">
            <text:p>charlesrefrig2@gmail </text:p>
          </table:table-cell>
          <table:table-cell office:value-type="string">
            <text:p>1716 symphony lane</text:p>
          </table:table-cell>
          <table:table-cell/>
          <table:table-cell office:value-type="string">
            <text:p>midwest</text:p>
          </table:table-cell>
          <table:table-cell office:value-type="string">
            <text:p>OK</text:p>
          </table:table-cell>
          <table:table-cell office:value-type="float" office:value="73130">
            <text:p>73130</text:p>
          </table:table-cell>
          <table:table-cell office:value-type="float" office:value="4054102292">
            <text:p>4054102292</text:p>
          </table:table-cell>
          <table:table-cell office:value-type="string">
            <text:p>US</text:p>
          </table:table-cell>
          <table:table-cell office:value-type="string">
            <text:p>05/08/2015</text:p>
          </table:table-cell>
        </table:table-row>
        <table:table-row table:style-name="ro1">
          <table:table-cell office:value-type="string">
            <text:p>xzjjgqpcrp</text:p>
          </table:table-cell>
          <table:table-cell office:value-type="string">
            <text:p>4eSukwn77Z</text:p>
          </table:table-cell>
          <table:table-cell table:number-columns-repeated="2" office:value-type="string">
            <text:p>XZJjgqpcRP</text:p>
          </table:table-cell>
          <table:table-cell office:value-type="string">
            <text:p>rpatten@nf.sympatico.ca</text:p>
          </table:table-cell>
          <table:table-cell table:number-columns-repeated="2"/>
          <table:table-cell office:value-type="string">
            <text:p>Clearwater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GUATEMALA</text:p>
          </table:table-cell>
          <table:table-cell office:value-type="string">
            <text:p>03/13/2016</text:p>
          </table:table-cell>
        </table:table-row>
        <table:table-row table:style-name="ro1">
          <table:table-cell office:value-type="string">
            <text:p>luidji</text:p>
          </table:table-cell>
          <table:table-cell office:value-type="string">
            <text:p>h8cUK</text:p>
          </table:table-cell>
          <table:table-cell office:value-type="string">
            <text:p>luidji</text:p>
          </table:table-cell>
          <table:table-cell office:value-type="string">
            <text:p>asRklZPLSSKJpKcXabe</text:p>
          </table:table-cell>
          <table:table-cell office:value-type="string">
            <text:p>darel233455@gmail.com</text:p>
          </table:table-cell>
          <table:table-cell office:value-type="string">
            <text:p>QvlRxWZFhoR</text:p>
          </table:table-cell>
          <table:table-cell office:value-type="string">
            <text:p>XEiuTalaHEKi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259">
            <text:p>59259</text:p>
          </table:table-cell>
          <table:table-cell office:value-type="float" office:value="37612370200">
            <text:p>37612370200</text:p>
          </table:table-cell>
          <table:table-cell office:value-type="string">
            <text:p>US</text:p>
          </table:table-cell>
          <table:table-cell office:value-type="string">
            <text:p>04/15/2015</text:p>
          </table:table-cell>
        </table:table-row>
        <table:table-row table:style-name="ro1">
          <table:table-cell office:value-type="string">
            <text:p>elitutisupo</text:p>
          </table:table-cell>
          <table:table-cell office:value-type="string">
            <text:p>rc234YEJ</text:p>
          </table:table-cell>
          <table:table-cell table:number-columns-repeated="2" office:value-type="string">
            <text:p>elitutisupo</text:p>
          </table:table-cell>
          <table:table-cell office:value-type="string">
            <text:p>ewguxe@asdfasdfmail.net</text:p>
          </table:table-cell>
          <table:table-cell table:number-columns-repeated="3" office:value-type="string">
            <text:p>Trogir</text:p>
          </table:table-cell>
          <table:table-cell office:value-type="string">
            <text:p>Croat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ROATIA (HRVATSKA)</text:p>
          </table:table-cell>
          <table:table-cell office:value-type="string">
            <text:p>03/08/2016</text:p>
          </table:table-cell>
        </table:table-row>
        <table:table-row table:style-name="ro1">
          <table:table-cell office:value-type="string">
            <text:p>sarevovazeh20</text:p>
          </table:table-cell>
          <table:table-cell office:value-type="string">
            <text:p>UznAwsIal</text:p>
          </table:table-cell>
          <table:table-cell table:number-columns-repeated="2" office:value-type="string">
            <text:p>sarevovazeh20</text:p>
          </table:table-cell>
          <table:table-cell office:value-type="string">
            <text:p>taroqat@divinois.com</text:p>
          </table:table-cell>
          <table:table-cell table:number-columns-repeated="3" office:value-type="string">
            <text:p>??????</text:p>
          </table:table-cell>
          <table:table-cell office:value-type="string">
            <text:p>Andorr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ANDORRA</text:p>
          </table:table-cell>
          <table:table-cell office:value-type="string">
            <text:p>03/22/2016</text:p>
          </table:table-cell>
        </table:table-row>
        <table:table-row table:style-name="ro1">
          <table:table-cell office:value-type="string">
            <text:p>williamki</text:p>
          </table:table-cell>
          <table:table-cell office:value-type="string">
            <text:p>yawy388QfA</text:p>
          </table:table-cell>
          <table:table-cell table:number-columns-repeated="2" office:value-type="string">
            <text:p>Williamki</text:p>
          </table:table-cell>
          <table:table-cell office:value-type="string">
            <text:p>xingyize@mail.ru</text:p>
          </table:table-cell>
          <table:table-cell table:number-columns-repeated="4" office:value-type="string">
            <text:p>Kuwait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KUWAIT</text:p>
          </table:table-cell>
          <table:table-cell office:value-type="string">
            <text:p>04/05/2016</text:p>
          </table:table-cell>
        </table:table-row>
        <table:table-row table:style-name="ro1">
          <table:table-cell office:value-type="string">
            <text:p>sam</text:p>
          </table:table-cell>
          <table:table-cell office:value-type="string">
            <text:p>abigail04</text:p>
          </table:table-cell>
          <table:table-cell office:value-type="string">
            <text:p>Severiano</text:p>
          </table:table-cell>
          <table:table-cell office:value-type="string">
            <text:p>Perez</text:p>
          </table:table-cell>
          <table:table-cell office:value-type="string">
            <text:p>severiano58@yahoo.com</text:p>
          </table:table-cell>
          <table:table-cell office:value-type="string">
            <text:p>735 City Ave # 55</text:p>
          </table:table-cell>
          <table:table-cell/>
          <table:table-cell office:value-type="string">
            <text:p>Moore</text:p>
          </table:table-cell>
          <table:table-cell office:value-type="string">
            <text:p>OK</text:p>
          </table:table-cell>
          <table:table-cell office:value-type="float" office:value="73160">
            <text:p>73160</text:p>
          </table:table-cell>
          <table:table-cell office:value-type="string">
            <text:p>405 532 5108</text:p>
          </table:table-cell>
          <table:table-cell office:value-type="string">
            <text:p>US</text:p>
          </table:table-cell>
          <table:table-cell office:value-type="string">
            <text:p>06/17/2016</text:p>
          </table:table-cell>
        </table:table-row>
        <table:table-row table:style-name="ro1">
          <table:table-cell office:value-type="string">
            <text:p>ronaldnom</text:p>
          </table:table-cell>
          <table:table-cell office:value-type="string">
            <text:p>CdXL3G52vz</text:p>
          </table:table-cell>
          <table:table-cell table:number-columns-repeated="2" office:value-type="string">
            <text:p>Ronaldnom</text:p>
          </table:table-cell>
          <table:table-cell office:value-type="string">
            <text:p>sedfrsdfuopl+34a@gmail.com</text:p>
          </table:table-cell>
          <table:table-cell table:number-columns-repeated="4" office:value-type="string">
            <text:p>724rx.com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MICRONESIA, FEDERATED STATES OF</text:p>
          </table:table-cell>
          <table:table-cell office:value-type="string">
            <text:p>04/04/2016</text:p>
          </table:table-cell>
        </table:table-row>
        <table:table-row table:style-name="ro1">
          <table:table-cell office:value-type="string">
            <text:p>uzxxdwlyks</text:p>
          </table:table-cell>
          <table:table-cell office:value-type="string">
            <text:p>ygUa44sl8V</text:p>
          </table:table-cell>
          <table:table-cell table:number-columns-repeated="2" office:value-type="string">
            <text:p>UzxxdWlyks</text:p>
          </table:table-cell>
          <table:table-cell office:value-type="string">
            <text:p>b13003622862@gmail.com</text:p>
          </table:table-cell>
          <table:table-cell office:value-type="string">
            <text:p>Omaha </text:p>
          </table:table-cell>
          <table:table-cell office:value-type="string">
            <text:p>Albuquerque </text:p>
          </table:table-cell>
          <table:table-cell office:value-type="string">
            <text:p>TUS </text:p>
          </table:table-cell>
          <table:table-cell office:value-type="string">
            <text:p>CookIsland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TRINIDAD AND TOBAGO</text:p>
          </table:table-cell>
          <table:table-cell office:value-type="string">
            <text:p>04/23/2016</text:p>
          </table:table-cell>
        </table:table-row>
        <table:table-row table:style-name="ro1">
          <table:table-cell office:value-type="string">
            <text:p>jimmypih</text:p>
          </table:table-cell>
          <table:table-cell office:value-type="string">
            <text:p>Pih2103a</text:p>
          </table:table-cell>
          <table:table-cell office:value-type="string">
            <text:p>Jimmy</text:p>
          </table:table-cell>
          <table:table-cell office:value-type="string">
            <text:p>Pih</text:p>
          </table:table-cell>
          <table:table-cell table:number-columns-repeated="4"/>
          <table:table-cell office:value-type="string">
            <text:p>OO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06/29/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31/07/2016</text:date>, <text:time>15:2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53" meta:object-count="0"/>
    <meta:generator>OpenOffice/4.1.2$Unix OpenOffice.org_project/412m3$Build-9782</meta:generator>
  </office:meta>
</office:document-meta>
</file>